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5.5pt"/>
    </style:style>
    <style:style style:name="co3" style:family="table-column">
      <style:table-column-properties fo:break-before="auto" style:column-width="65.54pt"/>
    </style:style>
    <style:style style:name="co4" style:family="table-column">
      <style:table-column-properties fo:break-before="auto" style:column-width="88.7pt"/>
    </style:style>
    <style:style style:name="co5" style:family="table-column">
      <style:table-column-properties fo:break-before="auto" style:column-width="82.91pt"/>
    </style:style>
    <style:style style:name="co6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4" style:family="table-cell" style:parent-style-name="Default" style:data-style-name="N121"/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28" style:family="table-cell" style:parent-style-name="Default" style:data-style-name="N61"/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33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calabilidad_Largo_Plazo" table:style-name="ta1">
        <office:forms form:automatic-focus="false" form:apply-design-mode="false"/>
        <table:shapes>
          <draw:frame draw:z-index="0" draw:style-name="gr1" draw:text-style-name="P1" svg:width="453.51pt" svg:height="255.09pt" svg:x="319.1pt" svg:y="267.14pt">
            <draw:object draw:notify-on-update-of-ranges="Escalabilidad_Largo_Plazo.E3:Escalabilidad_Largo_Plazo.E3 Escalabilidad_Largo_Plazo.E4:Escalabilidad_Largo_Plazo.E7 Escalabilidad_Largo_Plazo.F3:Escalabilidad_Largo_Plazo.F3 Escalabilidad_Largo_Plazo.F4:Escalabilidad_Largo_Plazo.F7 Escalabilidad_Largo_Plazo.G3:Escalabilidad_Largo_Plazo.G3 Escalabilidad_Largo_Plazo.G4:Escalabilidad_Largo_Plazo.G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888.26pt" svg:y="251.55pt">
            <draw:object draw:notify-on-update-of-ranges="Escalabilidad_Largo_Plazo.E12:Escalabilidad_Largo_Plazo.E12 Escalabilidad_Largo_Plazo.E13:Escalabilidad_Largo_Plazo.E16 Escalabilidad_Largo_Plazo.F12:Escalabilidad_Largo_Plazo.F12 Escalabilidad_Largo_Plazo.F13:Escalabilidad_Largo_Plazo.F16 Escalabilidad_Largo_Plazo.G12:Escalabilidad_Largo_Plazo.G12 Escalabilidad_Largo_Plazo.G13:Escalabilidad_Largo_Plazo.G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24"/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MOEA/D</text:p>
          </table:table-cell>
          <table:table-cell office:value-type="string" calcext:value-type="string">
            <text:p>VSD-MOEA/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0.992940473682" calcext:value-type="float">
            <text:p>0.9929</text:p>
          </table:table-cell>
          <table:table-cell office:value-type="float" office:value="0.992909411552" calcext:value-type="float">
            <text:p>0.99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9410941727" calcext:value-type="float">
            <text:p>0.9894</text:p>
          </table:table-cell>
          <table:table-cell office:value-type="float" office:value="0.989445779983" calcext:value-type="float">
            <text:p>0.9894</text:p>
          </table:table-cell>
          <table:table-cell table:style-name="ce34"/>
          <table:table-cell table:style-name="ce26" office:value-type="string" calcext:value-type="string">
            <text:p>MOEA/D</text:p>
          </table:table-cell>
          <table:table-cell table:style-name="ce26" office:value-type="string" calcext:value-type="string">
            <text:p>VSD-MOEA/D</text:p>
          </table:table-cell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0.989411842923" calcext:value-type="float">
            <text:p>0.9894</text:p>
          </table:table-cell>
          <table:table-cell office:value-type="float" office:value="0.989445241558" calcext:value-type="float">
            <text:p>0.9894</text:p>
          </table:table-cell>
          <table:table-cell table:style-name="ce34" office:value-type="float" office:value="50" calcext:value-type="float">
            <text:p>50</text:p>
          </table:table-cell>
          <table:table-cell table:style-name="ce26" office:value-type="float" office:value="0.906531667210782" calcext:value-type="float">
            <text:p>0.9065</text:p>
          </table:table-cell>
          <table:table-cell table:style-name="ce25" office:value-type="float" office:value="0.967573342755" calcext:value-type="float">
            <text:p>0.9676</text:p>
          </table:table-cell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9410818974" calcext:value-type="float">
            <text:p>0.9894</text:p>
          </table:table-cell>
          <table:table-cell office:value-type="float" office:value="0.989444027124" calcext:value-type="float">
            <text:p>0.9894</text:p>
          </table:table-cell>
          <table:table-cell table:style-name="ce34" office:value-type="float" office:value="100" calcext:value-type="float">
            <text:p>100</text:p>
          </table:table-cell>
          <table:table-cell table:style-name="ce26" office:value-type="float" office:value="0.861077212086804" calcext:value-type="float">
            <text:p>0.8611</text:p>
          </table:table-cell>
          <table:table-cell table:style-name="ce25" office:value-type="float" office:value="0.961766811560957" calcext:value-type="float">
            <text:p>0.9618</text:p>
          </table:table-cell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9410941727" calcext:value-type="float">
            <text:p>0.9894</text:p>
          </table:table-cell>
          <table:table-cell office:value-type="float" office:value="0.989445779983" calcext:value-type="float">
            <text:p>0.9894</text:p>
          </table:table-cell>
          <table:table-cell table:style-name="ce34" office:value-type="float" office:value="250" calcext:value-type="float">
            <text:p>250</text:p>
          </table:table-cell>
          <table:table-cell table:style-name="ce26" office:value-type="float" office:value="0.779378780513739" calcext:value-type="float">
            <text:p>0.7794</text:p>
          </table:table-cell>
          <table:table-cell table:style-name="ce25" office:value-type="float" office:value="0.954466556254565" calcext:value-type="float">
            <text:p>0.9545</text:p>
          </table:table-cell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0.779449250283" calcext:value-type="float">
            <text:p>0.7794</text:p>
          </table:table-cell>
          <table:table-cell office:value-type="float" office:value="0.989444625837" calcext:value-type="float">
            <text:p>0.9894</text:p>
          </table:table-cell>
          <table:table-cell table:style-name="ce34" office:value-type="float" office:value="500" calcext:value-type="float">
            <text:p>500</text:p>
          </table:table-cell>
          <table:table-cell table:style-name="ce26" office:value-type="float" office:value="0.70160945054613" calcext:value-type="float">
            <text:p>0.7016</text:p>
          </table:table-cell>
          <table:table-cell table:style-name="ce25" office:value-type="float" office:value="0.942034408911609" calcext:value-type="float">
            <text:p>0.9420</text:p>
          </table:table-cell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5887544923" calcext:value-type="float">
            <text:p>0.9959</text:p>
          </table:table-cell>
          <table:table-cell office:value-type="float" office:value="0.995809403986" calcext:value-type="float">
            <text:p>0.9958</text:p>
          </table:table-cell>
          <table:table-cell table:style-name="ce34" table:number-columns-repeated="3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981460681103" calcext:value-type="float">
            <text:p>0.9815</text:p>
          </table:table-cell>
          <table:table-cell office:value-type="float" office:value="0.993237212441" calcext:value-type="float">
            <text:p>0.9932</text:p>
          </table:table-cell>
          <table:table-cell table:style-name="ce34" table:number-columns-repeated="3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85345014657" calcext:value-type="float">
            <text:p>0.9853</text:p>
          </table:table-cell>
          <table:table-cell office:value-type="float" office:value="0.991285430181" calcext:value-type="float">
            <text:p>0.9913</text:p>
          </table:table-cell>
          <table:table-cell table:style-name="ce34" table:number-columns-repeated="3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87713231094" calcext:value-type="float">
            <text:p>0.9877</text:p>
          </table:table-cell>
          <table:table-cell office:value-type="float" office:value="0.907270254679" calcext:value-type="float">
            <text:p>0.9073</text:p>
          </table:table-cell>
          <table:table-cell table:style-name="ce34" table:number-columns-repeated="3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876226944467" calcext:value-type="float">
            <text:p>0.8762</text:p>
          </table:table-cell>
          <table:table-cell office:value-type="float" office:value="0.965931990398" calcext:value-type="float">
            <text:p>0.9659</text:p>
          </table:table-cell>
          <table:table-cell table:style-name="ce34"/>
          <table:table-cell table:style-name="ce26" office:value-type="string" calcext:value-type="string">
            <text:p>MOEA/D</text:p>
          </table:table-cell>
          <table:table-cell table:style-name="ce26" office:value-type="string" calcext:value-type="string">
            <text:p>VSD-MOEA/D</text:p>
          </table:table-cell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.251074837384" calcext:value-type="float">
            <text:p>0.2511</text:p>
          </table:table-cell>
          <table:table-cell office:value-type="float" office:value="0.965404734197" calcext:value-type="float">
            <text:p>0.9654</text:p>
          </table:table-cell>
          <table:table-cell table:style-name="ce34" office:value-type="float" office:value="50" calcext:value-type="float">
            <text:p>50</text:p>
          </table:table-cell>
          <table:table-cell table:style-name="ce26" office:value-type="float" office:value="0.857852787570053" calcext:value-type="float">
            <text:p>0.8579</text:p>
          </table:table-cell>
          <table:table-cell table:style-name="ce25" office:value-type="float" office:value="0.900034827737895" calcext:value-type="float">
            <text:p>0.9000</text:p>
          </table:table-cell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721589414058" calcext:value-type="float">
            <text:p>0.7216</text:p>
          </table:table-cell>
          <table:table-cell office:value-type="float" office:value="0.946846931084" calcext:value-type="float">
            <text:p>0.9468</text:p>
          </table:table-cell>
          <table:table-cell table:style-name="ce34" office:value-type="float" office:value="100" calcext:value-type="float">
            <text:p>100</text:p>
          </table:table-cell>
          <table:table-cell table:style-name="ce26" office:value-type="float" office:value="0.798428719435474" calcext:value-type="float">
            <text:p>0.7984</text:p>
          </table:table-cell>
          <table:table-cell table:style-name="ce25" office:value-type="float" office:value="0.879342876352421" calcext:value-type="float">
            <text:p>0.8793</text:p>
          </table:table-cell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988040343469" calcext:value-type="float">
            <text:p>0.9880</text:p>
          </table:table-cell>
          <table:table-cell office:value-type="float" office:value="0.990471626915" calcext:value-type="float">
            <text:p>0.9905</text:p>
          </table:table-cell>
          <table:table-cell table:style-name="ce34" office:value-type="float" office:value="250" calcext:value-type="float">
            <text:p>250</text:p>
          </table:table-cell>
          <table:table-cell table:style-name="ce26" office:value-type="float" office:value="0.691796878054632" calcext:value-type="float">
            <text:p>0.6918</text:p>
          </table:table-cell>
          <table:table-cell table:style-name="ce25" office:value-type="float" office:value="0.849474687881105" calcext:value-type="float">
            <text:p>0.8495</text:p>
          </table:table-cell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.804797165925" calcext:value-type="float">
            <text:p>0.8048</text:p>
          </table:table-cell>
          <table:table-cell office:value-type="float" office:value="0.987633403406" calcext:value-type="float">
            <text:p>0.9876</text:p>
          </table:table-cell>
          <table:table-cell table:style-name="ce34" office:value-type="float" office:value="500" calcext:value-type="float">
            <text:p>500</text:p>
          </table:table-cell>
          <table:table-cell table:style-name="ce26" office:value-type="float" office:value="0.597035029689842" calcext:value-type="float">
            <text:p>0.5970</text:p>
          </table:table-cell>
          <table:table-cell table:style-name="ce25" office:value-type="float" office:value="0.83665379607421" calcext:value-type="float">
            <text:p>0.8367</text:p>
          </table:table-cell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964740129374" calcext:value-type="float">
            <text:p>0.9647</text:p>
          </table:table-cell>
          <table:table-cell office:value-type="float" office:value="0.96563606714" calcext:value-type="float">
            <text:p>0.9656</text:p>
          </table:table-cell>
          <table:table-cell table:style-name="ce34" table:number-columns-repeated="3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91500660035" calcext:value-type="float">
            <text:p>0.9915</text:p>
          </table:table-cell>
          <table:table-cell office:value-type="float" office:value="0.9916209143" calcext:value-type="float">
            <text:p>0.99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987530141224" calcext:value-type="float">
            <text:p>0.9875</text:p>
          </table:table-cell>
          <table:table-cell office:value-type="float" office:value="0.987841571575" calcext:value-type="float">
            <text:p>0.98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76930507196" calcext:value-type="float">
            <text:p>0.8769</text:p>
          </table:table-cell>
          <table:table-cell office:value-type="float" office:value="0.891858222768" calcext:value-type="float">
            <text:p>0.89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947172422404" calcext:value-type="float">
            <text:p>0.9472</text:p>
          </table:table-cell>
          <table:table-cell office:value-type="float" office:value="0.941757118771" calcext:value-type="float">
            <text:p>0.94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87875630342" calcext:value-type="float">
            <text:p>0.9879</text:p>
          </table:table-cell>
          <table:table-cell office:value-type="float" office:value="0.987946352973" calcext:value-type="float">
            <text:p>0.98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838871319462" calcext:value-type="float">
            <text:p>0.8389</text:p>
          </table:table-cell>
          <table:table-cell office:value-type="float" office:value="0.836716408841" calcext:value-type="float">
            <text:p>0.83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933438089415" calcext:value-type="float">
            <text:p>0.9334</text:p>
          </table:table-cell>
          <table:table-cell office:value-type="float" office:value="0.966784373673" calcext:value-type="float">
            <text:p>0.966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2:.C24])" office:value-type="float" office:value="0.906531667210782" calcext:value-type="float">
            <text:p>0.9065</text:p>
          </table:table-cell>
          <table:table-cell table:formula="of:=AVERAGE([.D2:.D24])" office:value-type="float" office:value="0.967573342755" calcext:value-type="float">
            <text:p>0.967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0.992942154065" calcext:value-type="float">
            <text:p>0.9929</text:p>
          </table:table-cell>
          <table:table-cell office:value-type="float" office:value="0.992910273278" calcext:value-type="float">
            <text:p>0.99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9412091255" calcext:value-type="float">
            <text:p>0.9894</text:p>
          </table:table-cell>
          <table:table-cell office:value-type="float" office:value="0.98944747676" calcext:value-type="float">
            <text:p>0.98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0.989412977309" calcext:value-type="float">
            <text:p>0.9894</text:p>
          </table:table-cell>
          <table:table-cell office:value-type="float" office:value="0.98944771576" calcext:value-type="float">
            <text:p>0.98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9411269202" calcext:value-type="float">
            <text:p>0.9894</text:p>
          </table:table-cell>
          <table:table-cell office:value-type="float" office:value="0.989444649348" calcext:value-type="float">
            <text:p>0.98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9412091255" calcext:value-type="float">
            <text:p>0.9894</text:p>
          </table:table-cell>
          <table:table-cell office:value-type="float" office:value="0.98944747676" calcext:value-type="float">
            <text:p>0.98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0.191517804304" calcext:value-type="float">
            <text:p>0.1915</text:p>
          </table:table-cell>
          <table:table-cell office:value-type="float" office:value="0.989446211312" calcext:value-type="float">
            <text:p>0.98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5886609448" calcext:value-type="float">
            <text:p>0.9959</text:p>
          </table:table-cell>
          <table:table-cell office:value-type="float" office:value="0.995808933562" calcext:value-type="float">
            <text:p>0.99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974959032754" calcext:value-type="float">
            <text:p>0.9750</text:p>
          </table:table-cell>
          <table:table-cell office:value-type="float" office:value="0.990675246152" calcext:value-type="float">
            <text:p>0.99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80828847299" calcext:value-type="float">
            <text:p>0.9808</text:p>
          </table:table-cell>
          <table:table-cell office:value-type="float" office:value="0.986191962092" calcext:value-type="float">
            <text:p>0.98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85231485911" calcext:value-type="float">
            <text:p>0.9852</text:p>
          </table:table-cell>
          <table:table-cell office:value-type="float" office:value="0.922658933064" calcext:value-type="float">
            <text:p>0.92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8466043582" calcext:value-type="float">
            <text:p>0.8466</text:p>
          </table:table-cell>
          <table:table-cell office:value-type="float" office:value="0.957275420813" calcext:value-type="float">
            <text:p>0.95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.0581986494265" calcext:value-type="float">
            <text:p>0.0582</text:p>
          </table:table-cell>
          <table:table-cell office:value-type="float" office:value="0.953149773755" calcext:value-type="float">
            <text:p>0.95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642038402607" calcext:value-type="float">
            <text:p>0.6420</text:p>
          </table:table-cell>
          <table:table-cell office:value-type="float" office:value="0.953000071658" calcext:value-type="float">
            <text:p>0.95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982723360817" calcext:value-type="float">
            <text:p>0.9827</text:p>
          </table:table-cell>
          <table:table-cell office:value-type="float" office:value="0.986251207868" calcext:value-type="float">
            <text:p>0.986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.687406435434" calcext:value-type="float">
            <text:p>0.6874</text:p>
          </table:table-cell>
          <table:table-cell office:value-type="float" office:value="0.987124948921" calcext:value-type="float">
            <text:p>0.98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958215116509" calcext:value-type="float">
            <text:p>0.9582</text:p>
          </table:table-cell>
          <table:table-cell office:value-type="float" office:value="0.858293570458" calcext:value-type="float">
            <text:p>0.858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90600251711" calcext:value-type="float">
            <text:p>0.9906</text:p>
          </table:table-cell>
          <table:table-cell office:value-type="float" office:value="0.991050572944" calcext:value-type="float">
            <text:p>0.99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982069280816" calcext:value-type="float">
            <text:p>0.9821</text:p>
          </table:table-cell>
          <table:table-cell office:value-type="float" office:value="0.987614092592" calcext:value-type="float">
            <text:p>0.98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74979229423" calcext:value-type="float">
            <text:p>0.8750</text:p>
          </table:table-cell>
          <table:table-cell office:value-type="float" office:value="0.885259328043" calcext:value-type="float">
            <text:p>0.88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951252008628" calcext:value-type="float">
            <text:p>0.9513</text:p>
          </table:table-cell>
          <table:table-cell office:value-type="float" office:value="0.945280290242" calcext:value-type="float">
            <text:p>0.94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87613066782" calcext:value-type="float">
            <text:p>0.9876</text:p>
          </table:table-cell>
          <table:table-cell office:value-type="float" office:value="0.987936778299" calcext:value-type="float">
            <text:p>0.98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826626426664" calcext:value-type="float">
            <text:p>0.8266</text:p>
          </table:table-cell>
          <table:table-cell office:value-type="float" office:value="0.827187669138" calcext:value-type="float">
            <text:p>0.82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937434928177" calcext:value-type="float">
            <text:p>0.9374</text:p>
          </table:table-cell>
          <table:table-cell office:value-type="float" office:value="0.965734063083" calcext:value-type="float">
            <text:p>0.965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27:.C49])" office:value-type="float" office:value="0.861077212086804" calcext:value-type="float">
            <text:p>0.8611</text:p>
          </table:table-cell>
          <table:table-cell table:formula="of:=AVERAGE([.D27:.D49])" office:value-type="float" office:value="0.961766811560957" calcext:value-type="float">
            <text:p>0.9618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0" calcext:value-type="float">
            <text:p>0.0000</text:p>
          </table:table-cell>
          <table:table-cell office:value-type="float" office:value="0.992914768015" calcext:value-type="float">
            <text:p>0.99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9423540599" calcext:value-type="float">
            <text:p>0.9894</text:p>
          </table:table-cell>
          <table:table-cell office:value-type="float" office:value="0.989452323431" calcext:value-type="float">
            <text:p>0.9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0.989416978663" calcext:value-type="float">
            <text:p>0.9894</text:p>
          </table:table-cell>
          <table:table-cell office:value-type="float" office:value="0.989451715081" calcext:value-type="float">
            <text:p>0.9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941764235" calcext:value-type="float">
            <text:p>0.9894</text:p>
          </table:table-cell>
          <table:table-cell office:value-type="float" office:value="0.989446326519" calcext:value-type="float">
            <text:p>0.98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9423540599" calcext:value-type="float">
            <text:p>0.9894</text:p>
          </table:table-cell>
          <table:table-cell office:value-type="float" office:value="0.989452323431" calcext:value-type="float">
            <text:p>0.9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0" calcext:value-type="float">
            <text:p>0.0000</text:p>
          </table:table-cell>
          <table:table-cell office:value-type="float" office:value="0.98945081612" calcext:value-type="float">
            <text:p>0.9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5883805948" calcext:value-type="float">
            <text:p>0.9959</text:p>
          </table:table-cell>
          <table:table-cell office:value-type="float" office:value="0.995797179759" calcext:value-type="float">
            <text:p>0.99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942702359131" calcext:value-type="float">
            <text:p>0.9427</text:p>
          </table:table-cell>
          <table:table-cell office:value-type="float" office:value="0.986034334776" calcext:value-type="float">
            <text:p>0.98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69591506742" calcext:value-type="float">
            <text:p>0.9696</text:p>
          </table:table-cell>
          <table:table-cell office:value-type="float" office:value="0.979454850796" calcext:value-type="float">
            <text:p>0.97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77568999318" calcext:value-type="float">
            <text:p>0.9776</text:p>
          </table:table-cell>
          <table:table-cell office:value-type="float" office:value="0.947460464459" calcext:value-type="float">
            <text:p>0.94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805836448521" calcext:value-type="float">
            <text:p>0.8058</text:p>
          </table:table-cell>
          <table:table-cell office:value-type="float" office:value="0.949758134486" calcext:value-type="float">
            <text:p>0.949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.0000</text:p>
          </table:table-cell>
          <table:table-cell office:value-type="float" office:value="0.91086057232" calcext:value-type="float">
            <text:p>0.91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603964113574" calcext:value-type="float">
            <text:p>0.6040</text:p>
          </table:table-cell>
          <table:table-cell office:value-type="float" office:value="0.961501174733" calcext:value-type="float">
            <text:p>0.96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954887397001" calcext:value-type="float">
            <text:p>0.9549</text:p>
          </table:table-cell>
          <table:table-cell office:value-type="float" office:value="0.980317475327" calcext:value-type="float">
            <text:p>0.98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.415868321202" calcext:value-type="float">
            <text:p>0.4159</text:p>
          </table:table-cell>
          <table:table-cell office:value-type="float" office:value="0.858763872429" calcext:value-type="float">
            <text:p>0.85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866102562526" calcext:value-type="float">
            <text:p>0.8661</text:p>
          </table:table-cell>
          <table:table-cell office:value-type="float" office:value="0.848239513579" calcext:value-type="float">
            <text:p>0.84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85423042249" calcext:value-type="float">
            <text:p>0.9854</text:p>
          </table:table-cell>
          <table:table-cell office:value-type="float" office:value="0.988069459473" calcext:value-type="float">
            <text:p>0.988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934854628897" calcext:value-type="float">
            <text:p>0.9349</text:p>
          </table:table-cell>
          <table:table-cell office:value-type="float" office:value="0.986985311071" calcext:value-type="float">
            <text:p>0.98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6965104344" calcext:value-type="float">
            <text:p>0.8697</text:p>
          </table:table-cell>
          <table:table-cell office:value-type="float" office:value="0.882329939822" calcext:value-type="float">
            <text:p>0.88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958691852853" calcext:value-type="float">
            <text:p>0.9587</text:p>
          </table:table-cell>
          <table:table-cell office:value-type="float" office:value="0.968129462161" calcext:value-type="float">
            <text:p>0.968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8616995825" calcext:value-type="float">
            <text:p>0.9862</text:p>
          </table:table-cell>
          <table:table-cell office:value-type="float" office:value="0.987319522359" calcext:value-type="float">
            <text:p>0.98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774439302117" calcext:value-type="float">
            <text:p>0.7744</text:p>
          </table:table-cell>
          <table:table-cell office:value-type="float" office:value="0.820796152196" calcext:value-type="float">
            <text:p>0.82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926394907836" calcext:value-type="float">
            <text:p>0.9264</text:p>
          </table:table-cell>
          <table:table-cell office:value-type="float" office:value="0.960745101512" calcext:value-type="float">
            <text:p>0.960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52:.C74])" office:value-type="float" office:value="0.779378780513739" calcext:value-type="float">
            <text:p>0.7794</text:p>
          </table:table-cell>
          <table:table-cell table:formula="of:=AVERAGE([.D52:.D74])" office:value-type="float" office:value="0.954466556254565" calcext:value-type="float">
            <text:p>0.954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0" calcext:value-type="float">
            <text:p>0.0000</text:p>
          </table:table-cell>
          <table:table-cell office:value-type="float" office:value="0.992917893927" calcext:value-type="float">
            <text:p>0.99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9437884191" calcext:value-type="float">
            <text:p>0.9894</text:p>
          </table:table-cell>
          <table:table-cell office:value-type="float" office:value="0.989459021307" calcext:value-type="float">
            <text:p>0.9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0" calcext:value-type="float">
            <text:p>0.0000</text:p>
          </table:table-cell>
          <table:table-cell office:value-type="float" office:value="0.98945722147" calcext:value-type="float">
            <text:p>0.9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9430693471" calcext:value-type="float">
            <text:p>0.9894</text:p>
          </table:table-cell>
          <table:table-cell office:value-type="float" office:value="0.989448445228" calcext:value-type="float">
            <text:p>0.98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9437884191" calcext:value-type="float">
            <text:p>0.9894</text:p>
          </table:table-cell>
          <table:table-cell office:value-type="float" office:value="0.989459021307" calcext:value-type="float">
            <text:p>0.9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0" calcext:value-type="float">
            <text:p>0.0000</text:p>
          </table:table-cell>
          <table:table-cell office:value-type="float" office:value="0.989453144267" calcext:value-type="float">
            <text:p>0.9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58822333" calcext:value-type="float">
            <text:p>0.9959</text:p>
          </table:table-cell>
          <table:table-cell office:value-type="float" office:value="0.995783260429" calcext:value-type="float">
            <text:p>0.99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862402391708" calcext:value-type="float">
            <text:p>0.8624</text:p>
          </table:table-cell>
          <table:table-cell office:value-type="float" office:value="0.981934553994" calcext:value-type="float">
            <text:p>0.98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58467061141" calcext:value-type="float">
            <text:p>0.9585</text:p>
          </table:table-cell>
          <table:table-cell office:value-type="float" office:value="0.975971796636" calcext:value-type="float">
            <text:p>0.97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72369417097" calcext:value-type="float">
            <text:p>0.9724</text:p>
          </table:table-cell>
          <table:table-cell office:value-type="float" office:value="0.958702634219" calcext:value-type="float">
            <text:p>0.958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766272433174" calcext:value-type="float">
            <text:p>0.7663</text:p>
          </table:table-cell>
          <table:table-cell office:value-type="float" office:value="0.940417959244" calcext:value-type="float">
            <text:p>0.94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.0000</text:p>
          </table:table-cell>
          <table:table-cell office:value-type="float" office:value="0.843994870255" calcext:value-type="float">
            <text:p>0.844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561243588322" calcext:value-type="float">
            <text:p>0.5612</text:p>
          </table:table-cell>
          <table:table-cell office:value-type="float" office:value="0.962386884724" calcext:value-type="float">
            <text:p>0.96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88984186445" calcext:value-type="float">
            <text:p>0.8898</text:p>
          </table:table-cell>
          <table:table-cell office:value-type="float" office:value="0.974454696534" calcext:value-type="float">
            <text:p>0.97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.163119009269" calcext:value-type="float">
            <text:p>0.1631</text:p>
          </table:table-cell>
          <table:table-cell office:value-type="float" office:value="0.757489210531" calcext:value-type="float">
            <text:p>0.75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812889500019" calcext:value-type="float">
            <text:p>0.8129</text:p>
          </table:table-cell>
          <table:table-cell office:value-type="float" office:value="0.842887348331" calcext:value-type="float">
            <text:p>0.84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6692938201" calcext:value-type="float">
            <text:p>0.9669</text:p>
          </table:table-cell>
          <table:table-cell office:value-type="float" office:value="0.978480780641" calcext:value-type="float">
            <text:p>0.97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854960201834" calcext:value-type="float">
            <text:p>0.8550</text:p>
          </table:table-cell>
          <table:table-cell office:value-type="float" office:value="0.985748438167" calcext:value-type="float">
            <text:p>0.985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55603633242" calcext:value-type="float">
            <text:p>0.8556</text:p>
          </table:table-cell>
          <table:table-cell office:value-type="float" office:value="0.879511060814" calcext:value-type="float">
            <text:p>0.87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933083114973" calcext:value-type="float">
            <text:p>0.9331</text:p>
          </table:table-cell>
          <table:table-cell office:value-type="float" office:value="0.976321619109" calcext:value-type="float">
            <text:p>0.976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80247133546" calcext:value-type="float">
            <text:p>0.9802</text:p>
          </table:table-cell>
          <table:table-cell office:value-type="float" office:value="0.924045627685" calcext:value-type="float">
            <text:p>0.924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719304783783" calcext:value-type="float">
            <text:p>0.7193</text:p>
          </table:table-cell>
          <table:table-cell office:value-type="float" office:value="0.793984916266" calcext:value-type="float">
            <text:p>0.794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87609515284" calcext:value-type="float">
            <text:p>0.8761</text:p>
          </table:table-cell>
          <table:table-cell office:value-type="float" office:value="0.954480999882" calcext:value-type="float">
            <text:p>0.954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77:.C99])" office:value-type="float" office:value="0.70160945054613" calcext:value-type="float">
            <text:p>0.7016</text:p>
          </table:table-cell>
          <table:table-cell table:formula="of:=AVERAGE([.D77:.D99])" office:value-type="float" office:value="0.942034408911609" calcext:value-type="float">
            <text:p>0.942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.952905259366" calcext:value-type="float">
            <text:p>0.9529</text:p>
          </table:table-cell>
          <table:table-cell office:value-type="float" office:value="0.952767895334" calcext:value-type="float">
            <text:p>0.95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3890420635" calcext:value-type="float">
            <text:p>0.9139</text:p>
          </table:table-cell>
          <table:table-cell office:value-type="float" office:value="0.913802906548" calcext:value-type="float">
            <text:p>0.91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0.91406068145" calcext:value-type="float">
            <text:p>0.9141</text:p>
          </table:table-cell>
          <table:table-cell office:value-type="float" office:value="0.913881783885" calcext:value-type="float">
            <text:p>0.91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913848952772" calcext:value-type="float">
            <text:p>0.9138</text:p>
          </table:table-cell>
          <table:table-cell office:value-type="float" office:value="0.914959935568" calcext:value-type="float">
            <text:p>0.91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805415683" calcext:value-type="float">
            <text:p>0.9788</text:p>
          </table:table-cell>
          <table:table-cell office:value-type="float" office:value="0.978808479532" calcext:value-type="float">
            <text:p>0.97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0.714348379078" calcext:value-type="float">
            <text:p>0.7143</text:p>
          </table:table-cell>
          <table:table-cell office:value-type="float" office:value="0.978405429753" calcext:value-type="float">
            <text:p>0.97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21694634043" calcext:value-type="float">
            <text:p>0.9217</text:p>
          </table:table-cell>
          <table:table-cell office:value-type="float" office:value="0.921549288186" calcext:value-type="float">
            <text:p>0.92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789867839226" calcext:value-type="float">
            <text:p>0.7899</text:p>
          </table:table-cell>
          <table:table-cell office:value-type="float" office:value="0.855831968009" calcext:value-type="float">
            <text:p>0.85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807096743275" calcext:value-type="float">
            <text:p>0.8071</text:p>
          </table:table-cell>
          <table:table-cell office:value-type="float" office:value="0.935419525617" calcext:value-type="float">
            <text:p>0.93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467055615613" calcext:value-type="float">
            <text:p>0.4671</text:p>
          </table:table-cell>
          <table:table-cell office:value-type="float" office:value="0.68296079345" calcext:value-type="float">
            <text:p>0.68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883139054515" calcext:value-type="float">
            <text:p>0.8831</text:p>
          </table:table-cell>
          <table:table-cell office:value-type="float" office:value="0.971721621483" calcext:value-type="float">
            <text:p>0.97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899352246921" calcext:value-type="float">
            <text:p>0.8994</text:p>
          </table:table-cell>
          <table:table-cell office:value-type="float" office:value="0.978144760651" calcext:value-type="float">
            <text:p>0.978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990214668057" calcext:value-type="float">
            <text:p>0.9902</text:p>
          </table:table-cell>
          <table:table-cell office:value-type="float" office:value="0.989319069972" calcext:value-type="float">
            <text:p>0.989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898110483014" calcext:value-type="float">
            <text:p>0.8981</text:p>
          </table:table-cell>
          <table:table-cell office:value-type="float" office:value="0.897037075917" calcext:value-type="float">
            <text:p>0.89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825282117249" calcext:value-type="float">
            <text:p>0.8253</text:p>
          </table:table-cell>
          <table:table-cell office:value-type="float" office:value="0.818385147436" calcext:value-type="float">
            <text:p>0.81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876007153871" calcext:value-type="float">
            <text:p>0.8760</text:p>
          </table:table-cell>
          <table:table-cell office:value-type="float" office:value="0.854223437834" calcext:value-type="float">
            <text:p>0.85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89763032082" calcext:value-type="float">
            <text:p>0.8976</text:p>
          </table:table-cell>
          <table:table-cell office:value-type="float" office:value="0.897395547742" calcext:value-type="float">
            <text:p>0.89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808600846874" calcext:value-type="float">
            <text:p>0.8086</text:p>
          </table:table-cell>
          <table:table-cell office:value-type="float" office:value="0.795463014507" calcext:value-type="float">
            <text:p>0.795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847292131369" calcext:value-type="float">
            <text:p>0.8473</text:p>
          </table:table-cell>
          <table:table-cell office:value-type="float" office:value="0.850584045596" calcext:value-type="float">
            <text:p>0.850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102:.C120])" office:value-type="float" office:value="0.857852787570053" calcext:value-type="float">
            <text:p>0.8579</text:p>
          </table:table-cell>
          <table:table-cell table:formula="of:=AVERAGE([.D102:.D120])" office:value-type="float" office:value="0.900034827737895" calcext:value-type="float">
            <text:p>0.900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.953087562677" calcext:value-type="float">
            <text:p>0.9531</text:p>
          </table:table-cell>
          <table:table-cell office:value-type="float" office:value="0.952829004056" calcext:value-type="float">
            <text:p>0.95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3845793605" calcext:value-type="float">
            <text:p>0.9138</text:p>
          </table:table-cell>
          <table:table-cell office:value-type="float" office:value="0.913953617509" calcext:value-type="float">
            <text:p>0.914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0.91412997847" calcext:value-type="float">
            <text:p>0.9141</text:p>
          </table:table-cell>
          <table:table-cell office:value-type="float" office:value="0.914166263116" calcext:value-type="float">
            <text:p>0.91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913889295198" calcext:value-type="float">
            <text:p>0.9139</text:p>
          </table:table-cell>
          <table:table-cell office:value-type="float" office:value="0.916163310009" calcext:value-type="float">
            <text:p>0.91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80826477" calcext:value-type="float">
            <text:p>0.9788</text:p>
          </table:table-cell>
          <table:table-cell office:value-type="float" office:value="0.978814796065" calcext:value-type="float">
            <text:p>0.97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0.292498270113" calcext:value-type="float">
            <text:p>0.2925</text:p>
          </table:table-cell>
          <table:table-cell office:value-type="float" office:value="0.978777290693" calcext:value-type="float">
            <text:p>0.97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21705719479" calcext:value-type="float">
            <text:p>0.9217</text:p>
          </table:table-cell>
          <table:table-cell office:value-type="float" office:value="0.921300139995" calcext:value-type="float">
            <text:p>0.92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777632715253" calcext:value-type="float">
            <text:p>0.7776</text:p>
          </table:table-cell>
          <table:table-cell office:value-type="float" office:value="0.788574584713" calcext:value-type="float">
            <text:p>0.78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774870081193" calcext:value-type="float">
            <text:p>0.7749</text:p>
          </table:table-cell>
          <table:table-cell office:value-type="float" office:value="0.87615850708" calcext:value-type="float">
            <text:p>0.87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363814064765" calcext:value-type="float">
            <text:p>0.3638</text:p>
          </table:table-cell>
          <table:table-cell office:value-type="float" office:value="0.582900800828" calcext:value-type="float">
            <text:p>0.58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455750312079" calcext:value-type="float">
            <text:p>0.4558</text:p>
          </table:table-cell>
          <table:table-cell office:value-type="float" office:value="0.970059749928" calcext:value-type="float">
            <text:p>0.97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832224330873" calcext:value-type="float">
            <text:p>0.8322</text:p>
          </table:table-cell>
          <table:table-cell office:value-type="float" office:value="0.832078750946" calcext:value-type="float">
            <text:p>0.83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98969397279" calcext:value-type="float">
            <text:p>0.9897</text:p>
          </table:table-cell>
          <table:table-cell office:value-type="float" office:value="0.986090225429" calcext:value-type="float">
            <text:p>0.986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88825004487" calcext:value-type="float">
            <text:p>0.8883</text:p>
          </table:table-cell>
          <table:table-cell office:value-type="float" office:value="0.896764896485" calcext:value-type="float">
            <text:p>0.89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809363199172" calcext:value-type="float">
            <text:p>0.8094</text:p>
          </table:table-cell>
          <table:table-cell office:value-type="float" office:value="0.81245853084" calcext:value-type="float">
            <text:p>0.81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868895705127" calcext:value-type="float">
            <text:p>0.8689</text:p>
          </table:table-cell>
          <table:table-cell office:value-type="float" office:value="0.848232835433" calcext:value-type="float">
            <text:p>0.84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89718203799" calcext:value-type="float">
            <text:p>0.8972</text:p>
          </table:table-cell>
          <table:table-cell office:value-type="float" office:value="0.897175952753" calcext:value-type="float">
            <text:p>0.89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790202883198" calcext:value-type="float">
            <text:p>0.7902</text:p>
          </table:table-cell>
          <table:table-cell office:value-type="float" office:value="0.801862888831" calcext:value-type="float">
            <text:p>0.80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834301437652" calcext:value-type="float">
            <text:p>0.8343</text:p>
          </table:table-cell>
          <table:table-cell office:value-type="float" office:value="0.839152505987" calcext:value-type="float">
            <text:p>0.839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123:.C141])" office:value-type="float" office:value="0.798428719435474" calcext:value-type="float">
            <text:p>0.7984</text:p>
          </table:table-cell>
          <table:table-cell table:formula="of:=AVERAGE([.D123:.D141])" office:value-type="float" office:value="0.879342876352421" calcext:value-type="float">
            <text:p>0.879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" calcext:value-type="float">
            <text:p>0.0000</text:p>
          </table:table-cell>
          <table:table-cell office:value-type="float" office:value="0.953067204248" calcext:value-type="float">
            <text:p>0.95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3798281038" calcext:value-type="float">
            <text:p>0.9138</text:p>
          </table:table-cell>
          <table:table-cell office:value-type="float" office:value="0.914571381729" calcext:value-type="float">
            <text:p>0.91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0.917373955739" calcext:value-type="float">
            <text:p>0.9174</text:p>
          </table:table-cell>
          <table:table-cell office:value-type="float" office:value="0.914989465256" calcext:value-type="float">
            <text:p>0.91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874663270538" calcext:value-type="float">
            <text:p>0.8747</text:p>
          </table:table-cell>
          <table:table-cell office:value-type="float" office:value="0.917165102461" calcext:value-type="float">
            <text:p>0.91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808557038" calcext:value-type="float">
            <text:p>0.9788</text:p>
          </table:table-cell>
          <table:table-cell office:value-type="float" office:value="0.978822018779" calcext:value-type="float">
            <text:p>0.97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0" calcext:value-type="float">
            <text:p>0.0000</text:p>
          </table:table-cell>
          <table:table-cell office:value-type="float" office:value="0.978819509049" calcext:value-type="float">
            <text:p>0.97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21715969238" calcext:value-type="float">
            <text:p>0.9217</text:p>
          </table:table-cell>
          <table:table-cell office:value-type="float" office:value="0.920647539952" calcext:value-type="float">
            <text:p>0.92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769843072189" calcext:value-type="float">
            <text:p>0.7698</text:p>
          </table:table-cell>
          <table:table-cell office:value-type="float" office:value="0.724907657236" calcext:value-type="float">
            <text:p>0.724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73902098892" calcext:value-type="float">
            <text:p>0.7390</text:p>
          </table:table-cell>
          <table:table-cell office:value-type="float" office:value="0.744146701842" calcext:value-type="float">
            <text:p>0.744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29782595574" calcext:value-type="float">
            <text:p>0.2978</text:p>
          </table:table-cell>
          <table:table-cell office:value-type="float" office:value="0.40794835204" calcext:value-type="float">
            <text:p>0.40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330424793004" calcext:value-type="float">
            <text:p>0.3304</text:p>
          </table:table-cell>
          <table:table-cell office:value-type="float" office:value="0.966774940528" calcext:value-type="float">
            <text:p>0.96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667959892303" calcext:value-type="float">
            <text:p>0.6680</text:p>
          </table:table-cell>
          <table:table-cell office:value-type="float" office:value="0.653989340021" calcext:value-type="float">
            <text:p>0.654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969971409372" calcext:value-type="float">
            <text:p>0.9700</text:p>
          </table:table-cell>
          <table:table-cell office:value-type="float" office:value="0.978407826323" calcext:value-type="float">
            <text:p>0.97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818266951732" calcext:value-type="float">
            <text:p>0.8183</text:p>
          </table:table-cell>
          <table:table-cell office:value-type="float" office:value="0.896195435905" calcext:value-type="float">
            <text:p>0.89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755091534647" calcext:value-type="float">
            <text:p>0.7551</text:p>
          </table:table-cell>
          <table:table-cell office:value-type="float" office:value="0.801441764847" calcext:value-type="float">
            <text:p>0.80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844799233729" calcext:value-type="float">
            <text:p>0.8448</text:p>
          </table:table-cell>
          <table:table-cell office:value-type="float" office:value="0.861240607663" calcext:value-type="float">
            <text:p>0.86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87949681273" calcext:value-type="float">
            <text:p>0.8795</text:p>
          </table:table-cell>
          <table:table-cell office:value-type="float" office:value="0.894736886018" calcext:value-type="float">
            <text:p>0.894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710388436342" calcext:value-type="float">
            <text:p>0.7104</text:p>
          </table:table-cell>
          <table:table-cell office:value-type="float" office:value="0.7988641522" calcext:value-type="float">
            <text:p>0.798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754691568739" calcext:value-type="float">
            <text:p>0.7547</text:p>
          </table:table-cell>
          <table:table-cell office:value-type="float" office:value="0.833283183644" calcext:value-type="float">
            <text:p>0.83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144:.C162])" office:value-type="float" office:value="0.691796878054632" calcext:value-type="float">
            <text:p>0.6918</text:p>
          </table:table-cell>
          <table:table-cell table:formula="of:=AVERAGE([.D144:.D162])" office:value-type="float" office:value="0.849474687881105" calcext:value-type="float">
            <text:p>0.849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" calcext:value-type="float">
            <text:p>0.0000</text:p>
          </table:table-cell>
          <table:table-cell office:value-type="float" office:value="0.953385923194" calcext:value-type="float">
            <text:p>0.95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371604765" calcext:value-type="float">
            <text:p>0.9137</text:p>
          </table:table-cell>
          <table:table-cell office:value-type="float" office:value="0.915033988366" calcext:value-type="float">
            <text:p>0.91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0" calcext:value-type="float">
            <text:p>0.0000</text:p>
          </table:table-cell>
          <table:table-cell office:value-type="float" office:value="0.915516675682" calcext:value-type="float">
            <text:p>0.915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91381310977" calcext:value-type="float">
            <text:p>0.9138</text:p>
          </table:table-cell>
          <table:table-cell office:value-type="float" office:value="0.917788989843" calcext:value-type="float">
            <text:p>0.91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810825198" calcext:value-type="float">
            <text:p>0.9788</text:p>
          </table:table-cell>
          <table:table-cell office:value-type="float" office:value="0.978838735656" calcext:value-type="float">
            <text:p>0.97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0" calcext:value-type="float">
            <text:p>0.0000</text:p>
          </table:table-cell>
          <table:table-cell office:value-type="float" office:value="0.978823996984" calcext:value-type="float">
            <text:p>0.97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21712873881" calcext:value-type="float">
            <text:p>0.9217</text:p>
          </table:table-cell>
          <table:table-cell office:value-type="float" office:value="0.920370784898" calcext:value-type="float">
            <text:p>0.92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679242858411" calcext:value-type="float">
            <text:p>0.6792</text:p>
          </table:table-cell>
          <table:table-cell office:value-type="float" office:value="0.694576668308" calcext:value-type="float">
            <text:p>0.69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711333657857" calcext:value-type="float">
            <text:p>0.7113</text:p>
          </table:table-cell>
          <table:table-cell office:value-type="float" office:value="0.716871939309" calcext:value-type="float">
            <text:p>0.716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180339556714" calcext:value-type="float">
            <text:p>0.1803</text:p>
          </table:table-cell>
          <table:table-cell office:value-type="float" office:value="0.309591929531" calcext:value-type="float">
            <text:p>0.30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254020828337" calcext:value-type="float">
            <text:p>0.2540</text:p>
          </table:table-cell>
          <table:table-cell office:value-type="float" office:value="0.937814465975" calcext:value-type="float">
            <text:p>0.93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630965118987" calcext:value-type="float">
            <text:p>0.6310</text:p>
          </table:table-cell>
          <table:table-cell office:value-type="float" office:value="0.629389887749" calcext:value-type="float">
            <text:p>0.62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911577401651" calcext:value-type="float">
            <text:p>0.9116</text:p>
          </table:table-cell>
          <table:table-cell office:value-type="float" office:value="0.964956582659" calcext:value-type="float">
            <text:p>0.96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685449511687" calcext:value-type="float">
            <text:p>0.6854</text:p>
          </table:table-cell>
          <table:table-cell office:value-type="float" office:value="0.895299116678" calcext:value-type="float">
            <text:p>0.89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701846686499" calcext:value-type="float">
            <text:p>0.7018</text:p>
          </table:table-cell>
          <table:table-cell office:value-type="float" office:value="0.798692810057" calcext:value-type="float">
            <text:p>0.798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783208126056" calcext:value-type="float">
            <text:p>0.7832</text:p>
          </table:table-cell>
          <table:table-cell office:value-type="float" office:value="0.875621832676" calcext:value-type="float">
            <text:p>0.87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802507634238" calcext:value-type="float">
            <text:p>0.8025</text:p>
          </table:table-cell>
          <table:table-cell office:value-type="float" office:value="0.894985985974" calcext:value-type="float">
            <text:p>0.89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626866995279" calcext:value-type="float">
            <text:p>0.6269</text:p>
          </table:table-cell>
          <table:table-cell office:value-type="float" office:value="0.797156591724" calcext:value-type="float">
            <text:p>0.79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648254331892" calcext:value-type="float">
            <text:p>0.6483</text:p>
          </table:table-cell>
          <table:table-cell office:value-type="float" office:value="0.801705220147" calcext:value-type="float">
            <text:p>0.801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165:.C183])" office:value-type="float" office:value="0.597035029689842" calcext:value-type="float">
            <text:p>0.5970</text:p>
          </table:table-cell>
          <table:table-cell table:formula="of:=AVERAGE([.D165:.D183])" office:value-type="float" office:value="0.83665379607421" calcext:value-type="float">
            <text:p>0.8367</text:p>
          </table:table-cell>
          <table:table-cell table:number-columns-repeated="3"/>
        </table:table-row>
        <table:table-row table:style-name="ro1" table:number-rows-repeated="104839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unning" table:style-name="ta1">
        <office:forms form:automatic-focus="false" form:apply-design-mode="false"/>
        <table:table-column table:style-name="co2" table:default-cell-style-name="Default"/>
        <table:table-column table:style-name="co1" table:number-columns-repeated="10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MOEA/D</text:p>
          </table:table-cell>
          <table:table-cell table:number-columns-repeated="19"/>
          <table:table-cell office:value-type="string" calcext:value-type="string">
            <text:p>NSGA-II</text:p>
          </table:table-cell>
          <table:table-cell table:number-columns-repeated="19"/>
          <table:table-cell office:value-type="string" calcext:value-type="string">
            <text:p>NSGA-III</text:p>
          </table:table-cell>
          <table:table-cell table:number-columns-repeated="19"/>
          <table:table-cell office:value-type="string" calcext:value-type="string">
            <text:p>R2-EMOA</text:p>
          </table:table-cell>
          <table:table-cell table:number-columns-repeated="19"/>
          <table:table-cell office:value-type="string" calcext:value-type="string">
            <text:p>VSD-MOEA/D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898578051891" calcext:value-type="float">
            <text:p>0.898578051891</text:p>
          </table:table-cell>
          <table:table-cell office:value-type="float" office:value="0.81022254352" calcext:value-type="float">
            <text:p>0.81022254352</text:p>
          </table:table-cell>
          <table:table-cell office:value-type="float" office:value="0.764503236505" calcext:value-type="float">
            <text:p>0.764503236505</text:p>
          </table:table-cell>
          <table:table-cell office:value-type="float" office:value="0.41641291631" calcext:value-type="float">
            <text:p>0.41641291631</text:p>
          </table:table-cell>
          <table:table-cell office:value-type="float" office:value="0.978766078965" calcext:value-type="float">
            <text:p>0.978766078965</text:p>
          </table:table-cell>
          <table:table-cell office:value-type="float" office:value="0.917080875567" calcext:value-type="float">
            <text:p>0.917080875567</text:p>
          </table:table-cell>
          <table:table-cell office:value-type="float" office:value="0.865593051442" calcext:value-type="float">
            <text:p>0.865593051442</text:p>
          </table:table-cell>
          <table:table-cell office:value-type="float" office:value="0.417599289367" calcext:value-type="float">
            <text:p>0.417599289367</text:p>
          </table:table-cell>
          <table:table-cell office:value-type="float" office:value="0.987645946349" calcext:value-type="float">
            <text:p>0.987645946349</text:p>
          </table:table-cell>
          <table:table-cell office:value-type="float" office:value="0.948397377192" calcext:value-type="float">
            <text:p>0.948397377192</text:p>
          </table:table-cell>
          <table:table-cell office:value-type="float" office:value="0.876434474935" calcext:value-type="float">
            <text:p>0.876434474935</text:p>
          </table:table-cell>
          <table:table-cell office:value-type="float" office:value="0.429901496347" calcext:value-type="float">
            <text:p>0.429901496347</text:p>
          </table:table-cell>
          <table:table-cell office:value-type="float" office:value="0.987101778732" calcext:value-type="float">
            <text:p>0.987101778732</text:p>
          </table:table-cell>
          <table:table-cell office:value-type="float" office:value="0.953943133724" calcext:value-type="float">
            <text:p>0.953943133724</text:p>
          </table:table-cell>
          <table:table-cell office:value-type="float" office:value="0.830842646564" calcext:value-type="float">
            <text:p>0.830842646564</text:p>
          </table:table-cell>
          <table:table-cell office:value-type="float" office:value="0.442823572215" calcext:value-type="float">
            <text:p>0.442823572215</text:p>
          </table:table-cell>
          <table:table-cell office:value-type="float" office:value="0.82687335589" calcext:value-type="float">
            <text:p>0.82687335589</text:p>
          </table:table-cell>
          <table:table-cell office:value-type="float" office:value="0.654484827272" calcext:value-type="float">
            <text:p>0.654484827272</text:p>
          </table:table-cell>
          <table:table-cell office:value-type="float" office:value="0.540304709966" calcext:value-type="float">
            <text:p>0.540304709966</text:p>
          </table:table-cell>
          <table:table-cell office:value-type="float" office:value="0.40521321845" calcext:value-type="float">
            <text:p>0.40521321845</text:p>
          </table:table-cell>
          <table:table-cell office:value-type="float" office:value="0.391571904487" calcext:value-type="float">
            <text:p>0.391571904487</text:p>
          </table:table-cell>
          <table:table-cell office:value-type="float" office:value="0.284205756741" calcext:value-type="float">
            <text:p>0.284205756741</text:p>
          </table:table-cell>
          <table:table-cell office:value-type="float" office:value="0.236562439657" calcext:value-type="float">
            <text:p>0.236562439657</text:p>
          </table:table-cell>
          <table:table-cell office:value-type="float" office:value="0.000316016079218" calcext:value-type="float">
            <text:p>0.000316016079218</text:p>
          </table:table-cell>
          <table:table-cell office:value-type="float" office:value="0.827214210987" calcext:value-type="float">
            <text:p>0.827214210987</text:p>
          </table:table-cell>
          <table:table-cell office:value-type="float" office:value="0.824154128829" calcext:value-type="float">
            <text:p>0.824154128829</text:p>
          </table:table-cell>
          <table:table-cell office:value-type="float" office:value="0.681922696446" calcext:value-type="float">
            <text:p>0.681922696446</text:p>
          </table:table-cell>
          <table:table-cell office:value-type="float" office:value="0.0726448062995" calcext:value-type="float">
            <text:p>0.0726448062995</text:p>
          </table:table-cell>
          <table:table-cell office:value-type="float" office:value="0.917858390705" calcext:value-type="float">
            <text:p>0.917858390705</text:p>
          </table:table-cell>
          <table:table-cell office:value-type="float" office:value="0.870015685388" calcext:value-type="float">
            <text:p>0.870015685388</text:p>
          </table:table-cell>
          <table:table-cell office:value-type="float" office:value="0.729470591404" calcext:value-type="float">
            <text:p>0.729470591404</text:p>
          </table:table-cell>
          <table:table-cell office:value-type="float" office:value="0.124375237764" calcext:value-type="float">
            <text:p>0.124375237764</text:p>
          </table:table-cell>
          <table:table-cell office:value-type="float" office:value="0.925868564169" calcext:value-type="float">
            <text:p>0.925868564169</text:p>
          </table:table-cell>
          <table:table-cell office:value-type="float" office:value="0.859279491835" calcext:value-type="float">
            <text:p>0.859279491835</text:p>
          </table:table-cell>
          <table:table-cell office:value-type="float" office:value="0.679955336265" calcext:value-type="float">
            <text:p>0.679955336265</text:p>
          </table:table-cell>
          <table:table-cell office:value-type="float" office:value="0.172278117628" calcext:value-type="float">
            <text:p>0.172278117628</text:p>
          </table:table-cell>
          <table:table-cell office:value-type="float" office:value="0.558550308064" calcext:value-type="float">
            <text:p>0.558550308064</text:p>
          </table:table-cell>
          <table:table-cell office:value-type="float" office:value="0.830190517144" calcext:value-type="float">
            <text:p>0.830190517144</text:p>
          </table:table-cell>
          <table:table-cell office:value-type="float" office:value="0.467646968649" calcext:value-type="float">
            <text:p>0.467646968649</text:p>
          </table:table-cell>
          <table:table-cell office:value-type="float" office:value="0.115233185102" calcext:value-type="float">
            <text:p>0.115233185102</text:p>
          </table:table-cell>
          <table:table-cell office:value-type="float" office:value="0.912485288526" calcext:value-type="float">
            <text:p>0.912485288526</text:p>
          </table:table-cell>
          <table:table-cell office:value-type="float" office:value="0.864035550498" calcext:value-type="float">
            <text:p>0.864035550498</text:p>
          </table:table-cell>
          <table:table-cell office:value-type="float" office:value="0.791595645271" calcext:value-type="float">
            <text:p>0.791595645271</text:p>
          </table:table-cell>
          <table:table-cell office:value-type="float" office:value="0.381198598196" calcext:value-type="float">
            <text:p>0.381198598196</text:p>
          </table:table-cell>
          <table:table-cell office:value-type="float" office:value="0.9840368091" calcext:value-type="float">
            <text:p>0.9840368091</text:p>
          </table:table-cell>
          <table:table-cell office:value-type="float" office:value="0.925841485877" calcext:value-type="float">
            <text:p>0.925841485877</text:p>
          </table:table-cell>
          <table:table-cell office:value-type="float" office:value="0.788193629489" calcext:value-type="float">
            <text:p>0.788193629489</text:p>
          </table:table-cell>
          <table:table-cell office:value-type="float" office:value="0.412536235964" calcext:value-type="float">
            <text:p>0.412536235964</text:p>
          </table:table-cell>
          <table:table-cell office:value-type="float" office:value="0.990837910077" calcext:value-type="float">
            <text:p>0.990837910077</text:p>
          </table:table-cell>
          <table:table-cell office:value-type="float" office:value="0.918473337779" calcext:value-type="float">
            <text:p>0.918473337779</text:p>
          </table:table-cell>
          <table:table-cell office:value-type="float" office:value="0.773016645484" calcext:value-type="float">
            <text:p>0.773016645484</text:p>
          </table:table-cell>
          <table:table-cell office:value-type="float" office:value="0.447986176703" calcext:value-type="float">
            <text:p>0.447986176703</text:p>
          </table:table-cell>
          <table:table-cell office:value-type="float" office:value="0.990732854457" calcext:value-type="float">
            <text:p>0.990732854457</text:p>
          </table:table-cell>
          <table:table-cell office:value-type="float" office:value="0.920304860044" calcext:value-type="float">
            <text:p>0.920304860044</text:p>
          </table:table-cell>
          <table:table-cell office:value-type="float" office:value="0.742426296057" calcext:value-type="float">
            <text:p>0.742426296057</text:p>
          </table:table-cell>
          <table:table-cell office:value-type="float" office:value="0.463380558797" calcext:value-type="float">
            <text:p>0.463380558797</text:p>
          </table:table-cell>
          <table:table-cell office:value-type="float" office:value="0.507166152543" calcext:value-type="float">
            <text:p>0.507166152543</text:p>
          </table:table-cell>
          <table:table-cell office:value-type="float" office:value="0.43856808022" calcext:value-type="float">
            <text:p>0.43856808022</text:p>
          </table:table-cell>
          <table:table-cell office:value-type="float" office:value="0.325486580273" calcext:value-type="float">
            <text:p>0.325486580273</text:p>
          </table:table-cell>
          <table:table-cell office:value-type="float" office:value="0.333967532709" calcext:value-type="float">
            <text:p>0.333967532709</text:p>
          </table:table-cell>
          <table:table-cell office:value-type="float" office:value="0.19169725022" calcext:value-type="float">
            <text:p>0.19169725022</text:p>
          </table:table-cell>
          <table:table-cell office:value-type="float" office:value="0.140280846574" calcext:value-type="float">
            <text:p>0.140280846574</text:p>
          </table:table-cell>
          <table:table-cell office:value-type="float" office:value="0.0779792021277" calcext:value-type="float">
            <text:p>0.0779792021277</text:p>
          </table:table-cell>
          <table:table-cell office:value-type="float" office:value="0" calcext:value-type="float">
            <text:p>0</text:p>
          </table:table-cell>
          <table:table-cell office:value-type="float" office:value="0.612322942431" calcext:value-type="float">
            <text:p>0.612322942431</text:p>
          </table:table-cell>
          <table:table-cell office:value-type="float" office:value="0.478845923944" calcext:value-type="float">
            <text:p>0.478845923944</text:p>
          </table:table-cell>
          <table:table-cell office:value-type="float" office:value="0.360476271524" calcext:value-type="float">
            <text:p>0.360476271524</text:p>
          </table:table-cell>
          <table:table-cell office:value-type="float" office:value="0.0228648424408" calcext:value-type="float">
            <text:p>0.0228648424408</text:p>
          </table:table-cell>
          <table:table-cell office:value-type="float" office:value="0.684059610028" calcext:value-type="float">
            <text:p>0.684059610028</text:p>
          </table:table-cell>
          <table:table-cell office:value-type="float" office:value="0.554640230376" calcext:value-type="float">
            <text:p>0.554640230376</text:p>
          </table:table-cell>
          <table:table-cell office:value-type="float" office:value="0.42323915662" calcext:value-type="float">
            <text:p>0.42323915662</text:p>
          </table:table-cell>
          <table:table-cell office:value-type="float" office:value="0.0874366152248" calcext:value-type="float">
            <text:p>0.0874366152248</text:p>
          </table:table-cell>
          <table:table-cell office:value-type="float" office:value="0.695535127607" calcext:value-type="float">
            <text:p>0.695535127607</text:p>
          </table:table-cell>
          <table:table-cell office:value-type="float" office:value="0.545951847923" calcext:value-type="float">
            <text:p>0.545951847923</text:p>
          </table:table-cell>
          <table:table-cell office:value-type="float" office:value="0.418070897391" calcext:value-type="float">
            <text:p>0.418070897391</text:p>
          </table:table-cell>
          <table:table-cell office:value-type="float" office:value="0.129842601723" calcext:value-type="float">
            <text:p>0.129842601723</text:p>
          </table:table-cell>
          <table:table-cell office:value-type="float" office:value="0.242858041157" calcext:value-type="float">
            <text:p>0.242858041157</text:p>
          </table:table-cell>
          <table:table-cell office:value-type="float" office:value="0.667290583697" calcext:value-type="float">
            <text:p>0.667290583697</text:p>
          </table:table-cell>
          <table:table-cell office:value-type="float" office:value="0.317977942945" calcext:value-type="float">
            <text:p>0.317977942945</text:p>
          </table:table-cell>
          <table:table-cell office:value-type="float" office:value="0.0434036551429" calcext:value-type="float">
            <text:p>0.0434036551429</text:p>
          </table:table-cell>
          <table:table-cell office:value-type="float" office:value="0.982010725634" calcext:value-type="float">
            <text:p>0.982010725634</text:p>
          </table:table-cell>
          <table:table-cell office:value-type="float" office:value="0.983909574414" calcext:value-type="float">
            <text:p>0.983909574414</text:p>
          </table:table-cell>
          <table:table-cell office:value-type="float" office:value="0.971550068866" calcext:value-type="float">
            <text:p>0.971550068866</text:p>
          </table:table-cell>
          <table:table-cell office:value-type="float" office:value="0.715952698959" calcext:value-type="float">
            <text:p>0.715952698959</text:p>
          </table:table-cell>
          <table:table-cell office:value-type="float" office:value="0.991914447227" calcext:value-type="float">
            <text:p>0.991914447227</text:p>
          </table:table-cell>
          <table:table-cell office:value-type="float" office:value="0.981252365836" calcext:value-type="float">
            <text:p>0.981252365836</text:p>
          </table:table-cell>
          <table:table-cell office:value-type="float" office:value="0.927473314513" calcext:value-type="float">
            <text:p>0.927473314513</text:p>
          </table:table-cell>
          <table:table-cell office:value-type="float" office:value="0.604232119287" calcext:value-type="float">
            <text:p>0.604232119287</text:p>
          </table:table-cell>
          <table:table-cell office:value-type="float" office:value="0.97791104518" calcext:value-type="float">
            <text:p>0.97791104518</text:p>
          </table:table-cell>
          <table:table-cell office:value-type="float" office:value="0.948232880801" calcext:value-type="float">
            <text:p>0.948232880801</text:p>
          </table:table-cell>
          <table:table-cell office:value-type="float" office:value="0.846414301756" calcext:value-type="float">
            <text:p>0.846414301756</text:p>
          </table:table-cell>
          <table:table-cell office:value-type="float" office:value="0.552703057737" calcext:value-type="float">
            <text:p>0.552703057737</text:p>
          </table:table-cell>
          <table:table-cell office:value-type="float" office:value="0.942773604104" calcext:value-type="float">
            <text:p>0.942773604104</text:p>
          </table:table-cell>
          <table:table-cell office:value-type="float" office:value="0.908861169712" calcext:value-type="float">
            <text:p>0.908861169712</text:p>
          </table:table-cell>
          <table:table-cell office:value-type="float" office:value="0.771808705937" calcext:value-type="float">
            <text:p>0.771808705937</text:p>
          </table:table-cell>
          <table:table-cell office:value-type="float" office:value="0.522696624128" calcext:value-type="float">
            <text:p>0.522696624128</text:p>
          </table:table-cell>
          <table:table-cell office:value-type="float" office:value="0.647698924309" calcext:value-type="float">
            <text:p>0.647698924309</text:p>
          </table:table-cell>
          <table:table-cell office:value-type="float" office:value="0.492250543288" calcext:value-type="float">
            <text:p>0.492250543288</text:p>
          </table:table-cell>
          <table:table-cell office:value-type="float" office:value="0.379976151553" calcext:value-type="float">
            <text:p>0.379976151553</text:p>
          </table:table-cell>
          <table:table-cell office:value-type="float" office:value="0.372543273593" calcext:value-type="float">
            <text:p>0.3725432735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38741930628" calcext:value-type="float">
            <text:p>0.938741930628</text:p>
          </table:table-cell>
          <table:table-cell office:value-type="float" office:value="0.938815316903" calcext:value-type="float">
            <text:p>0.938815316903</text:p>
          </table:table-cell>
          <table:table-cell office:value-type="float" office:value="0.954913450443" calcext:value-type="float">
            <text:p>0.954913450443</text:p>
          </table:table-cell>
          <table:table-cell office:value-type="float" office:value="0.941944300042" calcext:value-type="float">
            <text:p>0.941944300042</text:p>
          </table:table-cell>
          <table:table-cell office:value-type="float" office:value="0.958308829596" calcext:value-type="float">
            <text:p>0.958308829596</text:p>
          </table:table-cell>
          <table:table-cell office:value-type="float" office:value="0.958314150845" calcext:value-type="float">
            <text:p>0.958314150845</text:p>
          </table:table-cell>
          <table:table-cell office:value-type="float" office:value="0.96655600812" calcext:value-type="float">
            <text:p>0.96655600812</text:p>
          </table:table-cell>
          <table:table-cell office:value-type="float" office:value="0.966543039155" calcext:value-type="float">
            <text:p>0.966543039155</text:p>
          </table:table-cell>
          <table:table-cell office:value-type="float" office:value="0.963339331655" calcext:value-type="float">
            <text:p>0.963339331655</text:p>
          </table:table-cell>
          <table:table-cell office:value-type="float" office:value="0.971988876225" calcext:value-type="float">
            <text:p>0.971988876225</text:p>
          </table:table-cell>
          <table:table-cell office:value-type="float" office:value="0.97734483286" calcext:value-type="float">
            <text:p>0.97734483286</text:p>
          </table:table-cell>
          <table:table-cell office:value-type="float" office:value="0.980095881276" calcext:value-type="float">
            <text:p>0.980095881276</text:p>
          </table:table-cell>
          <table:table-cell office:value-type="float" office:value="0.963281892868" calcext:value-type="float">
            <text:p>0.963281892868</text:p>
          </table:table-cell>
          <table:table-cell office:value-type="float" office:value="0.980070283411" calcext:value-type="float">
            <text:p>0.980070283411</text:p>
          </table:table-cell>
          <table:table-cell office:value-type="float" office:value="0.986410580866" calcext:value-type="float">
            <text:p>0.986410580866</text:p>
          </table:table-cell>
          <table:table-cell office:value-type="float" office:value="0.995457165797" calcext:value-type="float">
            <text:p>0.995457165797</text:p>
          </table:table-cell>
          <table:table-cell office:value-type="float" office:value="0.94180486816" calcext:value-type="float">
            <text:p>0.94180486816</text:p>
          </table:table-cell>
          <table:table-cell office:value-type="float" office:value="0.974481538288" calcext:value-type="float">
            <text:p>0.974481538288</text:p>
          </table:table-cell>
          <table:table-cell office:value-type="float" office:value="0.978122949012" calcext:value-type="float">
            <text:p>0.978122949012</text:p>
          </table:table-cell>
          <table:table-cell office:value-type="float" office:value="0.986018193992" calcext:value-type="float">
            <text:p>0.986018193992</text:p>
          </table:table-cell>
          <table:table-cell office:value-type="float" office:value="0.905805557409" calcext:value-type="float">
            <text:p>0.905805557409</text:p>
          </table:table-cell>
          <table:table-cell office:value-type="float" office:value="0.931490818115" calcext:value-type="float">
            <text:p>0.931490818115</text:p>
          </table:table-cell>
          <table:table-cell office:value-type="float" office:value="0.922202827232" calcext:value-type="float">
            <text:p>0.922202827232</text:p>
          </table:table-cell>
          <table:table-cell office:value-type="float" office:value="0.89520065196" calcext:value-type="float">
            <text:p>0.89520065196</text:p>
          </table:table-cell>
          <table:table-cell office:value-type="float" office:value="0.962574759131" calcext:value-type="float">
            <text:p>0.962574759131</text:p>
          </table:table-cell>
          <table:table-cell office:value-type="float" office:value="0.980514041794" calcext:value-type="float">
            <text:p>0.980514041794</text:p>
          </table:table-cell>
          <table:table-cell office:value-type="float" office:value="0.988968106003" calcext:value-type="float">
            <text:p>0.988968106003</text:p>
          </table:table-cell>
          <table:table-cell office:value-type="float" office:value="0.988724182581" calcext:value-type="float">
            <text:p>0.988724182581</text:p>
          </table:table-cell>
          <table:table-cell office:value-type="float" office:value="0.970138827838" calcext:value-type="float">
            <text:p>0.970138827838</text:p>
          </table:table-cell>
          <table:table-cell office:value-type="float" office:value="0.998184388595" calcext:value-type="float">
            <text:p>0.998184388595</text:p>
          </table:table-cell>
          <table:table-cell office:value-type="float" office:value="0.997691769822" calcext:value-type="float">
            <text:p>0.997691769822</text:p>
          </table:table-cell>
          <table:table-cell office:value-type="float" office:value="0.99407037017" calcext:value-type="float">
            <text:p>0.99407037017</text:p>
          </table:table-cell>
          <table:table-cell office:value-type="float" office:value="0.997456741578" calcext:value-type="float">
            <text:p>0.997456741578</text:p>
          </table:table-cell>
          <table:table-cell office:value-type="float" office:value="0.998266553622" calcext:value-type="float">
            <text:p>0.998266553622</text:p>
          </table:table-cell>
          <table:table-cell office:value-type="float" office:value="0.995714890791" calcext:value-type="float">
            <text:p>0.995714890791</text:p>
          </table:table-cell>
          <table:table-cell office:value-type="float" office:value="0.991382237107" calcext:value-type="float">
            <text:p>0.991382237107</text:p>
          </table:table-cell>
          <table:table-cell office:value-type="float" office:value="0.85714893123" calcext:value-type="float">
            <text:p>0.85714893123</text:p>
          </table:table-cell>
          <table:table-cell office:value-type="float" office:value="0.954456612227" calcext:value-type="float">
            <text:p>0.954456612227</text:p>
          </table:table-cell>
          <table:table-cell office:value-type="float" office:value="0.9808702139" calcext:value-type="float">
            <text:p>0.9808702139</text:p>
          </table:table-cell>
          <table:table-cell office:value-type="float" office:value="0.86464753062" calcext:value-type="float">
            <text:p>0.86464753062</text:p>
          </table:table-cell>
          <table:table-cell office:value-type="float" office:value="0.902141870125" calcext:value-type="float">
            <text:p>0.902141870125</text:p>
          </table:table-cell>
          <table:table-cell office:value-type="float" office:value="0.91616621886" calcext:value-type="float">
            <text:p>0.91616621886</text:p>
          </table:table-cell>
          <table:table-cell office:value-type="float" office:value="0.918566411369" calcext:value-type="float">
            <text:p>0.918566411369</text:p>
          </table:table-cell>
          <table:table-cell office:value-type="float" office:value="0.886262855436" calcext:value-type="float">
            <text:p>0.886262855436</text:p>
          </table:table-cell>
          <table:table-cell office:value-type="float" office:value="0.971336693311" calcext:value-type="float">
            <text:p>0.971336693311</text:p>
          </table:table-cell>
          <table:table-cell office:value-type="float" office:value="0.99473561643" calcext:value-type="float">
            <text:p>0.99473561643</text:p>
          </table:table-cell>
          <table:table-cell office:value-type="float" office:value="0.995489470542" calcext:value-type="float">
            <text:p>0.995489470542</text:p>
          </table:table-cell>
          <table:table-cell office:value-type="float" office:value="0.995739397543" calcext:value-type="float">
            <text:p>0.995739397543</text:p>
          </table:table-cell>
          <table:table-cell office:value-type="float" office:value="0.989198063784" calcext:value-type="float">
            <text:p>0.989198063784</text:p>
          </table:table-cell>
          <table:table-cell office:value-type="float" office:value="0.995843488593" calcext:value-type="float">
            <text:p>0.995843488593</text:p>
          </table:table-cell>
          <table:table-cell office:value-type="float" office:value="0.995754628474" calcext:value-type="float">
            <text:p>0.995754628474</text:p>
          </table:table-cell>
          <table:table-cell office:value-type="float" office:value="0.995509235444" calcext:value-type="float">
            <text:p>0.995509235444</text:p>
          </table:table-cell>
          <table:table-cell office:value-type="float" office:value="0.990582356285" calcext:value-type="float">
            <text:p>0.990582356285</text:p>
          </table:table-cell>
          <table:table-cell office:value-type="float" office:value="0.995900860865" calcext:value-type="float">
            <text:p>0.995900860865</text:p>
          </table:table-cell>
          <table:table-cell office:value-type="float" office:value="0.994756294195" calcext:value-type="float">
            <text:p>0.994756294195</text:p>
          </table:table-cell>
          <table:table-cell office:value-type="float" office:value="0.984697097897" calcext:value-type="float">
            <text:p>0.984697097897</text:p>
          </table:table-cell>
          <table:table-cell office:value-type="float" office:value="0.808170132641" calcext:value-type="float">
            <text:p>0.808170132641</text:p>
          </table:table-cell>
          <table:table-cell office:value-type="float" office:value="0.961717787769" calcext:value-type="float">
            <text:p>0.961717787769</text:p>
          </table:table-cell>
          <table:table-cell office:value-type="float" office:value="0.990928544241" calcext:value-type="float">
            <text:p>0.990928544241</text:p>
          </table:table-cell>
          <table:table-cell office:value-type="float" office:value="0.840140837687" calcext:value-type="float">
            <text:p>0.840140837687</text:p>
          </table:table-cell>
          <table:table-cell office:value-type="float" office:value="0.890978385399" calcext:value-type="float">
            <text:p>0.890978385399</text:p>
          </table:table-cell>
          <table:table-cell office:value-type="float" office:value="0.919730844168" calcext:value-type="float">
            <text:p>0.919730844168</text:p>
          </table:table-cell>
          <table:table-cell office:value-type="float" office:value="0.926735077195" calcext:value-type="float">
            <text:p>0.926735077195</text:p>
          </table:table-cell>
          <table:table-cell office:value-type="float" office:value="0.880696775916" calcext:value-type="float">
            <text:p>0.880696775916</text:p>
          </table:table-cell>
          <table:table-cell office:value-type="float" office:value="0.960263762898" calcext:value-type="float">
            <text:p>0.960263762898</text:p>
          </table:table-cell>
          <table:table-cell office:value-type="float" office:value="0.974878818121" calcext:value-type="float">
            <text:p>0.974878818121</text:p>
          </table:table-cell>
          <table:table-cell office:value-type="float" office:value="0.979488942391" calcext:value-type="float">
            <text:p>0.979488942391</text:p>
          </table:table-cell>
          <table:table-cell office:value-type="float" office:value="0.981238798777" calcext:value-type="float">
            <text:p>0.981238798777</text:p>
          </table:table-cell>
          <table:table-cell office:value-type="float" office:value="0.969434718509" calcext:value-type="float">
            <text:p>0.969434718509</text:p>
          </table:table-cell>
          <table:table-cell office:value-type="float" office:value="0.997991360742" calcext:value-type="float">
            <text:p>0.997991360742</text:p>
          </table:table-cell>
          <table:table-cell office:value-type="float" office:value="0.99797728731" calcext:value-type="float">
            <text:p>0.99797728731</text:p>
          </table:table-cell>
          <table:table-cell office:value-type="float" office:value="0.998022592332" calcext:value-type="float">
            <text:p>0.998022592332</text:p>
          </table:table-cell>
          <table:table-cell office:value-type="float" office:value="0.985736268383" calcext:value-type="float">
            <text:p>0.985736268383</text:p>
          </table:table-cell>
          <table:table-cell office:value-type="float" office:value="0.997972300714" calcext:value-type="float">
            <text:p>0.997972300714</text:p>
          </table:table-cell>
          <table:table-cell office:value-type="float" office:value="0.997969166704" calcext:value-type="float">
            <text:p>0.997969166704</text:p>
          </table:table-cell>
          <table:table-cell office:value-type="float" office:value="0.993829305327" calcext:value-type="float">
            <text:p>0.993829305327</text:p>
          </table:table-cell>
          <table:table-cell office:value-type="float" office:value="0.857146530003" calcext:value-type="float">
            <text:p>0.857146530003</text:p>
          </table:table-cell>
          <table:table-cell office:value-type="float" office:value="0.970149024552" calcext:value-type="float">
            <text:p>0.970149024552</text:p>
          </table:table-cell>
          <table:table-cell office:value-type="float" office:value="0.996436060728" calcext:value-type="float">
            <text:p>0.996436060728</text:p>
          </table:table-cell>
          <table:table-cell office:value-type="float" office:value="0.884845214362" calcext:value-type="float">
            <text:p>0.884845214362</text:p>
          </table:table-cell>
          <table:table-cell office:value-type="float" office:value="0.996368627822" calcext:value-type="float">
            <text:p>0.996368627822</text:p>
          </table:table-cell>
          <table:table-cell office:value-type="float" office:value="0.996355169139" calcext:value-type="float">
            <text:p>0.996355169139</text:p>
          </table:table-cell>
          <table:table-cell office:value-type="float" office:value="0.996333095608" calcext:value-type="float">
            <text:p>0.996333095608</text:p>
          </table:table-cell>
          <table:table-cell office:value-type="float" office:value="0.995362947207" calcext:value-type="float">
            <text:p>0.995362947207</text:p>
          </table:table-cell>
          <table:table-cell office:value-type="float" office:value="0.99642085383" calcext:value-type="float">
            <text:p>0.99642085383</text:p>
          </table:table-cell>
          <table:table-cell office:value-type="float" office:value="0.996420520227" calcext:value-type="float">
            <text:p>0.996420520227</text:p>
          </table:table-cell>
          <table:table-cell office:value-type="float" office:value="0.996421664183" calcext:value-type="float">
            <text:p>0.996421664183</text:p>
          </table:table-cell>
          <table:table-cell office:value-type="float" office:value="0.9964190965" calcext:value-type="float">
            <text:p>0.9964190965</text:p>
          </table:table-cell>
          <table:table-cell office:value-type="float" office:value="0.996410085467" calcext:value-type="float">
            <text:p>0.996410085467</text:p>
          </table:table-cell>
          <table:table-cell office:value-type="float" office:value="0.996419483867" calcext:value-type="float">
            <text:p>0.996419483867</text:p>
          </table:table-cell>
          <table:table-cell office:value-type="float" office:value="0.996417610921" calcext:value-type="float">
            <text:p>0.996417610921</text:p>
          </table:table-cell>
          <table:table-cell office:value-type="float" office:value="0.996408033728" calcext:value-type="float">
            <text:p>0.996408033728</text:p>
          </table:table-cell>
          <table:table-cell office:value-type="float" office:value="0.996341694393" calcext:value-type="float">
            <text:p>0.996341694393</text:p>
          </table:table-cell>
          <table:table-cell office:value-type="float" office:value="0.996419763525" calcext:value-type="float">
            <text:p>0.996419763525</text:p>
          </table:table-cell>
          <table:table-cell office:value-type="float" office:value="0.996408906729" calcext:value-type="float">
            <text:p>0.996408906729</text:p>
          </table:table-cell>
          <table:table-cell office:value-type="float" office:value="0.99628958721" calcext:value-type="float">
            <text:p>0.99628958721</text:p>
          </table:table-cell>
          <table:table-cell office:value-type="float" office:value="0.975744834075" calcext:value-type="float">
            <text:p>0.975744834075</text:p>
          </table:table-cell>
          <table:table-cell office:value-type="float" office:value="0.996169956893" calcext:value-type="float">
            <text:p>0.996169956893</text:p>
          </table:table-cell>
          <table:table-cell office:value-type="float" office:value="0.996288298545" calcext:value-type="float">
            <text:p>0.996288298545</text:p>
          </table:table-cell>
          <table:table-cell office:value-type="float" office:value="0.995771779801" calcext:value-type="float">
            <text:p>0.9957717798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476386406" calcext:value-type="float">
            <text:p>0.991476386406</text:p>
          </table:table-cell>
          <table:table-cell office:value-type="float" office:value="0.991530356274" calcext:value-type="float">
            <text:p>0.991530356274</text:p>
          </table:table-cell>
          <table:table-cell office:value-type="float" office:value="0.991534214207" calcext:value-type="float">
            <text:p>0.991534214207</text:p>
          </table:table-cell>
          <table:table-cell office:value-type="float" office:value="0.991454237011" calcext:value-type="float">
            <text:p>0.991454237011</text:p>
          </table:table-cell>
          <table:table-cell office:value-type="float" office:value="0.991725984838" calcext:value-type="float">
            <text:p>0.991725984838</text:p>
          </table:table-cell>
          <table:table-cell office:value-type="float" office:value="0.99172443108" calcext:value-type="float">
            <text:p>0.99172443108</text:p>
          </table:table-cell>
          <table:table-cell office:value-type="float" office:value="0.991724672264" calcext:value-type="float">
            <text:p>0.991724672264</text:p>
          </table:table-cell>
          <table:table-cell office:value-type="float" office:value="0.991722154338" calcext:value-type="float">
            <text:p>0.991722154338</text:p>
          </table:table-cell>
          <table:table-cell office:value-type="float" office:value="0.991723861651" calcext:value-type="float">
            <text:p>0.991723861651</text:p>
          </table:table-cell>
          <table:table-cell office:value-type="float" office:value="0.991721705101" calcext:value-type="float">
            <text:p>0.991721705101</text:p>
          </table:table-cell>
          <table:table-cell office:value-type="float" office:value="0.991709426449" calcext:value-type="float">
            <text:p>0.991709426449</text:p>
          </table:table-cell>
          <table:table-cell office:value-type="float" office:value="0.991587448499" calcext:value-type="float">
            <text:p>0.991587448499</text:p>
          </table:table-cell>
          <table:table-cell office:value-type="float" office:value="0.991706858384" calcext:value-type="float">
            <text:p>0.991706858384</text:p>
          </table:table-cell>
          <table:table-cell office:value-type="float" office:value="0.991713082642" calcext:value-type="float">
            <text:p>0.991713082642</text:p>
          </table:table-cell>
          <table:table-cell office:value-type="float" office:value="0.991465459666" calcext:value-type="float">
            <text:p>0.991465459666</text:p>
          </table:table-cell>
          <table:table-cell office:value-type="float" office:value="0.989489868845" calcext:value-type="float">
            <text:p>0.989489868845</text:p>
          </table:table-cell>
          <table:table-cell office:value-type="float" office:value="0.991197527464" calcext:value-type="float">
            <text:p>0.991197527464</text:p>
          </table:table-cell>
          <table:table-cell office:value-type="float" office:value="0.991512010815" calcext:value-type="float">
            <text:p>0.991512010815</text:p>
          </table:table-cell>
          <table:table-cell office:value-type="float" office:value="0.991360893794" calcext:value-type="float">
            <text:p>0.991360893794</text:p>
          </table:table-cell>
          <table:table-cell office:value-type="float" office:value="0.990555720684" calcext:value-type="float">
            <text:p>0.990555720684</text:p>
          </table:table-cell>
          <table:table-cell office:value-type="float" office:value="0.921921076165" calcext:value-type="float">
            <text:p>0.921921076165</text:p>
          </table:table-cell>
          <table:table-cell office:value-type="float" office:value="0.939933233463" calcext:value-type="float">
            <text:p>0.939933233463</text:p>
          </table:table-cell>
          <table:table-cell office:value-type="float" office:value="0.92703859317" calcext:value-type="float">
            <text:p>0.92703859317</text:p>
          </table:table-cell>
          <table:table-cell office:value-type="float" office:value="0.897309787583" calcext:value-type="float">
            <text:p>0.897309787583</text:p>
          </table:table-cell>
          <table:table-cell office:value-type="float" office:value="0.988686471899" calcext:value-type="float">
            <text:p>0.988686471899</text:p>
          </table:table-cell>
          <table:table-cell office:value-type="float" office:value="0.990027783745" calcext:value-type="float">
            <text:p>0.990027783745</text:p>
          </table:table-cell>
          <table:table-cell office:value-type="float" office:value="0.987786312971" calcext:value-type="float">
            <text:p>0.987786312971</text:p>
          </table:table-cell>
          <table:table-cell office:value-type="float" office:value="0.983868871114" calcext:value-type="float">
            <text:p>0.983868871114</text:p>
          </table:table-cell>
          <table:table-cell office:value-type="float" office:value="0.989979788383" calcext:value-type="float">
            <text:p>0.989979788383</text:p>
          </table:table-cell>
          <table:table-cell office:value-type="float" office:value="0.985644125293" calcext:value-type="float">
            <text:p>0.985644125293</text:p>
          </table:table-cell>
          <table:table-cell office:value-type="float" office:value="0.974946175926" calcext:value-type="float">
            <text:p>0.974946175926</text:p>
          </table:table-cell>
          <table:table-cell office:value-type="float" office:value="0.970883194727" calcext:value-type="float">
            <text:p>0.970883194727</text:p>
          </table:table-cell>
          <table:table-cell office:value-type="float" office:value="0.989561032631" calcext:value-type="float">
            <text:p>0.989561032631</text:p>
          </table:table-cell>
          <table:table-cell office:value-type="float" office:value="0.9810430923" calcext:value-type="float">
            <text:p>0.9810430923</text:p>
          </table:table-cell>
          <table:table-cell office:value-type="float" office:value="0.969206649353" calcext:value-type="float">
            <text:p>0.969206649353</text:p>
          </table:table-cell>
          <table:table-cell office:value-type="float" office:value="0.964394916261" calcext:value-type="float">
            <text:p>0.964394916261</text:p>
          </table:table-cell>
          <table:table-cell office:value-type="float" office:value="0.875511017245" calcext:value-type="float">
            <text:p>0.875511017245</text:p>
          </table:table-cell>
          <table:table-cell office:value-type="float" office:value="0.950218838446" calcext:value-type="float">
            <text:p>0.950218838446</text:p>
          </table:table-cell>
          <table:table-cell office:value-type="float" office:value="0.969894470283" calcext:value-type="float">
            <text:p>0.969894470283</text:p>
          </table:table-cell>
          <table:table-cell office:value-type="float" office:value="0.850614377973" calcext:value-type="float">
            <text:p>0.850614377973</text:p>
          </table:table-cell>
          <table:table-cell office:value-type="float" office:value="0.912030846001" calcext:value-type="float">
            <text:p>0.912030846001</text:p>
          </table:table-cell>
          <table:table-cell office:value-type="float" office:value="0.929726688495" calcext:value-type="float">
            <text:p>0.929726688495</text:p>
          </table:table-cell>
          <table:table-cell office:value-type="float" office:value="0.918334816271" calcext:value-type="float">
            <text:p>0.918334816271</text:p>
          </table:table-cell>
          <table:table-cell office:value-type="float" office:value="0.901668192995" calcext:value-type="float">
            <text:p>0.901668192995</text:p>
          </table:table-cell>
          <table:table-cell office:value-type="float" office:value="0.990234923287" calcext:value-type="float">
            <text:p>0.990234923287</text:p>
          </table:table-cell>
          <table:table-cell office:value-type="float" office:value="0.991777571993" calcext:value-type="float">
            <text:p>0.991777571993</text:p>
          </table:table-cell>
          <table:table-cell office:value-type="float" office:value="0.991777573809" calcext:value-type="float">
            <text:p>0.991777573809</text:p>
          </table:table-cell>
          <table:table-cell office:value-type="float" office:value="0.991638312356" calcext:value-type="float">
            <text:p>0.991638312356</text:p>
          </table:table-cell>
          <table:table-cell office:value-type="float" office:value="0.991754579846" calcext:value-type="float">
            <text:p>0.991754579846</text:p>
          </table:table-cell>
          <table:table-cell office:value-type="float" office:value="0.991777561957" calcext:value-type="float">
            <text:p>0.991777561957</text:p>
          </table:table-cell>
          <table:table-cell office:value-type="float" office:value="0.991777424782" calcext:value-type="float">
            <text:p>0.991777424782</text:p>
          </table:table-cell>
          <table:table-cell office:value-type="float" office:value="0.991677008378" calcext:value-type="float">
            <text:p>0.991677008378</text:p>
          </table:table-cell>
          <table:table-cell office:value-type="float" office:value="0.991777533447" calcext:value-type="float">
            <text:p>0.991777533447</text:p>
          </table:table-cell>
          <table:table-cell office:value-type="float" office:value="0.991769690021" calcext:value-type="float">
            <text:p>0.991769690021</text:p>
          </table:table-cell>
          <table:table-cell office:value-type="float" office:value="0.991057282248" calcext:value-type="float">
            <text:p>0.991057282248</text:p>
          </table:table-cell>
          <table:table-cell office:value-type="float" office:value="0.982251390965" calcext:value-type="float">
            <text:p>0.982251390965</text:p>
          </table:table-cell>
          <table:table-cell office:value-type="float" office:value="0.84167042497" calcext:value-type="float">
            <text:p>0.84167042497</text:p>
          </table:table-cell>
          <table:table-cell office:value-type="float" office:value="0.95563422582" calcext:value-type="float">
            <text:p>0.95563422582</text:p>
          </table:table-cell>
          <table:table-cell office:value-type="float" office:value="0.990261980752" calcext:value-type="float">
            <text:p>0.990261980752</text:p>
          </table:table-cell>
          <table:table-cell office:value-type="float" office:value="0.854397024439" calcext:value-type="float">
            <text:p>0.854397024439</text:p>
          </table:table-cell>
          <table:table-cell office:value-type="float" office:value="0.908570021341" calcext:value-type="float">
            <text:p>0.908570021341</text:p>
          </table:table-cell>
          <table:table-cell office:value-type="float" office:value="0.918579649401" calcext:value-type="float">
            <text:p>0.918579649401</text:p>
          </table:table-cell>
          <table:table-cell office:value-type="float" office:value="0.925894437173" calcext:value-type="float">
            <text:p>0.925894437173</text:p>
          </table:table-cell>
          <table:table-cell office:value-type="float" office:value="0.894714156852" calcext:value-type="float">
            <text:p>0.894714156852</text:p>
          </table:table-cell>
          <table:table-cell office:value-type="float" office:value="0.985320243176" calcext:value-type="float">
            <text:p>0.985320243176</text:p>
          </table:table-cell>
          <table:table-cell office:value-type="float" office:value="0.991100125766" calcext:value-type="float">
            <text:p>0.991100125766</text:p>
          </table:table-cell>
          <table:table-cell office:value-type="float" office:value="0.991149277302" calcext:value-type="float">
            <text:p>0.991149277302</text:p>
          </table:table-cell>
          <table:table-cell office:value-type="float" office:value="0.991284228697" calcext:value-type="float">
            <text:p>0.991284228697</text:p>
          </table:table-cell>
          <table:table-cell office:value-type="float" office:value="0.990532356744" calcext:value-type="float">
            <text:p>0.990532356744</text:p>
          </table:table-cell>
          <table:table-cell office:value-type="float" office:value="0.991166406947" calcext:value-type="float">
            <text:p>0.991166406947</text:p>
          </table:table-cell>
          <table:table-cell office:value-type="float" office:value="0.991301651253" calcext:value-type="float">
            <text:p>0.991301651253</text:p>
          </table:table-cell>
          <table:table-cell office:value-type="float" office:value="0.991422593286" calcext:value-type="float">
            <text:p>0.991422593286</text:p>
          </table:table-cell>
          <table:table-cell office:value-type="float" office:value="0.990980146897" calcext:value-type="float">
            <text:p>0.990980146897</text:p>
          </table:table-cell>
          <table:table-cell office:value-type="float" office:value="0.991037451112" calcext:value-type="float">
            <text:p>0.991037451112</text:p>
          </table:table-cell>
          <table:table-cell office:value-type="float" office:value="0.991324475358" calcext:value-type="float">
            <text:p>0.991324475358</text:p>
          </table:table-cell>
          <table:table-cell office:value-type="float" office:value="0.990429376354" calcext:value-type="float">
            <text:p>0.990429376354</text:p>
          </table:table-cell>
          <table:table-cell office:value-type="float" office:value="0.870563885327" calcext:value-type="float">
            <text:p>0.870563885327</text:p>
          </table:table-cell>
          <table:table-cell office:value-type="float" office:value="0.967742709899" calcext:value-type="float">
            <text:p>0.967742709899</text:p>
          </table:table-cell>
          <table:table-cell office:value-type="float" office:value="0.991127059696" calcext:value-type="float">
            <text:p>0.991127059696</text:p>
          </table:table-cell>
          <table:table-cell office:value-type="float" office:value="0.858065496244" calcext:value-type="float">
            <text:p>0.858065496244</text:p>
          </table:table-cell>
          <table:table-cell office:value-type="float" office:value="0.991621683176" calcext:value-type="float">
            <text:p>0.991621683176</text:p>
          </table:table-cell>
          <table:table-cell office:value-type="float" office:value="0.991567338172" calcext:value-type="float">
            <text:p>0.991567338172</text:p>
          </table:table-cell>
          <table:table-cell office:value-type="float" office:value="0.991539828185" calcext:value-type="float">
            <text:p>0.991539828185</text:p>
          </table:table-cell>
          <table:table-cell office:value-type="float" office:value="0.991512474007" calcext:value-type="float">
            <text:p>0.991512474007</text:p>
          </table:table-cell>
          <table:table-cell office:value-type="float" office:value="0.991733066557" calcext:value-type="float">
            <text:p>0.991733066557</text:p>
          </table:table-cell>
          <table:table-cell office:value-type="float" office:value="0.99172969317" calcext:value-type="float">
            <text:p>0.99172969317</text:p>
          </table:table-cell>
          <table:table-cell office:value-type="float" office:value="0.991728589483" calcext:value-type="float">
            <text:p>0.991728589483</text:p>
          </table:table-cell>
          <table:table-cell office:value-type="float" office:value="0.991726714191" calcext:value-type="float">
            <text:p>0.991726714191</text:p>
          </table:table-cell>
          <table:table-cell office:value-type="float" office:value="0.991718930745" calcext:value-type="float">
            <text:p>0.991718930745</text:p>
          </table:table-cell>
          <table:table-cell office:value-type="float" office:value="0.991721774907" calcext:value-type="float">
            <text:p>0.991721774907</text:p>
          </table:table-cell>
          <table:table-cell office:value-type="float" office:value="0.991690168661" calcext:value-type="float">
            <text:p>0.991690168661</text:p>
          </table:table-cell>
          <table:table-cell office:value-type="float" office:value="0.990716823874" calcext:value-type="float">
            <text:p>0.990716823874</text:p>
          </table:table-cell>
          <table:table-cell office:value-type="float" office:value="0.991684374058" calcext:value-type="float">
            <text:p>0.991684374058</text:p>
          </table:table-cell>
          <table:table-cell office:value-type="float" office:value="0.991699644339" calcext:value-type="float">
            <text:p>0.991699644339</text:p>
          </table:table-cell>
          <table:table-cell office:value-type="float" office:value="0.990333085079" calcext:value-type="float">
            <text:p>0.990333085079</text:p>
          </table:table-cell>
          <table:table-cell office:value-type="float" office:value="0.980743837056" calcext:value-type="float">
            <text:p>0.980743837056</text:p>
          </table:table-cell>
          <table:table-cell office:value-type="float" office:value="0.991022222216" calcext:value-type="float">
            <text:p>0.991022222216</text:p>
          </table:table-cell>
          <table:table-cell office:value-type="float" office:value="0.991553516316" calcext:value-type="float">
            <text:p>0.991553516316</text:p>
          </table:table-cell>
          <table:table-cell office:value-type="float" office:value="0.989644319384" calcext:value-type="float">
            <text:p>0.989644319384</text:p>
          </table:table-cell>
          <table:table-cell office:value-type="float" office:value="0.985919569721" calcext:value-type="float">
            <text:p>0.9859195697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792135464" calcext:value-type="float">
            <text:p>0.98792135464</text:p>
          </table:table-cell>
          <table:table-cell office:value-type="float" office:value="0.987917525347" calcext:value-type="float">
            <text:p>0.987917525347</text:p>
          </table:table-cell>
          <table:table-cell office:value-type="float" office:value="0.987918660171" calcext:value-type="float">
            <text:p>0.987918660171</text:p>
          </table:table-cell>
          <table:table-cell office:value-type="float" office:value="0.987919993172" calcext:value-type="float">
            <text:p>0.987919993172</text:p>
          </table:table-cell>
          <table:table-cell office:value-type="float" office:value="0.987916584764" calcext:value-type="float">
            <text:p>0.987916584764</text:p>
          </table:table-cell>
          <table:table-cell office:value-type="float" office:value="0.987923636821" calcext:value-type="float">
            <text:p>0.987923636821</text:p>
          </table:table-cell>
          <table:table-cell office:value-type="float" office:value="0.987918281447" calcext:value-type="float">
            <text:p>0.987918281447</text:p>
          </table:table-cell>
          <table:table-cell office:value-type="float" office:value="0.987915373305" calcext:value-type="float">
            <text:p>0.987915373305</text:p>
          </table:table-cell>
          <table:table-cell office:value-type="float" office:value="0.987924724872" calcext:value-type="float">
            <text:p>0.987924724872</text:p>
          </table:table-cell>
          <table:table-cell office:value-type="float" office:value="0.987928118743" calcext:value-type="float">
            <text:p>0.987928118743</text:p>
          </table:table-cell>
          <table:table-cell office:value-type="float" office:value="0.987920904276" calcext:value-type="float">
            <text:p>0.987920904276</text:p>
          </table:table-cell>
          <table:table-cell office:value-type="float" office:value="0.987909187886" calcext:value-type="float">
            <text:p>0.987909187886</text:p>
          </table:table-cell>
          <table:table-cell office:value-type="float" office:value="0.987755188649" calcext:value-type="float">
            <text:p>0.987755188649</text:p>
          </table:table-cell>
          <table:table-cell office:value-type="float" office:value="0.987715836248" calcext:value-type="float">
            <text:p>0.987715836248</text:p>
          </table:table-cell>
          <table:table-cell office:value-type="float" office:value="0.987193124045" calcext:value-type="float">
            <text:p>0.987193124045</text:p>
          </table:table-cell>
          <table:table-cell office:value-type="float" office:value="0.987548772483" calcext:value-type="float">
            <text:p>0.987548772483</text:p>
          </table:table-cell>
          <table:table-cell office:value-type="float" office:value="0.986622937488" calcext:value-type="float">
            <text:p>0.986622937488</text:p>
          </table:table-cell>
          <table:table-cell office:value-type="float" office:value="0.986229126965" calcext:value-type="float">
            <text:p>0.986229126965</text:p>
          </table:table-cell>
          <table:table-cell office:value-type="float" office:value="0.986123444174" calcext:value-type="float">
            <text:p>0.986123444174</text:p>
          </table:table-cell>
          <table:table-cell office:value-type="float" office:value="0.986506205819" calcext:value-type="float">
            <text:p>0.986506205819</text:p>
          </table:table-cell>
          <table:table-cell office:value-type="float" office:value="0.978830501102" calcext:value-type="float">
            <text:p>0.978830501102</text:p>
          </table:table-cell>
          <table:table-cell office:value-type="float" office:value="0.980669336397" calcext:value-type="float">
            <text:p>0.980669336397</text:p>
          </table:table-cell>
          <table:table-cell office:value-type="float" office:value="0.979870829048" calcext:value-type="float">
            <text:p>0.979870829048</text:p>
          </table:table-cell>
          <table:table-cell office:value-type="float" office:value="0.974918099763" calcext:value-type="float">
            <text:p>0.974918099763</text:p>
          </table:table-cell>
          <table:table-cell office:value-type="float" office:value="0.983850754897" calcext:value-type="float">
            <text:p>0.983850754897</text:p>
          </table:table-cell>
          <table:table-cell office:value-type="float" office:value="0.986528876721" calcext:value-type="float">
            <text:p>0.986528876721</text:p>
          </table:table-cell>
          <table:table-cell office:value-type="float" office:value="0.985615454361" calcext:value-type="float">
            <text:p>0.985615454361</text:p>
          </table:table-cell>
          <table:table-cell office:value-type="float" office:value="0.985587190652" calcext:value-type="float">
            <text:p>0.985587190652</text:p>
          </table:table-cell>
          <table:table-cell office:value-type="float" office:value="0.98505639462" calcext:value-type="float">
            <text:p>0.98505639462</text:p>
          </table:table-cell>
          <table:table-cell office:value-type="float" office:value="0.973428984452" calcext:value-type="float">
            <text:p>0.973428984452</text:p>
          </table:table-cell>
          <table:table-cell office:value-type="float" office:value="0.967944015374" calcext:value-type="float">
            <text:p>0.967944015374</text:p>
          </table:table-cell>
          <table:table-cell office:value-type="float" office:value="0.969017728975" calcext:value-type="float">
            <text:p>0.969017728975</text:p>
          </table:table-cell>
          <table:table-cell office:value-type="float" office:value="0.974406054836" calcext:value-type="float">
            <text:p>0.974406054836</text:p>
          </table:table-cell>
          <table:table-cell office:value-type="float" office:value="0.963460016197" calcext:value-type="float">
            <text:p>0.963460016197</text:p>
          </table:table-cell>
          <table:table-cell office:value-type="float" office:value="0.958815748811" calcext:value-type="float">
            <text:p>0.958815748811</text:p>
          </table:table-cell>
          <table:table-cell office:value-type="float" office:value="0.96299153117" calcext:value-type="float">
            <text:p>0.96299153117</text:p>
          </table:table-cell>
          <table:table-cell office:value-type="float" office:value="0.899243666453" calcext:value-type="float">
            <text:p>0.899243666453</text:p>
          </table:table-cell>
          <table:table-cell office:value-type="float" office:value="0.916649375264" calcext:value-type="float">
            <text:p>0.916649375264</text:p>
          </table:table-cell>
          <table:table-cell office:value-type="float" office:value="0.906244170539" calcext:value-type="float">
            <text:p>0.906244170539</text:p>
          </table:table-cell>
          <table:table-cell office:value-type="float" office:value="0.853112552301" calcext:value-type="float">
            <text:p>0.853112552301</text:p>
          </table:table-cell>
          <table:table-cell office:value-type="float" office:value="0.981333599325" calcext:value-type="float">
            <text:p>0.981333599325</text:p>
          </table:table-cell>
          <table:table-cell office:value-type="float" office:value="0.982032677639" calcext:value-type="float">
            <text:p>0.982032677639</text:p>
          </table:table-cell>
          <table:table-cell office:value-type="float" office:value="0.981229006855" calcext:value-type="float">
            <text:p>0.981229006855</text:p>
          </table:table-cell>
          <table:table-cell office:value-type="float" office:value="0.967088638817" calcext:value-type="float">
            <text:p>0.967088638817</text:p>
          </table:table-cell>
          <table:table-cell office:value-type="float" office:value="0.984877853971" calcext:value-type="float">
            <text:p>0.984877853971</text:p>
          </table:table-cell>
          <table:table-cell office:value-type="float" office:value="0.98711306446" calcext:value-type="float">
            <text:p>0.98711306446</text:p>
          </table:table-cell>
          <table:table-cell office:value-type="float" office:value="0.986135517724" calcext:value-type="float">
            <text:p>0.986135517724</text:p>
          </table:table-cell>
          <table:table-cell office:value-type="float" office:value="0.987042432964" calcext:value-type="float">
            <text:p>0.987042432964</text:p>
          </table:table-cell>
          <table:table-cell office:value-type="float" office:value="0.9861369478" calcext:value-type="float">
            <text:p>0.9861369478</text:p>
          </table:table-cell>
          <table:table-cell office:value-type="float" office:value="0.975122137704" calcext:value-type="float">
            <text:p>0.975122137704</text:p>
          </table:table-cell>
          <table:table-cell office:value-type="float" office:value="0.968738821211" calcext:value-type="float">
            <text:p>0.968738821211</text:p>
          </table:table-cell>
          <table:table-cell office:value-type="float" office:value="0.982495064937" calcext:value-type="float">
            <text:p>0.982495064937</text:p>
          </table:table-cell>
          <table:table-cell office:value-type="float" office:value="0.962244278079" calcext:value-type="float">
            <text:p>0.962244278079</text:p>
          </table:table-cell>
          <table:table-cell office:value-type="float" office:value="0.921358108971" calcext:value-type="float">
            <text:p>0.921358108971</text:p>
          </table:table-cell>
          <table:table-cell office:value-type="float" office:value="0.899904670461" calcext:value-type="float">
            <text:p>0.899904670461</text:p>
          </table:table-cell>
          <table:table-cell office:value-type="float" office:value="0.905147734703" calcext:value-type="float">
            <text:p>0.905147734703</text:p>
          </table:table-cell>
          <table:table-cell office:value-type="float" office:value="0.859109772014" calcext:value-type="float">
            <text:p>0.859109772014</text:p>
          </table:table-cell>
          <table:table-cell office:value-type="float" office:value="0.902214410866" calcext:value-type="float">
            <text:p>0.902214410866</text:p>
          </table:table-cell>
          <table:table-cell office:value-type="float" office:value="0.895662442087" calcext:value-type="float">
            <text:p>0.895662442087</text:p>
          </table:table-cell>
          <table:table-cell office:value-type="float" office:value="0.809753672764" calcext:value-type="float">
            <text:p>0.809753672764</text:p>
          </table:table-cell>
          <table:table-cell office:value-type="float" office:value="0.979978333472" calcext:value-type="float">
            <text:p>0.979978333472</text:p>
          </table:table-cell>
          <table:table-cell office:value-type="float" office:value="0.98249155142" calcext:value-type="float">
            <text:p>0.98249155142</text:p>
          </table:table-cell>
          <table:table-cell office:value-type="float" office:value="0.982856757277" calcext:value-type="float">
            <text:p>0.982856757277</text:p>
          </table:table-cell>
          <table:table-cell office:value-type="float" office:value="0.973769430879" calcext:value-type="float">
            <text:p>0.973769430879</text:p>
          </table:table-cell>
          <table:table-cell office:value-type="float" office:value="0.987331245009" calcext:value-type="float">
            <text:p>0.987331245009</text:p>
          </table:table-cell>
          <table:table-cell office:value-type="float" office:value="0.989793257064" calcext:value-type="float">
            <text:p>0.989793257064</text:p>
          </table:table-cell>
          <table:table-cell office:value-type="float" office:value="0.988899236595" calcext:value-type="float">
            <text:p>0.988899236595</text:p>
          </table:table-cell>
          <table:table-cell office:value-type="float" office:value="0.98958044212" calcext:value-type="float">
            <text:p>0.98958044212</text:p>
          </table:table-cell>
          <table:table-cell office:value-type="float" office:value="0.989165667578" calcext:value-type="float">
            <text:p>0.989165667578</text:p>
          </table:table-cell>
          <table:table-cell office:value-type="float" office:value="0.987737245986" calcext:value-type="float">
            <text:p>0.987737245986</text:p>
          </table:table-cell>
          <table:table-cell office:value-type="float" office:value="0.988087542944" calcext:value-type="float">
            <text:p>0.988087542944</text:p>
          </table:table-cell>
          <table:table-cell office:value-type="float" office:value="0.990363482129" calcext:value-type="float">
            <text:p>0.990363482129</text:p>
          </table:table-cell>
          <table:table-cell office:value-type="float" office:value="0.976777006298" calcext:value-type="float">
            <text:p>0.976777006298</text:p>
          </table:table-cell>
          <table:table-cell office:value-type="float" office:value="0.935387339512" calcext:value-type="float">
            <text:p>0.935387339512</text:p>
          </table:table-cell>
          <table:table-cell office:value-type="float" office:value="0.91763068027" calcext:value-type="float">
            <text:p>0.91763068027</text:p>
          </table:table-cell>
          <table:table-cell office:value-type="float" office:value="0.954230684464" calcext:value-type="float">
            <text:p>0.954230684464</text:p>
          </table:table-cell>
          <table:table-cell office:value-type="float" office:value="0.89297187009" calcext:value-type="float">
            <text:p>0.89297187009</text:p>
          </table:table-cell>
          <table:table-cell office:value-type="float" office:value="0.90887704193" calcext:value-type="float">
            <text:p>0.90887704193</text:p>
          </table:table-cell>
          <table:table-cell office:value-type="float" office:value="0.909145287846" calcext:value-type="float">
            <text:p>0.909145287846</text:p>
          </table:table-cell>
          <table:table-cell office:value-type="float" office:value="0.864070063326" calcext:value-type="float">
            <text:p>0.864070063326</text:p>
          </table:table-cell>
          <table:table-cell office:value-type="float" office:value="0.987863330832" calcext:value-type="float">
            <text:p>0.987863330832</text:p>
          </table:table-cell>
          <table:table-cell office:value-type="float" office:value="0.987885558123" calcext:value-type="float">
            <text:p>0.987885558123</text:p>
          </table:table-cell>
          <table:table-cell office:value-type="float" office:value="0.987878735012" calcext:value-type="float">
            <text:p>0.987878735012</text:p>
          </table:table-cell>
          <table:table-cell office:value-type="float" office:value="0.987876818951" calcext:value-type="float">
            <text:p>0.987876818951</text:p>
          </table:table-cell>
          <table:table-cell office:value-type="float" office:value="0.987806966358" calcext:value-type="float">
            <text:p>0.987806966358</text:p>
          </table:table-cell>
          <table:table-cell office:value-type="float" office:value="0.987805196847" calcext:value-type="float">
            <text:p>0.987805196847</text:p>
          </table:table-cell>
          <table:table-cell office:value-type="float" office:value="0.987819878728" calcext:value-type="float">
            <text:p>0.987819878728</text:p>
          </table:table-cell>
          <table:table-cell office:value-type="float" office:value="0.987843860879" calcext:value-type="float">
            <text:p>0.987843860879</text:p>
          </table:table-cell>
          <table:table-cell office:value-type="float" office:value="0.987673218875" calcext:value-type="float">
            <text:p>0.987673218875</text:p>
          </table:table-cell>
          <table:table-cell office:value-type="float" office:value="0.986775075328" calcext:value-type="float">
            <text:p>0.986775075328</text:p>
          </table:table-cell>
          <table:table-cell office:value-type="float" office:value="0.987161768316" calcext:value-type="float">
            <text:p>0.987161768316</text:p>
          </table:table-cell>
          <table:table-cell office:value-type="float" office:value="0.986370802755" calcext:value-type="float">
            <text:p>0.986370802755</text:p>
          </table:table-cell>
          <table:table-cell office:value-type="float" office:value="0.986190321085" calcext:value-type="float">
            <text:p>0.986190321085</text:p>
          </table:table-cell>
          <table:table-cell office:value-type="float" office:value="0.982470310427" calcext:value-type="float">
            <text:p>0.982470310427</text:p>
          </table:table-cell>
          <table:table-cell office:value-type="float" office:value="0.982340274598" calcext:value-type="float">
            <text:p>0.982340274598</text:p>
          </table:table-cell>
          <table:table-cell office:value-type="float" office:value="0.983795413176" calcext:value-type="float">
            <text:p>0.983795413176</text:p>
          </table:table-cell>
          <table:table-cell office:value-type="float" office:value="0.986780539963" calcext:value-type="float">
            <text:p>0.986780539963</text:p>
          </table:table-cell>
          <table:table-cell office:value-type="float" office:value="0.985602013926" calcext:value-type="float">
            <text:p>0.985602013926</text:p>
          </table:table-cell>
          <table:table-cell office:value-type="float" office:value="0.981413885654" calcext:value-type="float">
            <text:p>0.981413885654</text:p>
          </table:table-cell>
          <table:table-cell office:value-type="float" office:value="0.984197578633" calcext:value-type="float">
            <text:p>0.9841975786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8176421877" calcext:value-type="float">
            <text:p>0.878176421877</text:p>
          </table:table-cell>
          <table:table-cell office:value-type="float" office:value="0.879050753732" calcext:value-type="float">
            <text:p>0.879050753732</text:p>
          </table:table-cell>
          <table:table-cell office:value-type="float" office:value="0.877010164877" calcext:value-type="float">
            <text:p>0.877010164877</text:p>
          </table:table-cell>
          <table:table-cell office:value-type="float" office:value="0.876723826695" calcext:value-type="float">
            <text:p>0.876723826695</text:p>
          </table:table-cell>
          <table:table-cell office:value-type="float" office:value="0.881927507705" calcext:value-type="float">
            <text:p>0.881927507705</text:p>
          </table:table-cell>
          <table:table-cell office:value-type="float" office:value="0.879738182357" calcext:value-type="float">
            <text:p>0.879738182357</text:p>
          </table:table-cell>
          <table:table-cell office:value-type="float" office:value="0.87951829141" calcext:value-type="float">
            <text:p>0.87951829141</text:p>
          </table:table-cell>
          <table:table-cell office:value-type="float" office:value="0.878875426987" calcext:value-type="float">
            <text:p>0.878875426987</text:p>
          </table:table-cell>
          <table:table-cell office:value-type="float" office:value="0.878740772021" calcext:value-type="float">
            <text:p>0.878740772021</text:p>
          </table:table-cell>
          <table:table-cell office:value-type="float" office:value="0.87820595515" calcext:value-type="float">
            <text:p>0.87820595515</text:p>
          </table:table-cell>
          <table:table-cell office:value-type="float" office:value="0.879070868528" calcext:value-type="float">
            <text:p>0.879070868528</text:p>
          </table:table-cell>
          <table:table-cell office:value-type="float" office:value="0.878834123731" calcext:value-type="float">
            <text:p>0.878834123731</text:p>
          </table:table-cell>
          <table:table-cell office:value-type="float" office:value="0.876424277979" calcext:value-type="float">
            <text:p>0.876424277979</text:p>
          </table:table-cell>
          <table:table-cell office:value-type="float" office:value="0.876014937031" calcext:value-type="float">
            <text:p>0.876014937031</text:p>
          </table:table-cell>
          <table:table-cell office:value-type="float" office:value="0.876867152982" calcext:value-type="float">
            <text:p>0.876867152982</text:p>
          </table:table-cell>
          <table:table-cell office:value-type="float" office:value="0.876898341926" calcext:value-type="float">
            <text:p>0.876898341926</text:p>
          </table:table-cell>
          <table:table-cell office:value-type="float" office:value="0.876103332583" calcext:value-type="float">
            <text:p>0.876103332583</text:p>
          </table:table-cell>
          <table:table-cell office:value-type="float" office:value="0.875578631707" calcext:value-type="float">
            <text:p>0.875578631707</text:p>
          </table:table-cell>
          <table:table-cell office:value-type="float" office:value="0.876169380119" calcext:value-type="float">
            <text:p>0.876169380119</text:p>
          </table:table-cell>
          <table:table-cell office:value-type="float" office:value="0.876057580555" calcext:value-type="float">
            <text:p>0.876057580555</text:p>
          </table:table-cell>
          <table:table-cell office:value-type="float" office:value="0.868309707518" calcext:value-type="float">
            <text:p>0.868309707518</text:p>
          </table:table-cell>
          <table:table-cell office:value-type="float" office:value="0.871330106377" calcext:value-type="float">
            <text:p>0.871330106377</text:p>
          </table:table-cell>
          <table:table-cell office:value-type="float" office:value="0.8658767329" calcext:value-type="float">
            <text:p>0.8658767329</text:p>
          </table:table-cell>
          <table:table-cell office:value-type="float" office:value="0.853419370574" calcext:value-type="float">
            <text:p>0.853419370574</text:p>
          </table:table-cell>
          <table:table-cell office:value-type="float" office:value="0.888445400278" calcext:value-type="float">
            <text:p>0.888445400278</text:p>
          </table:table-cell>
          <table:table-cell office:value-type="float" office:value="0.886988396725" calcext:value-type="float">
            <text:p>0.886988396725</text:p>
          </table:table-cell>
          <table:table-cell office:value-type="float" office:value="0.882830976634" calcext:value-type="float">
            <text:p>0.882830976634</text:p>
          </table:table-cell>
          <table:table-cell office:value-type="float" office:value="0.881097559872" calcext:value-type="float">
            <text:p>0.881097559872</text:p>
          </table:table-cell>
          <table:table-cell office:value-type="float" office:value="0.883795824874" calcext:value-type="float">
            <text:p>0.883795824874</text:p>
          </table:table-cell>
          <table:table-cell office:value-type="float" office:value="0.881814278106" calcext:value-type="float">
            <text:p>0.881814278106</text:p>
          </table:table-cell>
          <table:table-cell office:value-type="float" office:value="0.876965703822" calcext:value-type="float">
            <text:p>0.876965703822</text:p>
          </table:table-cell>
          <table:table-cell office:value-type="float" office:value="0.876867664694" calcext:value-type="float">
            <text:p>0.876867664694</text:p>
          </table:table-cell>
          <table:table-cell office:value-type="float" office:value="0.876539884636" calcext:value-type="float">
            <text:p>0.876539884636</text:p>
          </table:table-cell>
          <table:table-cell office:value-type="float" office:value="0.873233662247" calcext:value-type="float">
            <text:p>0.873233662247</text:p>
          </table:table-cell>
          <table:table-cell office:value-type="float" office:value="0.869088831163" calcext:value-type="float">
            <text:p>0.869088831163</text:p>
          </table:table-cell>
          <table:table-cell office:value-type="float" office:value="0.868921739152" calcext:value-type="float">
            <text:p>0.868921739152</text:p>
          </table:table-cell>
          <table:table-cell office:value-type="float" office:value="0.866829910529" calcext:value-type="float">
            <text:p>0.866829910529</text:p>
          </table:table-cell>
          <table:table-cell office:value-type="float" office:value="0.872362099389" calcext:value-type="float">
            <text:p>0.872362099389</text:p>
          </table:table-cell>
          <table:table-cell office:value-type="float" office:value="0.865621004056" calcext:value-type="float">
            <text:p>0.865621004056</text:p>
          </table:table-cell>
          <table:table-cell office:value-type="float" office:value="0.865371101608" calcext:value-type="float">
            <text:p>0.865371101608</text:p>
          </table:table-cell>
          <table:table-cell office:value-type="float" office:value="0.882005437043" calcext:value-type="float">
            <text:p>0.882005437043</text:p>
          </table:table-cell>
          <table:table-cell office:value-type="float" office:value="0.881684538743" calcext:value-type="float">
            <text:p>0.881684538743</text:p>
          </table:table-cell>
          <table:table-cell office:value-type="float" office:value="0.87976909087" calcext:value-type="float">
            <text:p>0.87976909087</text:p>
          </table:table-cell>
          <table:table-cell office:value-type="float" office:value="0.877746468176" calcext:value-type="float">
            <text:p>0.877746468176</text:p>
          </table:table-cell>
          <table:table-cell office:value-type="float" office:value="0.886997307874" calcext:value-type="float">
            <text:p>0.886997307874</text:p>
          </table:table-cell>
          <table:table-cell office:value-type="float" office:value="0.88558399838" calcext:value-type="float">
            <text:p>0.88558399838</text:p>
          </table:table-cell>
          <table:table-cell office:value-type="float" office:value="0.88332988785" calcext:value-type="float">
            <text:p>0.88332988785</text:p>
          </table:table-cell>
          <table:table-cell office:value-type="float" office:value="0.882200119282" calcext:value-type="float">
            <text:p>0.882200119282</text:p>
          </table:table-cell>
          <table:table-cell office:value-type="float" office:value="0.883586844575" calcext:value-type="float">
            <text:p>0.883586844575</text:p>
          </table:table-cell>
          <table:table-cell office:value-type="float" office:value="0.882726754023" calcext:value-type="float">
            <text:p>0.882726754023</text:p>
          </table:table-cell>
          <table:table-cell office:value-type="float" office:value="0.88223559225" calcext:value-type="float">
            <text:p>0.88223559225</text:p>
          </table:table-cell>
          <table:table-cell office:value-type="float" office:value="0.881731829794" calcext:value-type="float">
            <text:p>0.881731829794</text:p>
          </table:table-cell>
          <table:table-cell office:value-type="float" office:value="0.879996664163" calcext:value-type="float">
            <text:p>0.879996664163</text:p>
          </table:table-cell>
          <table:table-cell office:value-type="float" office:value="0.878976072459" calcext:value-type="float">
            <text:p>0.878976072459</text:p>
          </table:table-cell>
          <table:table-cell office:value-type="float" office:value="0.879489645984" calcext:value-type="float">
            <text:p>0.879489645984</text:p>
          </table:table-cell>
          <table:table-cell office:value-type="float" office:value="0.880629475884" calcext:value-type="float">
            <text:p>0.880629475884</text:p>
          </table:table-cell>
          <table:table-cell office:value-type="float" office:value="0.873511648282" calcext:value-type="float">
            <text:p>0.873511648282</text:p>
          </table:table-cell>
          <table:table-cell office:value-type="float" office:value="0.877541612316" calcext:value-type="float">
            <text:p>0.877541612316</text:p>
          </table:table-cell>
          <table:table-cell office:value-type="float" office:value="0.878666220324" calcext:value-type="float">
            <text:p>0.878666220324</text:p>
          </table:table-cell>
          <table:table-cell office:value-type="float" office:value="0.879342913506" calcext:value-type="float">
            <text:p>0.879342913506</text:p>
          </table:table-cell>
          <table:table-cell office:value-type="float" office:value="0.847850146096" calcext:value-type="float">
            <text:p>0.847850146096</text:p>
          </table:table-cell>
          <table:table-cell office:value-type="float" office:value="0.861570689756" calcext:value-type="float">
            <text:p>0.861570689756</text:p>
          </table:table-cell>
          <table:table-cell office:value-type="float" office:value="0.858410696413" calcext:value-type="float">
            <text:p>0.858410696413</text:p>
          </table:table-cell>
          <table:table-cell office:value-type="float" office:value="0.84157441835" calcext:value-type="float">
            <text:p>0.84157441835</text:p>
          </table:table-cell>
          <table:table-cell office:value-type="float" office:value="0.879168880452" calcext:value-type="float">
            <text:p>0.879168880452</text:p>
          </table:table-cell>
          <table:table-cell office:value-type="float" office:value="0.882232109203" calcext:value-type="float">
            <text:p>0.882232109203</text:p>
          </table:table-cell>
          <table:table-cell office:value-type="float" office:value="0.879498129002" calcext:value-type="float">
            <text:p>0.879498129002</text:p>
          </table:table-cell>
          <table:table-cell office:value-type="float" office:value="0.878849688916" calcext:value-type="float">
            <text:p>0.878849688916</text:p>
          </table:table-cell>
          <table:table-cell office:value-type="float" office:value="0.881114335435" calcext:value-type="float">
            <text:p>0.881114335435</text:p>
          </table:table-cell>
          <table:table-cell office:value-type="float" office:value="0.880519869676" calcext:value-type="float">
            <text:p>0.880519869676</text:p>
          </table:table-cell>
          <table:table-cell office:value-type="float" office:value="0.880815037492" calcext:value-type="float">
            <text:p>0.880815037492</text:p>
          </table:table-cell>
          <table:table-cell office:value-type="float" office:value="0.881519330001" calcext:value-type="float">
            <text:p>0.881519330001</text:p>
          </table:table-cell>
          <table:table-cell office:value-type="float" office:value="0.878257540289" calcext:value-type="float">
            <text:p>0.878257540289</text:p>
          </table:table-cell>
          <table:table-cell office:value-type="float" office:value="0.879017327427" calcext:value-type="float">
            <text:p>0.879017327427</text:p>
          </table:table-cell>
          <table:table-cell office:value-type="float" office:value="0.879735138948" calcext:value-type="float">
            <text:p>0.879735138948</text:p>
          </table:table-cell>
          <table:table-cell office:value-type="float" office:value="0.880998909108" calcext:value-type="float">
            <text:p>0.880998909108</text:p>
          </table:table-cell>
          <table:table-cell office:value-type="float" office:value="0.875524443258" calcext:value-type="float">
            <text:p>0.875524443258</text:p>
          </table:table-cell>
          <table:table-cell office:value-type="float" office:value="0.876647511203" calcext:value-type="float">
            <text:p>0.876647511203</text:p>
          </table:table-cell>
          <table:table-cell office:value-type="float" office:value="0.877686314031" calcext:value-type="float">
            <text:p>0.877686314031</text:p>
          </table:table-cell>
          <table:table-cell office:value-type="float" office:value="0.879267743618" calcext:value-type="float">
            <text:p>0.879267743618</text:p>
          </table:table-cell>
          <table:table-cell office:value-type="float" office:value="0.882778057788" calcext:value-type="float">
            <text:p>0.882778057788</text:p>
          </table:table-cell>
          <table:table-cell office:value-type="float" office:value="0.882093437488" calcext:value-type="float">
            <text:p>0.882093437488</text:p>
          </table:table-cell>
          <table:table-cell office:value-type="float" office:value="0.880796275899" calcext:value-type="float">
            <text:p>0.880796275899</text:p>
          </table:table-cell>
          <table:table-cell office:value-type="float" office:value="0.880435202861" calcext:value-type="float">
            <text:p>0.880435202861</text:p>
          </table:table-cell>
          <table:table-cell office:value-type="float" office:value="0.886205568567" calcext:value-type="float">
            <text:p>0.886205568567</text:p>
          </table:table-cell>
          <table:table-cell office:value-type="float" office:value="0.884384762055" calcext:value-type="float">
            <text:p>0.884384762055</text:p>
          </table:table-cell>
          <table:table-cell office:value-type="float" office:value="0.88385924893" calcext:value-type="float">
            <text:p>0.88385924893</text:p>
          </table:table-cell>
          <table:table-cell office:value-type="float" office:value="0.882816977502" calcext:value-type="float">
            <text:p>0.882816977502</text:p>
          </table:table-cell>
          <table:table-cell office:value-type="float" office:value="0.882374429123" calcext:value-type="float">
            <text:p>0.882374429123</text:p>
          </table:table-cell>
          <table:table-cell office:value-type="float" office:value="0.880253850684" calcext:value-type="float">
            <text:p>0.880253850684</text:p>
          </table:table-cell>
          <table:table-cell office:value-type="float" office:value="0.879903964145" calcext:value-type="float">
            <text:p>0.879903964145</text:p>
          </table:table-cell>
          <table:table-cell office:value-type="float" office:value="0.881669459243" calcext:value-type="float">
            <text:p>0.881669459243</text:p>
          </table:table-cell>
          <table:table-cell office:value-type="float" office:value="0.876206457208" calcext:value-type="float">
            <text:p>0.876206457208</text:p>
          </table:table-cell>
          <table:table-cell office:value-type="float" office:value="0.876380527798" calcext:value-type="float">
            <text:p>0.876380527798</text:p>
          </table:table-cell>
          <table:table-cell office:value-type="float" office:value="0.877517990341" calcext:value-type="float">
            <text:p>0.877517990341</text:p>
          </table:table-cell>
          <table:table-cell office:value-type="float" office:value="0.878939463433" calcext:value-type="float">
            <text:p>0.878939463433</text:p>
          </table:table-cell>
          <table:table-cell office:value-type="float" office:value="0.87531565322" calcext:value-type="float">
            <text:p>0.87531565322</text:p>
          </table:table-cell>
          <table:table-cell office:value-type="float" office:value="0.875322279655" calcext:value-type="float">
            <text:p>0.875322279655</text:p>
          </table:table-cell>
          <table:table-cell office:value-type="float" office:value="0.874447172603" calcext:value-type="float">
            <text:p>0.874447172603</text:p>
          </table:table-cell>
          <table:table-cell office:value-type="float" office:value="0.876659342535" calcext:value-type="float">
            <text:p>0.8766593425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94104787919" calcext:value-type="float">
            <text:p>0.894104787919</text:p>
          </table:table-cell>
          <table:table-cell office:value-type="float" office:value="0.889185391572" calcext:value-type="float">
            <text:p>0.889185391572</text:p>
          </table:table-cell>
          <table:table-cell office:value-type="float" office:value="0.903163369841" calcext:value-type="float">
            <text:p>0.903163369841</text:p>
          </table:table-cell>
          <table:table-cell office:value-type="float" office:value="0.901378961918" calcext:value-type="float">
            <text:p>0.901378961918</text:p>
          </table:table-cell>
          <table:table-cell office:value-type="float" office:value="0.920428337843" calcext:value-type="float">
            <text:p>0.920428337843</text:p>
          </table:table-cell>
          <table:table-cell office:value-type="float" office:value="0.931339393286" calcext:value-type="float">
            <text:p>0.931339393286</text:p>
          </table:table-cell>
          <table:table-cell office:value-type="float" office:value="0.929775920925" calcext:value-type="float">
            <text:p>0.929775920925</text:p>
          </table:table-cell>
          <table:table-cell office:value-type="float" office:value="0.909730181075" calcext:value-type="float">
            <text:p>0.909730181075</text:p>
          </table:table-cell>
          <table:table-cell office:value-type="float" office:value="0.927673800305" calcext:value-type="float">
            <text:p>0.927673800305</text:p>
          </table:table-cell>
          <table:table-cell office:value-type="float" office:value="0.940716424068" calcext:value-type="float">
            <text:p>0.940716424068</text:p>
          </table:table-cell>
          <table:table-cell office:value-type="float" office:value="0.937063311958" calcext:value-type="float">
            <text:p>0.937063311958</text:p>
          </table:table-cell>
          <table:table-cell office:value-type="float" office:value="0.917207596392" calcext:value-type="float">
            <text:p>0.917207596392</text:p>
          </table:table-cell>
          <table:table-cell office:value-type="float" office:value="0.935092232062" calcext:value-type="float">
            <text:p>0.935092232062</text:p>
          </table:table-cell>
          <table:table-cell office:value-type="float" office:value="0.94376447649" calcext:value-type="float">
            <text:p>0.94376447649</text:p>
          </table:table-cell>
          <table:table-cell office:value-type="float" office:value="0.949509717088" calcext:value-type="float">
            <text:p>0.949509717088</text:p>
          </table:table-cell>
          <table:table-cell office:value-type="float" office:value="0.912150761743" calcext:value-type="float">
            <text:p>0.912150761743</text:p>
          </table:table-cell>
          <table:table-cell office:value-type="float" office:value="0.93639506552" calcext:value-type="float">
            <text:p>0.93639506552</text:p>
          </table:table-cell>
          <table:table-cell office:value-type="float" office:value="0.953695065525" calcext:value-type="float">
            <text:p>0.953695065525</text:p>
          </table:table-cell>
          <table:table-cell office:value-type="float" office:value="0.967761727744" calcext:value-type="float">
            <text:p>0.967761727744</text:p>
          </table:table-cell>
          <table:table-cell office:value-type="float" office:value="0.925473821777" calcext:value-type="float">
            <text:p>0.925473821777</text:p>
          </table:table-cell>
          <table:table-cell office:value-type="float" office:value="0.892899165875" calcext:value-type="float">
            <text:p>0.892899165875</text:p>
          </table:table-cell>
          <table:table-cell office:value-type="float" office:value="0.900043056876" calcext:value-type="float">
            <text:p>0.900043056876</text:p>
          </table:table-cell>
          <table:table-cell office:value-type="float" office:value="0.897738135601" calcext:value-type="float">
            <text:p>0.897738135601</text:p>
          </table:table-cell>
          <table:table-cell office:value-type="float" office:value="0.847203440718" calcext:value-type="float">
            <text:p>0.847203440718</text:p>
          </table:table-cell>
          <table:table-cell office:value-type="float" office:value="0.917825448825" calcext:value-type="float">
            <text:p>0.917825448825</text:p>
          </table:table-cell>
          <table:table-cell office:value-type="float" office:value="0.938386428637" calcext:value-type="float">
            <text:p>0.938386428637</text:p>
          </table:table-cell>
          <table:table-cell office:value-type="float" office:value="0.94115251156" calcext:value-type="float">
            <text:p>0.94115251156</text:p>
          </table:table-cell>
          <table:table-cell office:value-type="float" office:value="0.915824268698" calcext:value-type="float">
            <text:p>0.915824268698</text:p>
          </table:table-cell>
          <table:table-cell office:value-type="float" office:value="0.925039337625" calcext:value-type="float">
            <text:p>0.925039337625</text:p>
          </table:table-cell>
          <table:table-cell office:value-type="float" office:value="0.962206916046" calcext:value-type="float">
            <text:p>0.962206916046</text:p>
          </table:table-cell>
          <table:table-cell office:value-type="float" office:value="0.962245469102" calcext:value-type="float">
            <text:p>0.962245469102</text:p>
          </table:table-cell>
          <table:table-cell office:value-type="float" office:value="0.912087526536" calcext:value-type="float">
            <text:p>0.912087526536</text:p>
          </table:table-cell>
          <table:table-cell office:value-type="float" office:value="0.939728375902" calcext:value-type="float">
            <text:p>0.939728375902</text:p>
          </table:table-cell>
          <table:table-cell office:value-type="float" office:value="0.974987809342" calcext:value-type="float">
            <text:p>0.974987809342</text:p>
          </table:table-cell>
          <table:table-cell office:value-type="float" office:value="0.959520028008" calcext:value-type="float">
            <text:p>0.959520028008</text:p>
          </table:table-cell>
          <table:table-cell office:value-type="float" office:value="0.91021883239" calcext:value-type="float">
            <text:p>0.91021883239</text:p>
          </table:table-cell>
          <table:table-cell office:value-type="float" office:value="0.755084526704" calcext:value-type="float">
            <text:p>0.755084526704</text:p>
          </table:table-cell>
          <table:table-cell office:value-type="float" office:value="0.920885031406" calcext:value-type="float">
            <text:p>0.920885031406</text:p>
          </table:table-cell>
          <table:table-cell office:value-type="float" office:value="0.959850684686" calcext:value-type="float">
            <text:p>0.959850684686</text:p>
          </table:table-cell>
          <table:table-cell office:value-type="float" office:value="0.638412234131" calcext:value-type="float">
            <text:p>0.638412234131</text:p>
          </table:table-cell>
          <table:table-cell office:value-type="float" office:value="0.879790610497" calcext:value-type="float">
            <text:p>0.879790610497</text:p>
          </table:table-cell>
          <table:table-cell office:value-type="float" office:value="0.882036541447" calcext:value-type="float">
            <text:p>0.882036541447</text:p>
          </table:table-cell>
          <table:table-cell office:value-type="float" office:value="0.879662780685" calcext:value-type="float">
            <text:p>0.879662780685</text:p>
          </table:table-cell>
          <table:table-cell office:value-type="float" office:value="0.822156625604" calcext:value-type="float">
            <text:p>0.822156625604</text:p>
          </table:table-cell>
          <table:table-cell office:value-type="float" office:value="0.913072203124" calcext:value-type="float">
            <text:p>0.913072203124</text:p>
          </table:table-cell>
          <table:table-cell office:value-type="float" office:value="0.935541801484" calcext:value-type="float">
            <text:p>0.935541801484</text:p>
          </table:table-cell>
          <table:table-cell office:value-type="float" office:value="0.91117314915" calcext:value-type="float">
            <text:p>0.91117314915</text:p>
          </table:table-cell>
          <table:table-cell office:value-type="float" office:value="0.805624937638" calcext:value-type="float">
            <text:p>0.805624937638</text:p>
          </table:table-cell>
          <table:table-cell office:value-type="float" office:value="0.921359196486" calcext:value-type="float">
            <text:p>0.921359196486</text:p>
          </table:table-cell>
          <table:table-cell office:value-type="float" office:value="0.959256048554" calcext:value-type="float">
            <text:p>0.959256048554</text:p>
          </table:table-cell>
          <table:table-cell office:value-type="float" office:value="0.815144244114" calcext:value-type="float">
            <text:p>0.815144244114</text:p>
          </table:table-cell>
          <table:table-cell office:value-type="float" office:value="0.805624937079" calcext:value-type="float">
            <text:p>0.805624937079</text:p>
          </table:table-cell>
          <table:table-cell office:value-type="float" office:value="0.936793608677" calcext:value-type="float">
            <text:p>0.936793608677</text:p>
          </table:table-cell>
          <table:table-cell office:value-type="float" office:value="0.982784386837" calcext:value-type="float">
            <text:p>0.982784386837</text:p>
          </table:table-cell>
          <table:table-cell office:value-type="float" office:value="0.805624932659" calcext:value-type="float">
            <text:p>0.805624932659</text:p>
          </table:table-cell>
          <table:table-cell office:value-type="float" office:value="0.805624938697" calcext:value-type="float">
            <text:p>0.805624938697</text:p>
          </table:table-cell>
          <table:table-cell office:value-type="float" office:value="0.754746280178" calcext:value-type="float">
            <text:p>0.754746280178</text:p>
          </table:table-cell>
          <table:table-cell office:value-type="float" office:value="0.811008136503" calcext:value-type="float">
            <text:p>0.811008136503</text:p>
          </table:table-cell>
          <table:table-cell office:value-type="float" office:value="0.805624879977" calcext:value-type="float">
            <text:p>0.805624879977</text:p>
          </table:table-cell>
          <table:table-cell office:value-type="float" office:value="0.805624936517" calcext:value-type="float">
            <text:p>0.805624936517</text:p>
          </table:table-cell>
          <table:table-cell office:value-type="float" office:value="0.88102295308" calcext:value-type="float">
            <text:p>0.88102295308</text:p>
          </table:table-cell>
          <table:table-cell office:value-type="float" office:value="0.893071471738" calcext:value-type="float">
            <text:p>0.893071471738</text:p>
          </table:table-cell>
          <table:table-cell office:value-type="float" office:value="0.8902783562" calcext:value-type="float">
            <text:p>0.8902783562</text:p>
          </table:table-cell>
          <table:table-cell office:value-type="float" office:value="0.842271880521" calcext:value-type="float">
            <text:p>0.842271880521</text:p>
          </table:table-cell>
          <table:table-cell office:value-type="float" office:value="0.917538646636" calcext:value-type="float">
            <text:p>0.917538646636</text:p>
          </table:table-cell>
          <table:table-cell office:value-type="float" office:value="0.935063800131" calcext:value-type="float">
            <text:p>0.935063800131</text:p>
          </table:table-cell>
          <table:table-cell office:value-type="float" office:value="0.942154280566" calcext:value-type="float">
            <text:p>0.942154280566</text:p>
          </table:table-cell>
          <table:table-cell office:value-type="float" office:value="0.917705566318" calcext:value-type="float">
            <text:p>0.917705566318</text:p>
          </table:table-cell>
          <table:table-cell office:value-type="float" office:value="0.921978076398" calcext:value-type="float">
            <text:p>0.921978076398</text:p>
          </table:table-cell>
          <table:table-cell office:value-type="float" office:value="0.964035366311" calcext:value-type="float">
            <text:p>0.964035366311</text:p>
          </table:table-cell>
          <table:table-cell office:value-type="float" office:value="0.978604901719" calcext:value-type="float">
            <text:p>0.978604901719</text:p>
          </table:table-cell>
          <table:table-cell office:value-type="float" office:value="0.932189408946" calcext:value-type="float">
            <text:p>0.932189408946</text:p>
          </table:table-cell>
          <table:table-cell office:value-type="float" office:value="0.938028429633" calcext:value-type="float">
            <text:p>0.938028429633</text:p>
          </table:table-cell>
          <table:table-cell office:value-type="float" office:value="0.988843857107" calcext:value-type="float">
            <text:p>0.988843857107</text:p>
          </table:table-cell>
          <table:table-cell office:value-type="float" office:value="0.989031939195" calcext:value-type="float">
            <text:p>0.989031939195</text:p>
          </table:table-cell>
          <table:table-cell office:value-type="float" office:value="0.923655923315" calcext:value-type="float">
            <text:p>0.923655923315</text:p>
          </table:table-cell>
          <table:table-cell office:value-type="float" office:value="0.746171226859" calcext:value-type="float">
            <text:p>0.746171226859</text:p>
          </table:table-cell>
          <table:table-cell office:value-type="float" office:value="0.94863795268" calcext:value-type="float">
            <text:p>0.94863795268</text:p>
          </table:table-cell>
          <table:table-cell office:value-type="float" office:value="0.987244421905" calcext:value-type="float">
            <text:p>0.987244421905</text:p>
          </table:table-cell>
          <table:table-cell office:value-type="float" office:value="0.675563274509" calcext:value-type="float">
            <text:p>0.675563274509</text:p>
          </table:table-cell>
          <table:table-cell office:value-type="float" office:value="0.90021228852" calcext:value-type="float">
            <text:p>0.90021228852</text:p>
          </table:table-cell>
          <table:table-cell office:value-type="float" office:value="0.914635477231" calcext:value-type="float">
            <text:p>0.914635477231</text:p>
          </table:table-cell>
          <table:table-cell office:value-type="float" office:value="0.917796517612" calcext:value-type="float">
            <text:p>0.917796517612</text:p>
          </table:table-cell>
          <table:table-cell office:value-type="float" office:value="0.913675235713" calcext:value-type="float">
            <text:p>0.913675235713</text:p>
          </table:table-cell>
          <table:table-cell office:value-type="float" office:value="0.848177452211" calcext:value-type="float">
            <text:p>0.848177452211</text:p>
          </table:table-cell>
          <table:table-cell office:value-type="float" office:value="0.855786161876" calcext:value-type="float">
            <text:p>0.855786161876</text:p>
          </table:table-cell>
          <table:table-cell office:value-type="float" office:value="0.872486615216" calcext:value-type="float">
            <text:p>0.872486615216</text:p>
          </table:table-cell>
          <table:table-cell office:value-type="float" office:value="0.854022510526" calcext:value-type="float">
            <text:p>0.854022510526</text:p>
          </table:table-cell>
          <table:table-cell office:value-type="float" office:value="0.848939050762" calcext:value-type="float">
            <text:p>0.848939050762</text:p>
          </table:table-cell>
          <table:table-cell office:value-type="float" office:value="0.855731210354" calcext:value-type="float">
            <text:p>0.855731210354</text:p>
          </table:table-cell>
          <table:table-cell office:value-type="float" office:value="0.899777447202" calcext:value-type="float">
            <text:p>0.899777447202</text:p>
          </table:table-cell>
          <table:table-cell office:value-type="float" office:value="0.851703243049" calcext:value-type="float">
            <text:p>0.851703243049</text:p>
          </table:table-cell>
          <table:table-cell office:value-type="float" office:value="0.858568420953" calcext:value-type="float">
            <text:p>0.858568420953</text:p>
          </table:table-cell>
          <table:table-cell office:value-type="float" office:value="0.87110987399" calcext:value-type="float">
            <text:p>0.87110987399</text:p>
          </table:table-cell>
          <table:table-cell office:value-type="float" office:value="0.943743032639" calcext:value-type="float">
            <text:p>0.943743032639</text:p>
          </table:table-cell>
          <table:table-cell office:value-type="float" office:value="0.852887114404" calcext:value-type="float">
            <text:p>0.852887114404</text:p>
          </table:table-cell>
          <table:table-cell office:value-type="float" office:value="0.927912152166" calcext:value-type="float">
            <text:p>0.927912152166</text:p>
          </table:table-cell>
          <table:table-cell office:value-type="float" office:value="0.986444782913" calcext:value-type="float">
            <text:p>0.986444782913</text:p>
          </table:table-cell>
          <table:table-cell office:value-type="float" office:value="0.985139555469" calcext:value-type="float">
            <text:p>0.985139555469</text:p>
          </table:table-cell>
          <table:table-cell office:value-type="float" office:value="0.874392697944" calcext:value-type="float">
            <text:p>0.8743926979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7903392463" calcext:value-type="float">
            <text:p>0.987903392463</text:p>
          </table:table-cell>
          <table:table-cell office:value-type="float" office:value="0.987906584102" calcext:value-type="float">
            <text:p>0.987906584102</text:p>
          </table:table-cell>
          <table:table-cell office:value-type="float" office:value="0.987902955325" calcext:value-type="float">
            <text:p>0.987902955325</text:p>
          </table:table-cell>
          <table:table-cell office:value-type="float" office:value="0.987904384109" calcext:value-type="float">
            <text:p>0.987904384109</text:p>
          </table:table-cell>
          <table:table-cell office:value-type="float" office:value="0.987909859527" calcext:value-type="float">
            <text:p>0.987909859527</text:p>
          </table:table-cell>
          <table:table-cell office:value-type="float" office:value="0.987904793201" calcext:value-type="float">
            <text:p>0.987904793201</text:p>
          </table:table-cell>
          <table:table-cell office:value-type="float" office:value="0.98790671096" calcext:value-type="float">
            <text:p>0.98790671096</text:p>
          </table:table-cell>
          <table:table-cell office:value-type="float" office:value="0.987903925973" calcext:value-type="float">
            <text:p>0.987903925973</text:p>
          </table:table-cell>
          <table:table-cell office:value-type="float" office:value="0.987920912875" calcext:value-type="float">
            <text:p>0.987920912875</text:p>
          </table:table-cell>
          <table:table-cell office:value-type="float" office:value="0.987917313003" calcext:value-type="float">
            <text:p>0.987917313003</text:p>
          </table:table-cell>
          <table:table-cell office:value-type="float" office:value="0.987915468415" calcext:value-type="float">
            <text:p>0.987915468415</text:p>
          </table:table-cell>
          <table:table-cell office:value-type="float" office:value="0.987910794625" calcext:value-type="float">
            <text:p>0.987910794625</text:p>
          </table:table-cell>
          <table:table-cell office:value-type="float" office:value="0.987921535286" calcext:value-type="float">
            <text:p>0.987921535286</text:p>
          </table:table-cell>
          <table:table-cell office:value-type="float" office:value="0.987915856576" calcext:value-type="float">
            <text:p>0.987915856576</text:p>
          </table:table-cell>
          <table:table-cell office:value-type="float" office:value="0.987879888025" calcext:value-type="float">
            <text:p>0.987879888025</text:p>
          </table:table-cell>
          <table:table-cell office:value-type="float" office:value="0.987737565692" calcext:value-type="float">
            <text:p>0.987737565692</text:p>
          </table:table-cell>
          <table:table-cell office:value-type="float" office:value="0.987912521676" calcext:value-type="float">
            <text:p>0.987912521676</text:p>
          </table:table-cell>
          <table:table-cell office:value-type="float" office:value="0.987891766151" calcext:value-type="float">
            <text:p>0.987891766151</text:p>
          </table:table-cell>
          <table:table-cell office:value-type="float" office:value="0.987786838428" calcext:value-type="float">
            <text:p>0.987786838428</text:p>
          </table:table-cell>
          <table:table-cell office:value-type="float" office:value="0.987608535564" calcext:value-type="float">
            <text:p>0.987608535564</text:p>
          </table:table-cell>
          <table:table-cell office:value-type="float" office:value="0.98105266508" calcext:value-type="float">
            <text:p>0.98105266508</text:p>
          </table:table-cell>
          <table:table-cell office:value-type="float" office:value="0.982323040002" calcext:value-type="float">
            <text:p>0.982323040002</text:p>
          </table:table-cell>
          <table:table-cell office:value-type="float" office:value="0.979895153632" calcext:value-type="float">
            <text:p>0.979895153632</text:p>
          </table:table-cell>
          <table:table-cell office:value-type="float" office:value="0.959701902984" calcext:value-type="float">
            <text:p>0.959701902984</text:p>
          </table:table-cell>
          <table:table-cell office:value-type="float" office:value="0.986913599517" calcext:value-type="float">
            <text:p>0.986913599517</text:p>
          </table:table-cell>
          <table:table-cell office:value-type="float" office:value="0.98702267018" calcext:value-type="float">
            <text:p>0.98702267018</text:p>
          </table:table-cell>
          <table:table-cell office:value-type="float" office:value="0.986055005198" calcext:value-type="float">
            <text:p>0.986055005198</text:p>
          </table:table-cell>
          <table:table-cell office:value-type="float" office:value="0.98421544466" calcext:value-type="float">
            <text:p>0.98421544466</text:p>
          </table:table-cell>
          <table:table-cell office:value-type="float" office:value="0.987149073587" calcext:value-type="float">
            <text:p>0.987149073587</text:p>
          </table:table-cell>
          <table:table-cell office:value-type="float" office:value="0.984711266533" calcext:value-type="float">
            <text:p>0.984711266533</text:p>
          </table:table-cell>
          <table:table-cell office:value-type="float" office:value="0.97456662592" calcext:value-type="float">
            <text:p>0.97456662592</text:p>
          </table:table-cell>
          <table:table-cell office:value-type="float" office:value="0.967874302146" calcext:value-type="float">
            <text:p>0.967874302146</text:p>
          </table:table-cell>
          <table:table-cell office:value-type="float" office:value="0.986788329713" calcext:value-type="float">
            <text:p>0.986788329713</text:p>
          </table:table-cell>
          <table:table-cell office:value-type="float" office:value="0.979854621047" calcext:value-type="float">
            <text:p>0.979854621047</text:p>
          </table:table-cell>
          <table:table-cell office:value-type="float" office:value="0.965838723014" calcext:value-type="float">
            <text:p>0.965838723014</text:p>
          </table:table-cell>
          <table:table-cell office:value-type="float" office:value="0.955798674381" calcext:value-type="float">
            <text:p>0.955798674381</text:p>
          </table:table-cell>
          <table:table-cell office:value-type="float" office:value="0.835287119352" calcext:value-type="float">
            <text:p>0.835287119352</text:p>
          </table:table-cell>
          <table:table-cell office:value-type="float" office:value="0.9392658466" calcext:value-type="float">
            <text:p>0.9392658466</text:p>
          </table:table-cell>
          <table:table-cell office:value-type="float" office:value="0.962127962892" calcext:value-type="float">
            <text:p>0.962127962892</text:p>
          </table:table-cell>
          <table:table-cell office:value-type="float" office:value="0.825027513966" calcext:value-type="float">
            <text:p>0.825027513966</text:p>
          </table:table-cell>
          <table:table-cell office:value-type="float" office:value="0.987996725168" calcext:value-type="float">
            <text:p>0.987996725168</text:p>
          </table:table-cell>
          <table:table-cell office:value-type="float" office:value="0.986180183494" calcext:value-type="float">
            <text:p>0.986180183494</text:p>
          </table:table-cell>
          <table:table-cell office:value-type="float" office:value="0.984548998757" calcext:value-type="float">
            <text:p>0.984548998757</text:p>
          </table:table-cell>
          <table:table-cell office:value-type="float" office:value="0.954622936706" calcext:value-type="float">
            <text:p>0.954622936706</text:p>
          </table:table-cell>
          <table:table-cell office:value-type="float" office:value="0.988025586245" calcext:value-type="float">
            <text:p>0.988025586245</text:p>
          </table:table-cell>
          <table:table-cell office:value-type="float" office:value="0.988025508961" calcext:value-type="float">
            <text:p>0.988025508961</text:p>
          </table:table-cell>
          <table:table-cell office:value-type="float" office:value="0.988025465835" calcext:value-type="float">
            <text:p>0.988025465835</text:p>
          </table:table-cell>
          <table:table-cell office:value-type="float" office:value="0.987992434211" calcext:value-type="float">
            <text:p>0.987992434211</text:p>
          </table:table-cell>
          <table:table-cell office:value-type="float" office:value="0.988025536561" calcext:value-type="float">
            <text:p>0.988025536561</text:p>
          </table:table-cell>
          <table:table-cell office:value-type="float" office:value="0.988025515455" calcext:value-type="float">
            <text:p>0.988025515455</text:p>
          </table:table-cell>
          <table:table-cell office:value-type="float" office:value="0.988025440991" calcext:value-type="float">
            <text:p>0.988025440991</text:p>
          </table:table-cell>
          <table:table-cell office:value-type="float" office:value="0.988020263922" calcext:value-type="float">
            <text:p>0.988020263922</text:p>
          </table:table-cell>
          <table:table-cell office:value-type="float" office:value="0.988025562442" calcext:value-type="float">
            <text:p>0.988025562442</text:p>
          </table:table-cell>
          <table:table-cell office:value-type="float" office:value="0.988023947096" calcext:value-type="float">
            <text:p>0.988023947096</text:p>
          </table:table-cell>
          <table:table-cell office:value-type="float" office:value="0.987824922985" calcext:value-type="float">
            <text:p>0.987824922985</text:p>
          </table:table-cell>
          <table:table-cell office:value-type="float" office:value="0.98253015094" calcext:value-type="float">
            <text:p>0.98253015094</text:p>
          </table:table-cell>
          <table:table-cell office:value-type="float" office:value="0.773891803763" calcext:value-type="float">
            <text:p>0.773891803763</text:p>
          </table:table-cell>
          <table:table-cell office:value-type="float" office:value="0.938147431659" calcext:value-type="float">
            <text:p>0.938147431659</text:p>
          </table:table-cell>
          <table:table-cell office:value-type="float" office:value="0.986973970581" calcext:value-type="float">
            <text:p>0.986973970581</text:p>
          </table:table-cell>
          <table:table-cell office:value-type="float" office:value="0.835243073621" calcext:value-type="float">
            <text:p>0.835243073621</text:p>
          </table:table-cell>
          <table:table-cell office:value-type="float" office:value="0.984752214398" calcext:value-type="float">
            <text:p>0.984752214398</text:p>
          </table:table-cell>
          <table:table-cell office:value-type="float" office:value="0.984712550333" calcext:value-type="float">
            <text:p>0.984712550333</text:p>
          </table:table-cell>
          <table:table-cell office:value-type="float" office:value="0.981986693234" calcext:value-type="float">
            <text:p>0.981986693234</text:p>
          </table:table-cell>
          <table:table-cell office:value-type="float" office:value="0.948104232333" calcext:value-type="float">
            <text:p>0.948104232333</text:p>
          </table:table-cell>
          <table:table-cell office:value-type="float" office:value="0.989311918235" calcext:value-type="float">
            <text:p>0.989311918235</text:p>
          </table:table-cell>
          <table:table-cell office:value-type="float" office:value="0.989067438977" calcext:value-type="float">
            <text:p>0.989067438977</text:p>
          </table:table-cell>
          <table:table-cell office:value-type="float" office:value="0.988841544109" calcext:value-type="float">
            <text:p>0.988841544109</text:p>
          </table:table-cell>
          <table:table-cell office:value-type="float" office:value="0.988425327777" calcext:value-type="float">
            <text:p>0.988425327777</text:p>
          </table:table-cell>
          <table:table-cell office:value-type="float" office:value="0.988890040801" calcext:value-type="float">
            <text:p>0.988890040801</text:p>
          </table:table-cell>
          <table:table-cell office:value-type="float" office:value="0.988723362763" calcext:value-type="float">
            <text:p>0.988723362763</text:p>
          </table:table-cell>
          <table:table-cell office:value-type="float" office:value="0.988895581419" calcext:value-type="float">
            <text:p>0.988895581419</text:p>
          </table:table-cell>
          <table:table-cell office:value-type="float" office:value="0.989297140935" calcext:value-type="float">
            <text:p>0.989297140935</text:p>
          </table:table-cell>
          <table:table-cell office:value-type="float" office:value="0.98765268268" calcext:value-type="float">
            <text:p>0.98765268268</text:p>
          </table:table-cell>
          <table:table-cell office:value-type="float" office:value="0.987833840788" calcext:value-type="float">
            <text:p>0.987833840788</text:p>
          </table:table-cell>
          <table:table-cell office:value-type="float" office:value="0.988677924037" calcext:value-type="float">
            <text:p>0.988677924037</text:p>
          </table:table-cell>
          <table:table-cell office:value-type="float" office:value="0.988345483975" calcext:value-type="float">
            <text:p>0.988345483975</text:p>
          </table:table-cell>
          <table:table-cell office:value-type="float" office:value="0.830846825319" calcext:value-type="float">
            <text:p>0.830846825319</text:p>
          </table:table-cell>
          <table:table-cell office:value-type="float" office:value="0.957873339138" calcext:value-type="float">
            <text:p>0.957873339138</text:p>
          </table:table-cell>
          <table:table-cell office:value-type="float" office:value="0.987243760613" calcext:value-type="float">
            <text:p>0.987243760613</text:p>
          </table:table-cell>
          <table:table-cell office:value-type="float" office:value="0.861794503847" calcext:value-type="float">
            <text:p>0.861794503847</text:p>
          </table:table-cell>
          <table:table-cell office:value-type="float" office:value="0.987978008358" calcext:value-type="float">
            <text:p>0.987978008358</text:p>
          </table:table-cell>
          <table:table-cell office:value-type="float" office:value="0.987980745816" calcext:value-type="float">
            <text:p>0.987980745816</text:p>
          </table:table-cell>
          <table:table-cell office:value-type="float" office:value="0.987981794375" calcext:value-type="float">
            <text:p>0.987981794375</text:p>
          </table:table-cell>
          <table:table-cell office:value-type="float" office:value="0.987981829664" calcext:value-type="float">
            <text:p>0.987981829664</text:p>
          </table:table-cell>
          <table:table-cell office:value-type="float" office:value="0.987944836942" calcext:value-type="float">
            <text:p>0.987944836942</text:p>
          </table:table-cell>
          <table:table-cell office:value-type="float" office:value="0.987945496008" calcext:value-type="float">
            <text:p>0.987945496008</text:p>
          </table:table-cell>
          <table:table-cell office:value-type="float" office:value="0.987948552639" calcext:value-type="float">
            <text:p>0.987948552639</text:p>
          </table:table-cell>
          <table:table-cell office:value-type="float" office:value="0.98796048539" calcext:value-type="float">
            <text:p>0.98796048539</text:p>
          </table:table-cell>
          <table:table-cell office:value-type="float" office:value="0.987935276312" calcext:value-type="float">
            <text:p>0.987935276312</text:p>
          </table:table-cell>
          <table:table-cell office:value-type="float" office:value="0.987939439251" calcext:value-type="float">
            <text:p>0.987939439251</text:p>
          </table:table-cell>
          <table:table-cell office:value-type="float" office:value="0.987949168933" calcext:value-type="float">
            <text:p>0.987949168933</text:p>
          </table:table-cell>
          <table:table-cell office:value-type="float" office:value="0.987814712929" calcext:value-type="float">
            <text:p>0.987814712929</text:p>
          </table:table-cell>
          <table:table-cell office:value-type="float" office:value="0.987897076642" calcext:value-type="float">
            <text:p>0.987897076642</text:p>
          </table:table-cell>
          <table:table-cell office:value-type="float" office:value="0.987932551964" calcext:value-type="float">
            <text:p>0.987932551964</text:p>
          </table:table-cell>
          <table:table-cell office:value-type="float" office:value="0.987644860568" calcext:value-type="float">
            <text:p>0.987644860568</text:p>
          </table:table-cell>
          <table:table-cell office:value-type="float" office:value="0.985335808866" calcext:value-type="float">
            <text:p>0.985335808866</text:p>
          </table:table-cell>
          <table:table-cell office:value-type="float" office:value="0.987875286343" calcext:value-type="float">
            <text:p>0.987875286343</text:p>
          </table:table-cell>
          <table:table-cell office:value-type="float" office:value="0.98791126071" calcext:value-type="float">
            <text:p>0.98791126071</text:p>
          </table:table-cell>
          <table:table-cell office:value-type="float" office:value="0.987570114757" calcext:value-type="float">
            <text:p>0.987570114757</text:p>
          </table:table-cell>
          <table:table-cell office:value-type="float" office:value="0.986070549037" calcext:value-type="float">
            <text:p>0.9860705490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11146854193" calcext:value-type="float">
            <text:p>0.811146854193</text:p>
          </table:table-cell>
          <table:table-cell office:value-type="float" office:value="0.808929913336" calcext:value-type="float">
            <text:p>0.808929913336</text:p>
          </table:table-cell>
          <table:table-cell office:value-type="float" office:value="0.810484354555" calcext:value-type="float">
            <text:p>0.810484354555</text:p>
          </table:table-cell>
          <table:table-cell office:value-type="float" office:value="0.812810566876" calcext:value-type="float">
            <text:p>0.812810566876</text:p>
          </table:table-cell>
          <table:table-cell office:value-type="float" office:value="0.817539989917" calcext:value-type="float">
            <text:p>0.817539989917</text:p>
          </table:table-cell>
          <table:table-cell office:value-type="float" office:value="0.820896405099" calcext:value-type="float">
            <text:p>0.820896405099</text:p>
          </table:table-cell>
          <table:table-cell office:value-type="float" office:value="0.823552927161" calcext:value-type="float">
            <text:p>0.823552927161</text:p>
          </table:table-cell>
          <table:table-cell office:value-type="float" office:value="0.824627513059" calcext:value-type="float">
            <text:p>0.824627513059</text:p>
          </table:table-cell>
          <table:table-cell office:value-type="float" office:value="0.824452148184" calcext:value-type="float">
            <text:p>0.824452148184</text:p>
          </table:table-cell>
          <table:table-cell office:value-type="float" office:value="0.824538632075" calcext:value-type="float">
            <text:p>0.824538632075</text:p>
          </table:table-cell>
          <table:table-cell office:value-type="float" office:value="0.822251871061" calcext:value-type="float">
            <text:p>0.822251871061</text:p>
          </table:table-cell>
          <table:table-cell office:value-type="float" office:value="0.822118155972" calcext:value-type="float">
            <text:p>0.822118155972</text:p>
          </table:table-cell>
          <table:table-cell office:value-type="float" office:value="0.827913825009" calcext:value-type="float">
            <text:p>0.827913825009</text:p>
          </table:table-cell>
          <table:table-cell office:value-type="float" office:value="0.825911468742" calcext:value-type="float">
            <text:p>0.825911468742</text:p>
          </table:table-cell>
          <table:table-cell office:value-type="float" office:value="0.820414340447" calcext:value-type="float">
            <text:p>0.820414340447</text:p>
          </table:table-cell>
          <table:table-cell office:value-type="float" office:value="0.817194880783" calcext:value-type="float">
            <text:p>0.817194880783</text:p>
          </table:table-cell>
          <table:table-cell office:value-type="float" office:value="0.828035746515" calcext:value-type="float">
            <text:p>0.828035746515</text:p>
          </table:table-cell>
          <table:table-cell office:value-type="float" office:value="0.832937545865" calcext:value-type="float">
            <text:p>0.832937545865</text:p>
          </table:table-cell>
          <table:table-cell office:value-type="float" office:value="0.830330892268" calcext:value-type="float">
            <text:p>0.830330892268</text:p>
          </table:table-cell>
          <table:table-cell office:value-type="float" office:value="0.823713468668" calcext:value-type="float">
            <text:p>0.823713468668</text:p>
          </table:table-cell>
          <table:table-cell office:value-type="float" office:value="0.805139058481" calcext:value-type="float">
            <text:p>0.805139058481</text:p>
          </table:table-cell>
          <table:table-cell office:value-type="float" office:value="0.802883878039" calcext:value-type="float">
            <text:p>0.802883878039</text:p>
          </table:table-cell>
          <table:table-cell office:value-type="float" office:value="0.802784166551" calcext:value-type="float">
            <text:p>0.802784166551</text:p>
          </table:table-cell>
          <table:table-cell office:value-type="float" office:value="0.801792687894" calcext:value-type="float">
            <text:p>0.801792687894</text:p>
          </table:table-cell>
          <table:table-cell office:value-type="float" office:value="0.813324051893" calcext:value-type="float">
            <text:p>0.813324051893</text:p>
          </table:table-cell>
          <table:table-cell office:value-type="float" office:value="0.807587236226" calcext:value-type="float">
            <text:p>0.807587236226</text:p>
          </table:table-cell>
          <table:table-cell office:value-type="float" office:value="0.801443500176" calcext:value-type="float">
            <text:p>0.801443500176</text:p>
          </table:table-cell>
          <table:table-cell office:value-type="float" office:value="0.798996106655" calcext:value-type="float">
            <text:p>0.798996106655</text:p>
          </table:table-cell>
          <table:table-cell office:value-type="float" office:value="0.809960311107" calcext:value-type="float">
            <text:p>0.809960311107</text:p>
          </table:table-cell>
          <table:table-cell office:value-type="float" office:value="0.805662258629" calcext:value-type="float">
            <text:p>0.805662258629</text:p>
          </table:table-cell>
          <table:table-cell office:value-type="float" office:value="0.795414049481" calcext:value-type="float">
            <text:p>0.795414049481</text:p>
          </table:table-cell>
          <table:table-cell office:value-type="float" office:value="0.79128729294" calcext:value-type="float">
            <text:p>0.79128729294</text:p>
          </table:table-cell>
          <table:table-cell office:value-type="float" office:value="0.805482857099" calcext:value-type="float">
            <text:p>0.805482857099</text:p>
          </table:table-cell>
          <table:table-cell office:value-type="float" office:value="0.800107208097" calcext:value-type="float">
            <text:p>0.800107208097</text:p>
          </table:table-cell>
          <table:table-cell office:value-type="float" office:value="0.789420370261" calcext:value-type="float">
            <text:p>0.789420370261</text:p>
          </table:table-cell>
          <table:table-cell office:value-type="float" office:value="0.788505250141" calcext:value-type="float">
            <text:p>0.788505250141</text:p>
          </table:table-cell>
          <table:table-cell office:value-type="float" office:value="0.66255315622" calcext:value-type="float">
            <text:p>0.66255315622</text:p>
          </table:table-cell>
          <table:table-cell office:value-type="float" office:value="0.782118176581" calcext:value-type="float">
            <text:p>0.782118176581</text:p>
          </table:table-cell>
          <table:table-cell office:value-type="float" office:value="0.800888360036" calcext:value-type="float">
            <text:p>0.800888360036</text:p>
          </table:table-cell>
          <table:table-cell office:value-type="float" office:value="0.725844106576" calcext:value-type="float">
            <text:p>0.725844106576</text:p>
          </table:table-cell>
          <table:table-cell office:value-type="float" office:value="0.802831426184" calcext:value-type="float">
            <text:p>0.802831426184</text:p>
          </table:table-cell>
          <table:table-cell office:value-type="float" office:value="0.807081311771" calcext:value-type="float">
            <text:p>0.807081311771</text:p>
          </table:table-cell>
          <table:table-cell office:value-type="float" office:value="0.809205856874" calcext:value-type="float">
            <text:p>0.809205856874</text:p>
          </table:table-cell>
          <table:table-cell office:value-type="float" office:value="0.808124225669" calcext:value-type="float">
            <text:p>0.808124225669</text:p>
          </table:table-cell>
          <table:table-cell office:value-type="float" office:value="0.82137059623" calcext:value-type="float">
            <text:p>0.82137059623</text:p>
          </table:table-cell>
          <table:table-cell office:value-type="float" office:value="0.820449099386" calcext:value-type="float">
            <text:p>0.820449099386</text:p>
          </table:table-cell>
          <table:table-cell office:value-type="float" office:value="0.818949879729" calcext:value-type="float">
            <text:p>0.818949879729</text:p>
          </table:table-cell>
          <table:table-cell office:value-type="float" office:value="0.817483835356" calcext:value-type="float">
            <text:p>0.817483835356</text:p>
          </table:table-cell>
          <table:table-cell office:value-type="float" office:value="0.817756280388" calcext:value-type="float">
            <text:p>0.817756280388</text:p>
          </table:table-cell>
          <table:table-cell office:value-type="float" office:value="0.811537751672" calcext:value-type="float">
            <text:p>0.811537751672</text:p>
          </table:table-cell>
          <table:table-cell office:value-type="float" office:value="0.800630042017" calcext:value-type="float">
            <text:p>0.800630042017</text:p>
          </table:table-cell>
          <table:table-cell office:value-type="float" office:value="0.791268769274" calcext:value-type="float">
            <text:p>0.791268769274</text:p>
          </table:table-cell>
          <table:table-cell office:value-type="float" office:value="0.813688823668" calcext:value-type="float">
            <text:p>0.813688823668</text:p>
          </table:table-cell>
          <table:table-cell office:value-type="float" office:value="0.803211229615" calcext:value-type="float">
            <text:p>0.803211229615</text:p>
          </table:table-cell>
          <table:table-cell office:value-type="float" office:value="0.777590524094" calcext:value-type="float">
            <text:p>0.777590524094</text:p>
          </table:table-cell>
          <table:table-cell office:value-type="float" office:value="0.74077856471" calcext:value-type="float">
            <text:p>0.74077856471</text:p>
          </table:table-cell>
          <table:table-cell office:value-type="float" office:value="0.60952804236" calcext:value-type="float">
            <text:p>0.60952804236</text:p>
          </table:table-cell>
          <table:table-cell office:value-type="float" office:value="0.767733466" calcext:value-type="float">
            <text:p>0.767733466</text:p>
          </table:table-cell>
          <table:table-cell office:value-type="float" office:value="0.81365227516" calcext:value-type="float">
            <text:p>0.81365227516</text:p>
          </table:table-cell>
          <table:table-cell office:value-type="float" office:value="0.630227413081" calcext:value-type="float">
            <text:p>0.630227413081</text:p>
          </table:table-cell>
          <table:table-cell office:value-type="float" office:value="0.802625550861" calcext:value-type="float">
            <text:p>0.802625550861</text:p>
          </table:table-cell>
          <table:table-cell office:value-type="float" office:value="0.809112528054" calcext:value-type="float">
            <text:p>0.809112528054</text:p>
          </table:table-cell>
          <table:table-cell office:value-type="float" office:value="0.811218427451" calcext:value-type="float">
            <text:p>0.811218427451</text:p>
          </table:table-cell>
          <table:table-cell office:value-type="float" office:value="0.810274446596" calcext:value-type="float">
            <text:p>0.810274446596</text:p>
          </table:table-cell>
          <table:table-cell office:value-type="float" office:value="0.825094297466" calcext:value-type="float">
            <text:p>0.825094297466</text:p>
          </table:table-cell>
          <table:table-cell office:value-type="float" office:value="0.825951949743" calcext:value-type="float">
            <text:p>0.825951949743</text:p>
          </table:table-cell>
          <table:table-cell office:value-type="float" office:value="0.824586379594" calcext:value-type="float">
            <text:p>0.824586379594</text:p>
          </table:table-cell>
          <table:table-cell office:value-type="float" office:value="0.824149375369" calcext:value-type="float">
            <text:p>0.824149375369</text:p>
          </table:table-cell>
          <table:table-cell office:value-type="float" office:value="0.825588916561" calcext:value-type="float">
            <text:p>0.825588916561</text:p>
          </table:table-cell>
          <table:table-cell office:value-type="float" office:value="0.821614452864" calcext:value-type="float">
            <text:p>0.821614452864</text:p>
          </table:table-cell>
          <table:table-cell office:value-type="float" office:value="0.814759178369" calcext:value-type="float">
            <text:p>0.814759178369</text:p>
          </table:table-cell>
          <table:table-cell office:value-type="float" office:value="0.810425882156" calcext:value-type="float">
            <text:p>0.810425882156</text:p>
          </table:table-cell>
          <table:table-cell office:value-type="float" office:value="0.826094553421" calcext:value-type="float">
            <text:p>0.826094553421</text:p>
          </table:table-cell>
          <table:table-cell office:value-type="float" office:value="0.81614083157" calcext:value-type="float">
            <text:p>0.81614083157</text:p>
          </table:table-cell>
          <table:table-cell office:value-type="float" office:value="0.795660804668" calcext:value-type="float">
            <text:p>0.795660804668</text:p>
          </table:table-cell>
          <table:table-cell office:value-type="float" office:value="0.792498366458" calcext:value-type="float">
            <text:p>0.792498366458</text:p>
          </table:table-cell>
          <table:table-cell office:value-type="float" office:value="0.663728430744" calcext:value-type="float">
            <text:p>0.663728430744</text:p>
          </table:table-cell>
          <table:table-cell office:value-type="float" office:value="0.780496486711" calcext:value-type="float">
            <text:p>0.780496486711</text:p>
          </table:table-cell>
          <table:table-cell office:value-type="float" office:value="0.817461918349" calcext:value-type="float">
            <text:p>0.817461918349</text:p>
          </table:table-cell>
          <table:table-cell office:value-type="float" office:value="0.724814201589" calcext:value-type="float">
            <text:p>0.724814201589</text:p>
          </table:table-cell>
          <table:table-cell office:value-type="float" office:value="0.943246030144" calcext:value-type="float">
            <text:p>0.943246030144</text:p>
          </table:table-cell>
          <table:table-cell office:value-type="float" office:value="0.930708892057" calcext:value-type="float">
            <text:p>0.930708892057</text:p>
          </table:table-cell>
          <table:table-cell office:value-type="float" office:value="0.939193770336" calcext:value-type="float">
            <text:p>0.939193770336</text:p>
          </table:table-cell>
          <table:table-cell office:value-type="float" office:value="0.943804999123" calcext:value-type="float">
            <text:p>0.943804999123</text:p>
          </table:table-cell>
          <table:table-cell office:value-type="float" office:value="0.938374251845" calcext:value-type="float">
            <text:p>0.938374251845</text:p>
          </table:table-cell>
          <table:table-cell office:value-type="float" office:value="0.937414590958" calcext:value-type="float">
            <text:p>0.937414590958</text:p>
          </table:table-cell>
          <table:table-cell office:value-type="float" office:value="0.933822368666" calcext:value-type="float">
            <text:p>0.933822368666</text:p>
          </table:table-cell>
          <table:table-cell office:value-type="float" office:value="0.939221436157" calcext:value-type="float">
            <text:p>0.939221436157</text:p>
          </table:table-cell>
          <table:table-cell office:value-type="float" office:value="0.934765656302" calcext:value-type="float">
            <text:p>0.934765656302</text:p>
          </table:table-cell>
          <table:table-cell office:value-type="float" office:value="0.829396173946" calcext:value-type="float">
            <text:p>0.829396173946</text:p>
          </table:table-cell>
          <table:table-cell office:value-type="float" office:value="0.843989925859" calcext:value-type="float">
            <text:p>0.843989925859</text:p>
          </table:table-cell>
          <table:table-cell office:value-type="float" office:value="0.93057737003" calcext:value-type="float">
            <text:p>0.93057737003</text:p>
          </table:table-cell>
          <table:table-cell office:value-type="float" office:value="0.810828381956" calcext:value-type="float">
            <text:p>0.810828381956</text:p>
          </table:table-cell>
          <table:table-cell office:value-type="float" office:value="0.799282436066" calcext:value-type="float">
            <text:p>0.799282436066</text:p>
          </table:table-cell>
          <table:table-cell office:value-type="float" office:value="0.788785440203" calcext:value-type="float">
            <text:p>0.788785440203</text:p>
          </table:table-cell>
          <table:table-cell office:value-type="float" office:value="0.79443722656" calcext:value-type="float">
            <text:p>0.79443722656</text:p>
          </table:table-cell>
          <table:table-cell office:value-type="float" office:value="0.821426018458" calcext:value-type="float">
            <text:p>0.821426018458</text:p>
          </table:table-cell>
          <table:table-cell office:value-type="float" office:value="0.817742852266" calcext:value-type="float">
            <text:p>0.817742852266</text:p>
          </table:table-cell>
          <table:table-cell office:value-type="float" office:value="0.805585188005" calcext:value-type="float">
            <text:p>0.805585188005</text:p>
          </table:table-cell>
          <table:table-cell office:value-type="float" office:value="0.794525913181" calcext:value-type="float">
            <text:p>0.7945259131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87535147871" calcext:value-type="float">
            <text:p>0.887535147871</text:p>
          </table:table-cell>
          <table:table-cell office:value-type="float" office:value="0.899504174522" calcext:value-type="float">
            <text:p>0.899504174522</text:p>
          </table:table-cell>
          <table:table-cell office:value-type="float" office:value="0.899419306977" calcext:value-type="float">
            <text:p>0.899419306977</text:p>
          </table:table-cell>
          <table:table-cell office:value-type="float" office:value="0.896245969766" calcext:value-type="float">
            <text:p>0.896245969766</text:p>
          </table:table-cell>
          <table:table-cell office:value-type="float" office:value="0.944112251861" calcext:value-type="float">
            <text:p>0.944112251861</text:p>
          </table:table-cell>
          <table:table-cell office:value-type="float" office:value="0.944435898531" calcext:value-type="float">
            <text:p>0.944435898531</text:p>
          </table:table-cell>
          <table:table-cell office:value-type="float" office:value="0.936419931528" calcext:value-type="float">
            <text:p>0.936419931528</text:p>
          </table:table-cell>
          <table:table-cell office:value-type="float" office:value="0.934540443658" calcext:value-type="float">
            <text:p>0.934540443658</text:p>
          </table:table-cell>
          <table:table-cell office:value-type="float" office:value="0.957345838389" calcext:value-type="float">
            <text:p>0.957345838389</text:p>
          </table:table-cell>
          <table:table-cell office:value-type="float" office:value="0.958000696855" calcext:value-type="float">
            <text:p>0.958000696855</text:p>
          </table:table-cell>
          <table:table-cell office:value-type="float" office:value="0.952489395213" calcext:value-type="float">
            <text:p>0.952489395213</text:p>
          </table:table-cell>
          <table:table-cell office:value-type="float" office:value="0.938059588647" calcext:value-type="float">
            <text:p>0.938059588647</text:p>
          </table:table-cell>
          <table:table-cell office:value-type="float" office:value="0.945773842197" calcext:value-type="float">
            <text:p>0.945773842197</text:p>
          </table:table-cell>
          <table:table-cell office:value-type="float" office:value="0.957611068237" calcext:value-type="float">
            <text:p>0.957611068237</text:p>
          </table:table-cell>
          <table:table-cell office:value-type="float" office:value="0.951712000216" calcext:value-type="float">
            <text:p>0.951712000216</text:p>
          </table:table-cell>
          <table:table-cell office:value-type="float" office:value="0.917663804485" calcext:value-type="float">
            <text:p>0.917663804485</text:p>
          </table:table-cell>
          <table:table-cell office:value-type="float" office:value="0.936589033759" calcext:value-type="float">
            <text:p>0.936589033759</text:p>
          </table:table-cell>
          <table:table-cell office:value-type="float" office:value="0.960867109678" calcext:value-type="float">
            <text:p>0.960867109678</text:p>
          </table:table-cell>
          <table:table-cell office:value-type="float" office:value="0.957889117132" calcext:value-type="float">
            <text:p>0.957889117132</text:p>
          </table:table-cell>
          <table:table-cell office:value-type="float" office:value="0.903819116481" calcext:value-type="float">
            <text:p>0.903819116481</text:p>
          </table:table-cell>
          <table:table-cell office:value-type="float" office:value="0.811844627092" calcext:value-type="float">
            <text:p>0.811844627092</text:p>
          </table:table-cell>
          <table:table-cell office:value-type="float" office:value="0.840946914587" calcext:value-type="float">
            <text:p>0.840946914587</text:p>
          </table:table-cell>
          <table:table-cell office:value-type="float" office:value="0.829759226692" calcext:value-type="float">
            <text:p>0.829759226692</text:p>
          </table:table-cell>
          <table:table-cell office:value-type="float" office:value="0.801791924143" calcext:value-type="float">
            <text:p>0.801791924143</text:p>
          </table:table-cell>
          <table:table-cell office:value-type="float" office:value="0.861815146778" calcext:value-type="float">
            <text:p>0.861815146778</text:p>
          </table:table-cell>
          <table:table-cell office:value-type="float" office:value="0.844948565884" calcext:value-type="float">
            <text:p>0.844948565884</text:p>
          </table:table-cell>
          <table:table-cell office:value-type="float" office:value="0.841922283701" calcext:value-type="float">
            <text:p>0.841922283701</text:p>
          </table:table-cell>
          <table:table-cell office:value-type="float" office:value="0.817265185804" calcext:value-type="float">
            <text:p>0.817265185804</text:p>
          </table:table-cell>
          <table:table-cell office:value-type="float" office:value="0.899726815044" calcext:value-type="float">
            <text:p>0.899726815044</text:p>
          </table:table-cell>
          <table:table-cell office:value-type="float" office:value="0.865263032734" calcext:value-type="float">
            <text:p>0.865263032734</text:p>
          </table:table-cell>
          <table:table-cell office:value-type="float" office:value="0.825459403818" calcext:value-type="float">
            <text:p>0.825459403818</text:p>
          </table:table-cell>
          <table:table-cell office:value-type="float" office:value="0.796396097029" calcext:value-type="float">
            <text:p>0.796396097029</text:p>
          </table:table-cell>
          <table:table-cell office:value-type="float" office:value="0.889266248954" calcext:value-type="float">
            <text:p>0.889266248954</text:p>
          </table:table-cell>
          <table:table-cell office:value-type="float" office:value="0.85032547342" calcext:value-type="float">
            <text:p>0.85032547342</text:p>
          </table:table-cell>
          <table:table-cell office:value-type="float" office:value="0.835762762036" calcext:value-type="float">
            <text:p>0.835762762036</text:p>
          </table:table-cell>
          <table:table-cell office:value-type="float" office:value="0.798961831926" calcext:value-type="float">
            <text:p>0.798961831926</text:p>
          </table:table-cell>
          <table:table-cell office:value-type="float" office:value="0.832971275888" calcext:value-type="float">
            <text:p>0.832971275888</text:p>
          </table:table-cell>
          <table:table-cell office:value-type="float" office:value="0.894308937615" calcext:value-type="float">
            <text:p>0.894308937615</text:p>
          </table:table-cell>
          <table:table-cell office:value-type="float" office:value="0.836604674515" calcext:value-type="float">
            <text:p>0.836604674515</text:p>
          </table:table-cell>
          <table:table-cell office:value-type="float" office:value="0.805771520352" calcext:value-type="float">
            <text:p>0.805771520352</text:p>
          </table:table-cell>
          <table:table-cell office:value-type="float" office:value="0.808985716196" calcext:value-type="float">
            <text:p>0.808985716196</text:p>
          </table:table-cell>
          <table:table-cell office:value-type="float" office:value="0.813422658049" calcext:value-type="float">
            <text:p>0.813422658049</text:p>
          </table:table-cell>
          <table:table-cell office:value-type="float" office:value="0.804032256537" calcext:value-type="float">
            <text:p>0.804032256537</text:p>
          </table:table-cell>
          <table:table-cell office:value-type="float" office:value="0.792577058763" calcext:value-type="float">
            <text:p>0.792577058763</text:p>
          </table:table-cell>
          <table:table-cell office:value-type="float" office:value="0.810810487642" calcext:value-type="float">
            <text:p>0.810810487642</text:p>
          </table:table-cell>
          <table:table-cell office:value-type="float" office:value="0.79620816011" calcext:value-type="float">
            <text:p>0.79620816011</text:p>
          </table:table-cell>
          <table:table-cell office:value-type="float" office:value="0.795766053426" calcext:value-type="float">
            <text:p>0.795766053426</text:p>
          </table:table-cell>
          <table:table-cell office:value-type="float" office:value="0.795702119326" calcext:value-type="float">
            <text:p>0.795702119326</text:p>
          </table:table-cell>
          <table:table-cell office:value-type="float" office:value="0.800342930879" calcext:value-type="float">
            <text:p>0.800342930879</text:p>
          </table:table-cell>
          <table:table-cell office:value-type="float" office:value="0.795398614706" calcext:value-type="float">
            <text:p>0.795398614706</text:p>
          </table:table-cell>
          <table:table-cell office:value-type="float" office:value="0.795217862787" calcext:value-type="float">
            <text:p>0.795217862787</text:p>
          </table:table-cell>
          <table:table-cell office:value-type="float" office:value="0.795502771828" calcext:value-type="float">
            <text:p>0.795502771828</text:p>
          </table:table-cell>
          <table:table-cell office:value-type="float" office:value="0.804979205846" calcext:value-type="float">
            <text:p>0.804979205846</text:p>
          </table:table-cell>
          <table:table-cell office:value-type="float" office:value="0.795101450198" calcext:value-type="float">
            <text:p>0.795101450198</text:p>
          </table:table-cell>
          <table:table-cell office:value-type="float" office:value="0.795006125967" calcext:value-type="float">
            <text:p>0.795006125967</text:p>
          </table:table-cell>
          <table:table-cell office:value-type="float" office:value="0.79541561969" calcext:value-type="float">
            <text:p>0.79541561969</text:p>
          </table:table-cell>
          <table:table-cell office:value-type="float" office:value="0.803930758068" calcext:value-type="float">
            <text:p>0.803930758068</text:p>
          </table:table-cell>
          <table:table-cell office:value-type="float" office:value="0.795068660434" calcext:value-type="float">
            <text:p>0.795068660434</text:p>
          </table:table-cell>
          <table:table-cell office:value-type="float" office:value="0.794988546342" calcext:value-type="float">
            <text:p>0.794988546342</text:p>
          </table:table-cell>
          <table:table-cell office:value-type="float" office:value="0.795268720029" calcext:value-type="float">
            <text:p>0.795268720029</text:p>
          </table:table-cell>
          <table:table-cell office:value-type="float" office:value="0.807962032529" calcext:value-type="float">
            <text:p>0.807962032529</text:p>
          </table:table-cell>
          <table:table-cell office:value-type="float" office:value="0.828110725348" calcext:value-type="float">
            <text:p>0.828110725348</text:p>
          </table:table-cell>
          <table:table-cell office:value-type="float" office:value="0.84593161606" calcext:value-type="float">
            <text:p>0.84593161606</text:p>
          </table:table-cell>
          <table:table-cell office:value-type="float" office:value="0.814133533669" calcext:value-type="float">
            <text:p>0.814133533669</text:p>
          </table:table-cell>
          <table:table-cell office:value-type="float" office:value="0.919239121964" calcext:value-type="float">
            <text:p>0.919239121964</text:p>
          </table:table-cell>
          <table:table-cell office:value-type="float" office:value="0.911660964562" calcext:value-type="float">
            <text:p>0.911660964562</text:p>
          </table:table-cell>
          <table:table-cell office:value-type="float" office:value="0.888287032366" calcext:value-type="float">
            <text:p>0.888287032366</text:p>
          </table:table-cell>
          <table:table-cell office:value-type="float" office:value="0.853911244146" calcext:value-type="float">
            <text:p>0.853911244146</text:p>
          </table:table-cell>
          <table:table-cell office:value-type="float" office:value="0.945731627268" calcext:value-type="float">
            <text:p>0.945731627268</text:p>
          </table:table-cell>
          <table:table-cell office:value-type="float" office:value="0.937126513983" calcext:value-type="float">
            <text:p>0.937126513983</text:p>
          </table:table-cell>
          <table:table-cell office:value-type="float" office:value="0.909903258602" calcext:value-type="float">
            <text:p>0.909903258602</text:p>
          </table:table-cell>
          <table:table-cell office:value-type="float" office:value="0.832573887313" calcext:value-type="float">
            <text:p>0.832573887313</text:p>
          </table:table-cell>
          <table:table-cell office:value-type="float" office:value="0.955059709904" calcext:value-type="float">
            <text:p>0.955059709904</text:p>
          </table:table-cell>
          <table:table-cell office:value-type="float" office:value="0.922175935686" calcext:value-type="float">
            <text:p>0.922175935686</text:p>
          </table:table-cell>
          <table:table-cell office:value-type="float" office:value="0.905737624852" calcext:value-type="float">
            <text:p>0.905737624852</text:p>
          </table:table-cell>
          <table:table-cell office:value-type="float" office:value="0.825511976221" calcext:value-type="float">
            <text:p>0.825511976221</text:p>
          </table:table-cell>
          <table:table-cell office:value-type="float" office:value="0.849139072028" calcext:value-type="float">
            <text:p>0.849139072028</text:p>
          </table:table-cell>
          <table:table-cell office:value-type="float" office:value="0.943812598939" calcext:value-type="float">
            <text:p>0.943812598939</text:p>
          </table:table-cell>
          <table:table-cell office:value-type="float" office:value="0.903413404238" calcext:value-type="float">
            <text:p>0.903413404238</text:p>
          </table:table-cell>
          <table:table-cell office:value-type="float" office:value="0.815263073981" calcext:value-type="float">
            <text:p>0.815263073981</text:p>
          </table:table-cell>
          <table:table-cell office:value-type="float" office:value="0.969627624538" calcext:value-type="float">
            <text:p>0.969627624538</text:p>
          </table:table-cell>
          <table:table-cell office:value-type="float" office:value="0.968673526824" calcext:value-type="float">
            <text:p>0.968673526824</text:p>
          </table:table-cell>
          <table:table-cell office:value-type="float" office:value="0.969684867491" calcext:value-type="float">
            <text:p>0.969684867491</text:p>
          </table:table-cell>
          <table:table-cell office:value-type="float" office:value="0.969099075098" calcext:value-type="float">
            <text:p>0.969099075098</text:p>
          </table:table-cell>
          <table:table-cell office:value-type="float" office:value="0.825621728571" calcext:value-type="float">
            <text:p>0.825621728571</text:p>
          </table:table-cell>
          <table:table-cell office:value-type="float" office:value="0.900010820107" calcext:value-type="float">
            <text:p>0.900010820107</text:p>
          </table:table-cell>
          <table:table-cell office:value-type="float" office:value="0.933923648318" calcext:value-type="float">
            <text:p>0.933923648318</text:p>
          </table:table-cell>
          <table:table-cell office:value-type="float" office:value="0.932142192422" calcext:value-type="float">
            <text:p>0.932142192422</text:p>
          </table:table-cell>
          <table:table-cell office:value-type="float" office:value="0.800484054745" calcext:value-type="float">
            <text:p>0.800484054745</text:p>
          </table:table-cell>
          <table:table-cell office:value-type="float" office:value="0.795311941503" calcext:value-type="float">
            <text:p>0.795311941503</text:p>
          </table:table-cell>
          <table:table-cell office:value-type="float" office:value="0.794910660762" calcext:value-type="float">
            <text:p>0.794910660762</text:p>
          </table:table-cell>
          <table:table-cell office:value-type="float" office:value="0.795154895845" calcext:value-type="float">
            <text:p>0.795154895845</text:p>
          </table:table-cell>
          <table:table-cell office:value-type="float" office:value="0.79497870707" calcext:value-type="float">
            <text:p>0.79497870707</text:p>
          </table:table-cell>
          <table:table-cell office:value-type="float" office:value="0.794899248141" calcext:value-type="float">
            <text:p>0.794899248141</text:p>
          </table:table-cell>
          <table:table-cell office:value-type="float" office:value="0.794656363194" calcext:value-type="float">
            <text:p>0.794656363194</text:p>
          </table:table-cell>
          <table:table-cell office:value-type="float" office:value="0.794263763412" calcext:value-type="float">
            <text:p>0.794263763412</text:p>
          </table:table-cell>
          <table:table-cell office:value-type="float" office:value="0.905808074601" calcext:value-type="float">
            <text:p>0.905808074601</text:p>
          </table:table-cell>
          <table:table-cell office:value-type="float" office:value="0.804490959113" calcext:value-type="float">
            <text:p>0.804490959113</text:p>
          </table:table-cell>
          <table:table-cell office:value-type="float" office:value="0.794435077889" calcext:value-type="float">
            <text:p>0.794435077889</text:p>
          </table:table-cell>
          <table:table-cell office:value-type="float" office:value="0.794269136101" calcext:value-type="float">
            <text:p>0.7942691361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40446637" calcext:value-type="float">
            <text:p>0.992940446637</text:p>
          </table:table-cell>
          <table:table-cell office:value-type="float" office:value="0.99294042563" calcext:value-type="float">
            <text:p>0.99294042563</text:p>
          </table:table-cell>
          <table:table-cell office:value-type="float" office:value="0.992940477545" calcext:value-type="float">
            <text:p>0.992940477545</text:p>
          </table:table-cell>
          <table:table-cell office:value-type="float" office:value="0.992940214103" calcext:value-type="float">
            <text:p>0.992940214103</text:p>
          </table:table-cell>
          <table:table-cell office:value-type="float" office:value="0.992940602546" calcext:value-type="float">
            <text:p>0.992940602546</text:p>
          </table:table-cell>
          <table:table-cell office:value-type="float" office:value="0.992940492355" calcext:value-type="float">
            <text:p>0.992940492355</text:p>
          </table:table-cell>
          <table:table-cell office:value-type="float" office:value="0.992940441888" calcext:value-type="float">
            <text:p>0.992940441888</text:p>
          </table:table-cell>
          <table:table-cell office:value-type="float" office:value="0.992940277689" calcext:value-type="float">
            <text:p>0.992940277689</text:p>
          </table:table-cell>
          <table:table-cell office:value-type="float" office:value="0.992941014412" calcext:value-type="float">
            <text:p>0.992941014412</text:p>
          </table:table-cell>
          <table:table-cell office:value-type="float" office:value="0.992941258054" calcext:value-type="float">
            <text:p>0.992941258054</text:p>
          </table:table-cell>
          <table:table-cell office:value-type="float" office:value="0.992941029544" calcext:value-type="float">
            <text:p>0.992941029544</text:p>
          </table:table-cell>
          <table:table-cell office:value-type="float" office:value="0.992940312542" calcext:value-type="float">
            <text:p>0.992940312542</text:p>
          </table:table-cell>
          <table:table-cell office:value-type="float" office:value="0.99294122127" calcext:value-type="float">
            <text:p>0.99294122127</text:p>
          </table:table-cell>
          <table:table-cell office:value-type="float" office:value="0.992941629916" calcext:value-type="float">
            <text:p>0.992941629916</text:p>
          </table:table-cell>
          <table:table-cell office:value-type="float" office:value="0.992941104399" calcext:value-type="float">
            <text:p>0.992941104399</text:p>
          </table:table-cell>
          <table:table-cell office:value-type="float" office:value="0.992940134208" calcext:value-type="float">
            <text:p>0.992940134208</text:p>
          </table:table-cell>
          <table:table-cell office:value-type="float" office:value="0.992941322848" calcext:value-type="float">
            <text:p>0.992941322848</text:p>
          </table:table-cell>
          <table:table-cell office:value-type="float" office:value="0.992942141428" calcext:value-type="float">
            <text:p>0.992942141428</text:p>
          </table:table-cell>
          <table:table-cell office:value-type="float" office:value="0.992941520611" calcext:value-type="float">
            <text:p>0.992941520611</text:p>
          </table:table-cell>
          <table:table-cell office:value-type="float" office:value="0.992940839862" calcext:value-type="float">
            <text:p>0.992940839862</text:p>
          </table:table-cell>
          <table:table-cell office:value-type="float" office:value="0.035733393343" calcext:value-type="float">
            <text:p>0.035733393343</text:p>
          </table:table-cell>
          <table:table-cell office:value-type="float" office:value="0.767992396282" calcext:value-type="float">
            <text:p>0.767992396282</text:p>
          </table:table-cell>
          <table:table-cell office:value-type="float" office:value="0.0827931741293" calcext:value-type="float">
            <text:p>0.0827931741293</text:p>
          </table:table-cell>
          <table:table-cell office:value-type="float" office:value="0.378171316378" calcext:value-type="float">
            <text:p>0.378171316378</text:p>
          </table:table-cell>
          <table:table-cell office:value-type="float" office:value="0.141106032515" calcext:value-type="float">
            <text:p>0.141106032515</text:p>
          </table:table-cell>
          <table:table-cell office:value-type="float" office:value="0.933896656969" calcext:value-type="float">
            <text:p>0.933896656969</text:p>
          </table:table-cell>
          <table:table-cell office:value-type="float" office:value="0.320158337287" calcext:value-type="float">
            <text:p>0.320158337287</text:p>
          </table:table-cell>
          <table:table-cell office:value-type="float" office:value="0.988836496794" calcext:value-type="float">
            <text:p>0.988836496794</text:p>
          </table:table-cell>
          <table:table-cell office:value-type="float" office:value="0.53392105852" calcext:value-type="float">
            <text:p>0.53392105852</text:p>
          </table:table-cell>
          <table:table-cell office:value-type="float" office:value="0.990423359116" calcext:value-type="float">
            <text:p>0.990423359116</text:p>
          </table:table-cell>
          <table:table-cell office:value-type="float" office:value="0.320691032405" calcext:value-type="float">
            <text:p>0.320691032405</text:p>
          </table:table-cell>
          <table:table-cell office:value-type="float" office:value="0.990573220784" calcext:value-type="float">
            <text:p>0.990573220784</text:p>
          </table:table-cell>
          <table:table-cell office:value-type="float" office:value="0.582660401587" calcext:value-type="float">
            <text:p>0.582660401587</text:p>
          </table:table-cell>
          <table:table-cell office:value-type="float" office:value="0.991124817262" calcext:value-type="float">
            <text:p>0.991124817262</text:p>
          </table:table-cell>
          <table:table-cell office:value-type="float" office:value="0.432893211004" calcext:value-type="float">
            <text:p>0.432893211004</text:p>
          </table:table-cell>
          <table:table-cell office:value-type="float" office:value="0.988527922109" calcext:value-type="float">
            <text:p>0.988527922109</text:p>
          </table:table-cell>
          <table:table-cell office:value-type="float" office:value="0.000648801263849" calcext:value-type="float">
            <text:p>0.000648801263849</text:p>
          </table:table-cell>
          <table:table-cell office:value-type="float" office:value="0.491035698266" calcext:value-type="float">
            <text:p>0.491035698266</text:p>
          </table:table-cell>
          <table:table-cell office:value-type="float" office:value="0" calcext:value-type="float">
            <text:p>0</text:p>
          </table:table-cell>
          <table:table-cell office:value-type="float" office:value="0.942957737733" calcext:value-type="float">
            <text:p>0.942957737733</text:p>
          </table:table-cell>
          <table:table-cell office:value-type="float" office:value="0.0196407672271" calcext:value-type="float">
            <text:p>0.0196407672271</text:p>
          </table:table-cell>
          <table:table-cell office:value-type="float" office:value="0.781397623004" calcext:value-type="float">
            <text:p>0.781397623004</text:p>
          </table:table-cell>
          <table:table-cell office:value-type="float" office:value="0.0071774799912" calcext:value-type="float">
            <text:p>0.0071774799912</text:p>
          </table:table-cell>
          <table:table-cell office:value-type="float" office:value="0.421285672969" calcext:value-type="float">
            <text:p>0.421285672969</text:p>
          </table:table-cell>
          <table:table-cell office:value-type="float" office:value="0.150186971137" calcext:value-type="float">
            <text:p>0.150186971137</text:p>
          </table:table-cell>
          <table:table-cell office:value-type="float" office:value="0.992934600097" calcext:value-type="float">
            <text:p>0.992934600097</text:p>
          </table:table-cell>
          <table:table-cell office:value-type="float" office:value="0.00807670208463" calcext:value-type="float">
            <text:p>0.00807670208463</text:p>
          </table:table-cell>
          <table:table-cell office:value-type="float" office:value="0.992918295304" calcext:value-type="float">
            <text:p>0.992918295304</text:p>
          </table:table-cell>
          <table:table-cell office:value-type="float" office:value="0.515290039693" calcext:value-type="float">
            <text:p>0.515290039693</text:p>
          </table:table-cell>
          <table:table-cell office:value-type="float" office:value="0.992934600095" calcext:value-type="float">
            <text:p>0.992934600095</text:p>
          </table:table-cell>
          <table:table-cell office:value-type="float" office:value="0.0618541768175" calcext:value-type="float">
            <text:p>0.0618541768175</text:p>
          </table:table-cell>
          <table:table-cell office:value-type="float" office:value="0.965295762496" calcext:value-type="float">
            <text:p>0.965295762496</text:p>
          </table:table-cell>
          <table:table-cell office:value-type="float" office:value="0.793423887652" calcext:value-type="float">
            <text:p>0.793423887652</text:p>
          </table:table-cell>
          <table:table-cell office:value-type="float" office:value="0.992934600097" calcext:value-type="float">
            <text:p>0.992934600097</text:p>
          </table:table-cell>
          <table:table-cell office:value-type="float" office:value="0.0596620096113" calcext:value-type="float">
            <text:p>0.0596620096113</text:p>
          </table:table-cell>
          <table:table-cell office:value-type="float" office:value="0.965295762497" calcext:value-type="float">
            <text:p>0.965295762497</text:p>
          </table:table-cell>
          <table:table-cell office:value-type="float" office:value="0" calcext:value-type="float">
            <text:p>0</text:p>
          </table:table-cell>
          <table:table-cell office:value-type="float" office:value="0.799462736681" calcext:value-type="float">
            <text:p>0.799462736681</text:p>
          </table:table-cell>
          <table:table-cell office:value-type="float" office:value="0" calcext:value-type="float">
            <text:p>0</text:p>
          </table:table-cell>
          <table:table-cell office:value-type="float" office:value="0.992934596964" calcext:value-type="float">
            <text:p>0.992934596964</text:p>
          </table:table-cell>
          <table:table-cell office:value-type="float" office:value="0" calcext:value-type="float">
            <text:p>0</text:p>
          </table:table-cell>
          <table:table-cell office:value-type="float" office:value="0.430365607481" calcext:value-type="float">
            <text:p>0.430365607481</text:p>
          </table:table-cell>
          <table:table-cell office:value-type="float" office:value="0.00370462065832" calcext:value-type="float">
            <text:p>0.00370462065832</text:p>
          </table:table-cell>
          <table:table-cell office:value-type="float" office:value="0.128441152696" calcext:value-type="float">
            <text:p>0.128441152696</text:p>
          </table:table-cell>
          <table:table-cell office:value-type="float" office:value="0.191464637623" calcext:value-type="float">
            <text:p>0.191464637623</text:p>
          </table:table-cell>
          <table:table-cell office:value-type="float" office:value="0.880247601448" calcext:value-type="float">
            <text:p>0.880247601448</text:p>
          </table:table-cell>
          <table:table-cell office:value-type="float" office:value="0.0775274717428" calcext:value-type="float">
            <text:p>0.0775274717428</text:p>
          </table:table-cell>
          <table:table-cell office:value-type="float" office:value="0.90935514198" calcext:value-type="float">
            <text:p>0.90935514198</text:p>
          </table:table-cell>
          <table:table-cell office:value-type="float" office:value="0.570739663658" calcext:value-type="float">
            <text:p>0.570739663658</text:p>
          </table:table-cell>
          <table:table-cell office:value-type="float" office:value="0.964535256277" calcext:value-type="float">
            <text:p>0.964535256277</text:p>
          </table:table-cell>
          <table:table-cell office:value-type="float" office:value="0.236459371097" calcext:value-type="float">
            <text:p>0.236459371097</text:p>
          </table:table-cell>
          <table:table-cell office:value-type="float" office:value="0.992153220192" calcext:value-type="float">
            <text:p>0.992153220192</text:p>
          </table:table-cell>
          <table:table-cell office:value-type="float" office:value="0.801778111028" calcext:value-type="float">
            <text:p>0.801778111028</text:p>
          </table:table-cell>
          <table:table-cell office:value-type="float" office:value="0.992147626158" calcext:value-type="float">
            <text:p>0.992147626158</text:p>
          </table:table-cell>
          <table:table-cell office:value-type="float" office:value="0.465508129475" calcext:value-type="float">
            <text:p>0.465508129475</text:p>
          </table:table-cell>
          <table:table-cell office:value-type="float" office:value="0.992195557773" calcext:value-type="float">
            <text:p>0.992195557773</text:p>
          </table:table-cell>
          <table:table-cell office:value-type="float" office:value="0" calcext:value-type="float">
            <text:p>0</text:p>
          </table:table-cell>
          <table:table-cell office:value-type="float" office:value="0.909364966057" calcext:value-type="float">
            <text:p>0.909364966057</text:p>
          </table:table-cell>
          <table:table-cell office:value-type="float" office:value="0.000747698966418" calcext:value-type="float">
            <text:p>0.000747698966418</text:p>
          </table:table-cell>
          <table:table-cell office:value-type="float" office:value="0.99220457262" calcext:value-type="float">
            <text:p>0.99220457262</text:p>
          </table:table-cell>
          <table:table-cell office:value-type="float" office:value="0.992909836896" calcext:value-type="float">
            <text:p>0.992909836896</text:p>
          </table:table-cell>
          <table:table-cell office:value-type="float" office:value="0.992909835583" calcext:value-type="float">
            <text:p>0.992909835583</text:p>
          </table:table-cell>
          <table:table-cell office:value-type="float" office:value="0.992909520398" calcext:value-type="float">
            <text:p>0.992909520398</text:p>
          </table:table-cell>
          <table:table-cell office:value-type="float" office:value="0.992908697776" calcext:value-type="float">
            <text:p>0.992908697776</text:p>
          </table:table-cell>
          <table:table-cell office:value-type="float" office:value="0.992910302647" calcext:value-type="float">
            <text:p>0.992910302647</text:p>
          </table:table-cell>
          <table:table-cell office:value-type="float" office:value="0.992909890619" calcext:value-type="float">
            <text:p>0.992909890619</text:p>
          </table:table-cell>
          <table:table-cell office:value-type="float" office:value="0.992910125166" calcext:value-type="float">
            <text:p>0.992910125166</text:p>
          </table:table-cell>
          <table:table-cell office:value-type="float" office:value="0.992908807893" calcext:value-type="float">
            <text:p>0.992908807893</text:p>
          </table:table-cell>
          <table:table-cell office:value-type="float" office:value="0.99291045416" calcext:value-type="float">
            <text:p>0.99291045416</text:p>
          </table:table-cell>
          <table:table-cell office:value-type="float" office:value="0.992910548143" calcext:value-type="float">
            <text:p>0.992910548143</text:p>
          </table:table-cell>
          <table:table-cell office:value-type="float" office:value="0.992910066295" calcext:value-type="float">
            <text:p>0.992910066295</text:p>
          </table:table-cell>
          <table:table-cell office:value-type="float" office:value="0.992908953796" calcext:value-type="float">
            <text:p>0.992908953796</text:p>
          </table:table-cell>
          <table:table-cell office:value-type="float" office:value="0.992910486248" calcext:value-type="float">
            <text:p>0.992910486248</text:p>
          </table:table-cell>
          <table:table-cell office:value-type="float" office:value="0.99291087645" calcext:value-type="float">
            <text:p>0.99291087645</text:p>
          </table:table-cell>
          <table:table-cell office:value-type="float" office:value="0.992909990367" calcext:value-type="float">
            <text:p>0.992909990367</text:p>
          </table:table-cell>
          <table:table-cell office:value-type="float" office:value="0.992909020754" calcext:value-type="float">
            <text:p>0.992909020754</text:p>
          </table:table-cell>
          <table:table-cell office:value-type="float" office:value="0.992910160811" calcext:value-type="float">
            <text:p>0.992910160811</text:p>
          </table:table-cell>
          <table:table-cell office:value-type="float" office:value="0.992911363881" calcext:value-type="float">
            <text:p>0.992911363881</text:p>
          </table:table-cell>
          <table:table-cell office:value-type="float" office:value="0.99291039869" calcext:value-type="float">
            <text:p>0.99291039869</text:p>
          </table:table-cell>
          <table:table-cell office:value-type="float" office:value="0.992909009469" calcext:value-type="float">
            <text:p>0.9929090094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20992443" calcext:value-type="float">
            <text:p>0.989420992443</text:p>
          </table:table-cell>
          <table:table-cell office:value-type="float" office:value="0.989421561184" calcext:value-type="float">
            <text:p>0.989421561184</text:p>
          </table:table-cell>
          <table:table-cell office:value-type="float" office:value="0.98942285177" calcext:value-type="float">
            <text:p>0.98942285177</text:p>
          </table:table-cell>
          <table:table-cell office:value-type="float" office:value="0.989420478214" calcext:value-type="float">
            <text:p>0.989420478214</text:p>
          </table:table-cell>
          <table:table-cell office:value-type="float" office:value="0.989420525438" calcext:value-type="float">
            <text:p>0.989420525438</text:p>
          </table:table-cell>
          <table:table-cell office:value-type="float" office:value="0.989419923209" calcext:value-type="float">
            <text:p>0.989419923209</text:p>
          </table:table-cell>
          <table:table-cell office:value-type="float" office:value="0.98942392343" calcext:value-type="float">
            <text:p>0.98942392343</text:p>
          </table:table-cell>
          <table:table-cell office:value-type="float" office:value="0.989420167362" calcext:value-type="float">
            <text:p>0.989420167362</text:p>
          </table:table-cell>
          <table:table-cell office:value-type="float" office:value="0.989425142251" calcext:value-type="float">
            <text:p>0.989425142251</text:p>
          </table:table-cell>
          <table:table-cell office:value-type="float" office:value="0.989424786653" calcext:value-type="float">
            <text:p>0.989424786653</text:p>
          </table:table-cell>
          <table:table-cell office:value-type="float" office:value="0.98942903477" calcext:value-type="float">
            <text:p>0.98942903477</text:p>
          </table:table-cell>
          <table:table-cell office:value-type="float" office:value="0.989426561228" calcext:value-type="float">
            <text:p>0.989426561228</text:p>
          </table:table-cell>
          <table:table-cell office:value-type="float" office:value="0.989432091452" calcext:value-type="float">
            <text:p>0.989432091452</text:p>
          </table:table-cell>
          <table:table-cell office:value-type="float" office:value="0.989436790901" calcext:value-type="float">
            <text:p>0.989436790901</text:p>
          </table:table-cell>
          <table:table-cell office:value-type="float" office:value="0.989440546675" calcext:value-type="float">
            <text:p>0.989440546675</text:p>
          </table:table-cell>
          <table:table-cell office:value-type="float" office:value="0.989442583158" calcext:value-type="float">
            <text:p>0.989442583158</text:p>
          </table:table-cell>
          <table:table-cell office:value-type="float" office:value="0.989451051224" calcext:value-type="float">
            <text:p>0.989451051224</text:p>
          </table:table-cell>
          <table:table-cell office:value-type="float" office:value="0.989451552662" calcext:value-type="float">
            <text:p>0.989451552662</text:p>
          </table:table-cell>
          <table:table-cell office:value-type="float" office:value="0.989438789975" calcext:value-type="float">
            <text:p>0.989438789975</text:p>
          </table:table-cell>
          <table:table-cell office:value-type="float" office:value="0.989422779341" calcext:value-type="float">
            <text:p>0.989422779341</text:p>
          </table:table-cell>
          <table:table-cell office:value-type="float" office:value="0.983657783323" calcext:value-type="float">
            <text:p>0.983657783323</text:p>
          </table:table-cell>
          <table:table-cell office:value-type="float" office:value="0.983779946257" calcext:value-type="float">
            <text:p>0.983779946257</text:p>
          </table:table-cell>
          <table:table-cell office:value-type="float" office:value="0.983776427307" calcext:value-type="float">
            <text:p>0.983776427307</text:p>
          </table:table-cell>
          <table:table-cell office:value-type="float" office:value="0.983804758138" calcext:value-type="float">
            <text:p>0.983804758138</text:p>
          </table:table-cell>
          <table:table-cell office:value-type="float" office:value="0.986100548576" calcext:value-type="float">
            <text:p>0.986100548576</text:p>
          </table:table-cell>
          <table:table-cell office:value-type="float" office:value="0.986949446444" calcext:value-type="float">
            <text:p>0.986949446444</text:p>
          </table:table-cell>
          <table:table-cell office:value-type="float" office:value="0.987609122495" calcext:value-type="float">
            <text:p>0.987609122495</text:p>
          </table:table-cell>
          <table:table-cell office:value-type="float" office:value="0.988777088062" calcext:value-type="float">
            <text:p>0.988777088062</text:p>
          </table:table-cell>
          <table:table-cell office:value-type="float" office:value="0.987671965165" calcext:value-type="float">
            <text:p>0.987671965165</text:p>
          </table:table-cell>
          <table:table-cell office:value-type="float" office:value="0.988294287604" calcext:value-type="float">
            <text:p>0.988294287604</text:p>
          </table:table-cell>
          <table:table-cell office:value-type="float" office:value="0.987829544095" calcext:value-type="float">
            <text:p>0.987829544095</text:p>
          </table:table-cell>
          <table:table-cell office:value-type="float" office:value="0.986058533598" calcext:value-type="float">
            <text:p>0.986058533598</text:p>
          </table:table-cell>
          <table:table-cell office:value-type="float" office:value="0.988444724331" calcext:value-type="float">
            <text:p>0.988444724331</text:p>
          </table:table-cell>
          <table:table-cell office:value-type="float" office:value="0.988075827356" calcext:value-type="float">
            <text:p>0.988075827356</text:p>
          </table:table-cell>
          <table:table-cell office:value-type="float" office:value="0.984785584982" calcext:value-type="float">
            <text:p>0.984785584982</text:p>
          </table:table-cell>
          <table:table-cell office:value-type="float" office:value="0.982978099739" calcext:value-type="float">
            <text:p>0.982978099739</text:p>
          </table:table-cell>
          <table:table-cell office:value-type="float" office:value="0.979398641698" calcext:value-type="float">
            <text:p>0.979398641698</text:p>
          </table:table-cell>
          <table:table-cell office:value-type="float" office:value="0.986626519497" calcext:value-type="float">
            <text:p>0.986626519497</text:p>
          </table:table-cell>
          <table:table-cell office:value-type="float" office:value="0.983201553702" calcext:value-type="float">
            <text:p>0.983201553702</text:p>
          </table:table-cell>
          <table:table-cell office:value-type="float" office:value="0.984514075953" calcext:value-type="float">
            <text:p>0.984514075953</text:p>
          </table:table-cell>
          <table:table-cell office:value-type="float" office:value="0.989487374782" calcext:value-type="float">
            <text:p>0.989487374782</text:p>
          </table:table-cell>
          <table:table-cell office:value-type="float" office:value="0.989490544591" calcext:value-type="float">
            <text:p>0.989490544591</text:p>
          </table:table-cell>
          <table:table-cell office:value-type="float" office:value="0.989490522612" calcext:value-type="float">
            <text:p>0.989490522612</text:p>
          </table:table-cell>
          <table:table-cell office:value-type="float" office:value="0.989119172758" calcext:value-type="float">
            <text:p>0.989119172758</text:p>
          </table:table-cell>
          <table:table-cell office:value-type="float" office:value="0.989490543406" calcext:value-type="float">
            <text:p>0.989490543406</text:p>
          </table:table-cell>
          <table:table-cell office:value-type="float" office:value="0.98949054346" calcext:value-type="float">
            <text:p>0.98949054346</text:p>
          </table:table-cell>
          <table:table-cell office:value-type="float" office:value="0.989490545367" calcext:value-type="float">
            <text:p>0.989490545367</text:p>
          </table:table-cell>
          <table:table-cell office:value-type="float" office:value="0.989490546025" calcext:value-type="float">
            <text:p>0.989490546025</text:p>
          </table:table-cell>
          <table:table-cell office:value-type="float" office:value="0.989490542814" calcext:value-type="float">
            <text:p>0.989490542814</text:p>
          </table:table-cell>
          <table:table-cell office:value-type="float" office:value="0.989490542856" calcext:value-type="float">
            <text:p>0.989490542856</text:p>
          </table:table-cell>
          <table:table-cell office:value-type="float" office:value="0.989490543817" calcext:value-type="float">
            <text:p>0.989490543817</text:p>
          </table:table-cell>
          <table:table-cell office:value-type="float" office:value="0.98949054892" calcext:value-type="float">
            <text:p>0.98949054892</text:p>
          </table:table-cell>
          <table:table-cell office:value-type="float" office:value="0.989490543306" calcext:value-type="float">
            <text:p>0.989490543306</text:p>
          </table:table-cell>
          <table:table-cell office:value-type="float" office:value="0.989490544709" calcext:value-type="float">
            <text:p>0.989490544709</text:p>
          </table:table-cell>
          <table:table-cell office:value-type="float" office:value="0.989490544529" calcext:value-type="float">
            <text:p>0.989490544529</text:p>
          </table:table-cell>
          <table:table-cell office:value-type="float" office:value="0.98949053006" calcext:value-type="float">
            <text:p>0.98949053006</text:p>
          </table:table-cell>
          <table:table-cell office:value-type="float" office:value="0.953660402643" calcext:value-type="float">
            <text:p>0.953660402643</text:p>
          </table:table-cell>
          <table:table-cell office:value-type="float" office:value="0.989481326129" calcext:value-type="float">
            <text:p>0.989481326129</text:p>
          </table:table-cell>
          <table:table-cell office:value-type="float" office:value="0.989429276447" calcext:value-type="float">
            <text:p>0.989429276447</text:p>
          </table:table-cell>
          <table:table-cell office:value-type="float" office:value="0.98671119574" calcext:value-type="float">
            <text:p>0.98671119574</text:p>
          </table:table-cell>
          <table:table-cell office:value-type="float" office:value="0.991397414158" calcext:value-type="float">
            <text:p>0.991397414158</text:p>
          </table:table-cell>
          <table:table-cell office:value-type="float" office:value="0.991501542342" calcext:value-type="float">
            <text:p>0.991501542342</text:p>
          </table:table-cell>
          <table:table-cell office:value-type="float" office:value="0.991508745911" calcext:value-type="float">
            <text:p>0.991508745911</text:p>
          </table:table-cell>
          <table:table-cell office:value-type="float" office:value="0.991367930333" calcext:value-type="float">
            <text:p>0.991367930333</text:p>
          </table:table-cell>
          <table:table-cell office:value-type="float" office:value="0.991491041479" calcext:value-type="float">
            <text:p>0.991491041479</text:p>
          </table:table-cell>
          <table:table-cell office:value-type="float" office:value="0.99152008463" calcext:value-type="float">
            <text:p>0.99152008463</text:p>
          </table:table-cell>
          <table:table-cell office:value-type="float" office:value="0.99151225494" calcext:value-type="float">
            <text:p>0.99151225494</text:p>
          </table:table-cell>
          <table:table-cell office:value-type="float" office:value="0.991522866648" calcext:value-type="float">
            <text:p>0.991522866648</text:p>
          </table:table-cell>
          <table:table-cell office:value-type="float" office:value="0.991504423787" calcext:value-type="float">
            <text:p>0.991504423787</text:p>
          </table:table-cell>
          <table:table-cell office:value-type="float" office:value="0.991514296168" calcext:value-type="float">
            <text:p>0.991514296168</text:p>
          </table:table-cell>
          <table:table-cell office:value-type="float" office:value="0.991511614908" calcext:value-type="float">
            <text:p>0.991511614908</text:p>
          </table:table-cell>
          <table:table-cell office:value-type="float" office:value="0.991513452424" calcext:value-type="float">
            <text:p>0.991513452424</text:p>
          </table:table-cell>
          <table:table-cell office:value-type="float" office:value="0.991511420841" calcext:value-type="float">
            <text:p>0.991511420841</text:p>
          </table:table-cell>
          <table:table-cell office:value-type="float" office:value="0.991522609848" calcext:value-type="float">
            <text:p>0.991522609848</text:p>
          </table:table-cell>
          <table:table-cell office:value-type="float" office:value="0.991509147097" calcext:value-type="float">
            <text:p>0.991509147097</text:p>
          </table:table-cell>
          <table:table-cell office:value-type="float" office:value="0.991518613446" calcext:value-type="float">
            <text:p>0.991518613446</text:p>
          </table:table-cell>
          <table:table-cell office:value-type="float" office:value="0.976278919569" calcext:value-type="float">
            <text:p>0.976278919569</text:p>
          </table:table-cell>
          <table:table-cell office:value-type="float" office:value="0.991513965459" calcext:value-type="float">
            <text:p>0.991513965459</text:p>
          </table:table-cell>
          <table:table-cell office:value-type="float" office:value="0.991524648542" calcext:value-type="float">
            <text:p>0.991524648542</text:p>
          </table:table-cell>
          <table:table-cell office:value-type="float" office:value="0.991519094508" calcext:value-type="float">
            <text:p>0.991519094508</text:p>
          </table:table-cell>
          <table:table-cell office:value-type="float" office:value="0.989449400036" calcext:value-type="float">
            <text:p>0.989449400036</text:p>
          </table:table-cell>
          <table:table-cell office:value-type="float" office:value="0.989448707588" calcext:value-type="float">
            <text:p>0.989448707588</text:p>
          </table:table-cell>
          <table:table-cell office:value-type="float" office:value="0.989448470551" calcext:value-type="float">
            <text:p>0.989448470551</text:p>
          </table:table-cell>
          <table:table-cell office:value-type="float" office:value="0.989446474356" calcext:value-type="float">
            <text:p>0.989446474356</text:p>
          </table:table-cell>
          <table:table-cell office:value-type="float" office:value="0.989447607078" calcext:value-type="float">
            <text:p>0.989447607078</text:p>
          </table:table-cell>
          <table:table-cell office:value-type="float" office:value="0.989446898039" calcext:value-type="float">
            <text:p>0.989446898039</text:p>
          </table:table-cell>
          <table:table-cell office:value-type="float" office:value="0.989447343777" calcext:value-type="float">
            <text:p>0.989447343777</text:p>
          </table:table-cell>
          <table:table-cell office:value-type="float" office:value="0.989445073242" calcext:value-type="float">
            <text:p>0.989445073242</text:p>
          </table:table-cell>
          <table:table-cell office:value-type="float" office:value="0.989447565413" calcext:value-type="float">
            <text:p>0.989447565413</text:p>
          </table:table-cell>
          <table:table-cell office:value-type="float" office:value="0.989446311294" calcext:value-type="float">
            <text:p>0.989446311294</text:p>
          </table:table-cell>
          <table:table-cell office:value-type="float" office:value="0.989445810926" calcext:value-type="float">
            <text:p>0.989445810926</text:p>
          </table:table-cell>
          <table:table-cell office:value-type="float" office:value="0.989445455638" calcext:value-type="float">
            <text:p>0.989445455638</text:p>
          </table:table-cell>
          <table:table-cell office:value-type="float" office:value="0.989446961443" calcext:value-type="float">
            <text:p>0.989446961443</text:p>
          </table:table-cell>
          <table:table-cell office:value-type="float" office:value="0.989445318399" calcext:value-type="float">
            <text:p>0.989445318399</text:p>
          </table:table-cell>
          <table:table-cell office:value-type="float" office:value="0.989445436454" calcext:value-type="float">
            <text:p>0.989445436454</text:p>
          </table:table-cell>
          <table:table-cell office:value-type="float" office:value="0.989446710305" calcext:value-type="float">
            <text:p>0.989446710305</text:p>
          </table:table-cell>
          <table:table-cell office:value-type="float" office:value="0.989447776702" calcext:value-type="float">
            <text:p>0.989447776702</text:p>
          </table:table-cell>
          <table:table-cell office:value-type="float" office:value="0.989445316696" calcext:value-type="float">
            <text:p>0.989445316696</text:p>
          </table:table-cell>
          <table:table-cell office:value-type="float" office:value="0.989445255489" calcext:value-type="float">
            <text:p>0.989445255489</text:p>
          </table:table-cell>
          <table:table-cell office:value-type="float" office:value="0.989470291658" calcext:value-type="float">
            <text:p>0.9894702916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9422023122" calcext:value-type="float">
            <text:p>0.989422023122</text:p>
          </table:table-cell>
          <table:table-cell office:value-type="float" office:value="0.989422220509" calcext:value-type="float">
            <text:p>0.989422220509</text:p>
          </table:table-cell>
          <table:table-cell office:value-type="float" office:value="0.989422153748" calcext:value-type="float">
            <text:p>0.989422153748</text:p>
          </table:table-cell>
          <table:table-cell office:value-type="float" office:value="0.989423346708" calcext:value-type="float">
            <text:p>0.989423346708</text:p>
          </table:table-cell>
          <table:table-cell office:value-type="float" office:value="0.989419987742" calcext:value-type="float">
            <text:p>0.989419987742</text:p>
          </table:table-cell>
          <table:table-cell office:value-type="float" office:value="0.989420314046" calcext:value-type="float">
            <text:p>0.989420314046</text:p>
          </table:table-cell>
          <table:table-cell office:value-type="float" office:value="0.989422527323" calcext:value-type="float">
            <text:p>0.989422527323</text:p>
          </table:table-cell>
          <table:table-cell office:value-type="float" office:value="0.989420251956" calcext:value-type="float">
            <text:p>0.989420251956</text:p>
          </table:table-cell>
          <table:table-cell office:value-type="float" office:value="0.989423047299" calcext:value-type="float">
            <text:p>0.989423047299</text:p>
          </table:table-cell>
          <table:table-cell office:value-type="float" office:value="0.989429518441" calcext:value-type="float">
            <text:p>0.989429518441</text:p>
          </table:table-cell>
          <table:table-cell office:value-type="float" office:value="0.989434076458" calcext:value-type="float">
            <text:p>0.989434076458</text:p>
          </table:table-cell>
          <table:table-cell office:value-type="float" office:value="0.989425466425" calcext:value-type="float">
            <text:p>0.989425466425</text:p>
          </table:table-cell>
          <table:table-cell office:value-type="float" office:value="0.989432193723" calcext:value-type="float">
            <text:p>0.989432193723</text:p>
          </table:table-cell>
          <table:table-cell office:value-type="float" office:value="0.989439262571" calcext:value-type="float">
            <text:p>0.989439262571</text:p>
          </table:table-cell>
          <table:table-cell office:value-type="float" office:value="0.989441278042" calcext:value-type="float">
            <text:p>0.989441278042</text:p>
          </table:table-cell>
          <table:table-cell office:value-type="float" office:value="0.98944668134" calcext:value-type="float">
            <text:p>0.98944668134</text:p>
          </table:table-cell>
          <table:table-cell office:value-type="float" office:value="0.989399666981" calcext:value-type="float">
            <text:p>0.989399666981</text:p>
          </table:table-cell>
          <table:table-cell office:value-type="float" office:value="0.989453425712" calcext:value-type="float">
            <text:p>0.989453425712</text:p>
          </table:table-cell>
          <table:table-cell office:value-type="float" office:value="0.989444190695" calcext:value-type="float">
            <text:p>0.989444190695</text:p>
          </table:table-cell>
          <table:table-cell office:value-type="float" office:value="0.989356396175" calcext:value-type="float">
            <text:p>0.9893563961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9221631195" calcext:value-type="float">
            <text:p>0.59221631195</text:p>
          </table:table-cell>
          <table:table-cell office:value-type="float" office:value="0" calcext:value-type="float">
            <text:p>0</text:p>
          </table:table-cell>
          <table:table-cell office:value-type="float" office:value="0.62297632521" calcext:value-type="float">
            <text:p>0.62297632521</text:p>
          </table:table-cell>
          <table:table-cell office:value-type="float" office:value="0.00785178383293" calcext:value-type="float">
            <text:p>0.00785178383293</text:p>
          </table:table-cell>
          <table:table-cell office:value-type="float" office:value="0.903633890766" calcext:value-type="float">
            <text:p>0.903633890766</text:p>
          </table:table-cell>
          <table:table-cell office:value-type="float" office:value="0" calcext:value-type="float">
            <text:p>0</text:p>
          </table:table-cell>
          <table:table-cell office:value-type="float" office:value="0.957864833205" calcext:value-type="float">
            <text:p>0.957864833205</text:p>
          </table:table-cell>
          <table:table-cell office:value-type="float" office:value="0.0282555560294" calcext:value-type="float">
            <text:p>0.0282555560294</text:p>
          </table:table-cell>
          <table:table-cell office:value-type="float" office:value="0.93138236943" calcext:value-type="float">
            <text:p>0.93138236943</text:p>
          </table:table-cell>
          <table:table-cell office:value-type="float" office:value="0" calcext:value-type="float">
            <text:p>0</text:p>
          </table:table-cell>
          <table:table-cell office:value-type="float" office:value="0.983108804717" calcext:value-type="float">
            <text:p>0.98310880471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731773058429" calcext:value-type="float">
            <text:p>0.731773058429</text:p>
          </table:table-cell>
          <table:table-cell office:value-type="float" office:value="0" calcext:value-type="float">
            <text:p>0</text:p>
          </table:table-cell>
          <table:table-cell office:value-type="float" office:value="0.290923370503" calcext:value-type="float">
            <text:p>0.290923370503</text:p>
          </table:table-cell>
          <table:table-cell office:value-type="float" office:value="0.0144383736412" calcext:value-type="float">
            <text:p>0.0144383736412</text:p>
          </table:table-cell>
          <table:table-cell office:value-type="float" office:value="0.989490545001" calcext:value-type="float">
            <text:p>0.989490545001</text:p>
          </table:table-cell>
          <table:table-cell office:value-type="float" office:value="0" calcext:value-type="float">
            <text:p>0</text:p>
          </table:table-cell>
          <table:table-cell office:value-type="float" office:value="0.81557473849" calcext:value-type="float">
            <text:p>0.81557473849</text:p>
          </table:table-cell>
          <table:table-cell office:value-type="float" office:value="0.0492526452582" calcext:value-type="float">
            <text:p>0.0492526452582</text:p>
          </table:table-cell>
          <table:table-cell office:value-type="float" office:value="0.989490543896" calcext:value-type="float">
            <text:p>0.989490543896</text:p>
          </table:table-cell>
          <table:table-cell office:value-type="float" office:value="0" calcext:value-type="float">
            <text:p>0</text:p>
          </table:table-cell>
          <table:table-cell office:value-type="float" office:value="0.621965475679" calcext:value-type="float">
            <text:p>0.621965475679</text:p>
          </table:table-cell>
          <table:table-cell office:value-type="float" office:value="0" calcext:value-type="float">
            <text:p>0</text:p>
          </table:table-cell>
          <table:table-cell office:value-type="float" office:value="0.424065102076" calcext:value-type="float">
            <text:p>0.42406510207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538255106262" calcext:value-type="float">
            <text:p>0.538255106262</text:p>
          </table:table-cell>
          <table:table-cell office:value-type="float" office:value="0" calcext:value-type="float">
            <text:p>0</text:p>
          </table:table-cell>
          <table:table-cell office:value-type="float" office:value="0.671621373721" calcext:value-type="float">
            <text:p>0.671621373721</text:p>
          </table:table-cell>
          <table:table-cell office:value-type="float" office:value="0" calcext:value-type="float">
            <text:p>0</text:p>
          </table:table-cell>
          <table:table-cell office:value-type="float" office:value="0.991519198994" calcext:value-type="float">
            <text:p>0.991519198994</text:p>
          </table:table-cell>
          <table:table-cell office:value-type="float" office:value="0.0283297981564" calcext:value-type="float">
            <text:p>0.0283297981564</text:p>
          </table:table-cell>
          <table:table-cell office:value-type="float" office:value="0.991517797714" calcext:value-type="float">
            <text:p>0.991517797714</text:p>
          </table:table-cell>
          <table:table-cell office:value-type="float" office:value="0.0649026018311" calcext:value-type="float">
            <text:p>0.0649026018311</text:p>
          </table:table-cell>
          <table:table-cell office:value-type="float" office:value="0.991530079038" calcext:value-type="float">
            <text:p>0.991530079038</text:p>
          </table:table-cell>
          <table:table-cell office:value-type="float" office:value="0.056659706497" calcext:value-type="float">
            <text:p>0.056659706497</text:p>
          </table:table-cell>
          <table:table-cell office:value-type="float" office:value="0.991525279462" calcext:value-type="float">
            <text:p>0.9915252794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894484245" calcext:value-type="float">
            <text:p>0.9894484245</text:p>
          </table:table-cell>
          <table:table-cell office:value-type="float" office:value="0.989448567666" calcext:value-type="float">
            <text:p>0.989448567666</text:p>
          </table:table-cell>
          <table:table-cell office:value-type="float" office:value="0.989447519891" calcext:value-type="float">
            <text:p>0.989447519891</text:p>
          </table:table-cell>
          <table:table-cell office:value-type="float" office:value="0.989445590461" calcext:value-type="float">
            <text:p>0.989445590461</text:p>
          </table:table-cell>
          <table:table-cell office:value-type="float" office:value="0.989447684087" calcext:value-type="float">
            <text:p>0.989447684087</text:p>
          </table:table-cell>
          <table:table-cell office:value-type="float" office:value="0.989447275655" calcext:value-type="float">
            <text:p>0.989447275655</text:p>
          </table:table-cell>
          <table:table-cell office:value-type="float" office:value="0.989446735888" calcext:value-type="float">
            <text:p>0.989446735888</text:p>
          </table:table-cell>
          <table:table-cell office:value-type="float" office:value="0.989444583495" calcext:value-type="float">
            <text:p>0.989444583495</text:p>
          </table:table-cell>
          <table:table-cell office:value-type="float" office:value="0.989447784175" calcext:value-type="float">
            <text:p>0.989447784175</text:p>
          </table:table-cell>
          <table:table-cell office:value-type="float" office:value="0.989446074316" calcext:value-type="float">
            <text:p>0.989446074316</text:p>
          </table:table-cell>
          <table:table-cell office:value-type="float" office:value="0.98944558337" calcext:value-type="float">
            <text:p>0.98944558337</text:p>
          </table:table-cell>
          <table:table-cell office:value-type="float" office:value="0.989445276614" calcext:value-type="float">
            <text:p>0.989445276614</text:p>
          </table:table-cell>
          <table:table-cell office:value-type="float" office:value="0.989446121619" calcext:value-type="float">
            <text:p>0.989446121619</text:p>
          </table:table-cell>
          <table:table-cell office:value-type="float" office:value="0.989445023929" calcext:value-type="float">
            <text:p>0.989445023929</text:p>
          </table:table-cell>
          <table:table-cell office:value-type="float" office:value="0.989445738546" calcext:value-type="float">
            <text:p>0.989445738546</text:p>
          </table:table-cell>
          <table:table-cell office:value-type="float" office:value="0.989448684029" calcext:value-type="float">
            <text:p>0.989448684029</text:p>
          </table:table-cell>
          <table:table-cell office:value-type="float" office:value="0.989410435291" calcext:value-type="float">
            <text:p>0.989410435291</text:p>
          </table:table-cell>
          <table:table-cell office:value-type="float" office:value="0.989449862419" calcext:value-type="float">
            <text:p>0.989449862419</text:p>
          </table:table-cell>
          <table:table-cell office:value-type="float" office:value="0.989445914044" calcext:value-type="float">
            <text:p>0.989445914044</text:p>
          </table:table-cell>
          <table:table-cell office:value-type="float" office:value="0.989445178981" calcext:value-type="float">
            <text:p>0.9894451789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739029442396" calcext:value-type="float">
            <text:p>0.739029442396</text:p>
          </table:table-cell>
          <table:table-cell office:value-type="float" office:value="0.780760903789" calcext:value-type="float">
            <text:p>0.780760903789</text:p>
          </table:table-cell>
          <table:table-cell office:value-type="float" office:value="0.71816146294" calcext:value-type="float">
            <text:p>0.71816146294</text:p>
          </table:table-cell>
          <table:table-cell office:value-type="float" office:value="0.780767459844" calcext:value-type="float">
            <text:p>0.780767459844</text:p>
          </table:table-cell>
          <table:table-cell office:value-type="float" office:value="0.676425602736" calcext:value-type="float">
            <text:p>0.676425602736</text:p>
          </table:table-cell>
          <table:table-cell office:value-type="float" office:value="0.947687953508" calcext:value-type="float">
            <text:p>0.947687953508</text:p>
          </table:table-cell>
          <table:table-cell office:value-type="float" office:value="0.989421146086" calcext:value-type="float">
            <text:p>0.989421146086</text:p>
          </table:table-cell>
          <table:table-cell office:value-type="float" office:value="0.989427154821" calcext:value-type="float">
            <text:p>0.989427154821</text:p>
          </table:table-cell>
          <table:table-cell office:value-type="float" office:value="0.843355487082" calcext:value-type="float">
            <text:p>0.843355487082</text:p>
          </table:table-cell>
          <table:table-cell office:value-type="float" office:value="0.968555591864" calcext:value-type="float">
            <text:p>0.968555591864</text:p>
          </table:table-cell>
          <table:table-cell office:value-type="float" office:value="0.98942485264" calcext:value-type="float">
            <text:p>0.98942485264</text:p>
          </table:table-cell>
          <table:table-cell office:value-type="float" office:value="0.989429539386" calcext:value-type="float">
            <text:p>0.989429539386</text:p>
          </table:table-cell>
          <table:table-cell office:value-type="float" office:value="0.84335680964" calcext:value-type="float">
            <text:p>0.84335680964</text:p>
          </table:table-cell>
          <table:table-cell office:value-type="float" office:value="0.968560034433" calcext:value-type="float">
            <text:p>0.968560034433</text:p>
          </table:table-cell>
          <table:table-cell office:value-type="float" office:value="0.989427952787" calcext:value-type="float">
            <text:p>0.989427952787</text:p>
          </table:table-cell>
          <table:table-cell office:value-type="float" office:value="0.989435499961" calcext:value-type="float">
            <text:p>0.989435499961</text:p>
          </table:table-cell>
          <table:table-cell office:value-type="float" office:value="0.676442170619" calcext:value-type="float">
            <text:p>0.676442170619</text:p>
          </table:table-cell>
          <table:table-cell office:value-type="float" office:value="0.989449902341" calcext:value-type="float">
            <text:p>0.989449902341</text:p>
          </table:table-cell>
          <table:table-cell office:value-type="float" office:value="0.989434812504" calcext:value-type="float">
            <text:p>0.989434812504</text:p>
          </table:table-cell>
          <table:table-cell office:value-type="float" office:value="0.989385069639" calcext:value-type="float">
            <text:p>0.989385069639</text:p>
          </table:table-cell>
          <table:table-cell office:value-type="float" office:value="0.69046919721" calcext:value-type="float">
            <text:p>0.69046919721</text:p>
          </table:table-cell>
          <table:table-cell office:value-type="float" office:value="0.672521204067" calcext:value-type="float">
            <text:p>0.672521204067</text:p>
          </table:table-cell>
          <table:table-cell office:value-type="float" office:value="0.755121336646" calcext:value-type="float">
            <text:p>0.755121336646</text:p>
          </table:table-cell>
          <table:table-cell office:value-type="float" office:value="0.686786501104" calcext:value-type="float">
            <text:p>0.686786501104</text:p>
          </table:table-cell>
          <table:table-cell office:value-type="float" office:value="0.799203945805" calcext:value-type="float">
            <text:p>0.799203945805</text:p>
          </table:table-cell>
          <table:table-cell office:value-type="float" office:value="0.862073484817" calcext:value-type="float">
            <text:p>0.862073484817</text:p>
          </table:table-cell>
          <table:table-cell office:value-type="float" office:value="0.904223626164" calcext:value-type="float">
            <text:p>0.904223626164</text:p>
          </table:table-cell>
          <table:table-cell office:value-type="float" office:value="0.947611784752" calcext:value-type="float">
            <text:p>0.947611784752</text:p>
          </table:table-cell>
          <table:table-cell office:value-type="float" office:value="0.821071329569" calcext:value-type="float">
            <text:p>0.821071329569</text:p>
          </table:table-cell>
          <table:table-cell office:value-type="float" office:value="0.863238792721" calcext:value-type="float">
            <text:p>0.863238792721</text:p>
          </table:table-cell>
          <table:table-cell office:value-type="float" office:value="0.967606240265" calcext:value-type="float">
            <text:p>0.967606240265</text:p>
          </table:table-cell>
          <table:table-cell office:value-type="float" office:value="0.986200851862" calcext:value-type="float">
            <text:p>0.986200851862</text:p>
          </table:table-cell>
          <table:table-cell office:value-type="float" office:value="0.904994066294" calcext:value-type="float">
            <text:p>0.904994066294</text:p>
          </table:table-cell>
          <table:table-cell office:value-type="float" office:value="0.925904246" calcext:value-type="float">
            <text:p>0.925904246</text:p>
          </table:table-cell>
          <table:table-cell office:value-type="float" office:value="0.984704821407" calcext:value-type="float">
            <text:p>0.984704821407</text:p>
          </table:table-cell>
          <table:table-cell office:value-type="float" office:value="0.982939217438" calcext:value-type="float">
            <text:p>0.982939217438</text:p>
          </table:table-cell>
          <table:table-cell office:value-type="float" office:value="0.772853281974" calcext:value-type="float">
            <text:p>0.772853281974</text:p>
          </table:table-cell>
          <table:table-cell office:value-type="float" office:value="0.966001212246" calcext:value-type="float">
            <text:p>0.966001212246</text:p>
          </table:table-cell>
          <table:table-cell office:value-type="float" office:value="0.983442696224" calcext:value-type="float">
            <text:p>0.983442696224</text:p>
          </table:table-cell>
          <table:table-cell office:value-type="float" office:value="0.984290742487" calcext:value-type="float">
            <text:p>0.984290742487</text:p>
          </table:table-cell>
          <table:table-cell office:value-type="float" office:value="0.860577786477" calcext:value-type="float">
            <text:p>0.860577786477</text:p>
          </table:table-cell>
          <table:table-cell office:value-type="float" office:value="0.926390933083" calcext:value-type="float">
            <text:p>0.926390933083</text:p>
          </table:table-cell>
          <table:table-cell office:value-type="float" office:value="0.989320874759" calcext:value-type="float">
            <text:p>0.989320874759</text:p>
          </table:table-cell>
          <table:table-cell office:value-type="float" office:value="0.855240650113" calcext:value-type="float">
            <text:p>0.855240650113</text:p>
          </table:table-cell>
          <table:table-cell office:value-type="float" office:value="0.98949054362" calcext:value-type="float">
            <text:p>0.98949054362</text:p>
          </table:table-cell>
          <table:table-cell office:value-type="float" office:value="0.989490547503" calcext:value-type="float">
            <text:p>0.989490547503</text:p>
          </table:table-cell>
          <table:table-cell office:value-type="float" office:value="0.989490546316" calcext:value-type="float">
            <text:p>0.989490546316</text:p>
          </table:table-cell>
          <table:table-cell office:value-type="float" office:value="0.959182811053" calcext:value-type="float">
            <text:p>0.959182811053</text:p>
          </table:table-cell>
          <table:table-cell office:value-type="float" office:value="0.989490544175" calcext:value-type="float">
            <text:p>0.989490544175</text:p>
          </table:table-cell>
          <table:table-cell office:value-type="float" office:value="0.989490548931" calcext:value-type="float">
            <text:p>0.989490548931</text:p>
          </table:table-cell>
          <table:table-cell office:value-type="float" office:value="0.989490543417" calcext:value-type="float">
            <text:p>0.989490543417</text:p>
          </table:table-cell>
          <table:table-cell office:value-type="float" office:value="0.989490544573" calcext:value-type="float">
            <text:p>0.989490544573</text:p>
          </table:table-cell>
          <table:table-cell office:value-type="float" office:value="0.989490543958" calcext:value-type="float">
            <text:p>0.989490543958</text:p>
          </table:table-cell>
          <table:table-cell office:value-type="float" office:value="0.989490547386" calcext:value-type="float">
            <text:p>0.989490547386</text:p>
          </table:table-cell>
          <table:table-cell office:value-type="float" office:value="0.98949054418" calcext:value-type="float">
            <text:p>0.98949054418</text:p>
          </table:table-cell>
          <table:table-cell office:value-type="float" office:value="0.989490541312" calcext:value-type="float">
            <text:p>0.989490541312</text:p>
          </table:table-cell>
          <table:table-cell office:value-type="float" office:value="0.780874597959" calcext:value-type="float">
            <text:p>0.780874597959</text:p>
          </table:table-cell>
          <table:table-cell office:value-type="float" office:value="0.98947633824" calcext:value-type="float">
            <text:p>0.98947633824</text:p>
          </table:table-cell>
          <table:table-cell office:value-type="float" office:value="0.989408336669" calcext:value-type="float">
            <text:p>0.989408336669</text:p>
          </table:table-cell>
          <table:table-cell office:value-type="float" office:value="0.958915995143" calcext:value-type="float">
            <text:p>0.958915995143</text:p>
          </table:table-cell>
          <table:table-cell office:value-type="float" office:value="0.71249618826" calcext:value-type="float">
            <text:p>0.71249618826</text:p>
          </table:table-cell>
          <table:table-cell office:value-type="float" office:value="0.654929999584" calcext:value-type="float">
            <text:p>0.654929999584</text:p>
          </table:table-cell>
          <table:table-cell office:value-type="float" office:value="0.760242491709" calcext:value-type="float">
            <text:p>0.760242491709</text:p>
          </table:table-cell>
          <table:table-cell office:value-type="float" office:value="0.638248172737" calcext:value-type="float">
            <text:p>0.638248172737</text:p>
          </table:table-cell>
          <table:table-cell office:value-type="float" office:value="0.698296371975" calcext:value-type="float">
            <text:p>0.698296371975</text:p>
          </table:table-cell>
          <table:table-cell office:value-type="float" office:value="0.761330003383" calcext:value-type="float">
            <text:p>0.761330003383</text:p>
          </table:table-cell>
          <table:table-cell office:value-type="float" office:value="0.69854920592" calcext:value-type="float">
            <text:p>0.69854920592</text:p>
          </table:table-cell>
          <table:table-cell office:value-type="float" office:value="0.949667718244" calcext:value-type="float">
            <text:p>0.949667718244</text:p>
          </table:table-cell>
          <table:table-cell office:value-type="float" office:value="0.698538022171" calcext:value-type="float">
            <text:p>0.698538022171</text:p>
          </table:table-cell>
          <table:table-cell office:value-type="float" office:value="0.782243503342" calcext:value-type="float">
            <text:p>0.782243503342</text:p>
          </table:table-cell>
          <table:table-cell office:value-type="float" office:value="0.782257004749" calcext:value-type="float">
            <text:p>0.782257004749</text:p>
          </table:table-cell>
          <table:table-cell office:value-type="float" office:value="0.970572460829" calcext:value-type="float">
            <text:p>0.970572460829</text:p>
          </table:table-cell>
          <table:table-cell office:value-type="float" office:value="0.677628759585" calcext:value-type="float">
            <text:p>0.677628759585</text:p>
          </table:table-cell>
          <table:table-cell office:value-type="float" office:value="0.740402596386" calcext:value-type="float">
            <text:p>0.740402596386</text:p>
          </table:table-cell>
          <table:table-cell office:value-type="float" office:value="0.949666601791" calcext:value-type="float">
            <text:p>0.949666601791</text:p>
          </table:table-cell>
          <table:table-cell office:value-type="float" office:value="0.991511042547" calcext:value-type="float">
            <text:p>0.991511042547</text:p>
          </table:table-cell>
          <table:table-cell office:value-type="float" office:value="0.982763110543" calcext:value-type="float">
            <text:p>0.982763110543</text:p>
          </table:table-cell>
          <table:table-cell office:value-type="float" office:value="0.782252662936" calcext:value-type="float">
            <text:p>0.782252662936</text:p>
          </table:table-cell>
          <table:table-cell office:value-type="float" office:value="0.907821427441" calcext:value-type="float">
            <text:p>0.907821427441</text:p>
          </table:table-cell>
          <table:table-cell office:value-type="float" office:value="0.991520396999" calcext:value-type="float">
            <text:p>0.991520396999</text:p>
          </table:table-cell>
          <table:table-cell office:value-type="float" office:value="0.989445343157" calcext:value-type="float">
            <text:p>0.989445343157</text:p>
          </table:table-cell>
          <table:table-cell office:value-type="float" office:value="0.989445379329" calcext:value-type="float">
            <text:p>0.989445379329</text:p>
          </table:table-cell>
          <table:table-cell office:value-type="float" office:value="0.989445817374" calcext:value-type="float">
            <text:p>0.989445817374</text:p>
          </table:table-cell>
          <table:table-cell office:value-type="float" office:value="0.989445949565" calcext:value-type="float">
            <text:p>0.989445949565</text:p>
          </table:table-cell>
          <table:table-cell office:value-type="float" office:value="0.989445000497" calcext:value-type="float">
            <text:p>0.989445000497</text:p>
          </table:table-cell>
          <table:table-cell office:value-type="float" office:value="0.989445299477" calcext:value-type="float">
            <text:p>0.989445299477</text:p>
          </table:table-cell>
          <table:table-cell office:value-type="float" office:value="0.989445742353" calcext:value-type="float">
            <text:p>0.989445742353</text:p>
          </table:table-cell>
          <table:table-cell office:value-type="float" office:value="0.989445563341" calcext:value-type="float">
            <text:p>0.989445563341</text:p>
          </table:table-cell>
          <table:table-cell office:value-type="float" office:value="0.98944511246" calcext:value-type="float">
            <text:p>0.98944511246</text:p>
          </table:table-cell>
          <table:table-cell office:value-type="float" office:value="0.989444620878" calcext:value-type="float">
            <text:p>0.989444620878</text:p>
          </table:table-cell>
          <table:table-cell office:value-type="float" office:value="0.989445597253" calcext:value-type="float">
            <text:p>0.989445597253</text:p>
          </table:table-cell>
          <table:table-cell office:value-type="float" office:value="0.989445504646" calcext:value-type="float">
            <text:p>0.989445504646</text:p>
          </table:table-cell>
          <table:table-cell office:value-type="float" office:value="0.989445042533" calcext:value-type="float">
            <text:p>0.989445042533</text:p>
          </table:table-cell>
          <table:table-cell office:value-type="float" office:value="0.989445391064" calcext:value-type="float">
            <text:p>0.989445391064</text:p>
          </table:table-cell>
          <table:table-cell office:value-type="float" office:value="0.989446012446" calcext:value-type="float">
            <text:p>0.989446012446</text:p>
          </table:table-cell>
          <table:table-cell office:value-type="float" office:value="0.989446933314" calcext:value-type="float">
            <text:p>0.989446933314</text:p>
          </table:table-cell>
          <table:table-cell office:value-type="float" office:value="0.989445587633" calcext:value-type="float">
            <text:p>0.989445587633</text:p>
          </table:table-cell>
          <table:table-cell office:value-type="float" office:value="0.989445197669" calcext:value-type="float">
            <text:p>0.989445197669</text:p>
          </table:table-cell>
          <table:table-cell office:value-type="float" office:value="0.989445841513" calcext:value-type="float">
            <text:p>0.989445841513</text:p>
          </table:table-cell>
          <table:table-cell office:value-type="float" office:value="0.989478824651" calcext:value-type="float">
            <text:p>0.9894788246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20992443" calcext:value-type="float">
            <text:p>0.989420992443</text:p>
          </table:table-cell>
          <table:table-cell office:value-type="float" office:value="0.989421561184" calcext:value-type="float">
            <text:p>0.989421561184</text:p>
          </table:table-cell>
          <table:table-cell office:value-type="float" office:value="0.98942285177" calcext:value-type="float">
            <text:p>0.98942285177</text:p>
          </table:table-cell>
          <table:table-cell office:value-type="float" office:value="0.989420478214" calcext:value-type="float">
            <text:p>0.989420478214</text:p>
          </table:table-cell>
          <table:table-cell office:value-type="float" office:value="0.989420525438" calcext:value-type="float">
            <text:p>0.989420525438</text:p>
          </table:table-cell>
          <table:table-cell office:value-type="float" office:value="0.989419923209" calcext:value-type="float">
            <text:p>0.989419923209</text:p>
          </table:table-cell>
          <table:table-cell office:value-type="float" office:value="0.98942392343" calcext:value-type="float">
            <text:p>0.98942392343</text:p>
          </table:table-cell>
          <table:table-cell office:value-type="float" office:value="0.989420167362" calcext:value-type="float">
            <text:p>0.989420167362</text:p>
          </table:table-cell>
          <table:table-cell office:value-type="float" office:value="0.989425142251" calcext:value-type="float">
            <text:p>0.989425142251</text:p>
          </table:table-cell>
          <table:table-cell office:value-type="float" office:value="0.989424786653" calcext:value-type="float">
            <text:p>0.989424786653</text:p>
          </table:table-cell>
          <table:table-cell office:value-type="float" office:value="0.98942903477" calcext:value-type="float">
            <text:p>0.98942903477</text:p>
          </table:table-cell>
          <table:table-cell office:value-type="float" office:value="0.989426561228" calcext:value-type="float">
            <text:p>0.989426561228</text:p>
          </table:table-cell>
          <table:table-cell office:value-type="float" office:value="0.989432091452" calcext:value-type="float">
            <text:p>0.989432091452</text:p>
          </table:table-cell>
          <table:table-cell office:value-type="float" office:value="0.989436790901" calcext:value-type="float">
            <text:p>0.989436790901</text:p>
          </table:table-cell>
          <table:table-cell office:value-type="float" office:value="0.989440546675" calcext:value-type="float">
            <text:p>0.989440546675</text:p>
          </table:table-cell>
          <table:table-cell office:value-type="float" office:value="0.989442583158" calcext:value-type="float">
            <text:p>0.989442583158</text:p>
          </table:table-cell>
          <table:table-cell office:value-type="float" office:value="0.989451051224" calcext:value-type="float">
            <text:p>0.989451051224</text:p>
          </table:table-cell>
          <table:table-cell office:value-type="float" office:value="0.989451552662" calcext:value-type="float">
            <text:p>0.989451552662</text:p>
          </table:table-cell>
          <table:table-cell office:value-type="float" office:value="0.989438789975" calcext:value-type="float">
            <text:p>0.989438789975</text:p>
          </table:table-cell>
          <table:table-cell office:value-type="float" office:value="0.989422779341" calcext:value-type="float">
            <text:p>0.989422779341</text:p>
          </table:table-cell>
          <table:table-cell office:value-type="float" office:value="0.983657783323" calcext:value-type="float">
            <text:p>0.983657783323</text:p>
          </table:table-cell>
          <table:table-cell office:value-type="float" office:value="0.983779946257" calcext:value-type="float">
            <text:p>0.983779946257</text:p>
          </table:table-cell>
          <table:table-cell office:value-type="float" office:value="0.983776427307" calcext:value-type="float">
            <text:p>0.983776427307</text:p>
          </table:table-cell>
          <table:table-cell office:value-type="float" office:value="0.983804758138" calcext:value-type="float">
            <text:p>0.983804758138</text:p>
          </table:table-cell>
          <table:table-cell office:value-type="float" office:value="0.986100548576" calcext:value-type="float">
            <text:p>0.986100548576</text:p>
          </table:table-cell>
          <table:table-cell office:value-type="float" office:value="0.986949446444" calcext:value-type="float">
            <text:p>0.986949446444</text:p>
          </table:table-cell>
          <table:table-cell office:value-type="float" office:value="0.987609122495" calcext:value-type="float">
            <text:p>0.987609122495</text:p>
          </table:table-cell>
          <table:table-cell office:value-type="float" office:value="0.988777088062" calcext:value-type="float">
            <text:p>0.988777088062</text:p>
          </table:table-cell>
          <table:table-cell office:value-type="float" office:value="0.987671965165" calcext:value-type="float">
            <text:p>0.987671965165</text:p>
          </table:table-cell>
          <table:table-cell office:value-type="float" office:value="0.988294287604" calcext:value-type="float">
            <text:p>0.988294287604</text:p>
          </table:table-cell>
          <table:table-cell office:value-type="float" office:value="0.987829544095" calcext:value-type="float">
            <text:p>0.987829544095</text:p>
          </table:table-cell>
          <table:table-cell office:value-type="float" office:value="0.986058533598" calcext:value-type="float">
            <text:p>0.986058533598</text:p>
          </table:table-cell>
          <table:table-cell office:value-type="float" office:value="0.988444724331" calcext:value-type="float">
            <text:p>0.988444724331</text:p>
          </table:table-cell>
          <table:table-cell office:value-type="float" office:value="0.988075827356" calcext:value-type="float">
            <text:p>0.988075827356</text:p>
          </table:table-cell>
          <table:table-cell office:value-type="float" office:value="0.984785584982" calcext:value-type="float">
            <text:p>0.984785584982</text:p>
          </table:table-cell>
          <table:table-cell office:value-type="float" office:value="0.982978099739" calcext:value-type="float">
            <text:p>0.982978099739</text:p>
          </table:table-cell>
          <table:table-cell office:value-type="float" office:value="0.979398641698" calcext:value-type="float">
            <text:p>0.979398641698</text:p>
          </table:table-cell>
          <table:table-cell office:value-type="float" office:value="0.986626519497" calcext:value-type="float">
            <text:p>0.986626519497</text:p>
          </table:table-cell>
          <table:table-cell office:value-type="float" office:value="0.983201553702" calcext:value-type="float">
            <text:p>0.983201553702</text:p>
          </table:table-cell>
          <table:table-cell office:value-type="float" office:value="0.984514075953" calcext:value-type="float">
            <text:p>0.984514075953</text:p>
          </table:table-cell>
          <table:table-cell office:value-type="float" office:value="0.989487374782" calcext:value-type="float">
            <text:p>0.989487374782</text:p>
          </table:table-cell>
          <table:table-cell office:value-type="float" office:value="0.989490544591" calcext:value-type="float">
            <text:p>0.989490544591</text:p>
          </table:table-cell>
          <table:table-cell office:value-type="float" office:value="0.989490522612" calcext:value-type="float">
            <text:p>0.989490522612</text:p>
          </table:table-cell>
          <table:table-cell office:value-type="float" office:value="0.989119172758" calcext:value-type="float">
            <text:p>0.989119172758</text:p>
          </table:table-cell>
          <table:table-cell office:value-type="float" office:value="0.989490543406" calcext:value-type="float">
            <text:p>0.989490543406</text:p>
          </table:table-cell>
          <table:table-cell office:value-type="float" office:value="0.98949054346" calcext:value-type="float">
            <text:p>0.98949054346</text:p>
          </table:table-cell>
          <table:table-cell office:value-type="float" office:value="0.989490545367" calcext:value-type="float">
            <text:p>0.989490545367</text:p>
          </table:table-cell>
          <table:table-cell office:value-type="float" office:value="0.989490546025" calcext:value-type="float">
            <text:p>0.989490546025</text:p>
          </table:table-cell>
          <table:table-cell office:value-type="float" office:value="0.989490542814" calcext:value-type="float">
            <text:p>0.989490542814</text:p>
          </table:table-cell>
          <table:table-cell office:value-type="float" office:value="0.989490542856" calcext:value-type="float">
            <text:p>0.989490542856</text:p>
          </table:table-cell>
          <table:table-cell office:value-type="float" office:value="0.989490543817" calcext:value-type="float">
            <text:p>0.989490543817</text:p>
          </table:table-cell>
          <table:table-cell office:value-type="float" office:value="0.98949054892" calcext:value-type="float">
            <text:p>0.98949054892</text:p>
          </table:table-cell>
          <table:table-cell office:value-type="float" office:value="0.989490543306" calcext:value-type="float">
            <text:p>0.989490543306</text:p>
          </table:table-cell>
          <table:table-cell office:value-type="float" office:value="0.989490544709" calcext:value-type="float">
            <text:p>0.989490544709</text:p>
          </table:table-cell>
          <table:table-cell office:value-type="float" office:value="0.989490544529" calcext:value-type="float">
            <text:p>0.989490544529</text:p>
          </table:table-cell>
          <table:table-cell office:value-type="float" office:value="0.98949053006" calcext:value-type="float">
            <text:p>0.98949053006</text:p>
          </table:table-cell>
          <table:table-cell office:value-type="float" office:value="0.953660402643" calcext:value-type="float">
            <text:p>0.953660402643</text:p>
          </table:table-cell>
          <table:table-cell office:value-type="float" office:value="0.989481326129" calcext:value-type="float">
            <text:p>0.989481326129</text:p>
          </table:table-cell>
          <table:table-cell office:value-type="float" office:value="0.989429276447" calcext:value-type="float">
            <text:p>0.989429276447</text:p>
          </table:table-cell>
          <table:table-cell office:value-type="float" office:value="0.98671119574" calcext:value-type="float">
            <text:p>0.98671119574</text:p>
          </table:table-cell>
          <table:table-cell office:value-type="float" office:value="0.991397414158" calcext:value-type="float">
            <text:p>0.991397414158</text:p>
          </table:table-cell>
          <table:table-cell office:value-type="float" office:value="0.991501542342" calcext:value-type="float">
            <text:p>0.991501542342</text:p>
          </table:table-cell>
          <table:table-cell office:value-type="float" office:value="0.991508745911" calcext:value-type="float">
            <text:p>0.991508745911</text:p>
          </table:table-cell>
          <table:table-cell office:value-type="float" office:value="0.991367930333" calcext:value-type="float">
            <text:p>0.991367930333</text:p>
          </table:table-cell>
          <table:table-cell office:value-type="float" office:value="0.991491041479" calcext:value-type="float">
            <text:p>0.991491041479</text:p>
          </table:table-cell>
          <table:table-cell office:value-type="float" office:value="0.99152008463" calcext:value-type="float">
            <text:p>0.99152008463</text:p>
          </table:table-cell>
          <table:table-cell office:value-type="float" office:value="0.99151225494" calcext:value-type="float">
            <text:p>0.99151225494</text:p>
          </table:table-cell>
          <table:table-cell office:value-type="float" office:value="0.991522866648" calcext:value-type="float">
            <text:p>0.991522866648</text:p>
          </table:table-cell>
          <table:table-cell office:value-type="float" office:value="0.991504423787" calcext:value-type="float">
            <text:p>0.991504423787</text:p>
          </table:table-cell>
          <table:table-cell office:value-type="float" office:value="0.991514296168" calcext:value-type="float">
            <text:p>0.991514296168</text:p>
          </table:table-cell>
          <table:table-cell office:value-type="float" office:value="0.991511614908" calcext:value-type="float">
            <text:p>0.991511614908</text:p>
          </table:table-cell>
          <table:table-cell office:value-type="float" office:value="0.991513452424" calcext:value-type="float">
            <text:p>0.991513452424</text:p>
          </table:table-cell>
          <table:table-cell office:value-type="float" office:value="0.991511420841" calcext:value-type="float">
            <text:p>0.991511420841</text:p>
          </table:table-cell>
          <table:table-cell office:value-type="float" office:value="0.991522609848" calcext:value-type="float">
            <text:p>0.991522609848</text:p>
          </table:table-cell>
          <table:table-cell office:value-type="float" office:value="0.991509147097" calcext:value-type="float">
            <text:p>0.991509147097</text:p>
          </table:table-cell>
          <table:table-cell office:value-type="float" office:value="0.991518613446" calcext:value-type="float">
            <text:p>0.991518613446</text:p>
          </table:table-cell>
          <table:table-cell office:value-type="float" office:value="0.976278919569" calcext:value-type="float">
            <text:p>0.976278919569</text:p>
          </table:table-cell>
          <table:table-cell office:value-type="float" office:value="0.991513965459" calcext:value-type="float">
            <text:p>0.991513965459</text:p>
          </table:table-cell>
          <table:table-cell office:value-type="float" office:value="0.991524648542" calcext:value-type="float">
            <text:p>0.991524648542</text:p>
          </table:table-cell>
          <table:table-cell office:value-type="float" office:value="0.991519094508" calcext:value-type="float">
            <text:p>0.991519094508</text:p>
          </table:table-cell>
          <table:table-cell office:value-type="float" office:value="0.989449400036" calcext:value-type="float">
            <text:p>0.989449400036</text:p>
          </table:table-cell>
          <table:table-cell office:value-type="float" office:value="0.989448707588" calcext:value-type="float">
            <text:p>0.989448707588</text:p>
          </table:table-cell>
          <table:table-cell office:value-type="float" office:value="0.989448470551" calcext:value-type="float">
            <text:p>0.989448470551</text:p>
          </table:table-cell>
          <table:table-cell office:value-type="float" office:value="0.989446474356" calcext:value-type="float">
            <text:p>0.989446474356</text:p>
          </table:table-cell>
          <table:table-cell office:value-type="float" office:value="0.989447607078" calcext:value-type="float">
            <text:p>0.989447607078</text:p>
          </table:table-cell>
          <table:table-cell office:value-type="float" office:value="0.989446898039" calcext:value-type="float">
            <text:p>0.989446898039</text:p>
          </table:table-cell>
          <table:table-cell office:value-type="float" office:value="0.989447343777" calcext:value-type="float">
            <text:p>0.989447343777</text:p>
          </table:table-cell>
          <table:table-cell office:value-type="float" office:value="0.989445073242" calcext:value-type="float">
            <text:p>0.989445073242</text:p>
          </table:table-cell>
          <table:table-cell office:value-type="float" office:value="0.989447565413" calcext:value-type="float">
            <text:p>0.989447565413</text:p>
          </table:table-cell>
          <table:table-cell office:value-type="float" office:value="0.989446311294" calcext:value-type="float">
            <text:p>0.989446311294</text:p>
          </table:table-cell>
          <table:table-cell office:value-type="float" office:value="0.989445810926" calcext:value-type="float">
            <text:p>0.989445810926</text:p>
          </table:table-cell>
          <table:table-cell office:value-type="float" office:value="0.989445455638" calcext:value-type="float">
            <text:p>0.989445455638</text:p>
          </table:table-cell>
          <table:table-cell office:value-type="float" office:value="0.989446961443" calcext:value-type="float">
            <text:p>0.989446961443</text:p>
          </table:table-cell>
          <table:table-cell office:value-type="float" office:value="0.989445318399" calcext:value-type="float">
            <text:p>0.989445318399</text:p>
          </table:table-cell>
          <table:table-cell office:value-type="float" office:value="0.989445436454" calcext:value-type="float">
            <text:p>0.989445436454</text:p>
          </table:table-cell>
          <table:table-cell office:value-type="float" office:value="0.989446710305" calcext:value-type="float">
            <text:p>0.989446710305</text:p>
          </table:table-cell>
          <table:table-cell office:value-type="float" office:value="0.989447776702" calcext:value-type="float">
            <text:p>0.989447776702</text:p>
          </table:table-cell>
          <table:table-cell office:value-type="float" office:value="0.989445316696" calcext:value-type="float">
            <text:p>0.989445316696</text:p>
          </table:table-cell>
          <table:table-cell office:value-type="float" office:value="0.989445255489" calcext:value-type="float">
            <text:p>0.989445255489</text:p>
          </table:table-cell>
          <table:table-cell office:value-type="float" office:value="0.989470291658" calcext:value-type="float">
            <text:p>0.9894702916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71923577652" calcext:value-type="float">
            <text:p>0.971923577652</text:p>
          </table:table-cell>
          <table:table-cell office:value-type="float" office:value="0.969340714957" calcext:value-type="float">
            <text:p>0.969340714957</text:p>
          </table:table-cell>
          <table:table-cell office:value-type="float" office:value="0.956939133356" calcext:value-type="float">
            <text:p>0.956939133356</text:p>
          </table:table-cell>
          <table:table-cell office:value-type="float" office:value="0.989414576863" calcext:value-type="float">
            <text:p>0.989414576863</text:p>
          </table:table-cell>
          <table:table-cell office:value-type="float" office:value="0.989416227228" calcext:value-type="float">
            <text:p>0.989416227228</text:p>
          </table:table-cell>
          <table:table-cell office:value-type="float" office:value="0.975628231205" calcext:value-type="float">
            <text:p>0.975628231205</text:p>
          </table:table-cell>
          <table:table-cell office:value-type="float" office:value="0.98020647279" calcext:value-type="float">
            <text:p>0.98020647279</text:p>
          </table:table-cell>
          <table:table-cell office:value-type="float" office:value="0.989410663851" calcext:value-type="float">
            <text:p>0.989410663851</text:p>
          </table:table-cell>
          <table:table-cell office:value-type="float" office:value="0.989204690495" calcext:value-type="float">
            <text:p>0.989204690495</text:p>
          </table:table-cell>
          <table:table-cell office:value-type="float" office:value="0.983620116481" calcext:value-type="float">
            <text:p>0.983620116481</text:p>
          </table:table-cell>
          <table:table-cell office:value-type="float" office:value="0.987399911389" calcext:value-type="float">
            <text:p>0.987399911389</text:p>
          </table:table-cell>
          <table:table-cell office:value-type="float" office:value="0.989411047924" calcext:value-type="float">
            <text:p>0.989411047924</text:p>
          </table:table-cell>
          <table:table-cell office:value-type="float" office:value="0.989416409405" calcext:value-type="float">
            <text:p>0.989416409405</text:p>
          </table:table-cell>
          <table:table-cell office:value-type="float" office:value="0.988958589764" calcext:value-type="float">
            <text:p>0.988958589764</text:p>
          </table:table-cell>
          <table:table-cell office:value-type="float" office:value="0.985580963379" calcext:value-type="float">
            <text:p>0.985580963379</text:p>
          </table:table-cell>
          <table:table-cell office:value-type="float" office:value="0.989410000757" calcext:value-type="float">
            <text:p>0.989410000757</text:p>
          </table:table-cell>
          <table:table-cell office:value-type="float" office:value="0.989014584346" calcext:value-type="float">
            <text:p>0.989014584346</text:p>
          </table:table-cell>
          <table:table-cell office:value-type="float" office:value="0.989332585715" calcext:value-type="float">
            <text:p>0.989332585715</text:p>
          </table:table-cell>
          <table:table-cell office:value-type="float" office:value="0.984037789739" calcext:value-type="float">
            <text:p>0.984037789739</text:p>
          </table:table-cell>
          <table:table-cell office:value-type="float" office:value="0.989410625356" calcext:value-type="float">
            <text:p>0.989410625356</text:p>
          </table:table-cell>
          <table:table-cell office:value-type="float" office:value="0.59373109917" calcext:value-type="float">
            <text:p>0.59373109917</text:p>
          </table:table-cell>
          <table:table-cell office:value-type="float" office:value="0.158537551667" calcext:value-type="float">
            <text:p>0.158537551667</text:p>
          </table:table-cell>
          <table:table-cell office:value-type="float" office:value="0.0999376357636" calcext:value-type="float">
            <text:p>0.0999376357636</text:p>
          </table:table-cell>
          <table:table-cell office:value-type="float" office:value="0" calcext:value-type="float">
            <text:p>0</text:p>
          </table:table-cell>
          <table:table-cell office:value-type="float" office:value="0.981232652875" calcext:value-type="float">
            <text:p>0.981232652875</text:p>
          </table:table-cell>
          <table:table-cell office:value-type="float" office:value="0.868849134558" calcext:value-type="float">
            <text:p>0.868849134558</text:p>
          </table:table-cell>
          <table:table-cell office:value-type="float" office:value="0.495121058896" calcext:value-type="float">
            <text:p>0.495121058896</text:p>
          </table:table-cell>
          <table:table-cell office:value-type="float" office:value="0" calcext:value-type="float">
            <text:p>0</text:p>
          </table:table-cell>
          <table:table-cell office:value-type="float" office:value="0.987413234023" calcext:value-type="float">
            <text:p>0.987413234023</text:p>
          </table:table-cell>
          <table:table-cell office:value-type="float" office:value="0.967247322029" calcext:value-type="float">
            <text:p>0.967247322029</text:p>
          </table:table-cell>
          <table:table-cell office:value-type="float" office:value="0.824533711165" calcext:value-type="float">
            <text:p>0.824533711165</text:p>
          </table:table-cell>
          <table:table-cell office:value-type="float" office:value="0.0343690791202" calcext:value-type="float">
            <text:p>0.0343690791202</text:p>
          </table:table-cell>
          <table:table-cell office:value-type="float" office:value="0.987883624027" calcext:value-type="float">
            <text:p>0.987883624027</text:p>
          </table:table-cell>
          <table:table-cell office:value-type="float" office:value="0.983439480665" calcext:value-type="float">
            <text:p>0.983439480665</text:p>
          </table:table-cell>
          <table:table-cell office:value-type="float" office:value="0.836171464238" calcext:value-type="float">
            <text:p>0.836171464238</text:p>
          </table:table-cell>
          <table:table-cell office:value-type="float" office:value="0.0551482217506" calcext:value-type="float">
            <text:p>0.0551482217506</text:p>
          </table:table-cell>
          <table:table-cell office:value-type="float" office:value="0.988258886758" calcext:value-type="float">
            <text:p>0.988258886758</text:p>
          </table:table-cell>
          <table:table-cell office:value-type="float" office:value="0.988160076074" calcext:value-type="float">
            <text:p>0.988160076074</text:p>
          </table:table-cell>
          <table:table-cell office:value-type="float" office:value="0.988122891374" calcext:value-type="float">
            <text:p>0.988122891374</text:p>
          </table:table-cell>
          <table:table-cell office:value-type="float" office:value="0" calcext:value-type="float">
            <text:p>0</text:p>
          </table:table-cell>
          <table:table-cell office:value-type="float" office:value="0.989490544385" calcext:value-type="float">
            <text:p>0.989490544385</text:p>
          </table:table-cell>
          <table:table-cell office:value-type="float" office:value="0.989490545418" calcext:value-type="float">
            <text:p>0.989490545418</text:p>
          </table:table-cell>
          <table:table-cell office:value-type="float" office:value="0.989490534685" calcext:value-type="float">
            <text:p>0.989490534685</text:p>
          </table:table-cell>
          <table:table-cell office:value-type="float" office:value="0.989490541982" calcext:value-type="float">
            <text:p>0.989490541982</text:p>
          </table:table-cell>
          <table:table-cell office:value-type="float" office:value="0.989490541574" calcext:value-type="float">
            <text:p>0.989490541574</text:p>
          </table:table-cell>
          <table:table-cell office:value-type="float" office:value="0.989490543867" calcext:value-type="float">
            <text:p>0.989490543867</text:p>
          </table:table-cell>
          <table:table-cell office:value-type="float" office:value="0.989490545814" calcext:value-type="float">
            <text:p>0.989490545814</text:p>
          </table:table-cell>
          <table:table-cell office:value-type="float" office:value="0.989490543219" calcext:value-type="float">
            <text:p>0.989490543219</text:p>
          </table:table-cell>
          <table:table-cell office:value-type="float" office:value="0.989490543553" calcext:value-type="float">
            <text:p>0.989490543553</text:p>
          </table:table-cell>
          <table:table-cell office:value-type="float" office:value="0.989490544029" calcext:value-type="float">
            <text:p>0.989490544029</text:p>
          </table:table-cell>
          <table:table-cell office:value-type="float" office:value="0.98949054435" calcext:value-type="float">
            <text:p>0.98949054435</text:p>
          </table:table-cell>
          <table:table-cell office:value-type="float" office:value="0.98949054835" calcext:value-type="float">
            <text:p>0.98949054835</text:p>
          </table:table-cell>
          <table:table-cell office:value-type="float" office:value="0.989490543545" calcext:value-type="float">
            <text:p>0.989490543545</text:p>
          </table:table-cell>
          <table:table-cell office:value-type="float" office:value="0.989490545468" calcext:value-type="float">
            <text:p>0.989490545468</text:p>
          </table:table-cell>
          <table:table-cell office:value-type="float" office:value="0.989490543874" calcext:value-type="float">
            <text:p>0.989490543874</text:p>
          </table:table-cell>
          <table:table-cell office:value-type="float" office:value="0.989490549278" calcext:value-type="float">
            <text:p>0.989490549278</text:p>
          </table:table-cell>
          <table:table-cell office:value-type="float" office:value="0.403199069089" calcext:value-type="float">
            <text:p>0.403199069089</text:p>
          </table:table-cell>
          <table:table-cell office:value-type="float" office:value="0.565423168647" calcext:value-type="float">
            <text:p>0.565423168647</text:p>
          </table:table-cell>
          <table:table-cell office:value-type="float" office:value="0.763321278666" calcext:value-type="float">
            <text:p>0.763321278666</text:p>
          </table:table-cell>
          <table:table-cell office:value-type="float" office:value="0.989490545539" calcext:value-type="float">
            <text:p>0.989490545539</text:p>
          </table:table-cell>
          <table:table-cell office:value-type="float" office:value="0.000133710528287" calcext:value-type="float">
            <text:p>0.0001337105282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9491928985" calcext:value-type="float">
            <text:p>0.59491928985</text:p>
          </table:table-cell>
          <table:table-cell office:value-type="float" office:value="0.207243255675" calcext:value-type="float">
            <text:p>0.207243255675</text:p>
          </table:table-cell>
          <table:table-cell office:value-type="float" office:value="0.0368274650026" calcext:value-type="float">
            <text:p>0.0368274650026</text:p>
          </table:table-cell>
          <table:table-cell office:value-type="float" office:value="0" calcext:value-type="float">
            <text:p>0</text:p>
          </table:table-cell>
          <table:table-cell office:value-type="float" office:value="0.976384742416" calcext:value-type="float">
            <text:p>0.976384742416</text:p>
          </table:table-cell>
          <table:table-cell office:value-type="float" office:value="0.460155966678" calcext:value-type="float">
            <text:p>0.460155966678</text:p>
          </table:table-cell>
          <table:table-cell office:value-type="float" office:value="0.207155392971" calcext:value-type="float">
            <text:p>0.207155392971</text:p>
          </table:table-cell>
          <table:table-cell office:value-type="float" office:value="0" calcext:value-type="float">
            <text:p>0</text:p>
          </table:table-cell>
          <table:table-cell office:value-type="float" office:value="0.970502345131" calcext:value-type="float">
            <text:p>0.970502345131</text:p>
          </table:table-cell>
          <table:table-cell office:value-type="float" office:value="0.456132731898" calcext:value-type="float">
            <text:p>0.456132731898</text:p>
          </table:table-cell>
          <table:table-cell office:value-type="float" office:value="0.21067757483" calcext:value-type="float">
            <text:p>0.21067757483</text:p>
          </table:table-cell>
          <table:table-cell office:value-type="float" office:value="0" calcext:value-type="float">
            <text:p>0</text:p>
          </table:table-cell>
          <table:table-cell office:value-type="float" office:value="0.812487800066" calcext:value-type="float">
            <text:p>0.812487800066</text:p>
          </table:table-cell>
          <table:table-cell office:value-type="float" office:value="0.268355175728" calcext:value-type="float">
            <text:p>0.268355175728</text:p>
          </table:table-cell>
          <table:table-cell office:value-type="float" office:value="0.0898809683511" calcext:value-type="float">
            <text:p>0.0898809683511</text:p>
          </table:table-cell>
          <table:table-cell office:value-type="float" office:value="0" calcext:value-type="float">
            <text:p>0</text:p>
          </table:table-cell>
          <table:table-cell office:value-type="float" office:value="0.989446497376" calcext:value-type="float">
            <text:p>0.989446497376</text:p>
          </table:table-cell>
          <table:table-cell office:value-type="float" office:value="0.989445950767" calcext:value-type="float">
            <text:p>0.989445950767</text:p>
          </table:table-cell>
          <table:table-cell office:value-type="float" office:value="0.988264925448" calcext:value-type="float">
            <text:p>0.988264925448</text:p>
          </table:table-cell>
          <table:table-cell office:value-type="float" office:value="0.989444534432" calcext:value-type="float">
            <text:p>0.989444534432</text:p>
          </table:table-cell>
          <table:table-cell office:value-type="float" office:value="0.989234553584" calcext:value-type="float">
            <text:p>0.989234553584</text:p>
          </table:table-cell>
          <table:table-cell office:value-type="float" office:value="0.989445565882" calcext:value-type="float">
            <text:p>0.989445565882</text:p>
          </table:table-cell>
          <table:table-cell office:value-type="float" office:value="0.989445457759" calcext:value-type="float">
            <text:p>0.989445457759</text:p>
          </table:table-cell>
          <table:table-cell office:value-type="float" office:value="0.989443733125" calcext:value-type="float">
            <text:p>0.989443733125</text:p>
          </table:table-cell>
          <table:table-cell office:value-type="float" office:value="0.989445764109" calcext:value-type="float">
            <text:p>0.989445764109</text:p>
          </table:table-cell>
          <table:table-cell office:value-type="float" office:value="0.989445008609" calcext:value-type="float">
            <text:p>0.989445008609</text:p>
          </table:table-cell>
          <table:table-cell office:value-type="float" office:value="0.989444680988" calcext:value-type="float">
            <text:p>0.989444680988</text:p>
          </table:table-cell>
          <table:table-cell office:value-type="float" office:value="0.989443596123" calcext:value-type="float">
            <text:p>0.989443596123</text:p>
          </table:table-cell>
          <table:table-cell office:value-type="float" office:value="0.989445806359" calcext:value-type="float">
            <text:p>0.989445806359</text:p>
          </table:table-cell>
          <table:table-cell office:value-type="float" office:value="0.986770034444" calcext:value-type="float">
            <text:p>0.986770034444</text:p>
          </table:table-cell>
          <table:table-cell office:value-type="float" office:value="0.98309440999" calcext:value-type="float">
            <text:p>0.98309440999</text:p>
          </table:table-cell>
          <table:table-cell office:value-type="float" office:value="0.989443669742" calcext:value-type="float">
            <text:p>0.989443669742</text:p>
          </table:table-cell>
          <table:table-cell office:value-type="float" office:value="0.974338035737" calcext:value-type="float">
            <text:p>0.974338035737</text:p>
          </table:table-cell>
          <table:table-cell office:value-type="float" office:value="0.987309985332" calcext:value-type="float">
            <text:p>0.987309985332</text:p>
          </table:table-cell>
          <table:table-cell office:value-type="float" office:value="0.983375027114" calcext:value-type="float">
            <text:p>0.983375027114</text:p>
          </table:table-cell>
          <table:table-cell office:value-type="float" office:value="0.989444244686" calcext:value-type="float">
            <text:p>0.9894442446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65638945924" calcext:value-type="float">
            <text:p>0.965638945924</text:p>
          </table:table-cell>
          <table:table-cell office:value-type="float" office:value="0.965635495728" calcext:value-type="float">
            <text:p>0.965635495728</text:p>
          </table:table-cell>
          <table:table-cell office:value-type="float" office:value="0.995890263651" calcext:value-type="float">
            <text:p>0.995890263651</text:p>
          </table:table-cell>
          <table:table-cell office:value-type="float" office:value="0.9858029238" calcext:value-type="float">
            <text:p>0.9858029238</text:p>
          </table:table-cell>
          <table:table-cell office:value-type="float" office:value="0.995890309688" calcext:value-type="float">
            <text:p>0.995890309688</text:p>
          </table:table-cell>
          <table:table-cell office:value-type="float" office:value="0.995887932202" calcext:value-type="float">
            <text:p>0.995887932202</text:p>
          </table:table-cell>
          <table:table-cell office:value-type="float" office:value="0.995889732837" calcext:value-type="float">
            <text:p>0.995889732837</text:p>
          </table:table-cell>
          <table:table-cell office:value-type="float" office:value="0.995886241984" calcext:value-type="float">
            <text:p>0.995886241984</text:p>
          </table:table-cell>
          <table:table-cell office:value-type="float" office:value="0.995887560169" calcext:value-type="float">
            <text:p>0.995887560169</text:p>
          </table:table-cell>
          <table:table-cell office:value-type="float" office:value="0.995888155491" calcext:value-type="float">
            <text:p>0.995888155491</text:p>
          </table:table-cell>
          <table:table-cell office:value-type="float" office:value="0.995886355966" calcext:value-type="float">
            <text:p>0.995886355966</text:p>
          </table:table-cell>
          <table:table-cell office:value-type="float" office:value="0.995882718889" calcext:value-type="float">
            <text:p>0.995882718889</text:p>
          </table:table-cell>
          <table:table-cell office:value-type="float" office:value="0.995887422079" calcext:value-type="float">
            <text:p>0.995887422079</text:p>
          </table:table-cell>
          <table:table-cell office:value-type="float" office:value="0.995884832537" calcext:value-type="float">
            <text:p>0.995884832537</text:p>
          </table:table-cell>
          <table:table-cell office:value-type="float" office:value="0.995882353539" calcext:value-type="float">
            <text:p>0.995882353539</text:p>
          </table:table-cell>
          <table:table-cell office:value-type="float" office:value="0.995875237096" calcext:value-type="float">
            <text:p>0.995875237096</text:p>
          </table:table-cell>
          <table:table-cell office:value-type="float" office:value="0.935383006127" calcext:value-type="float">
            <text:p>0.935383006127</text:p>
          </table:table-cell>
          <table:table-cell office:value-type="float" office:value="0.985794282305" calcext:value-type="float">
            <text:p>0.985794282305</text:p>
          </table:table-cell>
          <table:table-cell office:value-type="float" office:value="0.995876006146" calcext:value-type="float">
            <text:p>0.995876006146</text:p>
          </table:table-cell>
          <table:table-cell office:value-type="float" office:value="0.995849505301" calcext:value-type="float">
            <text:p>0.995849505301</text:p>
          </table:table-cell>
          <table:table-cell office:value-type="float" office:value="0.741678082477" calcext:value-type="float">
            <text:p>0.741678082477</text:p>
          </table:table-cell>
          <table:table-cell office:value-type="float" office:value="0.94807948521" calcext:value-type="float">
            <text:p>0.94807948521</text:p>
          </table:table-cell>
          <table:table-cell office:value-type="float" office:value="0.902233414101" calcext:value-type="float">
            <text:p>0.902233414101</text:p>
          </table:table-cell>
          <table:table-cell office:value-type="float" office:value="0.685467518342" calcext:value-type="float">
            <text:p>0.685467518342</text:p>
          </table:table-cell>
          <table:table-cell office:value-type="float" office:value="0.991643419028" calcext:value-type="float">
            <text:p>0.991643419028</text:p>
          </table:table-cell>
          <table:table-cell office:value-type="float" office:value="0.995603102956" calcext:value-type="float">
            <text:p>0.995603102956</text:p>
          </table:table-cell>
          <table:table-cell office:value-type="float" office:value="0.995931633643" calcext:value-type="float">
            <text:p>0.995931633643</text:p>
          </table:table-cell>
          <table:table-cell office:value-type="float" office:value="0.994314040064" calcext:value-type="float">
            <text:p>0.994314040064</text:p>
          </table:table-cell>
          <table:table-cell office:value-type="float" office:value="0.996133511292" calcext:value-type="float">
            <text:p>0.996133511292</text:p>
          </table:table-cell>
          <table:table-cell office:value-type="float" office:value="0.996217828417" calcext:value-type="float">
            <text:p>0.996217828417</text:p>
          </table:table-cell>
          <table:table-cell office:value-type="float" office:value="0.996409931834" calcext:value-type="float">
            <text:p>0.996409931834</text:p>
          </table:table-cell>
          <table:table-cell office:value-type="float" office:value="0.996004566624" calcext:value-type="float">
            <text:p>0.996004566624</text:p>
          </table:table-cell>
          <table:table-cell office:value-type="float" office:value="0.996427398287" calcext:value-type="float">
            <text:p>0.996427398287</text:p>
          </table:table-cell>
          <table:table-cell office:value-type="float" office:value="0.996483905599" calcext:value-type="float">
            <text:p>0.996483905599</text:p>
          </table:table-cell>
          <table:table-cell office:value-type="float" office:value="0.99539115271" calcext:value-type="float">
            <text:p>0.99539115271</text:p>
          </table:table-cell>
          <table:table-cell office:value-type="float" office:value="0.993814349751" calcext:value-type="float">
            <text:p>0.993814349751</text:p>
          </table:table-cell>
          <table:table-cell office:value-type="float" office:value="0.996595654635" calcext:value-type="float">
            <text:p>0.996595654635</text:p>
          </table:table-cell>
          <table:table-cell office:value-type="float" office:value="0.996250871184" calcext:value-type="float">
            <text:p>0.996250871184</text:p>
          </table:table-cell>
          <table:table-cell office:value-type="float" office:value="0.993971771438" calcext:value-type="float">
            <text:p>0.993971771438</text:p>
          </table:table-cell>
          <table:table-cell office:value-type="float" office:value="0.993175890501" calcext:value-type="float">
            <text:p>0.993175890501</text:p>
          </table:table-cell>
          <table:table-cell office:value-type="float" office:value="0.744564621789" calcext:value-type="float">
            <text:p>0.744564621789</text:p>
          </table:table-cell>
          <table:table-cell office:value-type="float" office:value="0.968195759416" calcext:value-type="float">
            <text:p>0.968195759416</text:p>
          </table:table-cell>
          <table:table-cell office:value-type="float" office:value="0.986908498333" calcext:value-type="float">
            <text:p>0.986908498333</text:p>
          </table:table-cell>
          <table:table-cell office:value-type="float" office:value="0.968881895645" calcext:value-type="float">
            <text:p>0.968881895645</text:p>
          </table:table-cell>
          <table:table-cell office:value-type="float" office:value="0.9959198695" calcext:value-type="float">
            <text:p>0.9959198695</text:p>
          </table:table-cell>
          <table:table-cell office:value-type="float" office:value="0.995911026547" calcext:value-type="float">
            <text:p>0.995911026547</text:p>
          </table:table-cell>
          <table:table-cell office:value-type="float" office:value="0.995904995291" calcext:value-type="float">
            <text:p>0.995904995291</text:p>
          </table:table-cell>
          <table:table-cell office:value-type="float" office:value="0.995908452822" calcext:value-type="float">
            <text:p>0.995908452822</text:p>
          </table:table-cell>
          <table:table-cell office:value-type="float" office:value="0.995987955889" calcext:value-type="float">
            <text:p>0.995987955889</text:p>
          </table:table-cell>
          <table:table-cell office:value-type="float" office:value="0.995971492723" calcext:value-type="float">
            <text:p>0.995971492723</text:p>
          </table:table-cell>
          <table:table-cell office:value-type="float" office:value="0.995960210489" calcext:value-type="float">
            <text:p>0.995960210489</text:p>
          </table:table-cell>
          <table:table-cell office:value-type="float" office:value="0.995951944824" calcext:value-type="float">
            <text:p>0.995951944824</text:p>
          </table:table-cell>
          <table:table-cell office:value-type="float" office:value="0.996003586975" calcext:value-type="float">
            <text:p>0.996003586975</text:p>
          </table:table-cell>
          <table:table-cell office:value-type="float" office:value="0.996017505409" calcext:value-type="float">
            <text:p>0.996017505409</text:p>
          </table:table-cell>
          <table:table-cell office:value-type="float" office:value="0.996052022368" calcext:value-type="float">
            <text:p>0.996052022368</text:p>
          </table:table-cell>
          <table:table-cell office:value-type="float" office:value="0.996042479455" calcext:value-type="float">
            <text:p>0.996042479455</text:p>
          </table:table-cell>
          <table:table-cell office:value-type="float" office:value="0.0499883766089" calcext:value-type="float">
            <text:p>0.0499883766089</text:p>
          </table:table-cell>
          <table:table-cell office:value-type="float" office:value="0.908871352524" calcext:value-type="float">
            <text:p>0.908871352524</text:p>
          </table:table-cell>
          <table:table-cell office:value-type="float" office:value="0.872682065402" calcext:value-type="float">
            <text:p>0.872682065402</text:p>
          </table:table-cell>
          <table:table-cell office:value-type="float" office:value="0.803333007061" calcext:value-type="float">
            <text:p>0.803333007061</text:p>
          </table:table-cell>
          <table:table-cell office:value-type="float" office:value="0.433157971311" calcext:value-type="float">
            <text:p>0.433157971311</text:p>
          </table:table-cell>
          <table:table-cell office:value-type="float" office:value="0.901987225378" calcext:value-type="float">
            <text:p>0.901987225378</text:p>
          </table:table-cell>
          <table:table-cell office:value-type="float" office:value="0.759816717325" calcext:value-type="float">
            <text:p>0.759816717325</text:p>
          </table:table-cell>
          <table:table-cell office:value-type="float" office:value="0.646128959178" calcext:value-type="float">
            <text:p>0.646128959178</text:p>
          </table:table-cell>
          <table:table-cell office:value-type="float" office:value="0.972730117469" calcext:value-type="float">
            <text:p>0.972730117469</text:p>
          </table:table-cell>
          <table:table-cell office:value-type="float" office:value="0.997179043869" calcext:value-type="float">
            <text:p>0.997179043869</text:p>
          </table:table-cell>
          <table:table-cell office:value-type="float" office:value="0.996991895462" calcext:value-type="float">
            <text:p>0.996991895462</text:p>
          </table:table-cell>
          <table:table-cell office:value-type="float" office:value="0.99340970403" calcext:value-type="float">
            <text:p>0.99340970403</text:p>
          </table:table-cell>
          <table:table-cell office:value-type="float" office:value="0.993113573977" calcext:value-type="float">
            <text:p>0.993113573977</text:p>
          </table:table-cell>
          <table:table-cell office:value-type="float" office:value="0.99718533989" calcext:value-type="float">
            <text:p>0.99718533989</text:p>
          </table:table-cell>
          <table:table-cell office:value-type="float" office:value="0.99718328443" calcext:value-type="float">
            <text:p>0.99718328443</text:p>
          </table:table-cell>
          <table:table-cell office:value-type="float" office:value="0.99717820129" calcext:value-type="float">
            <text:p>0.99717820129</text:p>
          </table:table-cell>
          <table:table-cell office:value-type="float" office:value="0.997177103333" calcext:value-type="float">
            <text:p>0.997177103333</text:p>
          </table:table-cell>
          <table:table-cell office:value-type="float" office:value="0.997177824058" calcext:value-type="float">
            <text:p>0.997177824058</text:p>
          </table:table-cell>
          <table:table-cell office:value-type="float" office:value="0.997180717802" calcext:value-type="float">
            <text:p>0.997180717802</text:p>
          </table:table-cell>
          <table:table-cell office:value-type="float" office:value="0.997185464055" calcext:value-type="float">
            <text:p>0.997185464055</text:p>
          </table:table-cell>
          <table:table-cell office:value-type="float" office:value="0.00585447344533" calcext:value-type="float">
            <text:p>0.00585447344533</text:p>
          </table:table-cell>
          <table:table-cell office:value-type="float" office:value="0.99718037683" calcext:value-type="float">
            <text:p>0.99718037683</text:p>
          </table:table-cell>
          <table:table-cell office:value-type="float" office:value="0.997177405497" calcext:value-type="float">
            <text:p>0.997177405497</text:p>
          </table:table-cell>
          <table:table-cell office:value-type="float" office:value="0.9967209253" calcext:value-type="float">
            <text:p>0.9967209253</text:p>
          </table:table-cell>
          <table:table-cell office:value-type="float" office:value="0.995814070561" calcext:value-type="float">
            <text:p>0.995814070561</text:p>
          </table:table-cell>
          <table:table-cell office:value-type="float" office:value="0.995813759836" calcext:value-type="float">
            <text:p>0.995813759836</text:p>
          </table:table-cell>
          <table:table-cell office:value-type="float" office:value="0.995815504636" calcext:value-type="float">
            <text:p>0.995815504636</text:p>
          </table:table-cell>
          <table:table-cell office:value-type="float" office:value="0.995814034943" calcext:value-type="float">
            <text:p>0.995814034943</text:p>
          </table:table-cell>
          <table:table-cell office:value-type="float" office:value="0.995810626624" calcext:value-type="float">
            <text:p>0.995810626624</text:p>
          </table:table-cell>
          <table:table-cell office:value-type="float" office:value="0.995810599446" calcext:value-type="float">
            <text:p>0.995810599446</text:p>
          </table:table-cell>
          <table:table-cell office:value-type="float" office:value="0.995809410805" calcext:value-type="float">
            <text:p>0.995809410805</text:p>
          </table:table-cell>
          <table:table-cell office:value-type="float" office:value="0.995807901057" calcext:value-type="float">
            <text:p>0.995807901057</text:p>
          </table:table-cell>
          <table:table-cell office:value-type="float" office:value="0.995809343452" calcext:value-type="float">
            <text:p>0.995809343452</text:p>
          </table:table-cell>
          <table:table-cell office:value-type="float" office:value="0.99580985826" calcext:value-type="float">
            <text:p>0.99580985826</text:p>
          </table:table-cell>
          <table:table-cell office:value-type="float" office:value="0.99581015279" calcext:value-type="float">
            <text:p>0.99581015279</text:p>
          </table:table-cell>
          <table:table-cell office:value-type="float" office:value="0.995808812402" calcext:value-type="float">
            <text:p>0.995808812402</text:p>
          </table:table-cell>
          <table:table-cell office:value-type="float" office:value="0.995809074411" calcext:value-type="float">
            <text:p>0.995809074411</text:p>
          </table:table-cell>
          <table:table-cell office:value-type="float" office:value="0.995810253958" calcext:value-type="float">
            <text:p>0.995810253958</text:p>
          </table:table-cell>
          <table:table-cell office:value-type="float" office:value="0.995808959774" calcext:value-type="float">
            <text:p>0.995808959774</text:p>
          </table:table-cell>
          <table:table-cell office:value-type="float" office:value="0.995808422174" calcext:value-type="float">
            <text:p>0.995808422174</text:p>
          </table:table-cell>
          <table:table-cell office:value-type="float" office:value="0.995808923043" calcext:value-type="float">
            <text:p>0.995808923043</text:p>
          </table:table-cell>
          <table:table-cell office:value-type="float" office:value="0.995809308117" calcext:value-type="float">
            <text:p>0.995809308117</text:p>
          </table:table-cell>
          <table:table-cell office:value-type="float" office:value="0.995809117737" calcext:value-type="float">
            <text:p>0.995809117737</text:p>
          </table:table-cell>
          <table:table-cell office:value-type="float" office:value="0.995807516152" calcext:value-type="float">
            <text:p>0.9958075161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3579383759" calcext:value-type="float">
            <text:p>0.983579383759</text:p>
          </table:table-cell>
          <table:table-cell office:value-type="float" office:value="0.985808942254" calcext:value-type="float">
            <text:p>0.985808942254</text:p>
          </table:table-cell>
          <table:table-cell office:value-type="float" office:value="0.985965775847" calcext:value-type="float">
            <text:p>0.985965775847</text:p>
          </table:table-cell>
          <table:table-cell office:value-type="float" office:value="0.985737760959" calcext:value-type="float">
            <text:p>0.985737760959</text:p>
          </table:table-cell>
          <table:table-cell office:value-type="float" office:value="0.982395398408" calcext:value-type="float">
            <text:p>0.982395398408</text:p>
          </table:table-cell>
          <table:table-cell office:value-type="float" office:value="0.984207819134" calcext:value-type="float">
            <text:p>0.984207819134</text:p>
          </table:table-cell>
          <table:table-cell office:value-type="float" office:value="0.982868467158" calcext:value-type="float">
            <text:p>0.982868467158</text:p>
          </table:table-cell>
          <table:table-cell office:value-type="float" office:value="0.983174188235" calcext:value-type="float">
            <text:p>0.983174188235</text:p>
          </table:table-cell>
          <table:table-cell office:value-type="float" office:value="0.974933958892" calcext:value-type="float">
            <text:p>0.974933958892</text:p>
          </table:table-cell>
          <table:table-cell office:value-type="float" office:value="0.982924023227" calcext:value-type="float">
            <text:p>0.982924023227</text:p>
          </table:table-cell>
          <table:table-cell office:value-type="float" office:value="0.979805945343" calcext:value-type="float">
            <text:p>0.979805945343</text:p>
          </table:table-cell>
          <table:table-cell office:value-type="float" office:value="0.979435779427" calcext:value-type="float">
            <text:p>0.979435779427</text:p>
          </table:table-cell>
          <table:table-cell office:value-type="float" office:value="0.978204185914" calcext:value-type="float">
            <text:p>0.978204185914</text:p>
          </table:table-cell>
          <table:table-cell office:value-type="float" office:value="0.982483320147" calcext:value-type="float">
            <text:p>0.982483320147</text:p>
          </table:table-cell>
          <table:table-cell office:value-type="float" office:value="0.976944253931" calcext:value-type="float">
            <text:p>0.976944253931</text:p>
          </table:table-cell>
          <table:table-cell office:value-type="float" office:value="0.97643104452" calcext:value-type="float">
            <text:p>0.97643104452</text:p>
          </table:table-cell>
          <table:table-cell office:value-type="float" office:value="0.989803221469" calcext:value-type="float">
            <text:p>0.989803221469</text:p>
          </table:table-cell>
          <table:table-cell office:value-type="float" office:value="0.991481214343" calcext:value-type="float">
            <text:p>0.991481214343</text:p>
          </table:table-cell>
          <table:table-cell office:value-type="float" office:value="0.985331066806" calcext:value-type="float">
            <text:p>0.985331066806</text:p>
          </table:table-cell>
          <table:table-cell office:value-type="float" office:value="0.974440111451" calcext:value-type="float">
            <text:p>0.974440111451</text:p>
          </table:table-cell>
          <table:table-cell office:value-type="float" office:value="0.814466147189" calcext:value-type="float">
            <text:p>0.814466147189</text:p>
          </table:table-cell>
          <table:table-cell office:value-type="float" office:value="0.856757956283" calcext:value-type="float">
            <text:p>0.856757956283</text:p>
          </table:table-cell>
          <table:table-cell office:value-type="float" office:value="0.855967005705" calcext:value-type="float">
            <text:p>0.855967005705</text:p>
          </table:table-cell>
          <table:table-cell office:value-type="float" office:value="0.759064411757" calcext:value-type="float">
            <text:p>0.759064411757</text:p>
          </table:table-cell>
          <table:table-cell office:value-type="float" office:value="0.939852843015" calcext:value-type="float">
            <text:p>0.939852843015</text:p>
          </table:table-cell>
          <table:table-cell office:value-type="float" office:value="0.953712970899" calcext:value-type="float">
            <text:p>0.953712970899</text:p>
          </table:table-cell>
          <table:table-cell office:value-type="float" office:value="0.940138750341" calcext:value-type="float">
            <text:p>0.940138750341</text:p>
          </table:table-cell>
          <table:table-cell office:value-type="float" office:value="0.92635799883" calcext:value-type="float">
            <text:p>0.92635799883</text:p>
          </table:table-cell>
          <table:table-cell office:value-type="float" office:value="0.942225424511" calcext:value-type="float">
            <text:p>0.942225424511</text:p>
          </table:table-cell>
          <table:table-cell office:value-type="float" office:value="0.96253943049" calcext:value-type="float">
            <text:p>0.96253943049</text:p>
          </table:table-cell>
          <table:table-cell office:value-type="float" office:value="0.949889888931" calcext:value-type="float">
            <text:p>0.949889888931</text:p>
          </table:table-cell>
          <table:table-cell office:value-type="float" office:value="0.958784444056" calcext:value-type="float">
            <text:p>0.958784444056</text:p>
          </table:table-cell>
          <table:table-cell office:value-type="float" office:value="0.96009836912" calcext:value-type="float">
            <text:p>0.96009836912</text:p>
          </table:table-cell>
          <table:table-cell office:value-type="float" office:value="0.975184936559" calcext:value-type="float">
            <text:p>0.975184936559</text:p>
          </table:table-cell>
          <table:table-cell office:value-type="float" office:value="0.958762858955" calcext:value-type="float">
            <text:p>0.958762858955</text:p>
          </table:table-cell>
          <table:table-cell office:value-type="float" office:value="0.957618083584" calcext:value-type="float">
            <text:p>0.957618083584</text:p>
          </table:table-cell>
          <table:table-cell office:value-type="float" office:value="0.788395021108" calcext:value-type="float">
            <text:p>0.788395021108</text:p>
          </table:table-cell>
          <table:table-cell office:value-type="float" office:value="0.977601605352" calcext:value-type="float">
            <text:p>0.977601605352</text:p>
          </table:table-cell>
          <table:table-cell office:value-type="float" office:value="0.970417815636" calcext:value-type="float">
            <text:p>0.970417815636</text:p>
          </table:table-cell>
          <table:table-cell office:value-type="float" office:value="0.944965280388" calcext:value-type="float">
            <text:p>0.944965280388</text:p>
          </table:table-cell>
          <table:table-cell office:value-type="float" office:value="0.807462698856" calcext:value-type="float">
            <text:p>0.807462698856</text:p>
          </table:table-cell>
          <table:table-cell office:value-type="float" office:value="0.893039463632" calcext:value-type="float">
            <text:p>0.893039463632</text:p>
          </table:table-cell>
          <table:table-cell office:value-type="float" office:value="0.885724930571" calcext:value-type="float">
            <text:p>0.885724930571</text:p>
          </table:table-cell>
          <table:table-cell office:value-type="float" office:value="0.816323855783" calcext:value-type="float">
            <text:p>0.816323855783</text:p>
          </table:table-cell>
          <table:table-cell office:value-type="float" office:value="0.92829035875" calcext:value-type="float">
            <text:p>0.92829035875</text:p>
          </table:table-cell>
          <table:table-cell office:value-type="float" office:value="0.939073607563" calcext:value-type="float">
            <text:p>0.939073607563</text:p>
          </table:table-cell>
          <table:table-cell office:value-type="float" office:value="0.921320084549" calcext:value-type="float">
            <text:p>0.921320084549</text:p>
          </table:table-cell>
          <table:table-cell office:value-type="float" office:value="0.897199680391" calcext:value-type="float">
            <text:p>0.897199680391</text:p>
          </table:table-cell>
          <table:table-cell office:value-type="float" office:value="0.913619794907" calcext:value-type="float">
            <text:p>0.913619794907</text:p>
          </table:table-cell>
          <table:table-cell office:value-type="float" office:value="0.944686928648" calcext:value-type="float">
            <text:p>0.944686928648</text:p>
          </table:table-cell>
          <table:table-cell office:value-type="float" office:value="0.92259039913" calcext:value-type="float">
            <text:p>0.92259039913</text:p>
          </table:table-cell>
          <table:table-cell office:value-type="float" office:value="0.920140945183" calcext:value-type="float">
            <text:p>0.920140945183</text:p>
          </table:table-cell>
          <table:table-cell office:value-type="float" office:value="0.929291275446" calcext:value-type="float">
            <text:p>0.929291275446</text:p>
          </table:table-cell>
          <table:table-cell office:value-type="float" office:value="0.962762723555" calcext:value-type="float">
            <text:p>0.962762723555</text:p>
          </table:table-cell>
          <table:table-cell office:value-type="float" office:value="0.939667076448" calcext:value-type="float">
            <text:p>0.939667076448</text:p>
          </table:table-cell>
          <table:table-cell office:value-type="float" office:value="0.93513454324" calcext:value-type="float">
            <text:p>0.93513454324</text:p>
          </table:table-cell>
          <table:table-cell office:value-type="float" office:value="0.503166622686" calcext:value-type="float">
            <text:p>0.503166622686</text:p>
          </table:table-cell>
          <table:table-cell office:value-type="float" office:value="0.947831844707" calcext:value-type="float">
            <text:p>0.947831844707</text:p>
          </table:table-cell>
          <table:table-cell office:value-type="float" office:value="0.975679402531" calcext:value-type="float">
            <text:p>0.975679402531</text:p>
          </table:table-cell>
          <table:table-cell office:value-type="float" office:value="0.92605365669" calcext:value-type="float">
            <text:p>0.92605365669</text:p>
          </table:table-cell>
          <table:table-cell office:value-type="float" office:value="0.762905121062" calcext:value-type="float">
            <text:p>0.762905121062</text:p>
          </table:table-cell>
          <table:table-cell office:value-type="float" office:value="0.839468180822" calcext:value-type="float">
            <text:p>0.839468180822</text:p>
          </table:table-cell>
          <table:table-cell office:value-type="float" office:value="0.848645397957" calcext:value-type="float">
            <text:p>0.848645397957</text:p>
          </table:table-cell>
          <table:table-cell office:value-type="float" office:value="0.733367474987" calcext:value-type="float">
            <text:p>0.733367474987</text:p>
          </table:table-cell>
          <table:table-cell office:value-type="float" office:value="0.899395015671" calcext:value-type="float">
            <text:p>0.899395015671</text:p>
          </table:table-cell>
          <table:table-cell office:value-type="float" office:value="0.917325752297" calcext:value-type="float">
            <text:p>0.917325752297</text:p>
          </table:table-cell>
          <table:table-cell office:value-type="float" office:value="0.924555040001" calcext:value-type="float">
            <text:p>0.924555040001</text:p>
          </table:table-cell>
          <table:table-cell office:value-type="float" office:value="0.930915813244" calcext:value-type="float">
            <text:p>0.930915813244</text:p>
          </table:table-cell>
          <table:table-cell office:value-type="float" office:value="0.89348120347" calcext:value-type="float">
            <text:p>0.89348120347</text:p>
          </table:table-cell>
          <table:table-cell office:value-type="float" office:value="0.929202757086" calcext:value-type="float">
            <text:p>0.929202757086</text:p>
          </table:table-cell>
          <table:table-cell office:value-type="float" office:value="0.93234089193" calcext:value-type="float">
            <text:p>0.93234089193</text:p>
          </table:table-cell>
          <table:table-cell office:value-type="float" office:value="0.958769781178" calcext:value-type="float">
            <text:p>0.958769781178</text:p>
          </table:table-cell>
          <table:table-cell office:value-type="float" office:value="0.913495873939" calcext:value-type="float">
            <text:p>0.913495873939</text:p>
          </table:table-cell>
          <table:table-cell office:value-type="float" office:value="0.946600647535" calcext:value-type="float">
            <text:p>0.946600647535</text:p>
          </table:table-cell>
          <table:table-cell office:value-type="float" office:value="0.945246514358" calcext:value-type="float">
            <text:p>0.945246514358</text:p>
          </table:table-cell>
          <table:table-cell office:value-type="float" office:value="0.954967372686" calcext:value-type="float">
            <text:p>0.954967372686</text:p>
          </table:table-cell>
          <table:table-cell office:value-type="float" office:value="0.784725092883" calcext:value-type="float">
            <text:p>0.784725092883</text:p>
          </table:table-cell>
          <table:table-cell office:value-type="float" office:value="0.974878774602" calcext:value-type="float">
            <text:p>0.974878774602</text:p>
          </table:table-cell>
          <table:table-cell office:value-type="float" office:value="0.985537044426" calcext:value-type="float">
            <text:p>0.985537044426</text:p>
          </table:table-cell>
          <table:table-cell office:value-type="float" office:value="0.964014624828" calcext:value-type="float">
            <text:p>0.964014624828</text:p>
          </table:table-cell>
          <table:table-cell office:value-type="float" office:value="0.990858841364" calcext:value-type="float">
            <text:p>0.990858841364</text:p>
          </table:table-cell>
          <table:table-cell office:value-type="float" office:value="0.990899593387" calcext:value-type="float">
            <text:p>0.990899593387</text:p>
          </table:table-cell>
          <table:table-cell office:value-type="float" office:value="0.99108871221" calcext:value-type="float">
            <text:p>0.99108871221</text:p>
          </table:table-cell>
          <table:table-cell office:value-type="float" office:value="0.991142939092" calcext:value-type="float">
            <text:p>0.991142939092</text:p>
          </table:table-cell>
          <table:table-cell office:value-type="float" office:value="0.984761119283" calcext:value-type="float">
            <text:p>0.984761119283</text:p>
          </table:table-cell>
          <table:table-cell office:value-type="float" office:value="0.983757914715" calcext:value-type="float">
            <text:p>0.983757914715</text:p>
          </table:table-cell>
          <table:table-cell office:value-type="float" office:value="0.984195128216" calcext:value-type="float">
            <text:p>0.984195128216</text:p>
          </table:table-cell>
          <table:table-cell office:value-type="float" office:value="0.98670263076" calcext:value-type="float">
            <text:p>0.98670263076</text:p>
          </table:table-cell>
          <table:table-cell office:value-type="float" office:value="0.982101543857" calcext:value-type="float">
            <text:p>0.982101543857</text:p>
          </table:table-cell>
          <table:table-cell office:value-type="float" office:value="0.978218527006" calcext:value-type="float">
            <text:p>0.978218527006</text:p>
          </table:table-cell>
          <table:table-cell office:value-type="float" office:value="0.971827062455" calcext:value-type="float">
            <text:p>0.971827062455</text:p>
          </table:table-cell>
          <table:table-cell office:value-type="float" office:value="0.973876828373" calcext:value-type="float">
            <text:p>0.973876828373</text:p>
          </table:table-cell>
          <table:table-cell office:value-type="float" office:value="0.981506265254" calcext:value-type="float">
            <text:p>0.981506265254</text:p>
          </table:table-cell>
          <table:table-cell office:value-type="float" office:value="0.976772011367" calcext:value-type="float">
            <text:p>0.976772011367</text:p>
          </table:table-cell>
          <table:table-cell office:value-type="float" office:value="0.967497901007" calcext:value-type="float">
            <text:p>0.967497901007</text:p>
          </table:table-cell>
          <table:table-cell office:value-type="float" office:value="0.968790855334" calcext:value-type="float">
            <text:p>0.968790855334</text:p>
          </table:table-cell>
          <table:table-cell office:value-type="float" office:value="0.986432585722" calcext:value-type="float">
            <text:p>0.986432585722</text:p>
          </table:table-cell>
          <table:table-cell office:value-type="float" office:value="0.988251686845" calcext:value-type="float">
            <text:p>0.988251686845</text:p>
          </table:table-cell>
          <table:table-cell office:value-type="float" office:value="0.97517685495" calcext:value-type="float">
            <text:p>0.97517685495</text:p>
          </table:table-cell>
          <table:table-cell office:value-type="float" office:value="0.968675777984" calcext:value-type="float">
            <text:p>0.9686757779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78207054055" calcext:value-type="float">
            <text:p>0.978207054055</text:p>
          </table:table-cell>
          <table:table-cell office:value-type="float" office:value="0.983136859271" calcext:value-type="float">
            <text:p>0.983136859271</text:p>
          </table:table-cell>
          <table:table-cell office:value-type="float" office:value="0.983920437011" calcext:value-type="float">
            <text:p>0.983920437011</text:p>
          </table:table-cell>
          <table:table-cell office:value-type="float" office:value="0.983772225687" calcext:value-type="float">
            <text:p>0.983772225687</text:p>
          </table:table-cell>
          <table:table-cell office:value-type="float" office:value="0.97112434105" calcext:value-type="float">
            <text:p>0.97112434105</text:p>
          </table:table-cell>
          <table:table-cell office:value-type="float" office:value="0.982678551389" calcext:value-type="float">
            <text:p>0.982678551389</text:p>
          </table:table-cell>
          <table:table-cell office:value-type="float" office:value="0.982320931275" calcext:value-type="float">
            <text:p>0.982320931275</text:p>
          </table:table-cell>
          <table:table-cell office:value-type="float" office:value="0.981325963835" calcext:value-type="float">
            <text:p>0.981325963835</text:p>
          </table:table-cell>
          <table:table-cell office:value-type="float" office:value="0.970956009102" calcext:value-type="float">
            <text:p>0.970956009102</text:p>
          </table:table-cell>
          <table:table-cell office:value-type="float" office:value="0.982949858775" calcext:value-type="float">
            <text:p>0.982949858775</text:p>
          </table:table-cell>
          <table:table-cell office:value-type="float" office:value="0.98081348285" calcext:value-type="float">
            <text:p>0.98081348285</text:p>
          </table:table-cell>
          <table:table-cell office:value-type="float" office:value="0.979471453142" calcext:value-type="float">
            <text:p>0.979471453142</text:p>
          </table:table-cell>
          <table:table-cell office:value-type="float" office:value="0.966790685331" calcext:value-type="float">
            <text:p>0.966790685331</text:p>
          </table:table-cell>
          <table:table-cell office:value-type="float" office:value="0.984968237187" calcext:value-type="float">
            <text:p>0.984968237187</text:p>
          </table:table-cell>
          <table:table-cell office:value-type="float" office:value="0.981729277576" calcext:value-type="float">
            <text:p>0.981729277576</text:p>
          </table:table-cell>
          <table:table-cell office:value-type="float" office:value="0.97997198182" calcext:value-type="float">
            <text:p>0.97997198182</text:p>
          </table:table-cell>
          <table:table-cell office:value-type="float" office:value="0.956110057313" calcext:value-type="float">
            <text:p>0.956110057313</text:p>
          </table:table-cell>
          <table:table-cell office:value-type="float" office:value="0.988859274469" calcext:value-type="float">
            <text:p>0.988859274469</text:p>
          </table:table-cell>
          <table:table-cell office:value-type="float" office:value="0.98565489546" calcext:value-type="float">
            <text:p>0.98565489546</text:p>
          </table:table-cell>
          <table:table-cell office:value-type="float" office:value="0.983735673543" calcext:value-type="float">
            <text:p>0.983735673543</text:p>
          </table:table-cell>
          <table:table-cell office:value-type="float" office:value="0.982550850138" calcext:value-type="float">
            <text:p>0.982550850138</text:p>
          </table:table-cell>
          <table:table-cell office:value-type="float" office:value="0.978867192648" calcext:value-type="float">
            <text:p>0.978867192648</text:p>
          </table:table-cell>
          <table:table-cell office:value-type="float" office:value="0.984340552841" calcext:value-type="float">
            <text:p>0.984340552841</text:p>
          </table:table-cell>
          <table:table-cell office:value-type="float" office:value="0.978446105781" calcext:value-type="float">
            <text:p>0.978446105781</text:p>
          </table:table-cell>
          <table:table-cell office:value-type="float" office:value="0.969933553626" calcext:value-type="float">
            <text:p>0.969933553626</text:p>
          </table:table-cell>
          <table:table-cell office:value-type="float" office:value="0.970135826626" calcext:value-type="float">
            <text:p>0.970135826626</text:p>
          </table:table-cell>
          <table:table-cell office:value-type="float" office:value="0.969210160405" calcext:value-type="float">
            <text:p>0.969210160405</text:p>
          </table:table-cell>
          <table:table-cell office:value-type="float" office:value="0.967886110205" calcext:value-type="float">
            <text:p>0.967886110205</text:p>
          </table:table-cell>
          <table:table-cell office:value-type="float" office:value="0.962528828985" calcext:value-type="float">
            <text:p>0.962528828985</text:p>
          </table:table-cell>
          <table:table-cell office:value-type="float" office:value="0.97434459662" calcext:value-type="float">
            <text:p>0.97434459662</text:p>
          </table:table-cell>
          <table:table-cell office:value-type="float" office:value="0.972422493834" calcext:value-type="float">
            <text:p>0.972422493834</text:p>
          </table:table-cell>
          <table:table-cell office:value-type="float" office:value="0.965322718665" calcext:value-type="float">
            <text:p>0.965322718665</text:p>
          </table:table-cell>
          <table:table-cell office:value-type="float" office:value="0.959005267911" calcext:value-type="float">
            <text:p>0.959005267911</text:p>
          </table:table-cell>
          <table:table-cell office:value-type="float" office:value="0.975217057086" calcext:value-type="float">
            <text:p>0.975217057086</text:p>
          </table:table-cell>
          <table:table-cell office:value-type="float" office:value="0.970672437123" calcext:value-type="float">
            <text:p>0.970672437123</text:p>
          </table:table-cell>
          <table:table-cell office:value-type="float" office:value="0.945718282522" calcext:value-type="float">
            <text:p>0.945718282522</text:p>
          </table:table-cell>
          <table:table-cell office:value-type="float" office:value="0.852539839583" calcext:value-type="float">
            <text:p>0.852539839583</text:p>
          </table:table-cell>
          <table:table-cell office:value-type="float" office:value="0.933293992121" calcext:value-type="float">
            <text:p>0.933293992121</text:p>
          </table:table-cell>
          <table:table-cell office:value-type="float" office:value="0.952549041625" calcext:value-type="float">
            <text:p>0.952549041625</text:p>
          </table:table-cell>
          <table:table-cell table:style-name="ce28" office:value-type="float" office:value="0.845246534868" calcext:value-type="float">
            <text:p>8.45E-01</text:p>
          </table:table-cell>
          <table:table-cell office:value-type="float" office:value="0.968575487632" calcext:value-type="float">
            <text:p>0.968575487632</text:p>
          </table:table-cell>
          <table:table-cell office:value-type="float" office:value="0.977229893811" calcext:value-type="float">
            <text:p>0.977229893811</text:p>
          </table:table-cell>
          <table:table-cell office:value-type="float" office:value="0.974697663604" calcext:value-type="float">
            <text:p>0.974697663604</text:p>
          </table:table-cell>
          <table:table-cell office:value-type="float" office:value="0.978171724879" calcext:value-type="float">
            <text:p>0.978171724879</text:p>
          </table:table-cell>
          <table:table-cell office:value-type="float" office:value="0.971535064118" calcext:value-type="float">
            <text:p>0.971535064118</text:p>
          </table:table-cell>
          <table:table-cell office:value-type="float" office:value="0.976826743009" calcext:value-type="float">
            <text:p>0.976826743009</text:p>
          </table:table-cell>
          <table:table-cell office:value-type="float" office:value="0.978163679955" calcext:value-type="float">
            <text:p>0.978163679955</text:p>
          </table:table-cell>
          <table:table-cell office:value-type="float" office:value="0.975053431583" calcext:value-type="float">
            <text:p>0.975053431583</text:p>
          </table:table-cell>
          <table:table-cell office:value-type="float" office:value="0.960467263369" calcext:value-type="float">
            <text:p>0.960467263369</text:p>
          </table:table-cell>
          <table:table-cell office:value-type="float" office:value="0.975258819697" calcext:value-type="float">
            <text:p>0.975258819697</text:p>
          </table:table-cell>
          <table:table-cell office:value-type="float" office:value="0.973123151864" calcext:value-type="float">
            <text:p>0.973123151864</text:p>
          </table:table-cell>
          <table:table-cell office:value-type="float" office:value="0.95980486379" calcext:value-type="float">
            <text:p>0.95980486379</text:p>
          </table:table-cell>
          <table:table-cell office:value-type="float" office:value="0.957865212632" calcext:value-type="float">
            <text:p>0.957865212632</text:p>
          </table:table-cell>
          <table:table-cell office:value-type="float" office:value="0.975173043546" calcext:value-type="float">
            <text:p>0.975173043546</text:p>
          </table:table-cell>
          <table:table-cell office:value-type="float" office:value="0.963425608232" calcext:value-type="float">
            <text:p>0.963425608232</text:p>
          </table:table-cell>
          <table:table-cell office:value-type="float" office:value="0.887462840611" calcext:value-type="float">
            <text:p>0.887462840611</text:p>
          </table:table-cell>
          <table:table-cell office:value-type="float" office:value="0.818102673507" calcext:value-type="float">
            <text:p>0.818102673507</text:p>
          </table:table-cell>
          <table:table-cell office:value-type="float" office:value="0.917321136034" calcext:value-type="float">
            <text:p>0.917321136034</text:p>
          </table:table-cell>
          <table:table-cell office:value-type="float" office:value="0.954491254033" calcext:value-type="float">
            <text:p>0.954491254033</text:p>
          </table:table-cell>
          <table:table-cell office:value-type="float" office:value="0.799373554143" calcext:value-type="float">
            <text:p>0.799373554143</text:p>
          </table:table-cell>
          <table:table-cell office:value-type="float" office:value="0.970639464198" calcext:value-type="float">
            <text:p>0.970639464198</text:p>
          </table:table-cell>
          <table:table-cell office:value-type="float" office:value="0.978596014104" calcext:value-type="float">
            <text:p>0.978596014104</text:p>
          </table:table-cell>
          <table:table-cell office:value-type="float" office:value="0.980938716132" calcext:value-type="float">
            <text:p>0.980938716132</text:p>
          </table:table-cell>
          <table:table-cell office:value-type="float" office:value="0.962840060133" calcext:value-type="float">
            <text:p>0.962840060133</text:p>
          </table:table-cell>
          <table:table-cell office:value-type="float" office:value="0.972131218091" calcext:value-type="float">
            <text:p>0.972131218091</text:p>
          </table:table-cell>
          <table:table-cell office:value-type="float" office:value="0.977024009734" calcext:value-type="float">
            <text:p>0.977024009734</text:p>
          </table:table-cell>
          <table:table-cell office:value-type="float" office:value="0.980378663818" calcext:value-type="float">
            <text:p>0.980378663818</text:p>
          </table:table-cell>
          <table:table-cell office:value-type="float" office:value="0.981106792966" calcext:value-type="float">
            <text:p>0.981106792966</text:p>
          </table:table-cell>
          <table:table-cell office:value-type="float" office:value="0.956436728834" calcext:value-type="float">
            <text:p>0.956436728834</text:p>
          </table:table-cell>
          <table:table-cell office:value-type="float" office:value="0.977962941315" calcext:value-type="float">
            <text:p>0.977962941315</text:p>
          </table:table-cell>
          <table:table-cell office:value-type="float" office:value="0.979441659781" calcext:value-type="float">
            <text:p>0.979441659781</text:p>
          </table:table-cell>
          <table:table-cell office:value-type="float" office:value="0.970673529833" calcext:value-type="float">
            <text:p>0.970673529833</text:p>
          </table:table-cell>
          <table:table-cell office:value-type="float" office:value="0.962109666441" calcext:value-type="float">
            <text:p>0.962109666441</text:p>
          </table:table-cell>
          <table:table-cell office:value-type="float" office:value="0.979113338955" calcext:value-type="float">
            <text:p>0.979113338955</text:p>
          </table:table-cell>
          <table:table-cell office:value-type="float" office:value="0.972643557622" calcext:value-type="float">
            <text:p>0.972643557622</text:p>
          </table:table-cell>
          <table:table-cell office:value-type="float" office:value="0.918335391361" calcext:value-type="float">
            <text:p>0.918335391361</text:p>
          </table:table-cell>
          <table:table-cell office:value-type="float" office:value="0.848785804925" calcext:value-type="float">
            <text:p>0.848785804925</text:p>
          </table:table-cell>
          <table:table-cell office:value-type="float" office:value="0.94148840056" calcext:value-type="float">
            <text:p>0.94148840056</text:p>
          </table:table-cell>
          <table:table-cell office:value-type="float" office:value="0.964663093295" calcext:value-type="float">
            <text:p>0.964663093295</text:p>
          </table:table-cell>
          <table:table-cell office:value-type="float" office:value="0.884788485886" calcext:value-type="float">
            <text:p>0.884788485886</text:p>
          </table:table-cell>
          <table:table-cell office:value-type="float" office:value="0.9886547311" calcext:value-type="float">
            <text:p>0.9886547311</text:p>
          </table:table-cell>
          <table:table-cell office:value-type="float" office:value="0.988723310517" calcext:value-type="float">
            <text:p>0.988723310517</text:p>
          </table:table-cell>
          <table:table-cell office:value-type="float" office:value="0.988568015875" calcext:value-type="float">
            <text:p>0.988568015875</text:p>
          </table:table-cell>
          <table:table-cell office:value-type="float" office:value="0.989470111102" calcext:value-type="float">
            <text:p>0.989470111102</text:p>
          </table:table-cell>
          <table:table-cell office:value-type="float" office:value="0.979209578786" calcext:value-type="float">
            <text:p>0.979209578786</text:p>
          </table:table-cell>
          <table:table-cell office:value-type="float" office:value="0.97992179874" calcext:value-type="float">
            <text:p>0.97992179874</text:p>
          </table:table-cell>
          <table:table-cell office:value-type="float" office:value="0.97893920085" calcext:value-type="float">
            <text:p>0.97893920085</text:p>
          </table:table-cell>
          <table:table-cell office:value-type="float" office:value="0.976137869332" calcext:value-type="float">
            <text:p>0.976137869332</text:p>
          </table:table-cell>
          <table:table-cell office:value-type="float" office:value="0.973335702676" calcext:value-type="float">
            <text:p>0.973335702676</text:p>
          </table:table-cell>
          <table:table-cell office:value-type="float" office:value="0.977227472798" calcext:value-type="float">
            <text:p>0.977227472798</text:p>
          </table:table-cell>
          <table:table-cell office:value-type="float" office:value="0.972613390025" calcext:value-type="float">
            <text:p>0.972613390025</text:p>
          </table:table-cell>
          <table:table-cell office:value-type="float" office:value="0.967851513219" calcext:value-type="float">
            <text:p>0.967851513219</text:p>
          </table:table-cell>
          <table:table-cell office:value-type="float" office:value="0.970869857397" calcext:value-type="float">
            <text:p>0.970869857397</text:p>
          </table:table-cell>
          <table:table-cell office:value-type="float" office:value="0.975019654754" calcext:value-type="float">
            <text:p>0.975019654754</text:p>
          </table:table-cell>
          <table:table-cell office:value-type="float" office:value="0.969201687325" calcext:value-type="float">
            <text:p>0.969201687325</text:p>
          </table:table-cell>
          <table:table-cell office:value-type="float" office:value="0.962387945022" calcext:value-type="float">
            <text:p>0.962387945022</text:p>
          </table:table-cell>
          <table:table-cell table:style-name="ce28" office:value-type="float" office:value="0.976926845925" calcext:value-type="float">
            <text:p>9.77E-01</text:p>
          </table:table-cell>
          <table:table-cell office:value-type="float" office:value="0.98413752748" calcext:value-type="float">
            <text:p>0.98413752748</text:p>
          </table:table-cell>
          <table:table-cell office:value-type="float" office:value="0.978685864822" calcext:value-type="float">
            <text:p>0.978685864822</text:p>
          </table:table-cell>
          <table:table-cell office:value-type="float" office:value="0.970232134337" calcext:value-type="float">
            <text:p>0.970232134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620934071961" calcext:value-type="float">
            <text:p>0.620934071961</text:p>
          </table:table-cell>
          <table:table-cell office:value-type="float" office:value="0.638811715808" calcext:value-type="float">
            <text:p>0.638811715808</text:p>
          </table:table-cell>
          <table:table-cell office:value-type="float" office:value="0.6316163306" calcext:value-type="float">
            <text:p>0.6316163306</text:p>
          </table:table-cell>
          <table:table-cell office:value-type="float" office:value="0.639121641069" calcext:value-type="float">
            <text:p>0.639121641069</text:p>
          </table:table-cell>
          <table:table-cell office:value-type="float" office:value="0.842252474341" calcext:value-type="float">
            <text:p>0.842252474341</text:p>
          </table:table-cell>
          <table:table-cell office:value-type="float" office:value="0.804487743414" calcext:value-type="float">
            <text:p>0.804487743414</text:p>
          </table:table-cell>
          <table:table-cell office:value-type="float" office:value="0.792591613239" calcext:value-type="float">
            <text:p>0.792591613239</text:p>
          </table:table-cell>
          <table:table-cell office:value-type="float" office:value="0.825567592732" calcext:value-type="float">
            <text:p>0.825567592732</text:p>
          </table:table-cell>
          <table:table-cell office:value-type="float" office:value="0.919029431933" calcext:value-type="float">
            <text:p>0.919029431933</text:p>
          </table:table-cell>
          <table:table-cell office:value-type="float" office:value="0.903375236219" calcext:value-type="float">
            <text:p>0.903375236219</text:p>
          </table:table-cell>
          <table:table-cell office:value-type="float" office:value="0.907201964756" calcext:value-type="float">
            <text:p>0.907201964756</text:p>
          </table:table-cell>
          <table:table-cell office:value-type="float" office:value="0.917925578481" calcext:value-type="float">
            <text:p>0.917925578481</text:p>
          </table:table-cell>
          <table:table-cell office:value-type="float" office:value="0.973694241302" calcext:value-type="float">
            <text:p>0.973694241302</text:p>
          </table:table-cell>
          <table:table-cell office:value-type="float" office:value="0.97941905878" calcext:value-type="float">
            <text:p>0.97941905878</text:p>
          </table:table-cell>
          <table:table-cell office:value-type="float" office:value="0.973297540291" calcext:value-type="float">
            <text:p>0.973297540291</text:p>
          </table:table-cell>
          <table:table-cell office:value-type="float" office:value="0.960152598327" calcext:value-type="float">
            <text:p>0.960152598327</text:p>
          </table:table-cell>
          <table:table-cell office:value-type="float" office:value="0.981958143482" calcext:value-type="float">
            <text:p>0.981958143482</text:p>
          </table:table-cell>
          <table:table-cell office:value-type="float" office:value="0.99044653773" calcext:value-type="float">
            <text:p>0.99044653773</text:p>
          </table:table-cell>
          <table:table-cell office:value-type="float" office:value="0.991327492947" calcext:value-type="float">
            <text:p>0.991327492947</text:p>
          </table:table-cell>
          <table:table-cell office:value-type="float" office:value="0.976065542539" calcext:value-type="float">
            <text:p>0.976065542539</text:p>
          </table:table-cell>
          <table:table-cell office:value-type="float" office:value="0.620799658121" calcext:value-type="float">
            <text:p>0.620799658121</text:p>
          </table:table-cell>
          <table:table-cell office:value-type="float" office:value="0.652372704737" calcext:value-type="float">
            <text:p>0.652372704737</text:p>
          </table:table-cell>
          <table:table-cell office:value-type="float" office:value="0.678079674565" calcext:value-type="float">
            <text:p>0.678079674565</text:p>
          </table:table-cell>
          <table:table-cell office:value-type="float" office:value="0.482676966717" calcext:value-type="float">
            <text:p>0.482676966717</text:p>
          </table:table-cell>
          <table:table-cell office:value-type="float" office:value="0.80534792961" calcext:value-type="float">
            <text:p>0.80534792961</text:p>
          </table:table-cell>
          <table:table-cell office:value-type="float" office:value="0.867164572" calcext:value-type="float">
            <text:p>0.867164572</text:p>
          </table:table-cell>
          <table:table-cell office:value-type="float" office:value="0.862662717443" calcext:value-type="float">
            <text:p>0.862662717443</text:p>
          </table:table-cell>
          <table:table-cell office:value-type="float" office:value="0.807208108864" calcext:value-type="float">
            <text:p>0.807208108864</text:p>
          </table:table-cell>
          <table:table-cell office:value-type="float" office:value="0.899865514943" calcext:value-type="float">
            <text:p>0.899865514943</text:p>
          </table:table-cell>
          <table:table-cell office:value-type="float" office:value="0.894042362987" calcext:value-type="float">
            <text:p>0.894042362987</text:p>
          </table:table-cell>
          <table:table-cell office:value-type="float" office:value="0.88161483109" calcext:value-type="float">
            <text:p>0.88161483109</text:p>
          </table:table-cell>
          <table:table-cell office:value-type="float" office:value="0.777899323108" calcext:value-type="float">
            <text:p>0.777899323108</text:p>
          </table:table-cell>
          <table:table-cell office:value-type="float" office:value="0.94617674159" calcext:value-type="float">
            <text:p>0.94617674159</text:p>
          </table:table-cell>
          <table:table-cell office:value-type="float" office:value="0.924046854697" calcext:value-type="float">
            <text:p>0.924046854697</text:p>
          </table:table-cell>
          <table:table-cell office:value-type="float" office:value="0.903099806752" calcext:value-type="float">
            <text:p>0.903099806752</text:p>
          </table:table-cell>
          <table:table-cell office:value-type="float" office:value="0.782590993325" calcext:value-type="float">
            <text:p>0.782590993325</text:p>
          </table:table-cell>
          <table:table-cell office:value-type="float" office:value="0.43221222995" calcext:value-type="float">
            <text:p>0.43221222995</text:p>
          </table:table-cell>
          <table:table-cell office:value-type="float" office:value="0.916497883817" calcext:value-type="float">
            <text:p>0.916497883817</text:p>
          </table:table-cell>
          <table:table-cell office:value-type="float" office:value="0.941760195021" calcext:value-type="float">
            <text:p>0.941760195021</text:p>
          </table:table-cell>
          <table:table-cell office:value-type="float" office:value="0.741227525876" calcext:value-type="float">
            <text:p>0.741227525876</text:p>
          </table:table-cell>
          <table:table-cell office:value-type="float" office:value="0.552637627615" calcext:value-type="float">
            <text:p>0.552637627615</text:p>
          </table:table-cell>
          <table:table-cell office:value-type="float" office:value="0.61070857608" calcext:value-type="float">
            <text:p>0.61070857608</text:p>
          </table:table-cell>
          <table:table-cell office:value-type="float" office:value="0.639954202823" calcext:value-type="float">
            <text:p>0.639954202823</text:p>
          </table:table-cell>
          <table:table-cell office:value-type="float" office:value="0.567720093864" calcext:value-type="float">
            <text:p>0.567720093864</text:p>
          </table:table-cell>
          <table:table-cell office:value-type="float" office:value="0.68894794153" calcext:value-type="float">
            <text:p>0.68894794153</text:p>
          </table:table-cell>
          <table:table-cell office:value-type="float" office:value="0.778248103752" calcext:value-type="float">
            <text:p>0.778248103752</text:p>
          </table:table-cell>
          <table:table-cell office:value-type="float" office:value="0.731902037388" calcext:value-type="float">
            <text:p>0.731902037388</text:p>
          </table:table-cell>
          <table:table-cell table:style-name="ce28" office:value-type="float" office:value="0.615767767556" calcext:value-type="float">
            <text:p>6.16E-01</text:p>
          </table:table-cell>
          <table:table-cell office:value-type="float" office:value="0.80462562873" calcext:value-type="float">
            <text:p>0.80462562873</text:p>
          </table:table-cell>
          <table:table-cell office:value-type="float" office:value="0.712286354299" calcext:value-type="float">
            <text:p>0.712286354299</text:p>
          </table:table-cell>
          <table:table-cell office:value-type="float" office:value="0.705874813869" calcext:value-type="float">
            <text:p>0.705874813869</text:p>
          </table:table-cell>
          <table:table-cell office:value-type="float" office:value="0.346401588466" calcext:value-type="float">
            <text:p>0.346401588466</text:p>
          </table:table-cell>
          <table:table-cell office:value-type="float" office:value="0.89863531969" calcext:value-type="float">
            <text:p>0.89863531969</text:p>
          </table:table-cell>
          <table:table-cell office:value-type="float" office:value="0.839832028393" calcext:value-type="float">
            <text:p>0.839832028393</text:p>
          </table:table-cell>
          <table:table-cell office:value-type="float" office:value="0.825498101008" calcext:value-type="float">
            <text:p>0.825498101008</text:p>
          </table:table-cell>
          <table:table-cell office:value-type="float" office:value="0.244940111577" calcext:value-type="float">
            <text:p>0.244940111577</text:p>
          </table:table-cell>
          <table:table-cell office:value-type="float" office:value="0.287536265841" calcext:value-type="float">
            <text:p>0.287536265841</text:p>
          </table:table-cell>
          <table:table-cell table:style-name="ce28" office:value-type="float" office:value="0.652345609957" calcext:value-type="float">
            <text:p>6.52E-01</text:p>
          </table:table-cell>
          <table:table-cell office:value-type="float" office:value="0.552071334514" calcext:value-type="float">
            <text:p>0.552071334514</text:p>
          </table:table-cell>
          <table:table-cell table:style-name="ce28" office:value-type="float" office:value="0.239682352621" calcext:value-type="float">
            <text:p>2.40E-01</text:p>
          </table:table-cell>
          <table:table-cell office:value-type="float" office:value="0.520573464422" calcext:value-type="float">
            <text:p>0.520573464422</text:p>
          </table:table-cell>
          <table:table-cell office:value-type="float" office:value="0.509679741279" calcext:value-type="float">
            <text:p>0.509679741279</text:p>
          </table:table-cell>
          <table:table-cell office:value-type="float" office:value="0.595202231317" calcext:value-type="float">
            <text:p>0.595202231317</text:p>
          </table:table-cell>
          <table:table-cell office:value-type="float" office:value="0.420226185871" calcext:value-type="float">
            <text:p>0.420226185871</text:p>
          </table:table-cell>
          <table:table-cell office:value-type="float" office:value="0.616833859027" calcext:value-type="float">
            <text:p>0.616833859027</text:p>
          </table:table-cell>
          <table:table-cell office:value-type="float" office:value="0.79589885189" calcext:value-type="float">
            <text:p>0.79589885189</text:p>
          </table:table-cell>
          <table:table-cell office:value-type="float" office:value="0.854146748343" calcext:value-type="float">
            <text:p>0.854146748343</text:p>
          </table:table-cell>
          <table:table-cell office:value-type="float" office:value="0.817458894513" calcext:value-type="float">
            <text:p>0.817458894513</text:p>
          </table:table-cell>
          <table:table-cell office:value-type="float" office:value="0.6908446989" calcext:value-type="float">
            <text:p>0.6908446989</text:p>
          </table:table-cell>
          <table:table-cell office:value-type="float" office:value="0.888923388041" calcext:value-type="float">
            <text:p>0.888923388041</text:p>
          </table:table-cell>
          <table:table-cell office:value-type="float" office:value="0.878938916015" calcext:value-type="float">
            <text:p>0.878938916015</text:p>
          </table:table-cell>
          <table:table-cell office:value-type="float" office:value="0.821862448332" calcext:value-type="float">
            <text:p>0.821862448332</text:p>
          </table:table-cell>
          <table:table-cell office:value-type="float" office:value="0.912541393972" calcext:value-type="float">
            <text:p>0.912541393972</text:p>
          </table:table-cell>
          <table:table-cell office:value-type="float" office:value="0.927188200762" calcext:value-type="float">
            <text:p>0.927188200762</text:p>
          </table:table-cell>
          <table:table-cell office:value-type="float" office:value="0.902122642341" calcext:value-type="float">
            <text:p>0.902122642341</text:p>
          </table:table-cell>
          <table:table-cell office:value-type="float" office:value="0.824151841455" calcext:value-type="float">
            <text:p>0.824151841455</text:p>
          </table:table-cell>
          <table:table-cell office:value-type="float" office:value="0.279672651082" calcext:value-type="float">
            <text:p>0.279672651082</text:p>
          </table:table-cell>
          <table:table-cell office:value-type="float" office:value="0.826487367452" calcext:value-type="float">
            <text:p>0.826487367452</text:p>
          </table:table-cell>
          <table:table-cell office:value-type="float" office:value="0.908403659342" calcext:value-type="float">
            <text:p>0.908403659342</text:p>
          </table:table-cell>
          <table:table-cell office:value-type="float" office:value="0.811621077807" calcext:value-type="float">
            <text:p>0.811621077807</text:p>
          </table:table-cell>
          <table:table-cell office:value-type="float" office:value="0.827772497352" calcext:value-type="float">
            <text:p>0.827772497352</text:p>
          </table:table-cell>
          <table:table-cell office:value-type="float" office:value="0.833901690917" calcext:value-type="float">
            <text:p>0.833901690917</text:p>
          </table:table-cell>
          <table:table-cell office:value-type="float" office:value="0.839227179173" calcext:value-type="float">
            <text:p>0.839227179173</text:p>
          </table:table-cell>
          <table:table-cell office:value-type="float" office:value="0.843744389863" calcext:value-type="float">
            <text:p>0.843744389863</text:p>
          </table:table-cell>
          <table:table-cell office:value-type="float" office:value="0.873829226802" calcext:value-type="float">
            <text:p>0.873829226802</text:p>
          </table:table-cell>
          <table:table-cell office:value-type="float" office:value="0.861414680154" calcext:value-type="float">
            <text:p>0.861414680154</text:p>
          </table:table-cell>
          <table:table-cell office:value-type="float" office:value="0.861278906407" calcext:value-type="float">
            <text:p>0.861278906407</text:p>
          </table:table-cell>
          <table:table-cell office:value-type="float" office:value="0.852109101871" calcext:value-type="float">
            <text:p>0.852109101871</text:p>
          </table:table-cell>
          <table:table-cell office:value-type="float" office:value="0.897706007887" calcext:value-type="float">
            <text:p>0.897706007887</text:p>
          </table:table-cell>
          <table:table-cell office:value-type="float" office:value="0.875418168494" calcext:value-type="float">
            <text:p>0.875418168494</text:p>
          </table:table-cell>
          <table:table-cell office:value-type="float" office:value="0.859888083767" calcext:value-type="float">
            <text:p>0.859888083767</text:p>
          </table:table-cell>
          <table:table-cell office:value-type="float" office:value="0.863138645211" calcext:value-type="float">
            <text:p>0.863138645211</text:p>
          </table:table-cell>
          <table:table-cell office:value-type="float" office:value="0.93141739369" calcext:value-type="float">
            <text:p>0.93141739369</text:p>
          </table:table-cell>
          <table:table-cell office:value-type="float" office:value="0.897832477764" calcext:value-type="float">
            <text:p>0.897832477764</text:p>
          </table:table-cell>
          <table:table-cell office:value-type="float" office:value="0.890739271314" calcext:value-type="float">
            <text:p>0.890739271314</text:p>
          </table:table-cell>
          <table:table-cell office:value-type="float" office:value="0.88450174067" calcext:value-type="float">
            <text:p>0.88450174067</text:p>
          </table:table-cell>
          <table:table-cell office:value-type="float" office:value="0.972573453948" calcext:value-type="float">
            <text:p>0.972573453948</text:p>
          </table:table-cell>
          <table:table-cell table:style-name="ce28" office:value-type="float" office:value="0.976160950364" calcext:value-type="float">
            <text:p>9.76E-01</text:p>
          </table:table-cell>
          <table:table-cell office:value-type="float" office:value="0.965875110646" calcext:value-type="float">
            <text:p>0.965875110646</text:p>
          </table:table-cell>
          <table:table-cell office:value-type="float" office:value="0.95199821682" calcext:value-type="float">
            <text:p>0.951998216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01210845052" calcext:value-type="float">
            <text:p>0.901210845052</text:p>
          </table:table-cell>
          <table:table-cell office:value-type="float" office:value="0.905707940358" calcext:value-type="float">
            <text:p>0.905707940358</text:p>
          </table:table-cell>
          <table:table-cell office:value-type="float" office:value="0.902747096602" calcext:value-type="float">
            <text:p>0.902747096602</text:p>
          </table:table-cell>
          <table:table-cell office:value-type="float" office:value="0.902718385246" calcext:value-type="float">
            <text:p>0.902718385246</text:p>
          </table:table-cell>
          <table:table-cell office:value-type="float" office:value="0.890024632817" calcext:value-type="float">
            <text:p>0.890024632817</text:p>
          </table:table-cell>
          <table:table-cell office:value-type="float" office:value="0.890152941172" calcext:value-type="float">
            <text:p>0.890152941172</text:p>
          </table:table-cell>
          <table:table-cell office:value-type="float" office:value="0.89865494475" calcext:value-type="float">
            <text:p>0.89865494475</text:p>
          </table:table-cell>
          <table:table-cell office:value-type="float" office:value="0.902571712232" calcext:value-type="float">
            <text:p>0.902571712232</text:p>
          </table:table-cell>
          <table:table-cell office:value-type="float" office:value="0.874179392563" calcext:value-type="float">
            <text:p>0.874179392563</text:p>
          </table:table-cell>
          <table:table-cell office:value-type="float" office:value="0.880138572221" calcext:value-type="float">
            <text:p>0.880138572221</text:p>
          </table:table-cell>
          <table:table-cell office:value-type="float" office:value="0.885984262464" calcext:value-type="float">
            <text:p>0.885984262464</text:p>
          </table:table-cell>
          <table:table-cell office:value-type="float" office:value="0.885829839807" calcext:value-type="float">
            <text:p>0.885829839807</text:p>
          </table:table-cell>
          <table:table-cell office:value-type="float" office:value="0.868568005583" calcext:value-type="float">
            <text:p>0.868568005583</text:p>
          </table:table-cell>
          <table:table-cell office:value-type="float" office:value="0.870730457176" calcext:value-type="float">
            <text:p>0.870730457176</text:p>
          </table:table-cell>
          <table:table-cell office:value-type="float" office:value="0.867519162148" calcext:value-type="float">
            <text:p>0.867519162148</text:p>
          </table:table-cell>
          <table:table-cell office:value-type="float" office:value="0.874237618837" calcext:value-type="float">
            <text:p>0.874237618837</text:p>
          </table:table-cell>
          <table:table-cell office:value-type="float" office:value="0.841097887622" calcext:value-type="float">
            <text:p>0.841097887622</text:p>
          </table:table-cell>
          <table:table-cell office:value-type="float" office:value="0.840176851713" calcext:value-type="float">
            <text:p>0.840176851713</text:p>
          </table:table-cell>
          <table:table-cell office:value-type="float" office:value="0.837141191127" calcext:value-type="float">
            <text:p>0.837141191127</text:p>
          </table:table-cell>
          <table:table-cell office:value-type="float" office:value="0.849132772805" calcext:value-type="float">
            <text:p>0.849132772805</text:p>
          </table:table-cell>
          <table:table-cell office:value-type="float" office:value="0.976374190557" calcext:value-type="float">
            <text:p>0.976374190557</text:p>
          </table:table-cell>
          <table:table-cell office:value-type="float" office:value="0.97179421026" calcext:value-type="float">
            <text:p>0.97179421026</text:p>
          </table:table-cell>
          <table:table-cell office:value-type="float" office:value="0.970897159923" calcext:value-type="float">
            <text:p>0.970897159923</text:p>
          </table:table-cell>
          <table:table-cell office:value-type="float" office:value="0.95565024054" calcext:value-type="float">
            <text:p>0.95565024054</text:p>
          </table:table-cell>
          <table:table-cell office:value-type="float" office:value="0.897268021549" calcext:value-type="float">
            <text:p>0.897268021549</text:p>
          </table:table-cell>
          <table:table-cell office:value-type="float" office:value="0.900932501719" calcext:value-type="float">
            <text:p>0.900932501719</text:p>
          </table:table-cell>
          <table:table-cell office:value-type="float" office:value="0.907793822857" calcext:value-type="float">
            <text:p>0.907793822857</text:p>
          </table:table-cell>
          <table:table-cell office:value-type="float" office:value="0.924576148628" calcext:value-type="float">
            <text:p>0.924576148628</text:p>
          </table:table-cell>
          <table:table-cell office:value-type="float" office:value="0.87139033792" calcext:value-type="float">
            <text:p>0.87139033792</text:p>
          </table:table-cell>
          <table:table-cell office:value-type="float" office:value="0.864669019337" calcext:value-type="float">
            <text:p>0.864669019337</text:p>
          </table:table-cell>
          <table:table-cell office:value-type="float" office:value="0.86451034131" calcext:value-type="float">
            <text:p>0.86451034131</text:p>
          </table:table-cell>
          <table:table-cell office:value-type="float" office:value="0.882183565537" calcext:value-type="float">
            <text:p>0.882183565537</text:p>
          </table:table-cell>
          <table:table-cell office:value-type="float" office:value="0.857830689903" calcext:value-type="float">
            <text:p>0.857830689903</text:p>
          </table:table-cell>
          <table:table-cell office:value-type="float" office:value="0.844546458161" calcext:value-type="float">
            <text:p>0.844546458161</text:p>
          </table:table-cell>
          <table:table-cell office:value-type="float" office:value="0.840381820617" calcext:value-type="float">
            <text:p>0.840381820617</text:p>
          </table:table-cell>
          <table:table-cell office:value-type="float" office:value="0.853945258345" calcext:value-type="float">
            <text:p>0.853945258345</text:p>
          </table:table-cell>
          <table:table-cell office:value-type="float" office:value="0.802853280657" calcext:value-type="float">
            <text:p>0.802853280657</text:p>
          </table:table-cell>
          <table:table-cell office:value-type="float" office:value="0.822992213128" calcext:value-type="float">
            <text:p>0.822992213128</text:p>
          </table:table-cell>
          <table:table-cell office:value-type="float" office:value="0.819458788241" calcext:value-type="float">
            <text:p>0.819458788241</text:p>
          </table:table-cell>
          <table:table-cell office:value-type="float" office:value="0.85105740383" calcext:value-type="float">
            <text:p>0.85105740383</text:p>
          </table:table-cell>
          <table:table-cell office:value-type="float" office:value="0.98124109137" calcext:value-type="float">
            <text:p>0.98124109137</text:p>
          </table:table-cell>
          <table:table-cell office:value-type="float" office:value="0.976513965999" calcext:value-type="float">
            <text:p>0.976513965999</text:p>
          </table:table-cell>
          <table:table-cell office:value-type="float" office:value="0.978977644262" calcext:value-type="float">
            <text:p>0.978977644262</text:p>
          </table:table-cell>
          <table:table-cell office:value-type="float" office:value="0.893616192862" calcext:value-type="float">
            <text:p>0.893616192862</text:p>
          </table:table-cell>
          <table:table-cell office:value-type="float" office:value="0.886635372419" calcext:value-type="float">
            <text:p>0.886635372419</text:p>
          </table:table-cell>
          <table:table-cell office:value-type="float" office:value="0.886258090883" calcext:value-type="float">
            <text:p>0.886258090883</text:p>
          </table:table-cell>
          <table:table-cell office:value-type="float" office:value="0.889552621646" calcext:value-type="float">
            <text:p>0.889552621646</text:p>
          </table:table-cell>
          <table:table-cell office:value-type="float" office:value="0.87275939765" calcext:value-type="float">
            <text:p>0.87275939765</text:p>
          </table:table-cell>
          <table:table-cell office:value-type="float" office:value="0.873233507915" calcext:value-type="float">
            <text:p>0.873233507915</text:p>
          </table:table-cell>
          <table:table-cell office:value-type="float" office:value="0.879603369187" calcext:value-type="float">
            <text:p>0.879603369187</text:p>
          </table:table-cell>
          <table:table-cell office:value-type="float" office:value="0.880187376599" calcext:value-type="float">
            <text:p>0.880187376599</text:p>
          </table:table-cell>
          <table:table-cell office:value-type="float" office:value="0.871885681567" calcext:value-type="float">
            <text:p>0.871885681567</text:p>
          </table:table-cell>
          <table:table-cell office:value-type="float" office:value="0.871139991446" calcext:value-type="float">
            <text:p>0.871139991446</text:p>
          </table:table-cell>
          <table:table-cell office:value-type="float" office:value="0.878977239047" calcext:value-type="float">
            <text:p>0.878977239047</text:p>
          </table:table-cell>
          <table:table-cell office:value-type="float" office:value="0.87669041838" calcext:value-type="float">
            <text:p>0.87669041838</text:p>
          </table:table-cell>
          <table:table-cell office:value-type="float" office:value="0.872073813605" calcext:value-type="float">
            <text:p>0.872073813605</text:p>
          </table:table-cell>
          <table:table-cell office:value-type="float" office:value="0.743875375103" calcext:value-type="float">
            <text:p>0.743875375103</text:p>
          </table:table-cell>
          <table:table-cell office:value-type="float" office:value="0.784437232271" calcext:value-type="float">
            <text:p>0.784437232271</text:p>
          </table:table-cell>
          <table:table-cell office:value-type="float" office:value="0.811719323584" calcext:value-type="float">
            <text:p>0.811719323584</text:p>
          </table:table-cell>
          <table:table-cell office:value-type="float" office:value="0.84909009156" calcext:value-type="float">
            <text:p>0.84909009156</text:p>
          </table:table-cell>
          <table:table-cell office:value-type="float" office:value="0.972115577018" calcext:value-type="float">
            <text:p>0.972115577018</text:p>
          </table:table-cell>
          <table:table-cell office:value-type="float" office:value="0.969404408987" calcext:value-type="float">
            <text:p>0.969404408987</text:p>
          </table:table-cell>
          <table:table-cell office:value-type="float" office:value="0.969582047968" calcext:value-type="float">
            <text:p>0.969582047968</text:p>
          </table:table-cell>
          <table:table-cell office:value-type="float" office:value="0.951331322518" calcext:value-type="float">
            <text:p>0.951331322518</text:p>
          </table:table-cell>
          <table:table-cell office:value-type="float" office:value="0.917542009004" calcext:value-type="float">
            <text:p>0.917542009004</text:p>
          </table:table-cell>
          <table:table-cell office:value-type="float" office:value="0.916560641863" calcext:value-type="float">
            <text:p>0.916560641863</text:p>
          </table:table-cell>
          <table:table-cell office:value-type="float" office:value="0.92116038099" calcext:value-type="float">
            <text:p>0.92116038099</text:p>
          </table:table-cell>
          <table:table-cell office:value-type="float" office:value="0.935883523679" calcext:value-type="float">
            <text:p>0.935883523679</text:p>
          </table:table-cell>
          <table:table-cell office:value-type="float" office:value="0.887938094356" calcext:value-type="float">
            <text:p>0.887938094356</text:p>
          </table:table-cell>
          <table:table-cell office:value-type="float" office:value="0.877675247331" calcext:value-type="float">
            <text:p>0.877675247331</text:p>
          </table:table-cell>
          <table:table-cell office:value-type="float" office:value="0.876113135901" calcext:value-type="float">
            <text:p>0.876113135901</text:p>
          </table:table-cell>
          <table:table-cell office:value-type="float" office:value="0.895944783377" calcext:value-type="float">
            <text:p>0.895944783377</text:p>
          </table:table-cell>
          <table:table-cell office:value-type="float" office:value="0.873304482835" calcext:value-type="float">
            <text:p>0.873304482835</text:p>
          </table:table-cell>
          <table:table-cell office:value-type="float" office:value="0.856092553538" calcext:value-type="float">
            <text:p>0.856092553538</text:p>
          </table:table-cell>
          <table:table-cell office:value-type="float" office:value="0.848946112277" calcext:value-type="float">
            <text:p>0.848946112277</text:p>
          </table:table-cell>
          <table:table-cell office:value-type="float" office:value="0.863933736449" calcext:value-type="float">
            <text:p>0.863933736449</text:p>
          </table:table-cell>
          <table:table-cell office:value-type="float" office:value="0.822925967829" calcext:value-type="float">
            <text:p>0.822925967829</text:p>
          </table:table-cell>
          <table:table-cell office:value-type="float" office:value="0.84100369005" calcext:value-type="float">
            <text:p>0.84100369005</text:p>
          </table:table-cell>
          <table:table-cell office:value-type="float" office:value="0.835247643685" calcext:value-type="float">
            <text:p>0.835247643685</text:p>
          </table:table-cell>
          <table:table-cell office:value-type="float" office:value="0.86276570432" calcext:value-type="float">
            <text:p>0.86276570432</text:p>
          </table:table-cell>
          <table:table-cell office:value-type="float" office:value="0.95682801339" calcext:value-type="float">
            <text:p>0.95682801339</text:p>
          </table:table-cell>
          <table:table-cell office:value-type="float" office:value="0.956474078226" calcext:value-type="float">
            <text:p>0.956474078226</text:p>
          </table:table-cell>
          <table:table-cell office:value-type="float" office:value="0.95814593525" calcext:value-type="float">
            <text:p>0.95814593525</text:p>
          </table:table-cell>
          <table:table-cell office:value-type="float" office:value="0.958173462095" calcext:value-type="float">
            <text:p>0.958173462095</text:p>
          </table:table-cell>
          <table:table-cell office:value-type="float" office:value="0.898179591181" calcext:value-type="float">
            <text:p>0.898179591181</text:p>
          </table:table-cell>
          <table:table-cell office:value-type="float" office:value="0.894644311045" calcext:value-type="float">
            <text:p>0.894644311045</text:p>
          </table:table-cell>
          <table:table-cell office:value-type="float" office:value="0.899452663982" calcext:value-type="float">
            <text:p>0.899452663982</text:p>
          </table:table-cell>
          <table:table-cell office:value-type="float" office:value="0.916229790882" calcext:value-type="float">
            <text:p>0.916229790882</text:p>
          </table:table-cell>
          <table:table-cell office:value-type="float" office:value="0.87516920723" calcext:value-type="float">
            <text:p>0.87516920723</text:p>
          </table:table-cell>
          <table:table-cell office:value-type="float" office:value="0.868451242174" calcext:value-type="float">
            <text:p>0.868451242174</text:p>
          </table:table-cell>
          <table:table-cell office:value-type="float" office:value="0.866578244455" calcext:value-type="float">
            <text:p>0.866578244455</text:p>
          </table:table-cell>
          <table:table-cell office:value-type="float" office:value="0.890782234309" calcext:value-type="float">
            <text:p>0.890782234309</text:p>
          </table:table-cell>
          <table:table-cell office:value-type="float" office:value="0.865666093065" calcext:value-type="float">
            <text:p>0.865666093065</text:p>
          </table:table-cell>
          <table:table-cell office:value-type="float" office:value="0.857272420166" calcext:value-type="float">
            <text:p>0.857272420166</text:p>
          </table:table-cell>
          <table:table-cell office:value-type="float" office:value="0.855137450984" calcext:value-type="float">
            <text:p>0.855137450984</text:p>
          </table:table-cell>
          <table:table-cell office:value-type="float" office:value="0.879971699954" calcext:value-type="float">
            <text:p>0.879971699954</text:p>
          </table:table-cell>
          <table:table-cell office:value-type="float" office:value="0.822686438894" calcext:value-type="float">
            <text:p>0.822686438894</text:p>
          </table:table-cell>
          <table:table-cell office:value-type="float" office:value="0.824067478134" calcext:value-type="float">
            <text:p>0.824067478134</text:p>
          </table:table-cell>
          <table:table-cell office:value-type="float" office:value="0.826452039866" calcext:value-type="float">
            <text:p>0.826452039866</text:p>
          </table:table-cell>
          <table:table-cell office:value-type="float" office:value="0.845257352722" calcext:value-type="float">
            <text:p>0.8452573527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0554448892596" calcext:value-type="float">
            <text:p>0.0554448892596</text:p>
          </table:table-cell>
          <table:table-cell office:value-type="float" office:value="0.16546882561" calcext:value-type="float">
            <text:p>0.16546882561</text:p>
          </table:table-cell>
          <table:table-cell office:value-type="float" office:value="0.180132810845" calcext:value-type="float">
            <text:p>0.180132810845</text:p>
          </table:table-cell>
          <table:table-cell office:value-type="float" office:value="0.162214675287" calcext:value-type="float">
            <text:p>0.162214675287</text:p>
          </table:table-cell>
          <table:table-cell office:value-type="float" office:value="0.0925780821689" calcext:value-type="float">
            <text:p>0.0925780821689</text:p>
          </table:table-cell>
          <table:table-cell office:value-type="float" office:value="0.250244043379" calcext:value-type="float">
            <text:p>0.250244043379</text:p>
          </table:table-cell>
          <table:table-cell office:value-type="float" office:value="0.252720786653" calcext:value-type="float">
            <text:p>0.252720786653</text:p>
          </table:table-cell>
          <table:table-cell office:value-type="float" office:value="0.347656898853" calcext:value-type="float">
            <text:p>0.347656898853</text:p>
          </table:table-cell>
          <table:table-cell office:value-type="float" office:value="0.0466724133472" calcext:value-type="float">
            <text:p>0.0466724133472</text:p>
          </table:table-cell>
          <table:table-cell office:value-type="float" office:value="0.181777298019" calcext:value-type="float">
            <text:p>0.181777298019</text:p>
          </table:table-cell>
          <table:table-cell office:value-type="float" office:value="0.245038053389" calcext:value-type="float">
            <text:p>0.245038053389</text:p>
          </table:table-cell>
          <table:table-cell office:value-type="float" office:value="0.413428102065" calcext:value-type="float">
            <text:p>0.413428102065</text:p>
          </table:table-cell>
          <table:table-cell office:value-type="float" office:value="0.0203916638165" calcext:value-type="float">
            <text:p>0.0203916638165</text:p>
          </table:table-cell>
          <table:table-cell office:value-type="float" office:value="0.0932300855057" calcext:value-type="float">
            <text:p>0.0932300855057</text:p>
          </table:table-cell>
          <table:table-cell office:value-type="float" office:value="0.212595190824" calcext:value-type="float">
            <text:p>0.212595190824</text:p>
          </table:table-cell>
          <table:table-cell office:value-type="float" office:value="0.380009320292" calcext:value-type="float">
            <text:p>0.380009320292</text:p>
          </table:table-cell>
          <table:table-cell office:value-type="float" office:value="0.00510036788321" calcext:value-type="float">
            <text:p>0.00510036788321</text:p>
          </table:table-cell>
          <table:table-cell office:value-type="float" office:value="0.00746782314911" calcext:value-type="float">
            <text:p>0.00746782314911</text:p>
          </table:table-cell>
          <table:table-cell office:value-type="float" office:value="0.0193168241919" calcext:value-type="float">
            <text:p>0.0193168241919</text:p>
          </table:table-cell>
          <table:table-cell office:value-type="float" office:value="0.0964300654849" calcext:value-type="float">
            <text:p>0.0964300654849</text:p>
          </table:table-cell>
          <table:table-cell office:value-type="float" office:value="0.0195911280579" calcext:value-type="float">
            <text:p>0.0195911280579</text:p>
          </table:table-cell>
          <table:table-cell office:value-type="float" office:value="0.0254409413014" calcext:value-type="float">
            <text:p>0.0254409413014</text:p>
          </table:table-cell>
          <table:table-cell office:value-type="float" office:value="0.0505538763371" calcext:value-type="float">
            <text:p>0.0505538763371</text:p>
          </table:table-cell>
          <table:table-cell office:value-type="float" office:value="0" calcext:value-type="float">
            <text:p>0</text:p>
          </table:table-cell>
          <table:table-cell office:value-type="float" office:value="0.183264082236" calcext:value-type="float">
            <text:p>0.183264082236</text:p>
          </table:table-cell>
          <table:table-cell office:value-type="float" office:value="0.357553684844" calcext:value-type="float">
            <text:p>0.357553684844</text:p>
          </table:table-cell>
          <table:table-cell office:value-type="float" office:value="0.327327521325" calcext:value-type="float">
            <text:p>0.327327521325</text:p>
          </table:table-cell>
          <table:table-cell office:value-type="float" office:value="0.266569763024" calcext:value-type="float">
            <text:p>0.266569763024</text:p>
          </table:table-cell>
          <table:table-cell office:value-type="float" office:value="0.29201836288" calcext:value-type="float">
            <text:p>0.29201836288</text:p>
          </table:table-cell>
          <table:table-cell office:value-type="float" office:value="0.508935921448" calcext:value-type="float">
            <text:p>0.508935921448</text:p>
          </table:table-cell>
          <table:table-cell office:value-type="float" office:value="0.500651711488" calcext:value-type="float">
            <text:p>0.500651711488</text:p>
          </table:table-cell>
          <table:table-cell office:value-type="float" office:value="0.376998141407" calcext:value-type="float">
            <text:p>0.376998141407</text:p>
          </table:table-cell>
          <table:table-cell office:value-type="float" office:value="0.244096563818" calcext:value-type="float">
            <text:p>0.244096563818</text:p>
          </table:table-cell>
          <table:table-cell office:value-type="float" office:value="0.595320571885" calcext:value-type="float">
            <text:p>0.595320571885</text:p>
          </table:table-cell>
          <table:table-cell office:value-type="float" office:value="0.546562757099" calcext:value-type="float">
            <text:p>0.546562757099</text:p>
          </table:table-cell>
          <table:table-cell office:value-type="float" office:value="0.481625580873" calcext:value-type="float">
            <text:p>0.481625580873</text:p>
          </table:table-cell>
          <table:table-cell office:value-type="float" office:value="0" calcext:value-type="float">
            <text:p>0</text:p>
          </table:table-cell>
          <table:table-cell office:value-type="float" office:value="0.0297349075858" calcext:value-type="float">
            <text:p>0.0297349075858</text:p>
          </table:table-cell>
          <table:table-cell office:value-type="float" office:value="0.0189129181931" calcext:value-type="float">
            <text:p>0.0189129181931</text:p>
          </table:table-cell>
          <table:table-cell office:value-type="float" office:value="0.021843091117" calcext:value-type="float">
            <text:p>0.021843091117</text:p>
          </table:table-cell>
          <table:table-cell office:value-type="float" office:value="0.0116277214466" calcext:value-type="float">
            <text:p>0.0116277214466</text:p>
          </table:table-cell>
          <table:table-cell office:value-type="float" office:value="0.0489304959592" calcext:value-type="float">
            <text:p>0.0489304959592</text:p>
          </table:table-cell>
          <table:table-cell office:value-type="float" office:value="0.0906945031553" calcext:value-type="float">
            <text:p>0.0906945031553</text:p>
          </table:table-cell>
          <table:table-cell office:value-type="float" office:value="0.000821812165409" calcext:value-type="float">
            <text:p>0.000821812165409</text:p>
          </table:table-cell>
          <table:table-cell office:value-type="float" office:value="0.240956703254" calcext:value-type="float">
            <text:p>0.240956703254</text:p>
          </table:table-cell>
          <table:table-cell office:value-type="float" office:value="0.377964289227" calcext:value-type="float">
            <text:p>0.377964289227</text:p>
          </table:table-cell>
          <table:table-cell office:value-type="float" office:value="0.38949902651" calcext:value-type="float">
            <text:p>0.38949902651</text:p>
          </table:table-cell>
          <table:table-cell office:value-type="float" office:value="0.174046336601" calcext:value-type="float">
            <text:p>0.174046336601</text:p>
          </table:table-cell>
          <table:table-cell office:value-type="float" office:value="0.340501918725" calcext:value-type="float">
            <text:p>0.340501918725</text:p>
          </table:table-cell>
          <table:table-cell office:value-type="float" office:value="0.408638349046" calcext:value-type="float">
            <text:p>0.408638349046</text:p>
          </table:table-cell>
          <table:table-cell office:value-type="float" office:value="0.311681096108" calcext:value-type="float">
            <text:p>0.311681096108</text:p>
          </table:table-cell>
          <table:table-cell office:value-type="float" office:value="0.228708016903" calcext:value-type="float">
            <text:p>0.228708016903</text:p>
          </table:table-cell>
          <table:table-cell office:value-type="float" office:value="0.311108136406" calcext:value-type="float">
            <text:p>0.311108136406</text:p>
          </table:table-cell>
          <table:table-cell office:value-type="float" office:value="0.314520768955" calcext:value-type="float">
            <text:p>0.314520768955</text:p>
          </table:table-cell>
          <table:table-cell office:value-type="float" office:value="0.303373241669" calcext:value-type="float">
            <text:p>0.303373241669</text:p>
          </table:table-cell>
          <table:table-cell office:value-type="float" office:value="0.280536339672" calcext:value-type="float">
            <text:p>0.280536339672</text:p>
          </table:table-cell>
          <table:table-cell office:value-type="float" office:value="0" calcext:value-type="float">
            <text:p>0</text:p>
          </table:table-cell>
          <table:table-cell office:value-type="float" office:value="0.00740213236464" calcext:value-type="float">
            <text:p>0.00740213236464</text:p>
          </table:table-cell>
          <table:table-cell office:value-type="float" office:value="0.0147693976069" calcext:value-type="float">
            <text:p>0.0147693976069</text:p>
          </table:table-cell>
          <table:table-cell office:value-type="float" office:value="0" calcext:value-type="float">
            <text:p>0</text:p>
          </table:table-cell>
          <table:table-cell office:value-type="float" office:value="0.00631084719135" calcext:value-type="float">
            <text:p>0.00631084719135</text:p>
          </table:table-cell>
          <table:table-cell office:value-type="float" office:value="0.0258352032395" calcext:value-type="float">
            <text:p>0.0258352032395</text:p>
          </table:table-cell>
          <table:table-cell office:value-type="float" office:value="0.01638881916" calcext:value-type="float">
            <text:p>0.01638881916</text:p>
          </table:table-cell>
          <table:table-cell office:value-type="float" office:value="0" calcext:value-type="float">
            <text:p>0</text:p>
          </table:table-cell>
          <table:table-cell office:value-type="float" office:value="0.146795767078" calcext:value-type="float">
            <text:p>0.146795767078</text:p>
          </table:table-cell>
          <table:table-cell office:value-type="float" office:value="0.284272939943" calcext:value-type="float">
            <text:p>0.284272939943</text:p>
          </table:table-cell>
          <table:table-cell office:value-type="float" office:value="0.410216936268" calcext:value-type="float">
            <text:p>0.410216936268</text:p>
          </table:table-cell>
          <table:table-cell office:value-type="float" office:value="0.289498451323" calcext:value-type="float">
            <text:p>0.289498451323</text:p>
          </table:table-cell>
          <table:table-cell office:value-type="float" office:value="0.323015887051" calcext:value-type="float">
            <text:p>0.323015887051</text:p>
          </table:table-cell>
          <table:table-cell office:value-type="float" office:value="0.568164346471" calcext:value-type="float">
            <text:p>0.568164346471</text:p>
          </table:table-cell>
          <table:table-cell office:value-type="float" office:value="0.500838632825" calcext:value-type="float">
            <text:p>0.500838632825</text:p>
          </table:table-cell>
          <table:table-cell office:value-type="float" office:value="0.480293640588" calcext:value-type="float">
            <text:p>0.480293640588</text:p>
          </table:table-cell>
          <table:table-cell office:value-type="float" office:value="0.400868597495" calcext:value-type="float">
            <text:p>0.400868597495</text:p>
          </table:table-cell>
          <table:table-cell office:value-type="float" office:value="0.654900966056" calcext:value-type="float">
            <text:p>0.654900966056</text:p>
          </table:table-cell>
          <table:table-cell office:value-type="float" office:value="0.599415159597" calcext:value-type="float">
            <text:p>0.599415159597</text:p>
          </table:table-cell>
          <table:table-cell office:value-type="float" office:value="0.498628487117" calcext:value-type="float">
            <text:p>0.498628487117</text:p>
          </table:table-cell>
          <table:table-cell office:value-type="float" office:value="0" calcext:value-type="float">
            <text:p>0</text:p>
          </table:table-cell>
          <table:table-cell office:value-type="float" office:value="0.0485178664484" calcext:value-type="float">
            <text:p>0.0485178664484</text:p>
          </table:table-cell>
          <table:table-cell office:value-type="float" office:value="0.0237181388034" calcext:value-type="float">
            <text:p>0.0237181388034</text:p>
          </table:table-cell>
          <table:table-cell office:value-type="float" office:value="0.0973158275033" calcext:value-type="float">
            <text:p>0.0973158275033</text:p>
          </table:table-cell>
          <table:table-cell office:value-type="float" office:value="0.90745975212" calcext:value-type="float">
            <text:p>0.90745975212</text:p>
          </table:table-cell>
          <table:table-cell office:value-type="float" office:value="0.921192473308" calcext:value-type="float">
            <text:p>0.921192473308</text:p>
          </table:table-cell>
          <table:table-cell office:value-type="float" office:value="0.919981518469" calcext:value-type="float">
            <text:p>0.919981518469</text:p>
          </table:table-cell>
          <table:table-cell office:value-type="float" office:value="0.921841127752" calcext:value-type="float">
            <text:p>0.921841127752</text:p>
          </table:table-cell>
          <table:table-cell office:value-type="float" office:value="0.571579186756" calcext:value-type="float">
            <text:p>0.571579186756</text:p>
          </table:table-cell>
          <table:table-cell office:value-type="float" office:value="0.514906462729" calcext:value-type="float">
            <text:p>0.514906462729</text:p>
          </table:table-cell>
          <table:table-cell office:value-type="float" office:value="0.637333407722" calcext:value-type="float">
            <text:p>0.637333407722</text:p>
          </table:table-cell>
          <table:table-cell office:value-type="float" office:value="0.605730896578" calcext:value-type="float">
            <text:p>0.605730896578</text:p>
          </table:table-cell>
          <table:table-cell office:value-type="float" office:value="0.560129278235" calcext:value-type="float">
            <text:p>0.560129278235</text:p>
          </table:table-cell>
          <table:table-cell office:value-type="float" office:value="0.476914926754" calcext:value-type="float">
            <text:p>0.476914926754</text:p>
          </table:table-cell>
          <table:table-cell office:value-type="float" office:value="0.56054022163" calcext:value-type="float">
            <text:p>0.56054022163</text:p>
          </table:table-cell>
          <table:table-cell office:value-type="float" office:value="0.441253248352" calcext:value-type="float">
            <text:p>0.441253248352</text:p>
          </table:table-cell>
          <table:table-cell office:value-type="float" office:value="0.578186835497" calcext:value-type="float">
            <text:p>0.578186835497</text:p>
          </table:table-cell>
          <table:table-cell office:value-type="float" office:value="0.482276582743" calcext:value-type="float">
            <text:p>0.482276582743</text:p>
          </table:table-cell>
          <table:table-cell office:value-type="float" office:value="0.511627404643" calcext:value-type="float">
            <text:p>0.511627404643</text:p>
          </table:table-cell>
          <table:table-cell office:value-type="float" office:value="0.462780841405" calcext:value-type="float">
            <text:p>0.462780841405</text:p>
          </table:table-cell>
          <table:table-cell office:value-type="float" office:value="0.150273372812" calcext:value-type="float">
            <text:p>0.150273372812</text:p>
          </table:table-cell>
          <table:table-cell office:value-type="float" office:value="0.431139262114" calcext:value-type="float">
            <text:p>0.431139262114</text:p>
          </table:table-cell>
          <table:table-cell office:value-type="float" office:value="0.418784038381" calcext:value-type="float">
            <text:p>0.418784038381</text:p>
          </table:table-cell>
          <table:table-cell office:value-type="float" office:value="0.406129726014" calcext:value-type="float">
            <text:p>0.406129726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476111565405" calcext:value-type="float">
            <text:p>0.476111565405</text:p>
          </table:table-cell>
          <table:table-cell office:value-type="float" office:value="0.53388645228" calcext:value-type="float">
            <text:p>0.53388645228</text:p>
          </table:table-cell>
          <table:table-cell office:value-type="float" office:value="0.504871335596" calcext:value-type="float">
            <text:p>0.504871335596</text:p>
          </table:table-cell>
          <table:table-cell office:value-type="float" office:value="0.509963615362" calcext:value-type="float">
            <text:p>0.509963615362</text:p>
          </table:table-cell>
          <table:table-cell office:value-type="float" office:value="0.539767384632" calcext:value-type="float">
            <text:p>0.539767384632</text:p>
          </table:table-cell>
          <table:table-cell office:value-type="float" office:value="0.524188127346" calcext:value-type="float">
            <text:p>0.524188127346</text:p>
          </table:table-cell>
          <table:table-cell office:value-type="float" office:value="0.591394829884" calcext:value-type="float">
            <text:p>0.591394829884</text:p>
          </table:table-cell>
          <table:table-cell office:value-type="float" office:value="0.567782226229" calcext:value-type="float">
            <text:p>0.567782226229</text:p>
          </table:table-cell>
          <table:table-cell office:value-type="float" office:value="0.533735780012" calcext:value-type="float">
            <text:p>0.533735780012</text:p>
          </table:table-cell>
          <table:table-cell office:value-type="float" office:value="0.613754575332" calcext:value-type="float">
            <text:p>0.613754575332</text:p>
          </table:table-cell>
          <table:table-cell office:value-type="float" office:value="0.615492586408" calcext:value-type="float">
            <text:p>0.615492586408</text:p>
          </table:table-cell>
          <table:table-cell office:value-type="float" office:value="0.642852748414" calcext:value-type="float">
            <text:p>0.642852748414</text:p>
          </table:table-cell>
          <table:table-cell office:value-type="float" office:value="0.579449039662" calcext:value-type="float">
            <text:p>0.579449039662</text:p>
          </table:table-cell>
          <table:table-cell office:value-type="float" office:value="0.663595883903" calcext:value-type="float">
            <text:p>0.663595883903</text:p>
          </table:table-cell>
          <table:table-cell office:value-type="float" office:value="0.653032674238" calcext:value-type="float">
            <text:p>0.653032674238</text:p>
          </table:table-cell>
          <table:table-cell office:value-type="float" office:value="0.626411180478" calcext:value-type="float">
            <text:p>0.626411180478</text:p>
          </table:table-cell>
          <table:table-cell office:value-type="float" office:value="0.53522788064" calcext:value-type="float">
            <text:p>0.53522788064</text:p>
          </table:table-cell>
          <table:table-cell office:value-type="float" office:value="0.622095757859" calcext:value-type="float">
            <text:p>0.622095757859</text:p>
          </table:table-cell>
          <table:table-cell office:value-type="float" office:value="0.616348524653" calcext:value-type="float">
            <text:p>0.616348524653</text:p>
          </table:table-cell>
          <table:table-cell office:value-type="float" office:value="0.57770054372" calcext:value-type="float">
            <text:p>0.57770054372</text:p>
          </table:table-cell>
          <table:table-cell office:value-type="float" office:value="0.0870544870706" calcext:value-type="float">
            <text:p>0.0870544870706</text:p>
          </table:table-cell>
          <table:table-cell office:value-type="float" office:value="0.122186702685" calcext:value-type="float">
            <text:p>0.122186702685</text:p>
          </table:table-cell>
          <table:table-cell office:value-type="float" office:value="0.0989516772384" calcext:value-type="float">
            <text:p>0.0989516772384</text:p>
          </table:table-cell>
          <table:table-cell office:value-type="float" office:value="0.0225350543555" calcext:value-type="float">
            <text:p>0.0225350543555</text:p>
          </table:table-cell>
          <table:table-cell office:value-type="float" office:value="0.608501591664" calcext:value-type="float">
            <text:p>0.608501591664</text:p>
          </table:table-cell>
          <table:table-cell office:value-type="float" office:value="0.651216198657" calcext:value-type="float">
            <text:p>0.651216198657</text:p>
          </table:table-cell>
          <table:table-cell office:value-type="float" office:value="0.645104999818" calcext:value-type="float">
            <text:p>0.645104999818</text:p>
          </table:table-cell>
          <table:table-cell office:value-type="float" office:value="0.481628946783" calcext:value-type="float">
            <text:p>0.481628946783</text:p>
          </table:table-cell>
          <table:table-cell office:value-type="float" office:value="0.655843385667" calcext:value-type="float">
            <text:p>0.655843385667</text:p>
          </table:table-cell>
          <table:table-cell office:value-type="float" office:value="0.673477262745" calcext:value-type="float">
            <text:p>0.673477262745</text:p>
          </table:table-cell>
          <table:table-cell office:value-type="float" office:value="0.665146601427" calcext:value-type="float">
            <text:p>0.665146601427</text:p>
          </table:table-cell>
          <table:table-cell office:value-type="float" office:value="0.655247075128" calcext:value-type="float">
            <text:p>0.655247075128</text:p>
          </table:table-cell>
          <table:table-cell office:value-type="float" office:value="0.658281609883" calcext:value-type="float">
            <text:p>0.658281609883</text:p>
          </table:table-cell>
          <table:table-cell office:value-type="float" office:value="0.698568712743" calcext:value-type="float">
            <text:p>0.698568712743</text:p>
          </table:table-cell>
          <table:table-cell office:value-type="float" office:value="0.659504871299" calcext:value-type="float">
            <text:p>0.659504871299</text:p>
          </table:table-cell>
          <table:table-cell office:value-type="float" office:value="0.646364862182" calcext:value-type="float">
            <text:p>0.646364862182</text:p>
          </table:table-cell>
          <table:table-cell office:value-type="float" office:value="0.0138925509461" calcext:value-type="float">
            <text:p>0.0138925509461</text:p>
          </table:table-cell>
          <table:table-cell office:value-type="float" office:value="0.269612559419" calcext:value-type="float">
            <text:p>0.269612559419</text:p>
          </table:table-cell>
          <table:table-cell office:value-type="float" office:value="0.39169025055" calcext:value-type="float">
            <text:p>0.39169025055</text:p>
          </table:table-cell>
          <table:table-cell office:value-type="float" office:value="0.156806293827" calcext:value-type="float">
            <text:p>0.156806293827</text:p>
          </table:table-cell>
          <table:table-cell office:value-type="float" office:value="0.0984359310657" calcext:value-type="float">
            <text:p>0.0984359310657</text:p>
          </table:table-cell>
          <table:table-cell office:value-type="float" office:value="0.193315023759" calcext:value-type="float">
            <text:p>0.193315023759</text:p>
          </table:table-cell>
          <table:table-cell office:value-type="float" office:value="0.171495147827" calcext:value-type="float">
            <text:p>0.171495147827</text:p>
          </table:table-cell>
          <table:table-cell office:value-type="float" office:value="0.0315947008551" calcext:value-type="float">
            <text:p>0.0315947008551</text:p>
          </table:table-cell>
          <table:table-cell office:value-type="float" office:value="0.569308057903" calcext:value-type="float">
            <text:p>0.569308057903</text:p>
          </table:table-cell>
          <table:table-cell office:value-type="float" office:value="0.600768122313" calcext:value-type="float">
            <text:p>0.600768122313</text:p>
          </table:table-cell>
          <table:table-cell office:value-type="float" office:value="0.566230301672" calcext:value-type="float">
            <text:p>0.566230301672</text:p>
          </table:table-cell>
          <table:table-cell office:value-type="float" office:value="0.302102958689" calcext:value-type="float">
            <text:p>0.302102958689</text:p>
          </table:table-cell>
          <table:table-cell office:value-type="float" office:value="0.579123555114" calcext:value-type="float">
            <text:p>0.579123555114</text:p>
          </table:table-cell>
          <table:table-cell office:value-type="float" office:value="0.52222735334" calcext:value-type="float">
            <text:p>0.52222735334</text:p>
          </table:table-cell>
          <table:table-cell office:value-type="float" office:value="0.390365602918" calcext:value-type="float">
            <text:p>0.390365602918</text:p>
          </table:table-cell>
          <table:table-cell office:value-type="float" office:value="0.325753900162" calcext:value-type="float">
            <text:p>0.325753900162</text:p>
          </table:table-cell>
          <table:table-cell office:value-type="float" office:value="0.494315583101" calcext:value-type="float">
            <text:p>0.494315583101</text:p>
          </table:table-cell>
          <table:table-cell office:value-type="float" office:value="0.461209541972" calcext:value-type="float">
            <text:p>0.461209541972</text:p>
          </table:table-cell>
          <table:table-cell office:value-type="float" office:value="0.321313490456" calcext:value-type="float">
            <text:p>0.321313490456</text:p>
          </table:table-cell>
          <table:table-cell office:value-type="float" office:value="0.183754308442" calcext:value-type="float">
            <text:p>0.183754308442</text:p>
          </table:table-cell>
          <table:table-cell office:value-type="float" office:value="0" calcext:value-type="float">
            <text:p>0</text:p>
          </table:table-cell>
          <table:table-cell office:value-type="float" office:value="0.267638282585" calcext:value-type="float">
            <text:p>0.267638282585</text:p>
          </table:table-cell>
          <table:table-cell office:value-type="float" office:value="0.330753470887" calcext:value-type="float">
            <text:p>0.330753470887</text:p>
          </table:table-cell>
          <table:table-cell office:value-type="float" office:value="0.0157056974414" calcext:value-type="float">
            <text:p>0.0157056974414</text:p>
          </table:table-cell>
          <table:table-cell office:value-type="float" office:value="0.0620822615335" calcext:value-type="float">
            <text:p>0.0620822615335</text:p>
          </table:table-cell>
          <table:table-cell office:value-type="float" office:value="0.0557446852931" calcext:value-type="float">
            <text:p>0.0557446852931</text:p>
          </table:table-cell>
          <table:table-cell office:value-type="float" office:value="0.0660707623937" calcext:value-type="float">
            <text:p>0.0660707623937</text:p>
          </table:table-cell>
          <table:table-cell office:value-type="float" office:value="0.00319603595446" calcext:value-type="float">
            <text:p>0.00319603595446</text:p>
          </table:table-cell>
          <table:table-cell office:value-type="float" office:value="0.557072380218" calcext:value-type="float">
            <text:p>0.557072380218</text:p>
          </table:table-cell>
          <table:table-cell office:value-type="float" office:value="0.633326815251" calcext:value-type="float">
            <text:p>0.633326815251</text:p>
          </table:table-cell>
          <table:table-cell office:value-type="float" office:value="0.632067041714" calcext:value-type="float">
            <text:p>0.632067041714</text:p>
          </table:table-cell>
          <table:table-cell office:value-type="float" office:value="0.512014774808" calcext:value-type="float">
            <text:p>0.512014774808</text:p>
          </table:table-cell>
          <table:table-cell office:value-type="float" office:value="0.596960391933" calcext:value-type="float">
            <text:p>0.596960391933</text:p>
          </table:table-cell>
          <table:table-cell office:value-type="float" office:value="0.675262359869" calcext:value-type="float">
            <text:p>0.675262359869</text:p>
          </table:table-cell>
          <table:table-cell office:value-type="float" office:value="0.661146921126" calcext:value-type="float">
            <text:p>0.661146921126</text:p>
          </table:table-cell>
          <table:table-cell office:value-type="float" office:value="0.656566958777" calcext:value-type="float">
            <text:p>0.656566958777</text:p>
          </table:table-cell>
          <table:table-cell office:value-type="float" office:value="0.635828085071" calcext:value-type="float">
            <text:p>0.635828085071</text:p>
          </table:table-cell>
          <table:table-cell office:value-type="float" office:value="0.702539390464" calcext:value-type="float">
            <text:p>0.702539390464</text:p>
          </table:table-cell>
          <table:table-cell office:value-type="float" office:value="0.660648172876" calcext:value-type="float">
            <text:p>0.660648172876</text:p>
          </table:table-cell>
          <table:table-cell office:value-type="float" office:value="0.482730541813" calcext:value-type="float">
            <text:p>0.482730541813</text:p>
          </table:table-cell>
          <table:table-cell office:value-type="float" office:value="0.0499958957699" calcext:value-type="float">
            <text:p>0.0499958957699</text:p>
          </table:table-cell>
          <table:table-cell office:value-type="float" office:value="0.399117883629" calcext:value-type="float">
            <text:p>0.399117883629</text:p>
          </table:table-cell>
          <table:table-cell office:value-type="float" office:value="0.604050870443" calcext:value-type="float">
            <text:p>0.604050870443</text:p>
          </table:table-cell>
          <table:table-cell office:value-type="float" office:value="0.305751812181" calcext:value-type="float">
            <text:p>0.305751812181</text:p>
          </table:table-cell>
          <table:table-cell office:value-type="float" office:value="0.893964718453" calcext:value-type="float">
            <text:p>0.893964718453</text:p>
          </table:table-cell>
          <table:table-cell office:value-type="float" office:value="0.903549812035" calcext:value-type="float">
            <text:p>0.903549812035</text:p>
          </table:table-cell>
          <table:table-cell office:value-type="float" office:value="0.900888232749" calcext:value-type="float">
            <text:p>0.900888232749</text:p>
          </table:table-cell>
          <table:table-cell office:value-type="float" office:value="0.901135053527" calcext:value-type="float">
            <text:p>0.901135053527</text:p>
          </table:table-cell>
          <table:table-cell office:value-type="float" office:value="0.754751707757" calcext:value-type="float">
            <text:p>0.754751707757</text:p>
          </table:table-cell>
          <table:table-cell office:value-type="float" office:value="0.763407135586" calcext:value-type="float">
            <text:p>0.763407135586</text:p>
          </table:table-cell>
          <table:table-cell office:value-type="float" office:value="0.768746198896" calcext:value-type="float">
            <text:p>0.768746198896</text:p>
          </table:table-cell>
          <table:table-cell office:value-type="float" office:value="0.802581334756" calcext:value-type="float">
            <text:p>0.802581334756</text:p>
          </table:table-cell>
          <table:table-cell office:value-type="float" office:value="0.714522129654" calcext:value-type="float">
            <text:p>0.714522129654</text:p>
          </table:table-cell>
          <table:table-cell office:value-type="float" office:value="0.71846822709" calcext:value-type="float">
            <text:p>0.71846822709</text:p>
          </table:table-cell>
          <table:table-cell office:value-type="float" office:value="0.709062014662" calcext:value-type="float">
            <text:p>0.709062014662</text:p>
          </table:table-cell>
          <table:table-cell office:value-type="float" office:value="0.76785220276" calcext:value-type="float">
            <text:p>0.76785220276</text:p>
          </table:table-cell>
          <table:table-cell office:value-type="float" office:value="0.702185652618" calcext:value-type="float">
            <text:p>0.702185652618</text:p>
          </table:table-cell>
          <table:table-cell office:value-type="float" office:value="0.697444156703" calcext:value-type="float">
            <text:p>0.697444156703</text:p>
          </table:table-cell>
          <table:table-cell office:value-type="float" office:value="0.687780012616" calcext:value-type="float">
            <text:p>0.687780012616</text:p>
          </table:table-cell>
          <table:table-cell office:value-type="float" office:value="0.691227871402" calcext:value-type="float">
            <text:p>0.691227871402</text:p>
          </table:table-cell>
          <table:table-cell office:value-type="float" office:value="0.810103800058" calcext:value-type="float">
            <text:p>0.810103800058</text:p>
          </table:table-cell>
          <table:table-cell office:value-type="float" office:value="0.742046906334" calcext:value-type="float">
            <text:p>0.742046906334</text:p>
          </table:table-cell>
          <table:table-cell office:value-type="float" office:value="0.717561755593" calcext:value-type="float">
            <text:p>0.717561755593</text:p>
          </table:table-cell>
          <table:table-cell office:value-type="float" office:value="0.696920761164" calcext:value-type="float">
            <text:p>0.6969207611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731317041055" calcext:value-type="float">
            <text:p>0.731317041055</text:p>
          </table:table-cell>
          <table:table-cell office:value-type="float" office:value="0.883249056403" calcext:value-type="float">
            <text:p>0.883249056403</text:p>
          </table:table-cell>
          <table:table-cell office:value-type="float" office:value="0.781580988261" calcext:value-type="float">
            <text:p>0.781580988261</text:p>
          </table:table-cell>
          <table:table-cell office:value-type="float" office:value="0.837747891525" calcext:value-type="float">
            <text:p>0.837747891525</text:p>
          </table:table-cell>
          <table:table-cell office:value-type="float" office:value="0.940298610552" calcext:value-type="float">
            <text:p>0.940298610552</text:p>
          </table:table-cell>
          <table:table-cell office:value-type="float" office:value="0.941136694088" calcext:value-type="float">
            <text:p>0.941136694088</text:p>
          </table:table-cell>
          <table:table-cell office:value-type="float" office:value="0.918186906656" calcext:value-type="float">
            <text:p>0.918186906656</text:p>
          </table:table-cell>
          <table:table-cell office:value-type="float" office:value="0.9413167427" calcext:value-type="float">
            <text:p>0.9413167427</text:p>
          </table:table-cell>
          <table:table-cell office:value-type="float" office:value="0.930792886465" calcext:value-type="float">
            <text:p>0.930792886465</text:p>
          </table:table-cell>
          <table:table-cell office:value-type="float" office:value="0.983827048582" calcext:value-type="float">
            <text:p>0.983827048582</text:p>
          </table:table-cell>
          <table:table-cell office:value-type="float" office:value="0.980666934304" calcext:value-type="float">
            <text:p>0.980666934304</text:p>
          </table:table-cell>
          <table:table-cell office:value-type="float" office:value="0.981186596231" calcext:value-type="float">
            <text:p>0.981186596231</text:p>
          </table:table-cell>
          <table:table-cell office:value-type="float" office:value="0.959768900529" calcext:value-type="float">
            <text:p>0.959768900529</text:p>
          </table:table-cell>
          <table:table-cell office:value-type="float" office:value="0.963412670817" calcext:value-type="float">
            <text:p>0.963412670817</text:p>
          </table:table-cell>
          <table:table-cell office:value-type="float" office:value="0.980086915507" calcext:value-type="float">
            <text:p>0.980086915507</text:p>
          </table:table-cell>
          <table:table-cell office:value-type="float" office:value="0.977772551252" calcext:value-type="float">
            <text:p>0.977772551252</text:p>
          </table:table-cell>
          <table:table-cell office:value-type="float" office:value="0.988395408619" calcext:value-type="float">
            <text:p>0.988395408619</text:p>
          </table:table-cell>
          <table:table-cell office:value-type="float" office:value="0.991091491832" calcext:value-type="float">
            <text:p>0.991091491832</text:p>
          </table:table-cell>
          <table:table-cell office:value-type="float" office:value="0.987207012664" calcext:value-type="float">
            <text:p>0.987207012664</text:p>
          </table:table-cell>
          <table:table-cell office:value-type="float" office:value="0.982660548536" calcext:value-type="float">
            <text:p>0.982660548536</text:p>
          </table:table-cell>
          <table:table-cell office:value-type="float" office:value="0.424923172288" calcext:value-type="float">
            <text:p>0.424923172288</text:p>
          </table:table-cell>
          <table:table-cell office:value-type="float" office:value="0.478938941838" calcext:value-type="float">
            <text:p>0.478938941838</text:p>
          </table:table-cell>
          <table:table-cell office:value-type="float" office:value="0.536048116613" calcext:value-type="float">
            <text:p>0.536048116613</text:p>
          </table:table-cell>
          <table:table-cell office:value-type="float" office:value="0.248602032605" calcext:value-type="float">
            <text:p>0.248602032605</text:p>
          </table:table-cell>
          <table:table-cell office:value-type="float" office:value="0.819314720361" calcext:value-type="float">
            <text:p>0.819314720361</text:p>
          </table:table-cell>
          <table:table-cell office:value-type="float" office:value="0.91430269244" calcext:value-type="float">
            <text:p>0.91430269244</text:p>
          </table:table-cell>
          <table:table-cell office:value-type="float" office:value="0.840826847089" calcext:value-type="float">
            <text:p>0.840826847089</text:p>
          </table:table-cell>
          <table:table-cell office:value-type="float" office:value="0.718912772409" calcext:value-type="float">
            <text:p>0.718912772409</text:p>
          </table:table-cell>
          <table:table-cell office:value-type="float" office:value="0.790261481018" calcext:value-type="float">
            <text:p>0.790261481018</text:p>
          </table:table-cell>
          <table:table-cell office:value-type="float" office:value="0.900778507728" calcext:value-type="float">
            <text:p>0.900778507728</text:p>
          </table:table-cell>
          <table:table-cell office:value-type="float" office:value="0.868040152853" calcext:value-type="float">
            <text:p>0.868040152853</text:p>
          </table:table-cell>
          <table:table-cell office:value-type="float" office:value="0.814609247538" calcext:value-type="float">
            <text:p>0.814609247538</text:p>
          </table:table-cell>
          <table:table-cell office:value-type="float" office:value="0.938947691815" calcext:value-type="float">
            <text:p>0.938947691815</text:p>
          </table:table-cell>
          <table:table-cell office:value-type="float" office:value="0.950346029099" calcext:value-type="float">
            <text:p>0.950346029099</text:p>
          </table:table-cell>
          <table:table-cell office:value-type="float" office:value="0.923099056759" calcext:value-type="float">
            <text:p>0.923099056759</text:p>
          </table:table-cell>
          <table:table-cell office:value-type="float" office:value="0.91889198004" calcext:value-type="float">
            <text:p>0.91889198004</text:p>
          </table:table-cell>
          <table:table-cell office:value-type="float" office:value="0.0817137316089" calcext:value-type="float">
            <text:p>0.0817137316089</text:p>
          </table:table-cell>
          <table:table-cell office:value-type="float" office:value="0.650742736483" calcext:value-type="float">
            <text:p>0.650742736483</text:p>
          </table:table-cell>
          <table:table-cell office:value-type="float" office:value="0.766512989295" calcext:value-type="float">
            <text:p>0.766512989295</text:p>
          </table:table-cell>
          <table:table-cell office:value-type="float" office:value="0.370870502368" calcext:value-type="float">
            <text:p>0.370870502368</text:p>
          </table:table-cell>
          <table:table-cell office:value-type="float" office:value="0.738912566167" calcext:value-type="float">
            <text:p>0.738912566167</text:p>
          </table:table-cell>
          <table:table-cell office:value-type="float" office:value="0.862050741832" calcext:value-type="float">
            <text:p>0.862050741832</text:p>
          </table:table-cell>
          <table:table-cell office:value-type="float" office:value="0.73727238993" calcext:value-type="float">
            <text:p>0.73727238993</text:p>
          </table:table-cell>
          <table:table-cell office:value-type="float" office:value="0.703888450581" calcext:value-type="float">
            <text:p>0.703888450581</text:p>
          </table:table-cell>
          <table:table-cell office:value-type="float" office:value="0.916865536208" calcext:value-type="float">
            <text:p>0.916865536208</text:p>
          </table:table-cell>
          <table:table-cell office:value-type="float" office:value="0.937622559603" calcext:value-type="float">
            <text:p>0.937622559603</text:p>
          </table:table-cell>
          <table:table-cell office:value-type="float" office:value="0.866132555702" calcext:value-type="float">
            <text:p>0.866132555702</text:p>
          </table:table-cell>
          <table:table-cell office:value-type="float" office:value="0.875699599833" calcext:value-type="float">
            <text:p>0.875699599833</text:p>
          </table:table-cell>
          <table:table-cell office:value-type="float" office:value="0.904293066681" calcext:value-type="float">
            <text:p>0.904293066681</text:p>
          </table:table-cell>
          <table:table-cell office:value-type="float" office:value="0.934105580035" calcext:value-type="float">
            <text:p>0.934105580035</text:p>
          </table:table-cell>
          <table:table-cell office:value-type="float" office:value="0.857673138137" calcext:value-type="float">
            <text:p>0.857673138137</text:p>
          </table:table-cell>
          <table:table-cell office:value-type="float" office:value="0.864825399963" calcext:value-type="float">
            <text:p>0.864825399963</text:p>
          </table:table-cell>
          <table:table-cell office:value-type="float" office:value="0.907336932896" calcext:value-type="float">
            <text:p>0.907336932896</text:p>
          </table:table-cell>
          <table:table-cell office:value-type="float" office:value="0.950326534908" calcext:value-type="float">
            <text:p>0.950326534908</text:p>
          </table:table-cell>
          <table:table-cell office:value-type="float" office:value="0.882886822453" calcext:value-type="float">
            <text:p>0.882886822453</text:p>
          </table:table-cell>
          <table:table-cell office:value-type="float" office:value="0.890647499638" calcext:value-type="float">
            <text:p>0.890647499638</text:p>
          </table:table-cell>
          <table:table-cell office:value-type="float" office:value="0.518251996824" calcext:value-type="float">
            <text:p>0.518251996824</text:p>
          </table:table-cell>
          <table:table-cell office:value-type="float" office:value="0.951619980327" calcext:value-type="float">
            <text:p>0.951619980327</text:p>
          </table:table-cell>
          <table:table-cell office:value-type="float" office:value="0.951559206553" calcext:value-type="float">
            <text:p>0.951559206553</text:p>
          </table:table-cell>
          <table:table-cell office:value-type="float" office:value="0.885514169445" calcext:value-type="float">
            <text:p>0.885514169445</text:p>
          </table:table-cell>
          <table:table-cell office:value-type="float" office:value="0.5344513006" calcext:value-type="float">
            <text:p>0.5344513006</text:p>
          </table:table-cell>
          <table:table-cell office:value-type="float" office:value="0.563757478744" calcext:value-type="float">
            <text:p>0.563757478744</text:p>
          </table:table-cell>
          <table:table-cell office:value-type="float" office:value="0.60689939148" calcext:value-type="float">
            <text:p>0.60689939148</text:p>
          </table:table-cell>
          <table:table-cell office:value-type="float" office:value="0.479334079125" calcext:value-type="float">
            <text:p>0.479334079125</text:p>
          </table:table-cell>
          <table:table-cell office:value-type="float" office:value="0.801855515225" calcext:value-type="float">
            <text:p>0.801855515225</text:p>
          </table:table-cell>
          <table:table-cell office:value-type="float" office:value="0.824792345199" calcext:value-type="float">
            <text:p>0.824792345199</text:p>
          </table:table-cell>
          <table:table-cell office:value-type="float" office:value="0.869296611677" calcext:value-type="float">
            <text:p>0.869296611677</text:p>
          </table:table-cell>
          <table:table-cell office:value-type="float" office:value="0.795232753469" calcext:value-type="float">
            <text:p>0.795232753469</text:p>
          </table:table-cell>
          <table:table-cell office:value-type="float" office:value="0.777044998409" calcext:value-type="float">
            <text:p>0.777044998409</text:p>
          </table:table-cell>
          <table:table-cell office:value-type="float" office:value="0.900783294908" calcext:value-type="float">
            <text:p>0.900783294908</text:p>
          </table:table-cell>
          <table:table-cell office:value-type="float" office:value="0.867895482091" calcext:value-type="float">
            <text:p>0.867895482091</text:p>
          </table:table-cell>
          <table:table-cell office:value-type="float" office:value="0.909353354313" calcext:value-type="float">
            <text:p>0.909353354313</text:p>
          </table:table-cell>
          <table:table-cell office:value-type="float" office:value="0.84873708537" calcext:value-type="float">
            <text:p>0.84873708537</text:p>
          </table:table-cell>
          <table:table-cell office:value-type="float" office:value="0.944819848973" calcext:value-type="float">
            <text:p>0.944819848973</text:p>
          </table:table-cell>
          <table:table-cell office:value-type="float" office:value="0.924320480623" calcext:value-type="float">
            <text:p>0.924320480623</text:p>
          </table:table-cell>
          <table:table-cell office:value-type="float" office:value="0.936512767294" calcext:value-type="float">
            <text:p>0.936512767294</text:p>
          </table:table-cell>
          <table:table-cell office:value-type="float" office:value="0.697754026545" calcext:value-type="float">
            <text:p>0.697754026545</text:p>
          </table:table-cell>
          <table:table-cell office:value-type="float" office:value="0.970522296411" calcext:value-type="float">
            <text:p>0.970522296411</text:p>
          </table:table-cell>
          <table:table-cell office:value-type="float" office:value="0.97557450383" calcext:value-type="float">
            <text:p>0.97557450383</text:p>
          </table:table-cell>
          <table:table-cell office:value-type="float" office:value="0.953738029608" calcext:value-type="float">
            <text:p>0.953738029608</text:p>
          </table:table-cell>
          <table:table-cell office:value-type="float" office:value="0.988102415554" calcext:value-type="float">
            <text:p>0.988102415554</text:p>
          </table:table-cell>
          <table:table-cell office:value-type="float" office:value="0.988438096438" calcext:value-type="float">
            <text:p>0.988438096438</text:p>
          </table:table-cell>
          <table:table-cell office:value-type="float" office:value="0.988545359071" calcext:value-type="float">
            <text:p>0.988545359071</text:p>
          </table:table-cell>
          <table:table-cell office:value-type="float" office:value="0.988621911493" calcext:value-type="float">
            <text:p>0.988621911493</text:p>
          </table:table-cell>
          <table:table-cell office:value-type="float" office:value="0.983673791419" calcext:value-type="float">
            <text:p>0.983673791419</text:p>
          </table:table-cell>
          <table:table-cell office:value-type="float" office:value="0.984517969927" calcext:value-type="float">
            <text:p>0.984517969927</text:p>
          </table:table-cell>
          <table:table-cell office:value-type="float" office:value="0.984463976214" calcext:value-type="float">
            <text:p>0.984463976214</text:p>
          </table:table-cell>
          <table:table-cell office:value-type="float" office:value="0.985640619483" calcext:value-type="float">
            <text:p>0.985640619483</text:p>
          </table:table-cell>
          <table:table-cell office:value-type="float" office:value="0.97686477378" calcext:value-type="float">
            <text:p>0.97686477378</text:p>
          </table:table-cell>
          <table:table-cell office:value-type="float" office:value="0.97753898111" calcext:value-type="float">
            <text:p>0.97753898111</text:p>
          </table:table-cell>
          <table:table-cell office:value-type="float" office:value="0.973390011747" calcext:value-type="float">
            <text:p>0.973390011747</text:p>
          </table:table-cell>
          <table:table-cell office:value-type="float" office:value="0.974011166174" calcext:value-type="float">
            <text:p>0.974011166174</text:p>
          </table:table-cell>
          <table:table-cell office:value-type="float" office:value="0.973431845944" calcext:value-type="float">
            <text:p>0.973431845944</text:p>
          </table:table-cell>
          <table:table-cell office:value-type="float" office:value="0.972367062398" calcext:value-type="float">
            <text:p>0.972367062398</text:p>
          </table:table-cell>
          <table:table-cell office:value-type="float" office:value="0.966715049643" calcext:value-type="float">
            <text:p>0.966715049643</text:p>
          </table:table-cell>
          <table:table-cell office:value-type="float" office:value="0.968196030372" calcext:value-type="float">
            <text:p>0.968196030372</text:p>
          </table:table-cell>
          <table:table-cell office:value-type="float" office:value="0.987465242129" calcext:value-type="float">
            <text:p>0.987465242129</text:p>
          </table:table-cell>
          <table:table-cell office:value-type="float" office:value="0.984968653674" calcext:value-type="float">
            <text:p>0.984968653674</text:p>
          </table:table-cell>
          <table:table-cell office:value-type="float" office:value="0.973800417184" calcext:value-type="float">
            <text:p>0.973800417184</text:p>
          </table:table-cell>
          <table:table-cell office:value-type="float" office:value="0.961303990938" calcext:value-type="float">
            <text:p>0.961303990938</text:p>
          </table:table-cell>
          <table:table-cell table:number-columns-repeated="7"/>
        </table:table-row>
        <table:table-row table:style-name="ro1">
          <table:table-cell/>
          <table:table-cell table:formula="of:=AVERAGE([.B3:.B25])" office:value-type="float" office:value="0.854790678219635" calcext:value-type="float">
            <text:p>0.854790678219635</text:p>
          </table:table-cell>
          <table:table-cell table:formula="of:=AVERAGE([.C3:.C25])" office:value-type="float" office:value="0.868090227577087" calcext:value-type="float">
            <text:p>0.868090227577087</text:p>
          </table:table-cell>
          <table:table-cell table:formula="of:=AVERAGE([.D3:.D25])" office:value-type="float" office:value="0.859994942714913" calcext:value-type="float">
            <text:p>0.859994942714913</text:p>
          </table:table-cell>
          <table:table-cell table:formula="of:=AVERAGE([.E3:.E25])" office:value-type="float" office:value="0.850054818642609" calcext:value-type="float">
            <text:p>0.850054818642609</text:p>
          </table:table-cell>
          <table:table-cell table:formula="of:=AVERAGE([.F3:.F25])" office:value-type="float" office:value="0.884783049121778" calcext:value-type="float">
            <text:p>0.884783049121778</text:p>
          </table:table-cell>
          <table:table-cell table:formula="of:=AVERAGE([.G3:.G25])" office:value-type="float" office:value="0.898993845932304" calcext:value-type="float">
            <text:p>0.898993845932304</text:p>
          </table:table-cell>
          <table:table-cell table:formula="of:=AVERAGE([.H3:.H25])" office:value-type="float" office:value="0.900627497506783" calcext:value-type="float">
            <text:p>0.900627497506783</text:p>
          </table:table-cell>
          <table:table-cell table:formula="of:=AVERAGE([.I3:.I25])" office:value-type="float" office:value="0.886294678119913" calcext:value-type="float">
            <text:p>0.886294678119913</text:p>
          </table:table-cell>
          <table:table-cell table:formula="of:=AVERAGE([.J3:.J25])" office:value-type="float" office:value="0.893336056198878" calcext:value-type="float">
            <text:p>0.893336056198878</text:p>
          </table:table-cell>
          <table:table-cell table:formula="of:=AVERAGE([.K3:.K25])" office:value-type="float" office:value="0.909888953235826" calcext:value-type="float">
            <text:p>0.909888953235826</text:p>
          </table:table-cell>
          <table:table-cell table:formula="of:=AVERAGE([.L3:.L25])" office:value-type="float" office:value="0.910484699075913" calcext:value-type="float">
            <text:p>0.910484699075913</text:p>
          </table:table-cell>
          <table:table-cell table:formula="of:=AVERAGE([.M3:.M25])" office:value-type="float" office:value="0.898682459937565" calcext:value-type="float">
            <text:p>0.898682459937565</text:p>
          </table:table-cell>
          <table:table-cell table:formula="of:=AVERAGE([.N3:.N25])" office:value-type="float" office:value="0.897379843144543" calcext:value-type="float">
            <text:p>0.897379843144543</text:p>
          </table:table-cell>
          <table:table-cell table:formula="of:=AVERAGE([.O3:.O25])" office:value-type="float" office:value="0.911180773375639" calcext:value-type="float">
            <text:p>0.911180773375639</text:p>
          </table:table-cell>
          <table:table-cell table:formula="of:=AVERAGE([.P3:.P25])" office:value-type="float" office:value="0.911289333474348" calcext:value-type="float">
            <text:p>0.911289333474348</text:p>
          </table:table-cell>
          <table:table-cell table:formula="of:=AVERAGE([.Q3:.Q25])" office:value-type="float" office:value="0.897301902137957" calcext:value-type="float">
            <text:p>0.897301902137957</text:p>
          </table:table-cell>
          <table:table-cell table:formula="of:=AVERAGE([.R3:.R25])" office:value-type="float" office:value="0.877013487367487" calcext:value-type="float">
            <text:p>0.877013487367487</text:p>
          </table:table-cell>
          <table:table-cell table:formula="of:=AVERAGE([.S3:.S25])" office:value-type="float" office:value="0.894572696355918" calcext:value-type="float">
            <text:p>0.894572696355918</text:p>
          </table:table-cell>
          <table:table-cell table:formula="of:=AVERAGE([.T3:.T25])" office:value-type="float" office:value="0.889947341744822" calcext:value-type="float">
            <text:p>0.889947341744822</text:p>
          </table:table-cell>
          <table:table-cell table:formula="of:=AVERAGE([.U3:.U25])" office:value-type="float" office:value="0.880909526742778" calcext:value-type="float">
            <text:p>0.880909526742778</text:p>
          </table:table-cell>
          <table:table-cell table:formula="of:=AVERAGE([.V3:.V25])" office:value-type="float" office:value="0.674437445020717" calcext:value-type="float">
            <text:p>0.674437445020717</text:p>
          </table:table-cell>
          <table:table-cell table:formula="of:=AVERAGE([.W3:.W25])" office:value-type="float" office:value="0.701516318264756" calcext:value-type="float">
            <text:p>0.701516318264756</text:p>
          </table:table-cell>
          <table:table-cell table:formula="of:=AVERAGE([.X3:.X25])" office:value-type="float" office:value="0.670617590563452" calcext:value-type="float">
            <text:p>0.670617590563452</text:p>
          </table:table-cell>
          <table:table-cell table:formula="of:=AVERAGE([.Y3:.Y25])" office:value-type="float" office:value="0.617246241111031" calcext:value-type="float">
            <text:p>0.617246241111031</text:p>
          </table:table-cell>
          <table:table-cell table:formula="of:=AVERAGE([.Z3:.Z25])" office:value-type="float" office:value="0.797370423201783" calcext:value-type="float">
            <text:p>0.797370423201783</text:p>
          </table:table-cell>
          <table:table-cell table:formula="of:=AVERAGE([.AA3:.AA25])" office:value-type="float" office:value="0.873378876524522" calcext:value-type="float">
            <text:p>0.873378876524522</text:p>
          </table:table-cell>
          <table:table-cell table:formula="of:=AVERAGE([.AB3:.AB25])" office:value-type="float" office:value="0.794844111622087" calcext:value-type="float">
            <text:p>0.794844111622087</text:p>
          </table:table-cell>
          <table:table-cell table:formula="of:=AVERAGE([.AC3:.AC25])" office:value-type="float" office:value="0.784898099479239" calcext:value-type="float">
            <text:p>0.784898099479239</text:p>
          </table:table-cell>
          <table:table-cell table:formula="of:=AVERAGE([.AD3:.AD25])" office:value-type="float" office:value="0.830633606403214" calcext:value-type="float">
            <text:p>0.830633606403214</text:p>
          </table:table-cell>
          <table:table-cell table:formula="of:=AVERAGE([.AE3:.AE25])" office:value-type="float" office:value="0.904481208929913" calcext:value-type="float">
            <text:p>0.904481208929913</text:p>
          </table:table-cell>
          <table:table-cell table:formula="of:=AVERAGE([.AF3:.AF25])" office:value-type="float" office:value="0.821386079541782" calcext:value-type="float">
            <text:p>0.821386079541782</text:p>
          </table:table-cell>
          <table:table-cell table:formula="of:=AVERAGE([.AG3:.AG25])" office:value-type="float" office:value="0.816131893443965" calcext:value-type="float">
            <text:p>0.816131893443965</text:p>
          </table:table-cell>
          <table:table-cell table:formula="of:=AVERAGE([.AH3:.AH25])" office:value-type="float" office:value="0.844636761671496" calcext:value-type="float">
            <text:p>0.844636761671496</text:p>
          </table:table-cell>
          <table:table-cell table:formula="of:=AVERAGE([.AI3:.AI25])" office:value-type="float" office:value="0.915142392261087" calcext:value-type="float">
            <text:p>0.915142392261087</text:p>
          </table:table-cell>
          <table:table-cell table:formula="of:=AVERAGE([.AJ3:.AJ25])" office:value-type="float" office:value="0.828006033375174" calcext:value-type="float">
            <text:p>0.828006033375174</text:p>
          </table:table-cell>
          <table:table-cell table:formula="of:=AVERAGE([.AK3:.AK25])" office:value-type="float" office:value="0.824769690707418" calcext:value-type="float">
            <text:p>0.824769690707418</text:p>
          </table:table-cell>
          <table:table-cell table:formula="of:=AVERAGE([.AL3:.AL25])" office:value-type="float" office:value="0.644866977111515" calcext:value-type="float">
            <text:p>0.644866977111515</text:p>
          </table:table-cell>
          <table:table-cell table:formula="of:=AVERAGE([.AM3:.AM25])" office:value-type="float" office:value="0.785897053449643" calcext:value-type="float">
            <text:p>0.785897053449643</text:p>
          </table:table-cell>
          <table:table-cell table:formula="of:=AVERAGE([.AN3:.AN25])" office:value-type="float" office:value="0.762738738024222" calcext:value-type="float">
            <text:p>0.762738738024222</text:p>
          </table:table-cell>
          <table:table-cell table:formula="of:=AVERAGE([.AO3:.AO25])" office:value-type="float" office:value="0.668065359892609" calcext:value-type="float">
            <text:p>0.668065359892609</text:p>
          </table:table-cell>
          <table:table-cell table:formula="of:=AVERAGE([.AP3:.AP25])" office:value-type="float" office:value="0.731380135333017" calcext:value-type="float">
            <text:p>0.731380135333017</text:p>
          </table:table-cell>
          <table:table-cell table:formula="of:=AVERAGE([.AQ3:.AQ25])" office:value-type="float" office:value="0.794287412181356" calcext:value-type="float">
            <text:p>0.794287412181356</text:p>
          </table:table-cell>
          <table:table-cell table:formula="of:=AVERAGE([.AR3:.AR25])" office:value-type="float" office:value="0.756419120811022" calcext:value-type="float">
            <text:p>0.756419120811022</text:p>
          </table:table-cell>
          <table:table-cell table:formula="of:=AVERAGE([.AS3:.AS25])" office:value-type="float" office:value="0.721596501633761" calcext:value-type="float">
            <text:p>0.721596501633761</text:p>
          </table:table-cell>
          <table:table-cell table:formula="of:=AVERAGE([.AT3:.AT25])" office:value-type="float" office:value="0.811190022069957" calcext:value-type="float">
            <text:p>0.811190022069957</text:p>
          </table:table-cell>
          <table:table-cell table:formula="of:=AVERAGE([.AU3:.AU25])" office:value-type="float" office:value="0.891331247251913" calcext:value-type="float">
            <text:p>0.891331247251913</text:p>
          </table:table-cell>
          <table:table-cell table:formula="of:=AVERAGE([.AV3:.AV25])" office:value-type="float" office:value="0.802764557183288" calcext:value-type="float">
            <text:p>0.802764557183288</text:p>
          </table:table-cell>
          <table:table-cell table:formula="of:=AVERAGE([.AW3:.AW25])" office:value-type="float" office:value="0.808521459212782" calcext:value-type="float">
            <text:p>0.808521459212782</text:p>
          </table:table-cell>
          <table:table-cell table:formula="of:=AVERAGE([.AX3:.AX25])" office:value-type="float" office:value="0.836023546452878" calcext:value-type="float">
            <text:p>0.836023546452878</text:p>
          </table:table-cell>
          <table:table-cell table:formula="of:=AVERAGE([.AY3:.AY25])" office:value-type="float" office:value="0.897014207877652" calcext:value-type="float">
            <text:p>0.897014207877652</text:p>
          </table:table-cell>
          <table:table-cell table:formula="of:=AVERAGE([.AZ3:.AZ25])" office:value-type="float" office:value="0.785557080149674" calcext:value-type="float">
            <text:p>0.785557080149674</text:p>
          </table:table-cell>
          <table:table-cell table:formula="of:=AVERAGE([.BA3:.BA25])" office:value-type="float" office:value="0.823135699563739" calcext:value-type="float">
            <text:p>0.823135699563739</text:p>
          </table:table-cell>
          <table:table-cell table:formula="of:=AVERAGE([.BB3:.BB25])" office:value-type="float" office:value="0.848919810116574" calcext:value-type="float">
            <text:p>0.848919810116574</text:p>
          </table:table-cell>
          <table:table-cell table:formula="of:=AVERAGE([.BC3:.BC25])" office:value-type="float" office:value="0.895505970354609" calcext:value-type="float">
            <text:p>0.895505970354609</text:p>
          </table:table-cell>
          <table:table-cell table:formula="of:=AVERAGE([.BD3:.BD25])" office:value-type="float" office:value="0.782617898364665" calcext:value-type="float">
            <text:p>0.782617898364665</text:p>
          </table:table-cell>
          <table:table-cell table:formula="of:=AVERAGE([.BE3:.BE25])" office:value-type="float" office:value="0.798968298148217" calcext:value-type="float">
            <text:p>0.798968298148217</text:p>
          </table:table-cell>
          <table:table-cell table:formula="of:=AVERAGE([.BF3:.BF25])" office:value-type="float" office:value="0.558436556422735" calcext:value-type="float">
            <text:p>0.558436556422735</text:p>
          </table:table-cell>
          <table:table-cell table:formula="of:=AVERAGE([.BG3:.BG25])" office:value-type="float" office:value="0.767064842619941" calcext:value-type="float">
            <text:p>0.767064842619941</text:p>
          </table:table-cell>
          <table:table-cell table:formula="of:=AVERAGE([.BH3:.BH25])" office:value-type="float" office:value="0.725111263612039" calcext:value-type="float">
            <text:p>0.725111263612039</text:p>
          </table:table-cell>
          <table:table-cell table:formula="of:=AVERAGE([.BI3:.BI25])" office:value-type="float" office:value="0.70510792097567" calcext:value-type="float">
            <text:p>0.70510792097567</text:p>
          </table:table-cell>
          <table:table-cell table:formula="of:=AVERAGE([.BJ3:.BJ25])" office:value-type="float" office:value="0.619699896601571" calcext:value-type="float">
            <text:p>0.619699896601571</text:p>
          </table:table-cell>
          <table:table-cell table:formula="of:=AVERAGE([.BK3:.BK25])" office:value-type="float" office:value="0.663062282016852" calcext:value-type="float">
            <text:p>0.663062282016852</text:p>
          </table:table-cell>
          <table:table-cell table:formula="of:=AVERAGE([.BL3:.BL25])" office:value-type="float" office:value="0.647469563089249" calcext:value-type="float">
            <text:p>0.647469563089249</text:p>
          </table:table-cell>
          <table:table-cell table:formula="of:=AVERAGE([.BM3:.BM25])" office:value-type="float" office:value="0.606582094738324" calcext:value-type="float">
            <text:p>0.606582094738324</text:p>
          </table:table-cell>
          <table:table-cell table:formula="of:=AVERAGE([.BN3:.BN25])" office:value-type="float" office:value="0.757722144454609" calcext:value-type="float">
            <text:p>0.757722144454609</text:p>
          </table:table-cell>
          <table:table-cell table:formula="of:=AVERAGE([.BO3:.BO25])" office:value-type="float" office:value="0.81283004015587" calcext:value-type="float">
            <text:p>0.81283004015587</text:p>
          </table:table-cell>
          <table:table-cell table:formula="of:=AVERAGE([.BP3:.BP25])" office:value-type="float" office:value="0.749048828881191" calcext:value-type="float">
            <text:p>0.749048828881191</text:p>
          </table:table-cell>
          <table:table-cell table:formula="of:=AVERAGE([.BQ3:.BQ25])" office:value-type="float" office:value="0.792053051731904" calcext:value-type="float">
            <text:p>0.792053051731904</text:p>
          </table:table-cell>
          <table:table-cell table:formula="of:=AVERAGE([.BR3:.BR25])" office:value-type="float" office:value="0.806260965307435" calcext:value-type="float">
            <text:p>0.806260965307435</text:p>
          </table:table-cell>
          <table:table-cell table:formula="of:=AVERAGE([.BS3:.BS25])" office:value-type="float" office:value="0.874791174008087" calcext:value-type="float">
            <text:p>0.874791174008087</text:p>
          </table:table-cell>
          <table:table-cell table:formula="of:=AVERAGE([.BT3:.BT25])" office:value-type="float" office:value="0.778465535505061" calcext:value-type="float">
            <text:p>0.778465535505061</text:p>
          </table:table-cell>
          <table:table-cell table:formula="of:=AVERAGE([.BU3:.BU25])" office:value-type="float" office:value="0.832224522330165" calcext:value-type="float">
            <text:p>0.832224522330165</text:p>
          </table:table-cell>
          <table:table-cell table:formula="of:=AVERAGE([.BV3:.BV25])" office:value-type="float" office:value="0.838087757079352" calcext:value-type="float">
            <text:p>0.838087757079352</text:p>
          </table:table-cell>
          <table:table-cell table:formula="of:=AVERAGE([.BW3:.BW25])" office:value-type="float" office:value="0.879828337189391" calcext:value-type="float">
            <text:p>0.879828337189391</text:p>
          </table:table-cell>
          <table:table-cell table:formula="of:=AVERAGE([.BX3:.BX25])" office:value-type="float" office:value="0.799995318074174" calcext:value-type="float">
            <text:p>0.799995318074174</text:p>
          </table:table-cell>
          <table:table-cell table:formula="of:=AVERAGE([.BY3:.BY25])" office:value-type="float" office:value="0.822350318949956" calcext:value-type="float">
            <text:p>0.822350318949956</text:p>
          </table:table-cell>
          <table:table-cell table:formula="of:=AVERAGE([.BZ3:.BZ25])" office:value-type="float" office:value="0.611585782043967" calcext:value-type="float">
            <text:p>0.611585782043967</text:p>
          </table:table-cell>
          <table:table-cell table:formula="of:=AVERAGE([.CA3:.CA25])" office:value-type="float" office:value="0.781031506103061" calcext:value-type="float">
            <text:p>0.781031506103061</text:p>
          </table:table-cell>
          <table:table-cell table:formula="of:=AVERAGE([.CB3:.CB25])" office:value-type="float" office:value="0.741895996587605" calcext:value-type="float">
            <text:p>0.741895996587605</text:p>
          </table:table-cell>
          <table:table-cell table:formula="of:=AVERAGE([.CC3:.CC25])" office:value-type="float" office:value="0.715242037942922" calcext:value-type="float">
            <text:p>0.715242037942922</text:p>
          </table:table-cell>
          <table:table-cell table:formula="of:=AVERAGE([.CD3:.CD25])" office:value-type="float" office:value="0.962230883422043" calcext:value-type="float">
            <text:p>0.962230883422043</text:p>
          </table:table-cell>
          <table:table-cell table:formula="of:=AVERAGE([.CE3:.CE25])" office:value-type="float" office:value="0.963606507932565" calcext:value-type="float">
            <text:p>0.963606507932565</text:p>
          </table:table-cell>
          <table:table-cell table:formula="of:=AVERAGE([.CF3:.CF25])" office:value-type="float" office:value="0.963651310218696" calcext:value-type="float">
            <text:p>0.963651310218696</text:p>
          </table:table-cell>
          <table:table-cell table:formula="of:=AVERAGE([.CG3:.CG25])" office:value-type="float" office:value="0.952860088365044" calcext:value-type="float">
            <text:p>0.952860088365044</text:p>
          </table:table-cell>
          <table:table-cell table:formula="of:=AVERAGE([.CH3:.CH25])" office:value-type="float" office:value="0.931996815464652" calcext:value-type="float">
            <text:p>0.931996815464652</text:p>
          </table:table-cell>
          <table:table-cell table:formula="of:=AVERAGE([.CI3:.CI25])" office:value-type="float" office:value="0.932229230745087" calcext:value-type="float">
            <text:p>0.932229230745087</text:p>
          </table:table-cell>
          <table:table-cell table:formula="of:=AVERAGE([.CJ3:.CJ25])" office:value-type="float" office:value="0.937645457499478" calcext:value-type="float">
            <text:p>0.937645457499478</text:p>
          </table:table-cell>
          <table:table-cell table:formula="of:=AVERAGE([.CK3:.CK25])" office:value-type="float" office:value="0.923367755300478" calcext:value-type="float">
            <text:p>0.923367755300478</text:p>
          </table:table-cell>
          <table:table-cell table:formula="of:=AVERAGE([.CL3:.CL25])" office:value-type="float" office:value="0.927130173044" calcext:value-type="float">
            <text:p>0.927130173044</text:p>
          </table:table-cell>
          <table:table-cell table:formula="of:=AVERAGE([.CM3:.CM25])" office:value-type="float" office:value="0.916520352559174" calcext:value-type="float">
            <text:p>0.916520352559174</text:p>
          </table:table-cell>
          <table:table-cell table:formula="of:=AVERAGE([.CN3:.CN25])" office:value-type="float" office:value="0.916437467297565" calcext:value-type="float">
            <text:p>0.916437467297565</text:p>
          </table:table-cell>
          <table:table-cell table:formula="of:=AVERAGE([.CO3:.CO25])" office:value-type="float" office:value="0.903818577932391" calcext:value-type="float">
            <text:p>0.903818577932391</text:p>
          </table:table-cell>
          <table:table-cell table:formula="of:=AVERAGE([.CP3:.CP25])" office:value-type="float" office:value="0.921073192825652" calcext:value-type="float">
            <text:p>0.921073192825652</text:p>
          </table:table-cell>
          <table:table-cell table:formula="of:=AVERAGE([.CQ3:.CQ25])" office:value-type="float" office:value="0.913100526456522" calcext:value-type="float">
            <text:p>0.913100526456522</text:p>
          </table:table-cell>
          <table:table-cell table:formula="of:=AVERAGE([.CR3:.CR25])" office:value-type="float" office:value="0.909197105254391" calcext:value-type="float">
            <text:p>0.909197105254391</text:p>
          </table:table-cell>
          <table:table-cell table:formula="of:=AVERAGE([.CS3:.CS25])" office:value-type="float" office:value="0.893182433609869" calcext:value-type="float">
            <text:p>0.893182433609869</text:p>
          </table:table-cell>
          <table:table-cell table:formula="of:=AVERAGE([.CT3:.CT25])" office:value-type="float" office:value="0.902037136554696" calcext:value-type="float">
            <text:p>0.902037136554696</text:p>
          </table:table-cell>
          <table:table-cell table:formula="of:=AVERAGE([.CU3:.CU25])" office:value-type="float" office:value="0.904438129601522" calcext:value-type="float">
            <text:p>0.904438129601522</text:p>
          </table:table-cell>
          <table:table-cell table:formula="of:=AVERAGE([.CV3:.CV25])" office:value-type="float" office:value="0.894813593712043" calcext:value-type="float">
            <text:p>0.894813593712043</text:p>
          </table:table-cell>
          <table:table-cell table:formula="of:=AVERAGE([.CW3:.CW25])" office:value-type="float" office:value="0.886995354686087" calcext:value-type="float">
            <text:p>0.88699535468608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958085698863" calcext:value-type="float">
            <text:p>0.958085698863</text:p>
          </table:table-cell>
          <table:table-cell office:value-type="float" office:value="0.944952140455" calcext:value-type="float">
            <text:p>0.944952140455</text:p>
          </table:table-cell>
          <table:table-cell office:value-type="float" office:value="0.901300751946" calcext:value-type="float">
            <text:p>0.901300751946</text:p>
          </table:table-cell>
          <table:table-cell office:value-type="float" office:value="0.528533033852" calcext:value-type="float">
            <text:p>0.528533033852</text:p>
          </table:table-cell>
          <table:table-cell office:value-type="float" office:value="0.966926160895" calcext:value-type="float">
            <text:p>0.966926160895</text:p>
          </table:table-cell>
          <table:table-cell office:value-type="float" office:value="0.94712124002" calcext:value-type="float">
            <text:p>0.94712124002</text:p>
          </table:table-cell>
          <table:table-cell office:value-type="float" office:value="0.90673663385" calcext:value-type="float">
            <text:p>0.90673663385</text:p>
          </table:table-cell>
          <table:table-cell office:value-type="float" office:value="0.576785894" calcext:value-type="float">
            <text:p>0.576785894</text:p>
          </table:table-cell>
          <table:table-cell office:value-type="float" office:value="0.96653559428" calcext:value-type="float">
            <text:p>0.96653559428</text:p>
          </table:table-cell>
          <table:table-cell office:value-type="float" office:value="0.917898258608" calcext:value-type="float">
            <text:p>0.917898258608</text:p>
          </table:table-cell>
          <table:table-cell office:value-type="float" office:value="0.793359683058" calcext:value-type="float">
            <text:p>0.793359683058</text:p>
          </table:table-cell>
          <table:table-cell office:value-type="float" office:value="0.58271531982" calcext:value-type="float">
            <text:p>0.58271531982</text:p>
          </table:table-cell>
          <table:table-cell office:value-type="float" office:value="0.827869372813" calcext:value-type="float">
            <text:p>0.827869372813</text:p>
          </table:table-cell>
          <table:table-cell office:value-type="float" office:value="0.599050163748" calcext:value-type="float">
            <text:p>0.599050163748</text:p>
          </table:table-cell>
          <table:table-cell office:value-type="float" office:value="0.509732786893" calcext:value-type="float">
            <text:p>0.509732786893</text:p>
          </table:table-cell>
          <table:table-cell office:value-type="float" office:value="0.47109924591" calcext:value-type="float">
            <text:p>0.47109924591</text:p>
          </table:table-cell>
          <table:table-cell office:value-type="float" office:value="0.417254215034" calcext:value-type="float">
            <text:p>0.417254215034</text:p>
          </table:table-cell>
          <table:table-cell office:value-type="float" office:value="0.383473347003" calcext:value-type="float">
            <text:p>0.383473347003</text:p>
          </table:table-cell>
          <table:table-cell office:value-type="float" office:value="0.372707415561" calcext:value-type="float">
            <text:p>0.372707415561</text:p>
          </table:table-cell>
          <table:table-cell office:value-type="float" office:value="0.390667439014" calcext:value-type="float">
            <text:p>0.390667439014</text:p>
          </table:table-cell>
          <table:table-cell office:value-type="float" office:value="0.778100364611" calcext:value-type="float">
            <text:p>0.778100364611</text:p>
          </table:table-cell>
          <table:table-cell office:value-type="float" office:value="0.7376082621" calcext:value-type="float">
            <text:p>0.7376082621</text:p>
          </table:table-cell>
          <table:table-cell office:value-type="float" office:value="0.728107943229" calcext:value-type="float">
            <text:p>0.728107943229</text:p>
          </table:table-cell>
          <table:table-cell office:value-type="float" office:value="0.183389327345" calcext:value-type="float">
            <text:p>0.183389327345</text:p>
          </table:table-cell>
          <table:table-cell office:value-type="float" office:value="0.955240346158" calcext:value-type="float">
            <text:p>0.955240346158</text:p>
          </table:table-cell>
          <table:table-cell office:value-type="float" office:value="0.945887498792" calcext:value-type="float">
            <text:p>0.945887498792</text:p>
          </table:table-cell>
          <table:table-cell office:value-type="float" office:value="0.875878233687" calcext:value-type="float">
            <text:p>0.875878233687</text:p>
          </table:table-cell>
          <table:table-cell office:value-type="float" office:value="0.297669980424" calcext:value-type="float">
            <text:p>0.297669980424</text:p>
          </table:table-cell>
          <table:table-cell office:value-type="float" office:value="0.960629697297" calcext:value-type="float">
            <text:p>0.960629697297</text:p>
          </table:table-cell>
          <table:table-cell office:value-type="float" office:value="0.431528176002" calcext:value-type="float">
            <text:p>0.431528176002</text:p>
          </table:table-cell>
          <table:table-cell office:value-type="float" office:value="0.345667276064" calcext:value-type="float">
            <text:p>0.345667276064</text:p>
          </table:table-cell>
          <table:table-cell office:value-type="float" office:value="0.268685754714" calcext:value-type="float">
            <text:p>0.268685754714</text:p>
          </table:table-cell>
          <table:table-cell office:value-type="float" office:value="0.957776536404" calcext:value-type="float">
            <text:p>0.957776536404</text:p>
          </table:table-cell>
          <table:table-cell office:value-type="float" office:value="0.333726770089" calcext:value-type="float">
            <text:p>0.333726770089</text:p>
          </table:table-cell>
          <table:table-cell office:value-type="float" office:value="0.327162457247" calcext:value-type="float">
            <text:p>0.327162457247</text:p>
          </table:table-cell>
          <table:table-cell office:value-type="float" office:value="0.223087460216" calcext:value-type="float">
            <text:p>0.223087460216</text:p>
          </table:table-cell>
          <table:table-cell office:value-type="float" office:value="0.384318679868" calcext:value-type="float">
            <text:p>0.384318679868</text:p>
          </table:table-cell>
          <table:table-cell office:value-type="float" office:value="0.328488284596" calcext:value-type="float">
            <text:p>0.328488284596</text:p>
          </table:table-cell>
          <table:table-cell office:value-type="float" office:value="0.325826707196" calcext:value-type="float">
            <text:p>0.325826707196</text:p>
          </table:table-cell>
          <table:table-cell office:value-type="float" office:value="0.254867571595" calcext:value-type="float">
            <text:p>0.254867571595</text:p>
          </table:table-cell>
          <table:table-cell office:value-type="float" office:value="0.963693480636" calcext:value-type="float">
            <text:p>0.963693480636</text:p>
          </table:table-cell>
          <table:table-cell office:value-type="float" office:value="0.964483480563" calcext:value-type="float">
            <text:p>0.964483480563</text:p>
          </table:table-cell>
          <table:table-cell office:value-type="float" office:value="0.955335849955" calcext:value-type="float">
            <text:p>0.955335849955</text:p>
          </table:table-cell>
          <table:table-cell office:value-type="float" office:value="0.681637524478" calcext:value-type="float">
            <text:p>0.681637524478</text:p>
          </table:table-cell>
          <table:table-cell office:value-type="float" office:value="0.969891945531" calcext:value-type="float">
            <text:p>0.969891945531</text:p>
          </table:table-cell>
          <table:table-cell office:value-type="float" office:value="0.968351650014" calcext:value-type="float">
            <text:p>0.968351650014</text:p>
          </table:table-cell>
          <table:table-cell office:value-type="float" office:value="0.961059951104" calcext:value-type="float">
            <text:p>0.961059951104</text:p>
          </table:table-cell>
          <table:table-cell office:value-type="float" office:value="0.705739470749" calcext:value-type="float">
            <text:p>0.705739470749</text:p>
          </table:table-cell>
          <table:table-cell office:value-type="float" office:value="0.969669422448" calcext:value-type="float">
            <text:p>0.969669422448</text:p>
          </table:table-cell>
          <table:table-cell office:value-type="float" office:value="0.918745576882" calcext:value-type="float">
            <text:p>0.918745576882</text:p>
          </table:table-cell>
          <table:table-cell office:value-type="float" office:value="0.536379469805" calcext:value-type="float">
            <text:p>0.536379469805</text:p>
          </table:table-cell>
          <table:table-cell office:value-type="float" office:value="0.532497466001" calcext:value-type="float">
            <text:p>0.532497466001</text:p>
          </table:table-cell>
          <table:table-cell office:value-type="float" office:value="0.624404142672" calcext:value-type="float">
            <text:p>0.624404142672</text:p>
          </table:table-cell>
          <table:table-cell office:value-type="float" office:value="0.39349954125" calcext:value-type="float">
            <text:p>0.39349954125</text:p>
          </table:table-cell>
          <table:table-cell office:value-type="float" office:value="0.373888510022" calcext:value-type="float">
            <text:p>0.373888510022</text:p>
          </table:table-cell>
          <table:table-cell office:value-type="float" office:value="0.38081328115" calcext:value-type="float">
            <text:p>0.38081328115</text:p>
          </table:table-cell>
          <table:table-cell office:value-type="float" office:value="0.349860312407" calcext:value-type="float">
            <text:p>0.349860312407</text:p>
          </table:table-cell>
          <table:table-cell office:value-type="float" office:value="0.349667873387" calcext:value-type="float">
            <text:p>0.349667873387</text:p>
          </table:table-cell>
          <table:table-cell office:value-type="float" office:value="0.346183000175" calcext:value-type="float">
            <text:p>0.346183000175</text:p>
          </table:table-cell>
          <table:table-cell office:value-type="float" office:value="0.345985897523" calcext:value-type="float">
            <text:p>0.345985897523</text:p>
          </table:table-cell>
          <table:table-cell office:value-type="float" office:value="0.79663764363" calcext:value-type="float">
            <text:p>0.79663764363</text:p>
          </table:table-cell>
          <table:table-cell office:value-type="float" office:value="0.678740625166" calcext:value-type="float">
            <text:p>0.678740625166</text:p>
          </table:table-cell>
          <table:table-cell office:value-type="float" office:value="0.626967627549" calcext:value-type="float">
            <text:p>0.626967627549</text:p>
          </table:table-cell>
          <table:table-cell office:value-type="float" office:value="0.294836363166" calcext:value-type="float">
            <text:p>0.294836363166</text:p>
          </table:table-cell>
          <table:table-cell office:value-type="float" office:value="0.931850760172" calcext:value-type="float">
            <text:p>0.931850760172</text:p>
          </table:table-cell>
          <table:table-cell office:value-type="float" office:value="0.868850114919" calcext:value-type="float">
            <text:p>0.868850114919</text:p>
          </table:table-cell>
          <table:table-cell office:value-type="float" office:value="0.784770819525" calcext:value-type="float">
            <text:p>0.784770819525</text:p>
          </table:table-cell>
          <table:table-cell office:value-type="float" office:value="0.458341921897" calcext:value-type="float">
            <text:p>0.458341921897</text:p>
          </table:table-cell>
          <table:table-cell office:value-type="float" office:value="0.942942641611" calcext:value-type="float">
            <text:p>0.942942641611</text:p>
          </table:table-cell>
          <table:table-cell office:value-type="float" office:value="0.892033985677" calcext:value-type="float">
            <text:p>0.892033985677</text:p>
          </table:table-cell>
          <table:table-cell office:value-type="float" office:value="0.814272725652" calcext:value-type="float">
            <text:p>0.814272725652</text:p>
          </table:table-cell>
          <table:table-cell office:value-type="float" office:value="0.498205236261" calcext:value-type="float">
            <text:p>0.498205236261</text:p>
          </table:table-cell>
          <table:table-cell office:value-type="float" office:value="0.950092111245" calcext:value-type="float">
            <text:p>0.950092111245</text:p>
          </table:table-cell>
          <table:table-cell office:value-type="float" office:value="0.893676312737" calcext:value-type="float">
            <text:p>0.893676312737</text:p>
          </table:table-cell>
          <table:table-cell office:value-type="float" office:value="0.729932566102" calcext:value-type="float">
            <text:p>0.729932566102</text:p>
          </table:table-cell>
          <table:table-cell office:value-type="float" office:value="0.510551034045" calcext:value-type="float">
            <text:p>0.510551034045</text:p>
          </table:table-cell>
          <table:table-cell office:value-type="float" office:value="0.584968736318" calcext:value-type="float">
            <text:p>0.584968736318</text:p>
          </table:table-cell>
          <table:table-cell office:value-type="float" office:value="0.445033240394" calcext:value-type="float">
            <text:p>0.445033240394</text:p>
          </table:table-cell>
          <table:table-cell office:value-type="float" office:value="0.314936933433" calcext:value-type="float">
            <text:p>0.314936933433</text:p>
          </table:table-cell>
          <table:table-cell office:value-type="float" office:value="0.385063656335" calcext:value-type="float">
            <text:p>0.385063656335</text:p>
          </table:table-cell>
          <table:table-cell office:value-type="float" office:value="0.969482207108" calcext:value-type="float">
            <text:p>0.969482207108</text:p>
          </table:table-cell>
          <table:table-cell office:value-type="float" office:value="0.9671237582" calcext:value-type="float">
            <text:p>0.9671237582</text:p>
          </table:table-cell>
          <table:table-cell office:value-type="float" office:value="0.966840452208" calcext:value-type="float">
            <text:p>0.966840452208</text:p>
          </table:table-cell>
          <table:table-cell office:value-type="float" office:value="0.930385264074" calcext:value-type="float">
            <text:p>0.930385264074</text:p>
          </table:table-cell>
          <table:table-cell office:value-type="float" office:value="0.968593517096" calcext:value-type="float">
            <text:p>0.968593517096</text:p>
          </table:table-cell>
          <table:table-cell office:value-type="float" office:value="0.969118822702" calcext:value-type="float">
            <text:p>0.969118822702</text:p>
          </table:table-cell>
          <table:table-cell office:value-type="float" office:value="0.959005200433" calcext:value-type="float">
            <text:p>0.959005200433</text:p>
          </table:table-cell>
          <table:table-cell office:value-type="float" office:value="0.908271477088" calcext:value-type="float">
            <text:p>0.908271477088</text:p>
          </table:table-cell>
          <table:table-cell office:value-type="float" office:value="0.970100454321" calcext:value-type="float">
            <text:p>0.970100454321</text:p>
          </table:table-cell>
          <table:table-cell office:value-type="float" office:value="0.92584866034" calcext:value-type="float">
            <text:p>0.92584866034</text:p>
          </table:table-cell>
          <table:table-cell office:value-type="float" office:value="0.709945062585" calcext:value-type="float">
            <text:p>0.709945062585</text:p>
          </table:table-cell>
          <table:table-cell office:value-type="float" office:value="0.598006155257" calcext:value-type="float">
            <text:p>0.598006155257</text:p>
          </table:table-cell>
          <table:table-cell office:value-type="float" office:value="0.805741004165" calcext:value-type="float">
            <text:p>0.805741004165</text:p>
          </table:table-cell>
          <table:table-cell office:value-type="float" office:value="0.496432165324" calcext:value-type="float">
            <text:p>0.496432165324</text:p>
          </table:table-cell>
          <table:table-cell office:value-type="float" office:value="0.431583308416" calcext:value-type="float">
            <text:p>0.431583308416</text:p>
          </table:table-cell>
          <table:table-cell office:value-type="float" office:value="0.427884723752" calcext:value-type="float">
            <text:p>0.427884723752</text:p>
          </table:table-cell>
          <table:table-cell office:value-type="float" office:value="0.425762267078" calcext:value-type="float">
            <text:p>0.425762267078</text:p>
          </table:table-cell>
          <table:table-cell office:value-type="float" office:value="0.381424160968" calcext:value-type="float">
            <text:p>0.381424160968</text:p>
          </table:table-cell>
          <table:table-cell office:value-type="float" office:value="0.363945699637" calcext:value-type="float">
            <text:p>0.363945699637</text:p>
          </table:table-cell>
          <table:table-cell office:value-type="float" office:value="0.376936721685" calcext:value-type="float">
            <text:p>0.3769367216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86272041097" calcext:value-type="float">
            <text:p>0.86272041097</text:p>
          </table:table-cell>
          <table:table-cell office:value-type="float" office:value="0.908058942413" calcext:value-type="float">
            <text:p>0.908058942413</text:p>
          </table:table-cell>
          <table:table-cell office:value-type="float" office:value="0.899906346071" calcext:value-type="float">
            <text:p>0.899906346071</text:p>
          </table:table-cell>
          <table:table-cell office:value-type="float" office:value="0.899989698748" calcext:value-type="float">
            <text:p>0.899989698748</text:p>
          </table:table-cell>
          <table:table-cell office:value-type="float" office:value="0.908336201369" calcext:value-type="float">
            <text:p>0.908336201369</text:p>
          </table:table-cell>
          <table:table-cell office:value-type="float" office:value="0.970782570381" calcext:value-type="float">
            <text:p>0.970782570381</text:p>
          </table:table-cell>
          <table:table-cell office:value-type="float" office:value="0.949533476128" calcext:value-type="float">
            <text:p>0.949533476128</text:p>
          </table:table-cell>
          <table:table-cell office:value-type="float" office:value="0.979067400556" calcext:value-type="float">
            <text:p>0.979067400556</text:p>
          </table:table-cell>
          <table:table-cell office:value-type="float" office:value="0.907917937755" calcext:value-type="float">
            <text:p>0.907917937755</text:p>
          </table:table-cell>
          <table:table-cell office:value-type="float" office:value="0.9788351143" calcext:value-type="float">
            <text:p>0.9788351143</text:p>
          </table:table-cell>
          <table:table-cell office:value-type="float" office:value="0.969980449293" calcext:value-type="float">
            <text:p>0.969980449293</text:p>
          </table:table-cell>
          <table:table-cell office:value-type="float" office:value="0.973669731895" calcext:value-type="float">
            <text:p>0.973669731895</text:p>
          </table:table-cell>
          <table:table-cell office:value-type="float" office:value="0.912133255117" calcext:value-type="float">
            <text:p>0.912133255117</text:p>
          </table:table-cell>
          <table:table-cell office:value-type="float" office:value="0.978553524625" calcext:value-type="float">
            <text:p>0.978553524625</text:p>
          </table:table-cell>
          <table:table-cell office:value-type="float" office:value="0.977072393406" calcext:value-type="float">
            <text:p>0.977072393406</text:p>
          </table:table-cell>
          <table:table-cell office:value-type="float" office:value="0.975959109586" calcext:value-type="float">
            <text:p>0.975959109586</text:p>
          </table:table-cell>
          <table:table-cell office:value-type="float" office:value="0.922023570505" calcext:value-type="float">
            <text:p>0.922023570505</text:p>
          </table:table-cell>
          <table:table-cell office:value-type="float" office:value="0.963921134337" calcext:value-type="float">
            <text:p>0.963921134337</text:p>
          </table:table-cell>
          <table:table-cell office:value-type="float" office:value="0.958318430451" calcext:value-type="float">
            <text:p>0.958318430451</text:p>
          </table:table-cell>
          <table:table-cell office:value-type="float" office:value="0.971254241438" calcext:value-type="float">
            <text:p>0.971254241438</text:p>
          </table:table-cell>
          <table:table-cell office:value-type="float" office:value="0.879755090998" calcext:value-type="float">
            <text:p>0.879755090998</text:p>
          </table:table-cell>
          <table:table-cell office:value-type="float" office:value="0.914501135346" calcext:value-type="float">
            <text:p>0.914501135346</text:p>
          </table:table-cell>
          <table:table-cell office:value-type="float" office:value="0.934564031398" calcext:value-type="float">
            <text:p>0.934564031398</text:p>
          </table:table-cell>
          <table:table-cell office:value-type="float" office:value="0.913353668322" calcext:value-type="float">
            <text:p>0.913353668322</text:p>
          </table:table-cell>
          <table:table-cell office:value-type="float" office:value="0.973712330504" calcext:value-type="float">
            <text:p>0.973712330504</text:p>
          </table:table-cell>
          <table:table-cell office:value-type="float" office:value="0.976404170291" calcext:value-type="float">
            <text:p>0.976404170291</text:p>
          </table:table-cell>
          <table:table-cell office:value-type="float" office:value="0.96975651306" calcext:value-type="float">
            <text:p>0.96975651306</text:p>
          </table:table-cell>
          <table:table-cell office:value-type="float" office:value="0.95860911922" calcext:value-type="float">
            <text:p>0.95860911922</text:p>
          </table:table-cell>
          <table:table-cell office:value-type="float" office:value="0.973708049939" calcext:value-type="float">
            <text:p>0.973708049939</text:p>
          </table:table-cell>
          <table:table-cell office:value-type="float" office:value="0.966846450618" calcext:value-type="float">
            <text:p>0.966846450618</text:p>
          </table:table-cell>
          <table:table-cell office:value-type="float" office:value="0.935363475016" calcext:value-type="float">
            <text:p>0.935363475016</text:p>
          </table:table-cell>
          <table:table-cell office:value-type="float" office:value="0.910912167099" calcext:value-type="float">
            <text:p>0.910912167099</text:p>
          </table:table-cell>
          <table:table-cell office:value-type="float" office:value="0.974288015684" calcext:value-type="float">
            <text:p>0.974288015684</text:p>
          </table:table-cell>
          <table:table-cell office:value-type="float" office:value="0.953768760162" calcext:value-type="float">
            <text:p>0.953768760162</text:p>
          </table:table-cell>
          <table:table-cell office:value-type="float" office:value="0.903982265734" calcext:value-type="float">
            <text:p>0.903982265734</text:p>
          </table:table-cell>
          <table:table-cell office:value-type="float" office:value="0.861310793938" calcext:value-type="float">
            <text:p>0.861310793938</text:p>
          </table:table-cell>
          <table:table-cell office:value-type="float" office:value="0.880003185685" calcext:value-type="float">
            <text:p>0.880003185685</text:p>
          </table:table-cell>
          <table:table-cell office:value-type="float" office:value="0.923341184499" calcext:value-type="float">
            <text:p>0.923341184499</text:p>
          </table:table-cell>
          <table:table-cell office:value-type="float" office:value="0.925750447235" calcext:value-type="float">
            <text:p>0.925750447235</text:p>
          </table:table-cell>
          <table:table-cell office:value-type="float" office:value="0.879568282252" calcext:value-type="float">
            <text:p>0.879568282252</text:p>
          </table:table-cell>
          <table:table-cell office:value-type="float" office:value="0.846234895209" calcext:value-type="float">
            <text:p>0.846234895209</text:p>
          </table:table-cell>
          <table:table-cell office:value-type="float" office:value="0.915779215536" calcext:value-type="float">
            <text:p>0.915779215536</text:p>
          </table:table-cell>
          <table:table-cell office:value-type="float" office:value="0.923944481858" calcext:value-type="float">
            <text:p>0.923944481858</text:p>
          </table:table-cell>
          <table:table-cell office:value-type="float" office:value="0.909317823392" calcext:value-type="float">
            <text:p>0.909317823392</text:p>
          </table:table-cell>
          <table:table-cell office:value-type="float" office:value="0.962159524834" calcext:value-type="float">
            <text:p>0.962159524834</text:p>
          </table:table-cell>
          <table:table-cell office:value-type="float" office:value="0.969637693478" calcext:value-type="float">
            <text:p>0.969637693478</text:p>
          </table:table-cell>
          <table:table-cell office:value-type="float" office:value="0.970613432009" calcext:value-type="float">
            <text:p>0.970613432009</text:p>
          </table:table-cell>
          <table:table-cell office:value-type="float" office:value="0.97072256205" calcext:value-type="float">
            <text:p>0.97072256205</text:p>
          </table:table-cell>
          <table:table-cell office:value-type="float" office:value="0.96991719429" calcext:value-type="float">
            <text:p>0.96991719429</text:p>
          </table:table-cell>
          <table:table-cell office:value-type="float" office:value="0.970319441982" calcext:value-type="float">
            <text:p>0.970319441982</text:p>
          </table:table-cell>
          <table:table-cell office:value-type="float" office:value="0.970978341789" calcext:value-type="float">
            <text:p>0.970978341789</text:p>
          </table:table-cell>
          <table:table-cell office:value-type="float" office:value="0.95973673348" calcext:value-type="float">
            <text:p>0.95973673348</text:p>
          </table:table-cell>
          <table:table-cell office:value-type="float" office:value="0.970070692638" calcext:value-type="float">
            <text:p>0.970070692638</text:p>
          </table:table-cell>
          <table:table-cell office:value-type="float" office:value="0.968911087742" calcext:value-type="float">
            <text:p>0.968911087742</text:p>
          </table:table-cell>
          <table:table-cell office:value-type="float" office:value="0.934953635374" calcext:value-type="float">
            <text:p>0.934953635374</text:p>
          </table:table-cell>
          <table:table-cell office:value-type="float" office:value="0.874296601861" calcext:value-type="float">
            <text:p>0.874296601861</text:p>
          </table:table-cell>
          <table:table-cell office:value-type="float" office:value="0.84933033026" calcext:value-type="float">
            <text:p>0.84933033026</text:p>
          </table:table-cell>
          <table:table-cell office:value-type="float" office:value="0.924602662571" calcext:value-type="float">
            <text:p>0.924602662571</text:p>
          </table:table-cell>
          <table:table-cell office:value-type="float" office:value="0.933518124604" calcext:value-type="float">
            <text:p>0.933518124604</text:p>
          </table:table-cell>
          <table:table-cell office:value-type="float" office:value="0.866679953643" calcext:value-type="float">
            <text:p>0.866679953643</text:p>
          </table:table-cell>
          <table:table-cell office:value-type="float" office:value="0.843160551243" calcext:value-type="float">
            <text:p>0.843160551243</text:p>
          </table:table-cell>
          <table:table-cell office:value-type="float" office:value="0.89101543651" calcext:value-type="float">
            <text:p>0.89101543651</text:p>
          </table:table-cell>
          <table:table-cell office:value-type="float" office:value="0.893447952039" calcext:value-type="float">
            <text:p>0.893447952039</text:p>
          </table:table-cell>
          <table:table-cell office:value-type="float" office:value="0.875887325571" calcext:value-type="float">
            <text:p>0.875887325571</text:p>
          </table:table-cell>
          <table:table-cell office:value-type="float" office:value="0.92541891763" calcext:value-type="float">
            <text:p>0.92541891763</text:p>
          </table:table-cell>
          <table:table-cell office:value-type="float" office:value="0.962581648622" calcext:value-type="float">
            <text:p>0.962581648622</text:p>
          </table:table-cell>
          <table:table-cell office:value-type="float" office:value="0.954401415294" calcext:value-type="float">
            <text:p>0.954401415294</text:p>
          </table:table-cell>
          <table:table-cell office:value-type="float" office:value="0.962650581842" calcext:value-type="float">
            <text:p>0.962650581842</text:p>
          </table:table-cell>
          <table:table-cell office:value-type="float" office:value="0.946108722762" calcext:value-type="float">
            <text:p>0.946108722762</text:p>
          </table:table-cell>
          <table:table-cell office:value-type="float" office:value="0.962599985545" calcext:value-type="float">
            <text:p>0.962599985545</text:p>
          </table:table-cell>
          <table:table-cell office:value-type="float" office:value="0.962596197133" calcext:value-type="float">
            <text:p>0.962596197133</text:p>
          </table:table-cell>
          <table:table-cell office:value-type="float" office:value="0.963064701372" calcext:value-type="float">
            <text:p>0.963064701372</text:p>
          </table:table-cell>
          <table:table-cell office:value-type="float" office:value="0.962951600584" calcext:value-type="float">
            <text:p>0.962951600584</text:p>
          </table:table-cell>
          <table:table-cell office:value-type="float" office:value="0.962965284678" calcext:value-type="float">
            <text:p>0.962965284678</text:p>
          </table:table-cell>
          <table:table-cell office:value-type="float" office:value="0.963419881628" calcext:value-type="float">
            <text:p>0.963419881628</text:p>
          </table:table-cell>
          <table:table-cell office:value-type="float" office:value="0.962910068414" calcext:value-type="float">
            <text:p>0.962910068414</text:p>
          </table:table-cell>
          <table:table-cell office:value-type="float" office:value="0.864699036479" calcext:value-type="float">
            <text:p>0.864699036479</text:p>
          </table:table-cell>
          <table:table-cell office:value-type="float" office:value="0.951853049972" calcext:value-type="float">
            <text:p>0.951853049972</text:p>
          </table:table-cell>
          <table:table-cell office:value-type="float" office:value="0.962891016253" calcext:value-type="float">
            <text:p>0.962891016253</text:p>
          </table:table-cell>
          <table:table-cell office:value-type="float" office:value="0.89429618662" calcext:value-type="float">
            <text:p>0.89429618662</text:p>
          </table:table-cell>
          <table:table-cell office:value-type="float" office:value="0.978299500949" calcext:value-type="float">
            <text:p>0.978299500949</text:p>
          </table:table-cell>
          <table:table-cell office:value-type="float" office:value="0.978518963361" calcext:value-type="float">
            <text:p>0.978518963361</text:p>
          </table:table-cell>
          <table:table-cell office:value-type="float" office:value="0.978351185574" calcext:value-type="float">
            <text:p>0.978351185574</text:p>
          </table:table-cell>
          <table:table-cell office:value-type="float" office:value="0.97820027192" calcext:value-type="float">
            <text:p>0.97820027192</text:p>
          </table:table-cell>
          <table:table-cell office:value-type="float" office:value="0.978517315384" calcext:value-type="float">
            <text:p>0.978517315384</text:p>
          </table:table-cell>
          <table:table-cell office:value-type="float" office:value="0.978816093063" calcext:value-type="float">
            <text:p>0.978816093063</text:p>
          </table:table-cell>
          <table:table-cell office:value-type="float" office:value="0.978662547154" calcext:value-type="float">
            <text:p>0.978662547154</text:p>
          </table:table-cell>
          <table:table-cell office:value-type="float" office:value="0.978664188315" calcext:value-type="float">
            <text:p>0.978664188315</text:p>
          </table:table-cell>
          <table:table-cell office:value-type="float" office:value="0.978936715668" calcext:value-type="float">
            <text:p>0.978936715668</text:p>
          </table:table-cell>
          <table:table-cell office:value-type="float" office:value="0.978723691289" calcext:value-type="float">
            <text:p>0.978723691289</text:p>
          </table:table-cell>
          <table:table-cell office:value-type="float" office:value="0.978611989082" calcext:value-type="float">
            <text:p>0.978611989082</text:p>
          </table:table-cell>
          <table:table-cell office:value-type="float" office:value="0.9771012217" calcext:value-type="float">
            <text:p>0.9771012217</text:p>
          </table:table-cell>
          <table:table-cell office:value-type="float" office:value="0.978894235409" calcext:value-type="float">
            <text:p>0.978894235409</text:p>
          </table:table-cell>
          <table:table-cell office:value-type="float" office:value="0.97842861183" calcext:value-type="float">
            <text:p>0.97842861183</text:p>
          </table:table-cell>
          <table:table-cell office:value-type="float" office:value="0.974692671593" calcext:value-type="float">
            <text:p>0.974692671593</text:p>
          </table:table-cell>
          <table:table-cell office:value-type="float" office:value="0.967709772785" calcext:value-type="float">
            <text:p>0.967709772785</text:p>
          </table:table-cell>
          <table:table-cell office:value-type="float" office:value="0.977292147145" calcext:value-type="float">
            <text:p>0.977292147145</text:p>
          </table:table-cell>
          <table:table-cell office:value-type="float" office:value="0.977211662974" calcext:value-type="float">
            <text:p>0.977211662974</text:p>
          </table:table-cell>
          <table:table-cell office:value-type="float" office:value="0.971607502629" calcext:value-type="float">
            <text:p>0.971607502629</text:p>
          </table:table-cell>
          <table:table-cell office:value-type="float" office:value="0.966122598724" calcext:value-type="float">
            <text:p>0.9661225987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0708301318" calcext:value-type="float">
            <text:p>0.990708301318</text:p>
          </table:table-cell>
          <table:table-cell office:value-type="float" office:value="0.990903365189" calcext:value-type="float">
            <text:p>0.990903365189</text:p>
          </table:table-cell>
          <table:table-cell office:value-type="float" office:value="0.990771075589" calcext:value-type="float">
            <text:p>0.990771075589</text:p>
          </table:table-cell>
          <table:table-cell office:value-type="float" office:value="0.990657980215" calcext:value-type="float">
            <text:p>0.990657980215</text:p>
          </table:table-cell>
          <table:table-cell office:value-type="float" office:value="0.990354281214" calcext:value-type="float">
            <text:p>0.990354281214</text:p>
          </table:table-cell>
          <table:table-cell office:value-type="float" office:value="0.990265102017" calcext:value-type="float">
            <text:p>0.990265102017</text:p>
          </table:table-cell>
          <table:table-cell office:value-type="float" office:value="0.990208118178" calcext:value-type="float">
            <text:p>0.990208118178</text:p>
          </table:table-cell>
          <table:table-cell office:value-type="float" office:value="0.990235067161" calcext:value-type="float">
            <text:p>0.990235067161</text:p>
          </table:table-cell>
          <table:table-cell office:value-type="float" office:value="0.99027318131" calcext:value-type="float">
            <text:p>0.99027318131</text:p>
          </table:table-cell>
          <table:table-cell office:value-type="float" office:value="0.990183445344" calcext:value-type="float">
            <text:p>0.990183445344</text:p>
          </table:table-cell>
          <table:table-cell office:value-type="float" office:value="0.990064565107" calcext:value-type="float">
            <text:p>0.990064565107</text:p>
          </table:table-cell>
          <table:table-cell office:value-type="float" office:value="0.989654752273" calcext:value-type="float">
            <text:p>0.989654752273</text:p>
          </table:table-cell>
          <table:table-cell office:value-type="float" office:value="0.990314496501" calcext:value-type="float">
            <text:p>0.990314496501</text:p>
          </table:table-cell>
          <table:table-cell office:value-type="float" office:value="0.990064253322" calcext:value-type="float">
            <text:p>0.990064253322</text:p>
          </table:table-cell>
          <table:table-cell office:value-type="float" office:value="0.989007184163" calcext:value-type="float">
            <text:p>0.989007184163</text:p>
          </table:table-cell>
          <table:table-cell office:value-type="float" office:value="0.987397854488" calcext:value-type="float">
            <text:p>0.987397854488</text:p>
          </table:table-cell>
          <table:table-cell office:value-type="float" office:value="0.989310379457" calcext:value-type="float">
            <text:p>0.989310379457</text:p>
          </table:table-cell>
          <table:table-cell office:value-type="float" office:value="0.989294977064" calcext:value-type="float">
            <text:p>0.989294977064</text:p>
          </table:table-cell>
          <table:table-cell office:value-type="float" office:value="0.987795920285" calcext:value-type="float">
            <text:p>0.987795920285</text:p>
          </table:table-cell>
          <table:table-cell office:value-type="float" office:value="0.983673030961" calcext:value-type="float">
            <text:p>0.983673030961</text:p>
          </table:table-cell>
          <table:table-cell office:value-type="float" office:value="0.971454486338" calcext:value-type="float">
            <text:p>0.971454486338</text:p>
          </table:table-cell>
          <table:table-cell office:value-type="float" office:value="0.966926428472" calcext:value-type="float">
            <text:p>0.966926428472</text:p>
          </table:table-cell>
          <table:table-cell office:value-type="float" office:value="0.967350008659" calcext:value-type="float">
            <text:p>0.967350008659</text:p>
          </table:table-cell>
          <table:table-cell office:value-type="float" office:value="0.932064535942" calcext:value-type="float">
            <text:p>0.932064535942</text:p>
          </table:table-cell>
          <table:table-cell office:value-type="float" office:value="0.977465529736" calcext:value-type="float">
            <text:p>0.977465529736</text:p>
          </table:table-cell>
          <table:table-cell office:value-type="float" office:value="0.981921698118" calcext:value-type="float">
            <text:p>0.981921698118</text:p>
          </table:table-cell>
          <table:table-cell office:value-type="float" office:value="0.981108061304" calcext:value-type="float">
            <text:p>0.981108061304</text:p>
          </table:table-cell>
          <table:table-cell office:value-type="float" office:value="0.970950004307" calcext:value-type="float">
            <text:p>0.970950004307</text:p>
          </table:table-cell>
          <table:table-cell office:value-type="float" office:value="0.976034731477" calcext:value-type="float">
            <text:p>0.976034731477</text:p>
          </table:table-cell>
          <table:table-cell office:value-type="float" office:value="0.97012206017" calcext:value-type="float">
            <text:p>0.97012206017</text:p>
          </table:table-cell>
          <table:table-cell office:value-type="float" office:value="0.955950355243" calcext:value-type="float">
            <text:p>0.955950355243</text:p>
          </table:table-cell>
          <table:table-cell office:value-type="float" office:value="0.943791540659" calcext:value-type="float">
            <text:p>0.943791540659</text:p>
          </table:table-cell>
          <table:table-cell office:value-type="float" office:value="0.974662260509" calcext:value-type="float">
            <text:p>0.974662260509</text:p>
          </table:table-cell>
          <table:table-cell office:value-type="float" office:value="0.963193858909" calcext:value-type="float">
            <text:p>0.963193858909</text:p>
          </table:table-cell>
          <table:table-cell office:value-type="float" office:value="0.940463370229" calcext:value-type="float">
            <text:p>0.940463370229</text:p>
          </table:table-cell>
          <table:table-cell office:value-type="float" office:value="0.88752544473" calcext:value-type="float">
            <text:p>0.88752544473</text:p>
          </table:table-cell>
          <table:table-cell office:value-type="float" office:value="0.93764357705" calcext:value-type="float">
            <text:p>0.93764357705</text:p>
          </table:table-cell>
          <table:table-cell office:value-type="float" office:value="0.97661489552" calcext:value-type="float">
            <text:p>0.97661489552</text:p>
          </table:table-cell>
          <table:table-cell office:value-type="float" office:value="0.963717945716" calcext:value-type="float">
            <text:p>0.963717945716</text:p>
          </table:table-cell>
          <table:table-cell office:value-type="float" office:value="0.908358558561" calcext:value-type="float">
            <text:p>0.908358558561</text:p>
          </table:table-cell>
          <table:table-cell office:value-type="float" office:value="0.937500336953" calcext:value-type="float">
            <text:p>0.937500336953</text:p>
          </table:table-cell>
          <table:table-cell office:value-type="float" office:value="0.941279424253" calcext:value-type="float">
            <text:p>0.941279424253</text:p>
          </table:table-cell>
          <table:table-cell office:value-type="float" office:value="0.940583781987" calcext:value-type="float">
            <text:p>0.940583781987</text:p>
          </table:table-cell>
          <table:table-cell office:value-type="float" office:value="0.930012262086" calcext:value-type="float">
            <text:p>0.930012262086</text:p>
          </table:table-cell>
          <table:table-cell office:value-type="float" office:value="0.954297111534" calcext:value-type="float">
            <text:p>0.954297111534</text:p>
          </table:table-cell>
          <table:table-cell office:value-type="float" office:value="0.94234409141" calcext:value-type="float">
            <text:p>0.94234409141</text:p>
          </table:table-cell>
          <table:table-cell office:value-type="float" office:value="0.933577040231" calcext:value-type="float">
            <text:p>0.933577040231</text:p>
          </table:table-cell>
          <table:table-cell office:value-type="float" office:value="0.936980927434" calcext:value-type="float">
            <text:p>0.936980927434</text:p>
          </table:table-cell>
          <table:table-cell office:value-type="float" office:value="0.933456818226" calcext:value-type="float">
            <text:p>0.933456818226</text:p>
          </table:table-cell>
          <table:table-cell office:value-type="float" office:value="0.902474158861" calcext:value-type="float">
            <text:p>0.902474158861</text:p>
          </table:table-cell>
          <table:table-cell office:value-type="float" office:value="0.87502842217" calcext:value-type="float">
            <text:p>0.87502842217</text:p>
          </table:table-cell>
          <table:table-cell office:value-type="float" office:value="0.857988277729" calcext:value-type="float">
            <text:p>0.857988277729</text:p>
          </table:table-cell>
          <table:table-cell office:value-type="float" office:value="0.91495057757" calcext:value-type="float">
            <text:p>0.91495057757</text:p>
          </table:table-cell>
          <table:table-cell office:value-type="float" office:value="0.870459500755" calcext:value-type="float">
            <text:p>0.870459500755</text:p>
          </table:table-cell>
          <table:table-cell office:value-type="float" office:value="0.828572888258" calcext:value-type="float">
            <text:p>0.828572888258</text:p>
          </table:table-cell>
          <table:table-cell office:value-type="float" office:value="0.759362147115" calcext:value-type="float">
            <text:p>0.759362147115</text:p>
          </table:table-cell>
          <table:table-cell office:value-type="float" office:value="0.92383671902" calcext:value-type="float">
            <text:p>0.92383671902</text:p>
          </table:table-cell>
          <table:table-cell office:value-type="float" office:value="0.896953297134" calcext:value-type="float">
            <text:p>0.896953297134</text:p>
          </table:table-cell>
          <table:table-cell office:value-type="float" office:value="0.862781127985" calcext:value-type="float">
            <text:p>0.862781127985</text:p>
          </table:table-cell>
          <table:table-cell office:value-type="float" office:value="0.843332531582" calcext:value-type="float">
            <text:p>0.843332531582</text:p>
          </table:table-cell>
          <table:table-cell office:value-type="float" office:value="0.980063510031" calcext:value-type="float">
            <text:p>0.980063510031</text:p>
          </table:table-cell>
          <table:table-cell office:value-type="float" office:value="0.981215208133" calcext:value-type="float">
            <text:p>0.981215208133</text:p>
          </table:table-cell>
          <table:table-cell office:value-type="float" office:value="0.980467088691" calcext:value-type="float">
            <text:p>0.980467088691</text:p>
          </table:table-cell>
          <table:table-cell office:value-type="float" office:value="0.97138009659" calcext:value-type="float">
            <text:p>0.97138009659</text:p>
          </table:table-cell>
          <table:table-cell office:value-type="float" office:value="0.991431736733" calcext:value-type="float">
            <text:p>0.991431736733</text:p>
          </table:table-cell>
          <table:table-cell office:value-type="float" office:value="0.991500387232" calcext:value-type="float">
            <text:p>0.991500387232</text:p>
          </table:table-cell>
          <table:table-cell office:value-type="float" office:value="0.991398359275" calcext:value-type="float">
            <text:p>0.991398359275</text:p>
          </table:table-cell>
          <table:table-cell office:value-type="float" office:value="0.991281569128" calcext:value-type="float">
            <text:p>0.991281569128</text:p>
          </table:table-cell>
          <table:table-cell office:value-type="float" office:value="0.991589672928" calcext:value-type="float">
            <text:p>0.991589672928</text:p>
          </table:table-cell>
          <table:table-cell office:value-type="float" office:value="0.991605590999" calcext:value-type="float">
            <text:p>0.991605590999</text:p>
          </table:table-cell>
          <table:table-cell office:value-type="float" office:value="0.991300400446" calcext:value-type="float">
            <text:p>0.991300400446</text:p>
          </table:table-cell>
          <table:table-cell office:value-type="float" office:value="0.985953795774" calcext:value-type="float">
            <text:p>0.985953795774</text:p>
          </table:table-cell>
          <table:table-cell office:value-type="float" office:value="0.991234029873" calcext:value-type="float">
            <text:p>0.991234029873</text:p>
          </table:table-cell>
          <table:table-cell office:value-type="float" office:value="0.991616238296" calcext:value-type="float">
            <text:p>0.991616238296</text:p>
          </table:table-cell>
          <table:table-cell office:value-type="float" office:value="0.985892026307" calcext:value-type="float">
            <text:p>0.985892026307</text:p>
          </table:table-cell>
          <table:table-cell office:value-type="float" office:value="0.958470018675" calcext:value-type="float">
            <text:p>0.958470018675</text:p>
          </table:table-cell>
          <table:table-cell office:value-type="float" office:value="0.949820196891" calcext:value-type="float">
            <text:p>0.949820196891</text:p>
          </table:table-cell>
          <table:table-cell office:value-type="float" office:value="0.966763140212" calcext:value-type="float">
            <text:p>0.966763140212</text:p>
          </table:table-cell>
          <table:table-cell office:value-type="float" office:value="0.974619108456" calcext:value-type="float">
            <text:p>0.974619108456</text:p>
          </table:table-cell>
          <table:table-cell office:value-type="float" office:value="0.92682755451" calcext:value-type="float">
            <text:p>0.92682755451</text:p>
          </table:table-cell>
          <table:table-cell office:value-type="float" office:value="0.989771250493" calcext:value-type="float">
            <text:p>0.989771250493</text:p>
          </table:table-cell>
          <table:table-cell office:value-type="float" office:value="0.989685484854" calcext:value-type="float">
            <text:p>0.989685484854</text:p>
          </table:table-cell>
          <table:table-cell office:value-type="float" office:value="0.989405959233" calcext:value-type="float">
            <text:p>0.989405959233</text:p>
          </table:table-cell>
          <table:table-cell office:value-type="float" office:value="0.989343135866" calcext:value-type="float">
            <text:p>0.989343135866</text:p>
          </table:table-cell>
          <table:table-cell office:value-type="float" office:value="0.990237280922" calcext:value-type="float">
            <text:p>0.990237280922</text:p>
          </table:table-cell>
          <table:table-cell office:value-type="float" office:value="0.990247237003" calcext:value-type="float">
            <text:p>0.990247237003</text:p>
          </table:table-cell>
          <table:table-cell office:value-type="float" office:value="0.990043022587" calcext:value-type="float">
            <text:p>0.990043022587</text:p>
          </table:table-cell>
          <table:table-cell office:value-type="float" office:value="0.989608399993" calcext:value-type="float">
            <text:p>0.989608399993</text:p>
          </table:table-cell>
          <table:table-cell office:value-type="float" office:value="0.990238400139" calcext:value-type="float">
            <text:p>0.990238400139</text:p>
          </table:table-cell>
          <table:table-cell office:value-type="float" office:value="0.990063216213" calcext:value-type="float">
            <text:p>0.990063216213</text:p>
          </table:table-cell>
          <table:table-cell office:value-type="float" office:value="0.987343289544" calcext:value-type="float">
            <text:p>0.987343289544</text:p>
          </table:table-cell>
          <table:table-cell office:value-type="float" office:value="0.982277396818" calcext:value-type="float">
            <text:p>0.982277396818</text:p>
          </table:table-cell>
          <table:table-cell office:value-type="float" office:value="0.989924297973" calcext:value-type="float">
            <text:p>0.989924297973</text:p>
          </table:table-cell>
          <table:table-cell office:value-type="float" office:value="0.988661811308" calcext:value-type="float">
            <text:p>0.988661811308</text:p>
          </table:table-cell>
          <table:table-cell office:value-type="float" office:value="0.978662869982" calcext:value-type="float">
            <text:p>0.978662869982</text:p>
          </table:table-cell>
          <table:table-cell office:value-type="float" office:value="0.967036469181" calcext:value-type="float">
            <text:p>0.967036469181</text:p>
          </table:table-cell>
          <table:table-cell office:value-type="float" office:value="0.987720728429" calcext:value-type="float">
            <text:p>0.987720728429</text:p>
          </table:table-cell>
          <table:table-cell office:value-type="float" office:value="0.988085087146" calcext:value-type="float">
            <text:p>0.988085087146</text:p>
          </table:table-cell>
          <table:table-cell office:value-type="float" office:value="0.981130914494" calcext:value-type="float">
            <text:p>0.981130914494</text:p>
          </table:table-cell>
          <table:table-cell office:value-type="float" office:value="0.968686759379" calcext:value-type="float">
            <text:p>0.968686759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99757522074" calcext:value-type="float">
            <text:p>0.899757522074</text:p>
          </table:table-cell>
          <table:table-cell office:value-type="float" office:value="0.900282581785" calcext:value-type="float">
            <text:p>0.900282581785</text:p>
          </table:table-cell>
          <table:table-cell office:value-type="float" office:value="0.900138808626" calcext:value-type="float">
            <text:p>0.900138808626</text:p>
          </table:table-cell>
          <table:table-cell office:value-type="float" office:value="0.899796735008" calcext:value-type="float">
            <text:p>0.899796735008</text:p>
          </table:table-cell>
          <table:table-cell office:value-type="float" office:value="0.899327423369" calcext:value-type="float">
            <text:p>0.899327423369</text:p>
          </table:table-cell>
          <table:table-cell office:value-type="float" office:value="0.899669905885" calcext:value-type="float">
            <text:p>0.899669905885</text:p>
          </table:table-cell>
          <table:table-cell office:value-type="float" office:value="0.899748345224" calcext:value-type="float">
            <text:p>0.899748345224</text:p>
          </table:table-cell>
          <table:table-cell office:value-type="float" office:value="0.899868588244" calcext:value-type="float">
            <text:p>0.899868588244</text:p>
          </table:table-cell>
          <table:table-cell office:value-type="float" office:value="0.899295855688" calcext:value-type="float">
            <text:p>0.899295855688</text:p>
          </table:table-cell>
          <table:table-cell office:value-type="float" office:value="0.89988684715" calcext:value-type="float">
            <text:p>0.89988684715</text:p>
          </table:table-cell>
          <table:table-cell office:value-type="float" office:value="0.900014858949" calcext:value-type="float">
            <text:p>0.900014858949</text:p>
          </table:table-cell>
          <table:table-cell office:value-type="float" office:value="0.900572726567" calcext:value-type="float">
            <text:p>0.900572726567</text:p>
          </table:table-cell>
          <table:table-cell office:value-type="float" office:value="0.892875413962" calcext:value-type="float">
            <text:p>0.892875413962</text:p>
          </table:table-cell>
          <table:table-cell office:value-type="float" office:value="0.889816472765" calcext:value-type="float">
            <text:p>0.889816472765</text:p>
          </table:table-cell>
          <table:table-cell office:value-type="float" office:value="0.892277780129" calcext:value-type="float">
            <text:p>0.892277780129</text:p>
          </table:table-cell>
          <table:table-cell office:value-type="float" office:value="0.896961560198" calcext:value-type="float">
            <text:p>0.896961560198</text:p>
          </table:table-cell>
          <table:table-cell office:value-type="float" office:value="0.856607438267" calcext:value-type="float">
            <text:p>0.856607438267</text:p>
          </table:table-cell>
          <table:table-cell office:value-type="float" office:value="0.858002980157" calcext:value-type="float">
            <text:p>0.858002980157</text:p>
          </table:table-cell>
          <table:table-cell office:value-type="float" office:value="0.865144885952" calcext:value-type="float">
            <text:p>0.865144885952</text:p>
          </table:table-cell>
          <table:table-cell office:value-type="float" office:value="0.884814411715" calcext:value-type="float">
            <text:p>0.884814411715</text:p>
          </table:table-cell>
          <table:table-cell office:value-type="float" office:value="0.872796741651" calcext:value-type="float">
            <text:p>0.872796741651</text:p>
          </table:table-cell>
          <table:table-cell office:value-type="float" office:value="0.873214415384" calcext:value-type="float">
            <text:p>0.873214415384</text:p>
          </table:table-cell>
          <table:table-cell office:value-type="float" office:value="0.876996463751" calcext:value-type="float">
            <text:p>0.876996463751</text:p>
          </table:table-cell>
          <table:table-cell office:value-type="float" office:value="0.874286972857" calcext:value-type="float">
            <text:p>0.874286972857</text:p>
          </table:table-cell>
          <table:table-cell office:value-type="float" office:value="0.882661403109" calcext:value-type="float">
            <text:p>0.882661403109</text:p>
          </table:table-cell>
          <table:table-cell office:value-type="float" office:value="0.846207442204" calcext:value-type="float">
            <text:p>0.846207442204</text:p>
          </table:table-cell>
          <table:table-cell office:value-type="float" office:value="0.825855205141" calcext:value-type="float">
            <text:p>0.825855205141</text:p>
          </table:table-cell>
          <table:table-cell office:value-type="float" office:value="0.825868968748" calcext:value-type="float">
            <text:p>0.825868968748</text:p>
          </table:table-cell>
          <table:table-cell office:value-type="float" office:value="0.882815852896" calcext:value-type="float">
            <text:p>0.882815852896</text:p>
          </table:table-cell>
          <table:table-cell office:value-type="float" office:value="0.778769402647" calcext:value-type="float">
            <text:p>0.778769402647</text:p>
          </table:table-cell>
          <table:table-cell office:value-type="float" office:value="0.740274163378" calcext:value-type="float">
            <text:p>0.740274163378</text:p>
          </table:table-cell>
          <table:table-cell office:value-type="float" office:value="0.73185430127" calcext:value-type="float">
            <text:p>0.73185430127</text:p>
          </table:table-cell>
          <table:table-cell office:value-type="float" office:value="0.843795017072" calcext:value-type="float">
            <text:p>0.843795017072</text:p>
          </table:table-cell>
          <table:table-cell office:value-type="float" office:value="0.729405992629" calcext:value-type="float">
            <text:p>0.729405992629</text:p>
          </table:table-cell>
          <table:table-cell office:value-type="float" office:value="0.688054322027" calcext:value-type="float">
            <text:p>0.688054322027</text:p>
          </table:table-cell>
          <table:table-cell office:value-type="float" office:value="0.675232941906" calcext:value-type="float">
            <text:p>0.675232941906</text:p>
          </table:table-cell>
          <table:table-cell office:value-type="float" office:value="0.773455685225" calcext:value-type="float">
            <text:p>0.773455685225</text:p>
          </table:table-cell>
          <table:table-cell office:value-type="float" office:value="0.720128922821" calcext:value-type="float">
            <text:p>0.720128922821</text:p>
          </table:table-cell>
          <table:table-cell office:value-type="float" office:value="0.650337324717" calcext:value-type="float">
            <text:p>0.650337324717</text:p>
          </table:table-cell>
          <table:table-cell office:value-type="float" office:value="0.640364435799" calcext:value-type="float">
            <text:p>0.640364435799</text:p>
          </table:table-cell>
          <table:table-cell office:value-type="float" office:value="0.895622312897" calcext:value-type="float">
            <text:p>0.895622312897</text:p>
          </table:table-cell>
          <table:table-cell office:value-type="float" office:value="0.896063561431" calcext:value-type="float">
            <text:p>0.896063561431</text:p>
          </table:table-cell>
          <table:table-cell office:value-type="float" office:value="0.896018674998" calcext:value-type="float">
            <text:p>0.896018674998</text:p>
          </table:table-cell>
          <table:table-cell office:value-type="float" office:value="0.895878086309" calcext:value-type="float">
            <text:p>0.895878086309</text:p>
          </table:table-cell>
          <table:table-cell office:value-type="float" office:value="0.896542039885" calcext:value-type="float">
            <text:p>0.896542039885</text:p>
          </table:table-cell>
          <table:table-cell office:value-type="float" office:value="0.896475085769" calcext:value-type="float">
            <text:p>0.896475085769</text:p>
          </table:table-cell>
          <table:table-cell office:value-type="float" office:value="0.894387912286" calcext:value-type="float">
            <text:p>0.894387912286</text:p>
          </table:table-cell>
          <table:table-cell office:value-type="float" office:value="0.896804387463" calcext:value-type="float">
            <text:p>0.896804387463</text:p>
          </table:table-cell>
          <table:table-cell office:value-type="float" office:value="0.865674380451" calcext:value-type="float">
            <text:p>0.865674380451</text:p>
          </table:table-cell>
          <table:table-cell office:value-type="float" office:value="0.856509848905" calcext:value-type="float">
            <text:p>0.856509848905</text:p>
          </table:table-cell>
          <table:table-cell office:value-type="float" office:value="0.842377913758" calcext:value-type="float">
            <text:p>0.842377913758</text:p>
          </table:table-cell>
          <table:table-cell office:value-type="float" office:value="0.838433231914" calcext:value-type="float">
            <text:p>0.838433231914</text:p>
          </table:table-cell>
          <table:table-cell office:value-type="float" office:value="0.833413295969" calcext:value-type="float">
            <text:p>0.833413295969</text:p>
          </table:table-cell>
          <table:table-cell office:value-type="float" office:value="0.816250139199" calcext:value-type="float">
            <text:p>0.816250139199</text:p>
          </table:table-cell>
          <table:table-cell office:value-type="float" office:value="0.781451291901" calcext:value-type="float">
            <text:p>0.781451291901</text:p>
          </table:table-cell>
          <table:table-cell office:value-type="float" office:value="0.716312793633" calcext:value-type="float">
            <text:p>0.716312793633</text:p>
          </table:table-cell>
          <table:table-cell office:value-type="float" office:value="0.763388039161" calcext:value-type="float">
            <text:p>0.763388039161</text:p>
          </table:table-cell>
          <table:table-cell office:value-type="float" office:value="0.791967526915" calcext:value-type="float">
            <text:p>0.791967526915</text:p>
          </table:table-cell>
          <table:table-cell office:value-type="float" office:value="0.760497298452" calcext:value-type="float">
            <text:p>0.760497298452</text:p>
          </table:table-cell>
          <table:table-cell office:value-type="float" office:value="0.791436011762" calcext:value-type="float">
            <text:p>0.791436011762</text:p>
          </table:table-cell>
          <table:table-cell office:value-type="float" office:value="0.904467684424" calcext:value-type="float">
            <text:p>0.904467684424</text:p>
          </table:table-cell>
          <table:table-cell office:value-type="float" office:value="0.904831021024" calcext:value-type="float">
            <text:p>0.904831021024</text:p>
          </table:table-cell>
          <table:table-cell office:value-type="float" office:value="0.904478309239" calcext:value-type="float">
            <text:p>0.904478309239</text:p>
          </table:table-cell>
          <table:table-cell office:value-type="float" office:value="0.904889438565" calcext:value-type="float">
            <text:p>0.904889438565</text:p>
          </table:table-cell>
          <table:table-cell office:value-type="float" office:value="0.904276082644" calcext:value-type="float">
            <text:p>0.904276082644</text:p>
          </table:table-cell>
          <table:table-cell office:value-type="float" office:value="0.904560773937" calcext:value-type="float">
            <text:p>0.904560773937</text:p>
          </table:table-cell>
          <table:table-cell office:value-type="float" office:value="0.905349047784" calcext:value-type="float">
            <text:p>0.905349047784</text:p>
          </table:table-cell>
          <table:table-cell office:value-type="float" office:value="0.904496334941" calcext:value-type="float">
            <text:p>0.904496334941</text:p>
          </table:table-cell>
          <table:table-cell office:value-type="float" office:value="0.895776028906" calcext:value-type="float">
            <text:p>0.895776028906</text:p>
          </table:table-cell>
          <table:table-cell office:value-type="float" office:value="0.894549663438" calcext:value-type="float">
            <text:p>0.894549663438</text:p>
          </table:table-cell>
          <table:table-cell office:value-type="float" office:value="0.888243529586" calcext:value-type="float">
            <text:p>0.888243529586</text:p>
          </table:table-cell>
          <table:table-cell office:value-type="float" office:value="0.898480110557" calcext:value-type="float">
            <text:p>0.898480110557</text:p>
          </table:table-cell>
          <table:table-cell office:value-type="float" office:value="0.87364782951" calcext:value-type="float">
            <text:p>0.87364782951</text:p>
          </table:table-cell>
          <table:table-cell office:value-type="float" office:value="0.865258392929" calcext:value-type="float">
            <text:p>0.865258392929</text:p>
          </table:table-cell>
          <table:table-cell office:value-type="float" office:value="0.850882442991" calcext:value-type="float">
            <text:p>0.850882442991</text:p>
          </table:table-cell>
          <table:table-cell office:value-type="float" office:value="0.845984850055" calcext:value-type="float">
            <text:p>0.845984850055</text:p>
          </table:table-cell>
          <table:table-cell office:value-type="float" office:value="0.856351426418" calcext:value-type="float">
            <text:p>0.856351426418</text:p>
          </table:table-cell>
          <table:table-cell office:value-type="float" office:value="0.857385594867" calcext:value-type="float">
            <text:p>0.857385594867</text:p>
          </table:table-cell>
          <table:table-cell office:value-type="float" office:value="0.853473373622" calcext:value-type="float">
            <text:p>0.853473373622</text:p>
          </table:table-cell>
          <table:table-cell office:value-type="float" office:value="0.833192164587" calcext:value-type="float">
            <text:p>0.833192164587</text:p>
          </table:table-cell>
          <table:table-cell office:value-type="float" office:value="0.898114034792" calcext:value-type="float">
            <text:p>0.898114034792</text:p>
          </table:table-cell>
          <table:table-cell office:value-type="float" office:value="0.898195974297" calcext:value-type="float">
            <text:p>0.898195974297</text:p>
          </table:table-cell>
          <table:table-cell office:value-type="float" office:value="0.898107635721" calcext:value-type="float">
            <text:p>0.898107635721</text:p>
          </table:table-cell>
          <table:table-cell office:value-type="float" office:value="0.898272801535" calcext:value-type="float">
            <text:p>0.898272801535</text:p>
          </table:table-cell>
          <table:table-cell office:value-type="float" office:value="0.898944959414" calcext:value-type="float">
            <text:p>0.898944959414</text:p>
          </table:table-cell>
          <table:table-cell office:value-type="float" office:value="0.899460804831" calcext:value-type="float">
            <text:p>0.899460804831</text:p>
          </table:table-cell>
          <table:table-cell office:value-type="float" office:value="0.896957267756" calcext:value-type="float">
            <text:p>0.896957267756</text:p>
          </table:table-cell>
          <table:table-cell office:value-type="float" office:value="0.898361367556" calcext:value-type="float">
            <text:p>0.898361367556</text:p>
          </table:table-cell>
          <table:table-cell office:value-type="float" office:value="0.887656880401" calcext:value-type="float">
            <text:p>0.887656880401</text:p>
          </table:table-cell>
          <table:table-cell office:value-type="float" office:value="0.887386414602" calcext:value-type="float">
            <text:p>0.887386414602</text:p>
          </table:table-cell>
          <table:table-cell office:value-type="float" office:value="0.887469755959" calcext:value-type="float">
            <text:p>0.887469755959</text:p>
          </table:table-cell>
          <table:table-cell office:value-type="float" office:value="0.891847581686" calcext:value-type="float">
            <text:p>0.891847581686</text:p>
          </table:table-cell>
          <table:table-cell office:value-type="float" office:value="0.882207248702" calcext:value-type="float">
            <text:p>0.882207248702</text:p>
          </table:table-cell>
          <table:table-cell office:value-type="float" office:value="0.883423574608" calcext:value-type="float">
            <text:p>0.883423574608</text:p>
          </table:table-cell>
          <table:table-cell office:value-type="float" office:value="0.883782248669" calcext:value-type="float">
            <text:p>0.883782248669</text:p>
          </table:table-cell>
          <table:table-cell office:value-type="float" office:value="0.88887394969" calcext:value-type="float">
            <text:p>0.88887394969</text:p>
          </table:table-cell>
          <table:table-cell office:value-type="float" office:value="0.886788812957" calcext:value-type="float">
            <text:p>0.886788812957</text:p>
          </table:table-cell>
          <table:table-cell office:value-type="float" office:value="0.871478636472" calcext:value-type="float">
            <text:p>0.871478636472</text:p>
          </table:table-cell>
          <table:table-cell office:value-type="float" office:value="0.854864628011" calcext:value-type="float">
            <text:p>0.854864628011</text:p>
          </table:table-cell>
          <table:table-cell office:value-type="float" office:value="0.873707557371" calcext:value-type="float">
            <text:p>0.8737075573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15770060824" calcext:value-type="float">
            <text:p>0.815770060824</text:p>
          </table:table-cell>
          <table:table-cell office:value-type="float" office:value="0.816295096268" calcext:value-type="float">
            <text:p>0.816295096268</text:p>
          </table:table-cell>
          <table:table-cell office:value-type="float" office:value="0.815345474811" calcext:value-type="float">
            <text:p>0.815345474811</text:p>
          </table:table-cell>
          <table:table-cell office:value-type="float" office:value="0.81384589375" calcext:value-type="float">
            <text:p>0.81384589375</text:p>
          </table:table-cell>
          <table:table-cell office:value-type="float" office:value="0.825027802685" calcext:value-type="float">
            <text:p>0.825027802685</text:p>
          </table:table-cell>
          <table:table-cell office:value-type="float" office:value="0.825290786758" calcext:value-type="float">
            <text:p>0.825290786758</text:p>
          </table:table-cell>
          <table:table-cell office:value-type="float" office:value="0.824008256848" calcext:value-type="float">
            <text:p>0.824008256848</text:p>
          </table:table-cell>
          <table:table-cell office:value-type="float" office:value="0.822221659327" calcext:value-type="float">
            <text:p>0.822221659327</text:p>
          </table:table-cell>
          <table:table-cell office:value-type="float" office:value="0.82762014079" calcext:value-type="float">
            <text:p>0.82762014079</text:p>
          </table:table-cell>
          <table:table-cell office:value-type="float" office:value="0.825200155611" calcext:value-type="float">
            <text:p>0.825200155611</text:p>
          </table:table-cell>
          <table:table-cell office:value-type="float" office:value="0.825356723251" calcext:value-type="float">
            <text:p>0.825356723251</text:p>
          </table:table-cell>
          <table:table-cell office:value-type="float" office:value="0.824021386388" calcext:value-type="float">
            <text:p>0.824021386388</text:p>
          </table:table-cell>
          <table:table-cell office:value-type="float" office:value="0.82260181504" calcext:value-type="float">
            <text:p>0.82260181504</text:p>
          </table:table-cell>
          <table:table-cell office:value-type="float" office:value="0.820624156966" calcext:value-type="float">
            <text:p>0.820624156966</text:p>
          </table:table-cell>
          <table:table-cell office:value-type="float" office:value="0.823883576849" calcext:value-type="float">
            <text:p>0.823883576849</text:p>
          </table:table-cell>
          <table:table-cell office:value-type="float" office:value="0.820717079944" calcext:value-type="float">
            <text:p>0.820717079944</text:p>
          </table:table-cell>
          <table:table-cell office:value-type="float" office:value="0.809092487073" calcext:value-type="float">
            <text:p>0.809092487073</text:p>
          </table:table-cell>
          <table:table-cell office:value-type="float" office:value="0.811609098537" calcext:value-type="float">
            <text:p>0.811609098537</text:p>
          </table:table-cell>
          <table:table-cell office:value-type="float" office:value="0.810371703755" calcext:value-type="float">
            <text:p>0.810371703755</text:p>
          </table:table-cell>
          <table:table-cell office:value-type="float" office:value="0.811362876098" calcext:value-type="float">
            <text:p>0.811362876098</text:p>
          </table:table-cell>
          <table:table-cell office:value-type="float" office:value="0.804388974667" calcext:value-type="float">
            <text:p>0.804388974667</text:p>
          </table:table-cell>
          <table:table-cell office:value-type="float" office:value="0.800604541561" calcext:value-type="float">
            <text:p>0.800604541561</text:p>
          </table:table-cell>
          <table:table-cell office:value-type="float" office:value="0.799277841168" calcext:value-type="float">
            <text:p>0.799277841168</text:p>
          </table:table-cell>
          <table:table-cell office:value-type="float" office:value="0.794937305154" calcext:value-type="float">
            <text:p>0.794937305154</text:p>
          </table:table-cell>
          <table:table-cell office:value-type="float" office:value="0.822294306347" calcext:value-type="float">
            <text:p>0.822294306347</text:p>
          </table:table-cell>
          <table:table-cell office:value-type="float" office:value="0.821836001842" calcext:value-type="float">
            <text:p>0.821836001842</text:p>
          </table:table-cell>
          <table:table-cell office:value-type="float" office:value="0.809479430816" calcext:value-type="float">
            <text:p>0.809479430816</text:p>
          </table:table-cell>
          <table:table-cell office:value-type="float" office:value="0.812307179599" calcext:value-type="float">
            <text:p>0.812307179599</text:p>
          </table:table-cell>
          <table:table-cell office:value-type="float" office:value="0.817258459992" calcext:value-type="float">
            <text:p>0.817258459992</text:p>
          </table:table-cell>
          <table:table-cell office:value-type="float" office:value="0.787709606991" calcext:value-type="float">
            <text:p>0.787709606991</text:p>
          </table:table-cell>
          <table:table-cell office:value-type="float" office:value="0.759892900721" calcext:value-type="float">
            <text:p>0.759892900721</text:p>
          </table:table-cell>
          <table:table-cell office:value-type="float" office:value="0.761238562935" calcext:value-type="float">
            <text:p>0.761238562935</text:p>
          </table:table-cell>
          <table:table-cell office:value-type="float" office:value="0.8098303957" calcext:value-type="float">
            <text:p>0.8098303957</text:p>
          </table:table-cell>
          <table:table-cell office:value-type="float" office:value="0.752696184871" calcext:value-type="float">
            <text:p>0.752696184871</text:p>
          </table:table-cell>
          <table:table-cell office:value-type="float" office:value="0.703901685958" calcext:value-type="float">
            <text:p>0.703901685958</text:p>
          </table:table-cell>
          <table:table-cell office:value-type="float" office:value="0.697394083689" calcext:value-type="float">
            <text:p>0.697394083689</text:p>
          </table:table-cell>
          <table:table-cell office:value-type="float" office:value="0.760259235148" calcext:value-type="float">
            <text:p>0.760259235148</text:p>
          </table:table-cell>
          <table:table-cell office:value-type="float" office:value="0.744804692309" calcext:value-type="float">
            <text:p>0.744804692309</text:p>
          </table:table-cell>
          <table:table-cell office:value-type="float" office:value="0.65701017506" calcext:value-type="float">
            <text:p>0.65701017506</text:p>
          </table:table-cell>
          <table:table-cell office:value-type="float" office:value="0.641062563096" calcext:value-type="float">
            <text:p>0.641062563096</text:p>
          </table:table-cell>
          <table:table-cell office:value-type="float" office:value="0.811541585091" calcext:value-type="float">
            <text:p>0.811541585091</text:p>
          </table:table-cell>
          <table:table-cell office:value-type="float" office:value="0.808929208269" calcext:value-type="float">
            <text:p>0.808929208269</text:p>
          </table:table-cell>
          <table:table-cell office:value-type="float" office:value="0.807211479381" calcext:value-type="float">
            <text:p>0.807211479381</text:p>
          </table:table-cell>
          <table:table-cell office:value-type="float" office:value="0.805830533964" calcext:value-type="float">
            <text:p>0.805830533964</text:p>
          </table:table-cell>
          <table:table-cell office:value-type="float" office:value="0.82362913307" calcext:value-type="float">
            <text:p>0.82362913307</text:p>
          </table:table-cell>
          <table:table-cell office:value-type="float" office:value="0.817878412957" calcext:value-type="float">
            <text:p>0.817878412957</text:p>
          </table:table-cell>
          <table:table-cell office:value-type="float" office:value="0.817618314902" calcext:value-type="float">
            <text:p>0.817618314902</text:p>
          </table:table-cell>
          <table:table-cell office:value-type="float" office:value="0.816181718985" calcext:value-type="float">
            <text:p>0.816181718985</text:p>
          </table:table-cell>
          <table:table-cell office:value-type="float" office:value="0.82013782359" calcext:value-type="float">
            <text:p>0.82013782359</text:p>
          </table:table-cell>
          <table:table-cell office:value-type="float" office:value="0.817487391082" calcext:value-type="float">
            <text:p>0.817487391082</text:p>
          </table:table-cell>
          <table:table-cell office:value-type="float" office:value="0.81566739344" calcext:value-type="float">
            <text:p>0.81566739344</text:p>
          </table:table-cell>
          <table:table-cell office:value-type="float" office:value="0.816121149189" calcext:value-type="float">
            <text:p>0.816121149189</text:p>
          </table:table-cell>
          <table:table-cell office:value-type="float" office:value="0.815835368543" calcext:value-type="float">
            <text:p>0.815835368543</text:p>
          </table:table-cell>
          <table:table-cell office:value-type="float" office:value="0.811984303017" calcext:value-type="float">
            <text:p>0.811984303017</text:p>
          </table:table-cell>
          <table:table-cell office:value-type="float" office:value="0.805029629596" calcext:value-type="float">
            <text:p>0.805029629596</text:p>
          </table:table-cell>
          <table:table-cell office:value-type="float" office:value="0.81366632783" calcext:value-type="float">
            <text:p>0.81366632783</text:p>
          </table:table-cell>
          <table:table-cell office:value-type="float" office:value="0.808614065196" calcext:value-type="float">
            <text:p>0.808614065196</text:p>
          </table:table-cell>
          <table:table-cell office:value-type="float" office:value="0.803569433865" calcext:value-type="float">
            <text:p>0.803569433865</text:p>
          </table:table-cell>
          <table:table-cell office:value-type="float" office:value="0.803977713458" calcext:value-type="float">
            <text:p>0.803977713458</text:p>
          </table:table-cell>
          <table:table-cell office:value-type="float" office:value="0.806543216356" calcext:value-type="float">
            <text:p>0.806543216356</text:p>
          </table:table-cell>
          <table:table-cell office:value-type="float" office:value="0.841836286418" calcext:value-type="float">
            <text:p>0.841836286418</text:p>
          </table:table-cell>
          <table:table-cell office:value-type="float" office:value="0.841424105707" calcext:value-type="float">
            <text:p>0.841424105707</text:p>
          </table:table-cell>
          <table:table-cell office:value-type="float" office:value="0.841141597736" calcext:value-type="float">
            <text:p>0.841141597736</text:p>
          </table:table-cell>
          <table:table-cell office:value-type="float" office:value="0.840718923562" calcext:value-type="float">
            <text:p>0.840718923562</text:p>
          </table:table-cell>
          <table:table-cell office:value-type="float" office:value="0.845607625837" calcext:value-type="float">
            <text:p>0.845607625837</text:p>
          </table:table-cell>
          <table:table-cell office:value-type="float" office:value="0.845443774706" calcext:value-type="float">
            <text:p>0.845443774706</text:p>
          </table:table-cell>
          <table:table-cell office:value-type="float" office:value="0.843738243835" calcext:value-type="float">
            <text:p>0.843738243835</text:p>
          </table:table-cell>
          <table:table-cell office:value-type="float" office:value="0.84334534421" calcext:value-type="float">
            <text:p>0.84334534421</text:p>
          </table:table-cell>
          <table:table-cell office:value-type="float" office:value="0.845243205135" calcext:value-type="float">
            <text:p>0.845243205135</text:p>
          </table:table-cell>
          <table:table-cell office:value-type="float" office:value="0.845182058076" calcext:value-type="float">
            <text:p>0.845182058076</text:p>
          </table:table-cell>
          <table:table-cell office:value-type="float" office:value="0.844793573036" calcext:value-type="float">
            <text:p>0.844793573036</text:p>
          </table:table-cell>
          <table:table-cell office:value-type="float" office:value="0.844701990135" calcext:value-type="float">
            <text:p>0.844701990135</text:p>
          </table:table-cell>
          <table:table-cell office:value-type="float" office:value="0.845159697177" calcext:value-type="float">
            <text:p>0.845159697177</text:p>
          </table:table-cell>
          <table:table-cell office:value-type="float" office:value="0.845277188985" calcext:value-type="float">
            <text:p>0.845277188985</text:p>
          </table:table-cell>
          <table:table-cell office:value-type="float" office:value="0.846360059607" calcext:value-type="float">
            <text:p>0.846360059607</text:p>
          </table:table-cell>
          <table:table-cell office:value-type="float" office:value="0.845056122017" calcext:value-type="float">
            <text:p>0.845056122017</text:p>
          </table:table-cell>
          <table:table-cell office:value-type="float" office:value="0.834996674396" calcext:value-type="float">
            <text:p>0.834996674396</text:p>
          </table:table-cell>
          <table:table-cell office:value-type="float" office:value="0.83704039277" calcext:value-type="float">
            <text:p>0.83704039277</text:p>
          </table:table-cell>
          <table:table-cell office:value-type="float" office:value="0.827665388157" calcext:value-type="float">
            <text:p>0.827665388157</text:p>
          </table:table-cell>
          <table:table-cell office:value-type="float" office:value="0.837188491458" calcext:value-type="float">
            <text:p>0.837188491458</text:p>
          </table:table-cell>
          <table:table-cell office:value-type="float" office:value="0.814746853755" calcext:value-type="float">
            <text:p>0.814746853755</text:p>
          </table:table-cell>
          <table:table-cell office:value-type="float" office:value="0.812909273207" calcext:value-type="float">
            <text:p>0.812909273207</text:p>
          </table:table-cell>
          <table:table-cell office:value-type="float" office:value="0.812978776607" calcext:value-type="float">
            <text:p>0.812978776607</text:p>
          </table:table-cell>
          <table:table-cell office:value-type="float" office:value="0.812641238183" calcext:value-type="float">
            <text:p>0.812641238183</text:p>
          </table:table-cell>
          <table:table-cell office:value-type="float" office:value="0.824614487986" calcext:value-type="float">
            <text:p>0.824614487986</text:p>
          </table:table-cell>
          <table:table-cell office:value-type="float" office:value="0.820459342638" calcext:value-type="float">
            <text:p>0.820459342638</text:p>
          </table:table-cell>
          <table:table-cell office:value-type="float" office:value="0.819369885861" calcext:value-type="float">
            <text:p>0.819369885861</text:p>
          </table:table-cell>
          <table:table-cell office:value-type="float" office:value="0.819729836421" calcext:value-type="float">
            <text:p>0.819729836421</text:p>
          </table:table-cell>
          <table:table-cell office:value-type="float" office:value="0.824948733195" calcext:value-type="float">
            <text:p>0.824948733195</text:p>
          </table:table-cell>
          <table:table-cell office:value-type="float" office:value="0.820346182509" calcext:value-type="float">
            <text:p>0.820346182509</text:p>
          </table:table-cell>
          <table:table-cell office:value-type="float" office:value="0.819365784611" calcext:value-type="float">
            <text:p>0.819365784611</text:p>
          </table:table-cell>
          <table:table-cell office:value-type="float" office:value="0.822581753982" calcext:value-type="float">
            <text:p>0.822581753982</text:p>
          </table:table-cell>
          <table:table-cell office:value-type="float" office:value="0.819659554604" calcext:value-type="float">
            <text:p>0.819659554604</text:p>
          </table:table-cell>
          <table:table-cell office:value-type="float" office:value="0.815732518432" calcext:value-type="float">
            <text:p>0.815732518432</text:p>
          </table:table-cell>
          <table:table-cell office:value-type="float" office:value="0.811495878028" calcext:value-type="float">
            <text:p>0.811495878028</text:p>
          </table:table-cell>
          <table:table-cell office:value-type="float" office:value="0.818118588183" calcext:value-type="float">
            <text:p>0.818118588183</text:p>
          </table:table-cell>
          <table:table-cell office:value-type="float" office:value="0.806166067129" calcext:value-type="float">
            <text:p>0.806166067129</text:p>
          </table:table-cell>
          <table:table-cell office:value-type="float" office:value="0.801639099354" calcext:value-type="float">
            <text:p>0.801639099354</text:p>
          </table:table-cell>
          <table:table-cell office:value-type="float" office:value="0.784327562378" calcext:value-type="float">
            <text:p>0.784327562378</text:p>
          </table:table-cell>
          <table:table-cell office:value-type="float" office:value="0.801473639693" calcext:value-type="float">
            <text:p>0.8014736396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44915056388" calcext:value-type="float">
            <text:p>0.844915056388</text:p>
          </table:table-cell>
          <table:table-cell office:value-type="float" office:value="0.848904865693" calcext:value-type="float">
            <text:p>0.848904865693</text:p>
          </table:table-cell>
          <table:table-cell office:value-type="float" office:value="0.847277400451" calcext:value-type="float">
            <text:p>0.847277400451</text:p>
          </table:table-cell>
          <table:table-cell office:value-type="float" office:value="0.8482029672" calcext:value-type="float">
            <text:p>0.8482029672</text:p>
          </table:table-cell>
          <table:table-cell office:value-type="float" office:value="0.85162928889" calcext:value-type="float">
            <text:p>0.85162928889</text:p>
          </table:table-cell>
          <table:table-cell office:value-type="float" office:value="0.854711610752" calcext:value-type="float">
            <text:p>0.854711610752</text:p>
          </table:table-cell>
          <table:table-cell office:value-type="float" office:value="0.858281617383" calcext:value-type="float">
            <text:p>0.858281617383</text:p>
          </table:table-cell>
          <table:table-cell office:value-type="float" office:value="0.842960607827" calcext:value-type="float">
            <text:p>0.842960607827</text:p>
          </table:table-cell>
          <table:table-cell office:value-type="float" office:value="0.854945563939" calcext:value-type="float">
            <text:p>0.854945563939</text:p>
          </table:table-cell>
          <table:table-cell office:value-type="float" office:value="0.86381482667" calcext:value-type="float">
            <text:p>0.86381482667</text:p>
          </table:table-cell>
          <table:table-cell office:value-type="float" office:value="0.865326610086" calcext:value-type="float">
            <text:p>0.865326610086</text:p>
          </table:table-cell>
          <table:table-cell office:value-type="float" office:value="0.846610269197" calcext:value-type="float">
            <text:p>0.846610269197</text:p>
          </table:table-cell>
          <table:table-cell office:value-type="float" office:value="0.855291681835" calcext:value-type="float">
            <text:p>0.855291681835</text:p>
          </table:table-cell>
          <table:table-cell office:value-type="float" office:value="0.873663472202" calcext:value-type="float">
            <text:p>0.873663472202</text:p>
          </table:table-cell>
          <table:table-cell office:value-type="float" office:value="0.873519832212" calcext:value-type="float">
            <text:p>0.873519832212</text:p>
          </table:table-cell>
          <table:table-cell office:value-type="float" office:value="0.845706367143" calcext:value-type="float">
            <text:p>0.845706367143</text:p>
          </table:table-cell>
          <table:table-cell office:value-type="float" office:value="0.851443279957" calcext:value-type="float">
            <text:p>0.851443279957</text:p>
          </table:table-cell>
          <table:table-cell office:value-type="float" office:value="0.873321122855" calcext:value-type="float">
            <text:p>0.873321122855</text:p>
          </table:table-cell>
          <table:table-cell office:value-type="float" office:value="0.878188045801" calcext:value-type="float">
            <text:p>0.878188045801</text:p>
          </table:table-cell>
          <table:table-cell office:value-type="float" office:value="0.848240042017" calcext:value-type="float">
            <text:p>0.848240042017</text:p>
          </table:table-cell>
          <table:table-cell office:value-type="float" office:value="0.832089484393" calcext:value-type="float">
            <text:p>0.832089484393</text:p>
          </table:table-cell>
          <table:table-cell office:value-type="float" office:value="0.839296664336" calcext:value-type="float">
            <text:p>0.839296664336</text:p>
          </table:table-cell>
          <table:table-cell office:value-type="float" office:value="0.837170894474" calcext:value-type="float">
            <text:p>0.837170894474</text:p>
          </table:table-cell>
          <table:table-cell office:value-type="float" office:value="0.823439393545" calcext:value-type="float">
            <text:p>0.823439393545</text:p>
          </table:table-cell>
          <table:table-cell office:value-type="float" office:value="0.837127975323" calcext:value-type="float">
            <text:p>0.837127975323</text:p>
          </table:table-cell>
          <table:table-cell office:value-type="float" office:value="0.863595075958" calcext:value-type="float">
            <text:p>0.863595075958</text:p>
          </table:table-cell>
          <table:table-cell office:value-type="float" office:value="0.818115602148" calcext:value-type="float">
            <text:p>0.818115602148</text:p>
          </table:table-cell>
          <table:table-cell office:value-type="float" office:value="0.778962818756" calcext:value-type="float">
            <text:p>0.778962818756</text:p>
          </table:table-cell>
          <table:table-cell office:value-type="float" office:value="0.847692943736" calcext:value-type="float">
            <text:p>0.847692943736</text:p>
          </table:table-cell>
          <table:table-cell office:value-type="float" office:value="0.784361457341" calcext:value-type="float">
            <text:p>0.784361457341</text:p>
          </table:table-cell>
          <table:table-cell office:value-type="float" office:value="0.664741056628" calcext:value-type="float">
            <text:p>0.664741056628</text:p>
          </table:table-cell>
          <table:table-cell office:value-type="float" office:value="0.620009067173" calcext:value-type="float">
            <text:p>0.620009067173</text:p>
          </table:table-cell>
          <table:table-cell office:value-type="float" office:value="0.857034907996" calcext:value-type="float">
            <text:p>0.857034907996</text:p>
          </table:table-cell>
          <table:table-cell office:value-type="float" office:value="0.741580086817" calcext:value-type="float">
            <text:p>0.741580086817</text:p>
          </table:table-cell>
          <table:table-cell office:value-type="float" office:value="0.547906995868" calcext:value-type="float">
            <text:p>0.547906995868</text:p>
          </table:table-cell>
          <table:table-cell office:value-type="float" office:value="0.499724878876" calcext:value-type="float">
            <text:p>0.499724878876</text:p>
          </table:table-cell>
          <table:table-cell office:value-type="float" office:value="0.681457095286" calcext:value-type="float">
            <text:p>0.681457095286</text:p>
          </table:table-cell>
          <table:table-cell office:value-type="float" office:value="0.745539436003" calcext:value-type="float">
            <text:p>0.745539436003</text:p>
          </table:table-cell>
          <table:table-cell office:value-type="float" office:value="0.639370694066" calcext:value-type="float">
            <text:p>0.639370694066</text:p>
          </table:table-cell>
          <table:table-cell office:value-type="float" office:value="0.526942731815" calcext:value-type="float">
            <text:p>0.526942731815</text:p>
          </table:table-cell>
          <table:table-cell office:value-type="float" office:value="0.844652925732" calcext:value-type="float">
            <text:p>0.844652925732</text:p>
          </table:table-cell>
          <table:table-cell office:value-type="float" office:value="0.851552964539" calcext:value-type="float">
            <text:p>0.851552964539</text:p>
          </table:table-cell>
          <table:table-cell office:value-type="float" office:value="0.855633044416" calcext:value-type="float">
            <text:p>0.855633044416</text:p>
          </table:table-cell>
          <table:table-cell office:value-type="float" office:value="0.845886955595" calcext:value-type="float">
            <text:p>0.845886955595</text:p>
          </table:table-cell>
          <table:table-cell office:value-type="float" office:value="0.845305312144" calcext:value-type="float">
            <text:p>0.845305312144</text:p>
          </table:table-cell>
          <table:table-cell office:value-type="float" office:value="0.860027357832" calcext:value-type="float">
            <text:p>0.860027357832</text:p>
          </table:table-cell>
          <table:table-cell office:value-type="float" office:value="0.793176670552" calcext:value-type="float">
            <text:p>0.793176670552</text:p>
          </table:table-cell>
          <table:table-cell office:value-type="float" office:value="0.768214331478" calcext:value-type="float">
            <text:p>0.768214331478</text:p>
          </table:table-cell>
          <table:table-cell office:value-type="float" office:value="0.849857641731" calcext:value-type="float">
            <text:p>0.849857641731</text:p>
          </table:table-cell>
          <table:table-cell office:value-type="float" office:value="0.880264699643" calcext:value-type="float">
            <text:p>0.880264699643</text:p>
          </table:table-cell>
          <table:table-cell office:value-type="float" office:value="0.768215280963" calcext:value-type="float">
            <text:p>0.768215280963</text:p>
          </table:table-cell>
          <table:table-cell office:value-type="float" office:value="0.768201856282" calcext:value-type="float">
            <text:p>0.768201856282</text:p>
          </table:table-cell>
          <table:table-cell office:value-type="float" office:value="0.862453066892" calcext:value-type="float">
            <text:p>0.862453066892</text:p>
          </table:table-cell>
          <table:table-cell office:value-type="float" office:value="0.835825607408" calcext:value-type="float">
            <text:p>0.835825607408</text:p>
          </table:table-cell>
          <table:table-cell office:value-type="float" office:value="0.768389383315" calcext:value-type="float">
            <text:p>0.768389383315</text:p>
          </table:table-cell>
          <table:table-cell office:value-type="float" office:value="0.768228942174" calcext:value-type="float">
            <text:p>0.768228942174</text:p>
          </table:table-cell>
          <table:table-cell office:value-type="float" office:value="0.748758221669" calcext:value-type="float">
            <text:p>0.748758221669</text:p>
          </table:table-cell>
          <table:table-cell office:value-type="float" office:value="0.780829975964" calcext:value-type="float">
            <text:p>0.780829975964</text:p>
          </table:table-cell>
          <table:table-cell office:value-type="float" office:value="0.767871287912" calcext:value-type="float">
            <text:p>0.767871287912</text:p>
          </table:table-cell>
          <table:table-cell office:value-type="float" office:value="0.768241357928" calcext:value-type="float">
            <text:p>0.768241357928</text:p>
          </table:table-cell>
          <table:table-cell office:value-type="float" office:value="0.861404782733" calcext:value-type="float">
            <text:p>0.861404782733</text:p>
          </table:table-cell>
          <table:table-cell office:value-type="float" office:value="0.864808974192" calcext:value-type="float">
            <text:p>0.864808974192</text:p>
          </table:table-cell>
          <table:table-cell office:value-type="float" office:value="0.869779066136" calcext:value-type="float">
            <text:p>0.869779066136</text:p>
          </table:table-cell>
          <table:table-cell office:value-type="float" office:value="0.862233754505" calcext:value-type="float">
            <text:p>0.862233754505</text:p>
          </table:table-cell>
          <table:table-cell office:value-type="float" office:value="0.861914474125" calcext:value-type="float">
            <text:p>0.861914474125</text:p>
          </table:table-cell>
          <table:table-cell office:value-type="float" office:value="0.875803922203" calcext:value-type="float">
            <text:p>0.875803922203</text:p>
          </table:table-cell>
          <table:table-cell office:value-type="float" office:value="0.880352196392" calcext:value-type="float">
            <text:p>0.880352196392</text:p>
          </table:table-cell>
          <table:table-cell office:value-type="float" office:value="0.867355693968" calcext:value-type="float">
            <text:p>0.867355693968</text:p>
          </table:table-cell>
          <table:table-cell office:value-type="float" office:value="0.865356515694" calcext:value-type="float">
            <text:p>0.865356515694</text:p>
          </table:table-cell>
          <table:table-cell office:value-type="float" office:value="0.893244862411" calcext:value-type="float">
            <text:p>0.893244862411</text:p>
          </table:table-cell>
          <table:table-cell office:value-type="float" office:value="0.903715977525" calcext:value-type="float">
            <text:p>0.903715977525</text:p>
          </table:table-cell>
          <table:table-cell office:value-type="float" office:value="0.874016506403" calcext:value-type="float">
            <text:p>0.874016506403</text:p>
          </table:table-cell>
          <table:table-cell office:value-type="float" office:value="0.87554171456" calcext:value-type="float">
            <text:p>0.87554171456</text:p>
          </table:table-cell>
          <table:table-cell office:value-type="float" office:value="0.904455943379" calcext:value-type="float">
            <text:p>0.904455943379</text:p>
          </table:table-cell>
          <table:table-cell office:value-type="float" office:value="0.903769035223" calcext:value-type="float">
            <text:p>0.903769035223</text:p>
          </table:table-cell>
          <table:table-cell office:value-type="float" office:value="0.792662141377" calcext:value-type="float">
            <text:p>0.792662141377</text:p>
          </table:table-cell>
          <table:table-cell office:value-type="float" office:value="0.777812731136" calcext:value-type="float">
            <text:p>0.777812731136</text:p>
          </table:table-cell>
          <table:table-cell office:value-type="float" office:value="0.880986901892" calcext:value-type="float">
            <text:p>0.880986901892</text:p>
          </table:table-cell>
          <table:table-cell office:value-type="float" office:value="0.900732746123" calcext:value-type="float">
            <text:p>0.900732746123</text:p>
          </table:table-cell>
          <table:table-cell office:value-type="float" office:value="0.724384446557" calcext:value-type="float">
            <text:p>0.724384446557</text:p>
          </table:table-cell>
          <table:table-cell office:value-type="float" office:value="0.828873334145" calcext:value-type="float">
            <text:p>0.828873334145</text:p>
          </table:table-cell>
          <table:table-cell office:value-type="float" office:value="0.843098870841" calcext:value-type="float">
            <text:p>0.843098870841</text:p>
          </table:table-cell>
          <table:table-cell office:value-type="float" office:value="0.846122929321" calcext:value-type="float">
            <text:p>0.846122929321</text:p>
          </table:table-cell>
          <table:table-cell office:value-type="float" office:value="0.838067191877" calcext:value-type="float">
            <text:p>0.838067191877</text:p>
          </table:table-cell>
          <table:table-cell office:value-type="float" office:value="0.799747098682" calcext:value-type="float">
            <text:p>0.799747098682</text:p>
          </table:table-cell>
          <table:table-cell office:value-type="float" office:value="0.802351827669" calcext:value-type="float">
            <text:p>0.802351827669</text:p>
          </table:table-cell>
          <table:table-cell office:value-type="float" office:value="0.819143989556" calcext:value-type="float">
            <text:p>0.819143989556</text:p>
          </table:table-cell>
          <table:table-cell office:value-type="float" office:value="0.802549435904" calcext:value-type="float">
            <text:p>0.802549435904</text:p>
          </table:table-cell>
          <table:table-cell office:value-type="float" office:value="0.800132358577" calcext:value-type="float">
            <text:p>0.800132358577</text:p>
          </table:table-cell>
          <table:table-cell office:value-type="float" office:value="0.807494051191" calcext:value-type="float">
            <text:p>0.807494051191</text:p>
          </table:table-cell>
          <table:table-cell office:value-type="float" office:value="0.84468503818" calcext:value-type="float">
            <text:p>0.84468503818</text:p>
          </table:table-cell>
          <table:table-cell office:value-type="float" office:value="0.804652682557" calcext:value-type="float">
            <text:p>0.804652682557</text:p>
          </table:table-cell>
          <table:table-cell office:value-type="float" office:value="0.808043850827" calcext:value-type="float">
            <text:p>0.808043850827</text:p>
          </table:table-cell>
          <table:table-cell office:value-type="float" office:value="0.823691200959" calcext:value-type="float">
            <text:p>0.823691200959</text:p>
          </table:table-cell>
          <table:table-cell office:value-type="float" office:value="0.862636213831" calcext:value-type="float">
            <text:p>0.862636213831</text:p>
          </table:table-cell>
          <table:table-cell office:value-type="float" office:value="0.797695930457" calcext:value-type="float">
            <text:p>0.797695930457</text:p>
          </table:table-cell>
          <table:table-cell office:value-type="float" office:value="0.860627479522" calcext:value-type="float">
            <text:p>0.860627479522</text:p>
          </table:table-cell>
          <table:table-cell office:value-type="float" office:value="0.895446872809" calcext:value-type="float">
            <text:p>0.895446872809</text:p>
          </table:table-cell>
          <table:table-cell office:value-type="float" office:value="0.885640543789" calcext:value-type="float">
            <text:p>0.885640543789</text:p>
          </table:table-cell>
          <table:table-cell office:value-type="float" office:value="0.797009090312" calcext:value-type="float">
            <text:p>0.7970090903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900295651739" calcext:value-type="float">
            <text:p>0.900295651739</text:p>
          </table:table-cell>
          <table:table-cell office:value-type="float" office:value="0.900067725574" calcext:value-type="float">
            <text:p>0.900067725574</text:p>
          </table:table-cell>
          <table:table-cell office:value-type="float" office:value="0.899921126776" calcext:value-type="float">
            <text:p>0.899921126776</text:p>
          </table:table-cell>
          <table:table-cell office:value-type="float" office:value="0.900274127958" calcext:value-type="float">
            <text:p>0.900274127958</text:p>
          </table:table-cell>
          <table:table-cell office:value-type="float" office:value="0.899842699187" calcext:value-type="float">
            <text:p>0.899842699187</text:p>
          </table:table-cell>
          <table:table-cell office:value-type="float" office:value="0.899768043864" calcext:value-type="float">
            <text:p>0.899768043864</text:p>
          </table:table-cell>
          <table:table-cell office:value-type="float" office:value="0.900097389495" calcext:value-type="float">
            <text:p>0.900097389495</text:p>
          </table:table-cell>
          <table:table-cell office:value-type="float" office:value="0.900477438184" calcext:value-type="float">
            <text:p>0.900477438184</text:p>
          </table:table-cell>
          <table:table-cell office:value-type="float" office:value="0.899283075434" calcext:value-type="float">
            <text:p>0.899283075434</text:p>
          </table:table-cell>
          <table:table-cell office:value-type="float" office:value="0.899988785575" calcext:value-type="float">
            <text:p>0.899988785575</text:p>
          </table:table-cell>
          <table:table-cell office:value-type="float" office:value="0.899907869909" calcext:value-type="float">
            <text:p>0.899907869909</text:p>
          </table:table-cell>
          <table:table-cell office:value-type="float" office:value="0.900169415909" calcext:value-type="float">
            <text:p>0.900169415909</text:p>
          </table:table-cell>
          <table:table-cell office:value-type="float" office:value="0.899364133634" calcext:value-type="float">
            <text:p>0.899364133634</text:p>
          </table:table-cell>
          <table:table-cell office:value-type="float" office:value="0.899633095609" calcext:value-type="float">
            <text:p>0.899633095609</text:p>
          </table:table-cell>
          <table:table-cell office:value-type="float" office:value="0.898152746187" calcext:value-type="float">
            <text:p>0.898152746187</text:p>
          </table:table-cell>
          <table:table-cell office:value-type="float" office:value="0.897486166661" calcext:value-type="float">
            <text:p>0.897486166661</text:p>
          </table:table-cell>
          <table:table-cell office:value-type="float" office:value="0.897953907017" calcext:value-type="float">
            <text:p>0.897953907017</text:p>
          </table:table-cell>
          <table:table-cell office:value-type="float" office:value="0.897897066999" calcext:value-type="float">
            <text:p>0.897897066999</text:p>
          </table:table-cell>
          <table:table-cell office:value-type="float" office:value="0.893861645828" calcext:value-type="float">
            <text:p>0.893861645828</text:p>
          </table:table-cell>
          <table:table-cell office:value-type="float" office:value="0.888614629882" calcext:value-type="float">
            <text:p>0.888614629882</text:p>
          </table:table-cell>
          <table:table-cell office:value-type="float" office:value="0.873420350136" calcext:value-type="float">
            <text:p>0.873420350136</text:p>
          </table:table-cell>
          <table:table-cell office:value-type="float" office:value="0.872771515001" calcext:value-type="float">
            <text:p>0.872771515001</text:p>
          </table:table-cell>
          <table:table-cell office:value-type="float" office:value="0.867843782184" calcext:value-type="float">
            <text:p>0.867843782184</text:p>
          </table:table-cell>
          <table:table-cell office:value-type="float" office:value="0.861871659162" calcext:value-type="float">
            <text:p>0.861871659162</text:p>
          </table:table-cell>
          <table:table-cell office:value-type="float" office:value="0.885489375375" calcext:value-type="float">
            <text:p>0.885489375375</text:p>
          </table:table-cell>
          <table:table-cell office:value-type="float" office:value="0.883886782678" calcext:value-type="float">
            <text:p>0.883886782678</text:p>
          </table:table-cell>
          <table:table-cell office:value-type="float" office:value="0.820014171034" calcext:value-type="float">
            <text:p>0.820014171034</text:p>
          </table:table-cell>
          <table:table-cell office:value-type="float" office:value="0.800028753215" calcext:value-type="float">
            <text:p>0.800028753215</text:p>
          </table:table-cell>
          <table:table-cell office:value-type="float" office:value="0.885087992009" calcext:value-type="float">
            <text:p>0.885087992009</text:p>
          </table:table-cell>
          <table:table-cell office:value-type="float" office:value="0.817143428049" calcext:value-type="float">
            <text:p>0.817143428049</text:p>
          </table:table-cell>
          <table:table-cell office:value-type="float" office:value="0.722518476164" calcext:value-type="float">
            <text:p>0.722518476164</text:p>
          </table:table-cell>
          <table:table-cell office:value-type="float" office:value="0.684902601071" calcext:value-type="float">
            <text:p>0.684902601071</text:p>
          </table:table-cell>
          <table:table-cell office:value-type="float" office:value="0.88538197924" calcext:value-type="float">
            <text:p>0.88538197924</text:p>
          </table:table-cell>
          <table:table-cell office:value-type="float" office:value="0.770570143528" calcext:value-type="float">
            <text:p>0.770570143528</text:p>
          </table:table-cell>
          <table:table-cell office:value-type="float" office:value="0.631212049685" calcext:value-type="float">
            <text:p>0.631212049685</text:p>
          </table:table-cell>
          <table:table-cell office:value-type="float" office:value="0.596470151182" calcext:value-type="float">
            <text:p>0.596470151182</text:p>
          </table:table-cell>
          <table:table-cell office:value-type="float" office:value="0.722059659029" calcext:value-type="float">
            <text:p>0.722059659029</text:p>
          </table:table-cell>
          <table:table-cell office:value-type="float" office:value="0.808800167653" calcext:value-type="float">
            <text:p>0.808800167653</text:p>
          </table:table-cell>
          <table:table-cell office:value-type="float" office:value="0.644816137023" calcext:value-type="float">
            <text:p>0.644816137023</text:p>
          </table:table-cell>
          <table:table-cell office:value-type="float" office:value="0.558708550807" calcext:value-type="float">
            <text:p>0.558708550807</text:p>
          </table:table-cell>
          <table:table-cell office:value-type="float" office:value="0.895539567982" calcext:value-type="float">
            <text:p>0.895539567982</text:p>
          </table:table-cell>
          <table:table-cell office:value-type="float" office:value="0.895704302438" calcext:value-type="float">
            <text:p>0.895704302438</text:p>
          </table:table-cell>
          <table:table-cell office:value-type="float" office:value="0.895481857845" calcext:value-type="float">
            <text:p>0.895481857845</text:p>
          </table:table-cell>
          <table:table-cell office:value-type="float" office:value="0.894137724109" calcext:value-type="float">
            <text:p>0.894137724109</text:p>
          </table:table-cell>
          <table:table-cell office:value-type="float" office:value="0.896744766801" calcext:value-type="float">
            <text:p>0.896744766801</text:p>
          </table:table-cell>
          <table:table-cell office:value-type="float" office:value="0.89671654808" calcext:value-type="float">
            <text:p>0.89671654808</text:p>
          </table:table-cell>
          <table:table-cell office:value-type="float" office:value="0.896766811189" calcext:value-type="float">
            <text:p>0.896766811189</text:p>
          </table:table-cell>
          <table:table-cell office:value-type="float" office:value="0.896710211961" calcext:value-type="float">
            <text:p>0.896710211961</text:p>
          </table:table-cell>
          <table:table-cell office:value-type="float" office:value="0.896815961971" calcext:value-type="float">
            <text:p>0.896815961971</text:p>
          </table:table-cell>
          <table:table-cell office:value-type="float" office:value="0.89678398253" calcext:value-type="float">
            <text:p>0.89678398253</text:p>
          </table:table-cell>
          <table:table-cell office:value-type="float" office:value="0.895388700046" calcext:value-type="float">
            <text:p>0.895388700046</text:p>
          </table:table-cell>
          <table:table-cell office:value-type="float" office:value="0.88050175322" calcext:value-type="float">
            <text:p>0.88050175322</text:p>
          </table:table-cell>
          <table:table-cell office:value-type="float" office:value="0.896662899118" calcext:value-type="float">
            <text:p>0.896662899118</text:p>
          </table:table-cell>
          <table:table-cell office:value-type="float" office:value="0.893743826452" calcext:value-type="float">
            <text:p>0.893743826452</text:p>
          </table:table-cell>
          <table:table-cell office:value-type="float" office:value="0.857877589206" calcext:value-type="float">
            <text:p>0.857877589206</text:p>
          </table:table-cell>
          <table:table-cell office:value-type="float" office:value="0.739478866786" calcext:value-type="float">
            <text:p>0.739478866786</text:p>
          </table:table-cell>
          <table:table-cell office:value-type="float" office:value="0.745800345752" calcext:value-type="float">
            <text:p>0.745800345752</text:p>
          </table:table-cell>
          <table:table-cell office:value-type="float" office:value="0.84717779539" calcext:value-type="float">
            <text:p>0.84717779539</text:p>
          </table:table-cell>
          <table:table-cell office:value-type="float" office:value="0.852640029852" calcext:value-type="float">
            <text:p>0.852640029852</text:p>
          </table:table-cell>
          <table:table-cell office:value-type="float" office:value="0.782651920962" calcext:value-type="float">
            <text:p>0.782651920962</text:p>
          </table:table-cell>
          <table:table-cell office:value-type="float" office:value="0.907994422489" calcext:value-type="float">
            <text:p>0.907994422489</text:p>
          </table:table-cell>
          <table:table-cell office:value-type="float" office:value="0.908077823834" calcext:value-type="float">
            <text:p>0.908077823834</text:p>
          </table:table-cell>
          <table:table-cell office:value-type="float" office:value="0.9086064075" calcext:value-type="float">
            <text:p>0.9086064075</text:p>
          </table:table-cell>
          <table:table-cell office:value-type="float" office:value="0.907485294693" calcext:value-type="float">
            <text:p>0.907485294693</text:p>
          </table:table-cell>
          <table:table-cell office:value-type="float" office:value="0.904881944244" calcext:value-type="float">
            <text:p>0.904881944244</text:p>
          </table:table-cell>
          <table:table-cell office:value-type="float" office:value="0.905568846681" calcext:value-type="float">
            <text:p>0.905568846681</text:p>
          </table:table-cell>
          <table:table-cell office:value-type="float" office:value="0.905780673047" calcext:value-type="float">
            <text:p>0.905780673047</text:p>
          </table:table-cell>
          <table:table-cell office:value-type="float" office:value="0.905494443893" calcext:value-type="float">
            <text:p>0.905494443893</text:p>
          </table:table-cell>
          <table:table-cell office:value-type="float" office:value="0.904635691494" calcext:value-type="float">
            <text:p>0.904635691494</text:p>
          </table:table-cell>
          <table:table-cell office:value-type="float" office:value="0.904617584979" calcext:value-type="float">
            <text:p>0.904617584979</text:p>
          </table:table-cell>
          <table:table-cell office:value-type="float" office:value="0.905467131324" calcext:value-type="float">
            <text:p>0.905467131324</text:p>
          </table:table-cell>
          <table:table-cell office:value-type="float" office:value="0.905492027127" calcext:value-type="float">
            <text:p>0.905492027127</text:p>
          </table:table-cell>
          <table:table-cell office:value-type="float" office:value="0.904439601662" calcext:value-type="float">
            <text:p>0.904439601662</text:p>
          </table:table-cell>
          <table:table-cell office:value-type="float" office:value="0.904400982156" calcext:value-type="float">
            <text:p>0.904400982156</text:p>
          </table:table-cell>
          <table:table-cell office:value-type="float" office:value="0.904758400344" calcext:value-type="float">
            <text:p>0.904758400344</text:p>
          </table:table-cell>
          <table:table-cell office:value-type="float" office:value="0.894874565028" calcext:value-type="float">
            <text:p>0.894874565028</text:p>
          </table:table-cell>
          <table:table-cell office:value-type="float" office:value="0.826667558445" calcext:value-type="float">
            <text:p>0.826667558445</text:p>
          </table:table-cell>
          <table:table-cell office:value-type="float" office:value="0.886998196454" calcext:value-type="float">
            <text:p>0.886998196454</text:p>
          </table:table-cell>
          <table:table-cell office:value-type="float" office:value="0.901107981407" calcext:value-type="float">
            <text:p>0.901107981407</text:p>
          </table:table-cell>
          <table:table-cell office:value-type="float" office:value="0.823314910552" calcext:value-type="float">
            <text:p>0.823314910552</text:p>
          </table:table-cell>
          <table:table-cell office:value-type="float" office:value="0.899746660755" calcext:value-type="float">
            <text:p>0.899746660755</text:p>
          </table:table-cell>
          <table:table-cell office:value-type="float" office:value="0.899423010872" calcext:value-type="float">
            <text:p>0.899423010872</text:p>
          </table:table-cell>
          <table:table-cell office:value-type="float" office:value="0.899425365907" calcext:value-type="float">
            <text:p>0.899425365907</text:p>
          </table:table-cell>
          <table:table-cell office:value-type="float" office:value="0.899726943571" calcext:value-type="float">
            <text:p>0.899726943571</text:p>
          </table:table-cell>
          <table:table-cell office:value-type="float" office:value="0.899056142884" calcext:value-type="float">
            <text:p>0.899056142884</text:p>
          </table:table-cell>
          <table:table-cell office:value-type="float" office:value="0.898840427902" calcext:value-type="float">
            <text:p>0.898840427902</text:p>
          </table:table-cell>
          <table:table-cell office:value-type="float" office:value="0.898998163217" calcext:value-type="float">
            <text:p>0.898998163217</text:p>
          </table:table-cell>
          <table:table-cell office:value-type="float" office:value="0.899021816388" calcext:value-type="float">
            <text:p>0.899021816388</text:p>
          </table:table-cell>
          <table:table-cell office:value-type="float" office:value="0.898970522676" calcext:value-type="float">
            <text:p>0.898970522676</text:p>
          </table:table-cell>
          <table:table-cell office:value-type="float" office:value="0.899031894323" calcext:value-type="float">
            <text:p>0.899031894323</text:p>
          </table:table-cell>
          <table:table-cell office:value-type="float" office:value="0.899206997015" calcext:value-type="float">
            <text:p>0.899206997015</text:p>
          </table:table-cell>
          <table:table-cell office:value-type="float" office:value="0.89789540917" calcext:value-type="float">
            <text:p>0.89789540917</text:p>
          </table:table-cell>
          <table:table-cell office:value-type="float" office:value="0.89865010491" calcext:value-type="float">
            <text:p>0.89865010491</text:p>
          </table:table-cell>
          <table:table-cell office:value-type="float" office:value="0.898784362833" calcext:value-type="float">
            <text:p>0.898784362833</text:p>
          </table:table-cell>
          <table:table-cell office:value-type="float" office:value="0.895103192377" calcext:value-type="float">
            <text:p>0.895103192377</text:p>
          </table:table-cell>
          <table:table-cell office:value-type="float" office:value="0.885826440697" calcext:value-type="float">
            <text:p>0.885826440697</text:p>
          </table:table-cell>
          <table:table-cell office:value-type="float" office:value="0.897507842083" calcext:value-type="float">
            <text:p>0.897507842083</text:p>
          </table:table-cell>
          <table:table-cell office:value-type="float" office:value="0.897784098346" calcext:value-type="float">
            <text:p>0.897784098346</text:p>
          </table:table-cell>
          <table:table-cell office:value-type="float" office:value="0.890906655845" calcext:value-type="float">
            <text:p>0.890906655845</text:p>
          </table:table-cell>
          <table:table-cell office:value-type="float" office:value="0.877675488745" calcext:value-type="float">
            <text:p>0.877675488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82076598005" calcext:value-type="float">
            <text:p>0.782076598005</text:p>
          </table:table-cell>
          <table:table-cell office:value-type="float" office:value="0.78377057171" calcext:value-type="float">
            <text:p>0.78377057171</text:p>
          </table:table-cell>
          <table:table-cell office:value-type="float" office:value="0.782778512209" calcext:value-type="float">
            <text:p>0.782778512209</text:p>
          </table:table-cell>
          <table:table-cell office:value-type="float" office:value="0.783600392924" calcext:value-type="float">
            <text:p>0.783600392924</text:p>
          </table:table-cell>
          <table:table-cell office:value-type="float" office:value="0.800341880524" calcext:value-type="float">
            <text:p>0.800341880524</text:p>
          </table:table-cell>
          <table:table-cell office:value-type="float" office:value="0.801191078068" calcext:value-type="float">
            <text:p>0.801191078068</text:p>
          </table:table-cell>
          <table:table-cell office:value-type="float" office:value="0.800951181261" calcext:value-type="float">
            <text:p>0.800951181261</text:p>
          </table:table-cell>
          <table:table-cell office:value-type="float" office:value="0.800151367085" calcext:value-type="float">
            <text:p>0.800151367085</text:p>
          </table:table-cell>
          <table:table-cell office:value-type="float" office:value="0.799674932798" calcext:value-type="float">
            <text:p>0.799674932798</text:p>
          </table:table-cell>
          <table:table-cell office:value-type="float" office:value="0.798835811805" calcext:value-type="float">
            <text:p>0.798835811805</text:p>
          </table:table-cell>
          <table:table-cell office:value-type="float" office:value="0.793862830288" calcext:value-type="float">
            <text:p>0.793862830288</text:p>
          </table:table-cell>
          <table:table-cell office:value-type="float" office:value="0.794614539862" calcext:value-type="float">
            <text:p>0.794614539862</text:p>
          </table:table-cell>
          <table:table-cell office:value-type="float" office:value="0.789829324135" calcext:value-type="float">
            <text:p>0.789829324135</text:p>
          </table:table-cell>
          <table:table-cell office:value-type="float" office:value="0.785279628506" calcext:value-type="float">
            <text:p>0.785279628506</text:p>
          </table:table-cell>
          <table:table-cell office:value-type="float" office:value="0.780212295826" calcext:value-type="float">
            <text:p>0.780212295826</text:p>
          </table:table-cell>
          <table:table-cell office:value-type="float" office:value="0.782192343212" calcext:value-type="float">
            <text:p>0.782192343212</text:p>
          </table:table-cell>
          <table:table-cell office:value-type="float" office:value="0.763734935078" calcext:value-type="float">
            <text:p>0.763734935078</text:p>
          </table:table-cell>
          <table:table-cell office:value-type="float" office:value="0.767946348725" calcext:value-type="float">
            <text:p>0.767946348725</text:p>
          </table:table-cell>
          <table:table-cell office:value-type="float" office:value="0.759794797604" calcext:value-type="float">
            <text:p>0.759794797604</text:p>
          </table:table-cell>
          <table:table-cell office:value-type="float" office:value="0.766740317245" calcext:value-type="float">
            <text:p>0.766740317245</text:p>
          </table:table-cell>
          <table:table-cell office:value-type="float" office:value="0.754634466908" calcext:value-type="float">
            <text:p>0.754634466908</text:p>
          </table:table-cell>
          <table:table-cell office:value-type="float" office:value="0.750798414377" calcext:value-type="float">
            <text:p>0.750798414377</text:p>
          </table:table-cell>
          <table:table-cell office:value-type="float" office:value="0.752656254603" calcext:value-type="float">
            <text:p>0.752656254603</text:p>
          </table:table-cell>
          <table:table-cell office:value-type="float" office:value="0.749105832152" calcext:value-type="float">
            <text:p>0.749105832152</text:p>
          </table:table-cell>
          <table:table-cell office:value-type="float" office:value="0.741453813214" calcext:value-type="float">
            <text:p>0.741453813214</text:p>
          </table:table-cell>
          <table:table-cell office:value-type="float" office:value="0.712424801619" calcext:value-type="float">
            <text:p>0.712424801619</text:p>
          </table:table-cell>
          <table:table-cell office:value-type="float" office:value="0.683726608645" calcext:value-type="float">
            <text:p>0.683726608645</text:p>
          </table:table-cell>
          <table:table-cell office:value-type="float" office:value="0.670813912741" calcext:value-type="float">
            <text:p>0.670813912741</text:p>
          </table:table-cell>
          <table:table-cell office:value-type="float" office:value="0.723584061145" calcext:value-type="float">
            <text:p>0.723584061145</text:p>
          </table:table-cell>
          <table:table-cell office:value-type="float" office:value="0.654232632724" calcext:value-type="float">
            <text:p>0.654232632724</text:p>
          </table:table-cell>
          <table:table-cell office:value-type="float" office:value="0.596008075355" calcext:value-type="float">
            <text:p>0.596008075355</text:p>
          </table:table-cell>
          <table:table-cell office:value-type="float" office:value="0.573835814556" calcext:value-type="float">
            <text:p>0.573835814556</text:p>
          </table:table-cell>
          <table:table-cell office:value-type="float" office:value="0.70556217258" calcext:value-type="float">
            <text:p>0.70556217258</text:p>
          </table:table-cell>
          <table:table-cell office:value-type="float" office:value="0.605704286687" calcext:value-type="float">
            <text:p>0.605704286687</text:p>
          </table:table-cell>
          <table:table-cell office:value-type="float" office:value="0.524929393406" calcext:value-type="float">
            <text:p>0.524929393406</text:p>
          </table:table-cell>
          <table:table-cell office:value-type="float" office:value="0.510846988249" calcext:value-type="float">
            <text:p>0.510846988249</text:p>
          </table:table-cell>
          <table:table-cell office:value-type="float" office:value="0.583387106636" calcext:value-type="float">
            <text:p>0.583387106636</text:p>
          </table:table-cell>
          <table:table-cell office:value-type="float" office:value="0.626397989861" calcext:value-type="float">
            <text:p>0.626397989861</text:p>
          </table:table-cell>
          <table:table-cell office:value-type="float" office:value="0.511314927112" calcext:value-type="float">
            <text:p>0.511314927112</text:p>
          </table:table-cell>
          <table:table-cell office:value-type="float" office:value="0.476678636702" calcext:value-type="float">
            <text:p>0.476678636702</text:p>
          </table:table-cell>
          <table:table-cell office:value-type="float" office:value="0.799171390813" calcext:value-type="float">
            <text:p>0.799171390813</text:p>
          </table:table-cell>
          <table:table-cell office:value-type="float" office:value="0.801075372377" calcext:value-type="float">
            <text:p>0.801075372377</text:p>
          </table:table-cell>
          <table:table-cell office:value-type="float" office:value="0.802083374414" calcext:value-type="float">
            <text:p>0.802083374414</text:p>
          </table:table-cell>
          <table:table-cell office:value-type="float" office:value="0.803170238381" calcext:value-type="float">
            <text:p>0.803170238381</text:p>
          </table:table-cell>
          <table:table-cell office:value-type="float" office:value="0.801832951446" calcext:value-type="float">
            <text:p>0.801832951446</text:p>
          </table:table-cell>
          <table:table-cell office:value-type="float" office:value="0.803319165212" calcext:value-type="float">
            <text:p>0.803319165212</text:p>
          </table:table-cell>
          <table:table-cell office:value-type="float" office:value="0.803406685869" calcext:value-type="float">
            <text:p>0.803406685869</text:p>
          </table:table-cell>
          <table:table-cell office:value-type="float" office:value="0.801888820437" calcext:value-type="float">
            <text:p>0.801888820437</text:p>
          </table:table-cell>
          <table:table-cell office:value-type="float" office:value="0.792244729148" calcext:value-type="float">
            <text:p>0.792244729148</text:p>
          </table:table-cell>
          <table:table-cell office:value-type="float" office:value="0.790025413584" calcext:value-type="float">
            <text:p>0.790025413584</text:p>
          </table:table-cell>
          <table:table-cell office:value-type="float" office:value="0.776978818304" calcext:value-type="float">
            <text:p>0.776978818304</text:p>
          </table:table-cell>
          <table:table-cell office:value-type="float" office:value="0.757727065578" calcext:value-type="float">
            <text:p>0.757727065578</text:p>
          </table:table-cell>
          <table:table-cell office:value-type="float" office:value="0.770066064071" calcext:value-type="float">
            <text:p>0.770066064071</text:p>
          </table:table-cell>
          <table:table-cell office:value-type="float" office:value="0.757375135532" calcext:value-type="float">
            <text:p>0.757375135532</text:p>
          </table:table-cell>
          <table:table-cell office:value-type="float" office:value="0.715732295789" calcext:value-type="float">
            <text:p>0.715732295789</text:p>
          </table:table-cell>
          <table:table-cell office:value-type="float" office:value="0.630432351966" calcext:value-type="float">
            <text:p>0.630432351966</text:p>
          </table:table-cell>
          <table:table-cell office:value-type="float" office:value="0.59857845387" calcext:value-type="float">
            <text:p>0.59857845387</text:p>
          </table:table-cell>
          <table:table-cell office:value-type="float" office:value="0.728765945063" calcext:value-type="float">
            <text:p>0.728765945063</text:p>
          </table:table-cell>
          <table:table-cell office:value-type="float" office:value="0.719474185656" calcext:value-type="float">
            <text:p>0.719474185656</text:p>
          </table:table-cell>
          <table:table-cell office:value-type="float" office:value="0.672825024397" calcext:value-type="float">
            <text:p>0.672825024397</text:p>
          </table:table-cell>
          <table:table-cell office:value-type="float" office:value="0.811876833684" calcext:value-type="float">
            <text:p>0.811876833684</text:p>
          </table:table-cell>
          <table:table-cell office:value-type="float" office:value="0.813449701865" calcext:value-type="float">
            <text:p>0.813449701865</text:p>
          </table:table-cell>
          <table:table-cell office:value-type="float" office:value="0.81443086595" calcext:value-type="float">
            <text:p>0.81443086595</text:p>
          </table:table-cell>
          <table:table-cell office:value-type="float" office:value="0.814917674711" calcext:value-type="float">
            <text:p>0.814917674711</text:p>
          </table:table-cell>
          <table:table-cell office:value-type="float" office:value="0.817548949599" calcext:value-type="float">
            <text:p>0.817548949599</text:p>
          </table:table-cell>
          <table:table-cell office:value-type="float" office:value="0.819163676796" calcext:value-type="float">
            <text:p>0.819163676796</text:p>
          </table:table-cell>
          <table:table-cell office:value-type="float" office:value="0.819938413386" calcext:value-type="float">
            <text:p>0.819938413386</text:p>
          </table:table-cell>
          <table:table-cell office:value-type="float" office:value="0.821505774451" calcext:value-type="float">
            <text:p>0.821505774451</text:p>
          </table:table-cell>
          <table:table-cell office:value-type="float" office:value="0.814673975233" calcext:value-type="float">
            <text:p>0.814673975233</text:p>
          </table:table-cell>
          <table:table-cell office:value-type="float" office:value="0.81549302931" calcext:value-type="float">
            <text:p>0.81549302931</text:p>
          </table:table-cell>
          <table:table-cell office:value-type="float" office:value="0.811696247559" calcext:value-type="float">
            <text:p>0.811696247559</text:p>
          </table:table-cell>
          <table:table-cell office:value-type="float" office:value="0.804115073519" calcext:value-type="float">
            <text:p>0.804115073519</text:p>
          </table:table-cell>
          <table:table-cell office:value-type="float" office:value="0.804486515682" calcext:value-type="float">
            <text:p>0.804486515682</text:p>
          </table:table-cell>
          <table:table-cell office:value-type="float" office:value="0.796780166896" calcext:value-type="float">
            <text:p>0.796780166896</text:p>
          </table:table-cell>
          <table:table-cell office:value-type="float" office:value="0.776160992071" calcext:value-type="float">
            <text:p>0.776160992071</text:p>
          </table:table-cell>
          <table:table-cell office:value-type="float" office:value="0.745029620462" calcext:value-type="float">
            <text:p>0.745029620462</text:p>
          </table:table-cell>
          <table:table-cell office:value-type="float" office:value="0.719349548009" calcext:value-type="float">
            <text:p>0.719349548009</text:p>
          </table:table-cell>
          <table:table-cell office:value-type="float" office:value="0.780924084825" calcext:value-type="float">
            <text:p>0.780924084825</text:p>
          </table:table-cell>
          <table:table-cell office:value-type="float" office:value="0.773030910788" calcext:value-type="float">
            <text:p>0.773030910788</text:p>
          </table:table-cell>
          <table:table-cell office:value-type="float" office:value="0.73808276853" calcext:value-type="float">
            <text:p>0.73808276853</text:p>
          </table:table-cell>
          <table:table-cell office:value-type="float" office:value="0.869394334994" calcext:value-type="float">
            <text:p>0.869394334994</text:p>
          </table:table-cell>
          <table:table-cell office:value-type="float" office:value="0.874732678955" calcext:value-type="float">
            <text:p>0.874732678955</text:p>
          </table:table-cell>
          <table:table-cell office:value-type="float" office:value="0.869866068982" calcext:value-type="float">
            <text:p>0.869866068982</text:p>
          </table:table-cell>
          <table:table-cell office:value-type="float" office:value="0.874098898517" calcext:value-type="float">
            <text:p>0.874098898517</text:p>
          </table:table-cell>
          <table:table-cell office:value-type="float" office:value="0.870555920636" calcext:value-type="float">
            <text:p>0.870555920636</text:p>
          </table:table-cell>
          <table:table-cell office:value-type="float" office:value="0.870987028374" calcext:value-type="float">
            <text:p>0.870987028374</text:p>
          </table:table-cell>
          <table:table-cell office:value-type="float" office:value="0.864291834697" calcext:value-type="float">
            <text:p>0.864291834697</text:p>
          </table:table-cell>
          <table:table-cell office:value-type="float" office:value="0.871460645867" calcext:value-type="float">
            <text:p>0.871460645867</text:p>
          </table:table-cell>
          <table:table-cell office:value-type="float" office:value="0.809860775317" calcext:value-type="float">
            <text:p>0.809860775317</text:p>
          </table:table-cell>
          <table:table-cell office:value-type="float" office:value="0.788914987088" calcext:value-type="float">
            <text:p>0.788914987088</text:p>
          </table:table-cell>
          <table:table-cell office:value-type="float" office:value="0.787043913494" calcext:value-type="float">
            <text:p>0.787043913494</text:p>
          </table:table-cell>
          <table:table-cell office:value-type="float" office:value="0.828834308984" calcext:value-type="float">
            <text:p>0.828834308984</text:p>
          </table:table-cell>
          <table:table-cell office:value-type="float" office:value="0.779795167624" calcext:value-type="float">
            <text:p>0.779795167624</text:p>
          </table:table-cell>
          <table:table-cell office:value-type="float" office:value="0.7704963699" calcext:value-type="float">
            <text:p>0.7704963699</text:p>
          </table:table-cell>
          <table:table-cell office:value-type="float" office:value="0.758355043285" calcext:value-type="float">
            <text:p>0.758355043285</text:p>
          </table:table-cell>
          <table:table-cell office:value-type="float" office:value="0.762965370255" calcext:value-type="float">
            <text:p>0.762965370255</text:p>
          </table:table-cell>
          <table:table-cell office:value-type="float" office:value="0.771247564715" calcext:value-type="float">
            <text:p>0.771247564715</text:p>
          </table:table-cell>
          <table:table-cell office:value-type="float" office:value="0.768233479706" calcext:value-type="float">
            <text:p>0.768233479706</text:p>
          </table:table-cell>
          <table:table-cell office:value-type="float" office:value="0.749274212977" calcext:value-type="float">
            <text:p>0.749274212977</text:p>
          </table:table-cell>
          <table:table-cell office:value-type="float" office:value="0.728014533706" calcext:value-type="float">
            <text:p>0.7280145337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779589974955" calcext:value-type="float">
            <text:p>0.779589974955</text:p>
          </table:table-cell>
          <table:table-cell office:value-type="float" office:value="0.785212099053" calcext:value-type="float">
            <text:p>0.785212099053</text:p>
          </table:table-cell>
          <table:table-cell office:value-type="float" office:value="0.805572403499" calcext:value-type="float">
            <text:p>0.805572403499</text:p>
          </table:table-cell>
          <table:table-cell office:value-type="float" office:value="0.789896654065" calcext:value-type="float">
            <text:p>0.789896654065</text:p>
          </table:table-cell>
          <table:table-cell office:value-type="float" office:value="0.84113937651" calcext:value-type="float">
            <text:p>0.84113937651</text:p>
          </table:table-cell>
          <table:table-cell office:value-type="float" office:value="0.843962306962" calcext:value-type="float">
            <text:p>0.843962306962</text:p>
          </table:table-cell>
          <table:table-cell office:value-type="float" office:value="0.832913282802" calcext:value-type="float">
            <text:p>0.832913282802</text:p>
          </table:table-cell>
          <table:table-cell office:value-type="float" office:value="0.811569053919" calcext:value-type="float">
            <text:p>0.811569053919</text:p>
          </table:table-cell>
          <table:table-cell office:value-type="float" office:value="0.845442345307" calcext:value-type="float">
            <text:p>0.845442345307</text:p>
          </table:table-cell>
          <table:table-cell office:value-type="float" office:value="0.858394980825" calcext:value-type="float">
            <text:p>0.858394980825</text:p>
          </table:table-cell>
          <table:table-cell office:value-type="float" office:value="0.85401022182" calcext:value-type="float">
            <text:p>0.85401022182</text:p>
          </table:table-cell>
          <table:table-cell office:value-type="float" office:value="0.832733316822" calcext:value-type="float">
            <text:p>0.832733316822</text:p>
          </table:table-cell>
          <table:table-cell office:value-type="float" office:value="0.855064553015" calcext:value-type="float">
            <text:p>0.855064553015</text:p>
          </table:table-cell>
          <table:table-cell office:value-type="float" office:value="0.848381654499" calcext:value-type="float">
            <text:p>0.848381654499</text:p>
          </table:table-cell>
          <table:table-cell office:value-type="float" office:value="0.84361542638" calcext:value-type="float">
            <text:p>0.84361542638</text:p>
          </table:table-cell>
          <table:table-cell office:value-type="float" office:value="0.838851087986" calcext:value-type="float">
            <text:p>0.838851087986</text:p>
          </table:table-cell>
          <table:table-cell office:value-type="float" office:value="0.821469908141" calcext:value-type="float">
            <text:p>0.821469908141</text:p>
          </table:table-cell>
          <table:table-cell office:value-type="float" office:value="0.820993967738" calcext:value-type="float">
            <text:p>0.820993967738</text:p>
          </table:table-cell>
          <table:table-cell office:value-type="float" office:value="0.81480219584" calcext:value-type="float">
            <text:p>0.81480219584</text:p>
          </table:table-cell>
          <table:table-cell office:value-type="float" office:value="0.777779700695" calcext:value-type="float">
            <text:p>0.777779700695</text:p>
          </table:table-cell>
          <table:table-cell office:value-type="float" office:value="0.71904808727" calcext:value-type="float">
            <text:p>0.71904808727</text:p>
          </table:table-cell>
          <table:table-cell office:value-type="float" office:value="0.716346891471" calcext:value-type="float">
            <text:p>0.716346891471</text:p>
          </table:table-cell>
          <table:table-cell office:value-type="float" office:value="0.71457405658" calcext:value-type="float">
            <text:p>0.71457405658</text:p>
          </table:table-cell>
          <table:table-cell office:value-type="float" office:value="0.702346387523" calcext:value-type="float">
            <text:p>0.702346387523</text:p>
          </table:table-cell>
          <table:table-cell office:value-type="float" office:value="0.784242008206" calcext:value-type="float">
            <text:p>0.784242008206</text:p>
          </table:table-cell>
          <table:table-cell office:value-type="float" office:value="0.727671708288" calcext:value-type="float">
            <text:p>0.727671708288</text:p>
          </table:table-cell>
          <table:table-cell office:value-type="float" office:value="0.709571247267" calcext:value-type="float">
            <text:p>0.709571247267</text:p>
          </table:table-cell>
          <table:table-cell office:value-type="float" office:value="0.7075634079" calcext:value-type="float">
            <text:p>0.7075634079</text:p>
          </table:table-cell>
          <table:table-cell office:value-type="float" office:value="0.819352290969" calcext:value-type="float">
            <text:p>0.819352290969</text:p>
          </table:table-cell>
          <table:table-cell office:value-type="float" office:value="0.742453020085" calcext:value-type="float">
            <text:p>0.742453020085</text:p>
          </table:table-cell>
          <table:table-cell office:value-type="float" office:value="0.696417976258" calcext:value-type="float">
            <text:p>0.696417976258</text:p>
          </table:table-cell>
          <table:table-cell office:value-type="float" office:value="0.683486788524" calcext:value-type="float">
            <text:p>0.683486788524</text:p>
          </table:table-cell>
          <table:table-cell office:value-type="float" office:value="0.784359938169" calcext:value-type="float">
            <text:p>0.784359938169</text:p>
          </table:table-cell>
          <table:table-cell office:value-type="float" office:value="0.704955621347" calcext:value-type="float">
            <text:p>0.704955621347</text:p>
          </table:table-cell>
          <table:table-cell office:value-type="float" office:value="0.672580739839" calcext:value-type="float">
            <text:p>0.672580739839</text:p>
          </table:table-cell>
          <table:table-cell office:value-type="float" office:value="0.659990860293" calcext:value-type="float">
            <text:p>0.659990860293</text:p>
          </table:table-cell>
          <table:table-cell office:value-type="float" office:value="0.736084601473" calcext:value-type="float">
            <text:p>0.736084601473</text:p>
          </table:table-cell>
          <table:table-cell office:value-type="float" office:value="0.689466501087" calcext:value-type="float">
            <text:p>0.689466501087</text:p>
          </table:table-cell>
          <table:table-cell office:value-type="float" office:value="0.654965336749" calcext:value-type="float">
            <text:p>0.654965336749</text:p>
          </table:table-cell>
          <table:table-cell office:value-type="float" office:value="0.638166809973" calcext:value-type="float">
            <text:p>0.638166809973</text:p>
          </table:table-cell>
          <table:table-cell office:value-type="float" office:value="0.74217572248" calcext:value-type="float">
            <text:p>0.74217572248</text:p>
          </table:table-cell>
          <table:table-cell office:value-type="float" office:value="0.748667116973" calcext:value-type="float">
            <text:p>0.748667116973</text:p>
          </table:table-cell>
          <table:table-cell office:value-type="float" office:value="0.742194774375" calcext:value-type="float">
            <text:p>0.742194774375</text:p>
          </table:table-cell>
          <table:table-cell office:value-type="float" office:value="0.744951127124" calcext:value-type="float">
            <text:p>0.744951127124</text:p>
          </table:table-cell>
          <table:table-cell office:value-type="float" office:value="0.790380345777" calcext:value-type="float">
            <text:p>0.790380345777</text:p>
          </table:table-cell>
          <table:table-cell office:value-type="float" office:value="0.741033910413" calcext:value-type="float">
            <text:p>0.741033910413</text:p>
          </table:table-cell>
          <table:table-cell office:value-type="float" office:value="0.741295476124" calcext:value-type="float">
            <text:p>0.741295476124</text:p>
          </table:table-cell>
          <table:table-cell office:value-type="float" office:value="0.743767399044" calcext:value-type="float">
            <text:p>0.743767399044</text:p>
          </table:table-cell>
          <table:table-cell office:value-type="float" office:value="0.782891698089" calcext:value-type="float">
            <text:p>0.782891698089</text:p>
          </table:table-cell>
          <table:table-cell office:value-type="float" office:value="0.738939043826" calcext:value-type="float">
            <text:p>0.738939043826</text:p>
          </table:table-cell>
          <table:table-cell office:value-type="float" office:value="0.740490202841" calcext:value-type="float">
            <text:p>0.740490202841</text:p>
          </table:table-cell>
          <table:table-cell office:value-type="float" office:value="0.744973299184" calcext:value-type="float">
            <text:p>0.744973299184</text:p>
          </table:table-cell>
          <table:table-cell office:value-type="float" office:value="0.761426315772" calcext:value-type="float">
            <text:p>0.761426315772</text:p>
          </table:table-cell>
          <table:table-cell office:value-type="float" office:value="0.737862583072" calcext:value-type="float">
            <text:p>0.737862583072</text:p>
          </table:table-cell>
          <table:table-cell office:value-type="float" office:value="0.74283410908" calcext:value-type="float">
            <text:p>0.74283410908</text:p>
          </table:table-cell>
          <table:table-cell office:value-type="float" office:value="0.745452175018" calcext:value-type="float">
            <text:p>0.745452175018</text:p>
          </table:table-cell>
          <table:table-cell office:value-type="float" office:value="0.736596095656" calcext:value-type="float">
            <text:p>0.736596095656</text:p>
          </table:table-cell>
          <table:table-cell office:value-type="float" office:value="0.738909914969" calcext:value-type="float">
            <text:p>0.738909914969</text:p>
          </table:table-cell>
          <table:table-cell office:value-type="float" office:value="0.743857158785" calcext:value-type="float">
            <text:p>0.743857158785</text:p>
          </table:table-cell>
          <table:table-cell office:value-type="float" office:value="0.745647231472" calcext:value-type="float">
            <text:p>0.745647231472</text:p>
          </table:table-cell>
          <table:table-cell office:value-type="float" office:value="0.797276403628" calcext:value-type="float">
            <text:p>0.797276403628</text:p>
          </table:table-cell>
          <table:table-cell office:value-type="float" office:value="0.822036568392" calcext:value-type="float">
            <text:p>0.822036568392</text:p>
          </table:table-cell>
          <table:table-cell office:value-type="float" office:value="0.801517464573" calcext:value-type="float">
            <text:p>0.801517464573</text:p>
          </table:table-cell>
          <table:table-cell office:value-type="float" office:value="0.803486192061" calcext:value-type="float">
            <text:p>0.803486192061</text:p>
          </table:table-cell>
          <table:table-cell office:value-type="float" office:value="0.861178279376" calcext:value-type="float">
            <text:p>0.861178279376</text:p>
          </table:table-cell>
          <table:table-cell office:value-type="float" office:value="0.847422241487" calcext:value-type="float">
            <text:p>0.847422241487</text:p>
          </table:table-cell>
          <table:table-cell office:value-type="float" office:value="0.845833582441" calcext:value-type="float">
            <text:p>0.845833582441</text:p>
          </table:table-cell>
          <table:table-cell office:value-type="float" office:value="0.815414264201" calcext:value-type="float">
            <text:p>0.815414264201</text:p>
          </table:table-cell>
          <table:table-cell office:value-type="float" office:value="0.881638392095" calcext:value-type="float">
            <text:p>0.881638392095</text:p>
          </table:table-cell>
          <table:table-cell office:value-type="float" office:value="0.871559990534" calcext:value-type="float">
            <text:p>0.871559990534</text:p>
          </table:table-cell>
          <table:table-cell office:value-type="float" office:value="0.855940114037" calcext:value-type="float">
            <text:p>0.855940114037</text:p>
          </table:table-cell>
          <table:table-cell office:value-type="float" office:value="0.83254058429" calcext:value-type="float">
            <text:p>0.83254058429</text:p>
          </table:table-cell>
          <table:table-cell office:value-type="float" office:value="0.874519765463" calcext:value-type="float">
            <text:p>0.874519765463</text:p>
          </table:table-cell>
          <table:table-cell office:value-type="float" office:value="0.86397020001" calcext:value-type="float">
            <text:p>0.86397020001</text:p>
          </table:table-cell>
          <table:table-cell office:value-type="float" office:value="0.852177954491" calcext:value-type="float">
            <text:p>0.852177954491</text:p>
          </table:table-cell>
          <table:table-cell office:value-type="float" office:value="0.810661854929" calcext:value-type="float">
            <text:p>0.810661854929</text:p>
          </table:table-cell>
          <table:table-cell office:value-type="float" office:value="0.826841155888" calcext:value-type="float">
            <text:p>0.826841155888</text:p>
          </table:table-cell>
          <table:table-cell office:value-type="float" office:value="0.860480536378" calcext:value-type="float">
            <text:p>0.860480536378</text:p>
          </table:table-cell>
          <table:table-cell office:value-type="float" office:value="0.853287251698" calcext:value-type="float">
            <text:p>0.853287251698</text:p>
          </table:table-cell>
          <table:table-cell office:value-type="float" office:value="0.809621083851" calcext:value-type="float">
            <text:p>0.809621083851</text:p>
          </table:table-cell>
          <table:table-cell office:value-type="float" office:value="0.857318138349" calcext:value-type="float">
            <text:p>0.857318138349</text:p>
          </table:table-cell>
          <table:table-cell office:value-type="float" office:value="0.860126123077" calcext:value-type="float">
            <text:p>0.860126123077</text:p>
          </table:table-cell>
          <table:table-cell office:value-type="float" office:value="0.860632125222" calcext:value-type="float">
            <text:p>0.860632125222</text:p>
          </table:table-cell>
          <table:table-cell office:value-type="float" office:value="0.859294820811" calcext:value-type="float">
            <text:p>0.859294820811</text:p>
          </table:table-cell>
          <table:table-cell office:value-type="float" office:value="0.752167978224" calcext:value-type="float">
            <text:p>0.752167978224</text:p>
          </table:table-cell>
          <table:table-cell office:value-type="float" office:value="0.797756836959" calcext:value-type="float">
            <text:p>0.797756836959</text:p>
          </table:table-cell>
          <table:table-cell office:value-type="float" office:value="0.811176767823" calcext:value-type="float">
            <text:p>0.811176767823</text:p>
          </table:table-cell>
          <table:table-cell office:value-type="float" office:value="0.818571499813" calcext:value-type="float">
            <text:p>0.818571499813</text:p>
          </table:table-cell>
          <table:table-cell office:value-type="float" office:value="0.745047747246" calcext:value-type="float">
            <text:p>0.745047747246</text:p>
          </table:table-cell>
          <table:table-cell office:value-type="float" office:value="0.74531556292" calcext:value-type="float">
            <text:p>0.74531556292</text:p>
          </table:table-cell>
          <table:table-cell office:value-type="float" office:value="0.744140771363" calcext:value-type="float">
            <text:p>0.744140771363</text:p>
          </table:table-cell>
          <table:table-cell office:value-type="float" office:value="0.743776495019" calcext:value-type="float">
            <text:p>0.743776495019</text:p>
          </table:table-cell>
          <table:table-cell office:value-type="float" office:value="0.744518017507" calcext:value-type="float">
            <text:p>0.744518017507</text:p>
          </table:table-cell>
          <table:table-cell office:value-type="float" office:value="0.74410873226" calcext:value-type="float">
            <text:p>0.74410873226</text:p>
          </table:table-cell>
          <table:table-cell office:value-type="float" office:value="0.742851457731" calcext:value-type="float">
            <text:p>0.742851457731</text:p>
          </table:table-cell>
          <table:table-cell office:value-type="float" office:value="0.741884068683" calcext:value-type="float">
            <text:p>0.741884068683</text:p>
          </table:table-cell>
          <table:table-cell office:value-type="float" office:value="0.804690276642" calcext:value-type="float">
            <text:p>0.804690276642</text:p>
          </table:table-cell>
          <table:table-cell office:value-type="float" office:value="0.743794564637" calcext:value-type="float">
            <text:p>0.743794564637</text:p>
          </table:table-cell>
          <table:table-cell office:value-type="float" office:value="0.743136361195" calcext:value-type="float">
            <text:p>0.743136361195</text:p>
          </table:table-cell>
          <table:table-cell office:value-type="float" office:value="0.741964219059" calcext:value-type="float">
            <text:p>0.741964219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53390247043" calcext:value-type="float">
            <text:p>0.953390247043</text:p>
          </table:table-cell>
          <table:table-cell office:value-type="float" office:value="0.953525301942" calcext:value-type="float">
            <text:p>0.953525301942</text:p>
          </table:table-cell>
          <table:table-cell office:value-type="float" office:value="0.953392651696" calcext:value-type="float">
            <text:p>0.953392651696</text:p>
          </table:table-cell>
          <table:table-cell office:value-type="float" office:value="0.953373364273" calcext:value-type="float">
            <text:p>0.953373364273</text:p>
          </table:table-cell>
          <table:table-cell office:value-type="float" office:value="0.953216873841" calcext:value-type="float">
            <text:p>0.953216873841</text:p>
          </table:table-cell>
          <table:table-cell office:value-type="float" office:value="0.953160969873" calcext:value-type="float">
            <text:p>0.953160969873</text:p>
          </table:table-cell>
          <table:table-cell office:value-type="float" office:value="0.953166511079" calcext:value-type="float">
            <text:p>0.953166511079</text:p>
          </table:table-cell>
          <table:table-cell office:value-type="float" office:value="0.953223251076" calcext:value-type="float">
            <text:p>0.953223251076</text:p>
          </table:table-cell>
          <table:table-cell office:value-type="float" office:value="0.953219630287" calcext:value-type="float">
            <text:p>0.953219630287</text:p>
          </table:table-cell>
          <table:table-cell office:value-type="float" office:value="0.953101150247" calcext:value-type="float">
            <text:p>0.953101150247</text:p>
          </table:table-cell>
          <table:table-cell office:value-type="float" office:value="0.953165244444" calcext:value-type="float">
            <text:p>0.953165244444</text:p>
          </table:table-cell>
          <table:table-cell office:value-type="float" office:value="0.95320477372" calcext:value-type="float">
            <text:p>0.95320477372</text:p>
          </table:table-cell>
          <table:table-cell office:value-type="float" office:value="0.953210336501" calcext:value-type="float">
            <text:p>0.953210336501</text:p>
          </table:table-cell>
          <table:table-cell office:value-type="float" office:value="0.953249995369" calcext:value-type="float">
            <text:p>0.953249995369</text:p>
          </table:table-cell>
          <table:table-cell office:value-type="float" office:value="0.953189518212" calcext:value-type="float">
            <text:p>0.953189518212</text:p>
          </table:table-cell>
          <table:table-cell office:value-type="float" office:value="0.953274358741" calcext:value-type="float">
            <text:p>0.953274358741</text:p>
          </table:table-cell>
          <table:table-cell office:value-type="float" office:value="0.953407883366" calcext:value-type="float">
            <text:p>0.953407883366</text:p>
          </table:table-cell>
          <table:table-cell office:value-type="float" office:value="0.953344568539" calcext:value-type="float">
            <text:p>0.953344568539</text:p>
          </table:table-cell>
          <table:table-cell office:value-type="float" office:value="0.953362262864" calcext:value-type="float">
            <text:p>0.953362262864</text:p>
          </table:table-cell>
          <table:table-cell office:value-type="float" office:value="0.953516598481" calcext:value-type="float">
            <text:p>0.953516598481</text:p>
          </table:table-cell>
          <table:table-cell office:value-type="float" office:value="0.162947200956" calcext:value-type="float">
            <text:p>0.162947200956</text:p>
          </table:table-cell>
          <table:table-cell office:value-type="float" office:value="0.795341569638" calcext:value-type="float">
            <text:p>0.795341569638</text:p>
          </table:table-cell>
          <table:table-cell office:value-type="float" office:value="0.1246311129" calcext:value-type="float">
            <text:p>0.1246311129</text:p>
          </table:table-cell>
          <table:table-cell office:value-type="float" office:value="0.578297786543" calcext:value-type="float">
            <text:p>0.578297786543</text:p>
          </table:table-cell>
          <table:table-cell office:value-type="float" office:value="0.568430895737" calcext:value-type="float">
            <text:p>0.568430895737</text:p>
          </table:table-cell>
          <table:table-cell office:value-type="float" office:value="0.924549397619" calcext:value-type="float">
            <text:p>0.924549397619</text:p>
          </table:table-cell>
          <table:table-cell office:value-type="float" office:value="0.250356447795" calcext:value-type="float">
            <text:p>0.250356447795</text:p>
          </table:table-cell>
          <table:table-cell office:value-type="float" office:value="0.944749013545" calcext:value-type="float">
            <text:p>0.944749013545</text:p>
          </table:table-cell>
          <table:table-cell office:value-type="float" office:value="0.766069862052" calcext:value-type="float">
            <text:p>0.766069862052</text:p>
          </table:table-cell>
          <table:table-cell office:value-type="float" office:value="0.946279883873" calcext:value-type="float">
            <text:p>0.946279883873</text:p>
          </table:table-cell>
          <table:table-cell office:value-type="float" office:value="0.530837741206" calcext:value-type="float">
            <text:p>0.530837741206</text:p>
          </table:table-cell>
          <table:table-cell office:value-type="float" office:value="0.924251661978" calcext:value-type="float">
            <text:p>0.924251661978</text:p>
          </table:table-cell>
          <table:table-cell office:value-type="float" office:value="0.767605238931" calcext:value-type="float">
            <text:p>0.767605238931</text:p>
          </table:table-cell>
          <table:table-cell office:value-type="float" office:value="0.931010103802" calcext:value-type="float">
            <text:p>0.931010103802</text:p>
          </table:table-cell>
          <table:table-cell office:value-type="float" office:value="0.514596593945" calcext:value-type="float">
            <text:p>0.514596593945</text:p>
          </table:table-cell>
          <table:table-cell office:value-type="float" office:value="0.911545584088" calcext:value-type="float">
            <text:p>0.911545584088</text:p>
          </table:table-cell>
          <table:table-cell office:value-type="float" office:value="0.00544578959418" calcext:value-type="float">
            <text:p>0.00544578959418</text:p>
          </table:table-cell>
          <table:table-cell office:value-type="float" office:value="0.791104451908" calcext:value-type="float">
            <text:p>0.791104451908</text:p>
          </table:table-cell>
          <table:table-cell office:value-type="float" office:value="0.0257918208334" calcext:value-type="float">
            <text:p>0.0257918208334</text:p>
          </table:table-cell>
          <table:table-cell office:value-type="float" office:value="0.898187147767" calcext:value-type="float">
            <text:p>0.898187147767</text:p>
          </table:table-cell>
          <table:table-cell office:value-type="float" office:value="0.0326466343429" calcext:value-type="float">
            <text:p>0.0326466343429</text:p>
          </table:table-cell>
          <table:table-cell office:value-type="float" office:value="0.551253389287" calcext:value-type="float">
            <text:p>0.551253389287</text:p>
          </table:table-cell>
          <table:table-cell office:value-type="float" office:value="0.0054461766229" calcext:value-type="float">
            <text:p>0.0054461766229</text:p>
          </table:table-cell>
          <table:table-cell office:value-type="float" office:value="0.166265853005" calcext:value-type="float">
            <text:p>0.166265853005</text:p>
          </table:table-cell>
          <table:table-cell office:value-type="float" office:value="0.208935999102" calcext:value-type="float">
            <text:p>0.208935999102</text:p>
          </table:table-cell>
          <table:table-cell office:value-type="float" office:value="0.931860928923" calcext:value-type="float">
            <text:p>0.931860928923</text:p>
          </table:table-cell>
          <table:table-cell office:value-type="float" office:value="0.0599068640698" calcext:value-type="float">
            <text:p>0.0599068640698</text:p>
          </table:table-cell>
          <table:table-cell office:value-type="float" office:value="0.8580297357" calcext:value-type="float">
            <text:p>0.8580297357</text:p>
          </table:table-cell>
          <table:table-cell office:value-type="float" office:value="0.578078944019" calcext:value-type="float">
            <text:p>0.578078944019</text:p>
          </table:table-cell>
          <table:table-cell office:value-type="float" office:value="0.95273834687" calcext:value-type="float">
            <text:p>0.95273834687</text:p>
          </table:table-cell>
          <table:table-cell office:value-type="float" office:value="0.0588046885776" calcext:value-type="float">
            <text:p>0.0588046885776</text:p>
          </table:table-cell>
          <table:table-cell office:value-type="float" office:value="0.952725300426" calcext:value-type="float">
            <text:p>0.952725300426</text:p>
          </table:table-cell>
          <table:table-cell office:value-type="float" office:value="0.869100494955" calcext:value-type="float">
            <text:p>0.869100494955</text:p>
          </table:table-cell>
          <table:table-cell office:value-type="float" office:value="0.952699502596" calcext:value-type="float">
            <text:p>0.952699502596</text:p>
          </table:table-cell>
          <table:table-cell office:value-type="float" office:value="0.0189483910667" calcext:value-type="float">
            <text:p>0.0189483910667</text:p>
          </table:table-cell>
          <table:table-cell office:value-type="float" office:value="0.931844394457" calcext:value-type="float">
            <text:p>0.931844394457</text:p>
          </table:table-cell>
          <table:table-cell office:value-type="float" office:value="0" calcext:value-type="float">
            <text:p>0</text:p>
          </table:table-cell>
          <table:table-cell office:value-type="float" office:value="0.868202469051" calcext:value-type="float">
            <text:p>0.868202469051</text:p>
          </table:table-cell>
          <table:table-cell office:value-type="float" office:value="0" calcext:value-type="float">
            <text:p>0</text:p>
          </table:table-cell>
          <table:table-cell office:value-type="float" office:value="0.950271268728" calcext:value-type="float">
            <text:p>0.950271268728</text:p>
          </table:table-cell>
          <table:table-cell office:value-type="float" office:value="0.0136632847719" calcext:value-type="float">
            <text:p>0.0136632847719</text:p>
          </table:table-cell>
          <table:table-cell office:value-type="float" office:value="0.468914733765" calcext:value-type="float">
            <text:p>0.468914733765</text:p>
          </table:table-cell>
          <table:table-cell office:value-type="float" office:value="0.0437767697858" calcext:value-type="float">
            <text:p>0.0437767697858</text:p>
          </table:table-cell>
          <table:table-cell office:value-type="float" office:value="0.332370857822" calcext:value-type="float">
            <text:p>0.332370857822</text:p>
          </table:table-cell>
          <table:table-cell office:value-type="float" office:value="0.340122299809" calcext:value-type="float">
            <text:p>0.340122299809</text:p>
          </table:table-cell>
          <table:table-cell office:value-type="float" office:value="0.900253069879" calcext:value-type="float">
            <text:p>0.900253069879</text:p>
          </table:table-cell>
          <table:table-cell office:value-type="float" office:value="0.295448294335" calcext:value-type="float">
            <text:p>0.295448294335</text:p>
          </table:table-cell>
          <table:table-cell office:value-type="float" office:value="0.941040506463" calcext:value-type="float">
            <text:p>0.941040506463</text:p>
          </table:table-cell>
          <table:table-cell office:value-type="float" office:value="0.726047946195" calcext:value-type="float">
            <text:p>0.726047946195</text:p>
          </table:table-cell>
          <table:table-cell office:value-type="float" office:value="0.94076930466" calcext:value-type="float">
            <text:p>0.94076930466</text:p>
          </table:table-cell>
          <table:table-cell office:value-type="float" office:value="0.399932393886" calcext:value-type="float">
            <text:p>0.399932393886</text:p>
          </table:table-cell>
          <table:table-cell office:value-type="float" office:value="0.9409283043" calcext:value-type="float">
            <text:p>0.9409283043</text:p>
          </table:table-cell>
          <table:table-cell office:value-type="float" office:value="0.879444715969" calcext:value-type="float">
            <text:p>0.879444715969</text:p>
          </table:table-cell>
          <table:table-cell office:value-type="float" office:value="0.940831370099" calcext:value-type="float">
            <text:p>0.940831370099</text:p>
          </table:table-cell>
          <table:table-cell office:value-type="float" office:value="0.656761098499" calcext:value-type="float">
            <text:p>0.656761098499</text:p>
          </table:table-cell>
          <table:table-cell office:value-type="float" office:value="0.941184470241" calcext:value-type="float">
            <text:p>0.941184470241</text:p>
          </table:table-cell>
          <table:table-cell office:value-type="float" office:value="0.00637051599915" calcext:value-type="float">
            <text:p>0.00637051599915</text:p>
          </table:table-cell>
          <table:table-cell office:value-type="float" office:value="0.821775403889" calcext:value-type="float">
            <text:p>0.821775403889</text:p>
          </table:table-cell>
          <table:table-cell office:value-type="float" office:value="0.0000575012817087" calcext:value-type="float">
            <text:p>5.75012817087E-05</text:p>
          </table:table-cell>
          <table:table-cell office:value-type="float" office:value="0.941203851959" calcext:value-type="float">
            <text:p>0.941203851959</text:p>
          </table:table-cell>
          <table:table-cell office:value-type="float" office:value="0.952811031729" calcext:value-type="float">
            <text:p>0.952811031729</text:p>
          </table:table-cell>
          <table:table-cell office:value-type="float" office:value="0.952803281498" calcext:value-type="float">
            <text:p>0.952803281498</text:p>
          </table:table-cell>
          <table:table-cell office:value-type="float" office:value="0.952802055512" calcext:value-type="float">
            <text:p>0.952802055512</text:p>
          </table:table-cell>
          <table:table-cell office:value-type="float" office:value="0.952785834411" calcext:value-type="float">
            <text:p>0.952785834411</text:p>
          </table:table-cell>
          <table:table-cell office:value-type="float" office:value="0.952888752964" calcext:value-type="float">
            <text:p>0.952888752964</text:p>
          </table:table-cell>
          <table:table-cell office:value-type="float" office:value="0.952862800984" calcext:value-type="float">
            <text:p>0.952862800984</text:p>
          </table:table-cell>
          <table:table-cell office:value-type="float" office:value="0.952846742971" calcext:value-type="float">
            <text:p>0.952846742971</text:p>
          </table:table-cell>
          <table:table-cell office:value-type="float" office:value="0.952835251713" calcext:value-type="float">
            <text:p>0.952835251713</text:p>
          </table:table-cell>
          <table:table-cell office:value-type="float" office:value="0.952948719025" calcext:value-type="float">
            <text:p>0.952948719025</text:p>
          </table:table-cell>
          <table:table-cell office:value-type="float" office:value="0.952916018843" calcext:value-type="float">
            <text:p>0.952916018843</text:p>
          </table:table-cell>
          <table:table-cell office:value-type="float" office:value="0.952905607163" calcext:value-type="float">
            <text:p>0.952905607163</text:p>
          </table:table-cell>
          <table:table-cell office:value-type="float" office:value="0.952881173623" calcext:value-type="float">
            <text:p>0.952881173623</text:p>
          </table:table-cell>
          <table:table-cell office:value-type="float" office:value="0.953107851542" calcext:value-type="float">
            <text:p>0.953107851542</text:p>
          </table:table-cell>
          <table:table-cell office:value-type="float" office:value="0.9530058332" calcext:value-type="float">
            <text:p>0.9530058332</text:p>
          </table:table-cell>
          <table:table-cell office:value-type="float" office:value="0.952971712509" calcext:value-type="float">
            <text:p>0.952971712509</text:p>
          </table:table-cell>
          <table:table-cell office:value-type="float" office:value="0.952956044013" calcext:value-type="float">
            <text:p>0.952956044013</text:p>
          </table:table-cell>
          <table:table-cell office:value-type="float" office:value="0.952997135449" calcext:value-type="float">
            <text:p>0.952997135449</text:p>
          </table:table-cell>
          <table:table-cell office:value-type="float" office:value="0.95314790832" calcext:value-type="float">
            <text:p>0.95314790832</text:p>
          </table:table-cell>
          <table:table-cell office:value-type="float" office:value="0.953095065354" calcext:value-type="float">
            <text:p>0.953095065354</text:p>
          </table:table-cell>
          <table:table-cell office:value-type="float" office:value="0.953095338282" calcext:value-type="float">
            <text:p>0.9530953382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7347994936" calcext:value-type="float">
            <text:p>0.917347994936</text:p>
          </table:table-cell>
          <table:table-cell office:value-type="float" office:value="0.916984341794" calcext:value-type="float">
            <text:p>0.916984341794</text:p>
          </table:table-cell>
          <table:table-cell office:value-type="float" office:value="0.917667678536" calcext:value-type="float">
            <text:p>0.917667678536</text:p>
          </table:table-cell>
          <table:table-cell office:value-type="float" office:value="0.917051749779" calcext:value-type="float">
            <text:p>0.917051749779</text:p>
          </table:table-cell>
          <table:table-cell office:value-type="float" office:value="0.916329067639" calcext:value-type="float">
            <text:p>0.916329067639</text:p>
          </table:table-cell>
          <table:table-cell office:value-type="float" office:value="0.916896560826" calcext:value-type="float">
            <text:p>0.916896560826</text:p>
          </table:table-cell>
          <table:table-cell office:value-type="float" office:value="0.916993589803" calcext:value-type="float">
            <text:p>0.916993589803</text:p>
          </table:table-cell>
          <table:table-cell office:value-type="float" office:value="0.916953844664" calcext:value-type="float">
            <text:p>0.916953844664</text:p>
          </table:table-cell>
          <table:table-cell office:value-type="float" office:value="0.916106950402" calcext:value-type="float">
            <text:p>0.916106950402</text:p>
          </table:table-cell>
          <table:table-cell office:value-type="float" office:value="0.916218633161" calcext:value-type="float">
            <text:p>0.916218633161</text:p>
          </table:table-cell>
          <table:table-cell office:value-type="float" office:value="0.916287571943" calcext:value-type="float">
            <text:p>0.916287571943</text:p>
          </table:table-cell>
          <table:table-cell office:value-type="float" office:value="0.91732410705" calcext:value-type="float">
            <text:p>0.91732410705</text:p>
          </table:table-cell>
          <table:table-cell office:value-type="float" office:value="0.916110421507" calcext:value-type="float">
            <text:p>0.916110421507</text:p>
          </table:table-cell>
          <table:table-cell office:value-type="float" office:value="0.916562108288" calcext:value-type="float">
            <text:p>0.916562108288</text:p>
          </table:table-cell>
          <table:table-cell office:value-type="float" office:value="0.916713678464" calcext:value-type="float">
            <text:p>0.916713678464</text:p>
          </table:table-cell>
          <table:table-cell office:value-type="float" office:value="0.917378202892" calcext:value-type="float">
            <text:p>0.917378202892</text:p>
          </table:table-cell>
          <table:table-cell office:value-type="float" office:value="0.916744486064" calcext:value-type="float">
            <text:p>0.916744486064</text:p>
          </table:table-cell>
          <table:table-cell office:value-type="float" office:value="0.917701279089" calcext:value-type="float">
            <text:p>0.917701279089</text:p>
          </table:table-cell>
          <table:table-cell office:value-type="float" office:value="0.917451638206" calcext:value-type="float">
            <text:p>0.917451638206</text:p>
          </table:table-cell>
          <table:table-cell office:value-type="float" office:value="0.919202790103" calcext:value-type="float">
            <text:p>0.919202790103</text:p>
          </table:table-cell>
          <table:table-cell office:value-type="float" office:value="0.877501103837" calcext:value-type="float">
            <text:p>0.877501103837</text:p>
          </table:table-cell>
          <table:table-cell office:value-type="float" office:value="0.880940974998" calcext:value-type="float">
            <text:p>0.880940974998</text:p>
          </table:table-cell>
          <table:table-cell office:value-type="float" office:value="0.882445734097" calcext:value-type="float">
            <text:p>0.882445734097</text:p>
          </table:table-cell>
          <table:table-cell office:value-type="float" office:value="0.883459195864" calcext:value-type="float">
            <text:p>0.883459195864</text:p>
          </table:table-cell>
          <table:table-cell office:value-type="float" office:value="0.891675553913" calcext:value-type="float">
            <text:p>0.891675553913</text:p>
          </table:table-cell>
          <table:table-cell office:value-type="float" office:value="0.891305523986" calcext:value-type="float">
            <text:p>0.891305523986</text:p>
          </table:table-cell>
          <table:table-cell office:value-type="float" office:value="0.893146463285" calcext:value-type="float">
            <text:p>0.893146463285</text:p>
          </table:table-cell>
          <table:table-cell office:value-type="float" office:value="0.885027315297" calcext:value-type="float">
            <text:p>0.885027315297</text:p>
          </table:table-cell>
          <table:table-cell office:value-type="float" office:value="0.891945953009" calcext:value-type="float">
            <text:p>0.891945953009</text:p>
          </table:table-cell>
          <table:table-cell office:value-type="float" office:value="0.889745569394" calcext:value-type="float">
            <text:p>0.889745569394</text:p>
          </table:table-cell>
          <table:table-cell office:value-type="float" office:value="0.854710577093" calcext:value-type="float">
            <text:p>0.854710577093</text:p>
          </table:table-cell>
          <table:table-cell office:value-type="float" office:value="0.838214368245" calcext:value-type="float">
            <text:p>0.838214368245</text:p>
          </table:table-cell>
          <table:table-cell office:value-type="float" office:value="0.893559483778" calcext:value-type="float">
            <text:p>0.893559483778</text:p>
          </table:table-cell>
          <table:table-cell office:value-type="float" office:value="0.855920383537" calcext:value-type="float">
            <text:p>0.855920383537</text:p>
          </table:table-cell>
          <table:table-cell office:value-type="float" office:value="0.816023411615" calcext:value-type="float">
            <text:p>0.816023411615</text:p>
          </table:table-cell>
          <table:table-cell office:value-type="float" office:value="0.798534046387" calcext:value-type="float">
            <text:p>0.798534046387</text:p>
          </table:table-cell>
          <table:table-cell office:value-type="float" office:value="0.878471781115" calcext:value-type="float">
            <text:p>0.878471781115</text:p>
          </table:table-cell>
          <table:table-cell office:value-type="float" office:value="0.841350620699" calcext:value-type="float">
            <text:p>0.841350620699</text:p>
          </table:table-cell>
          <table:table-cell office:value-type="float" office:value="0.78322333697" calcext:value-type="float">
            <text:p>0.78322333697</text:p>
          </table:table-cell>
          <table:table-cell office:value-type="float" office:value="0.753577092687" calcext:value-type="float">
            <text:p>0.753577092687</text:p>
          </table:table-cell>
          <table:table-cell office:value-type="float" office:value="0.913377019226" calcext:value-type="float">
            <text:p>0.913377019226</text:p>
          </table:table-cell>
          <table:table-cell office:value-type="float" office:value="0.913361213646" calcext:value-type="float">
            <text:p>0.913361213646</text:p>
          </table:table-cell>
          <table:table-cell office:value-type="float" office:value="0.913382398459" calcext:value-type="float">
            <text:p>0.913382398459</text:p>
          </table:table-cell>
          <table:table-cell office:value-type="float" office:value="0.913308853466" calcext:value-type="float">
            <text:p>0.913308853466</text:p>
          </table:table-cell>
          <table:table-cell office:value-type="float" office:value="0.913382823816" calcext:value-type="float">
            <text:p>0.913382823816</text:p>
          </table:table-cell>
          <table:table-cell office:value-type="float" office:value="0.913379748753" calcext:value-type="float">
            <text:p>0.913379748753</text:p>
          </table:table-cell>
          <table:table-cell office:value-type="float" office:value="0.913370182403" calcext:value-type="float">
            <text:p>0.913370182403</text:p>
          </table:table-cell>
          <table:table-cell office:value-type="float" office:value="0.913386477885" calcext:value-type="float">
            <text:p>0.913386477885</text:p>
          </table:table-cell>
          <table:table-cell office:value-type="float" office:value="0.913369900595" calcext:value-type="float">
            <text:p>0.913369900595</text:p>
          </table:table-cell>
          <table:table-cell office:value-type="float" office:value="0.913379536991" calcext:value-type="float">
            <text:p>0.913379536991</text:p>
          </table:table-cell>
          <table:table-cell office:value-type="float" office:value="0.913387991467" calcext:value-type="float">
            <text:p>0.913387991467</text:p>
          </table:table-cell>
          <table:table-cell office:value-type="float" office:value="0.913384727776" calcext:value-type="float">
            <text:p>0.913384727776</text:p>
          </table:table-cell>
          <table:table-cell office:value-type="float" office:value="0.913385811586" calcext:value-type="float">
            <text:p>0.913385811586</text:p>
          </table:table-cell>
          <table:table-cell office:value-type="float" office:value="0.913393243423" calcext:value-type="float">
            <text:p>0.913393243423</text:p>
          </table:table-cell>
          <table:table-cell office:value-type="float" office:value="0.913378015374" calcext:value-type="float">
            <text:p>0.913378015374</text:p>
          </table:table-cell>
          <table:table-cell office:value-type="float" office:value="0.913369705864" calcext:value-type="float">
            <text:p>0.913369705864</text:p>
          </table:table-cell>
          <table:table-cell office:value-type="float" office:value="0.90013552398" calcext:value-type="float">
            <text:p>0.90013552398</text:p>
          </table:table-cell>
          <table:table-cell office:value-type="float" office:value="0.91150055788" calcext:value-type="float">
            <text:p>0.91150055788</text:p>
          </table:table-cell>
          <table:table-cell office:value-type="float" office:value="0.906863268458" calcext:value-type="float">
            <text:p>0.906863268458</text:p>
          </table:table-cell>
          <table:table-cell office:value-type="float" office:value="0.895535954132" calcext:value-type="float">
            <text:p>0.895535954132</text:p>
          </table:table-cell>
          <table:table-cell office:value-type="float" office:value="0.916456838559" calcext:value-type="float">
            <text:p>0.916456838559</text:p>
          </table:table-cell>
          <table:table-cell office:value-type="float" office:value="0.916318421118" calcext:value-type="float">
            <text:p>0.916318421118</text:p>
          </table:table-cell>
          <table:table-cell office:value-type="float" office:value="0.916854928034" calcext:value-type="float">
            <text:p>0.916854928034</text:p>
          </table:table-cell>
          <table:table-cell office:value-type="float" office:value="0.916161115661" calcext:value-type="float">
            <text:p>0.916161115661</text:p>
          </table:table-cell>
          <table:table-cell office:value-type="float" office:value="0.91551791654" calcext:value-type="float">
            <text:p>0.91551791654</text:p>
          </table:table-cell>
          <table:table-cell office:value-type="float" office:value="0.915700973824" calcext:value-type="float">
            <text:p>0.915700973824</text:p>
          </table:table-cell>
          <table:table-cell office:value-type="float" office:value="0.916016442957" calcext:value-type="float">
            <text:p>0.916016442957</text:p>
          </table:table-cell>
          <table:table-cell office:value-type="float" office:value="0.915611431702" calcext:value-type="float">
            <text:p>0.915611431702</text:p>
          </table:table-cell>
          <table:table-cell office:value-type="float" office:value="0.915332735445" calcext:value-type="float">
            <text:p>0.915332735445</text:p>
          </table:table-cell>
          <table:table-cell office:value-type="float" office:value="0.915627196062" calcext:value-type="float">
            <text:p>0.915627196062</text:p>
          </table:table-cell>
          <table:table-cell office:value-type="float" office:value="0.915426645772" calcext:value-type="float">
            <text:p>0.915426645772</text:p>
          </table:table-cell>
          <table:table-cell office:value-type="float" office:value="0.915252279471" calcext:value-type="float">
            <text:p>0.915252279471</text:p>
          </table:table-cell>
          <table:table-cell office:value-type="float" office:value="0.915615877941" calcext:value-type="float">
            <text:p>0.915615877941</text:p>
          </table:table-cell>
          <table:table-cell office:value-type="float" office:value="0.915528079527" calcext:value-type="float">
            <text:p>0.915528079527</text:p>
          </table:table-cell>
          <table:table-cell office:value-type="float" office:value="0.915183882895" calcext:value-type="float">
            <text:p>0.915183882895</text:p>
          </table:table-cell>
          <table:table-cell office:value-type="float" office:value="0.915188539122" calcext:value-type="float">
            <text:p>0.915188539122</text:p>
          </table:table-cell>
          <table:table-cell office:value-type="float" office:value="0.911732164913" calcext:value-type="float">
            <text:p>0.911732164913</text:p>
          </table:table-cell>
          <table:table-cell office:value-type="float" office:value="0.915669165205" calcext:value-type="float">
            <text:p>0.915669165205</text:p>
          </table:table-cell>
          <table:table-cell office:value-type="float" office:value="0.915375255517" calcext:value-type="float">
            <text:p>0.915375255517</text:p>
          </table:table-cell>
          <table:table-cell office:value-type="float" office:value="0.914915035729" calcext:value-type="float">
            <text:p>0.914915035729</text:p>
          </table:table-cell>
          <table:table-cell office:value-type="float" office:value="0.914123866744" calcext:value-type="float">
            <text:p>0.914123866744</text:p>
          </table:table-cell>
          <table:table-cell office:value-type="float" office:value="0.914078656585" calcext:value-type="float">
            <text:p>0.914078656585</text:p>
          </table:table-cell>
          <table:table-cell office:value-type="float" office:value="0.914033830294" calcext:value-type="float">
            <text:p>0.914033830294</text:p>
          </table:table-cell>
          <table:table-cell office:value-type="float" office:value="0.914076066414" calcext:value-type="float">
            <text:p>0.914076066414</text:p>
          </table:table-cell>
          <table:table-cell office:value-type="float" office:value="0.914080107738" calcext:value-type="float">
            <text:p>0.914080107738</text:p>
          </table:table-cell>
          <table:table-cell office:value-type="float" office:value="0.914127146822" calcext:value-type="float">
            <text:p>0.914127146822</text:p>
          </table:table-cell>
          <table:table-cell office:value-type="float" office:value="0.914018382531" calcext:value-type="float">
            <text:p>0.914018382531</text:p>
          </table:table-cell>
          <table:table-cell office:value-type="float" office:value="0.914069848892" calcext:value-type="float">
            <text:p>0.914069848892</text:p>
          </table:table-cell>
          <table:table-cell office:value-type="float" office:value="0.914222063926" calcext:value-type="float">
            <text:p>0.914222063926</text:p>
          </table:table-cell>
          <table:table-cell office:value-type="float" office:value="0.914337397028" calcext:value-type="float">
            <text:p>0.914337397028</text:p>
          </table:table-cell>
          <table:table-cell office:value-type="float" office:value="0.914044149256" calcext:value-type="float">
            <text:p>0.914044149256</text:p>
          </table:table-cell>
          <table:table-cell office:value-type="float" office:value="0.914095038416" calcext:value-type="float">
            <text:p>0.914095038416</text:p>
          </table:table-cell>
          <table:table-cell office:value-type="float" office:value="0.914330554335" calcext:value-type="float">
            <text:p>0.914330554335</text:p>
          </table:table-cell>
          <table:table-cell office:value-type="float" office:value="0.914323546435" calcext:value-type="float">
            <text:p>0.914323546435</text:p>
          </table:table-cell>
          <table:table-cell office:value-type="float" office:value="0.914283909525" calcext:value-type="float">
            <text:p>0.914283909525</text:p>
          </table:table-cell>
          <table:table-cell office:value-type="float" office:value="0.914276342209" calcext:value-type="float">
            <text:p>0.914276342209</text:p>
          </table:table-cell>
          <table:table-cell office:value-type="float" office:value="0.914683873136" calcext:value-type="float">
            <text:p>0.914683873136</text:p>
          </table:table-cell>
          <table:table-cell office:value-type="float" office:value="0.914540527128" calcext:value-type="float">
            <text:p>0.914540527128</text:p>
          </table:table-cell>
          <table:table-cell office:value-type="float" office:value="0.914509643534" calcext:value-type="float">
            <text:p>0.914509643534</text:p>
          </table:table-cell>
          <table:table-cell office:value-type="float" office:value="0.914975654633" calcext:value-type="float">
            <text:p>0.9149756546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17076501665" calcext:value-type="float">
            <text:p>0.917076501665</text:p>
          </table:table-cell>
          <table:table-cell office:value-type="float" office:value="0.917598631274" calcext:value-type="float">
            <text:p>0.917598631274</text:p>
          </table:table-cell>
          <table:table-cell office:value-type="float" office:value="0.917721948318" calcext:value-type="float">
            <text:p>0.917721948318</text:p>
          </table:table-cell>
          <table:table-cell office:value-type="float" office:value="0.917839787199" calcext:value-type="float">
            <text:p>0.917839787199</text:p>
          </table:table-cell>
          <table:table-cell office:value-type="float" office:value="0.916666609965" calcext:value-type="float">
            <text:p>0.916666609965</text:p>
          </table:table-cell>
          <table:table-cell office:value-type="float" office:value="0.916952436908" calcext:value-type="float">
            <text:p>0.916952436908</text:p>
          </table:table-cell>
          <table:table-cell office:value-type="float" office:value="0.917316023389" calcext:value-type="float">
            <text:p>0.917316023389</text:p>
          </table:table-cell>
          <table:table-cell office:value-type="float" office:value="0.917925955989" calcext:value-type="float">
            <text:p>0.917925955989</text:p>
          </table:table-cell>
          <table:table-cell office:value-type="float" office:value="0.91651537619" calcext:value-type="float">
            <text:p>0.91651537619</text:p>
          </table:table-cell>
          <table:table-cell office:value-type="float" office:value="0.916804359657" calcext:value-type="float">
            <text:p>0.916804359657</text:p>
          </table:table-cell>
          <table:table-cell office:value-type="float" office:value="0.916961801967" calcext:value-type="float">
            <text:p>0.916961801967</text:p>
          </table:table-cell>
          <table:table-cell office:value-type="float" office:value="0.917356783604" calcext:value-type="float">
            <text:p>0.917356783604</text:p>
          </table:table-cell>
          <table:table-cell office:value-type="float" office:value="0.916362952611" calcext:value-type="float">
            <text:p>0.916362952611</text:p>
          </table:table-cell>
          <table:table-cell office:value-type="float" office:value="0.916766187207" calcext:value-type="float">
            <text:p>0.916766187207</text:p>
          </table:table-cell>
          <table:table-cell office:value-type="float" office:value="0.917095604485" calcext:value-type="float">
            <text:p>0.917095604485</text:p>
          </table:table-cell>
          <table:table-cell office:value-type="float" office:value="0.91837338448" calcext:value-type="float">
            <text:p>0.91837338448</text:p>
          </table:table-cell>
          <table:table-cell office:value-type="float" office:value="0.917364186173" calcext:value-type="float">
            <text:p>0.917364186173</text:p>
          </table:table-cell>
          <table:table-cell office:value-type="float" office:value="0.917768324698" calcext:value-type="float">
            <text:p>0.917768324698</text:p>
          </table:table-cell>
          <table:table-cell office:value-type="float" office:value="0.918028519106" calcext:value-type="float">
            <text:p>0.918028519106</text:p>
          </table:table-cell>
          <table:table-cell office:value-type="float" office:value="0.918299804095" calcext:value-type="float">
            <text:p>0.918299804095</text:p>
          </table:table-cell>
          <table:table-cell office:value-type="float" office:value="0" calcext:value-type="float">
            <text:p>0</text:p>
          </table:table-cell>
          <table:table-cell office:value-type="float" office:value="0.391927837493" calcext:value-type="float">
            <text:p>0.391927837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88702587233" calcext:value-type="float">
            <text:p>0.688702587233</text:p>
          </table:table-cell>
          <table:table-cell office:value-type="float" office:value="0" calcext:value-type="float">
            <text:p>0</text:p>
          </table:table-cell>
          <table:table-cell office:value-type="float" office:value="0.707867123098" calcext:value-type="float">
            <text:p>0.707867123098</text:p>
          </table:table-cell>
          <table:table-cell office:value-type="float" office:value="0" calcext:value-type="float">
            <text:p>0</text:p>
          </table:table-cell>
          <table:table-cell office:value-type="float" office:value="0.890903737212" calcext:value-type="float">
            <text:p>0.890903737212</text:p>
          </table:table-cell>
          <table:table-cell office:value-type="float" office:value="0" calcext:value-type="float">
            <text:p>0</text:p>
          </table:table-cell>
          <table:table-cell office:value-type="float" office:value="0.841270557681" calcext:value-type="float">
            <text:p>0.841270557681</text:p>
          </table:table-cell>
          <table:table-cell office:value-type="float" office:value="0.0511021210835" calcext:value-type="float">
            <text:p>0.0511021210835</text:p>
          </table:table-cell>
          <table:table-cell office:value-type="float" office:value="0.864466736225" calcext:value-type="float">
            <text:p>0.864466736225</text:p>
          </table:table-cell>
          <table:table-cell office:value-type="float" office:value="0" calcext:value-type="float">
            <text:p>0</text:p>
          </table:table-cell>
          <table:table-cell office:value-type="float" office:value="0.806570703045" calcext:value-type="float">
            <text:p>0.8065707030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34914632132" calcext:value-type="float">
            <text:p>0.00034914632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8509791701" calcext:value-type="float">
            <text:p>0.678509791701</text:p>
          </table:table-cell>
          <table:table-cell office:value-type="float" office:value="0" calcext:value-type="float">
            <text:p>0</text:p>
          </table:table-cell>
          <table:table-cell office:value-type="float" office:value="0.376372941701" calcext:value-type="float">
            <text:p>0.376372941701</text:p>
          </table:table-cell>
          <table:table-cell office:value-type="float" office:value="0.0519091325043" calcext:value-type="float">
            <text:p>0.0519091325043</text:p>
          </table:table-cell>
          <table:table-cell office:value-type="float" office:value="0.913379920189" calcext:value-type="float">
            <text:p>0.913379920189</text:p>
          </table:table-cell>
          <table:table-cell office:value-type="float" office:value="0" calcext:value-type="float">
            <text:p>0</text:p>
          </table:table-cell>
          <table:table-cell office:value-type="float" office:value="0.608728437125" calcext:value-type="float">
            <text:p>0.608728437125</text:p>
          </table:table-cell>
          <table:table-cell office:value-type="float" office:value="0.026095341627" calcext:value-type="float">
            <text:p>0.026095341627</text:p>
          </table:table-cell>
          <table:table-cell office:value-type="float" office:value="0.913389225821" calcext:value-type="float">
            <text:p>0.913389225821</text:p>
          </table:table-cell>
          <table:table-cell office:value-type="float" office:value="0" calcext:value-type="float">
            <text:p>0</text:p>
          </table:table-cell>
          <table:table-cell office:value-type="float" office:value="0.730721327057" calcext:value-type="float">
            <text:p>0.730721327057</text:p>
          </table:table-cell>
          <table:table-cell office:value-type="float" office:value="0" calcext:value-type="float">
            <text:p>0</text:p>
          </table:table-cell>
          <table:table-cell office:value-type="float" office:value="0.327200543849" calcext:value-type="float">
            <text:p>0.3272005438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20151252283" calcext:value-type="float">
            <text:p>0.07201512522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5855287467" calcext:value-type="float">
            <text:p>0.75855287467</text:p>
          </table:table-cell>
          <table:table-cell office:value-type="float" office:value="0" calcext:value-type="float">
            <text:p>0</text:p>
          </table:table-cell>
          <table:table-cell office:value-type="float" office:value="0.774651751812" calcext:value-type="float">
            <text:p>0.774651751812</text:p>
          </table:table-cell>
          <table:table-cell office:value-type="float" office:value="0.162401079553" calcext:value-type="float">
            <text:p>0.162401079553</text:p>
          </table:table-cell>
          <table:table-cell office:value-type="float" office:value="0.915194228048" calcext:value-type="float">
            <text:p>0.915194228048</text:p>
          </table:table-cell>
          <table:table-cell office:value-type="float" office:value="0" calcext:value-type="float">
            <text:p>0</text:p>
          </table:table-cell>
          <table:table-cell office:value-type="float" office:value="0.915211789978" calcext:value-type="float">
            <text:p>0.915211789978</text:p>
          </table:table-cell>
          <table:table-cell office:value-type="float" office:value="0.159924184426" calcext:value-type="float">
            <text:p>0.159924184426</text:p>
          </table:table-cell>
          <table:table-cell office:value-type="float" office:value="0.91543348533" calcext:value-type="float">
            <text:p>0.91543348533</text:p>
          </table:table-cell>
          <table:table-cell office:value-type="float" office:value="0.0261686607699" calcext:value-type="float">
            <text:p>0.0261686607699</text:p>
          </table:table-cell>
          <table:table-cell office:value-type="float" office:value="0.915055303793" calcext:value-type="float">
            <text:p>0.9150553037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1441761245" calcext:value-type="float">
            <text:p>0.91441761245</text:p>
          </table:table-cell>
          <table:table-cell office:value-type="float" office:value="0.914398907395" calcext:value-type="float">
            <text:p>0.914398907395</text:p>
          </table:table-cell>
          <table:table-cell office:value-type="float" office:value="0.914178918627" calcext:value-type="float">
            <text:p>0.914178918627</text:p>
          </table:table-cell>
          <table:table-cell office:value-type="float" office:value="0.91425726172" calcext:value-type="float">
            <text:p>0.91425726172</text:p>
          </table:table-cell>
          <table:table-cell office:value-type="float" office:value="0.914308228265" calcext:value-type="float">
            <text:p>0.914308228265</text:p>
          </table:table-cell>
          <table:table-cell office:value-type="float" office:value="0.914273698666" calcext:value-type="float">
            <text:p>0.914273698666</text:p>
          </table:table-cell>
          <table:table-cell office:value-type="float" office:value="0.91432243444" calcext:value-type="float">
            <text:p>0.91432243444</text:p>
          </table:table-cell>
          <table:table-cell office:value-type="float" office:value="0.914579897965" calcext:value-type="float">
            <text:p>0.914579897965</text:p>
          </table:table-cell>
          <table:table-cell office:value-type="float" office:value="0.914331745155" calcext:value-type="float">
            <text:p>0.914331745155</text:p>
          </table:table-cell>
          <table:table-cell office:value-type="float" office:value="0.91431945913" calcext:value-type="float">
            <text:p>0.91431945913</text:p>
          </table:table-cell>
          <table:table-cell office:value-type="float" office:value="0.914359403485" calcext:value-type="float">
            <text:p>0.914359403485</text:p>
          </table:table-cell>
          <table:table-cell office:value-type="float" office:value="0.914420739891" calcext:value-type="float">
            <text:p>0.914420739891</text:p>
          </table:table-cell>
          <table:table-cell office:value-type="float" office:value="0.91478654984" calcext:value-type="float">
            <text:p>0.91478654984</text:p>
          </table:table-cell>
          <table:table-cell office:value-type="float" office:value="0.91441128909" calcext:value-type="float">
            <text:p>0.91441128909</text:p>
          </table:table-cell>
          <table:table-cell office:value-type="float" office:value="0.914516691194" calcext:value-type="float">
            <text:p>0.914516691194</text:p>
          </table:table-cell>
          <table:table-cell office:value-type="float" office:value="0.91462156229" calcext:value-type="float">
            <text:p>0.91462156229</text:p>
          </table:table-cell>
          <table:table-cell office:value-type="float" office:value="0.91395716878" calcext:value-type="float">
            <text:p>0.91395716878</text:p>
          </table:table-cell>
          <table:table-cell office:value-type="float" office:value="0.915062545061" calcext:value-type="float">
            <text:p>0.915062545061</text:p>
          </table:table-cell>
          <table:table-cell office:value-type="float" office:value="0.915061351879" calcext:value-type="float">
            <text:p>0.915061351879</text:p>
          </table:table-cell>
          <table:table-cell office:value-type="float" office:value="0.915435742994" calcext:value-type="float">
            <text:p>0.9154357429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708070311103" calcext:value-type="float">
            <text:p>0.708070311103</text:p>
          </table:table-cell>
          <table:table-cell office:value-type="float" office:value="0.761775471704" calcext:value-type="float">
            <text:p>0.761775471704</text:p>
          </table:table-cell>
          <table:table-cell office:value-type="float" office:value="0.810812415607" calcext:value-type="float">
            <text:p>0.810812415607</text:p>
          </table:table-cell>
          <table:table-cell office:value-type="float" office:value="0.830970218248" calcext:value-type="float">
            <text:p>0.830970218248</text:p>
          </table:table-cell>
          <table:table-cell office:value-type="float" office:value="0.83450606537" calcext:value-type="float">
            <text:p>0.83450606537</text:p>
          </table:table-cell>
          <table:table-cell office:value-type="float" office:value="0.917419524266" calcext:value-type="float">
            <text:p>0.917419524266</text:p>
          </table:table-cell>
          <table:table-cell office:value-type="float" office:value="0.917066305641" calcext:value-type="float">
            <text:p>0.917066305641</text:p>
          </table:table-cell>
          <table:table-cell office:value-type="float" office:value="0.917670413041" calcext:value-type="float">
            <text:p>0.917670413041</text:p>
          </table:table-cell>
          <table:table-cell office:value-type="float" office:value="0.782155398333" calcext:value-type="float">
            <text:p>0.782155398333</text:p>
          </table:table-cell>
          <table:table-cell office:value-type="float" office:value="0.916930051639" calcext:value-type="float">
            <text:p>0.916930051639</text:p>
          </table:table-cell>
          <table:table-cell office:value-type="float" office:value="0.917031391504" calcext:value-type="float">
            <text:p>0.917031391504</text:p>
          </table:table-cell>
          <table:table-cell office:value-type="float" office:value="0.917193418711" calcext:value-type="float">
            <text:p>0.917193418711</text:p>
          </table:table-cell>
          <table:table-cell office:value-type="float" office:value="0.75678175487" calcext:value-type="float">
            <text:p>0.75678175487</text:p>
          </table:table-cell>
          <table:table-cell office:value-type="float" office:value="0.916964881177" calcext:value-type="float">
            <text:p>0.916964881177</text:p>
          </table:table-cell>
          <table:table-cell office:value-type="float" office:value="0.916900301919" calcext:value-type="float">
            <text:p>0.916900301919</text:p>
          </table:table-cell>
          <table:table-cell office:value-type="float" office:value="0.91812465495" calcext:value-type="float">
            <text:p>0.91812465495</text:p>
          </table:table-cell>
          <table:table-cell office:value-type="float" office:value="0.686347878638" calcext:value-type="float">
            <text:p>0.686347878638</text:p>
          </table:table-cell>
          <table:table-cell office:value-type="float" office:value="0.908020958389" calcext:value-type="float">
            <text:p>0.908020958389</text:p>
          </table:table-cell>
          <table:table-cell office:value-type="float" office:value="0.918899058958" calcext:value-type="float">
            <text:p>0.918899058958</text:p>
          </table:table-cell>
          <table:table-cell office:value-type="float" office:value="0.920245834205" calcext:value-type="float">
            <text:p>0.920245834205</text:p>
          </table:table-cell>
          <table:table-cell office:value-type="float" office:value="0.627628774893" calcext:value-type="float">
            <text:p>0.627628774893</text:p>
          </table:table-cell>
          <table:table-cell office:value-type="float" office:value="0.734092874219" calcext:value-type="float">
            <text:p>0.734092874219</text:p>
          </table:table-cell>
          <table:table-cell office:value-type="float" office:value="0.620314456465" calcext:value-type="float">
            <text:p>0.620314456465</text:p>
          </table:table-cell>
          <table:table-cell office:value-type="float" office:value="0.72281445093" calcext:value-type="float">
            <text:p>0.72281445093</text:p>
          </table:table-cell>
          <table:table-cell office:value-type="float" office:value="0.830606097825" calcext:value-type="float">
            <text:p>0.830606097825</text:p>
          </table:table-cell>
          <table:table-cell office:value-type="float" office:value="0.874420877726" calcext:value-type="float">
            <text:p>0.874420877726</text:p>
          </table:table-cell>
          <table:table-cell office:value-type="float" office:value="0.89780255688" calcext:value-type="float">
            <text:p>0.89780255688</text:p>
          </table:table-cell>
          <table:table-cell office:value-type="float" office:value="0.892681287413" calcext:value-type="float">
            <text:p>0.892681287413</text:p>
          </table:table-cell>
          <table:table-cell office:value-type="float" office:value="0.893990026783" calcext:value-type="float">
            <text:p>0.893990026783</text:p>
          </table:table-cell>
          <table:table-cell office:value-type="float" office:value="0.893610250629" calcext:value-type="float">
            <text:p>0.893610250629</text:p>
          </table:table-cell>
          <table:table-cell office:value-type="float" office:value="0.85750234332" calcext:value-type="float">
            <text:p>0.85750234332</text:p>
          </table:table-cell>
          <table:table-cell office:value-type="float" office:value="0.838131483111" calcext:value-type="float">
            <text:p>0.838131483111</text:p>
          </table:table-cell>
          <table:table-cell office:value-type="float" office:value="0.892523822627" calcext:value-type="float">
            <text:p>0.892523822627</text:p>
          </table:table-cell>
          <table:table-cell office:value-type="float" office:value="0.86109833364" calcext:value-type="float">
            <text:p>0.86109833364</text:p>
          </table:table-cell>
          <table:table-cell office:value-type="float" office:value="0.817336033593" calcext:value-type="float">
            <text:p>0.817336033593</text:p>
          </table:table-cell>
          <table:table-cell office:value-type="float" office:value="0.807108527137" calcext:value-type="float">
            <text:p>0.807108527137</text:p>
          </table:table-cell>
          <table:table-cell office:value-type="float" office:value="0.880545075448" calcext:value-type="float">
            <text:p>0.880545075448</text:p>
          </table:table-cell>
          <table:table-cell office:value-type="float" office:value="0.862371795514" calcext:value-type="float">
            <text:p>0.862371795514</text:p>
          </table:table-cell>
          <table:table-cell office:value-type="float" office:value="0.796722795014" calcext:value-type="float">
            <text:p>0.796722795014</text:p>
          </table:table-cell>
          <table:table-cell office:value-type="float" office:value="0.769669669925" calcext:value-type="float">
            <text:p>0.769669669925</text:p>
          </table:table-cell>
          <table:table-cell office:value-type="float" office:value="0.818465329427" calcext:value-type="float">
            <text:p>0.818465329427</text:p>
          </table:table-cell>
          <table:table-cell office:value-type="float" office:value="0.884778773298" calcext:value-type="float">
            <text:p>0.884778773298</text:p>
          </table:table-cell>
          <table:table-cell office:value-type="float" office:value="0.898423077813" calcext:value-type="float">
            <text:p>0.898423077813</text:p>
          </table:table-cell>
          <table:table-cell office:value-type="float" office:value="0.779701263821" calcext:value-type="float">
            <text:p>0.779701263821</text:p>
          </table:table-cell>
          <table:table-cell office:value-type="float" office:value="0.913389129508" calcext:value-type="float">
            <text:p>0.913389129508</text:p>
          </table:table-cell>
          <table:table-cell office:value-type="float" office:value="0.913369405336" calcext:value-type="float">
            <text:p>0.913369405336</text:p>
          </table:table-cell>
          <table:table-cell office:value-type="float" office:value="0.913371530032" calcext:value-type="float">
            <text:p>0.913371530032</text:p>
          </table:table-cell>
          <table:table-cell office:value-type="float" office:value="0.856620929045" calcext:value-type="float">
            <text:p>0.856620929045</text:p>
          </table:table-cell>
          <table:table-cell office:value-type="float" office:value="0.913370949979" calcext:value-type="float">
            <text:p>0.913370949979</text:p>
          </table:table-cell>
          <table:table-cell office:value-type="float" office:value="0.913369696278" calcext:value-type="float">
            <text:p>0.913369696278</text:p>
          </table:table-cell>
          <table:table-cell office:value-type="float" office:value="0.91337436433" calcext:value-type="float">
            <text:p>0.91337436433</text:p>
          </table:table-cell>
          <table:table-cell office:value-type="float" office:value="0.901871501286" calcext:value-type="float">
            <text:p>0.901871501286</text:p>
          </table:table-cell>
          <table:table-cell office:value-type="float" office:value="0.903559070771" calcext:value-type="float">
            <text:p>0.903559070771</text:p>
          </table:table-cell>
          <table:table-cell office:value-type="float" office:value="0.913372294064" calcext:value-type="float">
            <text:p>0.913372294064</text:p>
          </table:table-cell>
          <table:table-cell office:value-type="float" office:value="0.913353822614" calcext:value-type="float">
            <text:p>0.913353822614</text:p>
          </table:table-cell>
          <table:table-cell office:value-type="float" office:value="0.908040391042" calcext:value-type="float">
            <text:p>0.908040391042</text:p>
          </table:table-cell>
          <table:table-cell office:value-type="float" office:value="0.902409467112" calcext:value-type="float">
            <text:p>0.902409467112</text:p>
          </table:table-cell>
          <table:table-cell office:value-type="float" office:value="0.910943889844" calcext:value-type="float">
            <text:p>0.910943889844</text:p>
          </table:table-cell>
          <table:table-cell office:value-type="float" office:value="0.90365029214" calcext:value-type="float">
            <text:p>0.90365029214</text:p>
          </table:table-cell>
          <table:table-cell office:value-type="float" office:value="0.884485826753" calcext:value-type="float">
            <text:p>0.884485826753</text:p>
          </table:table-cell>
          <table:table-cell office:value-type="float" office:value="0.649914910784" calcext:value-type="float">
            <text:p>0.649914910784</text:p>
          </table:table-cell>
          <table:table-cell office:value-type="float" office:value="0.630197028734" calcext:value-type="float">
            <text:p>0.630197028734</text:p>
          </table:table-cell>
          <table:table-cell office:value-type="float" office:value="0.685988339162" calcext:value-type="float">
            <text:p>0.685988339162</text:p>
          </table:table-cell>
          <table:table-cell office:value-type="float" office:value="0.656285035875" calcext:value-type="float">
            <text:p>0.656285035875</text:p>
          </table:table-cell>
          <table:table-cell office:value-type="float" office:value="0.734223321484" calcext:value-type="float">
            <text:p>0.734223321484</text:p>
          </table:table-cell>
          <table:table-cell office:value-type="float" office:value="0.850268530798" calcext:value-type="float">
            <text:p>0.850268530798</text:p>
          </table:table-cell>
          <table:table-cell office:value-type="float" office:value="0.89383738043" calcext:value-type="float">
            <text:p>0.89383738043</text:p>
          </table:table-cell>
          <table:table-cell office:value-type="float" office:value="0.893840426325" calcext:value-type="float">
            <text:p>0.893840426325</text:p>
          </table:table-cell>
          <table:table-cell office:value-type="float" office:value="0.66146668946" calcext:value-type="float">
            <text:p>0.66146668946</text:p>
          </table:table-cell>
          <table:table-cell office:value-type="float" office:value="0.850091487983" calcext:value-type="float">
            <text:p>0.850091487983</text:p>
          </table:table-cell>
          <table:table-cell office:value-type="float" office:value="0.893660513606" calcext:value-type="float">
            <text:p>0.893660513606</text:p>
          </table:table-cell>
          <table:table-cell office:value-type="float" office:value="0.915265176096" calcext:value-type="float">
            <text:p>0.915265176096</text:p>
          </table:table-cell>
          <table:table-cell office:value-type="float" office:value="0.724284852056" calcext:value-type="float">
            <text:p>0.724284852056</text:p>
          </table:table-cell>
          <table:table-cell office:value-type="float" office:value="0.915429089839" calcext:value-type="float">
            <text:p>0.915429089839</text:p>
          </table:table-cell>
          <table:table-cell office:value-type="float" office:value="0.915304198045" calcext:value-type="float">
            <text:p>0.915304198045</text:p>
          </table:table-cell>
          <table:table-cell office:value-type="float" office:value="0.915358340752" calcext:value-type="float">
            <text:p>0.915358340752</text:p>
          </table:table-cell>
          <table:table-cell office:value-type="float" office:value="0.700453043363" calcext:value-type="float">
            <text:p>0.700453043363</text:p>
          </table:table-cell>
          <table:table-cell office:value-type="float" office:value="0.883725700455" calcext:value-type="float">
            <text:p>0.883725700455</text:p>
          </table:table-cell>
          <table:table-cell office:value-type="float" office:value="0.91532669457" calcext:value-type="float">
            <text:p>0.91532669457</text:p>
          </table:table-cell>
          <table:table-cell office:value-type="float" office:value="0.915329652181" calcext:value-type="float">
            <text:p>0.915329652181</text:p>
          </table:table-cell>
          <table:table-cell office:value-type="float" office:value="0.915404014768" calcext:value-type="float">
            <text:p>0.915404014768</text:p>
          </table:table-cell>
          <table:table-cell office:value-type="float" office:value="0.915785208664" calcext:value-type="float">
            <text:p>0.915785208664</text:p>
          </table:table-cell>
          <table:table-cell office:value-type="float" office:value="0.91597379445" calcext:value-type="float">
            <text:p>0.91597379445</text:p>
          </table:table-cell>
          <table:table-cell office:value-type="float" office:value="0.915817775348" calcext:value-type="float">
            <text:p>0.915817775348</text:p>
          </table:table-cell>
          <table:table-cell office:value-type="float" office:value="0.914919013261" calcext:value-type="float">
            <text:p>0.914919013261</text:p>
          </table:table-cell>
          <table:table-cell office:value-type="float" office:value="0.914941325823" calcext:value-type="float">
            <text:p>0.914941325823</text:p>
          </table:table-cell>
          <table:table-cell office:value-type="float" office:value="0.915213323296" calcext:value-type="float">
            <text:p>0.915213323296</text:p>
          </table:table-cell>
          <table:table-cell office:value-type="float" office:value="0.915209341584" calcext:value-type="float">
            <text:p>0.915209341584</text:p>
          </table:table-cell>
          <table:table-cell office:value-type="float" office:value="0.914493981649" calcext:value-type="float">
            <text:p>0.914493981649</text:p>
          </table:table-cell>
          <table:table-cell office:value-type="float" office:value="0.914668771771" calcext:value-type="float">
            <text:p>0.914668771771</text:p>
          </table:table-cell>
          <table:table-cell office:value-type="float" office:value="0.91474971902" calcext:value-type="float">
            <text:p>0.91474971902</text:p>
          </table:table-cell>
          <table:table-cell office:value-type="float" office:value="0.914758167322" calcext:value-type="float">
            <text:p>0.914758167322</text:p>
          </table:table-cell>
          <table:table-cell office:value-type="float" office:value="0.914381070079" calcext:value-type="float">
            <text:p>0.914381070079</text:p>
          </table:table-cell>
          <table:table-cell office:value-type="float" office:value="0.914592851775" calcext:value-type="float">
            <text:p>0.914592851775</text:p>
          </table:table-cell>
          <table:table-cell office:value-type="float" office:value="0.914600230664" calcext:value-type="float">
            <text:p>0.914600230664</text:p>
          </table:table-cell>
          <table:table-cell office:value-type="float" office:value="0.914800603806" calcext:value-type="float">
            <text:p>0.914800603806</text:p>
          </table:table-cell>
          <table:table-cell office:value-type="float" office:value="0.914648802173" calcext:value-type="float">
            <text:p>0.914648802173</text:p>
          </table:table-cell>
          <table:table-cell office:value-type="float" office:value="0.914529711342" calcext:value-type="float">
            <text:p>0.914529711342</text:p>
          </table:table-cell>
          <table:table-cell office:value-type="float" office:value="0.914855443682" calcext:value-type="float">
            <text:p>0.914855443682</text:p>
          </table:table-cell>
          <table:table-cell office:value-type="float" office:value="0.916063271117" calcext:value-type="float">
            <text:p>0.9160632711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12274257" calcext:value-type="float">
            <text:p>0.978812274257</text:p>
          </table:table-cell>
          <table:table-cell office:value-type="float" office:value="0.978816056835" calcext:value-type="float">
            <text:p>0.978816056835</text:p>
          </table:table-cell>
          <table:table-cell office:value-type="float" office:value="0.978814450373" calcext:value-type="float">
            <text:p>0.978814450373</text:p>
          </table:table-cell>
          <table:table-cell office:value-type="float" office:value="0.978819441931" calcext:value-type="float">
            <text:p>0.978819441931</text:p>
          </table:table-cell>
          <table:table-cell office:value-type="float" office:value="0.978819064359" calcext:value-type="float">
            <text:p>0.978819064359</text:p>
          </table:table-cell>
          <table:table-cell office:value-type="float" office:value="0.978817400927" calcext:value-type="float">
            <text:p>0.978817400927</text:p>
          </table:table-cell>
          <table:table-cell office:value-type="float" office:value="0.978818062223" calcext:value-type="float">
            <text:p>0.978818062223</text:p>
          </table:table-cell>
          <table:table-cell office:value-type="float" office:value="0.978820975104" calcext:value-type="float">
            <text:p>0.978820975104</text:p>
          </table:table-cell>
          <table:table-cell office:value-type="float" office:value="0.978819446649" calcext:value-type="float">
            <text:p>0.978819446649</text:p>
          </table:table-cell>
          <table:table-cell office:value-type="float" office:value="0.978829361897" calcext:value-type="float">
            <text:p>0.978829361897</text:p>
          </table:table-cell>
          <table:table-cell office:value-type="float" office:value="0.97884118449" calcext:value-type="float">
            <text:p>0.97884118449</text:p>
          </table:table-cell>
          <table:table-cell office:value-type="float" office:value="0.978823586866" calcext:value-type="float">
            <text:p>0.978823586866</text:p>
          </table:table-cell>
          <table:table-cell office:value-type="float" office:value="0.978835113603" calcext:value-type="float">
            <text:p>0.978835113603</text:p>
          </table:table-cell>
          <table:table-cell office:value-type="float" office:value="0.978848216707" calcext:value-type="float">
            <text:p>0.978848216707</text:p>
          </table:table-cell>
          <table:table-cell office:value-type="float" office:value="0.978858570709" calcext:value-type="float">
            <text:p>0.978858570709</text:p>
          </table:table-cell>
          <table:table-cell office:value-type="float" office:value="0.978875010825" calcext:value-type="float">
            <text:p>0.978875010825</text:p>
          </table:table-cell>
          <table:table-cell office:value-type="float" office:value="0.978886289348" calcext:value-type="float">
            <text:p>0.978886289348</text:p>
          </table:table-cell>
          <table:table-cell office:value-type="float" office:value="0.978881920046" calcext:value-type="float">
            <text:p>0.978881920046</text:p>
          </table:table-cell>
          <table:table-cell office:value-type="float" office:value="0.978894793268" calcext:value-type="float">
            <text:p>0.978894793268</text:p>
          </table:table-cell>
          <table:table-cell office:value-type="float" office:value="0.978879513315" calcext:value-type="float">
            <text:p>0.978879513315</text:p>
          </table:table-cell>
          <table:table-cell office:value-type="float" office:value="0.979036629798" calcext:value-type="float">
            <text:p>0.979036629798</text:p>
          </table:table-cell>
          <table:table-cell office:value-type="float" office:value="0.978769439672" calcext:value-type="float">
            <text:p>0.978769439672</text:p>
          </table:table-cell>
          <table:table-cell office:value-type="float" office:value="0.978345675924" calcext:value-type="float">
            <text:p>0.978345675924</text:p>
          </table:table-cell>
          <table:table-cell office:value-type="float" office:value="0.978429147048" calcext:value-type="float">
            <text:p>0.978429147048</text:p>
          </table:table-cell>
          <table:table-cell office:value-type="float" office:value="0.981915617477" calcext:value-type="float">
            <text:p>0.981915617477</text:p>
          </table:table-cell>
          <table:table-cell office:value-type="float" office:value="0.982958847247" calcext:value-type="float">
            <text:p>0.982958847247</text:p>
          </table:table-cell>
          <table:table-cell office:value-type="float" office:value="0.983478901119" calcext:value-type="float">
            <text:p>0.983478901119</text:p>
          </table:table-cell>
          <table:table-cell office:value-type="float" office:value="0.984421603703" calcext:value-type="float">
            <text:p>0.984421603703</text:p>
          </table:table-cell>
          <table:table-cell office:value-type="float" office:value="0.983865751602" calcext:value-type="float">
            <text:p>0.983865751602</text:p>
          </table:table-cell>
          <table:table-cell office:value-type="float" office:value="0.984440597372" calcext:value-type="float">
            <text:p>0.984440597372</text:p>
          </table:table-cell>
          <table:table-cell office:value-type="float" office:value="0.981014652805" calcext:value-type="float">
            <text:p>0.981014652805</text:p>
          </table:table-cell>
          <table:table-cell office:value-type="float" office:value="0.976379005101" calcext:value-type="float">
            <text:p>0.976379005101</text:p>
          </table:table-cell>
          <table:table-cell office:value-type="float" office:value="0.984452875693" calcext:value-type="float">
            <text:p>0.984452875693</text:p>
          </table:table-cell>
          <table:table-cell office:value-type="float" office:value="0.98299794357" calcext:value-type="float">
            <text:p>0.98299794357</text:p>
          </table:table-cell>
          <table:table-cell office:value-type="float" office:value="0.975064780855" calcext:value-type="float">
            <text:p>0.975064780855</text:p>
          </table:table-cell>
          <table:table-cell office:value-type="float" office:value="0.968837699101" calcext:value-type="float">
            <text:p>0.968837699101</text:p>
          </table:table-cell>
          <table:table-cell office:value-type="float" office:value="0.977191068132" calcext:value-type="float">
            <text:p>0.977191068132</text:p>
          </table:table-cell>
          <table:table-cell office:value-type="float" office:value="0.981915766699" calcext:value-type="float">
            <text:p>0.981915766699</text:p>
          </table:table-cell>
          <table:table-cell office:value-type="float" office:value="0.974379467362" calcext:value-type="float">
            <text:p>0.974379467362</text:p>
          </table:table-cell>
          <table:table-cell office:value-type="float" office:value="0.976534054753" calcext:value-type="float">
            <text:p>0.976534054753</text:p>
          </table:table-cell>
          <table:table-cell office:value-type="float" office:value="0.943896247405" calcext:value-type="float">
            <text:p>0.943896247405</text:p>
          </table:table-cell>
          <table:table-cell office:value-type="float" office:value="0.942013772745" calcext:value-type="float">
            <text:p>0.942013772745</text:p>
          </table:table-cell>
          <table:table-cell office:value-type="float" office:value="0.939004006571" calcext:value-type="float">
            <text:p>0.939004006571</text:p>
          </table:table-cell>
          <table:table-cell office:value-type="float" office:value="0.938463122094" calcext:value-type="float">
            <text:p>0.938463122094</text:p>
          </table:table-cell>
          <table:table-cell office:value-type="float" office:value="0.962433178847" calcext:value-type="float">
            <text:p>0.962433178847</text:p>
          </table:table-cell>
          <table:table-cell office:value-type="float" office:value="0.963972609455" calcext:value-type="float">
            <text:p>0.963972609455</text:p>
          </table:table-cell>
          <table:table-cell office:value-type="float" office:value="0.967002524902" calcext:value-type="float">
            <text:p>0.967002524902</text:p>
          </table:table-cell>
          <table:table-cell office:value-type="float" office:value="0.969368763573" calcext:value-type="float">
            <text:p>0.969368763573</text:p>
          </table:table-cell>
          <table:table-cell office:value-type="float" office:value="0.968028691075" calcext:value-type="float">
            <text:p>0.968028691075</text:p>
          </table:table-cell>
          <table:table-cell office:value-type="float" office:value="0.970517781719" calcext:value-type="float">
            <text:p>0.970517781719</text:p>
          </table:table-cell>
          <table:table-cell office:value-type="float" office:value="0.967038313499" calcext:value-type="float">
            <text:p>0.967038313499</text:p>
          </table:table-cell>
          <table:table-cell office:value-type="float" office:value="0.961390847254" calcext:value-type="float">
            <text:p>0.961390847254</text:p>
          </table:table-cell>
          <table:table-cell office:value-type="float" office:value="0.973044137876" calcext:value-type="float">
            <text:p>0.973044137876</text:p>
          </table:table-cell>
          <table:table-cell office:value-type="float" office:value="0.969195881655" calcext:value-type="float">
            <text:p>0.969195881655</text:p>
          </table:table-cell>
          <table:table-cell office:value-type="float" office:value="0.958354756099" calcext:value-type="float">
            <text:p>0.958354756099</text:p>
          </table:table-cell>
          <table:table-cell office:value-type="float" office:value="0.949212482666" calcext:value-type="float">
            <text:p>0.949212482666</text:p>
          </table:table-cell>
          <table:table-cell office:value-type="float" office:value="0.957430449995" calcext:value-type="float">
            <text:p>0.957430449995</text:p>
          </table:table-cell>
          <table:table-cell office:value-type="float" office:value="0.96841924517" calcext:value-type="float">
            <text:p>0.96841924517</text:p>
          </table:table-cell>
          <table:table-cell office:value-type="float" office:value="0.961428491098" calcext:value-type="float">
            <text:p>0.961428491098</text:p>
          </table:table-cell>
          <table:table-cell office:value-type="float" office:value="0.953101268552" calcext:value-type="float">
            <text:p>0.953101268552</text:p>
          </table:table-cell>
          <table:table-cell office:value-type="float" office:value="0.985684306158" calcext:value-type="float">
            <text:p>0.985684306158</text:p>
          </table:table-cell>
          <table:table-cell office:value-type="float" office:value="0.985863045841" calcext:value-type="float">
            <text:p>0.985863045841</text:p>
          </table:table-cell>
          <table:table-cell office:value-type="float" office:value="0.985705372776" calcext:value-type="float">
            <text:p>0.985705372776</text:p>
          </table:table-cell>
          <table:table-cell office:value-type="float" office:value="0.98573264383" calcext:value-type="float">
            <text:p>0.98573264383</text:p>
          </table:table-cell>
          <table:table-cell office:value-type="float" office:value="0.985855935937" calcext:value-type="float">
            <text:p>0.985855935937</text:p>
          </table:table-cell>
          <table:table-cell office:value-type="float" office:value="0.985866381034" calcext:value-type="float">
            <text:p>0.985866381034</text:p>
          </table:table-cell>
          <table:table-cell office:value-type="float" office:value="0.985894424741" calcext:value-type="float">
            <text:p>0.985894424741</text:p>
          </table:table-cell>
          <table:table-cell office:value-type="float" office:value="0.985873707803" calcext:value-type="float">
            <text:p>0.985873707803</text:p>
          </table:table-cell>
          <table:table-cell office:value-type="float" office:value="0.985837387259" calcext:value-type="float">
            <text:p>0.985837387259</text:p>
          </table:table-cell>
          <table:table-cell office:value-type="float" office:value="0.985837992067" calcext:value-type="float">
            <text:p>0.985837992067</text:p>
          </table:table-cell>
          <table:table-cell office:value-type="float" office:value="0.98585088686" calcext:value-type="float">
            <text:p>0.98585088686</text:p>
          </table:table-cell>
          <table:table-cell office:value-type="float" office:value="0.985860751038" calcext:value-type="float">
            <text:p>0.985860751038</text:p>
          </table:table-cell>
          <table:table-cell office:value-type="float" office:value="0.985873849351" calcext:value-type="float">
            <text:p>0.985873849351</text:p>
          </table:table-cell>
          <table:table-cell office:value-type="float" office:value="0.985930498385" calcext:value-type="float">
            <text:p>0.985930498385</text:p>
          </table:table-cell>
          <table:table-cell office:value-type="float" office:value="0.985885940374" calcext:value-type="float">
            <text:p>0.985885940374</text:p>
          </table:table-cell>
          <table:table-cell office:value-type="float" office:value="0.985859103603" calcext:value-type="float">
            <text:p>0.985859103603</text:p>
          </table:table-cell>
          <table:table-cell office:value-type="float" office:value="0.975535594372" calcext:value-type="float">
            <text:p>0.975535594372</text:p>
          </table:table-cell>
          <table:table-cell office:value-type="float" office:value="0.985888079652" calcext:value-type="float">
            <text:p>0.985888079652</text:p>
          </table:table-cell>
          <table:table-cell office:value-type="float" office:value="0.98592365596" calcext:value-type="float">
            <text:p>0.98592365596</text:p>
          </table:table-cell>
          <table:table-cell office:value-type="float" office:value="0.98589683502" calcext:value-type="float">
            <text:p>0.98589683502</text:p>
          </table:table-cell>
          <table:table-cell office:value-type="float" office:value="0.978814928858" calcext:value-type="float">
            <text:p>0.978814928858</text:p>
          </table:table-cell>
          <table:table-cell office:value-type="float" office:value="0.978811414921" calcext:value-type="float">
            <text:p>0.978811414921</text:p>
          </table:table-cell>
          <table:table-cell office:value-type="float" office:value="0.97881406554" calcext:value-type="float">
            <text:p>0.97881406554</text:p>
          </table:table-cell>
          <table:table-cell office:value-type="float" office:value="0.978813969858" calcext:value-type="float">
            <text:p>0.978813969858</text:p>
          </table:table-cell>
          <table:table-cell office:value-type="float" office:value="0.978811569451" calcext:value-type="float">
            <text:p>0.978811569451</text:p>
          </table:table-cell>
          <table:table-cell office:value-type="float" office:value="0.97880884715" calcext:value-type="float">
            <text:p>0.97880884715</text:p>
          </table:table-cell>
          <table:table-cell office:value-type="float" office:value="0.97881018265" calcext:value-type="float">
            <text:p>0.97881018265</text:p>
          </table:table-cell>
          <table:table-cell office:value-type="float" office:value="0.978811859288" calcext:value-type="float">
            <text:p>0.978811859288</text:p>
          </table:table-cell>
          <table:table-cell office:value-type="float" office:value="0.978808708903" calcext:value-type="float">
            <text:p>0.978808708903</text:p>
          </table:table-cell>
          <table:table-cell office:value-type="float" office:value="0.978807621667" calcext:value-type="float">
            <text:p>0.978807621667</text:p>
          </table:table-cell>
          <table:table-cell office:value-type="float" office:value="0.978808770356" calcext:value-type="float">
            <text:p>0.978808770356</text:p>
          </table:table-cell>
          <table:table-cell office:value-type="float" office:value="0.978809585685" calcext:value-type="float">
            <text:p>0.978809585685</text:p>
          </table:table-cell>
          <table:table-cell office:value-type="float" office:value="0.97880703489" calcext:value-type="float">
            <text:p>0.97880703489</text:p>
          </table:table-cell>
          <table:table-cell office:value-type="float" office:value="0.978807122674" calcext:value-type="float">
            <text:p>0.978807122674</text:p>
          </table:table-cell>
          <table:table-cell office:value-type="float" office:value="0.978808043873" calcext:value-type="float">
            <text:p>0.978808043873</text:p>
          </table:table-cell>
          <table:table-cell office:value-type="float" office:value="0.978811757444" calcext:value-type="float">
            <text:p>0.978811757444</text:p>
          </table:table-cell>
          <table:table-cell office:value-type="float" office:value="0.978806594284" calcext:value-type="float">
            <text:p>0.978806594284</text:p>
          </table:table-cell>
          <table:table-cell office:value-type="float" office:value="0.978806526271" calcext:value-type="float">
            <text:p>0.978806526271</text:p>
          </table:table-cell>
          <table:table-cell office:value-type="float" office:value="0.978808872566" calcext:value-type="float">
            <text:p>0.978808872566</text:p>
          </table:table-cell>
          <table:table-cell office:value-type="float" office:value="0.978884398744" calcext:value-type="float">
            <text:p>0.9788843987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66798135484" calcext:value-type="float">
            <text:p>0.966798135484</text:p>
          </table:table-cell>
          <table:table-cell office:value-type="float" office:value="0.947013540816" calcext:value-type="float">
            <text:p>0.947013540816</text:p>
          </table:table-cell>
          <table:table-cell office:value-type="float" office:value="0.94410116836" calcext:value-type="float">
            <text:p>0.94410116836</text:p>
          </table:table-cell>
          <table:table-cell office:value-type="float" office:value="0.978809225849" calcext:value-type="float">
            <text:p>0.978809225849</text:p>
          </table:table-cell>
          <table:table-cell office:value-type="float" office:value="0.971497598604" calcext:value-type="float">
            <text:p>0.971497598604</text:p>
          </table:table-cell>
          <table:table-cell office:value-type="float" office:value="0.967678476057" calcext:value-type="float">
            <text:p>0.967678476057</text:p>
          </table:table-cell>
          <table:table-cell office:value-type="float" office:value="0.945751152444" calcext:value-type="float">
            <text:p>0.945751152444</text:p>
          </table:table-cell>
          <table:table-cell office:value-type="float" office:value="0.978814067573" calcext:value-type="float">
            <text:p>0.978814067573</text:p>
          </table:table-cell>
          <table:table-cell office:value-type="float" office:value="0.976749829416" calcext:value-type="float">
            <text:p>0.976749829416</text:p>
          </table:table-cell>
          <table:table-cell office:value-type="float" office:value="0.959036571799" calcext:value-type="float">
            <text:p>0.959036571799</text:p>
          </table:table-cell>
          <table:table-cell office:value-type="float" office:value="0.957033232291" calcext:value-type="float">
            <text:p>0.957033232291</text:p>
          </table:table-cell>
          <table:table-cell office:value-type="float" office:value="0.978809616586" calcext:value-type="float">
            <text:p>0.978809616586</text:p>
          </table:table-cell>
          <table:table-cell office:value-type="float" office:value="0.9762089051" calcext:value-type="float">
            <text:p>0.9762089051</text:p>
          </table:table-cell>
          <table:table-cell office:value-type="float" office:value="0.958103000381" calcext:value-type="float">
            <text:p>0.958103000381</text:p>
          </table:table-cell>
          <table:table-cell office:value-type="float" office:value="0.949382320482" calcext:value-type="float">
            <text:p>0.949382320482</text:p>
          </table:table-cell>
          <table:table-cell office:value-type="float" office:value="0.978810552935" calcext:value-type="float">
            <text:p>0.978810552935</text:p>
          </table:table-cell>
          <table:table-cell office:value-type="float" office:value="0.964044796827" calcext:value-type="float">
            <text:p>0.964044796827</text:p>
          </table:table-cell>
          <table:table-cell office:value-type="float" office:value="0.961487940297" calcext:value-type="float">
            <text:p>0.961487940297</text:p>
          </table:table-cell>
          <table:table-cell office:value-type="float" office:value="0.941867814558" calcext:value-type="float">
            <text:p>0.941867814558</text:p>
          </table:table-cell>
          <table:table-cell office:value-type="float" office:value="0.978809075797" calcext:value-type="float">
            <text:p>0.978809075797</text:p>
          </table:table-cell>
          <table:table-cell office:value-type="float" office:value="0.952908721016" calcext:value-type="float">
            <text:p>0.952908721016</text:p>
          </table:table-cell>
          <table:table-cell office:value-type="float" office:value="0.932243175177" calcext:value-type="float">
            <text:p>0.932243175177</text:p>
          </table:table-cell>
          <table:table-cell office:value-type="float" office:value="0.791628732025" calcext:value-type="float">
            <text:p>0.791628732025</text:p>
          </table:table-cell>
          <table:table-cell office:value-type="float" office:value="0.0965870017117" calcext:value-type="float">
            <text:p>0.0965870017117</text:p>
          </table:table-cell>
          <table:table-cell office:value-type="float" office:value="0.982884218967" calcext:value-type="float">
            <text:p>0.982884218967</text:p>
          </table:table-cell>
          <table:table-cell office:value-type="float" office:value="0.970726769786" calcext:value-type="float">
            <text:p>0.970726769786</text:p>
          </table:table-cell>
          <table:table-cell office:value-type="float" office:value="0.893303666113" calcext:value-type="float">
            <text:p>0.893303666113</text:p>
          </table:table-cell>
          <table:table-cell office:value-type="float" office:value="0.172963406636" calcext:value-type="float">
            <text:p>0.172963406636</text:p>
          </table:table-cell>
          <table:table-cell office:value-type="float" office:value="0.98384578535" calcext:value-type="float">
            <text:p>0.98384578535</text:p>
          </table:table-cell>
          <table:table-cell office:value-type="float" office:value="0.983465259243" calcext:value-type="float">
            <text:p>0.983465259243</text:p>
          </table:table-cell>
          <table:table-cell office:value-type="float" office:value="0.905597332657" calcext:value-type="float">
            <text:p>0.905597332657</text:p>
          </table:table-cell>
          <table:table-cell office:value-type="float" office:value="0.0449742475439" calcext:value-type="float">
            <text:p>0.0449742475439</text:p>
          </table:table-cell>
          <table:table-cell office:value-type="float" office:value="0.984761754617" calcext:value-type="float">
            <text:p>0.984761754617</text:p>
          </table:table-cell>
          <table:table-cell office:value-type="float" office:value="0.984249975302" calcext:value-type="float">
            <text:p>0.984249975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4913380268" calcext:value-type="float">
            <text:p>0.984913380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5592831773" calcext:value-type="float">
            <text:p>0.945592831773</text:p>
          </table:table-cell>
          <table:table-cell office:value-type="float" office:value="0.94259100694" calcext:value-type="float">
            <text:p>0.94259100694</text:p>
          </table:table-cell>
          <table:table-cell office:value-type="float" office:value="0.93817380464" calcext:value-type="float">
            <text:p>0.93817380464</text:p>
          </table:table-cell>
          <table:table-cell office:value-type="float" office:value="0.934362156949" calcext:value-type="float">
            <text:p>0.934362156949</text:p>
          </table:table-cell>
          <table:table-cell office:value-type="float" office:value="0.963140005071" calcext:value-type="float">
            <text:p>0.963140005071</text:p>
          </table:table-cell>
          <table:table-cell office:value-type="float" office:value="0.960866789023" calcext:value-type="float">
            <text:p>0.960866789023</text:p>
          </table:table-cell>
          <table:table-cell office:value-type="float" office:value="0.959501794966" calcext:value-type="float">
            <text:p>0.959501794966</text:p>
          </table:table-cell>
          <table:table-cell office:value-type="float" office:value="0.957920841346" calcext:value-type="float">
            <text:p>0.957920841346</text:p>
          </table:table-cell>
          <table:table-cell office:value-type="float" office:value="0.967427894424" calcext:value-type="float">
            <text:p>0.967427894424</text:p>
          </table:table-cell>
          <table:table-cell office:value-type="float" office:value="0.968550272465" calcext:value-type="float">
            <text:p>0.968550272465</text:p>
          </table:table-cell>
          <table:table-cell office:value-type="float" office:value="0.967062888806" calcext:value-type="float">
            <text:p>0.967062888806</text:p>
          </table:table-cell>
          <table:table-cell office:value-type="float" office:value="0.966652643621" calcext:value-type="float">
            <text:p>0.966652643621</text:p>
          </table:table-cell>
          <table:table-cell office:value-type="float" office:value="0.97158930418" calcext:value-type="float">
            <text:p>0.97158930418</text:p>
          </table:table-cell>
          <table:table-cell office:value-type="float" office:value="0.972117615902" calcext:value-type="float">
            <text:p>0.972117615902</text:p>
          </table:table-cell>
          <table:table-cell office:value-type="float" office:value="0.971539315548" calcext:value-type="float">
            <text:p>0.971539315548</text:p>
          </table:table-cell>
          <table:table-cell office:value-type="float" office:value="0.97088072022" calcext:value-type="float">
            <text:p>0.97088072022</text:p>
          </table:table-cell>
          <table:table-cell office:value-type="float" office:value="0.36177584082" calcext:value-type="float">
            <text:p>0.36177584082</text:p>
          </table:table-cell>
          <table:table-cell office:value-type="float" office:value="0.529060933038" calcext:value-type="float">
            <text:p>0.529060933038</text:p>
          </table:table-cell>
          <table:table-cell office:value-type="float" office:value="0.751797785205" calcext:value-type="float">
            <text:p>0.751797785205</text:p>
          </table:table-cell>
          <table:table-cell office:value-type="float" office:value="0.973939089073" calcext:value-type="float">
            <text:p>0.973939089073</text:p>
          </table:table-cell>
          <table:table-cell office:value-type="float" office:value="0.589523365934" calcext:value-type="float">
            <text:p>0.589523365934</text:p>
          </table:table-cell>
          <table:table-cell office:value-type="float" office:value="0.434515109156" calcext:value-type="float">
            <text:p>0.434515109156</text:p>
          </table:table-cell>
          <table:table-cell office:value-type="float" office:value="0.132452582933" calcext:value-type="float">
            <text:p>0.132452582933</text:p>
          </table:table-cell>
          <table:table-cell office:value-type="float" office:value="0" calcext:value-type="float">
            <text:p>0</text:p>
          </table:table-cell>
          <table:table-cell office:value-type="float" office:value="0.807650841188" calcext:value-type="float">
            <text:p>0.807650841188</text:p>
          </table:table-cell>
          <table:table-cell office:value-type="float" office:value="0.440942350583" calcext:value-type="float">
            <text:p>0.440942350583</text:p>
          </table:table-cell>
          <table:table-cell office:value-type="float" office:value="0.153908297124" calcext:value-type="float">
            <text:p>0.153908297124</text:p>
          </table:table-cell>
          <table:table-cell office:value-type="float" office:value="0" calcext:value-type="float">
            <text:p>0</text:p>
          </table:table-cell>
          <table:table-cell office:value-type="float" office:value="0.926050773412" calcext:value-type="float">
            <text:p>0.926050773412</text:p>
          </table:table-cell>
          <table:table-cell office:value-type="float" office:value="0.550777596793" calcext:value-type="float">
            <text:p>0.550777596793</text:p>
          </table:table-cell>
          <table:table-cell office:value-type="float" office:value="0.195378587009" calcext:value-type="float">
            <text:p>0.195378587009</text:p>
          </table:table-cell>
          <table:table-cell office:value-type="float" office:value="0" calcext:value-type="float">
            <text:p>0</text:p>
          </table:table-cell>
          <table:table-cell office:value-type="float" office:value="0.923881766228" calcext:value-type="float">
            <text:p>0.923881766228</text:p>
          </table:table-cell>
          <table:table-cell office:value-type="float" office:value="0.479367804915" calcext:value-type="float">
            <text:p>0.479367804915</text:p>
          </table:table-cell>
          <table:table-cell office:value-type="float" office:value="0.252000771532" calcext:value-type="float">
            <text:p>0.252000771532</text:p>
          </table:table-cell>
          <table:table-cell office:value-type="float" office:value="0.000000314557529956" calcext:value-type="float">
            <text:p>3.14557529956E-07</text:p>
          </table:table-cell>
          <table:table-cell office:value-type="float" office:value="0.808528229673" calcext:value-type="float">
            <text:p>0.808528229673</text:p>
          </table:table-cell>
          <table:table-cell office:value-type="float" office:value="0.294969890144" calcext:value-type="float">
            <text:p>0.294969890144</text:p>
          </table:table-cell>
          <table:table-cell office:value-type="float" office:value="0.0924505869426" calcext:value-type="float">
            <text:p>0.0924505869426</text:p>
          </table:table-cell>
          <table:table-cell office:value-type="float" office:value="0" calcext:value-type="float">
            <text:p>0</text:p>
          </table:table-cell>
          <table:table-cell office:value-type="float" office:value="0.977217649444" calcext:value-type="float">
            <text:p>0.977217649444</text:p>
          </table:table-cell>
          <table:table-cell office:value-type="float" office:value="0.978809451984" calcext:value-type="float">
            <text:p>0.978809451984</text:p>
          </table:table-cell>
          <table:table-cell office:value-type="float" office:value="0.978808793781" calcext:value-type="float">
            <text:p>0.978808793781</text:p>
          </table:table-cell>
          <table:table-cell office:value-type="float" office:value="0.978808724125" calcext:value-type="float">
            <text:p>0.978808724125</text:p>
          </table:table-cell>
          <table:table-cell office:value-type="float" office:value="0.978809052192" calcext:value-type="float">
            <text:p>0.978809052192</text:p>
          </table:table-cell>
          <table:table-cell office:value-type="float" office:value="0.978807221193" calcext:value-type="float">
            <text:p>0.978807221193</text:p>
          </table:table-cell>
          <table:table-cell office:value-type="float" office:value="0.978808518274" calcext:value-type="float">
            <text:p>0.978808518274</text:p>
          </table:table-cell>
          <table:table-cell office:value-type="float" office:value="0.978809130151" calcext:value-type="float">
            <text:p>0.978809130151</text:p>
          </table:table-cell>
          <table:table-cell office:value-type="float" office:value="0.978807209083" calcext:value-type="float">
            <text:p>0.978807209083</text:p>
          </table:table-cell>
          <table:table-cell office:value-type="float" office:value="0.978806819197" calcext:value-type="float">
            <text:p>0.978806819197</text:p>
          </table:table-cell>
          <table:table-cell office:value-type="float" office:value="0.978807299329" calcext:value-type="float">
            <text:p>0.978807299329</text:p>
          </table:table-cell>
          <table:table-cell office:value-type="float" office:value="0.978807456585" calcext:value-type="float">
            <text:p>0.978807456585</text:p>
          </table:table-cell>
          <table:table-cell office:value-type="float" office:value="0.978806487259" calcext:value-type="float">
            <text:p>0.978806487259</text:p>
          </table:table-cell>
          <table:table-cell office:value-type="float" office:value="0.972896836439" calcext:value-type="float">
            <text:p>0.972896836439</text:p>
          </table:table-cell>
          <table:table-cell office:value-type="float" office:value="0.963500083973" calcext:value-type="float">
            <text:p>0.963500083973</text:p>
          </table:table-cell>
          <table:table-cell office:value-type="float" office:value="0.978806610407" calcext:value-type="float">
            <text:p>0.978806610407</text:p>
          </table:table-cell>
          <table:table-cell office:value-type="float" office:value="0.973405517901" calcext:value-type="float">
            <text:p>0.973405517901</text:p>
          </table:table-cell>
          <table:table-cell office:value-type="float" office:value="0.962245880236" calcext:value-type="float">
            <text:p>0.962245880236</text:p>
          </table:table-cell>
          <table:table-cell office:value-type="float" office:value="0.963816252449" calcext:value-type="float">
            <text:p>0.963816252449</text:p>
          </table:table-cell>
          <table:table-cell office:value-type="float" office:value="0.978807398229" calcext:value-type="float">
            <text:p>0.9788073982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18747003504" calcext:value-type="float">
            <text:p>0.918747003504</text:p>
          </table:table-cell>
          <table:table-cell office:value-type="float" office:value="0.918399197962" calcext:value-type="float">
            <text:p>0.918399197962</text:p>
          </table:table-cell>
          <table:table-cell office:value-type="float" office:value="0.914450318063" calcext:value-type="float">
            <text:p>0.914450318063</text:p>
          </table:table-cell>
          <table:table-cell office:value-type="float" office:value="0.910500465102" calcext:value-type="float">
            <text:p>0.910500465102</text:p>
          </table:table-cell>
          <table:table-cell office:value-type="float" office:value="0.921766873911" calcext:value-type="float">
            <text:p>0.921766873911</text:p>
          </table:table-cell>
          <table:table-cell office:value-type="float" office:value="0.917812012414" calcext:value-type="float">
            <text:p>0.917812012414</text:p>
          </table:table-cell>
          <table:table-cell office:value-type="float" office:value="0.921938782217" calcext:value-type="float">
            <text:p>0.921938782217</text:p>
          </table:table-cell>
          <table:table-cell office:value-type="float" office:value="0.921986427034" calcext:value-type="float">
            <text:p>0.921986427034</text:p>
          </table:table-cell>
          <table:table-cell office:value-type="float" office:value="0.921715390708" calcext:value-type="float">
            <text:p>0.921715390708</text:p>
          </table:table-cell>
          <table:table-cell office:value-type="float" office:value="0.921775667474" calcext:value-type="float">
            <text:p>0.921775667474</text:p>
          </table:table-cell>
          <table:table-cell office:value-type="float" office:value="0.921804784968" calcext:value-type="float">
            <text:p>0.921804784968</text:p>
          </table:table-cell>
          <table:table-cell office:value-type="float" office:value="0.92199635403" calcext:value-type="float">
            <text:p>0.92199635403</text:p>
          </table:table-cell>
          <table:table-cell office:value-type="float" office:value="0.92169468619" calcext:value-type="float">
            <text:p>0.92169468619</text:p>
          </table:table-cell>
          <table:table-cell office:value-type="float" office:value="0.921729911283" calcext:value-type="float">
            <text:p>0.921729911283</text:p>
          </table:table-cell>
          <table:table-cell office:value-type="float" office:value="0.921789876047" calcext:value-type="float">
            <text:p>0.921789876047</text:p>
          </table:table-cell>
          <table:table-cell office:value-type="float" office:value="0.921830680022" calcext:value-type="float">
            <text:p>0.921830680022</text:p>
          </table:table-cell>
          <table:table-cell office:value-type="float" office:value="0.917524329709" calcext:value-type="float">
            <text:p>0.917524329709</text:p>
          </table:table-cell>
          <table:table-cell office:value-type="float" office:value="0.921599791862" calcext:value-type="float">
            <text:p>0.921599791862</text:p>
          </table:table-cell>
          <table:table-cell office:value-type="float" office:value="0.921664761033" calcext:value-type="float">
            <text:p>0.921664761033</text:p>
          </table:table-cell>
          <table:table-cell office:value-type="float" office:value="0.921710699647" calcext:value-type="float">
            <text:p>0.921710699647</text:p>
          </table:table-cell>
          <table:table-cell office:value-type="float" office:value="0.900996516766" calcext:value-type="float">
            <text:p>0.900996516766</text:p>
          </table:table-cell>
          <table:table-cell office:value-type="float" office:value="0.923899750892" calcext:value-type="float">
            <text:p>0.923899750892</text:p>
          </table:table-cell>
          <table:table-cell office:value-type="float" office:value="0.928657098713" calcext:value-type="float">
            <text:p>0.928657098713</text:p>
          </table:table-cell>
          <table:table-cell office:value-type="float" office:value="0.89022840327" calcext:value-type="float">
            <text:p>0.89022840327</text:p>
          </table:table-cell>
          <table:table-cell office:value-type="float" office:value="0.94271505448" calcext:value-type="float">
            <text:p>0.94271505448</text:p>
          </table:table-cell>
          <table:table-cell office:value-type="float" office:value="0.942900083537" calcext:value-type="float">
            <text:p>0.942900083537</text:p>
          </table:table-cell>
          <table:table-cell office:value-type="float" office:value="0.945229142735" calcext:value-type="float">
            <text:p>0.945229142735</text:p>
          </table:table-cell>
          <table:table-cell office:value-type="float" office:value="0.945229376525" calcext:value-type="float">
            <text:p>0.945229376525</text:p>
          </table:table-cell>
          <table:table-cell office:value-type="float" office:value="0.945317626713" calcext:value-type="float">
            <text:p>0.945317626713</text:p>
          </table:table-cell>
          <table:table-cell office:value-type="float" office:value="0.945202834615" calcext:value-type="float">
            <text:p>0.945202834615</text:p>
          </table:table-cell>
          <table:table-cell office:value-type="float" office:value="0.913270751707" calcext:value-type="float">
            <text:p>0.913270751707</text:p>
          </table:table-cell>
          <table:table-cell office:value-type="float" office:value="0.865284906467" calcext:value-type="float">
            <text:p>0.865284906467</text:p>
          </table:table-cell>
          <table:table-cell office:value-type="float" office:value="0.940699220456" calcext:value-type="float">
            <text:p>0.940699220456</text:p>
          </table:table-cell>
          <table:table-cell office:value-type="float" office:value="0.933093087216" calcext:value-type="float">
            <text:p>0.933093087216</text:p>
          </table:table-cell>
          <table:table-cell office:value-type="float" office:value="0.852167801937" calcext:value-type="float">
            <text:p>0.852167801937</text:p>
          </table:table-cell>
          <table:table-cell office:value-type="float" office:value="0.804558148069" calcext:value-type="float">
            <text:p>0.804558148069</text:p>
          </table:table-cell>
          <table:table-cell office:value-type="float" office:value="0.935955564409" calcext:value-type="float">
            <text:p>0.935955564409</text:p>
          </table:table-cell>
          <table:table-cell office:value-type="float" office:value="0.908647087239" calcext:value-type="float">
            <text:p>0.908647087239</text:p>
          </table:table-cell>
          <table:table-cell office:value-type="float" office:value="0.836609702544" calcext:value-type="float">
            <text:p>0.836609702544</text:p>
          </table:table-cell>
          <table:table-cell office:value-type="float" office:value="0.763064097975" calcext:value-type="float">
            <text:p>0.763064097975</text:p>
          </table:table-cell>
          <table:table-cell office:value-type="float" office:value="0.84560104086" calcext:value-type="float">
            <text:p>0.84560104086</text:p>
          </table:table-cell>
          <table:table-cell office:value-type="float" office:value="0.8737603748" calcext:value-type="float">
            <text:p>0.8737603748</text:p>
          </table:table-cell>
          <table:table-cell office:value-type="float" office:value="0.880964815717" calcext:value-type="float">
            <text:p>0.880964815717</text:p>
          </table:table-cell>
          <table:table-cell office:value-type="float" office:value="0.896753003327" calcext:value-type="float">
            <text:p>0.896753003327</text:p>
          </table:table-cell>
          <table:table-cell office:value-type="float" office:value="0.927222279018" calcext:value-type="float">
            <text:p>0.927222279018</text:p>
          </table:table-cell>
          <table:table-cell office:value-type="float" office:value="0.930558537961" calcext:value-type="float">
            <text:p>0.930558537961</text:p>
          </table:table-cell>
          <table:table-cell office:value-type="float" office:value="0.929445442434" calcext:value-type="float">
            <text:p>0.929445442434</text:p>
          </table:table-cell>
          <table:table-cell office:value-type="float" office:value="0.930993164083" calcext:value-type="float">
            <text:p>0.930993164083</text:p>
          </table:table-cell>
          <table:table-cell office:value-type="float" office:value="0.935206355138" calcext:value-type="float">
            <text:p>0.935206355138</text:p>
          </table:table-cell>
          <table:table-cell office:value-type="float" office:value="0.940711587565" calcext:value-type="float">
            <text:p>0.940711587565</text:p>
          </table:table-cell>
          <table:table-cell office:value-type="float" office:value="0.944053060466" calcext:value-type="float">
            <text:p>0.944053060466</text:p>
          </table:table-cell>
          <table:table-cell office:value-type="float" office:value="0.940463793662" calcext:value-type="float">
            <text:p>0.940463793662</text:p>
          </table:table-cell>
          <table:table-cell office:value-type="float" office:value="0.941716104623" calcext:value-type="float">
            <text:p>0.941716104623</text:p>
          </table:table-cell>
          <table:table-cell office:value-type="float" office:value="0.945014691393" calcext:value-type="float">
            <text:p>0.945014691393</text:p>
          </table:table-cell>
          <table:table-cell office:value-type="float" office:value="0.921579645381" calcext:value-type="float">
            <text:p>0.921579645381</text:p>
          </table:table-cell>
          <table:table-cell office:value-type="float" office:value="0.944383880749" calcext:value-type="float">
            <text:p>0.944383880749</text:p>
          </table:table-cell>
          <table:table-cell office:value-type="float" office:value="0.911897107473" calcext:value-type="float">
            <text:p>0.911897107473</text:p>
          </table:table-cell>
          <table:table-cell office:value-type="float" office:value="0.881740273052" calcext:value-type="float">
            <text:p>0.881740273052</text:p>
          </table:table-cell>
          <table:table-cell office:value-type="float" office:value="0.818890858325" calcext:value-type="float">
            <text:p>0.818890858325</text:p>
          </table:table-cell>
          <table:table-cell office:value-type="float" office:value="0.917544830885" calcext:value-type="float">
            <text:p>0.917544830885</text:p>
          </table:table-cell>
          <table:table-cell office:value-type="float" office:value="0.806808292407" calcext:value-type="float">
            <text:p>0.806808292407</text:p>
          </table:table-cell>
          <table:table-cell office:value-type="float" office:value="0.855424375055" calcext:value-type="float">
            <text:p>0.855424375055</text:p>
          </table:table-cell>
          <table:table-cell office:value-type="float" office:value="0.875250991981" calcext:value-type="float">
            <text:p>0.875250991981</text:p>
          </table:table-cell>
          <table:table-cell office:value-type="float" office:value="0.814031480522" calcext:value-type="float">
            <text:p>0.814031480522</text:p>
          </table:table-cell>
          <table:table-cell office:value-type="float" office:value="0.850018984142" calcext:value-type="float">
            <text:p>0.850018984142</text:p>
          </table:table-cell>
          <table:table-cell office:value-type="float" office:value="0.860863719801" calcext:value-type="float">
            <text:p>0.860863719801</text:p>
          </table:table-cell>
          <table:table-cell office:value-type="float" office:value="0.867388355063" calcext:value-type="float">
            <text:p>0.867388355063</text:p>
          </table:table-cell>
          <table:table-cell office:value-type="float" office:value="0.863557012789" calcext:value-type="float">
            <text:p>0.863557012789</text:p>
          </table:table-cell>
          <table:table-cell office:value-type="float" office:value="0.859310347871" calcext:value-type="float">
            <text:p>0.859310347871</text:p>
          </table:table-cell>
          <table:table-cell office:value-type="float" office:value="0.861460076168" calcext:value-type="float">
            <text:p>0.861460076168</text:p>
          </table:table-cell>
          <table:table-cell office:value-type="float" office:value="0.870368228877" calcext:value-type="float">
            <text:p>0.870368228877</text:p>
          </table:table-cell>
          <table:table-cell office:value-type="float" office:value="0.87509753129" calcext:value-type="float">
            <text:p>0.87509753129</text:p>
          </table:table-cell>
          <table:table-cell office:value-type="float" office:value="0.845331262159" calcext:value-type="float">
            <text:p>0.845331262159</text:p>
          </table:table-cell>
          <table:table-cell office:value-type="float" office:value="0.86121004743" calcext:value-type="float">
            <text:p>0.86121004743</text:p>
          </table:table-cell>
          <table:table-cell office:value-type="float" office:value="0.872489355613" calcext:value-type="float">
            <text:p>0.872489355613</text:p>
          </table:table-cell>
          <table:table-cell office:value-type="float" office:value="0.876437964522" calcext:value-type="float">
            <text:p>0.876437964522</text:p>
          </table:table-cell>
          <table:table-cell office:value-type="float" office:value="0.8485419023" calcext:value-type="float">
            <text:p>0.8485419023</text:p>
          </table:table-cell>
          <table:table-cell office:value-type="float" office:value="0.868449169842" calcext:value-type="float">
            <text:p>0.868449169842</text:p>
          </table:table-cell>
          <table:table-cell office:value-type="float" office:value="0.870690791715" calcext:value-type="float">
            <text:p>0.870690791715</text:p>
          </table:table-cell>
          <table:table-cell office:value-type="float" office:value="0.870756207784" calcext:value-type="float">
            <text:p>0.870756207784</text:p>
          </table:table-cell>
          <table:table-cell office:value-type="float" office:value="0.921772813037" calcext:value-type="float">
            <text:p>0.921772813037</text:p>
          </table:table-cell>
          <table:table-cell office:value-type="float" office:value="0.921725398074" calcext:value-type="float">
            <text:p>0.921725398074</text:p>
          </table:table-cell>
          <table:table-cell office:value-type="float" office:value="0.921820305459" calcext:value-type="float">
            <text:p>0.921820305459</text:p>
          </table:table-cell>
          <table:table-cell office:value-type="float" office:value="0.921726377841" calcext:value-type="float">
            <text:p>0.921726377841</text:p>
          </table:table-cell>
          <table:table-cell office:value-type="float" office:value="0.921643879716" calcext:value-type="float">
            <text:p>0.921643879716</text:p>
          </table:table-cell>
          <table:table-cell office:value-type="float" office:value="0.921661334374" calcext:value-type="float">
            <text:p>0.921661334374</text:p>
          </table:table-cell>
          <table:table-cell office:value-type="float" office:value="0.921673736524" calcext:value-type="float">
            <text:p>0.921673736524</text:p>
          </table:table-cell>
          <table:table-cell office:value-type="float" office:value="0.921672845554" calcext:value-type="float">
            <text:p>0.921672845554</text:p>
          </table:table-cell>
          <table:table-cell office:value-type="float" office:value="0.921660256496" calcext:value-type="float">
            <text:p>0.921660256496</text:p>
          </table:table-cell>
          <table:table-cell office:value-type="float" office:value="0.921682093246" calcext:value-type="float">
            <text:p>0.921682093246</text:p>
          </table:table-cell>
          <table:table-cell office:value-type="float" office:value="0.92171758968" calcext:value-type="float">
            <text:p>0.92171758968</text:p>
          </table:table-cell>
          <table:table-cell office:value-type="float" office:value="0.921741533628" calcext:value-type="float">
            <text:p>0.921741533628</text:p>
          </table:table-cell>
          <table:table-cell office:value-type="float" office:value="0.921658068236" calcext:value-type="float">
            <text:p>0.921658068236</text:p>
          </table:table-cell>
          <table:table-cell office:value-type="float" office:value="0.921662018376" calcext:value-type="float">
            <text:p>0.921662018376</text:p>
          </table:table-cell>
          <table:table-cell office:value-type="float" office:value="0.921710289254" calcext:value-type="float">
            <text:p>0.921710289254</text:p>
          </table:table-cell>
          <table:table-cell office:value-type="float" office:value="0.921714344807" calcext:value-type="float">
            <text:p>0.921714344807</text:p>
          </table:table-cell>
          <table:table-cell office:value-type="float" office:value="0.921627871301" calcext:value-type="float">
            <text:p>0.921627871301</text:p>
          </table:table-cell>
          <table:table-cell office:value-type="float" office:value="0.921689394608" calcext:value-type="float">
            <text:p>0.921689394608</text:p>
          </table:table-cell>
          <table:table-cell office:value-type="float" office:value="0.921724647277" calcext:value-type="float">
            <text:p>0.921724647277</text:p>
          </table:table-cell>
          <table:table-cell office:value-type="float" office:value="0.921778141531" calcext:value-type="float">
            <text:p>0.9217781415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752066949966" calcext:value-type="float">
            <text:p>0.752066949966</text:p>
          </table:table-cell>
          <table:table-cell office:value-type="float" office:value="0.752130203667" calcext:value-type="float">
            <text:p>0.752130203667</text:p>
          </table:table-cell>
          <table:table-cell office:value-type="float" office:value="0.792256227298" calcext:value-type="float">
            <text:p>0.792256227298</text:p>
          </table:table-cell>
          <table:table-cell office:value-type="float" office:value="0.758064938772" calcext:value-type="float">
            <text:p>0.758064938772</text:p>
          </table:table-cell>
          <table:table-cell office:value-type="float" office:value="0.79542257581" calcext:value-type="float">
            <text:p>0.79542257581</text:p>
          </table:table-cell>
          <table:table-cell office:value-type="float" office:value="0.77247707588" calcext:value-type="float">
            <text:p>0.77247707588</text:p>
          </table:table-cell>
          <table:table-cell office:value-type="float" office:value="0.770185831844" calcext:value-type="float">
            <text:p>0.770185831844</text:p>
          </table:table-cell>
          <table:table-cell office:value-type="float" office:value="0.781145766383" calcext:value-type="float">
            <text:p>0.781145766383</text:p>
          </table:table-cell>
          <table:table-cell office:value-type="float" office:value="0.789297815284" calcext:value-type="float">
            <text:p>0.789297815284</text:p>
          </table:table-cell>
          <table:table-cell office:value-type="float" office:value="0.791990671288" calcext:value-type="float">
            <text:p>0.791990671288</text:p>
          </table:table-cell>
          <table:table-cell office:value-type="float" office:value="0.782815289764" calcext:value-type="float">
            <text:p>0.782815289764</text:p>
          </table:table-cell>
          <table:table-cell office:value-type="float" office:value="0.773206541542" calcext:value-type="float">
            <text:p>0.773206541542</text:p>
          </table:table-cell>
          <table:table-cell office:value-type="float" office:value="0.797947374987" calcext:value-type="float">
            <text:p>0.797947374987</text:p>
          </table:table-cell>
          <table:table-cell office:value-type="float" office:value="0.79647586074" calcext:value-type="float">
            <text:p>0.79647586074</text:p>
          </table:table-cell>
          <table:table-cell office:value-type="float" office:value="0.781165021057" calcext:value-type="float">
            <text:p>0.781165021057</text:p>
          </table:table-cell>
          <table:table-cell office:value-type="float" office:value="0.768359872788" calcext:value-type="float">
            <text:p>0.768359872788</text:p>
          </table:table-cell>
          <table:table-cell office:value-type="float" office:value="0.811952111628" calcext:value-type="float">
            <text:p>0.811952111628</text:p>
          </table:table-cell>
          <table:table-cell office:value-type="float" office:value="0.828453052073" calcext:value-type="float">
            <text:p>0.828453052073</text:p>
          </table:table-cell>
          <table:table-cell office:value-type="float" office:value="0.816761479444" calcext:value-type="float">
            <text:p>0.816761479444</text:p>
          </table:table-cell>
          <table:table-cell office:value-type="float" office:value="0.762026646107" calcext:value-type="float">
            <text:p>0.762026646107</text:p>
          </table:table-cell>
          <table:table-cell office:value-type="float" office:value="0.815486248054" calcext:value-type="float">
            <text:p>0.815486248054</text:p>
          </table:table-cell>
          <table:table-cell office:value-type="float" office:value="0.820194323674" calcext:value-type="float">
            <text:p>0.820194323674</text:p>
          </table:table-cell>
          <table:table-cell office:value-type="float" office:value="0.830914223945" calcext:value-type="float">
            <text:p>0.830914223945</text:p>
          </table:table-cell>
          <table:table-cell office:value-type="float" office:value="0.743982678618" calcext:value-type="float">
            <text:p>0.743982678618</text:p>
          </table:table-cell>
          <table:table-cell office:value-type="float" office:value="0.538611135228" calcext:value-type="float">
            <text:p>0.538611135228</text:p>
          </table:table-cell>
          <table:table-cell office:value-type="float" office:value="0.45673421371" calcext:value-type="float">
            <text:p>0.45673421371</text:p>
          </table:table-cell>
          <table:table-cell office:value-type="float" office:value="0.382352549001" calcext:value-type="float">
            <text:p>0.382352549001</text:p>
          </table:table-cell>
          <table:table-cell office:value-type="float" office:value="0.375353024639" calcext:value-type="float">
            <text:p>0.375353024639</text:p>
          </table:table-cell>
          <table:table-cell office:value-type="float" office:value="0.399666294089" calcext:value-type="float">
            <text:p>0.399666294089</text:p>
          </table:table-cell>
          <table:table-cell office:value-type="float" office:value="0.374636292121" calcext:value-type="float">
            <text:p>0.374636292121</text:p>
          </table:table-cell>
          <table:table-cell office:value-type="float" office:value="0.107488271262" calcext:value-type="float">
            <text:p>0.107488271262</text:p>
          </table:table-cell>
          <table:table-cell office:value-type="float" office:value="0.0651918384981" calcext:value-type="float">
            <text:p>0.0651918384981</text:p>
          </table:table-cell>
          <table:table-cell office:value-type="float" office:value="0.283589505645" calcext:value-type="float">
            <text:p>0.283589505645</text:p>
          </table:table-cell>
          <table:table-cell office:value-type="float" office:value="0.135006273704" calcext:value-type="float">
            <text:p>0.135006273704</text:p>
          </table:table-cell>
          <table:table-cell office:value-type="float" office:value="0.0162856796115" calcext:value-type="float">
            <text:p>0.0162856796115</text:p>
          </table:table-cell>
          <table:table-cell office:value-type="float" office:value="0.00943047844458" calcext:value-type="float">
            <text:p>0.00943047844458</text:p>
          </table:table-cell>
          <table:table-cell office:value-type="float" office:value="0.0840921584414" calcext:value-type="float">
            <text:p>0.0840921584414</text:p>
          </table:table-cell>
          <table:table-cell office:value-type="float" office:value="0.0624664379323" calcext:value-type="float">
            <text:p>0.0624664379323</text:p>
          </table:table-cell>
          <table:table-cell office:value-type="float" office:value="0.0283432968851" calcext:value-type="float">
            <text:p>0.0283432968851</text:p>
          </table:table-cell>
          <table:table-cell office:value-type="float" office:value="0.00060138396175" calcext:value-type="float">
            <text:p>0.00060138396175</text:p>
          </table:table-cell>
          <table:table-cell office:value-type="float" office:value="0.795920251029" calcext:value-type="float">
            <text:p>0.795920251029</text:p>
          </table:table-cell>
          <table:table-cell office:value-type="float" office:value="0.781512142364" calcext:value-type="float">
            <text:p>0.781512142364</text:p>
          </table:table-cell>
          <table:table-cell office:value-type="float" office:value="0.819317963069" calcext:value-type="float">
            <text:p>0.819317963069</text:p>
          </table:table-cell>
          <table:table-cell office:value-type="float" office:value="0.714049923186" calcext:value-type="float">
            <text:p>0.714049923186</text:p>
          </table:table-cell>
          <table:table-cell office:value-type="float" office:value="0.559180687" calcext:value-type="float">
            <text:p>0.559180687</text:p>
          </table:table-cell>
          <table:table-cell office:value-type="float" office:value="0.560369682055" calcext:value-type="float">
            <text:p>0.560369682055</text:p>
          </table:table-cell>
          <table:table-cell office:value-type="float" office:value="0.575458494176" calcext:value-type="float">
            <text:p>0.575458494176</text:p>
          </table:table-cell>
          <table:table-cell office:value-type="float" office:value="0.546824758794" calcext:value-type="float">
            <text:p>0.546824758794</text:p>
          </table:table-cell>
          <table:table-cell office:value-type="float" office:value="0.559074361696" calcext:value-type="float">
            <text:p>0.559074361696</text:p>
          </table:table-cell>
          <table:table-cell office:value-type="float" office:value="0.548632038321" calcext:value-type="float">
            <text:p>0.548632038321</text:p>
          </table:table-cell>
          <table:table-cell office:value-type="float" office:value="0.559546665641" calcext:value-type="float">
            <text:p>0.559546665641</text:p>
          </table:table-cell>
          <table:table-cell office:value-type="float" office:value="0.413955946765" calcext:value-type="float">
            <text:p>0.413955946765</text:p>
          </table:table-cell>
          <table:table-cell office:value-type="float" office:value="0.573284526059" calcext:value-type="float">
            <text:p>0.573284526059</text:p>
          </table:table-cell>
          <table:table-cell office:value-type="float" office:value="0.583430696249" calcext:value-type="float">
            <text:p>0.583430696249</text:p>
          </table:table-cell>
          <table:table-cell office:value-type="float" office:value="0.573639252252" calcext:value-type="float">
            <text:p>0.573639252252</text:p>
          </table:table-cell>
          <table:table-cell office:value-type="float" office:value="0.304682398563" calcext:value-type="float">
            <text:p>0.304682398563</text:p>
          </table:table-cell>
          <table:table-cell office:value-type="float" office:value="0.273579598641" calcext:value-type="float">
            <text:p>0.273579598641</text:p>
          </table:table-cell>
          <table:table-cell office:value-type="float" office:value="0.578581234462" calcext:value-type="float">
            <text:p>0.578581234462</text:p>
          </table:table-cell>
          <table:table-cell office:value-type="float" office:value="0.709508404459" calcext:value-type="float">
            <text:p>0.709508404459</text:p>
          </table:table-cell>
          <table:table-cell office:value-type="float" office:value="0.265956234062" calcext:value-type="float">
            <text:p>0.265956234062</text:p>
          </table:table-cell>
          <table:table-cell office:value-type="float" office:value="0.741633082966" calcext:value-type="float">
            <text:p>0.741633082966</text:p>
          </table:table-cell>
          <table:table-cell office:value-type="float" office:value="0.79145531682" calcext:value-type="float">
            <text:p>0.79145531682</text:p>
          </table:table-cell>
          <table:table-cell office:value-type="float" office:value="0.807463889743" calcext:value-type="float">
            <text:p>0.807463889743</text:p>
          </table:table-cell>
          <table:table-cell office:value-type="float" office:value="0.735860644585" calcext:value-type="float">
            <text:p>0.735860644585</text:p>
          </table:table-cell>
          <table:table-cell office:value-type="float" office:value="0.598293301616" calcext:value-type="float">
            <text:p>0.598293301616</text:p>
          </table:table-cell>
          <table:table-cell office:value-type="float" office:value="0.756435041258" calcext:value-type="float">
            <text:p>0.756435041258</text:p>
          </table:table-cell>
          <table:table-cell office:value-type="float" office:value="0.79174512769" calcext:value-type="float">
            <text:p>0.79174512769</text:p>
          </table:table-cell>
          <table:table-cell office:value-type="float" office:value="0.765790447899" calcext:value-type="float">
            <text:p>0.765790447899</text:p>
          </table:table-cell>
          <table:table-cell office:value-type="float" office:value="0.602875394522" calcext:value-type="float">
            <text:p>0.602875394522</text:p>
          </table:table-cell>
          <table:table-cell office:value-type="float" office:value="0.696674130969" calcext:value-type="float">
            <text:p>0.696674130969</text:p>
          </table:table-cell>
          <table:table-cell office:value-type="float" office:value="0.769896149918" calcext:value-type="float">
            <text:p>0.769896149918</text:p>
          </table:table-cell>
          <table:table-cell office:value-type="float" office:value="0.72759897772" calcext:value-type="float">
            <text:p>0.72759897772</text:p>
          </table:table-cell>
          <table:table-cell office:value-type="float" office:value="0.578004860095" calcext:value-type="float">
            <text:p>0.578004860095</text:p>
          </table:table-cell>
          <table:table-cell office:value-type="float" office:value="0.732240938346" calcext:value-type="float">
            <text:p>0.732240938346</text:p>
          </table:table-cell>
          <table:table-cell office:value-type="float" office:value="0.782719820923" calcext:value-type="float">
            <text:p>0.782719820923</text:p>
          </table:table-cell>
          <table:table-cell office:value-type="float" office:value="0.587327829603" calcext:value-type="float">
            <text:p>0.587327829603</text:p>
          </table:table-cell>
          <table:table-cell office:value-type="float" office:value="0.402751737185" calcext:value-type="float">
            <text:p>0.402751737185</text:p>
          </table:table-cell>
          <table:table-cell office:value-type="float" office:value="0.745330588321" calcext:value-type="float">
            <text:p>0.745330588321</text:p>
          </table:table-cell>
          <table:table-cell office:value-type="float" office:value="0.822052615187" calcext:value-type="float">
            <text:p>0.822052615187</text:p>
          </table:table-cell>
          <table:table-cell office:value-type="float" office:value="0.639108481189" calcext:value-type="float">
            <text:p>0.639108481189</text:p>
          </table:table-cell>
          <table:table-cell office:value-type="float" office:value="0.836780954355" calcext:value-type="float">
            <text:p>0.836780954355</text:p>
          </table:table-cell>
          <table:table-cell office:value-type="float" office:value="0.842826122837" calcext:value-type="float">
            <text:p>0.842826122837</text:p>
          </table:table-cell>
          <table:table-cell office:value-type="float" office:value="0.845562634026" calcext:value-type="float">
            <text:p>0.845562634026</text:p>
          </table:table-cell>
          <table:table-cell office:value-type="float" office:value="0.85162415911" calcext:value-type="float">
            <text:p>0.85162415911</text:p>
          </table:table-cell>
          <table:table-cell office:value-type="float" office:value="0.788346378697" calcext:value-type="float">
            <text:p>0.788346378697</text:p>
          </table:table-cell>
          <table:table-cell office:value-type="float" office:value="0.779021022826" calcext:value-type="float">
            <text:p>0.779021022826</text:p>
          </table:table-cell>
          <table:table-cell office:value-type="float" office:value="0.777906308333" calcext:value-type="float">
            <text:p>0.777906308333</text:p>
          </table:table-cell>
          <table:table-cell office:value-type="float" office:value="0.773895261805" calcext:value-type="float">
            <text:p>0.773895261805</text:p>
          </table:table-cell>
          <table:table-cell office:value-type="float" office:value="0.792080323121" calcext:value-type="float">
            <text:p>0.792080323121</text:p>
          </table:table-cell>
          <table:table-cell office:value-type="float" office:value="0.780150505269" calcext:value-type="float">
            <text:p>0.780150505269</text:p>
          </table:table-cell>
          <table:table-cell office:value-type="float" office:value="0.761908011854" calcext:value-type="float">
            <text:p>0.761908011854</text:p>
          </table:table-cell>
          <table:table-cell office:value-type="float" office:value="0.742221307564" calcext:value-type="float">
            <text:p>0.742221307564</text:p>
          </table:table-cell>
          <table:table-cell office:value-type="float" office:value="0.790377060779" calcext:value-type="float">
            <text:p>0.790377060779</text:p>
          </table:table-cell>
          <table:table-cell office:value-type="float" office:value="0.781201020086" calcext:value-type="float">
            <text:p>0.781201020086</text:p>
          </table:table-cell>
          <table:table-cell office:value-type="float" office:value="0.769878494427" calcext:value-type="float">
            <text:p>0.769878494427</text:p>
          </table:table-cell>
          <table:table-cell office:value-type="float" office:value="0.744085789457" calcext:value-type="float">
            <text:p>0.744085789457</text:p>
          </table:table-cell>
          <table:table-cell office:value-type="float" office:value="0.835595791841" calcext:value-type="float">
            <text:p>0.835595791841</text:p>
          </table:table-cell>
          <table:table-cell office:value-type="float" office:value="0.820394431227" calcext:value-type="float">
            <text:p>0.820394431227</text:p>
          </table:table-cell>
          <table:table-cell office:value-type="float" office:value="0.807669902005" calcext:value-type="float">
            <text:p>0.807669902005</text:p>
          </table:table-cell>
          <table:table-cell office:value-type="float" office:value="0.74165122582" calcext:value-type="float">
            <text:p>0.741651225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90709019926" calcext:value-type="float">
            <text:p>0.790709019926</text:p>
          </table:table-cell>
          <table:table-cell office:value-type="float" office:value="0.794537993577" calcext:value-type="float">
            <text:p>0.794537993577</text:p>
          </table:table-cell>
          <table:table-cell office:value-type="float" office:value="0.792205230565" calcext:value-type="float">
            <text:p>0.792205230565</text:p>
          </table:table-cell>
          <table:table-cell office:value-type="float" office:value="0.833616545116" calcext:value-type="float">
            <text:p>0.833616545116</text:p>
          </table:table-cell>
          <table:table-cell office:value-type="float" office:value="0.817608719104" calcext:value-type="float">
            <text:p>0.817608719104</text:p>
          </table:table-cell>
          <table:table-cell office:value-type="float" office:value="0.799755070797" calcext:value-type="float">
            <text:p>0.799755070797</text:p>
          </table:table-cell>
          <table:table-cell office:value-type="float" office:value="0.798150677487" calcext:value-type="float">
            <text:p>0.798150677487</text:p>
          </table:table-cell>
          <table:table-cell office:value-type="float" office:value="0.814064303698" calcext:value-type="float">
            <text:p>0.814064303698</text:p>
          </table:table-cell>
          <table:table-cell office:value-type="float" office:value="0.824910684569" calcext:value-type="float">
            <text:p>0.824910684569</text:p>
          </table:table-cell>
          <table:table-cell office:value-type="float" office:value="0.799221341185" calcext:value-type="float">
            <text:p>0.799221341185</text:p>
          </table:table-cell>
          <table:table-cell office:value-type="float" office:value="0.80397898077" calcext:value-type="float">
            <text:p>0.80397898077</text:p>
          </table:table-cell>
          <table:table-cell office:value-type="float" office:value="0.813432896731" calcext:value-type="float">
            <text:p>0.813432896731</text:p>
          </table:table-cell>
          <table:table-cell office:value-type="float" office:value="0.792936983543" calcext:value-type="float">
            <text:p>0.792936983543</text:p>
          </table:table-cell>
          <table:table-cell office:value-type="float" office:value="0.793374650585" calcext:value-type="float">
            <text:p>0.793374650585</text:p>
          </table:table-cell>
          <table:table-cell office:value-type="float" office:value="0.787646219689" calcext:value-type="float">
            <text:p>0.787646219689</text:p>
          </table:table-cell>
          <table:table-cell office:value-type="float" office:value="0.819765120644" calcext:value-type="float">
            <text:p>0.819765120644</text:p>
          </table:table-cell>
          <table:table-cell office:value-type="float" office:value="0.768049374975" calcext:value-type="float">
            <text:p>0.768049374975</text:p>
          </table:table-cell>
          <table:table-cell office:value-type="float" office:value="0.768777560472" calcext:value-type="float">
            <text:p>0.768777560472</text:p>
          </table:table-cell>
          <table:table-cell office:value-type="float" office:value="0.784180431708" calcext:value-type="float">
            <text:p>0.784180431708</text:p>
          </table:table-cell>
          <table:table-cell office:value-type="float" office:value="0.787553098575" calcext:value-type="float">
            <text:p>0.787553098575</text:p>
          </table:table-cell>
          <table:table-cell office:value-type="float" office:value="0.862181806781" calcext:value-type="float">
            <text:p>0.862181806781</text:p>
          </table:table-cell>
          <table:table-cell office:value-type="float" office:value="0.861415914523" calcext:value-type="float">
            <text:p>0.861415914523</text:p>
          </table:table-cell>
          <table:table-cell office:value-type="float" office:value="0.878700627879" calcext:value-type="float">
            <text:p>0.878700627879</text:p>
          </table:table-cell>
          <table:table-cell office:value-type="float" office:value="0.858948963888" calcext:value-type="float">
            <text:p>0.858948963888</text:p>
          </table:table-cell>
          <table:table-cell office:value-type="float" office:value="0.408789121184" calcext:value-type="float">
            <text:p>0.408789121184</text:p>
          </table:table-cell>
          <table:table-cell office:value-type="float" office:value="0.31340312128" calcext:value-type="float">
            <text:p>0.31340312128</text:p>
          </table:table-cell>
          <table:table-cell office:value-type="float" office:value="0.327417299951" calcext:value-type="float">
            <text:p>0.327417299951</text:p>
          </table:table-cell>
          <table:table-cell office:value-type="float" office:value="0.456159005974" calcext:value-type="float">
            <text:p>0.456159005974</text:p>
          </table:table-cell>
          <table:table-cell office:value-type="float" office:value="0.33840659175" calcext:value-type="float">
            <text:p>0.33840659175</text:p>
          </table:table-cell>
          <table:table-cell office:value-type="float" office:value="0.0854630946641" calcext:value-type="float">
            <text:p>0.0854630946641</text:p>
          </table:table-cell>
          <table:table-cell office:value-type="float" office:value="0.0192685987778" calcext:value-type="float">
            <text:p>0.0192685987778</text:p>
          </table:table-cell>
          <table:table-cell office:value-type="float" office:value="0.0557962823201" calcext:value-type="float">
            <text:p>0.0557962823201</text:p>
          </table:table-cell>
          <table:table-cell office:value-type="float" office:value="0.0500905303863" calcext:value-type="float">
            <text:p>0.0500905303863</text:p>
          </table:table-cell>
          <table:table-cell office:value-type="float" office:value="0.00893117350783" calcext:value-type="float">
            <text:p>0.00893117350783</text:p>
          </table:table-cell>
          <table:table-cell office:value-type="float" office:value="0.00879109316513" calcext:value-type="float">
            <text:p>0.00879109316513</text:p>
          </table:table-cell>
          <table:table-cell office:value-type="float" office:value="0.00620096098504" calcext:value-type="float">
            <text:p>0.00620096098504</text:p>
          </table:table-cell>
          <table:table-cell office:value-type="float" office:value="0.0827354967956" calcext:value-type="float">
            <text:p>0.0827354967956</text:p>
          </table:table-cell>
          <table:table-cell office:value-type="float" office:value="0.0598226348045" calcext:value-type="float">
            <text:p>0.0598226348045</text:p>
          </table:table-cell>
          <table:table-cell office:value-type="float" office:value="0.0209025837458" calcext:value-type="float">
            <text:p>0.0209025837458</text:p>
          </table:table-cell>
          <table:table-cell table:style-name="ce28" office:value-type="float" office:value="0.0000867093678218" calcext:value-type="float">
            <text:p>8.67E-05</text:p>
          </table:table-cell>
          <table:table-cell office:value-type="float" office:value="0.862469602705" calcext:value-type="float">
            <text:p>0.862469602705</text:p>
          </table:table-cell>
          <table:table-cell office:value-type="float" office:value="0.899191963669" calcext:value-type="float">
            <text:p>0.899191963669</text:p>
          </table:table-cell>
          <table:table-cell office:value-type="float" office:value="0.914422520223" calcext:value-type="float">
            <text:p>0.914422520223</text:p>
          </table:table-cell>
          <table:table-cell office:value-type="float" office:value="0.918801291399" calcext:value-type="float">
            <text:p>0.918801291399</text:p>
          </table:table-cell>
          <table:table-cell office:value-type="float" office:value="0.763497800005" calcext:value-type="float">
            <text:p>0.763497800005</text:p>
          </table:table-cell>
          <table:table-cell office:value-type="float" office:value="0.772389350138" calcext:value-type="float">
            <text:p>0.772389350138</text:p>
          </table:table-cell>
          <table:table-cell office:value-type="float" office:value="0.762571972003" calcext:value-type="float">
            <text:p>0.762571972003</text:p>
          </table:table-cell>
          <table:table-cell office:value-type="float" office:value="0.784263863949" calcext:value-type="float">
            <text:p>0.784263863949</text:p>
          </table:table-cell>
          <table:table-cell office:value-type="float" office:value="0.775759730412" calcext:value-type="float">
            <text:p>0.775759730412</text:p>
          </table:table-cell>
          <table:table-cell office:value-type="float" office:value="0.799412684877" calcext:value-type="float">
            <text:p>0.799412684877</text:p>
          </table:table-cell>
          <table:table-cell office:value-type="float" office:value="0.77502265078" calcext:value-type="float">
            <text:p>0.77502265078</text:p>
          </table:table-cell>
          <table:table-cell office:value-type="float" office:value="0.597357326821" calcext:value-type="float">
            <text:p>0.597357326821</text:p>
          </table:table-cell>
          <table:table-cell office:value-type="float" office:value="0.774160891061" calcext:value-type="float">
            <text:p>0.774160891061</text:p>
          </table:table-cell>
          <table:table-cell office:value-type="float" office:value="0.770173544737" calcext:value-type="float">
            <text:p>0.770173544737</text:p>
          </table:table-cell>
          <table:table-cell office:value-type="float" office:value="0.725828813093" calcext:value-type="float">
            <text:p>0.725828813093</text:p>
          </table:table-cell>
          <table:table-cell office:value-type="float" office:value="0.50797813484" calcext:value-type="float">
            <text:p>0.50797813484</text:p>
          </table:table-cell>
          <table:table-cell office:value-type="float" office:value="0.237759068444" calcext:value-type="float">
            <text:p>0.237759068444</text:p>
          </table:table-cell>
          <table:table-cell office:value-type="float" office:value="0.682223976352" calcext:value-type="float">
            <text:p>0.682223976352</text:p>
          </table:table-cell>
          <table:table-cell office:value-type="float" office:value="0.782818770395" calcext:value-type="float">
            <text:p>0.782818770395</text:p>
          </table:table-cell>
          <table:table-cell office:value-type="float" office:value="0.472893482631" calcext:value-type="float">
            <text:p>0.472893482631</text:p>
          </table:table-cell>
          <table:table-cell office:value-type="float" office:value="0.808774951664" calcext:value-type="float">
            <text:p>0.808774951664</text:p>
          </table:table-cell>
          <table:table-cell office:value-type="float" office:value="0.85423351485" calcext:value-type="float">
            <text:p>0.85423351485</text:p>
          </table:table-cell>
          <table:table-cell office:value-type="float" office:value="0.823837980052" calcext:value-type="float">
            <text:p>0.823837980052</text:p>
          </table:table-cell>
          <table:table-cell office:value-type="float" office:value="0.83782771919" calcext:value-type="float">
            <text:p>0.83782771919</text:p>
          </table:table-cell>
          <table:table-cell office:value-type="float" office:value="0.789615935651" calcext:value-type="float">
            <text:p>0.789615935651</text:p>
          </table:table-cell>
          <table:table-cell office:value-type="float" office:value="0.779437236761" calcext:value-type="float">
            <text:p>0.779437236761</text:p>
          </table:table-cell>
          <table:table-cell office:value-type="float" office:value="0.799779615686" calcext:value-type="float">
            <text:p>0.799779615686</text:p>
          </table:table-cell>
          <table:table-cell office:value-type="float" office:value="0.821200193088" calcext:value-type="float">
            <text:p>0.821200193088</text:p>
          </table:table-cell>
          <table:table-cell office:value-type="float" office:value="0.76894935518" calcext:value-type="float">
            <text:p>0.76894935518</text:p>
          </table:table-cell>
          <table:table-cell office:value-type="float" office:value="0.806053901062" calcext:value-type="float">
            <text:p>0.806053901062</text:p>
          </table:table-cell>
          <table:table-cell office:value-type="float" office:value="0.809992409153" calcext:value-type="float">
            <text:p>0.809992409153</text:p>
          </table:table-cell>
          <table:table-cell office:value-type="float" office:value="0.81736130333" calcext:value-type="float">
            <text:p>0.81736130333</text:p>
          </table:table-cell>
          <table:table-cell office:value-type="float" office:value="0.793721460433" calcext:value-type="float">
            <text:p>0.793721460433</text:p>
          </table:table-cell>
          <table:table-cell office:value-type="float" office:value="0.79559474254" calcext:value-type="float">
            <text:p>0.79559474254</text:p>
          </table:table-cell>
          <table:table-cell office:value-type="float" office:value="0.777874585086" calcext:value-type="float">
            <text:p>0.777874585086</text:p>
          </table:table-cell>
          <table:table-cell office:value-type="float" office:value="0.735618004955" calcext:value-type="float">
            <text:p>0.735618004955</text:p>
          </table:table-cell>
          <table:table-cell office:value-type="float" office:value="0.429718019127" calcext:value-type="float">
            <text:p>0.429718019127</text:p>
          </table:table-cell>
          <table:table-cell office:value-type="float" office:value="0.695914368786" calcext:value-type="float">
            <text:p>0.695914368786</text:p>
          </table:table-cell>
          <table:table-cell office:value-type="float" office:value="0.807841716278" calcext:value-type="float">
            <text:p>0.807841716278</text:p>
          </table:table-cell>
          <table:table-cell office:value-type="float" office:value="0.74129221014" calcext:value-type="float">
            <text:p>0.74129221014</text:p>
          </table:table-cell>
          <table:table-cell office:value-type="float" office:value="0.927914163543" calcext:value-type="float">
            <text:p>0.927914163543</text:p>
          </table:table-cell>
          <table:table-cell office:value-type="float" office:value="0.931516817693" calcext:value-type="float">
            <text:p>0.931516817693</text:p>
          </table:table-cell>
          <table:table-cell office:value-type="float" office:value="0.933405208626" calcext:value-type="float">
            <text:p>0.933405208626</text:p>
          </table:table-cell>
          <table:table-cell office:value-type="float" office:value="0.936191918644" calcext:value-type="float">
            <text:p>0.936191918644</text:p>
          </table:table-cell>
          <table:table-cell office:value-type="float" office:value="0.871198141565" calcext:value-type="float">
            <text:p>0.871198141565</text:p>
          </table:table-cell>
          <table:table-cell office:value-type="float" office:value="0.874396748402" calcext:value-type="float">
            <text:p>0.874396748402</text:p>
          </table:table-cell>
          <table:table-cell office:value-type="float" office:value="0.868340885526" calcext:value-type="float">
            <text:p>0.868340885526</text:p>
          </table:table-cell>
          <table:table-cell office:value-type="float" office:value="0.874383947947" calcext:value-type="float">
            <text:p>0.874383947947</text:p>
          </table:table-cell>
          <table:table-cell office:value-type="float" office:value="0.866309357973" calcext:value-type="float">
            <text:p>0.866309357973</text:p>
          </table:table-cell>
          <table:table-cell office:value-type="float" office:value="0.858821329209" calcext:value-type="float">
            <text:p>0.858821329209</text:p>
          </table:table-cell>
          <table:table-cell office:value-type="float" office:value="0.840269398336" calcext:value-type="float">
            <text:p>0.840269398336</text:p>
          </table:table-cell>
          <table:table-cell office:value-type="float" office:value="0.82085372127" calcext:value-type="float">
            <text:p>0.82085372127</text:p>
          </table:table-cell>
          <table:table-cell office:value-type="float" office:value="0.867085599457" calcext:value-type="float">
            <text:p>0.867085599457</text:p>
          </table:table-cell>
          <table:table-cell office:value-type="float" office:value="0.857787952316" calcext:value-type="float">
            <text:p>0.857787952316</text:p>
          </table:table-cell>
          <table:table-cell office:value-type="float" office:value="0.835313811617" calcext:value-type="float">
            <text:p>0.835313811617</text:p>
          </table:table-cell>
          <table:table-cell office:value-type="float" office:value="0.800299594585" calcext:value-type="float">
            <text:p>0.800299594585</text:p>
          </table:table-cell>
          <table:table-cell office:value-type="float" office:value="0.929290624235" calcext:value-type="float">
            <text:p>0.929290624235</text:p>
          </table:table-cell>
          <table:table-cell office:value-type="float" office:value="0.917530519745" calcext:value-type="float">
            <text:p>0.917530519745</text:p>
          </table:table-cell>
          <table:table-cell office:value-type="float" office:value="0.892870336895" calcext:value-type="float">
            <text:p>0.892870336895</text:p>
          </table:table-cell>
          <table:table-cell office:value-type="float" office:value="0.816758034396" calcext:value-type="float">
            <text:p>0.8167580343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36473493763" calcext:value-type="float">
            <text:p>0.236473493763</text:p>
          </table:table-cell>
          <table:table-cell office:value-type="float" office:value="0.249431161032" calcext:value-type="float">
            <text:p>0.249431161032</text:p>
          </table:table-cell>
          <table:table-cell office:value-type="float" office:value="0.297758885829" calcext:value-type="float">
            <text:p>0.297758885829</text:p>
          </table:table-cell>
          <table:table-cell office:value-type="float" office:value="0.265727214146" calcext:value-type="float">
            <text:p>0.265727214146</text:p>
          </table:table-cell>
          <table:table-cell office:value-type="float" office:value="0.333177400221" calcext:value-type="float">
            <text:p>0.333177400221</text:p>
          </table:table-cell>
          <table:table-cell office:value-type="float" office:value="0.364189273764" calcext:value-type="float">
            <text:p>0.364189273764</text:p>
          </table:table-cell>
          <table:table-cell office:value-type="float" office:value="0.339096013249" calcext:value-type="float">
            <text:p>0.339096013249</text:p>
          </table:table-cell>
          <table:table-cell office:value-type="float" office:value="0.362594066804" calcext:value-type="float">
            <text:p>0.362594066804</text:p>
          </table:table-cell>
          <table:table-cell office:value-type="float" office:value="0.388468937533" calcext:value-type="float">
            <text:p>0.388468937533</text:p>
          </table:table-cell>
          <table:table-cell office:value-type="float" office:value="0.396190367643" calcext:value-type="float">
            <text:p>0.396190367643</text:p>
          </table:table-cell>
          <table:table-cell office:value-type="float" office:value="0.472250879832" calcext:value-type="float">
            <text:p>0.472250879832</text:p>
          </table:table-cell>
          <table:table-cell office:value-type="float" office:value="0.466362851384" calcext:value-type="float">
            <text:p>0.466362851384</text:p>
          </table:table-cell>
          <table:table-cell office:value-type="float" office:value="0.411339531974" calcext:value-type="float">
            <text:p>0.411339531974</text:p>
          </table:table-cell>
          <table:table-cell office:value-type="float" office:value="0.413559891228" calcext:value-type="float">
            <text:p>0.413559891228</text:p>
          </table:table-cell>
          <table:table-cell office:value-type="float" office:value="0.468508486295" calcext:value-type="float">
            <text:p>0.468508486295</text:p>
          </table:table-cell>
          <table:table-cell office:value-type="float" office:value="0.409998634681" calcext:value-type="float">
            <text:p>0.409998634681</text:p>
          </table:table-cell>
          <table:table-cell office:value-type="float" office:value="0.377283917898" calcext:value-type="float">
            <text:p>0.377283917898</text:p>
          </table:table-cell>
          <table:table-cell office:value-type="float" office:value="0.329229974025" calcext:value-type="float">
            <text:p>0.329229974025</text:p>
          </table:table-cell>
          <table:table-cell office:value-type="float" office:value="0.363018244769" calcext:value-type="float">
            <text:p>0.363018244769</text:p>
          </table:table-cell>
          <table:table-cell office:value-type="float" office:value="0.330139785845" calcext:value-type="float">
            <text:p>0.330139785845</text:p>
          </table:table-cell>
          <table:table-cell office:value-type="float" office:value="0.148284983442" calcext:value-type="float">
            <text:p>0.148284983442</text:p>
          </table:table-cell>
          <table:table-cell office:value-type="float" office:value="0.272512206106" calcext:value-type="float">
            <text:p>0.272512206106</text:p>
          </table:table-cell>
          <table:table-cell office:value-type="float" office:value="0.298930774491" calcext:value-type="float">
            <text:p>0.298930774491</text:p>
          </table:table-cell>
          <table:table-cell office:value-type="float" office:value="0.0165849925253" calcext:value-type="float">
            <text:p>0.0165849925253</text:p>
          </table:table-cell>
          <table:table-cell office:value-type="float" office:value="0.196210312266" calcext:value-type="float">
            <text:p>0.196210312266</text:p>
          </table:table-cell>
          <table:table-cell office:value-type="float" office:value="0.169798672652" calcext:value-type="float">
            <text:p>0.169798672652</text:p>
          </table:table-cell>
          <table:table-cell office:value-type="float" office:value="0.112043719231" calcext:value-type="float">
            <text:p>0.112043719231</text:p>
          </table:table-cell>
          <table:table-cell office:value-type="float" office:value="0.209793403967" calcext:value-type="float">
            <text:p>0.209793403967</text:p>
          </table:table-cell>
          <table:table-cell office:value-type="float" office:value="0.192688110374" calcext:value-type="float">
            <text:p>0.192688110374</text:p>
          </table:table-cell>
          <table:table-cell office:value-type="float" office:value="0.0346036700563" calcext:value-type="float">
            <text:p>0.0346036700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44333578" calcext:value-type="float">
            <text:p>0.110144333578</text:p>
          </table:table-cell>
          <table:table-cell office:value-type="float" office:value="0.000298630095499" calcext:value-type="float">
            <text:p>0.0002986300954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604420353827" calcext:value-type="float">
            <text:p>0.0604420353827</text:p>
          </table:table-cell>
          <table:table-cell office:value-type="float" office:value="0.18268866619" calcext:value-type="float">
            <text:p>0.18268866619</text:p>
          </table:table-cell>
          <table:table-cell office:value-type="float" office:value="0.136649502539" calcext:value-type="float">
            <text:p>0.136649502539</text:p>
          </table:table-cell>
          <table:table-cell office:value-type="float" office:value="0.000926285168556" calcext:value-type="float">
            <text:p>0.000926285168556</text:p>
          </table:table-cell>
          <table:table-cell office:value-type="float" office:value="0.340576878476" calcext:value-type="float">
            <text:p>0.340576878476</text:p>
          </table:table-cell>
          <table:table-cell office:value-type="float" office:value="0.448493116107" calcext:value-type="float">
            <text:p>0.448493116107</text:p>
          </table:table-cell>
          <table:table-cell office:value-type="float" office:value="0.490356141652" calcext:value-type="float">
            <text:p>0.490356141652</text:p>
          </table:table-cell>
          <table:table-cell office:value-type="float" office:value="0.226138617396" calcext:value-type="float">
            <text:p>0.226138617396</text:p>
          </table:table-cell>
          <table:table-cell office:value-type="float" office:value="0.506000541611" calcext:value-type="float">
            <text:p>0.506000541611</text:p>
          </table:table-cell>
          <table:table-cell office:value-type="float" office:value="0.537318344371" calcext:value-type="float">
            <text:p>0.537318344371</text:p>
          </table:table-cell>
          <table:table-cell office:value-type="float" office:value="0.507300830407" calcext:value-type="float">
            <text:p>0.507300830407</text:p>
          </table:table-cell>
          <table:table-cell office:value-type="float" office:value="0.246292873704" calcext:value-type="float">
            <text:p>0.246292873704</text:p>
          </table:table-cell>
          <table:table-cell office:value-type="float" office:value="0.543298854845" calcext:value-type="float">
            <text:p>0.543298854845</text:p>
          </table:table-cell>
          <table:table-cell office:value-type="float" office:value="0.530178540061" calcext:value-type="float">
            <text:p>0.530178540061</text:p>
          </table:table-cell>
          <table:table-cell office:value-type="float" office:value="0.00793786003509" calcext:value-type="float">
            <text:p>0.00793786003509</text:p>
          </table:table-cell>
          <table:table-cell office:value-type="float" office:value="0.00267082581574" calcext:value-type="float">
            <text:p>0.00267082581574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.0000948430633637" calcext:value-type="float">
            <text:p>9.48E-05</text:p>
          </table:table-cell>
          <table:table-cell office:value-type="float" office:value="0.00133140886071" calcext:value-type="float">
            <text:p>0.00133140886071</text:p>
          </table:table-cell>
          <table:table-cell table:style-name="ce28" office:value-type="float" office:value="0.0000801923402447" calcext:value-type="float">
            <text:p>8.02E-05</text:p>
          </table:table-cell>
          <table:table-cell office:value-type="float" office:value="0.0350291674935" calcext:value-type="float">
            <text:p>0.0350291674935</text:p>
          </table:table-cell>
          <table:table-cell office:value-type="float" office:value="0.103809093765" calcext:value-type="float">
            <text:p>0.103809093765</text:p>
          </table:table-cell>
          <table:table-cell office:value-type="float" office:value="0.118998935697" calcext:value-type="float">
            <text:p>0.118998935697</text:p>
          </table:table-cell>
          <table:table-cell office:value-type="float" office:value="0.00211536847098" calcext:value-type="float">
            <text:p>0.00211536847098</text:p>
          </table:table-cell>
          <table:table-cell office:value-type="float" office:value="0.238072644438" calcext:value-type="float">
            <text:p>0.238072644438</text:p>
          </table:table-cell>
          <table:table-cell office:value-type="float" office:value="0.401611379621" calcext:value-type="float">
            <text:p>0.401611379621</text:p>
          </table:table-cell>
          <table:table-cell office:value-type="float" office:value="0.452024042514" calcext:value-type="float">
            <text:p>0.452024042514</text:p>
          </table:table-cell>
          <table:table-cell office:value-type="float" office:value="0.297673002966" calcext:value-type="float">
            <text:p>0.297673002966</text:p>
          </table:table-cell>
          <table:table-cell office:value-type="float" office:value="0.409478743393" calcext:value-type="float">
            <text:p>0.409478743393</text:p>
          </table:table-cell>
          <table:table-cell office:value-type="float" office:value="0.555152609179" calcext:value-type="float">
            <text:p>0.555152609179</text:p>
          </table:table-cell>
          <table:table-cell office:value-type="float" office:value="0.564964643475" calcext:value-type="float">
            <text:p>0.564964643475</text:p>
          </table:table-cell>
          <table:table-cell office:value-type="float" office:value="0.418764994202" calcext:value-type="float">
            <text:p>0.418764994202</text:p>
          </table:table-cell>
          <table:table-cell office:value-type="float" office:value="0.526663113091" calcext:value-type="float">
            <text:p>0.526663113091</text:p>
          </table:table-cell>
          <table:table-cell office:value-type="float" office:value="0.564623611297" calcext:value-type="float">
            <text:p>0.564623611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45882320861" calcext:value-type="float">
            <text:p>0.000145882320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3501367095" calcext:value-type="float">
            <text:p>0.623501367095</text:p>
          </table:table-cell>
          <table:table-cell office:value-type="float" office:value="0.612358527276" calcext:value-type="float">
            <text:p>0.612358527276</text:p>
          </table:table-cell>
          <table:table-cell office:value-type="float" office:value="0.608969702212" calcext:value-type="float">
            <text:p>0.608969702212</text:p>
          </table:table-cell>
          <table:table-cell office:value-type="float" office:value="0.638502936155" calcext:value-type="float">
            <text:p>0.638502936155</text:p>
          </table:table-cell>
          <table:table-cell office:value-type="float" office:value="0.481848345005" calcext:value-type="float">
            <text:p>0.481848345005</text:p>
          </table:table-cell>
          <table:table-cell office:value-type="float" office:value="0.476837403402" calcext:value-type="float">
            <text:p>0.476837403402</text:p>
          </table:table-cell>
          <table:table-cell office:value-type="float" office:value="0.448897843152" calcext:value-type="float">
            <text:p>0.448897843152</text:p>
          </table:table-cell>
          <table:table-cell office:value-type="float" office:value="0.436785584354" calcext:value-type="float">
            <text:p>0.436785584354</text:p>
          </table:table-cell>
          <table:table-cell office:value-type="float" office:value="0.518554235451" calcext:value-type="float">
            <text:p>0.518554235451</text:p>
          </table:table-cell>
          <table:table-cell office:value-type="float" office:value="0.487248742477" calcext:value-type="float">
            <text:p>0.487248742477</text:p>
          </table:table-cell>
          <table:table-cell office:value-type="float" office:value="0.449433930658" calcext:value-type="float">
            <text:p>0.449433930658</text:p>
          </table:table-cell>
          <table:table-cell office:value-type="float" office:value="0.405942583592" calcext:value-type="float">
            <text:p>0.405942583592</text:p>
          </table:table-cell>
          <table:table-cell office:value-type="float" office:value="0.437722454728" calcext:value-type="float">
            <text:p>0.437722454728</text:p>
          </table:table-cell>
          <table:table-cell office:value-type="float" office:value="0.371478542953" calcext:value-type="float">
            <text:p>0.371478542953</text:p>
          </table:table-cell>
          <table:table-cell office:value-type="float" office:value="0.320206480226" calcext:value-type="float">
            <text:p>0.320206480226</text:p>
          </table:table-cell>
          <table:table-cell office:value-type="float" office:value="0.350624793124" calcext:value-type="float">
            <text:p>0.350624793124</text:p>
          </table:table-cell>
          <table:table-cell table:style-name="ce28" office:value-type="float" office:value="0.256149931139" calcext:value-type="float">
            <text:p>2.56E-01</text:p>
          </table:table-cell>
          <table:table-cell office:value-type="float" office:value="0.193619240067" calcext:value-type="float">
            <text:p>0.193619240067</text:p>
          </table:table-cell>
          <table:table-cell office:value-type="float" office:value="0.133682457051" calcext:value-type="float">
            <text:p>0.133682457051</text:p>
          </table:table-cell>
          <table:table-cell office:value-type="float" office:value="0.151119742227" calcext:value-type="float">
            <text:p>0.151119742227</text:p>
          </table:table-cell>
          <table:table-cell table:number-columns-repeated="7"/>
        </table:table-row>
        <table:table-row table:style-name="ro1">
          <table:table-cell/>
          <table:table-cell table:formula="of:=AVERAGE([.B28:.B46])" office:value-type="float" office:value="0.840705852988579" calcext:value-type="float">
            <text:p>0.840705852988579</text:p>
          </table:table-cell>
          <table:table-cell table:formula="of:=AVERAGE([.C28:.C46])" office:value-type="float" office:value="0.845718909933842" calcext:value-type="float">
            <text:p>0.845718909933842</text:p>
          </table:table-cell>
          <table:table-cell table:formula="of:=AVERAGE([.D28:.D46])" office:value-type="float" office:value="0.850641730243316" calcext:value-type="float">
            <text:p>0.850641730243316</text:p>
          </table:table-cell>
          <table:table-cell table:formula="of:=AVERAGE([.E28:.E46])" office:value-type="float" office:value="0.831556338638684" calcext:value-type="float">
            <text:p>0.831556338638684</text:p>
          </table:table-cell>
          <table:table-cell table:formula="of:=AVERAGE([.F28:.F46])" office:value-type="float" office:value="0.864312419129842" calcext:value-type="float">
            <text:p>0.864312419129842</text:p>
          </table:table-cell>
          <table:table-cell table:formula="of:=AVERAGE([.G28:.G46])" office:value-type="float" office:value="0.870416918232579" calcext:value-type="float">
            <text:p>0.870416918232579</text:p>
          </table:table-cell>
          <table:table-cell table:formula="of:=AVERAGE([.H28:.H46])" office:value-type="float" office:value="0.864261118449737" calcext:value-type="float">
            <text:p>0.864261118449737</text:p>
          </table:table-cell>
          <table:table-cell table:formula="of:=AVERAGE([.I28:.I46])" office:value-type="float" office:value="0.850870323561526" calcext:value-type="float">
            <text:p>0.850870323561526</text:p>
          </table:table-cell>
          <table:table-cell table:formula="of:=AVERAGE([.J28:.J46])" office:value-type="float" office:value="0.865207794035369" calcext:value-type="float">
            <text:p>0.865207794035369</text:p>
          </table:table-cell>
          <table:table-cell table:formula="of:=AVERAGE([.K28:.K46])" office:value-type="float" office:value="0.872796652730421" calcext:value-type="float">
            <text:p>0.872796652730421</text:p>
          </table:table-cell>
          <table:table-cell table:formula="of:=AVERAGE([.L28:.L46])" office:value-type="float" office:value="0.869055482828105" calcext:value-type="float">
            <text:p>0.869055482828105</text:p>
          </table:table-cell>
          <table:table-cell table:formula="of:=AVERAGE([.M28:.M46])" office:value-type="float" office:value="0.856972230997737" calcext:value-type="float">
            <text:p>0.856972230997737</text:p>
          </table:table-cell>
          <table:table-cell table:formula="of:=AVERAGE([.N28:.N46])" office:value-type="float" office:value="0.856145900365158" calcext:value-type="float">
            <text:p>0.856145900365158</text:p>
          </table:table-cell>
          <table:table-cell table:formula="of:=AVERAGE([.O28:.O46])" office:value-type="float" office:value="0.855300059221421" calcext:value-type="float">
            <text:p>0.855300059221421</text:p>
          </table:table-cell>
          <table:table-cell table:formula="of:=AVERAGE([.P28:.P46])" office:value-type="float" office:value="0.851511769442316" calcext:value-type="float">
            <text:p>0.851511769442316</text:p>
          </table:table-cell>
          <table:table-cell table:formula="of:=AVERAGE([.Q28:.Q46])" office:value-type="float" office:value="0.847429541478211" calcext:value-type="float">
            <text:p>0.847429541478211</text:p>
          </table:table-cell>
          <table:table-cell table:formula="of:=AVERAGE([.R28:.R46])" office:value-type="float" office:value="0.822131335534473" calcext:value-type="float">
            <text:p>0.822131335534473</text:p>
          </table:table-cell>
          <table:table-cell table:formula="of:=AVERAGE([.S28:.S46])" office:value-type="float" office:value="0.834301337521316" calcext:value-type="float">
            <text:p>0.834301337521316</text:p>
          </table:table-cell>
          <table:table-cell table:formula="of:=AVERAGE([.T28:.T46])" office:value-type="float" office:value="0.834479686578474" calcext:value-type="float">
            <text:p>0.834479686578474</text:p>
          </table:table-cell>
          <table:table-cell table:formula="of:=AVERAGE([.U28:.U46])" office:value-type="float" office:value="0.831238449222895" calcext:value-type="float">
            <text:p>0.831238449222895</text:p>
          </table:table-cell>
          <table:table-cell table:formula="of:=AVERAGE([.V28:.V46])" office:value-type="float" office:value="0.726982106974474" calcext:value-type="float">
            <text:p>0.726982106974474</text:p>
          </table:table-cell>
          <table:table-cell table:formula="of:=AVERAGE([.W28:.W46])" office:value-type="float" office:value="0.792810859707368" calcext:value-type="float">
            <text:p>0.792810859707368</text:p>
          </table:table-cell>
          <table:table-cell table:formula="of:=AVERAGE([.X28:.X46])" office:value-type="float" office:value="0.727005774341316" calcext:value-type="float">
            <text:p>0.727005774341316</text:p>
          </table:table-cell>
          <table:table-cell table:formula="of:=AVERAGE([.Y28:.Y46])" office:value-type="float" office:value="0.663375142231579" calcext:value-type="float">
            <text:p>0.663375142231579</text:p>
          </table:table-cell>
          <table:table-cell table:formula="of:=AVERAGE([.Z28:.Z46])" office:value-type="float" office:value="0.747448689213105" calcext:value-type="float">
            <text:p>0.747448689213105</text:p>
          </table:table-cell>
          <table:table-cell table:formula="of:=AVERAGE([.AA28:.AA46])" office:value-type="float" office:value="0.788175540766631" calcext:value-type="float">
            <text:p>0.788175540766631</text:p>
          </table:table-cell>
          <table:table-cell table:formula="of:=AVERAGE([.AB28:.AB46])" office:value-type="float" office:value="0.693612411537474" calcext:value-type="float">
            <text:p>0.693612411537474</text:p>
          </table:table-cell>
          <table:table-cell table:formula="of:=AVERAGE([.AC28:.AC46])" office:value-type="float" office:value="0.705106247668789" calcext:value-type="float">
            <text:p>0.705106247668789</text:p>
          </table:table-cell>
          <table:table-cell table:formula="of:=AVERAGE([.AD28:.AD46])" office:value-type="float" office:value="0.751682109535895" calcext:value-type="float">
            <text:p>0.751682109535895</text:p>
          </table:table-cell>
          <table:table-cell table:formula="of:=AVERAGE([.AE28:.AE46])" office:value-type="float" office:value="0.734816706516126" calcext:value-type="float">
            <text:p>0.734816706516126</text:p>
          </table:table-cell>
          <table:table-cell table:formula="of:=AVERAGE([.AF28:.AF46])" office:value-type="float" office:value="0.609817053876568" calcext:value-type="float">
            <text:p>0.609817053876568</text:p>
          </table:table-cell>
          <table:table-cell table:formula="of:=AVERAGE([.AG28:.AG46])" office:value-type="float" office:value="0.612011102576111" calcext:value-type="float">
            <text:p>0.612011102576111</text:p>
          </table:table-cell>
          <table:table-cell table:formula="of:=AVERAGE([.AH28:.AH46])" office:value-type="float" office:value="0.723748426849937" calcext:value-type="float">
            <text:p>0.723748426849937</text:p>
          </table:table-cell>
          <table:table-cell table:formula="of:=AVERAGE([.AI28:.AI46])" office:value-type="float" office:value="0.690140755033596" calcext:value-type="float">
            <text:p>0.690140755033596</text:p>
          </table:table-cell>
          <table:table-cell table:formula="of:=AVERAGE([.AJ28:.AJ46])" office:value-type="float" office:value="0.523182035511296" calcext:value-type="float">
            <text:p>0.523182035511296</text:p>
          </table:table-cell>
          <table:table-cell table:formula="of:=AVERAGE([.AK28:.AK46])" office:value-type="float" office:value="0.564440513175559" calcext:value-type="float">
            <text:p>0.564440513175559</text:p>
          </table:table-cell>
          <table:table-cell table:formula="of:=AVERAGE([.AL28:.AL46])" office:value-type="float" office:value="0.542268724175536" calcext:value-type="float">
            <text:p>0.542268724175536</text:p>
          </table:table-cell>
          <table:table-cell table:formula="of:=AVERAGE([.AM28:.AM46])" office:value-type="float" office:value="0.6345354868112" calcext:value-type="float">
            <text:p>0.6345354868112</text:p>
          </table:table-cell>
          <table:table-cell table:formula="of:=AVERAGE([.AN28:.AN46])" office:value-type="float" office:value="0.496793826222542" calcext:value-type="float">
            <text:p>0.496793826222542</text:p>
          </table:table-cell>
          <table:table-cell table:formula="of:=AVERAGE([.AO28:.AO46])" office:value-type="float" office:value="0.509812541949293" calcext:value-type="float">
            <text:p>0.509812541949293</text:p>
          </table:table-cell>
          <table:table-cell table:formula="of:=AVERAGE([.AP28:.AP46])" office:value-type="float" office:value="0.73444964262861" calcext:value-type="float">
            <text:p>0.73444964262861</text:p>
          </table:table-cell>
          <table:table-cell table:formula="of:=AVERAGE([.AQ28:.AQ46])" office:value-type="float" office:value="0.778686057665227" calcext:value-type="float">
            <text:p>0.778686057665227</text:p>
          </table:table-cell>
          <table:table-cell table:formula="of:=AVERAGE([.AR28:.AR46])" office:value-type="float" office:value="0.750751136046469" calcext:value-type="float">
            <text:p>0.750751136046469</text:p>
          </table:table-cell>
          <table:table-cell table:formula="of:=AVERAGE([.AS28:.AS46])" office:value-type="float" office:value="0.724918633044924" calcext:value-type="float">
            <text:p>0.724918633044924</text:p>
          </table:table-cell>
          <table:table-cell table:formula="of:=AVERAGE([.AT28:.AT46])" office:value-type="float" office:value="0.762765363782368" calcext:value-type="float">
            <text:p>0.762765363782368</text:p>
          </table:table-cell>
          <table:table-cell table:formula="of:=AVERAGE([.AU28:.AU46])" office:value-type="float" office:value="0.840502835506158" calcext:value-type="float">
            <text:p>0.840502835506158</text:p>
          </table:table-cell>
          <table:table-cell table:formula="of:=AVERAGE([.AV28:.AV46])" office:value-type="float" office:value="0.756994065310726" calcext:value-type="float">
            <text:p>0.756994065310726</text:p>
          </table:table-cell>
          <table:table-cell table:formula="of:=AVERAGE([.AW28:.AW46])" office:value-type="float" office:value="0.787206838056474" calcext:value-type="float">
            <text:p>0.787206838056474</text:p>
          </table:table-cell>
          <table:table-cell table:formula="of:=AVERAGE([.AX28:.AX46])" office:value-type="float" office:value="0.792046956389332" calcext:value-type="float">
            <text:p>0.792046956389332</text:p>
          </table:table-cell>
          <table:table-cell table:formula="of:=AVERAGE([.AY28:.AY46])" office:value-type="float" office:value="0.854187356154789" calcext:value-type="float">
            <text:p>0.854187356154789</text:p>
          </table:table-cell>
          <table:table-cell table:formula="of:=AVERAGE([.AZ28:.AZ46])" office:value-type="float" office:value="0.727741894583663" calcext:value-type="float">
            <text:p>0.727741894583663</text:p>
          </table:table-cell>
          <table:table-cell table:formula="of:=AVERAGE([.BA28:.BA46])" office:value-type="float" office:value="0.771526538474579" calcext:value-type="float">
            <text:p>0.771526538474579</text:p>
          </table:table-cell>
          <table:table-cell table:formula="of:=AVERAGE([.BB28:.BB46])" office:value-type="float" office:value="0.786237734780421" calcext:value-type="float">
            <text:p>0.786237734780421</text:p>
          </table:table-cell>
          <table:table-cell table:formula="of:=AVERAGE([.BC28:.BC46])" office:value-type="float" office:value="0.818361945280421" calcext:value-type="float">
            <text:p>0.818361945280421</text:p>
          </table:table-cell>
          <table:table-cell table:formula="of:=AVERAGE([.BD28:.BD46])" office:value-type="float" office:value="0.674383642315989" calcext:value-type="float">
            <text:p>0.674383642315989</text:p>
          </table:table-cell>
          <table:table-cell table:formula="of:=AVERAGE([.BE28:.BE46])" office:value-type="float" office:value="0.715359355200355" calcext:value-type="float">
            <text:p>0.715359355200355</text:p>
          </table:table-cell>
          <table:table-cell table:formula="of:=AVERAGE([.BF28:.BF46])" office:value-type="float" office:value="0.582618402076631" calcext:value-type="float">
            <text:p>0.582618402076631</text:p>
          </table:table-cell>
          <table:table-cell table:formula="of:=AVERAGE([.BG28:.BG46])" office:value-type="float" office:value="0.711600652158914" calcext:value-type="float">
            <text:p>0.711600652158914</text:p>
          </table:table-cell>
          <table:table-cell table:formula="of:=AVERAGE([.BH28:.BH46])" office:value-type="float" office:value="0.664583642411563" calcext:value-type="float">
            <text:p>0.664583642411563</text:p>
          </table:table-cell>
          <table:table-cell table:formula="of:=AVERAGE([.BI28:.BI46])" office:value-type="float" office:value="0.680902699620065" calcext:value-type="float">
            <text:p>0.680902699620065</text:p>
          </table:table-cell>
          <table:table-cell table:formula="of:=AVERAGE([.BJ28:.BJ46])" office:value-type="float" office:value="0.699589806264074" calcext:value-type="float">
            <text:p>0.699589806264074</text:p>
          </table:table-cell>
          <table:table-cell table:formula="of:=AVERAGE([.BK28:.BK46])" office:value-type="float" office:value="0.727281327850279" calcext:value-type="float">
            <text:p>0.727281327850279</text:p>
          </table:table-cell>
          <table:table-cell table:formula="of:=AVERAGE([.BL28:.BL46])" office:value-type="float" office:value="0.685850851030358" calcext:value-type="float">
            <text:p>0.685850851030358</text:p>
          </table:table-cell>
          <table:table-cell table:formula="of:=AVERAGE([.BM28:.BM46])" office:value-type="float" office:value="0.660853680493683" calcext:value-type="float">
            <text:p>0.660853680493683</text:p>
          </table:table-cell>
          <table:table-cell table:formula="of:=AVERAGE([.BN28:.BN46])" office:value-type="float" office:value="0.752814734271842" calcext:value-type="float">
            <text:p>0.752814734271842</text:p>
          </table:table-cell>
          <table:table-cell table:formula="of:=AVERAGE([.BO28:.BO46])" office:value-type="float" office:value="0.824780365516421" calcext:value-type="float">
            <text:p>0.824780365516421</text:p>
          </table:table-cell>
          <table:table-cell table:formula="of:=AVERAGE([.BP28:.BP46])" office:value-type="float" office:value="0.741452880606263" calcext:value-type="float">
            <text:p>0.741452880606263</text:p>
          </table:table-cell>
          <table:table-cell table:formula="of:=AVERAGE([.BQ28:.BQ46])" office:value-type="float" office:value="0.780480232072526" calcext:value-type="float">
            <text:p>0.780480232072526</text:p>
          </table:table-cell>
          <table:table-cell table:formula="of:=AVERAGE([.BR28:.BR46])" office:value-type="float" office:value="0.795037647270947" calcext:value-type="float">
            <text:p>0.795037647270947</text:p>
          </table:table-cell>
          <table:table-cell table:formula="of:=AVERAGE([.BS28:.BS46])" office:value-type="float" office:value="0.84992238284" calcext:value-type="float">
            <text:p>0.84992238284</text:p>
          </table:table-cell>
          <table:table-cell table:formula="of:=AVERAGE([.BT28:.BT46])" office:value-type="float" office:value="0.757026123939684" calcext:value-type="float">
            <text:p>0.757026123939684</text:p>
          </table:table-cell>
          <table:table-cell table:formula="of:=AVERAGE([.BU28:.BU46])" office:value-type="float" office:value="0.795679533308579" calcext:value-type="float">
            <text:p>0.795679533308579</text:p>
          </table:table-cell>
          <table:table-cell table:formula="of:=AVERAGE([.BV28:.BV46])" office:value-type="float" office:value="0.811306253026579" calcext:value-type="float">
            <text:p>0.811306253026579</text:p>
          </table:table-cell>
          <table:table-cell table:formula="of:=AVERAGE([.BW28:.BW46])" office:value-type="float" office:value="0.849188967251263" calcext:value-type="float">
            <text:p>0.849188967251263</text:p>
          </table:table-cell>
          <table:table-cell table:formula="of:=AVERAGE([.BX28:.BX46])" office:value-type="float" office:value="0.7367232459211" calcext:value-type="float">
            <text:p>0.7367232459211</text:p>
          </table:table-cell>
          <table:table-cell table:formula="of:=AVERAGE([.BY28:.BY46])" office:value-type="float" office:value="0.749380534007923" calcext:value-type="float">
            <text:p>0.749380534007923</text:p>
          </table:table-cell>
          <table:table-cell table:formula="of:=AVERAGE([.BZ28:.BZ46])" office:value-type="float" office:value="0.648691487942745" calcext:value-type="float">
            <text:p>0.648691487942745</text:p>
          </table:table-cell>
          <table:table-cell table:formula="of:=AVERAGE([.CA28:.CA46])" office:value-type="float" office:value="0.719964915072572" calcext:value-type="float">
            <text:p>0.719964915072572</text:p>
          </table:table-cell>
          <table:table-cell table:formula="of:=AVERAGE([.CB28:.CB46])" office:value-type="float" office:value="0.672182290915174" calcext:value-type="float">
            <text:p>0.672182290915174</text:p>
          </table:table-cell>
          <table:table-cell table:formula="of:=AVERAGE([.CC28:.CC46])" office:value-type="float" office:value="0.683182817736947" calcext:value-type="float">
            <text:p>0.683182817736947</text:p>
          </table:table-cell>
          <table:table-cell table:formula="of:=AVERAGE([.CD28:.CD46])" office:value-type="float" office:value="0.898342353545421" calcext:value-type="float">
            <text:p>0.898342353545421</text:p>
          </table:table-cell>
          <table:table-cell table:formula="of:=AVERAGE([.CE28:.CE46])" office:value-type="float" office:value="0.899311996031105" calcext:value-type="float">
            <text:p>0.899311996031105</text:p>
          </table:table-cell>
          <table:table-cell table:formula="of:=AVERAGE([.CF28:.CF46])" office:value-type="float" office:value="0.899268410910632" calcext:value-type="float">
            <text:p>0.899268410910632</text:p>
          </table:table-cell>
          <table:table-cell table:formula="of:=AVERAGE([.CG28:.CG46])" office:value-type="float" office:value="0.899086083683158" calcext:value-type="float">
            <text:p>0.899086083683158</text:p>
          </table:table-cell>
          <table:table-cell table:formula="of:=AVERAGE([.CH28:.CH46])" office:value-type="float" office:value="0.878909903688526" calcext:value-type="float">
            <text:p>0.878909903688526</text:p>
          </table:table-cell>
          <table:table-cell table:formula="of:=AVERAGE([.CI28:.CI46])" office:value-type="float" office:value="0.880725051093842" calcext:value-type="float">
            <text:p>0.880725051093842</text:p>
          </table:table-cell>
          <table:table-cell table:formula="of:=AVERAGE([.CJ28:.CJ46])" office:value-type="float" office:value="0.879394054567421" calcext:value-type="float">
            <text:p>0.879394054567421</text:p>
          </table:table-cell>
          <table:table-cell table:formula="of:=AVERAGE([.CK28:.CK46])" office:value-type="float" office:value="0.876173244031473" calcext:value-type="float">
            <text:p>0.876173244031473</text:p>
          </table:table-cell>
          <table:table-cell table:formula="of:=AVERAGE([.CL28:.CL46])" office:value-type="float" office:value="0.876742588859053" calcext:value-type="float">
            <text:p>0.876742588859053</text:p>
          </table:table-cell>
          <table:table-cell table:formula="of:=AVERAGE([.CM28:.CM46])" office:value-type="float" office:value="0.870783337805895" calcext:value-type="float">
            <text:p>0.870783337805895</text:p>
          </table:table-cell>
          <table:table-cell table:formula="of:=AVERAGE([.CN28:.CN46])" office:value-type="float" office:value="0.857095604261579" calcext:value-type="float">
            <text:p>0.857095604261579</text:p>
          </table:table-cell>
          <table:table-cell table:formula="of:=AVERAGE([.CO28:.CO46])" office:value-type="float" office:value="0.846921279618368" calcext:value-type="float">
            <text:p>0.846921279618368</text:p>
          </table:table-cell>
          <table:table-cell table:formula="of:=AVERAGE([.CP28:.CP46])" office:value-type="float" office:value="0.862026116466632" calcext:value-type="float">
            <text:p>0.862026116466632</text:p>
          </table:table-cell>
          <table:table-cell table:formula="of:=AVERAGE([.CQ28:.CQ46])" office:value-type="float" office:value="0.841048755831474" calcext:value-type="float">
            <text:p>0.841048755831474</text:p>
          </table:table-cell>
          <table:table-cell table:formula="of:=AVERAGE([.CR28:.CR46])" office:value-type="float" office:value="0.832892243746" calcext:value-type="float">
            <text:p>0.832892243746</text:p>
          </table:table-cell>
          <table:table-cell table:formula="of:=AVERAGE([.CS28:.CS46])" office:value-type="float" office:value="0.827841723990789" calcext:value-type="float">
            <text:p>0.827841723990789</text:p>
          </table:table-cell>
          <table:table-cell table:formula="of:=AVERAGE([.CT28:.CT46])" office:value-type="float" office:value="0.842577183996789" calcext:value-type="float">
            <text:p>0.842577183996789</text:p>
          </table:table-cell>
          <table:table-cell table:formula="of:=AVERAGE([.CU28:.CU46])" office:value-type="float" office:value="0.832456018232474" calcext:value-type="float">
            <text:p>0.832456018232474</text:p>
          </table:table-cell>
          <table:table-cell table:formula="of:=AVERAGE([.CV28:.CV46])" office:value-type="float" office:value="0.822154108086684" calcext:value-type="float">
            <text:p>0.822154108086684</text:p>
          </table:table-cell>
          <table:table-cell table:formula="of:=AVERAGE([.CW28:.CW46])" office:value-type="float" office:value="0.811587345086684" calcext:value-type="float">
            <text:p>0.811587345086684</text:p>
          </table:table-cell>
          <table:table-cell table:number-columns-repeated="7"/>
        </table:table-row>
        <table:table-row table:style-name="ro1" table:number-rows-repeated="7">
          <table:table-cell table:number-columns-repeated="108"/>
        </table:table-row>
        <table:table-row table:style-name="ro1">
          <table:table-cell table:style-name="ce25" office:value-type="string" calcext:value-type="string" table:number-columns-spanned="6" table:number-rows-spanned="1">
            <text:p>Ejecuciones a mediano plazo (25mil generaciones)</text:p>
          </table:table-cell>
          <table:covered-table-cell table:number-columns-repeated="5" table:style-name="ce26"/>
          <table:table-cell/>
          <table:table-cell table:style-name="ce25" office:value-type="string" calcext:value-type="string" table:number-columns-spanned="6" table:number-rows-spanned="1">
            <text:p>Ejecuciones a mediano plazo (25mil generaciones)</text:p>
          </table:table-cell>
          <table:covered-table-cell table:number-columns-repeated="5" table:style-name="ce26"/>
          <table:table-cell table:number-columns-repeated="95"/>
        </table:table-row>
        <table:table-row table:style-name="ro1">
          <table:table-cell table:style-name="ce25" office:value-type="string" calcext:value-type="string">
            <text:p>2 Objetivos</text:p>
          </table:table-cell>
          <table:table-cell table:style-name="ce25" office:value-type="string" calcext:value-type="string">
            <text:p>MOEA/D</text:p>
          </table:table-cell>
          <table:table-cell table:style-name="ce25" office:value-type="string" calcext:value-type="string">
            <text:p>NSGA-II</text:p>
          </table:table-cell>
          <table:table-cell table:style-name="ce25" office:value-type="string" calcext:value-type="string">
            <text:p>NSGA-III</text:p>
          </table:table-cell>
          <table:table-cell table:style-name="ce25" office:value-type="string" calcext:value-type="string">
            <text:p>R2-EMOA</text:p>
          </table:table-cell>
          <table:table-cell table:style-name="ce25" office:value-type="string" calcext:value-type="string">
            <text:p>VSD-MOEA/D</text:p>
          </table:table-cell>
          <table:table-cell/>
          <table:table-cell table:style-name="ce25" office:value-type="string" calcext:value-type="string">
            <text:p>3 Objetivos</text:p>
          </table:table-cell>
          <table:table-cell table:style-name="ce25" office:value-type="string" calcext:value-type="string">
            <text:p>MOEA/D</text:p>
          </table:table-cell>
          <table:table-cell table:style-name="ce25" office:value-type="string" calcext:value-type="string">
            <text:p>NSGA-II</text:p>
          </table:table-cell>
          <table:table-cell table:style-name="ce25" office:value-type="string" calcext:value-type="string">
            <text:p>NSGA-III</text:p>
          </table:table-cell>
          <table:table-cell table:style-name="ce25" office:value-type="string" calcext:value-type="string">
            <text:p>R2-EMOA</text:p>
          </table:table-cell>
          <table:table-cell table:style-name="ce25" office:value-type="string" calcext:value-type="string">
            <text:p>VSD-MOEA/D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0, F=0.25</text:p>
          </table:table-cell>
          <table:table-cell table:style-name="ce26" office:value-type="float" office:value="0.854790678219635" calcext:value-type="float">
            <text:p>0.8548</text:p>
          </table:table-cell>
          <table:table-cell table:style-name="ce26" office:value-type="float" office:value="0.674437445020717" calcext:value-type="float">
            <text:p>0.6744</text:p>
          </table:table-cell>
          <table:table-cell table:style-name="ce26" office:value-type="float" office:value="0.731380135333017" calcext:value-type="float">
            <text:p>0.7314</text:p>
          </table:table-cell>
          <table:table-cell table:style-name="ce26" office:value-type="float" office:value="0.619699896601571" calcext:value-type="float">
            <text:p>0.6197</text:p>
          </table:table-cell>
          <table:table-cell table:style-name="ce26" office:value-type="float" office:value="0.962230883422043" calcext:value-type="float">
            <text:p>0.9622</text:p>
          </table:table-cell>
          <table:table-cell/>
          <table:table-cell table:style-name="ce25" office:value-type="string" calcext:value-type="string">
            <text:p>CR=0.0, F=0.25</text:p>
          </table:table-cell>
          <table:table-cell table:style-name="ce26" office:value-type="float" office:value="0.840705852988579" calcext:value-type="float">
            <text:p>0.8407</text:p>
          </table:table-cell>
          <table:table-cell table:style-name="ce26" office:value-type="float" office:value="0.726982106974474" calcext:value-type="float">
            <text:p>0.7270</text:p>
          </table:table-cell>
          <table:table-cell table:style-name="ce26" office:value-type="float" office:value="0.73444964262861" calcext:value-type="float">
            <text:p>0.7344</text:p>
          </table:table-cell>
          <table:table-cell table:style-name="ce26" office:value-type="float" office:value="0.699589806264074" calcext:value-type="float">
            <text:p>0.6996</text:p>
          </table:table-cell>
          <table:table-cell table:style-name="ce26" office:value-type="float" office:value="0.898342353545421" calcext:value-type="float">
            <text:p>0.8983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0, F=0.5</text:p>
          </table:table-cell>
          <table:table-cell table:style-name="ce26" office:value-type="float" office:value="0.868090227577087" calcext:value-type="float">
            <text:p>0.8681</text:p>
          </table:table-cell>
          <table:table-cell table:style-name="ce26" office:value-type="float" office:value="0.701516318264756" calcext:value-type="float">
            <text:p>0.7015</text:p>
          </table:table-cell>
          <table:table-cell table:style-name="ce26" office:value-type="float" office:value="0.794287412181356" calcext:value-type="float">
            <text:p>0.7943</text:p>
          </table:table-cell>
          <table:table-cell table:style-name="ce26" office:value-type="float" office:value="0.663062282016852" calcext:value-type="float">
            <text:p>0.6631</text:p>
          </table:table-cell>
          <table:table-cell table:style-name="ce26" office:value-type="float" office:value="0.963606507932565" calcext:value-type="float">
            <text:p>0.9636</text:p>
          </table:table-cell>
          <table:table-cell/>
          <table:table-cell table:style-name="ce25" office:value-type="string" calcext:value-type="string">
            <text:p>CR=0.0, F=0.5</text:p>
          </table:table-cell>
          <table:table-cell table:style-name="ce26" office:value-type="float" office:value="0.845718909933842" calcext:value-type="float">
            <text:p>0.8457</text:p>
          </table:table-cell>
          <table:table-cell table:style-name="ce25" office:value-type="float" office:value="0.792810859707368" calcext:value-type="float">
            <text:p>0.7928</text:p>
          </table:table-cell>
          <table:table-cell table:style-name="ce26" office:value-type="float" office:value="0.778686057665227" calcext:value-type="float">
            <text:p>0.7787</text:p>
          </table:table-cell>
          <table:table-cell table:style-name="ce26" office:value-type="float" office:value="0.727281327850279" calcext:value-type="float">
            <text:p>0.7273</text:p>
          </table:table-cell>
          <table:table-cell table:style-name="ce25" office:value-type="float" office:value="0.899311996031105" calcext:value-type="float">
            <text:p>0.8993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0, F=0.75</text:p>
          </table:table-cell>
          <table:table-cell table:style-name="ce26" office:value-type="float" office:value="0.859994942714913" calcext:value-type="float">
            <text:p>0.8600</text:p>
          </table:table-cell>
          <table:table-cell table:style-name="ce26" office:value-type="float" office:value="0.670617590563452" calcext:value-type="float">
            <text:p>0.6706</text:p>
          </table:table-cell>
          <table:table-cell table:style-name="ce26" office:value-type="float" office:value="0.756419120811022" calcext:value-type="float">
            <text:p>0.7564</text:p>
          </table:table-cell>
          <table:table-cell table:style-name="ce26" office:value-type="float" office:value="0.647469563089249" calcext:value-type="float">
            <text:p>0.6475</text:p>
          </table:table-cell>
          <table:table-cell table:style-name="ce25" office:value-type="float" office:value="0.963651310218696" calcext:value-type="float">
            <text:p>0.9637</text:p>
          </table:table-cell>
          <table:table-cell/>
          <table:table-cell table:style-name="ce25" office:value-type="string" calcext:value-type="string">
            <text:p>CR=0.0, F=0.75</text:p>
          </table:table-cell>
          <table:table-cell table:style-name="ce26" office:value-type="float" office:value="0.850641730243316" calcext:value-type="float">
            <text:p>0.8506</text:p>
          </table:table-cell>
          <table:table-cell table:style-name="ce26" office:value-type="float" office:value="0.727005774341316" calcext:value-type="float">
            <text:p>0.7270</text:p>
          </table:table-cell>
          <table:table-cell table:style-name="ce26" office:value-type="float" office:value="0.750751136046469" calcext:value-type="float">
            <text:p>0.7508</text:p>
          </table:table-cell>
          <table:table-cell table:style-name="ce26" office:value-type="float" office:value="0.685850851030358" calcext:value-type="float">
            <text:p>0.6859</text:p>
          </table:table-cell>
          <table:table-cell table:style-name="ce25" office:value-type="float" office:value="0.899268410910632" calcext:value-type="float">
            <text:p>0.8993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0, F=1.0</text:p>
          </table:table-cell>
          <table:table-cell table:style-name="ce26" office:value-type="float" office:value="0.850054818642609" calcext:value-type="float">
            <text:p>0.8501</text:p>
          </table:table-cell>
          <table:table-cell table:style-name="ce26" office:value-type="float" office:value="0.617246241111031" calcext:value-type="float">
            <text:p>0.6172</text:p>
          </table:table-cell>
          <table:table-cell table:style-name="ce26" office:value-type="float" office:value="0.721596501633761" calcext:value-type="float">
            <text:p>0.7216</text:p>
          </table:table-cell>
          <table:table-cell table:style-name="ce26" office:value-type="float" office:value="0.606582094738324" calcext:value-type="float">
            <text:p>0.6066</text:p>
          </table:table-cell>
          <table:table-cell table:style-name="ce26" office:value-type="float" office:value="0.952860088365044" calcext:value-type="float">
            <text:p>0.9529</text:p>
          </table:table-cell>
          <table:table-cell/>
          <table:table-cell table:style-name="ce25" office:value-type="string" calcext:value-type="string">
            <text:p>CR=0.0, F=1.0</text:p>
          </table:table-cell>
          <table:table-cell table:style-name="ce26" office:value-type="float" office:value="0.831556338638684" calcext:value-type="float">
            <text:p>0.8316</text:p>
          </table:table-cell>
          <table:table-cell table:style-name="ce26" office:value-type="float" office:value="0.663375142231579" calcext:value-type="float">
            <text:p>0.6634</text:p>
          </table:table-cell>
          <table:table-cell table:style-name="ce26" office:value-type="float" office:value="0.724918633044924" calcext:value-type="float">
            <text:p>0.7249</text:p>
          </table:table-cell>
          <table:table-cell table:style-name="ce26" office:value-type="float" office:value="0.660853680493683" calcext:value-type="float">
            <text:p>0.6609</text:p>
          </table:table-cell>
          <table:table-cell table:style-name="ce26" office:value-type="float" office:value="0.899086083683158" calcext:value-type="float">
            <text:p>0.8991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25, F=0.25</text:p>
          </table:table-cell>
          <table:table-cell table:style-name="ce26" office:value-type="float" office:value="0.884783049121778" calcext:value-type="float">
            <text:p>0.8848</text:p>
          </table:table-cell>
          <table:table-cell table:style-name="ce26" office:value-type="float" office:value="0.797370423201783" calcext:value-type="float">
            <text:p>0.7974</text:p>
          </table:table-cell>
          <table:table-cell table:style-name="ce26" office:value-type="float" office:value="0.811190022069957" calcext:value-type="float">
            <text:p>0.8112</text:p>
          </table:table-cell>
          <table:table-cell table:style-name="ce26" office:value-type="float" office:value="0.757722144454609" calcext:value-type="float">
            <text:p>0.7577</text:p>
          </table:table-cell>
          <table:table-cell table:style-name="ce26" office:value-type="float" office:value="0.931996815464652" calcext:value-type="float">
            <text:p>0.9320</text:p>
          </table:table-cell>
          <table:table-cell/>
          <table:table-cell table:style-name="ce25" office:value-type="string" calcext:value-type="string">
            <text:p>CR=0.25, F=0.25</text:p>
          </table:table-cell>
          <table:table-cell table:style-name="ce26" office:value-type="float" office:value="0.864312419129842" calcext:value-type="float">
            <text:p>0.8643</text:p>
          </table:table-cell>
          <table:table-cell table:style-name="ce26" office:value-type="float" office:value="0.747448689213105" calcext:value-type="float">
            <text:p>0.7474</text:p>
          </table:table-cell>
          <table:table-cell table:style-name="ce26" office:value-type="float" office:value="0.762765363782368" calcext:value-type="float">
            <text:p>0.7628</text:p>
          </table:table-cell>
          <table:table-cell table:style-name="ce26" office:value-type="float" office:value="0.752814734271842" calcext:value-type="float">
            <text:p>0.7528</text:p>
          </table:table-cell>
          <table:table-cell table:style-name="ce26" office:value-type="float" office:value="0.878909903688526" calcext:value-type="float">
            <text:p>0.8789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25, F=0.5</text:p>
          </table:table-cell>
          <table:table-cell table:style-name="ce26" office:value-type="float" office:value="0.898993845932304" calcext:value-type="float">
            <text:p>0.8990</text:p>
          </table:table-cell>
          <table:table-cell table:style-name="ce26" office:value-type="float" office:value="0.873378876524522" calcext:value-type="float">
            <text:p>0.8734</text:p>
          </table:table-cell>
          <table:table-cell table:style-name="ce26" office:value-type="float" office:value="0.891331247251913" calcext:value-type="float">
            <text:p>0.8913</text:p>
          </table:table-cell>
          <table:table-cell table:style-name="ce26" office:value-type="float" office:value="0.81283004015587" calcext:value-type="float">
            <text:p>0.8128</text:p>
          </table:table-cell>
          <table:table-cell table:style-name="ce26" office:value-type="float" office:value="0.932229230745087" calcext:value-type="float">
            <text:p>0.9322</text:p>
          </table:table-cell>
          <table:table-cell/>
          <table:table-cell table:style-name="ce25" office:value-type="string" calcext:value-type="string">
            <text:p>CR=0.25, F=0.5</text:p>
          </table:table-cell>
          <table:table-cell table:style-name="ce26" office:value-type="float" office:value="0.870416918232579" calcext:value-type="float">
            <text:p>0.8704</text:p>
          </table:table-cell>
          <table:table-cell table:style-name="ce26" office:value-type="float" office:value="0.788175540766631" calcext:value-type="float">
            <text:p>0.7882</text:p>
          </table:table-cell>
          <table:table-cell table:style-name="ce26" office:value-type="float" office:value="0.840502835506158" calcext:value-type="float">
            <text:p>0.8405</text:p>
          </table:table-cell>
          <table:table-cell table:style-name="ce26" office:value-type="float" office:value="0.824780365516421" calcext:value-type="float">
            <text:p>0.8248</text:p>
          </table:table-cell>
          <table:table-cell table:style-name="ce26" office:value-type="float" office:value="0.880725051093842" calcext:value-type="float">
            <text:p>0.8807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25, F=0.75</text:p>
          </table:table-cell>
          <table:table-cell table:style-name="ce26" office:value-type="float" office:value="0.900627497506783" calcext:value-type="float">
            <text:p>0.9006</text:p>
          </table:table-cell>
          <table:table-cell table:style-name="ce26" office:value-type="float" office:value="0.794844111622087" calcext:value-type="float">
            <text:p>0.7948</text:p>
          </table:table-cell>
          <table:table-cell table:style-name="ce26" office:value-type="float" office:value="0.802764557183288" calcext:value-type="float">
            <text:p>0.8028</text:p>
          </table:table-cell>
          <table:table-cell table:style-name="ce26" office:value-type="float" office:value="0.749048828881191" calcext:value-type="float">
            <text:p>0.7490</text:p>
          </table:table-cell>
          <table:table-cell table:style-name="ce26" office:value-type="float" office:value="0.937645457499478" calcext:value-type="float">
            <text:p>0.9376</text:p>
          </table:table-cell>
          <table:table-cell/>
          <table:table-cell table:style-name="ce25" office:value-type="string" calcext:value-type="string">
            <text:p>CR=0.25, F=0.75</text:p>
          </table:table-cell>
          <table:table-cell table:style-name="ce26" office:value-type="float" office:value="0.864261118449737" calcext:value-type="float">
            <text:p>0.8643</text:p>
          </table:table-cell>
          <table:table-cell table:style-name="ce26" office:value-type="float" office:value="0.693612411537474" calcext:value-type="float">
            <text:p>0.6936</text:p>
          </table:table-cell>
          <table:table-cell table:style-name="ce26" office:value-type="float" office:value="0.756994065310726" calcext:value-type="float">
            <text:p>0.7570</text:p>
          </table:table-cell>
          <table:table-cell table:style-name="ce26" office:value-type="float" office:value="0.741452880606263" calcext:value-type="float">
            <text:p>0.7415</text:p>
          </table:table-cell>
          <table:table-cell table:style-name="ce26" office:value-type="float" office:value="0.879394054567421" calcext:value-type="float">
            <text:p>0.8794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25, F=1.0</text:p>
          </table:table-cell>
          <table:table-cell table:style-name="ce26" office:value-type="float" office:value="0.886294678119913" calcext:value-type="float">
            <text:p>0.8863</text:p>
          </table:table-cell>
          <table:table-cell table:style-name="ce26" office:value-type="float" office:value="0.784898099479239" calcext:value-type="float">
            <text:p>0.7849</text:p>
          </table:table-cell>
          <table:table-cell table:style-name="ce26" office:value-type="float" office:value="0.808521459212782" calcext:value-type="float">
            <text:p>0.8085</text:p>
          </table:table-cell>
          <table:table-cell table:style-name="ce26" office:value-type="float" office:value="0.792053051731904" calcext:value-type="float">
            <text:p>0.7921</text:p>
          </table:table-cell>
          <table:table-cell table:style-name="ce26" office:value-type="float" office:value="0.923367755300478" calcext:value-type="float">
            <text:p>0.9234</text:p>
          </table:table-cell>
          <table:table-cell/>
          <table:table-cell table:style-name="ce25" office:value-type="string" calcext:value-type="string">
            <text:p>CR=0.25, F=1.0</text:p>
          </table:table-cell>
          <table:table-cell table:style-name="ce26" office:value-type="float" office:value="0.850870323561526" calcext:value-type="float">
            <text:p>0.8509</text:p>
          </table:table-cell>
          <table:table-cell table:style-name="ce26" office:value-type="float" office:value="0.705106247668789" calcext:value-type="float">
            <text:p>0.7051</text:p>
          </table:table-cell>
          <table:table-cell table:style-name="ce26" office:value-type="float" office:value="0.787206838056474" calcext:value-type="float">
            <text:p>0.7872</text:p>
          </table:table-cell>
          <table:table-cell table:style-name="ce26" office:value-type="float" office:value="0.780480232072526" calcext:value-type="float">
            <text:p>0.7805</text:p>
          </table:table-cell>
          <table:table-cell table:style-name="ce26" office:value-type="float" office:value="0.876173244031473" calcext:value-type="float">
            <text:p>0.8762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5, F=0.25</text:p>
          </table:table-cell>
          <table:table-cell table:style-name="ce26" office:value-type="float" office:value="0.893336056198878" calcext:value-type="float">
            <text:p>0.8933</text:p>
          </table:table-cell>
          <table:table-cell table:style-name="ce26" office:value-type="float" office:value="0.830633606403214" calcext:value-type="float">
            <text:p>0.8306</text:p>
          </table:table-cell>
          <table:table-cell table:style-name="ce26" office:value-type="float" office:value="0.836023546452878" calcext:value-type="float">
            <text:p>0.8360</text:p>
          </table:table-cell>
          <table:table-cell table:style-name="ce26" office:value-type="float" office:value="0.806260965307435" calcext:value-type="float">
            <text:p>0.8063</text:p>
          </table:table-cell>
          <table:table-cell table:style-name="ce26" office:value-type="float" office:value="0.927130173044" calcext:value-type="float">
            <text:p>0.9271</text:p>
          </table:table-cell>
          <table:table-cell/>
          <table:table-cell table:style-name="ce25" office:value-type="string" calcext:value-type="string">
            <text:p>CR=0.5, F=0.25</text:p>
          </table:table-cell>
          <table:table-cell table:style-name="ce26" office:value-type="float" office:value="0.865207794035369" calcext:value-type="float">
            <text:p>0.8652</text:p>
          </table:table-cell>
          <table:table-cell table:style-name="ce26" office:value-type="float" office:value="0.751682109535895" calcext:value-type="float">
            <text:p>0.7517</text:p>
          </table:table-cell>
          <table:table-cell table:style-name="ce26" office:value-type="float" office:value="0.792046956389332" calcext:value-type="float">
            <text:p>0.7920</text:p>
          </table:table-cell>
          <table:table-cell table:style-name="ce26" office:value-type="float" office:value="0.795037647270947" calcext:value-type="float">
            <text:p>0.7950</text:p>
          </table:table-cell>
          <table:table-cell table:style-name="ce26" office:value-type="float" office:value="0.876742588859053" calcext:value-type="float">
            <text:p>0.8767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5, F=0.5</text:p>
          </table:table-cell>
          <table:table-cell table:style-name="ce26" office:value-type="float" office:value="0.909888953235826" calcext:value-type="float">
            <text:p>0.9099</text:p>
          </table:table-cell>
          <table:table-cell table:style-name="ce26" office:value-type="float" office:value="0.904481208929913" calcext:value-type="float">
            <text:p>0.9045</text:p>
          </table:table-cell>
          <table:table-cell table:style-name="ce25" office:value-type="float" office:value="0.897014207877652" calcext:value-type="float">
            <text:p>0.8970</text:p>
          </table:table-cell>
          <table:table-cell table:style-name="ce26" office:value-type="float" office:value="0.874791174008087" calcext:value-type="float">
            <text:p>0.8748</text:p>
          </table:table-cell>
          <table:table-cell table:style-name="ce26" office:value-type="float" office:value="0.916520352559174" calcext:value-type="float">
            <text:p>0.9165</text:p>
          </table:table-cell>
          <table:table-cell/>
          <table:table-cell table:style-name="ce25" office:value-type="string" calcext:value-type="string">
            <text:p>CR=0.5, F=0.5</text:p>
          </table:table-cell>
          <table:table-cell table:style-name="ce25" office:value-type="float" office:value="0.872796652730421" calcext:value-type="float">
            <text:p>0.8728</text:p>
          </table:table-cell>
          <table:table-cell table:style-name="ce26" office:value-type="float" office:value="0.734816706516126" calcext:value-type="float">
            <text:p>0.7348</text:p>
          </table:table-cell>
          <table:table-cell table:style-name="ce25" office:value-type="float" office:value="0.854187356154789" calcext:value-type="float">
            <text:p>0.8542</text:p>
          </table:table-cell>
          <table:table-cell table:style-name="ce25" office:value-type="float" office:value="0.84992238284" calcext:value-type="float">
            <text:p>0.8499</text:p>
          </table:table-cell>
          <table:table-cell table:style-name="ce26" office:value-type="float" office:value="0.870783337805895" calcext:value-type="float">
            <text:p>0.8708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5, F=0.75</text:p>
          </table:table-cell>
          <table:table-cell table:style-name="ce26" office:value-type="float" office:value="0.910484699075913" calcext:value-type="float">
            <text:p>0.9105</text:p>
          </table:table-cell>
          <table:table-cell table:style-name="ce26" office:value-type="float" office:value="0.821386079541782" calcext:value-type="float">
            <text:p>0.8214</text:p>
          </table:table-cell>
          <table:table-cell table:style-name="ce26" office:value-type="float" office:value="0.785557080149674" calcext:value-type="float">
            <text:p>0.7856</text:p>
          </table:table-cell>
          <table:table-cell table:style-name="ce26" office:value-type="float" office:value="0.778465535505061" calcext:value-type="float">
            <text:p>0.7785</text:p>
          </table:table-cell>
          <table:table-cell table:style-name="ce26" office:value-type="float" office:value="0.916437467297565" calcext:value-type="float">
            <text:p>0.9164</text:p>
          </table:table-cell>
          <table:table-cell/>
          <table:table-cell table:style-name="ce25" office:value-type="string" calcext:value-type="string">
            <text:p>CR=0.5, F=0.75</text:p>
          </table:table-cell>
          <table:table-cell table:style-name="ce26" office:value-type="float" office:value="0.869055482828105" calcext:value-type="float">
            <text:p>0.8691</text:p>
          </table:table-cell>
          <table:table-cell table:style-name="ce26" office:value-type="float" office:value="0.609817053876568" calcext:value-type="float">
            <text:p>0.6098</text:p>
          </table:table-cell>
          <table:table-cell table:style-name="ce26" office:value-type="float" office:value="0.727741894583663" calcext:value-type="float">
            <text:p>0.7277</text:p>
          </table:table-cell>
          <table:table-cell table:style-name="ce26" office:value-type="float" office:value="0.757026123939684" calcext:value-type="float">
            <text:p>0.7570</text:p>
          </table:table-cell>
          <table:table-cell table:style-name="ce26" office:value-type="float" office:value="0.857095604261579" calcext:value-type="float">
            <text:p>0.8571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5, F=1.0</text:p>
          </table:table-cell>
          <table:table-cell table:style-name="ce26" office:value-type="float" office:value="0.898682459937565" calcext:value-type="float">
            <text:p>0.8987</text:p>
          </table:table-cell>
          <table:table-cell table:style-name="ce26" office:value-type="float" office:value="0.816131893443965" calcext:value-type="float">
            <text:p>0.8161</text:p>
          </table:table-cell>
          <table:table-cell table:style-name="ce26" office:value-type="float" office:value="0.823135699563739" calcext:value-type="float">
            <text:p>0.8231</text:p>
          </table:table-cell>
          <table:table-cell table:style-name="ce26" office:value-type="float" office:value="0.832224522330165" calcext:value-type="float">
            <text:p>0.8322</text:p>
          </table:table-cell>
          <table:table-cell table:style-name="ce26" office:value-type="float" office:value="0.903818577932391" calcext:value-type="float">
            <text:p>0.9038</text:p>
          </table:table-cell>
          <table:table-cell/>
          <table:table-cell table:style-name="ce25" office:value-type="string" calcext:value-type="string">
            <text:p>CR=0.5, F=1.0</text:p>
          </table:table-cell>
          <table:table-cell table:style-name="ce26" office:value-type="float" office:value="0.856972230997737" calcext:value-type="float">
            <text:p>0.8570</text:p>
          </table:table-cell>
          <table:table-cell table:style-name="ce26" office:value-type="float" office:value="0.612011102576111" calcext:value-type="float">
            <text:p>0.6120</text:p>
          </table:table-cell>
          <table:table-cell table:style-name="ce26" office:value-type="float" office:value="0.771526538474579" calcext:value-type="float">
            <text:p>0.7715</text:p>
          </table:table-cell>
          <table:table-cell table:style-name="ce26" office:value-type="float" office:value="0.795679533308579" calcext:value-type="float">
            <text:p>0.7957</text:p>
          </table:table-cell>
          <table:table-cell table:style-name="ce26" office:value-type="float" office:value="0.846921279618368" calcext:value-type="float">
            <text:p>0.8469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75, F=0.25</text:p>
          </table:table-cell>
          <table:table-cell table:style-name="ce26" office:value-type="float" office:value="0.897379843144543" calcext:value-type="float">
            <text:p>0.8974</text:p>
          </table:table-cell>
          <table:table-cell table:style-name="ce26" office:value-type="float" office:value="0.844636761671496" calcext:value-type="float">
            <text:p>0.8446</text:p>
          </table:table-cell>
          <table:table-cell table:style-name="ce26" office:value-type="float" office:value="0.848919810116574" calcext:value-type="float">
            <text:p>0.8489</text:p>
          </table:table-cell>
          <table:table-cell table:style-name="ce26" office:value-type="float" office:value="0.838087757079352" calcext:value-type="float">
            <text:p>0.8381</text:p>
          </table:table-cell>
          <table:table-cell table:style-name="ce26" office:value-type="float" office:value="0.921073192825652" calcext:value-type="float">
            <text:p>0.9211</text:p>
          </table:table-cell>
          <table:table-cell/>
          <table:table-cell table:style-name="ce25" office:value-type="string" calcext:value-type="string">
            <text:p>CR=0.75, F=0.25</text:p>
          </table:table-cell>
          <table:table-cell table:style-name="ce26" office:value-type="float" office:value="0.856145900365158" calcext:value-type="float">
            <text:p>0.8561</text:p>
          </table:table-cell>
          <table:table-cell table:style-name="ce26" office:value-type="float" office:value="0.723748426849937" calcext:value-type="float">
            <text:p>0.7237</text:p>
          </table:table-cell>
          <table:table-cell table:style-name="ce26" office:value-type="float" office:value="0.786237734780421" calcext:value-type="float">
            <text:p>0.7862</text:p>
          </table:table-cell>
          <table:table-cell table:style-name="ce26" office:value-type="float" office:value="0.811306253026579" calcext:value-type="float">
            <text:p>0.8113</text:p>
          </table:table-cell>
          <table:table-cell table:style-name="ce26" office:value-type="float" office:value="0.862026116466632" calcext:value-type="float">
            <text:p>0.8620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75, F=0.5</text:p>
          </table:table-cell>
          <table:table-cell table:style-name="ce26" office:value-type="float" office:value="0.911180773375639" calcext:value-type="float">
            <text:p>0.9112</text:p>
          </table:table-cell>
          <table:table-cell table:style-name="ce25" office:value-type="float" office:value="0.915142392261087" calcext:value-type="float">
            <text:p>0.9151</text:p>
          </table:table-cell>
          <table:table-cell table:style-name="ce26" office:value-type="float" office:value="0.895505970354609" calcext:value-type="float">
            <text:p>0.8955</text:p>
          </table:table-cell>
          <table:table-cell table:style-name="ce25" office:value-type="float" office:value="0.879828337189391" calcext:value-type="float">
            <text:p>0.8798</text:p>
          </table:table-cell>
          <table:table-cell table:style-name="ce26" office:value-type="float" office:value="0.913100526456522" calcext:value-type="float">
            <text:p>0.9131</text:p>
          </table:table-cell>
          <table:table-cell/>
          <table:table-cell table:style-name="ce25" office:value-type="string" calcext:value-type="string">
            <text:p>CR=0.75, F=0.5</text:p>
          </table:table-cell>
          <table:table-cell table:style-name="ce26" office:value-type="float" office:value="0.855300059221421" calcext:value-type="float">
            <text:p>0.8553</text:p>
          </table:table-cell>
          <table:table-cell table:style-name="ce26" office:value-type="float" office:value="0.690140755033596" calcext:value-type="float">
            <text:p>0.6901</text:p>
          </table:table-cell>
          <table:table-cell table:style-name="ce26" office:value-type="float" office:value="0.818361945280421" calcext:value-type="float">
            <text:p>0.8184</text:p>
          </table:table-cell>
          <table:table-cell table:style-name="ce26" office:value-type="float" office:value="0.849188967251263" calcext:value-type="float">
            <text:p>0.8492</text:p>
          </table:table-cell>
          <table:table-cell table:style-name="ce26" office:value-type="float" office:value="0.841048755831474" calcext:value-type="float">
            <text:p>0.8410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75, F=0.75</text:p>
          </table:table-cell>
          <table:table-cell table:style-name="ce25" office:value-type="float" office:value="0.911289333474348" calcext:value-type="float">
            <text:p>0.9113</text:p>
          </table:table-cell>
          <table:table-cell table:style-name="ce26" office:value-type="float" office:value="0.828006033375174" calcext:value-type="float">
            <text:p>0.8280</text:p>
          </table:table-cell>
          <table:table-cell table:style-name="ce26" office:value-type="float" office:value="0.782617898364665" calcext:value-type="float">
            <text:p>0.7826</text:p>
          </table:table-cell>
          <table:table-cell table:style-name="ce26" office:value-type="float" office:value="0.799995318074174" calcext:value-type="float">
            <text:p>0.8000</text:p>
          </table:table-cell>
          <table:table-cell table:style-name="ce26" office:value-type="float" office:value="0.909197105254391" calcext:value-type="float">
            <text:p>0.9092</text:p>
          </table:table-cell>
          <table:table-cell/>
          <table:table-cell table:style-name="ce25" office:value-type="string" calcext:value-type="string">
            <text:p>CR=0.75, F=0.75</text:p>
          </table:table-cell>
          <table:table-cell table:style-name="ce27" office:value-type="float" office:value="0.851511769442316" calcext:value-type="float">
            <text:p>0.8515</text:p>
          </table:table-cell>
          <table:table-cell table:style-name="ce26" office:value-type="float" office:value="0.523182035511296" calcext:value-type="float">
            <text:p>0.5232</text:p>
          </table:table-cell>
          <table:table-cell table:style-name="ce26" office:value-type="float" office:value="0.674383642315989" calcext:value-type="float">
            <text:p>0.6744</text:p>
          </table:table-cell>
          <table:table-cell table:style-name="ce26" office:value-type="float" office:value="0.7367232459211" calcext:value-type="float">
            <text:p>0.7367</text:p>
          </table:table-cell>
          <table:table-cell table:style-name="ce26" office:value-type="float" office:value="0.832892243746" calcext:value-type="float">
            <text:p>0.8329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75, F=1.0</text:p>
          </table:table-cell>
          <table:table-cell table:style-name="ce26" office:value-type="float" office:value="0.897301902137957" calcext:value-type="float">
            <text:p>0.8973</text:p>
          </table:table-cell>
          <table:table-cell table:style-name="ce26" office:value-type="float" office:value="0.824769690707418" calcext:value-type="float">
            <text:p>0.8248</text:p>
          </table:table-cell>
          <table:table-cell table:style-name="ce26" office:value-type="float" office:value="0.798968298148217" calcext:value-type="float">
            <text:p>0.7990</text:p>
          </table:table-cell>
          <table:table-cell table:style-name="ce26" office:value-type="float" office:value="0.822350318949956" calcext:value-type="float">
            <text:p>0.8224</text:p>
          </table:table-cell>
          <table:table-cell table:style-name="ce26" office:value-type="float" office:value="0.893182433609869" calcext:value-type="float">
            <text:p>0.8932</text:p>
          </table:table-cell>
          <table:table-cell/>
          <table:table-cell table:style-name="ce25" office:value-type="string" calcext:value-type="string">
            <text:p>CR=0.75, F=1.0</text:p>
          </table:table-cell>
          <table:table-cell table:style-name="ce26" office:value-type="float" office:value="0.847429541478211" calcext:value-type="float">
            <text:p>0.8474</text:p>
          </table:table-cell>
          <table:table-cell table:style-name="ce26" office:value-type="float" office:value="0.564440513175559" calcext:value-type="float">
            <text:p>0.5644</text:p>
          </table:table-cell>
          <table:table-cell table:style-name="ce26" office:value-type="float" office:value="0.715359355200355" calcext:value-type="float">
            <text:p>0.7154</text:p>
          </table:table-cell>
          <table:table-cell table:style-name="ce26" office:value-type="float" office:value="0.749380534007923" calcext:value-type="float">
            <text:p>0.7494</text:p>
          </table:table-cell>
          <table:table-cell table:style-name="ce26" office:value-type="float" office:value="0.827841723990789" calcext:value-type="float">
            <text:p>0.8278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1.0, F=0.25</text:p>
          </table:table-cell>
          <table:table-cell table:style-name="ce26" office:value-type="float" office:value="0.877013487367487" calcext:value-type="float">
            <text:p>0.8770</text:p>
          </table:table-cell>
          <table:table-cell table:style-name="ce26" office:value-type="float" office:value="0.644866977111515" calcext:value-type="float">
            <text:p>0.6449</text:p>
          </table:table-cell>
          <table:table-cell table:style-name="ce26" office:value-type="float" office:value="0.558436556422735" calcext:value-type="float">
            <text:p>0.5584</text:p>
          </table:table-cell>
          <table:table-cell table:style-name="ce26" office:value-type="float" office:value="0.611585782043967" calcext:value-type="float">
            <text:p>0.6116</text:p>
          </table:table-cell>
          <table:table-cell table:style-name="ce26" office:value-type="float" office:value="0.902037136554696" calcext:value-type="float">
            <text:p>0.9020</text:p>
          </table:table-cell>
          <table:table-cell/>
          <table:table-cell table:style-name="ce25" office:value-type="string" calcext:value-type="string">
            <text:p>CR=1.0, F=0.25</text:p>
          </table:table-cell>
          <table:table-cell table:style-name="ce26" office:value-type="float" office:value="0.822131335534473" calcext:value-type="float">
            <text:p>0.8221</text:p>
          </table:table-cell>
          <table:table-cell table:style-name="ce26" office:value-type="float" office:value="0.542268724175536" calcext:value-type="float">
            <text:p>0.5423</text:p>
          </table:table-cell>
          <table:table-cell table:style-name="ce26" office:value-type="float" office:value="0.582618402076631" calcext:value-type="float">
            <text:p>0.5826</text:p>
          </table:table-cell>
          <table:table-cell table:style-name="ce26" office:value-type="float" office:value="0.648691487942745" calcext:value-type="float">
            <text:p>0.6487</text:p>
          </table:table-cell>
          <table:table-cell table:style-name="ce26" office:value-type="float" office:value="0.842577183996789" calcext:value-type="float">
            <text:p>0.8426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1.0, F=0.5</text:p>
          </table:table-cell>
          <table:table-cell table:style-name="ce26" office:value-type="float" office:value="0.894572696355918" calcext:value-type="float">
            <text:p>0.8946</text:p>
          </table:table-cell>
          <table:table-cell table:style-name="ce26" office:value-type="float" office:value="0.785897053449643" calcext:value-type="float">
            <text:p>0.7859</text:p>
          </table:table-cell>
          <table:table-cell table:style-name="ce26" office:value-type="float" office:value="0.767064842619941" calcext:value-type="float">
            <text:p>0.7671</text:p>
          </table:table-cell>
          <table:table-cell table:style-name="ce26" office:value-type="float" office:value="0.781031506103061" calcext:value-type="float">
            <text:p>0.7810</text:p>
          </table:table-cell>
          <table:table-cell table:style-name="ce26" office:value-type="float" office:value="0.904438129601522" calcext:value-type="float">
            <text:p>0.9044</text:p>
          </table:table-cell>
          <table:table-cell/>
          <table:table-cell table:style-name="ce25" office:value-type="string" calcext:value-type="string">
            <text:p>CR=1.0, F=0.5</text:p>
          </table:table-cell>
          <table:table-cell table:style-name="ce26" office:value-type="float" office:value="0.834301337521316" calcext:value-type="float">
            <text:p>0.8343</text:p>
          </table:table-cell>
          <table:table-cell table:style-name="ce26" office:value-type="float" office:value="0.6345354868112" calcext:value-type="float">
            <text:p>0.6345</text:p>
          </table:table-cell>
          <table:table-cell table:style-name="ce26" office:value-type="float" office:value="0.711600652158914" calcext:value-type="float">
            <text:p>0.7116</text:p>
          </table:table-cell>
          <table:table-cell table:style-name="ce26" office:value-type="float" office:value="0.719964915072572" calcext:value-type="float">
            <text:p>0.7200</text:p>
          </table:table-cell>
          <table:table-cell table:style-name="ce26" office:value-type="float" office:value="0.832456018232474" calcext:value-type="float">
            <text:p>0.8325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1.0, F=0.75</text:p>
          </table:table-cell>
          <table:table-cell table:style-name="ce26" office:value-type="float" office:value="0.889947341744822" calcext:value-type="float">
            <text:p>0.8899</text:p>
          </table:table-cell>
          <table:table-cell table:style-name="ce26" office:value-type="float" office:value="0.762738738024222" calcext:value-type="float">
            <text:p>0.7627</text:p>
          </table:table-cell>
          <table:table-cell table:style-name="ce26" office:value-type="float" office:value="0.725111263612039" calcext:value-type="float">
            <text:p>0.7251</text:p>
          </table:table-cell>
          <table:table-cell table:style-name="ce26" office:value-type="float" office:value="0.741895996587605" calcext:value-type="float">
            <text:p>0.7419</text:p>
          </table:table-cell>
          <table:table-cell table:style-name="ce26" office:value-type="float" office:value="0.894813593712043" calcext:value-type="float">
            <text:p>0.8948</text:p>
          </table:table-cell>
          <table:table-cell/>
          <table:table-cell table:style-name="ce25" office:value-type="string" calcext:value-type="string">
            <text:p>CR=1.0, F=0.75</text:p>
          </table:table-cell>
          <table:table-cell table:style-name="ce26" office:value-type="float" office:value="0.834479686578474" calcext:value-type="float">
            <text:p>0.8345</text:p>
          </table:table-cell>
          <table:table-cell table:style-name="ce26" office:value-type="float" office:value="0.496793826222542" calcext:value-type="float">
            <text:p>0.4968</text:p>
          </table:table-cell>
          <table:table-cell table:style-name="ce26" office:value-type="float" office:value="0.664583642411563" calcext:value-type="float">
            <text:p>0.6646</text:p>
          </table:table-cell>
          <table:table-cell table:style-name="ce26" office:value-type="float" office:value="0.672182290915174" calcext:value-type="float">
            <text:p>0.6722</text:p>
          </table:table-cell>
          <table:table-cell table:style-name="ce26" office:value-type="float" office:value="0.822154108086684" calcext:value-type="float">
            <text:p>0.8222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1.0, F=1.0</text:p>
          </table:table-cell>
          <table:table-cell table:style-name="ce26" office:value-type="float" office:value="0.880909526742778" calcext:value-type="float">
            <text:p>0.8809</text:p>
          </table:table-cell>
          <table:table-cell table:style-name="ce26" office:value-type="float" office:value="0.668065359892609" calcext:value-type="float">
            <text:p>0.6681</text:p>
          </table:table-cell>
          <table:table-cell table:style-name="ce26" office:value-type="float" office:value="0.70510792097567" calcext:value-type="float">
            <text:p>0.7051</text:p>
          </table:table-cell>
          <table:table-cell table:style-name="ce26" office:value-type="float" office:value="0.715242037942922" calcext:value-type="float">
            <text:p>0.7152</text:p>
          </table:table-cell>
          <table:table-cell table:style-name="ce26" office:value-type="float" office:value="0.886995354686087" calcext:value-type="float">
            <text:p>0.8870</text:p>
          </table:table-cell>
          <table:table-cell/>
          <table:table-cell table:style-name="ce25" office:value-type="string" calcext:value-type="string">
            <text:p>CR=1.0, F=1.0</text:p>
          </table:table-cell>
          <table:table-cell table:style-name="ce26" office:value-type="float" office:value="0.831238449222895" calcext:value-type="float">
            <text:p>0.8312</text:p>
          </table:table-cell>
          <table:table-cell table:style-name="ce26" office:value-type="float" office:value="0.509812541949293" calcext:value-type="float">
            <text:p>0.5098</text:p>
          </table:table-cell>
          <table:table-cell table:style-name="ce26" office:value-type="float" office:value="0.680902699620065" calcext:value-type="float">
            <text:p>0.6809</text:p>
          </table:table-cell>
          <table:table-cell table:style-name="ce26" office:value-type="float" office:value="0.683182817736947" calcext:value-type="float">
            <text:p>0.6832</text:p>
          </table:table-cell>
          <table:table-cell table:style-name="ce26" office:value-type="float" office:value="0.811587345086684" calcext:value-type="float">
            <text:p>0.8116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MAX</text:p>
          </table:table-cell>
          <table:table-cell table:style-name="ce26" table:formula="of:=MAX([.B57:.B76])" office:value-type="float" office:value="0.911289333474348" calcext:value-type="float">
            <text:p>0.9113</text:p>
          </table:table-cell>
          <table:table-cell table:style-name="ce26" table:formula="of:=MAX([.C57:.C76])" office:value-type="float" office:value="0.915142392261087" calcext:value-type="float">
            <text:p>0.9151</text:p>
          </table:table-cell>
          <table:table-cell table:style-name="ce26" table:formula="of:=MAX([.D57:.D76])" office:value-type="float" office:value="0.897014207877652" calcext:value-type="float">
            <text:p>0.8970</text:p>
          </table:table-cell>
          <table:table-cell table:style-name="ce26" table:formula="of:=MAX([.E57:.E76])" office:value-type="float" office:value="0.879828337189391" calcext:value-type="float">
            <text:p>0.8798</text:p>
          </table:table-cell>
          <table:table-cell table:style-name="ce26" table:formula="of:=MAX([.F57:.F76])" office:value-type="float" office:value="0.963651310218696" calcext:value-type="float">
            <text:p>0.9637</text:p>
          </table:table-cell>
          <table:table-cell/>
          <table:table-cell table:style-name="ce25" office:value-type="string" calcext:value-type="string">
            <text:p>MAX</text:p>
          </table:table-cell>
          <table:table-cell table:style-name="ce26" table:formula="of:=MAX([.I57:.I76])" office:value-type="float" office:value="0.872796652730421" calcext:value-type="float">
            <text:p>0.8728</text:p>
          </table:table-cell>
          <table:table-cell table:style-name="ce26" table:formula="of:=MAX([.J57:.J76])" office:value-type="float" office:value="0.792810859707368" calcext:value-type="float">
            <text:p>0.7928</text:p>
          </table:table-cell>
          <table:table-cell table:style-name="ce26" table:formula="of:=MAX([.K57:.K76])" office:value-type="float" office:value="0.854187356154789" calcext:value-type="float">
            <text:p>0.8542</text:p>
          </table:table-cell>
          <table:table-cell table:style-name="ce26" table:formula="of:=MAX([.L57:.L76])" office:value-type="float" office:value="0.84992238284" calcext:value-type="float">
            <text:p>0.8499</text:p>
          </table:table-cell>
          <table:table-cell table:style-name="ce26" table:formula="of:=MAX([.M57:.M76])" office:value-type="float" office:value="0.899311996031105" calcext:value-type="float">
            <text:p>0.8993</text:p>
          </table:table-cell>
          <table:table-cell table:number-columns-repeated="95"/>
        </table:table-row>
        <table:table-row table:style-name="ro1" table:number-rows-repeated="4">
          <table:table-cell table:number-columns-repeated="108"/>
        </table:table-row>
        <table:table-row table:style-name="ro1">
          <table:table-cell table:number-columns-repeated="3"/>
          <table:table-cell table:style-name="ce25" office:value-type="string" calcext:value-type="string">
            <text:p>MOEA/D</text:p>
          </table:table-cell>
          <table:table-cell table:style-name="ce25" office:value-type="string" calcext:value-type="string">
            <text:p>NSGA-II</text:p>
          </table:table-cell>
          <table:table-cell table:style-name="ce25" office:value-type="string" calcext:value-type="string">
            <text:p>NSGA-III</text:p>
          </table:table-cell>
          <table:table-cell table:style-name="ce25" office:value-type="string" calcext:value-type="string">
            <text:p>R2-EMOA</text:p>
          </table:table-cell>
          <table:table-cell table:style-name="ce25" office:value-type="string" calcext:value-type="string">
            <text:p>VSD-MOEA/D</text:p>
          </table:table-cell>
          <table:table-cell table:number-columns-repeated="100"/>
        </table:table-row>
        <table:table-row table:style-name="ro1">
          <table:table-cell table:number-columns-repeated="2"/>
          <table:table-cell table:style-name="ce25" office:value-type="string" calcext:value-type="string">
            <text:p>2 Objetivos</text:p>
          </table:table-cell>
          <table:table-cell table:style-name="ce25" office:value-type="string" calcext:value-type="string">
            <text:p>CR=0.75, F=0.75</text:p>
          </table:table-cell>
          <table:table-cell table:style-name="ce25" office:value-type="string" calcext:value-type="string">
            <text:p>CR=0.75, F=0.5</text:p>
          </table:table-cell>
          <table:table-cell table:style-name="ce25" office:value-type="string" calcext:value-type="string">
            <text:p>CR=0.5, F=0.5</text:p>
          </table:table-cell>
          <table:table-cell table:style-name="ce25" office:value-type="string" calcext:value-type="string">
            <text:p>CR=0.75, F=0.5</text:p>
          </table:table-cell>
          <table:table-cell table:style-name="ce25" office:value-type="string" calcext:value-type="string">
            <text:p>CR=0.0, F=0.75</text:p>
          </table:table-cell>
          <table:table-cell table:number-columns-repeated="100"/>
        </table:table-row>
        <table:table-row table:style-name="ro1">
          <table:table-cell table:number-columns-repeated="2"/>
          <table:table-cell table:style-name="ce25" office:value-type="string" calcext:value-type="string">
            <text:p>3 Objetivos</text:p>
          </table:table-cell>
          <table:table-cell table:style-name="ce25" office:value-type="string" calcext:value-type="string">
            <text:p>CR=0.5, F=0.5</text:p>
          </table:table-cell>
          <table:table-cell table:style-name="ce25" office:value-type="string" calcext:value-type="string">
            <text:p>CR=0.0, F=0.5</text:p>
          </table:table-cell>
          <table:table-cell table:number-columns-repeated="2" table:style-name="ce25" office:value-type="string" calcext:value-type="string">
            <text:p>CR=0.5, F=0.5</text:p>
          </table:table-cell>
          <table:table-cell table:style-name="ce25" office:value-type="string" calcext:value-type="string">
            <text:p>CR=0.0, F=0.75</text:p>
          </table:table-cell>
          <table:table-cell table:number-columns-repeated="100"/>
        </table:table-row>
      </table:table>
      <table:table table:name="Largo Plazo" table:style-name="ta1">
        <office:forms form:automatic-focus="false" form:apply-design-mode="false"/>
        <table:table-column table:style-name="co1" table:default-cell-style-name="ce29"/>
        <table:table-column table:style-name="co1" table:number-columns-repeated="25" table:default-cell-style-name="ce32"/>
        <table:table-column table:style-name="co1" table:number-columns-repeated="54" table:default-cell-style-name="Default"/>
        <table:table-row table:style-name="ro1">
          <table:table-cell/>
          <table:table-cell table:style-name="ce9" office:value-type="string" calcext:value-type="string" table:number-columns-spanned="5" table:number-rows-spanned="1">
            <text:p>MOEA/D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1">
            <text:p>NSGA-II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1">
            <text:p>NSGA-III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1">
            <text:p>R2-EMOA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9"/>
          <table:table-cell table:number-columns-repeated="54"/>
        </table:table-row>
        <table:table-row table:style-name="ro1">
          <table:table-cell/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diff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diff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diff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diff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diff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729659388203" calcext:value-type="float">
            <text:p>0.730</text:p>
          </table:table-cell>
          <table:table-cell office:value-type="float" office:value="0.95737027317" calcext:value-type="float">
            <text:p>0.957</text:p>
          </table:table-cell>
          <table:table-cell office:value-type="float" office:value="0.842194650991" calcext:value-type="float">
            <text:p>0.842</text:p>
          </table:table-cell>
          <table:table-cell office:value-type="float" office:value="0.0577951665986" calcext:value-type="float">
            <text:p>0.058</text:p>
          </table:table-cell>
          <table:table-cell office:value-type="float" office:value="0.138727520154" calcext:value-type="float">
            <text:p>0.139</text:p>
          </table:table-cell>
          <table:table-cell office:value-type="float" office:value="0.795151225696" calcext:value-type="float">
            <text:p>0.795</text:p>
          </table:table-cell>
          <table:table-cell office:value-type="float" office:value="0.983750684081" calcext:value-type="float">
            <text:p>0.984</text:p>
          </table:table-cell>
          <table:table-cell office:value-type="float" office:value="0.887576376346" calcext:value-type="float">
            <text:p>0.888</text:p>
          </table:table-cell>
          <table:table-cell office:value-type="float" office:value="0.052689638884" calcext:value-type="float">
            <text:p>0.053</text:p>
          </table:table-cell>
          <table:table-cell office:value-type="float" office:value="0.0933457947984" calcext:value-type="float">
            <text:p>0.093</text:p>
          </table:table-cell>
          <table:table-cell office:value-type="float" office:value="0.792709413913" calcext:value-type="float">
            <text:p>0.793</text:p>
          </table:table-cell>
          <table:table-cell office:value-type="float" office:value="0.993352523385" calcext:value-type="float">
            <text:p>0.993</text:p>
          </table:table-cell>
          <table:table-cell office:value-type="float" office:value="0.918529639052" calcext:value-type="float">
            <text:p>0.919</text:p>
          </table:table-cell>
          <table:table-cell office:value-type="float" office:value="0.0510994252542" calcext:value-type="float">
            <text:p>0.051</text:p>
          </table:table-cell>
          <table:table-cell office:value-type="float" office:value="0.0623925320931" calcext:value-type="float">
            <text:p>0.062</text:p>
          </table:table-cell>
          <table:table-cell office:value-type="float" office:value="0.391386427942" calcext:value-type="float">
            <text:p>0.391</text:p>
          </table:table-cell>
          <table:table-cell office:value-type="float" office:value="0.762195817352" calcext:value-type="float">
            <text:p>0.762</text:p>
          </table:table-cell>
          <table:table-cell office:value-type="float" office:value="0.62817889767" calcext:value-type="float">
            <text:p>0.628</text:p>
          </table:table-cell>
          <table:table-cell office:value-type="float" office:value="0.0770143460253" calcext:value-type="float">
            <text:p>0.077</text:p>
          </table:table-cell>
          <table:table-cell office:value-type="float" office:value="0.352743273475" calcext:value-type="float">
            <text:p>0.353</text:p>
          </table:table-cell>
          <table:table-cell office:value-type="float" office:value="0.913665274011" calcext:value-type="float">
            <text:p>0.914</text:p>
          </table:table-cell>
          <table:table-cell office:value-type="float" office:value="0.993456386029" calcext:value-type="float">
            <text:p>0.993</text:p>
          </table:table-cell>
          <table:table-cell office:value-type="float" office:value="0.980922171145" calcext:value-type="float">
            <text:p>0.981</text:p>
          </table:table-cell>
          <table:table-cell office:value-type="float" office:value="0.0204694182855" calcext:value-type="float">
            <text:p>0.020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9643178237" calcext:value-type="float">
            <text:p>0.996</text:p>
          </table:table-cell>
          <table:table-cell office:value-type="float" office:value="0.996444425893" calcext:value-type="float">
            <text:p>0.996</text:p>
          </table:table-cell>
          <table:table-cell office:value-type="float" office:value="0.996437777647" calcext:value-type="float">
            <text:p>0.996</text:p>
          </table:table-cell>
          <table:table-cell office:value-type="float" office:value="0.00000280574651686" calcext:value-type="float">
            <text:p>0.000</text:p>
          </table:table-cell>
          <table:table-cell office:value-type="float" office:value="0.00175576920762" calcext:value-type="float">
            <text:p>0.002</text:p>
          </table:table-cell>
          <table:table-cell office:value-type="float" office:value="0.99796480187" calcext:value-type="float">
            <text:p>0.998</text:p>
          </table:table-cell>
          <table:table-cell office:value-type="float" office:value="0.998354020194" calcext:value-type="float">
            <text:p>0.998</text:p>
          </table:table-cell>
          <table:table-cell office:value-type="float" office:value="0.998193546854" calcext:value-type="float">
            <text:p>0.998</text:p>
          </table:table-cell>
          <table:table-cell office:value-type="float" office:value="0.000080792141914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5221273799" calcext:value-type="float">
            <text:p>0.995</text:p>
          </table:table-cell>
          <table:table-cell office:value-type="float" office:value="0.996937130077" calcext:value-type="float">
            <text:p>0.997</text:p>
          </table:table-cell>
          <table:table-cell office:value-type="float" office:value="0.995854476638" calcext:value-type="float">
            <text:p>0.996</text:p>
          </table:table-cell>
          <table:table-cell office:value-type="float" office:value="0.000385112080064" calcext:value-type="float">
            <text:p>0.000</text:p>
          </table:table-cell>
          <table:table-cell office:value-type="float" office:value="0.00233907021681" calcext:value-type="float">
            <text:p>0.002</text:p>
          </table:table-cell>
          <table:table-cell office:value-type="float" office:value="0.997968665833" calcext:value-type="float">
            <text:p>0.998</text:p>
          </table:table-cell>
          <table:table-cell office:value-type="float" office:value="0.998235808099" calcext:value-type="float">
            <text:p>0.998</text:p>
          </table:table-cell>
          <table:table-cell office:value-type="float" office:value="0.998005361102" calcext:value-type="float">
            <text:p>0.998</text:p>
          </table:table-cell>
          <table:table-cell office:value-type="float" office:value="0.0000437004425989" calcext:value-type="float">
            <text:p>0.000</text:p>
          </table:table-cell>
          <table:table-cell office:value-type="float" office:value="0.000188185751935" calcext:value-type="float">
            <text:p>0.000</text:p>
          </table:table-cell>
          <table:table-cell office:value-type="float" office:value="0.996415346648" calcext:value-type="float">
            <text:p>0.996</text:p>
          </table:table-cell>
          <table:table-cell office:value-type="float" office:value="0.996426574663" calcext:value-type="float">
            <text:p>0.996</text:p>
          </table:table-cell>
          <table:table-cell office:value-type="float" office:value="0.99642201396" calcext:value-type="float">
            <text:p>0.996</text:p>
          </table:table-cell>
          <table:table-cell office:value-type="float" office:value="0.00000222320135967" calcext:value-type="float">
            <text:p>0.000</text:p>
          </table:table-cell>
          <table:table-cell office:value-type="float" office:value="0.00177153289449" calcext:value-type="float">
            <text:p>0.0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706623993" calcext:value-type="float">
            <text:p>0.992</text:p>
          </table:table-cell>
          <table:table-cell office:value-type="float" office:value="0.991744193682" calcext:value-type="float">
            <text:p>0.992</text:p>
          </table:table-cell>
          <table:table-cell office:value-type="float" office:value="0.991723454639" calcext:value-type="float">
            <text:p>0.992</text:p>
          </table:table-cell>
          <table:table-cell office:value-type="float" office:value="0.00000954394940133" calcext:value-type="float">
            <text:p>0.000</text:p>
          </table:table-cell>
          <table:table-cell office:value-type="float" office:value="0.0000541007537509" calcext:value-type="float">
            <text:p>0.000</text:p>
          </table:table-cell>
          <table:table-cell office:value-type="float" office:value="0.980909823393" calcext:value-type="float">
            <text:p>0.981</text:p>
          </table:table-cell>
          <table:table-cell office:value-type="float" office:value="0.983966461174" calcext:value-type="float">
            <text:p>0.984</text:p>
          </table:table-cell>
          <table:table-cell office:value-type="float" office:value="0.982479784024" calcext:value-type="float">
            <text:p>0.982</text:p>
          </table:table-cell>
          <table:table-cell office:value-type="float" office:value="0.000831297510041" calcext:value-type="float">
            <text:p>0.001</text:p>
          </table:table-cell>
          <table:table-cell office:value-type="float" office:value="0.00929777136813" calcext:value-type="float">
            <text:p>0.009</text:p>
          </table:table-cell>
          <table:table-cell office:value-type="float" office:value="0.991777526866" calcext:value-type="float">
            <text:p>0.992</text:p>
          </table:table-cell>
          <table:table-cell office:value-type="float" office:value="0.991777562193" calcext:value-type="float">
            <text:p>0.992</text:p>
          </table:table-cell>
          <table:table-cell office:value-type="float" office:value="0.991777555392" calcext:value-type="float">
            <text:p>0.992</text:p>
          </table:table-cell>
          <table:table-cell office:value-type="float" office:value="0.0000000060570196227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0750470364" calcext:value-type="float">
            <text:p>0.991</text:p>
          </table:table-cell>
          <table:table-cell office:value-type="float" office:value="0.991616751814" calcext:value-type="float">
            <text:p>0.992</text:p>
          </table:table-cell>
          <table:table-cell office:value-type="float" office:value="0.991191926026" calcext:value-type="float">
            <text:p>0.991</text:p>
          </table:table-cell>
          <table:table-cell office:value-type="float" office:value="0.000200763637724" calcext:value-type="float">
            <text:p>0.000</text:p>
          </table:table-cell>
          <table:table-cell office:value-type="float" office:value="0.000585629366071" calcext:value-type="float">
            <text:p>0.001</text:p>
          </table:table-cell>
          <table:table-cell office:value-type="float" office:value="0.991715617166" calcext:value-type="float">
            <text:p>0.992</text:p>
          </table:table-cell>
          <table:table-cell office:value-type="float" office:value="0.99173657469" calcext:value-type="float">
            <text:p>0.992</text:p>
          </table:table-cell>
          <table:table-cell office:value-type="float" office:value="0.991730924009" calcext:value-type="float">
            <text:p>0.992</text:p>
          </table:table-cell>
          <table:table-cell office:value-type="float" office:value="0.000004205237221" calcext:value-type="float">
            <text:p>0.000</text:p>
          </table:table-cell>
          <table:table-cell office:value-type="float" office:value="0.0000466313832708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7890511839" calcext:value-type="float">
            <text:p>0.988</text:p>
          </table:table-cell>
          <table:table-cell office:value-type="float" office:value="0.987958125105" calcext:value-type="float">
            <text:p>0.988</text:p>
          </table:table-cell>
          <table:table-cell office:value-type="float" office:value="0.987915505126" calcext:value-type="float">
            <text:p>0.988</text:p>
          </table:table-cell>
          <table:table-cell office:value-type="float" office:value="0.0000204800996924" calcext:value-type="float">
            <text:p>0.000</text:p>
          </table:table-cell>
          <table:table-cell office:value-type="float" office:value="0.00000198264348494" calcext:value-type="float">
            <text:p>0.000</text:p>
          </table:table-cell>
          <table:table-cell office:value-type="float" office:value="0.976519860236" calcext:value-type="float">
            <text:p>0.977</text:p>
          </table:table-cell>
          <table:table-cell office:value-type="float" office:value="0.984639432919" calcext:value-type="float">
            <text:p>0.985</text:p>
          </table:table-cell>
          <table:table-cell office:value-type="float" office:value="0.982541696825" calcext:value-type="float">
            <text:p>0.983</text:p>
          </table:table-cell>
          <table:table-cell office:value-type="float" office:value="0.00135785437282" calcext:value-type="float">
            <text:p>0.001</text:p>
          </table:table-cell>
          <table:table-cell office:value-type="float" office:value="0.00537579094438" calcext:value-type="float">
            <text:p>0.005</text:p>
          </table:table-cell>
          <table:table-cell office:value-type="float" office:value="0.986452848153" calcext:value-type="float">
            <text:p>0.986</text:p>
          </table:table-cell>
          <table:table-cell office:value-type="float" office:value="0.987850436059" calcext:value-type="float">
            <text:p>0.988</text:p>
          </table:table-cell>
          <table:table-cell office:value-type="float" office:value="0.987516386653" calcext:value-type="float">
            <text:p>0.988</text:p>
          </table:table-cell>
          <table:table-cell office:value-type="float" office:value="0.00028798453634" calcext:value-type="float">
            <text:p>0.000</text:p>
          </table:table-cell>
          <table:table-cell office:value-type="float" office:value="0.000401101116654" calcext:value-type="float">
            <text:p>0.000</text:p>
          </table:table-cell>
          <table:table-cell office:value-type="float" office:value="0.971664471879" calcext:value-type="float">
            <text:p>0.972</text:p>
          </table:table-cell>
          <table:table-cell office:value-type="float" office:value="0.990762461573" calcext:value-type="float">
            <text:p>0.991</text:p>
          </table:table-cell>
          <table:table-cell office:value-type="float" office:value="0.987087896005" calcext:value-type="float">
            <text:p>0.987</text:p>
          </table:table-cell>
          <table:table-cell office:value-type="float" office:value="0.00557005505371" calcext:value-type="float">
            <text:p>0.006</text:p>
          </table:table-cell>
          <table:table-cell office:value-type="float" office:value="0.000829591763971" calcext:value-type="float">
            <text:p>0.001</text:p>
          </table:table-cell>
          <table:table-cell office:value-type="float" office:value="0.987880461702" calcext:value-type="float">
            <text:p>0.988</text:p>
          </table:table-cell>
          <table:table-cell office:value-type="float" office:value="0.987950561082" calcext:value-type="float">
            <text:p>0.988</text:p>
          </table:table-cell>
          <table:table-cell office:value-type="float" office:value="0.987917487769" calcext:value-type="float">
            <text:p>0.988</text:p>
          </table:table-cell>
          <table:table-cell office:value-type="float" office:value="0.000019969112842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5632056523" calcext:value-type="float">
            <text:p>0.876</text:p>
          </table:table-cell>
          <table:table-cell office:value-type="float" office:value="0.891234356468" calcext:value-type="float">
            <text:p>0.891</text:p>
          </table:table-cell>
          <table:table-cell office:value-type="float" office:value="0.882307912531" calcext:value-type="float">
            <text:p>0.882</text:p>
          </table:table-cell>
          <table:table-cell office:value-type="float" office:value="0.00353826487144" calcext:value-type="float">
            <text:p>0.004</text:p>
          </table:table-cell>
          <table:table-cell office:value-type="float" office:value="0.0198971853003" calcext:value-type="float">
            <text:p>0.020</text:p>
          </table:table-cell>
          <table:table-cell office:value-type="float" office:value="0.878319381411" calcext:value-type="float">
            <text:p>0.878</text:p>
          </table:table-cell>
          <table:table-cell office:value-type="float" office:value="0.892446491608" calcext:value-type="float">
            <text:p>0.892</text:p>
          </table:table-cell>
          <table:table-cell office:value-type="float" office:value="0.882652339854" calcext:value-type="float">
            <text:p>0.883</text:p>
          </table:table-cell>
          <table:table-cell office:value-type="float" office:value="0.00280685579194" calcext:value-type="float">
            <text:p>0.003</text:p>
          </table:table-cell>
          <table:table-cell office:value-type="float" office:value="0.0195527579774" calcext:value-type="float">
            <text:p>0.020</text:p>
          </table:table-cell>
          <table:table-cell office:value-type="float" office:value="0.8872115597" calcext:value-type="float">
            <text:p>0.887</text:p>
          </table:table-cell>
          <table:table-cell office:value-type="float" office:value="0.891593045407" calcext:value-type="float">
            <text:p>0.892</text:p>
          </table:table-cell>
          <table:table-cell office:value-type="float" office:value="0.890429984049" calcext:value-type="float">
            <text:p>0.890</text:p>
          </table:table-cell>
          <table:table-cell office:value-type="float" office:value="0.00106890993413" calcext:value-type="float">
            <text:p>0.001</text:p>
          </table:table-cell>
          <table:table-cell office:value-type="float" office:value="0.011775113783" calcext:value-type="float">
            <text:p>0.012</text:p>
          </table:table-cell>
          <table:table-cell office:value-type="float" office:value="0.879820782015" calcext:value-type="float">
            <text:p>0.880</text:p>
          </table:table-cell>
          <table:table-cell office:value-type="float" office:value="0.888215313232" calcext:value-type="float">
            <text:p>0.888</text:p>
          </table:table-cell>
          <table:table-cell office:value-type="float" office:value="0.884632705056" calcext:value-type="float">
            <text:p>0.885</text:p>
          </table:table-cell>
          <table:table-cell office:value-type="float" office:value="0.00219606787553" calcext:value-type="float">
            <text:p>0.002</text:p>
          </table:table-cell>
          <table:table-cell office:value-type="float" office:value="0.0175723927752" calcext:value-type="float">
            <text:p>0.018</text:p>
          </table:table-cell>
          <table:table-cell office:value-type="float" office:value="0.890965664642" calcext:value-type="float">
            <text:p>0.891</text:p>
          </table:table-cell>
          <table:table-cell office:value-type="float" office:value="0.92946602932" calcext:value-type="float">
            <text:p>0.929</text:p>
          </table:table-cell>
          <table:table-cell office:value-type="float" office:value="0.902205097832" calcext:value-type="float">
            <text:p>0.902</text:p>
          </table:table-cell>
          <table:table-cell office:value-type="float" office:value="0.00822682114948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30727543786" calcext:value-type="float">
            <text:p>0.931</text:p>
          </table:table-cell>
          <table:table-cell office:value-type="float" office:value="0.987920840647" calcext:value-type="float">
            <text:p>0.988</text:p>
          </table:table-cell>
          <table:table-cell office:value-type="float" office:value="0.962640414021" calcext:value-type="float">
            <text:p>0.963</text:p>
          </table:table-cell>
          <table:table-cell office:value-type="float" office:value="0.0193309169156" calcext:value-type="float">
            <text:p>0.019</text:p>
          </table:table-cell>
          <table:table-cell office:value-type="float" office:value="0.027688630159" calcext:value-type="float">
            <text:p>0.028</text:p>
          </table:table-cell>
          <table:table-cell office:value-type="float" office:value="0.975546675365" calcext:value-type="float">
            <text:p>0.976</text:p>
          </table:table-cell>
          <table:table-cell office:value-type="float" office:value="0.9802497217" calcext:value-type="float">
            <text:p>0.980</text:p>
          </table:table-cell>
          <table:table-cell office:value-type="float" office:value="0.978169586627" calcext:value-type="float">
            <text:p>0.978</text:p>
          </table:table-cell>
          <table:table-cell office:value-type="float" office:value="0.0012353854268" calcext:value-type="float">
            <text:p>0.001</text:p>
          </table:table-cell>
          <table:table-cell office:value-type="float" office:value="0.0121594575531" calcext:value-type="float">
            <text:p>0.012</text:p>
          </table:table-cell>
          <table:table-cell office:value-type="float" office:value="0.930191553713" calcext:value-type="float">
            <text:p>0.930</text:p>
          </table:table-cell>
          <table:table-cell office:value-type="float" office:value="0.980345198688" calcext:value-type="float">
            <text:p>0.980</text:p>
          </table:table-cell>
          <table:table-cell office:value-type="float" office:value="0.959256126025" calcext:value-type="float">
            <text:p>0.959</text:p>
          </table:table-cell>
          <table:table-cell office:value-type="float" office:value="0.0102896804543" calcext:value-type="float">
            <text:p>0.010</text:p>
          </table:table-cell>
          <table:table-cell office:value-type="float" office:value="0.031072918155" calcext:value-type="float">
            <text:p>0.031</text:p>
          </table:table-cell>
          <table:table-cell office:value-type="float" office:value="0.989192259146" calcext:value-type="float">
            <text:p>0.989</text:p>
          </table:table-cell>
          <table:table-cell office:value-type="float" office:value="0.991092031965" calcext:value-type="float">
            <text:p>0.991</text:p>
          </table:table-cell>
          <table:table-cell office:value-type="float" office:value="0.99032904418" calcext:value-type="float">
            <text:p>0.990</text:p>
          </table:table-cell>
          <table:table-cell office:value-type="float" office:value="0.00051657556264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884401725791" calcext:value-type="float">
            <text:p>0.884</text:p>
          </table:table-cell>
          <table:table-cell office:value-type="float" office:value="0.955207909999" calcext:value-type="float">
            <text:p>0.955</text:p>
          </table:table-cell>
          <table:table-cell office:value-type="float" office:value="0.918201908966" calcext:value-type="float">
            <text:p>0.918</text:p>
          </table:table-cell>
          <table:table-cell office:value-type="float" office:value="0.020040941054" calcext:value-type="float">
            <text:p>0.020</text:p>
          </table:table-cell>
          <table:table-cell office:value-type="float" office:value="0.0721271352143" calcext:value-type="float">
            <text:p>0.07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7889463663" calcext:value-type="float">
            <text:p>0.988</text:p>
          </table:table-cell>
          <table:table-cell office:value-type="float" office:value="0.987939696633" calcext:value-type="float">
            <text:p>0.988</text:p>
          </table:table-cell>
          <table:table-cell office:value-type="float" office:value="0.987905094446" calcext:value-type="float">
            <text:p>0.988</text:p>
          </table:table-cell>
          <table:table-cell office:value-type="float" office:value="0.0000118236042607" calcext:value-type="float">
            <text:p>0.000</text:p>
          </table:table-cell>
          <table:table-cell office:value-type="float" office:value="0.00228287067066" calcext:value-type="float">
            <text:p>0.002</text:p>
          </table:table-cell>
          <table:table-cell office:value-type="float" office:value="0.980286356294" calcext:value-type="float">
            <text:p>0.980</text:p>
          </table:table-cell>
          <table:table-cell office:value-type="float" office:value="0.984127475878" calcext:value-type="float">
            <text:p>0.984</text:p>
          </table:table-cell>
          <table:table-cell office:value-type="float" office:value="0.982099837603" calcext:value-type="float">
            <text:p>0.982</text:p>
          </table:table-cell>
          <table:table-cell office:value-type="float" office:value="0.00115022923444" calcext:value-type="float">
            <text:p>0.001</text:p>
          </table:table-cell>
          <table:table-cell office:value-type="float" office:value="0.00808812751365" calcext:value-type="float">
            <text:p>0.008</text:p>
          </table:table-cell>
          <table:table-cell office:value-type="float" office:value="0.988025550676" calcext:value-type="float">
            <text:p>0.988</text:p>
          </table:table-cell>
          <table:table-cell office:value-type="float" office:value="0.988025632224" calcext:value-type="float">
            <text:p>0.988</text:p>
          </table:table-cell>
          <table:table-cell office:value-type="float" office:value="0.988025618231" calcext:value-type="float">
            <text:p>0.988</text:p>
          </table:table-cell>
          <table:table-cell office:value-type="float" office:value="0.0000000173555202931" calcext:value-type="float">
            <text:p>0.000</text:p>
          </table:table-cell>
          <table:table-cell office:value-type="float" office:value="0.00216234688609" calcext:value-type="float">
            <text:p>0.002</text:p>
          </table:table-cell>
          <table:table-cell office:value-type="float" office:value="0.989637734201" calcext:value-type="float">
            <text:p>0.990</text:p>
          </table:table-cell>
          <table:table-cell office:value-type="float" office:value="0.990856651869" calcext:value-type="float">
            <text:p>0.991</text:p>
          </table:table-cell>
          <table:table-cell office:value-type="float" office:value="0.990187965117" calcext:value-type="float">
            <text:p>0.990</text:p>
          </table:table-cell>
          <table:table-cell office:value-type="float" office:value="0.00031042169606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87960914034" calcext:value-type="float">
            <text:p>0.988</text:p>
          </table:table-cell>
          <table:table-cell office:value-type="float" office:value="0.987977934615" calcext:value-type="float">
            <text:p>0.988</text:p>
          </table:table-cell>
          <table:table-cell office:value-type="float" office:value="0.987967455968" calcext:value-type="float">
            <text:p>0.988</text:p>
          </table:table-cell>
          <table:table-cell office:value-type="float" office:value="0.0000032112075361" calcext:value-type="float">
            <text:p>0.000</text:p>
          </table:table-cell>
          <table:table-cell office:value-type="float" office:value="0.00222050914888" calcext:value-type="float">
            <text:p>0.0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25217616179" calcext:value-type="float">
            <text:p>0.825</text:p>
          </table:table-cell>
          <table:table-cell office:value-type="float" office:value="0.845724530762" calcext:value-type="float">
            <text:p>0.846</text:p>
          </table:table-cell>
          <table:table-cell office:value-type="float" office:value="0.833050953083" calcext:value-type="float">
            <text:p>0.833</text:p>
          </table:table-cell>
          <table:table-cell office:value-type="float" office:value="0.00442423852184" calcext:value-type="float">
            <text:p>0.004</text:p>
          </table:table-cell>
          <table:table-cell office:value-type="float" office:value="0.117103360118" calcext:value-type="float">
            <text:p>0.117</text:p>
          </table:table-cell>
          <table:table-cell office:value-type="float" office:value="0.807962416057" calcext:value-type="float">
            <text:p>0.808</text:p>
          </table:table-cell>
          <table:table-cell office:value-type="float" office:value="0.821440232109" calcext:value-type="float">
            <text:p>0.821</text:p>
          </table:table-cell>
          <table:table-cell office:value-type="float" office:value="0.815280869418" calcext:value-type="float">
            <text:p>0.815</text:p>
          </table:table-cell>
          <table:table-cell office:value-type="float" office:value="0.00288154742073" calcext:value-type="float">
            <text:p>0.003</text:p>
          </table:table-cell>
          <table:table-cell office:value-type="float" office:value="0.134873443783" calcext:value-type="float">
            <text:p>0.135</text:p>
          </table:table-cell>
          <table:table-cell office:value-type="float" office:value="0.825009053198" calcext:value-type="float">
            <text:p>0.825</text:p>
          </table:table-cell>
          <table:table-cell office:value-type="float" office:value="0.831758019712" calcext:value-type="float">
            <text:p>0.832</text:p>
          </table:table-cell>
          <table:table-cell office:value-type="float" office:value="0.829115050905" calcext:value-type="float">
            <text:p>0.829</text:p>
          </table:table-cell>
          <table:table-cell office:value-type="float" office:value="0.00130868733202" calcext:value-type="float">
            <text:p>0.001</text:p>
          </table:table-cell>
          <table:table-cell office:value-type="float" office:value="0.121039262296" calcext:value-type="float">
            <text:p>0.121</text:p>
          </table:table-cell>
          <table:table-cell office:value-type="float" office:value="0.831909305723" calcext:value-type="float">
            <text:p>0.832</text:p>
          </table:table-cell>
          <table:table-cell office:value-type="float" office:value="0.836575285157" calcext:value-type="float">
            <text:p>0.837</text:p>
          </table:table-cell>
          <table:table-cell office:value-type="float" office:value="0.833861155306" calcext:value-type="float">
            <text:p>0.834</text:p>
          </table:table-cell>
          <table:table-cell office:value-type="float" office:value="0.00122567454922" calcext:value-type="float">
            <text:p>0.001</text:p>
          </table:table-cell>
          <table:table-cell office:value-type="float" office:value="0.116293157895" calcext:value-type="float">
            <text:p>0.116</text:p>
          </table:table-cell>
          <table:table-cell office:value-type="float" office:value="0.943202608109" calcext:value-type="float">
            <text:p>0.943</text:p>
          </table:table-cell>
          <table:table-cell office:value-type="float" office:value="0.959098804818" calcext:value-type="float">
            <text:p>0.959</text:p>
          </table:table-cell>
          <table:table-cell office:value-type="float" office:value="0.950154313202" calcext:value-type="float">
            <text:p>0.950</text:p>
          </table:table-cell>
          <table:table-cell office:value-type="float" office:value="0.00366798037568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794755107476" calcext:value-type="float">
            <text:p>0.795</text:p>
          </table:table-cell>
          <table:table-cell office:value-type="float" office:value="0.974088604995" calcext:value-type="float">
            <text:p>0.974</text:p>
          </table:table-cell>
          <table:table-cell office:value-type="float" office:value="0.954284467028" calcext:value-type="float">
            <text:p>0.954</text:p>
          </table:table-cell>
          <table:table-cell office:value-type="float" office:value="0.0394651999932" calcext:value-type="float">
            <text:p>0.039</text:p>
          </table:table-cell>
          <table:table-cell office:value-type="float" office:value="0.0187122985588" calcext:value-type="float">
            <text:p>0.019</text:p>
          </table:table-cell>
          <table:table-cell office:value-type="float" office:value="0.787564535824" calcext:value-type="float">
            <text:p>0.788</text:p>
          </table:table-cell>
          <table:table-cell office:value-type="float" office:value="0.941429193329" calcext:value-type="float">
            <text:p>0.941</text:p>
          </table:table-cell>
          <table:table-cell office:value-type="float" office:value="0.852778015813" calcext:value-type="float">
            <text:p>0.853</text:p>
          </table:table-cell>
          <table:table-cell office:value-type="float" office:value="0.0714703193373" calcext:value-type="float">
            <text:p>0.071</text:p>
          </table:table-cell>
          <table:table-cell office:value-type="float" office:value="0.120218749773" calcext:value-type="float">
            <text:p>0.120</text:p>
          </table:table-cell>
          <table:table-cell office:value-type="float" office:value="0.794962420933" calcext:value-type="float">
            <text:p>0.795</text:p>
          </table:table-cell>
          <table:table-cell office:value-type="float" office:value="0.799025754584" calcext:value-type="float">
            <text:p>0.799</text:p>
          </table:table-cell>
          <table:table-cell office:value-type="float" office:value="0.797910804452" calcext:value-type="float">
            <text:p>0.798</text:p>
          </table:table-cell>
          <table:table-cell office:value-type="float" office:value="0.00106214242673" calcext:value-type="float">
            <text:p>0.001</text:p>
          </table:table-cell>
          <table:table-cell office:value-type="float" office:value="0.175085961135" calcext:value-type="float">
            <text:p>0.175</text:p>
          </table:table-cell>
          <table:table-cell office:value-type="float" office:value="0.797452450788" calcext:value-type="float">
            <text:p>0.797</text:p>
          </table:table-cell>
          <table:table-cell office:value-type="float" office:value="0.97496372294" calcext:value-type="float">
            <text:p>0.975</text:p>
          </table:table-cell>
          <table:table-cell office:value-type="float" office:value="0.936343553494" calcext:value-type="float">
            <text:p>0.936</text:p>
          </table:table-cell>
          <table:table-cell office:value-type="float" office:value="0.0625037380099" calcext:value-type="float">
            <text:p>0.063</text:p>
          </table:table-cell>
          <table:table-cell office:value-type="float" office:value="0.0366532120922" calcext:value-type="float">
            <text:p>0.037</text:p>
          </table:table-cell>
          <table:table-cell office:value-type="float" office:value="0.968977498459" calcext:value-type="float">
            <text:p>0.969</text:p>
          </table:table-cell>
          <table:table-cell office:value-type="float" office:value="0.975369441143" calcext:value-type="float">
            <text:p>0.975</text:p>
          </table:table-cell>
          <table:table-cell office:value-type="float" office:value="0.972996765586" calcext:value-type="float">
            <text:p>0.973</text:p>
          </table:table-cell>
          <table:table-cell office:value-type="float" office:value="0.00177512597631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39545314" calcext:value-type="float">
            <text:p>0.993</text:p>
          </table:table-cell>
          <table:table-cell office:value-type="float" office:value="0.992939993239" calcext:value-type="float">
            <text:p>0.993</text:p>
          </table:table-cell>
          <table:table-cell office:value-type="float" office:value="0.992939665485" calcext:value-type="float">
            <text:p>0.993</text:p>
          </table:table-cell>
          <table:table-cell office:value-type="float" office:value="0.000000096407912847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89429961283" calcext:value-type="float">
            <text:p>0.989</text:p>
          </table:table-cell>
          <table:table-cell office:value-type="float" office:value="0.991636041166" calcext:value-type="float">
            <text:p>0.992</text:p>
          </table:table-cell>
          <table:table-cell office:value-type="float" office:value="0.99103082144" calcext:value-type="float">
            <text:p>0.991</text:p>
          </table:table-cell>
          <table:table-cell office:value-type="float" office:value="0.000443126619139" calcext:value-type="float">
            <text:p>0.000</text:p>
          </table:table-cell>
          <table:table-cell office:value-type="float" office:value="0.0019088440446" calcext:value-type="float">
            <text:p>0.002</text:p>
          </table:table-cell>
          <table:table-cell office:value-type="float" office:value="0.992934600091" calcext:value-type="float">
            <text:p>0.993</text:p>
          </table:table-cell>
          <table:table-cell office:value-type="float" office:value="0.992934600101" calcext:value-type="float">
            <text:p>0.993</text:p>
          </table:table-cell>
          <table:table-cell office:value-type="float" office:value="0.992934600097" calcext:value-type="float">
            <text:p>0.993</text:p>
          </table:table-cell>
          <table:table-cell office:value-type="float" office:value="0.0000000000024515335766" calcext:value-type="float">
            <text:p>0.000</text:p>
          </table:table-cell>
          <table:table-cell office:value-type="float" office:value="0.00000506538821698" calcext:value-type="float">
            <text:p>0.000</text:p>
          </table:table-cell>
          <table:table-cell office:value-type="float" office:value="0.991864101192" calcext:value-type="float">
            <text:p>0.992</text:p>
          </table:table-cell>
          <table:table-cell office:value-type="float" office:value="0.992382454855" calcext:value-type="float">
            <text:p>0.992</text:p>
          </table:table-cell>
          <table:table-cell office:value-type="float" office:value="0.992147626158" calcext:value-type="float">
            <text:p>0.992</text:p>
          </table:table-cell>
          <table:table-cell office:value-type="float" office:value="0.000119346235696" calcext:value-type="float">
            <text:p>0.000</text:p>
          </table:table-cell>
          <table:table-cell office:value-type="float" office:value="0.000792039327267" calcext:value-type="float">
            <text:p>0.001</text:p>
          </table:table-cell>
          <table:table-cell office:value-type="float" office:value="0.992907619481" calcext:value-type="float">
            <text:p>0.993</text:p>
          </table:table-cell>
          <table:table-cell office:value-type="float" office:value="0.992908121896" calcext:value-type="float">
            <text:p>0.993</text:p>
          </table:table-cell>
          <table:table-cell office:value-type="float" office:value="0.992907824173" calcext:value-type="float">
            <text:p>0.993</text:p>
          </table:table-cell>
          <table:table-cell office:value-type="float" office:value="0.000000134792690923" calcext:value-type="float">
            <text:p>0.000</text:p>
          </table:table-cell>
          <table:table-cell office:value-type="float" office:value="0.0000318413116136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04613433" calcext:value-type="float">
            <text:p>0.989</text:p>
          </table:table-cell>
          <table:table-cell office:value-type="float" office:value="0.989411929469" calcext:value-type="float">
            <text:p>0.989</text:p>
          </table:table-cell>
          <table:table-cell office:value-type="float" office:value="0.989408550471" calcext:value-type="float">
            <text:p>0.989</text:p>
          </table:table-cell>
          <table:table-cell office:value-type="float" office:value="0.00000108063780336" calcext:value-type="float">
            <text:p>0.000</text:p>
          </table:table-cell>
          <table:table-cell office:value-type="float" office:value="0.0021151218077" calcext:value-type="float">
            <text:p>0.002</text:p>
          </table:table-cell>
          <table:table-cell office:value-type="float" office:value="0.986842484791" calcext:value-type="float">
            <text:p>0.987</text:p>
          </table:table-cell>
          <table:table-cell office:value-type="float" office:value="0.989263345063" calcext:value-type="float">
            <text:p>0.989</text:p>
          </table:table-cell>
          <table:table-cell office:value-type="float" office:value="0.988160258431" calcext:value-type="float">
            <text:p>0.988</text:p>
          </table:table-cell>
          <table:table-cell office:value-type="float" office:value="0.000542434298819" calcext:value-type="float">
            <text:p>0.001</text:p>
          </table:table-cell>
          <table:table-cell office:value-type="float" office:value="0.00336341384863" calcext:value-type="float">
            <text:p>0.003</text:p>
          </table:table-cell>
          <table:table-cell office:value-type="float" office:value="0.98949053774" calcext:value-type="float">
            <text:p>0.989</text:p>
          </table:table-cell>
          <table:table-cell office:value-type="float" office:value="0.989490552576" calcext:value-type="float">
            <text:p>0.989</text:p>
          </table:table-cell>
          <table:table-cell office:value-type="float" office:value="0.989490543929" calcext:value-type="float">
            <text:p>0.989</text:p>
          </table:table-cell>
          <table:table-cell office:value-type="float" office:value="0.00000000330149891628" calcext:value-type="float">
            <text:p>0.000</text:p>
          </table:table-cell>
          <table:table-cell office:value-type="float" office:value="0.0020331283498" calcext:value-type="float">
            <text:p>0.002</text:p>
          </table:table-cell>
          <table:table-cell office:value-type="float" office:value="0.991394728075" calcext:value-type="float">
            <text:p>0.991</text:p>
          </table:table-cell>
          <table:table-cell office:value-type="float" office:value="0.991585366471" calcext:value-type="float">
            <text:p>0.992</text:p>
          </table:table-cell>
          <table:table-cell office:value-type="float" office:value="0.991523672279" calcext:value-type="float">
            <text:p>0.992</text:p>
          </table:table-cell>
          <table:table-cell office:value-type="float" office:value="0.000043817646574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89443379191" calcext:value-type="float">
            <text:p>0.989</text:p>
          </table:table-cell>
          <table:table-cell office:value-type="float" office:value="0.989444737334" calcext:value-type="float">
            <text:p>0.989</text:p>
          </table:table-cell>
          <table:table-cell office:value-type="float" office:value="0.989443872774" calcext:value-type="float">
            <text:p>0.989</text:p>
          </table:table-cell>
          <table:table-cell office:value-type="float" office:value="0.000000375134188258" calcext:value-type="float">
            <text:p>0.000</text:p>
          </table:table-cell>
          <table:table-cell office:value-type="float" office:value="0.0020797995054" calcext:value-type="float">
            <text:p>0.0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9404311936" calcext:value-type="float">
            <text:p>0.989</text:p>
          </table:table-cell>
          <table:table-cell office:value-type="float" office:value="0.989412174436" calcext:value-type="float">
            <text:p>0.989</text:p>
          </table:table-cell>
          <table:table-cell office:value-type="float" office:value="0.989408304024" calcext:value-type="float">
            <text:p>0.989</text:p>
          </table:table-cell>
          <table:table-cell office:value-type="float" office:value="0.00000162367232376" calcext:value-type="float">
            <text:p>0.000</text:p>
          </table:table-cell>
          <table:table-cell office:value-type="float" office:value="0.0021224379221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989049304759" calcext:value-type="float">
            <text:p>0.989</text:p>
          </table:table-cell>
          <table:table-cell office:value-type="float" office:value="0.931835291829" calcext:value-type="float">
            <text:p>0.932</text:p>
          </table:table-cell>
          <table:table-cell office:value-type="float" office:value="0.229402412768" calcext:value-type="float">
            <text:p>0.229</text:p>
          </table:table-cell>
          <table:table-cell office:value-type="float" office:value="0.0596954501167" calcext:value-type="float">
            <text:p>0.060</text:p>
          </table:table-cell>
          <table:table-cell office:value-type="float" office:value="0.989490538864" calcext:value-type="float">
            <text:p>0.989</text:p>
          </table:table-cell>
          <table:table-cell office:value-type="float" office:value="0.989490550027" calcext:value-type="float">
            <text:p>0.989</text:p>
          </table:table-cell>
          <table:table-cell office:value-type="float" office:value="0.989490545329" calcext:value-type="float">
            <text:p>0.989</text:p>
          </table:table-cell>
          <table:table-cell office:value-type="float" office:value="0.00000000292970386697" calcext:value-type="float">
            <text:p>0.000</text:p>
          </table:table-cell>
          <table:table-cell office:value-type="float" office:value="0.00204019661686" calcext:value-type="float">
            <text:p>0.002</text:p>
          </table:table-cell>
          <table:table-cell office:value-type="float" office:value="0.991405856246" calcext:value-type="float">
            <text:p>0.991</text:p>
          </table:table-cell>
          <table:table-cell office:value-type="float" office:value="0.991618764659" calcext:value-type="float">
            <text:p>0.992</text:p>
          </table:table-cell>
          <table:table-cell office:value-type="float" office:value="0.991530741946" calcext:value-type="float">
            <text:p>0.992</text:p>
          </table:table-cell>
          <table:table-cell office:value-type="float" office:value="0.00003903135895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8944348119" calcext:value-type="float">
            <text:p>0.989</text:p>
          </table:table-cell>
          <table:table-cell office:value-type="float" office:value="0.989444938668" calcext:value-type="float">
            <text:p>0.989</text:p>
          </table:table-cell>
          <table:table-cell office:value-type="float" office:value="0.989443900718" calcext:value-type="float">
            <text:p>0.989</text:p>
          </table:table-cell>
          <table:table-cell office:value-type="float" office:value="0.000000389037864028" calcext:value-type="float">
            <text:p>0.000</text:p>
          </table:table-cell>
          <table:table-cell office:value-type="float" office:value="0.00208684122783" calcext:value-type="float">
            <text:p>0.0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05004439" calcext:value-type="float">
            <text:p>0.989</text:p>
          </table:table-cell>
          <table:table-cell office:value-type="float" office:value="0.989415158795" calcext:value-type="float">
            <text:p>0.989</text:p>
          </table:table-cell>
          <table:table-cell office:value-type="float" office:value="0.989410016505" calcext:value-type="float">
            <text:p>0.989</text:p>
          </table:table-cell>
          <table:table-cell office:value-type="float" office:value="0.00000220950643243" calcext:value-type="float">
            <text:p>0.000</text:p>
          </table:table-cell>
          <table:table-cell office:value-type="float" office:value="0.000080530929417" calcext:value-type="float">
            <text:p>0.000</text:p>
          </table:table-cell>
          <table:table-cell office:value-type="float" office:value="0.259099783357" calcext:value-type="float">
            <text:p>0.259</text:p>
          </table:table-cell>
          <table:table-cell office:value-type="float" office:value="0.989726631622" calcext:value-type="float">
            <text:p>0.990</text:p>
          </table:table-cell>
          <table:table-cell office:value-type="float" office:value="0.926064932908" calcext:value-type="float">
            <text:p>0.926</text:p>
          </table:table-cell>
          <table:table-cell office:value-type="float" office:value="0.204216734915" calcext:value-type="float">
            <text:p>0.204</text:p>
          </table:table-cell>
          <table:table-cell office:value-type="float" office:value="0.0634256145267" calcext:value-type="float">
            <text:p>0.063</text:p>
          </table:table-cell>
          <table:table-cell office:value-type="float" office:value="0.989490539612" calcext:value-type="float">
            <text:p>0.989</text:p>
          </table:table-cell>
          <table:table-cell office:value-type="float" office:value="0.989490554098" calcext:value-type="float">
            <text:p>0.989</text:p>
          </table:table-cell>
          <table:table-cell office:value-type="float" office:value="0.989490547435" calcext:value-type="float">
            <text:p>0.989</text:p>
          </table:table-cell>
          <table:table-cell office:value-type="float" office:value="0.0000000031487138099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259099783357" calcext:value-type="float">
            <text:p>0.259</text:p>
          </table:table-cell>
          <table:table-cell office:value-type="float" office:value="0.991603403716" calcext:value-type="float">
            <text:p>0.992</text:p>
          </table:table-cell>
          <table:table-cell office:value-type="float" office:value="0.740403004974" calcext:value-type="float">
            <text:p>0.740</text:p>
          </table:table-cell>
          <table:table-cell office:value-type="float" office:value="0.347652595435" calcext:value-type="float">
            <text:p>0.348</text:p>
          </table:table-cell>
          <table:table-cell office:value-type="float" office:value="0.249087542461" calcext:value-type="float">
            <text:p>0.249</text:p>
          </table:table-cell>
          <table:table-cell office:value-type="float" office:value="0.989443104072" calcext:value-type="float">
            <text:p>0.989</text:p>
          </table:table-cell>
          <table:table-cell office:value-type="float" office:value="0.989444095395" calcext:value-type="float">
            <text:p>0.989</text:p>
          </table:table-cell>
          <table:table-cell office:value-type="float" office:value="0.989443538609" calcext:value-type="float">
            <text:p>0.989</text:p>
          </table:table-cell>
          <table:table-cell office:value-type="float" office:value="0.00000024083073086" calcext:value-type="float">
            <text:p>0.000</text:p>
          </table:table-cell>
          <table:table-cell office:value-type="float" office:value="0.0000470088257538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04613433" calcext:value-type="float">
            <text:p>0.989</text:p>
          </table:table-cell>
          <table:table-cell office:value-type="float" office:value="0.989411929469" calcext:value-type="float">
            <text:p>0.989</text:p>
          </table:table-cell>
          <table:table-cell office:value-type="float" office:value="0.989408550471" calcext:value-type="float">
            <text:p>0.989</text:p>
          </table:table-cell>
          <table:table-cell office:value-type="float" office:value="0.00000108063780336" calcext:value-type="float">
            <text:p>0.000</text:p>
          </table:table-cell>
          <table:table-cell office:value-type="float" office:value="0.0021151218077" calcext:value-type="float">
            <text:p>0.002</text:p>
          </table:table-cell>
          <table:table-cell office:value-type="float" office:value="0.986842484791" calcext:value-type="float">
            <text:p>0.987</text:p>
          </table:table-cell>
          <table:table-cell office:value-type="float" office:value="0.989263345063" calcext:value-type="float">
            <text:p>0.989</text:p>
          </table:table-cell>
          <table:table-cell office:value-type="float" office:value="0.988160258431" calcext:value-type="float">
            <text:p>0.988</text:p>
          </table:table-cell>
          <table:table-cell office:value-type="float" office:value="0.000542434298819" calcext:value-type="float">
            <text:p>0.001</text:p>
          </table:table-cell>
          <table:table-cell office:value-type="float" office:value="0.00336341384863" calcext:value-type="float">
            <text:p>0.003</text:p>
          </table:table-cell>
          <table:table-cell office:value-type="float" office:value="0.98949053774" calcext:value-type="float">
            <text:p>0.989</text:p>
          </table:table-cell>
          <table:table-cell office:value-type="float" office:value="0.989490552576" calcext:value-type="float">
            <text:p>0.989</text:p>
          </table:table-cell>
          <table:table-cell office:value-type="float" office:value="0.989490543929" calcext:value-type="float">
            <text:p>0.989</text:p>
          </table:table-cell>
          <table:table-cell office:value-type="float" office:value="0.00000000330149891628" calcext:value-type="float">
            <text:p>0.000</text:p>
          </table:table-cell>
          <table:table-cell office:value-type="float" office:value="0.0020331283498" calcext:value-type="float">
            <text:p>0.002</text:p>
          </table:table-cell>
          <table:table-cell office:value-type="float" office:value="0.991394728075" calcext:value-type="float">
            <text:p>0.991</text:p>
          </table:table-cell>
          <table:table-cell office:value-type="float" office:value="0.991585366471" calcext:value-type="float">
            <text:p>0.992</text:p>
          </table:table-cell>
          <table:table-cell office:value-type="float" office:value="0.991523672279" calcext:value-type="float">
            <text:p>0.992</text:p>
          </table:table-cell>
          <table:table-cell office:value-type="float" office:value="0.000043817646574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89443379191" calcext:value-type="float">
            <text:p>0.989</text:p>
          </table:table-cell>
          <table:table-cell office:value-type="float" office:value="0.989444737334" calcext:value-type="float">
            <text:p>0.989</text:p>
          </table:table-cell>
          <table:table-cell office:value-type="float" office:value="0.989443872774" calcext:value-type="float">
            <text:p>0.989</text:p>
          </table:table-cell>
          <table:table-cell office:value-type="float" office:value="0.000000375134188258" calcext:value-type="float">
            <text:p>0.000</text:p>
          </table:table-cell>
          <table:table-cell office:value-type="float" office:value="0.0020797995054" calcext:value-type="float">
            <text:p>0.0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21469615973" calcext:value-type="float">
            <text:p>0.921</text:p>
          </table:table-cell>
          <table:table-cell office:value-type="float" office:value="0.989408542328" calcext:value-type="float">
            <text:p>0.989</text:p>
          </table:table-cell>
          <table:table-cell office:value-type="float" office:value="0.985576798233" calcext:value-type="float">
            <text:p>0.986</text:p>
          </table:table-cell>
          <table:table-cell office:value-type="float" office:value="0.0144426286552" calcext:value-type="float">
            <text:p>0.014</text:p>
          </table:table-cell>
          <table:table-cell office:value-type="float" office:value="0.00391374531861" calcext:value-type="float">
            <text:p>0.004</text:p>
          </table:table-cell>
          <table:table-cell office:value-type="float" office:value="0.842510589085" calcext:value-type="float">
            <text:p>0.843</text:p>
          </table:table-cell>
          <table:table-cell office:value-type="float" office:value="0.989043487678" calcext:value-type="float">
            <text:p>0.989</text:p>
          </table:table-cell>
          <table:table-cell office:value-type="float" office:value="0.98364619126" calcext:value-type="float">
            <text:p>0.984</text:p>
          </table:table-cell>
          <table:table-cell office:value-type="float" office:value="0.0242105348802" calcext:value-type="float">
            <text:p>0.024</text:p>
          </table:table-cell>
          <table:table-cell office:value-type="float" office:value="0.00584435229228" calcext:value-type="float">
            <text:p>0.006</text:p>
          </table:table-cell>
          <table:table-cell office:value-type="float" office:value="0.989490536847" calcext:value-type="float">
            <text:p>0.989</text:p>
          </table:table-cell>
          <table:table-cell office:value-type="float" office:value="0.989490553502" calcext:value-type="float">
            <text:p>0.989</text:p>
          </table:table-cell>
          <table:table-cell office:value-type="float" office:value="0.989490543552" calcext:value-type="float">
            <text:p>0.989</text:p>
          </table:table-cell>
          <table:table-cell office:value-type="float" office:value="0.0000000036598179817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704510533025" calcext:value-type="float">
            <text:p>0.007</text:p>
          </table:table-cell>
          <table:table-cell office:value-type="float" office:value="0.991520896166" calcext:value-type="float">
            <text:p>0.992</text:p>
          </table:table-cell>
          <table:table-cell office:value-type="float" office:value="0.456133120613" calcext:value-type="float">
            <text:p>0.456</text:p>
          </table:table-cell>
          <table:table-cell office:value-type="float" office:value="0.365945463163" calcext:value-type="float">
            <text:p>0.366</text:p>
          </table:table-cell>
          <table:table-cell office:value-type="float" office:value="0.533357422939" calcext:value-type="float">
            <text:p>0.533</text:p>
          </table:table-cell>
          <table:table-cell office:value-type="float" office:value="0.989443333671" calcext:value-type="float">
            <text:p>0.989</text:p>
          </table:table-cell>
          <table:table-cell office:value-type="float" office:value="0.989444010276" calcext:value-type="float">
            <text:p>0.989</text:p>
          </table:table-cell>
          <table:table-cell office:value-type="float" office:value="0.989443645411" calcext:value-type="float">
            <text:p>0.989</text:p>
          </table:table-cell>
          <table:table-cell office:value-type="float" office:value="0.00000019114817801" calcext:value-type="float">
            <text:p>0.000</text:p>
          </table:table-cell>
          <table:table-cell office:value-type="float" office:value="0.0000468981409123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8011363" calcext:value-type="float">
            <text:p>0.996</text:p>
          </table:table-cell>
          <table:table-cell office:value-type="float" office:value="0.995895435903" calcext:value-type="float">
            <text:p>0.996</text:p>
          </table:table-cell>
          <table:table-cell office:value-type="float" office:value="0.995889470195" calcext:value-type="float">
            <text:p>0.996</text:p>
          </table:table-cell>
          <table:table-cell office:value-type="float" office:value="0.00000583639542712" calcext:value-type="float">
            <text:p>0.000</text:p>
          </table:table-cell>
          <table:table-cell office:value-type="float" office:value="0.0012910540008" calcext:value-type="float">
            <text:p>0.001</text:p>
          </table:table-cell>
          <table:table-cell office:value-type="float" office:value="0.996093195454" calcext:value-type="float">
            <text:p>0.996</text:p>
          </table:table-cell>
          <table:table-cell office:value-type="float" office:value="0.996818684134" calcext:value-type="float">
            <text:p>0.997</text:p>
          </table:table-cell>
          <table:table-cell office:value-type="float" office:value="0.996512928132" calcext:value-type="float">
            <text:p>0.997</text:p>
          </table:table-cell>
          <table:table-cell office:value-type="float" office:value="0.000155800284862" calcext:value-type="float">
            <text:p>0.000</text:p>
          </table:table-cell>
          <table:table-cell office:value-type="float" office:value="0.000667596063987" calcext:value-type="float">
            <text:p>0.001</text:p>
          </table:table-cell>
          <table:table-cell office:value-type="float" office:value="0.995882351826" calcext:value-type="float">
            <text:p>0.996</text:p>
          </table:table-cell>
          <table:table-cell office:value-type="float" office:value="0.996096147573" calcext:value-type="float">
            <text:p>0.996</text:p>
          </table:table-cell>
          <table:table-cell office:value-type="float" office:value="0.995952237211" calcext:value-type="float">
            <text:p>0.996</text:p>
          </table:table-cell>
          <table:table-cell office:value-type="float" office:value="0.000057540142544" calcext:value-type="float">
            <text:p>0.000</text:p>
          </table:table-cell>
          <table:table-cell office:value-type="float" office:value="0.00122828698413" calcext:value-type="float">
            <text:p>0.001</text:p>
          </table:table-cell>
          <table:table-cell office:value-type="float" office:value="0.997152796839" calcext:value-type="float">
            <text:p>0.997</text:p>
          </table:table-cell>
          <table:table-cell office:value-type="float" office:value="0.997221620914" calcext:value-type="float">
            <text:p>0.997</text:p>
          </table:table-cell>
          <table:table-cell office:value-type="float" office:value="0.997180524196" calcext:value-type="float">
            <text:p>0.997</text:p>
          </table:table-cell>
          <table:table-cell office:value-type="float" office:value="0.000017884385127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5807797078" calcext:value-type="float">
            <text:p>0.996</text:p>
          </table:table-cell>
          <table:table-cell office:value-type="float" office:value="0.995809451855" calcext:value-type="float">
            <text:p>0.996</text:p>
          </table:table-cell>
          <table:table-cell office:value-type="float" office:value="0.995808509259" calcext:value-type="float">
            <text:p>0.996</text:p>
          </table:table-cell>
          <table:table-cell office:value-type="float" office:value="0.000000458245272629" calcext:value-type="float">
            <text:p>0.000</text:p>
          </table:table-cell>
          <table:table-cell office:value-type="float" office:value="0.00137201493635" calcext:value-type="float">
            <text:p>0.00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4250941816" calcext:value-type="float">
            <text:p>0.984</text:p>
          </table:table-cell>
          <table:table-cell office:value-type="float" office:value="0.987157113282" calcext:value-type="float">
            <text:p>0.987</text:p>
          </table:table-cell>
          <table:table-cell office:value-type="float" office:value="0.985794617547" calcext:value-type="float">
            <text:p>0.986</text:p>
          </table:table-cell>
          <table:table-cell office:value-type="float" office:value="0.000610264155179" calcext:value-type="float">
            <text:p>0.001</text:p>
          </table:table-cell>
          <table:table-cell office:value-type="float" office:value="0.00853189756986" calcext:value-type="float">
            <text:p>0.009</text:p>
          </table:table-cell>
          <table:table-cell office:value-type="float" office:value="0.9878631485" calcext:value-type="float">
            <text:p>0.988</text:p>
          </table:table-cell>
          <table:table-cell office:value-type="float" office:value="0.99029906116" calcext:value-type="float">
            <text:p>0.990</text:p>
          </table:table-cell>
          <table:table-cell office:value-type="float" office:value="0.989362489444" calcext:value-type="float">
            <text:p>0.989</text:p>
          </table:table-cell>
          <table:table-cell office:value-type="float" office:value="0.000598799095252" calcext:value-type="float">
            <text:p>0.001</text:p>
          </table:table-cell>
          <table:table-cell office:value-type="float" office:value="0.00496402567324" calcext:value-type="float">
            <text:p>0.005</text:p>
          </table:table-cell>
          <table:table-cell office:value-type="float" office:value="0.982167166873" calcext:value-type="float">
            <text:p>0.982</text:p>
          </table:table-cell>
          <table:table-cell office:value-type="float" office:value="0.992137871665" calcext:value-type="float">
            <text:p>0.992</text:p>
          </table:table-cell>
          <table:table-cell office:value-type="float" office:value="0.989121657711" calcext:value-type="float">
            <text:p>0.989</text:p>
          </table:table-cell>
          <table:table-cell office:value-type="float" office:value="0.00208228942946" calcext:value-type="float">
            <text:p>0.002</text:p>
          </table:table-cell>
          <table:table-cell office:value-type="float" office:value="0.00520485740608" calcext:value-type="float">
            <text:p>0.005</text:p>
          </table:table-cell>
          <table:table-cell office:value-type="float" office:value="0.991835873257" calcext:value-type="float">
            <text:p>0.992</text:p>
          </table:table-cell>
          <table:table-cell office:value-type="float" office:value="0.992873611502" calcext:value-type="float">
            <text:p>0.993</text:p>
          </table:table-cell>
          <table:table-cell office:value-type="float" office:value="0.992346376084" calcext:value-type="float">
            <text:p>0.992</text:p>
          </table:table-cell>
          <table:table-cell office:value-type="float" office:value="0.000249261244859" calcext:value-type="float">
            <text:p>0.000</text:p>
          </table:table-cell>
          <table:table-cell office:value-type="float" office:value="0.00198013903303" calcext:value-type="float">
            <text:p>0.002</text:p>
          </table:table-cell>
          <table:table-cell office:value-type="float" office:value="0.994250933956" calcext:value-type="float">
            <text:p>0.994</text:p>
          </table:table-cell>
          <table:table-cell office:value-type="float" office:value="0.994407718964" calcext:value-type="float">
            <text:p>0.994</text:p>
          </table:table-cell>
          <table:table-cell office:value-type="float" office:value="0.994326515117" calcext:value-type="float">
            <text:p>0.994</text:p>
          </table:table-cell>
          <table:table-cell office:value-type="float" office:value="0.000040739572161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5560678522" calcext:value-type="float">
            <text:p>0.986</text:p>
          </table:table-cell>
          <table:table-cell office:value-type="float" office:value="0.989994581058" calcext:value-type="float">
            <text:p>0.990</text:p>
          </table:table-cell>
          <table:table-cell office:value-type="float" office:value="0.988273677994" calcext:value-type="float">
            <text:p>0.988</text:p>
          </table:table-cell>
          <table:table-cell office:value-type="float" office:value="0.00122280864328" calcext:value-type="float">
            <text:p>0.001</text:p>
          </table:table-cell>
          <table:table-cell office:value-type="float" office:value="0.00516368935157" calcext:value-type="float">
            <text:p>0.005</text:p>
          </table:table-cell>
          <table:table-cell office:value-type="float" office:value="0.979247994677" calcext:value-type="float">
            <text:p>0.979</text:p>
          </table:table-cell>
          <table:table-cell office:value-type="float" office:value="0.984314117109" calcext:value-type="float">
            <text:p>0.984</text:p>
          </table:table-cell>
          <table:table-cell office:value-type="float" office:value="0.981545497802" calcext:value-type="float">
            <text:p>0.982</text:p>
          </table:table-cell>
          <table:table-cell office:value-type="float" office:value="0.0013207181615" calcext:value-type="float">
            <text:p>0.001</text:p>
          </table:table-cell>
          <table:table-cell office:value-type="float" office:value="0.0118918695433" calcext:value-type="float">
            <text:p>0.012</text:p>
          </table:table-cell>
          <table:table-cell office:value-type="float" office:value="0.98048274586" calcext:value-type="float">
            <text:p>0.980</text:p>
          </table:table-cell>
          <table:table-cell office:value-type="float" office:value="0.988806103778" calcext:value-type="float">
            <text:p>0.989</text:p>
          </table:table-cell>
          <table:table-cell office:value-type="float" office:value="0.984924098478" calcext:value-type="float">
            <text:p>0.985</text:p>
          </table:table-cell>
          <table:table-cell office:value-type="float" office:value="0.00202606778263" calcext:value-type="float">
            <text:p>0.002</text:p>
          </table:table-cell>
          <table:table-cell office:value-type="float" office:value="0.00851326886703" calcext:value-type="float">
            <text:p>0.009</text:p>
          </table:table-cell>
          <table:table-cell office:value-type="float" office:value="0.983096426608" calcext:value-type="float">
            <text:p>0.983</text:p>
          </table:table-cell>
          <table:table-cell office:value-type="float" office:value="0.988396442516" calcext:value-type="float">
            <text:p>0.988</text:p>
          </table:table-cell>
          <table:table-cell office:value-type="float" office:value="0.986545023274" calcext:value-type="float">
            <text:p>0.987</text:p>
          </table:table-cell>
          <table:table-cell office:value-type="float" office:value="0.00130179142926" calcext:value-type="float">
            <text:p>0.001</text:p>
          </table:table-cell>
          <table:table-cell office:value-type="float" office:value="0.0068923440717" calcext:value-type="float">
            <text:p>0.007</text:p>
          </table:table-cell>
          <table:table-cell office:value-type="float" office:value="0.991744171876" calcext:value-type="float">
            <text:p>0.992</text:p>
          </table:table-cell>
          <table:table-cell office:value-type="float" office:value="0.993840738609" calcext:value-type="float">
            <text:p>0.994</text:p>
          </table:table-cell>
          <table:table-cell office:value-type="float" office:value="0.993437367345" calcext:value-type="float">
            <text:p>0.993</text:p>
          </table:table-cell>
          <table:table-cell office:value-type="float" office:value="0.00049975117377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88058152406" calcext:value-type="float">
            <text:p>0.988</text:p>
          </table:table-cell>
          <table:table-cell office:value-type="float" office:value="0.991396850994" calcext:value-type="float">
            <text:p>0.991</text:p>
          </table:table-cell>
          <table:table-cell office:value-type="float" office:value="0.990001960516" calcext:value-type="float">
            <text:p>0.990</text:p>
          </table:table-cell>
          <table:table-cell office:value-type="float" office:value="0.00091062135930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943813747489" calcext:value-type="float">
            <text:p>0.944</text:p>
          </table:table-cell>
          <table:table-cell office:value-type="float" office:value="0.974632179924" calcext:value-type="float">
            <text:p>0.975</text:p>
          </table:table-cell>
          <table:table-cell office:value-type="float" office:value="0.966530255833" calcext:value-type="float">
            <text:p>0.967</text:p>
          </table:table-cell>
          <table:table-cell office:value-type="float" office:value="0.00760118993347" calcext:value-type="float">
            <text:p>0.008</text:p>
          </table:table-cell>
          <table:table-cell office:value-type="float" office:value="0.023471704683" calcext:value-type="float">
            <text:p>0.023</text:p>
          </table:table-cell>
          <table:table-cell office:value-type="float" office:value="0.598075863262" calcext:value-type="float">
            <text:p>0.598</text:p>
          </table:table-cell>
          <table:table-cell office:value-type="float" office:value="0.935019993809" calcext:value-type="float">
            <text:p>0.935</text:p>
          </table:table-cell>
          <table:table-cell office:value-type="float" office:value="0.781264226775" calcext:value-type="float">
            <text:p>0.781</text:p>
          </table:table-cell>
          <table:table-cell office:value-type="float" office:value="0.0972446270673" calcext:value-type="float">
            <text:p>0.097</text:p>
          </table:table-cell>
          <table:table-cell office:value-type="float" office:value="0.208737733741" calcext:value-type="float">
            <text:p>0.209</text:p>
          </table:table-cell>
          <table:table-cell office:value-type="float" office:value="0.961415519983" calcext:value-type="float">
            <text:p>0.961</text:p>
          </table:table-cell>
          <table:table-cell office:value-type="float" office:value="0.983789551313" calcext:value-type="float">
            <text:p>0.984</text:p>
          </table:table-cell>
          <table:table-cell office:value-type="float" office:value="0.974014063253" calcext:value-type="float">
            <text:p>0.974</text:p>
          </table:table-cell>
          <table:table-cell office:value-type="float" office:value="0.006014731899" calcext:value-type="float">
            <text:p>0.006</text:p>
          </table:table-cell>
          <table:table-cell office:value-type="float" office:value="0.0159878972629" calcext:value-type="float">
            <text:p>0.016</text:p>
          </table:table-cell>
          <table:table-cell office:value-type="float" office:value="0.861096630435" calcext:value-type="float">
            <text:p>0.861</text:p>
          </table:table-cell>
          <table:table-cell office:value-type="float" office:value="0.934037095306" calcext:value-type="float">
            <text:p>0.934</text:p>
          </table:table-cell>
          <table:table-cell office:value-type="float" office:value="0.903814682955" calcext:value-type="float">
            <text:p>0.904</text:p>
          </table:table-cell>
          <table:table-cell office:value-type="float" office:value="0.015619952975" calcext:value-type="float">
            <text:p>0.016</text:p>
          </table:table-cell>
          <table:table-cell office:value-type="float" office:value="0.0861872775611" calcext:value-type="float">
            <text:p>0.08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88184587163" calcext:value-type="float">
            <text:p>0.888</text:p>
          </table:table-cell>
          <table:table-cell office:value-type="float" office:value="0.914374842361" calcext:value-type="float">
            <text:p>0.914</text:p>
          </table:table-cell>
          <table:table-cell office:value-type="float" office:value="0.904032591257" calcext:value-type="float">
            <text:p>0.904</text:p>
          </table:table-cell>
          <table:table-cell office:value-type="float" office:value="0.00557407970266" calcext:value-type="float">
            <text:p>0.006</text:p>
          </table:table-cell>
          <table:table-cell office:value-type="float" office:value="0.0670164988783" calcext:value-type="float">
            <text:p>0.067</text:p>
          </table:table-cell>
          <table:table-cell office:value-type="float" office:value="0.875142347479" calcext:value-type="float">
            <text:p>0.875</text:p>
          </table:table-cell>
          <table:table-cell office:value-type="float" office:value="0.898097689659" calcext:value-type="float">
            <text:p>0.898</text:p>
          </table:table-cell>
          <table:table-cell office:value-type="float" office:value="0.88752196205" calcext:value-type="float">
            <text:p>0.888</text:p>
          </table:table-cell>
          <table:table-cell office:value-type="float" office:value="0.00615038948078" calcext:value-type="float">
            <text:p>0.006</text:p>
          </table:table-cell>
          <table:table-cell office:value-type="float" office:value="0.0835271280855" calcext:value-type="float">
            <text:p>0.084</text:p>
          </table:table-cell>
          <table:table-cell office:value-type="float" office:value="0.877037537958" calcext:value-type="float">
            <text:p>0.877</text:p>
          </table:table-cell>
          <table:table-cell office:value-type="float" office:value="0.889311672091" calcext:value-type="float">
            <text:p>0.889</text:p>
          </table:table-cell>
          <table:table-cell office:value-type="float" office:value="0.88485064721" calcext:value-type="float">
            <text:p>0.885</text:p>
          </table:table-cell>
          <table:table-cell office:value-type="float" office:value="0.00244983634797" calcext:value-type="float">
            <text:p>0.002</text:p>
          </table:table-cell>
          <table:table-cell office:value-type="float" office:value="0.0861984429252" calcext:value-type="float">
            <text:p>0.086</text:p>
          </table:table-cell>
          <table:table-cell office:value-type="float" office:value="0.888717619644" calcext:value-type="float">
            <text:p>0.889</text:p>
          </table:table-cell>
          <table:table-cell office:value-type="float" office:value="0.907678242924" calcext:value-type="float">
            <text:p>0.908</text:p>
          </table:table-cell>
          <table:table-cell office:value-type="float" office:value="0.897837937471" calcext:value-type="float">
            <text:p>0.898</text:p>
          </table:table-cell>
          <table:table-cell office:value-type="float" office:value="0.00468095244137" calcext:value-type="float">
            <text:p>0.005</text:p>
          </table:table-cell>
          <table:table-cell office:value-type="float" office:value="0.0732111526646" calcext:value-type="float">
            <text:p>0.073</text:p>
          </table:table-cell>
          <table:table-cell office:value-type="float" office:value="0.968096822693" calcext:value-type="float">
            <text:p>0.968</text:p>
          </table:table-cell>
          <table:table-cell office:value-type="float" office:value="0.974211426475" calcext:value-type="float">
            <text:p>0.974</text:p>
          </table:table-cell>
          <table:table-cell office:value-type="float" office:value="0.971049090135" calcext:value-type="float">
            <text:p>0.971</text:p>
          </table:table-cell>
          <table:table-cell office:value-type="float" office:value="0.00183344852254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130263430657" calcext:value-type="float">
            <text:p>0.130</text:p>
          </table:table-cell>
          <table:table-cell office:value-type="float" office:value="0.715163649635" calcext:value-type="float">
            <text:p>0.715</text:p>
          </table:table-cell>
          <table:table-cell office:value-type="float" office:value="0.439001456684" calcext:value-type="float">
            <text:p>0.439</text:p>
          </table:table-cell>
          <table:table-cell office:value-type="float" office:value="0.137313096492" calcext:value-type="float">
            <text:p>0.137</text:p>
          </table:table-cell>
          <table:table-cell office:value-type="float" office:value="0.531581445" calcext:value-type="float">
            <text:p>0.532</text:p>
          </table:table-cell>
          <table:table-cell office:value-type="float" office:value="0.211323169168" calcext:value-type="float">
            <text:p>0.211</text:p>
          </table:table-cell>
          <table:table-cell office:value-type="float" office:value="0.784671532847" calcext:value-type="float">
            <text:p>0.785</text:p>
          </table:table-cell>
          <table:table-cell office:value-type="float" office:value="0.598470968194" calcext:value-type="float">
            <text:p>0.598</text:p>
          </table:table-cell>
          <table:table-cell office:value-type="float" office:value="0.173487284429" calcext:value-type="float">
            <text:p>0.173</text:p>
          </table:table-cell>
          <table:table-cell office:value-type="float" office:value="0.372111933491" calcext:value-type="float">
            <text:p>0.372</text:p>
          </table:table-cell>
          <table:table-cell office:value-type="float" office:value="0.306049361746" calcext:value-type="float">
            <text:p>0.306</text:p>
          </table:table-cell>
          <table:table-cell office:value-type="float" office:value="0.689781021898" calcext:value-type="float">
            <text:p>0.690</text:p>
          </table:table-cell>
          <table:table-cell office:value-type="float" office:value="0.40863834905" calcext:value-type="float">
            <text:p>0.409</text:p>
          </table:table-cell>
          <table:table-cell office:value-type="float" office:value="0.144197806814" calcext:value-type="float">
            <text:p>0.144</text:p>
          </table:table-cell>
          <table:table-cell office:value-type="float" office:value="0.561944552634" calcext:value-type="float">
            <text:p>0.562</text:p>
          </table:table-cell>
          <table:table-cell office:value-type="float" office:value="0.194705768905" calcext:value-type="float">
            <text:p>0.195</text:p>
          </table:table-cell>
          <table:table-cell office:value-type="float" office:value="0.802919708029" calcext:value-type="float">
            <text:p>0.803</text:p>
          </table:table-cell>
          <table:table-cell office:value-type="float" office:value="0.679082953731" calcext:value-type="float">
            <text:p>0.679</text:p>
          </table:table-cell>
          <table:table-cell office:value-type="float" office:value="0.160359055925" calcext:value-type="float">
            <text:p>0.160</text:p>
          </table:table-cell>
          <table:table-cell office:value-type="float" office:value="0.291499947954" calcext:value-type="float">
            <text:p>0.291</text:p>
          </table:table-cell>
          <table:table-cell office:value-type="float" office:value="0.935799386911" calcext:value-type="float">
            <text:p>0.936</text:p>
          </table:table-cell>
          <table:table-cell office:value-type="float" office:value="0.988063723107" calcext:value-type="float">
            <text:p>0.988</text:p>
          </table:table-cell>
          <table:table-cell office:value-type="float" office:value="0.970582901685" calcext:value-type="float">
            <text:p>0.971</text:p>
          </table:table-cell>
          <table:table-cell office:value-type="float" office:value="0.0111731098986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307955956198" calcext:value-type="float">
            <text:p>0.308</text:p>
          </table:table-cell>
          <table:table-cell office:value-type="float" office:value="0.928059272008" calcext:value-type="float">
            <text:p>0.928</text:p>
          </table:table-cell>
          <table:table-cell office:value-type="float" office:value="0.747933225076" calcext:value-type="float">
            <text:p>0.748</text:p>
          </table:table-cell>
          <table:table-cell office:value-type="float" office:value="0.175431982931" calcext:value-type="float">
            <text:p>0.175</text:p>
          </table:table-cell>
          <table:table-cell office:value-type="float" office:value="0.18771056964" calcext:value-type="float">
            <text:p>0.188</text:p>
          </table:table-cell>
          <table:table-cell office:value-type="float" office:value="0.7113302877" calcext:value-type="float">
            <text:p>0.711</text:p>
          </table:table-cell>
          <table:table-cell office:value-type="float" office:value="0.819021613479" calcext:value-type="float">
            <text:p>0.819</text:p>
          </table:table-cell>
          <table:table-cell office:value-type="float" office:value="0.75234227039" calcext:value-type="float">
            <text:p>0.752</text:p>
          </table:table-cell>
          <table:table-cell office:value-type="float" office:value="0.029976575017" calcext:value-type="float">
            <text:p>0.030</text:p>
          </table:table-cell>
          <table:table-cell office:value-type="float" office:value="0.183301524326" calcext:value-type="float">
            <text:p>0.183</text:p>
          </table:table-cell>
          <table:table-cell office:value-type="float" office:value="0.324418503566" calcext:value-type="float">
            <text:p>0.324</text:p>
          </table:table-cell>
          <table:table-cell office:value-type="float" office:value="0.742743073717" calcext:value-type="float">
            <text:p>0.743</text:p>
          </table:table-cell>
          <table:table-cell office:value-type="float" office:value="0.526341154598" calcext:value-type="float">
            <text:p>0.526</text:p>
          </table:table-cell>
          <table:table-cell office:value-type="float" office:value="0.176760249102" calcext:value-type="float">
            <text:p>0.177</text:p>
          </table:table-cell>
          <table:table-cell office:value-type="float" office:value="0.409302640117" calcext:value-type="float">
            <text:p>0.409</text:p>
          </table:table-cell>
          <table:table-cell office:value-type="float" office:value="0.605712145532" calcext:value-type="float">
            <text:p>0.606</text:p>
          </table:table-cell>
          <table:table-cell office:value-type="float" office:value="0.897040074345" calcext:value-type="float">
            <text:p>0.897</text:p>
          </table:table-cell>
          <table:table-cell office:value-type="float" office:value="0.731942539137" calcext:value-type="float">
            <text:p>0.732</text:p>
          </table:table-cell>
          <table:table-cell office:value-type="float" office:value="0.0493725400672" calcext:value-type="float">
            <text:p>0.049</text:p>
          </table:table-cell>
          <table:table-cell office:value-type="float" office:value="0.203701255579" calcext:value-type="float">
            <text:p>0.204</text:p>
          </table:table-cell>
          <table:table-cell office:value-type="float" office:value="0.910852360561" calcext:value-type="float">
            <text:p>0.911</text:p>
          </table:table-cell>
          <table:table-cell office:value-type="float" office:value="0.960760235098" calcext:value-type="float">
            <text:p>0.961</text:p>
          </table:table-cell>
          <table:table-cell office:value-type="float" office:value="0.935643794716" calcext:value-type="float">
            <text:p>0.936</text:p>
          </table:table-cell>
          <table:table-cell office:value-type="float" office:value="0.0136071612924" calcext:value-type="float">
            <text:p>0.014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88651450488" calcext:value-type="float">
            <text:p>0.989</text:p>
          </table:table-cell>
          <table:table-cell office:value-type="float" office:value="0.991006929726" calcext:value-type="float">
            <text:p>0.991</text:p>
          </table:table-cell>
          <table:table-cell office:value-type="float" office:value="0.990132805221" calcext:value-type="float">
            <text:p>0.990</text:p>
          </table:table-cell>
          <table:table-cell office:value-type="float" office:value="0.00054707096213" calcext:value-type="float">
            <text:p>0.001</text:p>
          </table:table-cell>
          <table:table-cell office:value-type="float" office:value="0.00218697169205" calcext:value-type="float">
            <text:p>0.002</text:p>
          </table:table-cell>
          <table:table-cell office:value-type="float" office:value="0.973836201617" calcext:value-type="float">
            <text:p>0.974</text:p>
          </table:table-cell>
          <table:table-cell office:value-type="float" office:value="0.981306406687" calcext:value-type="float">
            <text:p>0.981</text:p>
          </table:table-cell>
          <table:table-cell office:value-type="float" office:value="0.977553516669" calcext:value-type="float">
            <text:p>0.978</text:p>
          </table:table-cell>
          <table:table-cell office:value-type="float" office:value="0.00171101848121" calcext:value-type="float">
            <text:p>0.002</text:p>
          </table:table-cell>
          <table:table-cell office:value-type="float" office:value="0.0147662602433" calcext:value-type="float">
            <text:p>0.015</text:p>
          </table:table-cell>
          <table:table-cell office:value-type="float" office:value="0.878876835621" calcext:value-type="float">
            <text:p>0.879</text:p>
          </table:table-cell>
          <table:table-cell office:value-type="float" office:value="0.968009026743" calcext:value-type="float">
            <text:p>0.968</text:p>
          </table:table-cell>
          <table:table-cell office:value-type="float" office:value="0.955796839913" calcext:value-type="float">
            <text:p>0.956</text:p>
          </table:table-cell>
          <table:table-cell office:value-type="float" office:value="0.0232384093339" calcext:value-type="float">
            <text:p>0.023</text:p>
          </table:table-cell>
          <table:table-cell office:value-type="float" office:value="0.0365229369993" calcext:value-type="float">
            <text:p>0.037</text:p>
          </table:table-cell>
          <table:table-cell office:value-type="float" office:value="0.972253788359" calcext:value-type="float">
            <text:p>0.972</text:p>
          </table:table-cell>
          <table:table-cell office:value-type="float" office:value="0.987655412416" calcext:value-type="float">
            <text:p>0.988</text:p>
          </table:table-cell>
          <table:table-cell office:value-type="float" office:value="0.977493517926" calcext:value-type="float">
            <text:p>0.977</text:p>
          </table:table-cell>
          <table:table-cell office:value-type="float" office:value="0.00434303179756" calcext:value-type="float">
            <text:p>0.004</text:p>
          </table:table-cell>
          <table:table-cell office:value-type="float" office:value="0.0148262589865" calcext:value-type="float">
            <text:p>0.015</text:p>
          </table:table-cell>
          <table:table-cell office:value-type="float" office:value="0.99209892213" calcext:value-type="float">
            <text:p>0.992</text:p>
          </table:table-cell>
          <table:table-cell office:value-type="float" office:value="0.992630887179" calcext:value-type="float">
            <text:p>0.993</text:p>
          </table:table-cell>
          <table:table-cell office:value-type="float" office:value="0.992319776913" calcext:value-type="float">
            <text:p>0.992</text:p>
          </table:table-cell>
          <table:table-cell office:value-type="float" office:value="0.00012715203243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/>
          <table:table-cell table:formula="of:=AVERAGE([.B3:.B25])" office:value-type="float" office:value="0.880901874323478" calcext:value-type="float">
            <text:p>0.881</text:p>
          </table:table-cell>
          <table:table-cell table:formula="of:=AVERAGE([.C3:.C25])" office:value-type="float" office:value="0.959716236959043" calcext:value-type="float">
            <text:p>0.960</text:p>
          </table:table-cell>
          <table:table-cell table:style-name="ce31" table:formula="of:=AVERAGE([.D3:.D25])" office:value-type="float" office:value="0.931116170399609" calcext:value-type="float">
            <text:p>0.931</text:p>
          </table:table-cell>
          <table:table-cell table:formula="of:=AVERAGE([.E3:.E25])" office:value-type="float" office:value="0.0200288226286527" calcext:value-type="float">
            <text:p>0.020</text:p>
          </table:table-cell>
          <table:table-cell table:formula="of:=AVERAGE([.F3:.F25])" office:value-type="float" office:value="0.0495675131079879" calcext:value-type="float">
            <text:p>0.050</text:p>
          </table:table-cell>
          <table:table-cell table:formula="of:=AVERAGE([.G3:.G25])" office:value-type="float" office:value="0.822765237892913" calcext:value-type="float">
            <text:p>0.823</text:p>
          </table:table-cell>
          <table:table-cell table:formula="of:=AVERAGE([.H3:.H25])" office:value-type="float" office:value="0.953806397971391" calcext:value-type="float">
            <text:p>0.954</text:p>
          </table:table-cell>
          <table:table-cell table:style-name="ce31" table:formula="of:=AVERAGE([.I3:.I25])" office:value-type="float" office:value="0.926978682442478" calcext:value-type="float">
            <text:p>0.927</text:p>
          </table:table-cell>
          <table:table-cell table:formula="of:=AVERAGE([.J3:.J25])" office:value-type="float" office:value="0.0354288422949146" calcext:value-type="float">
            <text:p>0.035</text:p>
          </table:table-cell>
          <table:table-cell table:formula="of:=AVERAGE([.K3:.K25])" office:value-type="float" office:value="0.0537050010651273" calcext:value-type="float">
            <text:p>0.054</text:p>
          </table:table-cell>
          <table:table-cell table:formula="of:=AVERAGE([.L3:.L25])" office:value-type="float" office:value="0.872823428632913" calcext:value-type="float">
            <text:p>0.873</text:p>
          </table:table-cell>
          <table:table-cell table:formula="of:=AVERAGE([.M3:.M25])" office:value-type="float" office:value="0.939259025064478" calcext:value-type="float">
            <text:p>0.939</text:p>
          </table:table-cell>
          <table:table-cell table:style-name="ce31" table:formula="of:=AVERAGE([.N3:.N25])" office:value-type="float" office:value="0.905464877244087" calcext:value-type="float">
            <text:p>0.905</text:p>
          </table:table-cell>
          <table:table-cell table:formula="of:=AVERAGE([.O3:.O25])" office:value-type="float" office:value="0.0223286438171223" calcext:value-type="float">
            <text:p>0.022</text:p>
          </table:table-cell>
          <table:table-cell table:formula="of:=AVERAGE([.P3:.P25])" office:value-type="float" office:value="0.0752188062634814" calcext:value-type="float">
            <text:p>0.075</text:p>
          </table:table-cell>
          <table:table-cell table:formula="of:=AVERAGE([.Q3:.Q25])" office:value-type="float" office:value="0.811603339534489" calcext:value-type="float">
            <text:p>0.812</text:p>
          </table:table-cell>
          <table:table-cell table:formula="of:=AVERAGE([.R3:.R25])" office:value-type="float" office:value="0.953581946099913" calcext:value-type="float">
            <text:p>0.954</text:p>
          </table:table-cell>
          <table:table-cell table:style-name="ce31" table:formula="of:=AVERAGE([.S3:.S25])" office:value-type="float" office:value="0.897370577272913" calcext:value-type="float">
            <text:p>0.897</text:p>
          </table:table-cell>
          <table:table-cell table:formula="of:=AVERAGE([.T3:.T25])" office:value-type="float" office:value="0.0473810723272984" calcext:value-type="float">
            <text:p>0.047</text:p>
          </table:table-cell>
          <table:table-cell table:formula="of:=AVERAGE([.U3:.U25])" office:value-type="float" office:value="0.0833131062347119" calcext:value-type="float">
            <text:p>0.083</text:p>
          </table:table-cell>
          <table:table-cell table:formula="of:=AVERAGE([.V3:.V25])" office:value-type="float" office:value="0.963263323173826" calcext:value-type="float">
            <text:p>0.963</text:p>
          </table:table-cell>
          <table:table-cell table:formula="of:=AVERAGE([.W3:.W25])" office:value-type="float" office:value="0.980460092776304" calcext:value-type="float">
            <text:p>0.980</text:p>
          </table:table-cell>
          <table:table-cell table:style-name="ce31" table:formula="of:=AVERAGE([.X3:.X25])" office:value-type="float" office:value="0.973288149174826" calcext:value-type="float">
            <text:p>0.973</text:p>
          </table:table-cell>
          <table:table-cell table:formula="of:=AVERAGE([.Y3:.Y25])" office:value-type="float" office:value="0.00422232066912835" calcext:value-type="float">
            <text:p>0.004</text:p>
          </table:table-cell>
          <table:table-cell table:formula="of:=AVERAGE([.Z3:.Z25])" office:value-type="float" office:value="0.00739553433283915" calcext:value-type="float">
            <text:p>0.007</text:p>
          </table:table-cell>
          <table:table-cell table:number-columns-repeated="54"/>
        </table:table-row>
        <table:table-row table:style-name="ro1">
          <table:table-cell table:style-name="ce30"/>
          <table:table-cell table:style-name="ce33" table:number-columns-repeated="25"/>
          <table:table-cell table:number-columns-repeated="54"/>
        </table:table-row>
        <table:table-row table:style-name="ro1">
          <table:table-cell/>
          <table:table-cell table:style-name="ce9" office:value-type="string" calcext:value-type="string" table:number-columns-spanned="5" table:number-rows-spanned="1">
            <text:p>MOEA/D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1">
            <text:p>NSGA-II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1">
            <text:p>NSGA-III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1">
            <text:p>R2-EMOA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9"/>
          <table:table-cell table:number-columns-repeated="54"/>
        </table:table-row>
        <table:table-row table:style-name="ro1">
          <table:table-cell/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diff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diff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diff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diff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diff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86810002603" calcext:value-type="float">
            <text:p>0.868</text:p>
          </table:table-cell>
          <table:table-cell office:value-type="float" office:value="0.971611474974" calcext:value-type="float">
            <text:p>0.972</text:p>
          </table:table-cell>
          <table:table-cell office:value-type="float" office:value="0.936807171175" calcext:value-type="float">
            <text:p>0.937</text:p>
          </table:table-cell>
          <table:table-cell office:value-type="float" office:value="0.0304802305619" calcext:value-type="float">
            <text:p>0.030</text:p>
          </table:table-cell>
          <table:table-cell office:value-type="float" office:value="0.0311638975253" calcext:value-type="float">
            <text:p>0.031</text:p>
          </table:table-cell>
          <table:table-cell office:value-type="float" office:value="0.804701152794" calcext:value-type="float">
            <text:p>0.805</text:p>
          </table:table-cell>
          <table:table-cell office:value-type="float" office:value="0.96017209189" calcext:value-type="float">
            <text:p>0.960</text:p>
          </table:table-cell>
          <table:table-cell office:value-type="float" office:value="0.898770814048" calcext:value-type="float">
            <text:p>0.899</text:p>
          </table:table-cell>
          <table:table-cell office:value-type="float" office:value="0.0418161329275" calcext:value-type="float">
            <text:p>0.042</text:p>
          </table:table-cell>
          <table:table-cell office:value-type="float" office:value="0.0692002546526" calcext:value-type="float">
            <text:p>0.069</text:p>
          </table:table-cell>
          <table:table-cell office:value-type="float" office:value="0.928005207784" calcext:value-type="float">
            <text:p>0.928</text:p>
          </table:table-cell>
          <table:table-cell office:value-type="float" office:value="0.971138800556" calcext:value-type="float">
            <text:p>0.971</text:p>
          </table:table-cell>
          <table:table-cell office:value-type="float" office:value="0.966066752501" calcext:value-type="float">
            <text:p>0.966</text:p>
          </table:table-cell>
          <table:table-cell office:value-type="float" office:value="0.0106781228913" calcext:value-type="float">
            <text:p>0.011</text:p>
          </table:table-cell>
          <table:table-cell office:value-type="float" office:value="0.00190431619979" calcext:value-type="float">
            <text:p>0.002</text:p>
          </table:table-cell>
          <table:table-cell office:value-type="float" office:value="0.847761873967" calcext:value-type="float">
            <text:p>0.848</text:p>
          </table:table-cell>
          <table:table-cell office:value-type="float" office:value="0.975742338985" calcext:value-type="float">
            <text:p>0.976</text:p>
          </table:table-cell>
          <table:table-cell office:value-type="float" office:value="0.939281690846" calcext:value-type="float">
            <text:p>0.939</text:p>
          </table:table-cell>
          <table:table-cell office:value-type="float" office:value="0.0284047293952" calcext:value-type="float">
            <text:p>0.028</text:p>
          </table:table-cell>
          <table:table-cell office:value-type="float" office:value="0.0286893778547" calcext:value-type="float">
            <text:p>0.029</text:p>
          </table:table-cell>
          <table:table-cell office:value-type="float" office:value="0.939075955408" calcext:value-type="float">
            <text:p>0.939</text:p>
          </table:table-cell>
          <table:table-cell office:value-type="float" office:value="0.97100684452" calcext:value-type="float">
            <text:p>0.971</text:p>
          </table:table-cell>
          <table:table-cell office:value-type="float" office:value="0.9679710687" calcext:value-type="float">
            <text:p>0.968</text:p>
          </table:table-cell>
          <table:table-cell office:value-type="float" office:value="0.00694934291621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77544891441" calcext:value-type="float">
            <text:p>0.978</text:p>
          </table:table-cell>
          <table:table-cell office:value-type="float" office:value="0.981179824817" calcext:value-type="float">
            <text:p>0.981</text:p>
          </table:table-cell>
          <table:table-cell office:value-type="float" office:value="0.978686713715" calcext:value-type="float">
            <text:p>0.979</text:p>
          </table:table-cell>
          <table:table-cell office:value-type="float" office:value="0.00073815282419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782277752925" calcext:value-type="float">
            <text:p>0.782</text:p>
          </table:table-cell>
          <table:table-cell office:value-type="float" office:value="0.95067491077" calcext:value-type="float">
            <text:p>0.951</text:p>
          </table:table-cell>
          <table:table-cell office:value-type="float" office:value="0.921981403627" calcext:value-type="float">
            <text:p>0.922</text:p>
          </table:table-cell>
          <table:table-cell office:value-type="float" office:value="0.0268483628928" calcext:value-type="float">
            <text:p>0.027</text:p>
          </table:table-cell>
          <table:table-cell office:value-type="float" office:value="0.0567053100882" calcext:value-type="float">
            <text:p>0.057</text:p>
          </table:table-cell>
          <table:table-cell office:value-type="float" office:value="0.964771683749" calcext:value-type="float">
            <text:p>0.965</text:p>
          </table:table-cell>
          <table:table-cell office:value-type="float" office:value="0.973458736274" calcext:value-type="float">
            <text:p>0.973</text:p>
          </table:table-cell>
          <table:table-cell office:value-type="float" office:value="0.970090752453" calcext:value-type="float">
            <text:p>0.970</text:p>
          </table:table-cell>
          <table:table-cell office:value-type="float" office:value="0.00240633690598" calcext:value-type="float">
            <text:p>0.002</text:p>
          </table:table-cell>
          <table:table-cell office:value-type="float" office:value="0.00859596126204" calcext:value-type="float">
            <text:p>0.009</text:p>
          </table:table-cell>
          <table:table-cell office:value-type="float" office:value="0.9620668103" calcext:value-type="float">
            <text:p>0.962</text:p>
          </table:table-cell>
          <table:table-cell office:value-type="float" office:value="0.963053536021" calcext:value-type="float">
            <text:p>0.963</text:p>
          </table:table-cell>
          <table:table-cell office:value-type="float" office:value="0.962466538874" calcext:value-type="float">
            <text:p>0.962</text:p>
          </table:table-cell>
          <table:table-cell office:value-type="float" office:value="0.000236691306434" calcext:value-type="float">
            <text:p>0.000</text:p>
          </table:table-cell>
          <table:table-cell office:value-type="float" office:value="0.016220174841" calcext:value-type="float">
            <text:p>0.016</text:p>
          </table:table-cell>
          <table:table-cell office:value-type="float" office:value="0.977508474196" calcext:value-type="float">
            <text:p>0.978</text:p>
          </table:table-cell>
          <table:table-cell office:value-type="float" office:value="0.980234135964" calcext:value-type="float">
            <text:p>0.980</text:p>
          </table:table-cell>
          <table:table-cell office:value-type="float" office:value="0.978554109326" calcext:value-type="float">
            <text:p>0.979</text:p>
          </table:table-cell>
          <table:table-cell office:value-type="float" office:value="0.000678390558674" calcext:value-type="float">
            <text:p>0.001</text:p>
          </table:table-cell>
          <table:table-cell office:value-type="float" office:value="0.000132604388779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0210519159" calcext:value-type="float">
            <text:p>0.990</text:p>
          </table:table-cell>
          <table:table-cell office:value-type="float" office:value="0.990226097236" calcext:value-type="float">
            <text:p>0.990</text:p>
          </table:table-cell>
          <table:table-cell office:value-type="float" office:value="0.990217654253" calcext:value-type="float">
            <text:p>0.990</text:p>
          </table:table-cell>
          <table:table-cell office:value-type="float" office:value="0.00000399734899322" calcext:value-type="float">
            <text:p>0.000</text:p>
          </table:table-cell>
          <table:table-cell office:value-type="float" office:value="0.0014383976698" calcext:value-type="float">
            <text:p>0.001</text:p>
          </table:table-cell>
          <table:table-cell office:value-type="float" office:value="0.965016886709" calcext:value-type="float">
            <text:p>0.965</text:p>
          </table:table-cell>
          <table:table-cell office:value-type="float" office:value="0.983400487604" calcext:value-type="float">
            <text:p>0.983</text:p>
          </table:table-cell>
          <table:table-cell office:value-type="float" office:value="0.974288039337" calcext:value-type="float">
            <text:p>0.974</text:p>
          </table:table-cell>
          <table:table-cell office:value-type="float" office:value="0.0048191947612" calcext:value-type="float">
            <text:p>0.005</text:p>
          </table:table-cell>
          <table:table-cell office:value-type="float" office:value="0.0173680125853" calcext:value-type="float">
            <text:p>0.017</text:p>
          </table:table-cell>
          <table:table-cell office:value-type="float" office:value="0.896436728395" calcext:value-type="float">
            <text:p>0.896</text:p>
          </table:table-cell>
          <table:table-cell office:value-type="float" office:value="0.928727959885" calcext:value-type="float">
            <text:p>0.929</text:p>
          </table:table-cell>
          <table:table-cell office:value-type="float" office:value="0.915129650869" calcext:value-type="float">
            <text:p>0.915</text:p>
          </table:table-cell>
          <table:table-cell office:value-type="float" office:value="0.00757547635743" calcext:value-type="float">
            <text:p>0.008</text:p>
          </table:table-cell>
          <table:table-cell office:value-type="float" office:value="0.0765264010534" calcext:value-type="float">
            <text:p>0.077</text:p>
          </table:table-cell>
          <table:table-cell office:value-type="float" office:value="0.991365926533" calcext:value-type="float">
            <text:p>0.991</text:p>
          </table:table-cell>
          <table:table-cell office:value-type="float" office:value="0.99203735587" calcext:value-type="float">
            <text:p>0.992</text:p>
          </table:table-cell>
          <table:table-cell office:value-type="float" office:value="0.991656051922" calcext:value-type="float">
            <text:p>0.992</text:p>
          </table:table-cell>
          <table:table-cell office:value-type="float" office:value="0.00018413494611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0033939472" calcext:value-type="float">
            <text:p>0.990</text:p>
          </table:table-cell>
          <table:table-cell office:value-type="float" office:value="0.990411734528" calcext:value-type="float">
            <text:p>0.990</text:p>
          </table:table-cell>
          <table:table-cell office:value-type="float" office:value="0.990211366359" calcext:value-type="float">
            <text:p>0.990</text:p>
          </table:table-cell>
          <table:table-cell office:value-type="float" office:value="0.0000977659288389" calcext:value-type="float">
            <text:p>0.000</text:p>
          </table:table-cell>
          <table:table-cell office:value-type="float" office:value="0.001444685563" calcext:value-type="float">
            <text:p>0.00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97028068381" calcext:value-type="float">
            <text:p>0.897</text:p>
          </table:table-cell>
          <table:table-cell office:value-type="float" office:value="0.899360116346" calcext:value-type="float">
            <text:p>0.899</text:p>
          </table:table-cell>
          <table:table-cell office:value-type="float" office:value="0.897537951669" calcext:value-type="float">
            <text:p>0.898</text:p>
          </table:table-cell>
          <table:table-cell office:value-type="float" office:value="0.000520974850166" calcext:value-type="float">
            <text:p>0.001</text:p>
          </table:table-cell>
          <table:table-cell office:value-type="float" office:value="0.0112816160366" calcext:value-type="float">
            <text:p>0.011</text:p>
          </table:table-cell>
          <table:table-cell office:value-type="float" office:value="0.865537647714" calcext:value-type="float">
            <text:p>0.866</text:p>
          </table:table-cell>
          <table:table-cell office:value-type="float" office:value="0.897922818258" calcext:value-type="float">
            <text:p>0.898</text:p>
          </table:table-cell>
          <table:table-cell office:value-type="float" office:value="0.879305235498" calcext:value-type="float">
            <text:p>0.879</text:p>
          </table:table-cell>
          <table:table-cell office:value-type="float" office:value="0.00772825342372" calcext:value-type="float">
            <text:p>0.008</text:p>
          </table:table-cell>
          <table:table-cell office:value-type="float" office:value="0.0295143322076" calcext:value-type="float">
            <text:p>0.030</text:p>
          </table:table-cell>
          <table:table-cell office:value-type="float" office:value="0.873885746663" calcext:value-type="float">
            <text:p>0.874</text:p>
          </table:table-cell>
          <table:table-cell office:value-type="float" office:value="0.885442365827" calcext:value-type="float">
            <text:p>0.885</text:p>
          </table:table-cell>
          <table:table-cell office:value-type="float" office:value="0.880537337077" calcext:value-type="float">
            <text:p>0.881</text:p>
          </table:table-cell>
          <table:table-cell office:value-type="float" office:value="0.00231882310998" calcext:value-type="float">
            <text:p>0.002</text:p>
          </table:table-cell>
          <table:table-cell office:value-type="float" office:value="0.0282822306286" calcext:value-type="float">
            <text:p>0.028</text:p>
          </table:table-cell>
          <table:table-cell office:value-type="float" office:value="0.903357197026" calcext:value-type="float">
            <text:p>0.903</text:p>
          </table:table-cell>
          <table:table-cell office:value-type="float" office:value="0.914843688678" calcext:value-type="float">
            <text:p>0.915</text:p>
          </table:table-cell>
          <table:table-cell office:value-type="float" office:value="0.908819567706" calcext:value-type="float">
            <text:p>0.909</text:p>
          </table:table-cell>
          <table:table-cell office:value-type="float" office:value="0.00241810079495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896993414714" calcext:value-type="float">
            <text:p>0.897</text:p>
          </table:table-cell>
          <table:table-cell office:value-type="float" office:value="0.898925340739" calcext:value-type="float">
            <text:p>0.899</text:p>
          </table:table-cell>
          <table:table-cell office:value-type="float" office:value="0.897428985464" calcext:value-type="float">
            <text:p>0.897</text:p>
          </table:table-cell>
          <table:table-cell office:value-type="float" office:value="0.000444110605843" calcext:value-type="float">
            <text:p>0.000</text:p>
          </table:table-cell>
          <table:table-cell office:value-type="float" office:value="0.0113905822416" calcext:value-type="float">
            <text:p>0.01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29801103719" calcext:value-type="float">
            <text:p>0.830</text:p>
          </table:table-cell>
          <table:table-cell office:value-type="float" office:value="0.831206695958" calcext:value-type="float">
            <text:p>0.831</text:p>
          </table:table-cell>
          <table:table-cell office:value-type="float" office:value="0.83062391558" calcext:value-type="float">
            <text:p>0.831</text:p>
          </table:table-cell>
          <table:table-cell office:value-type="float" office:value="0.000328676524551" calcext:value-type="float">
            <text:p>0.000</text:p>
          </table:table-cell>
          <table:table-cell office:value-type="float" office:value="0.0156976283855" calcext:value-type="float">
            <text:p>0.016</text:p>
          </table:table-cell>
          <table:table-cell office:value-type="float" office:value="0.780913002946" calcext:value-type="float">
            <text:p>0.781</text:p>
          </table:table-cell>
          <table:table-cell office:value-type="float" office:value="0.83205307656" calcext:value-type="float">
            <text:p>0.832</text:p>
          </table:table-cell>
          <table:table-cell office:value-type="float" office:value="0.811606389329" calcext:value-type="float">
            <text:p>0.812</text:p>
          </table:table-cell>
          <table:table-cell office:value-type="float" office:value="0.011543093666" calcext:value-type="float">
            <text:p>0.012</text:p>
          </table:table-cell>
          <table:table-cell office:value-type="float" office:value="0.034715154637" calcext:value-type="float">
            <text:p>0.035</text:p>
          </table:table-cell>
          <table:table-cell office:value-type="float" office:value="0.825346071441" calcext:value-type="float">
            <text:p>0.825</text:p>
          </table:table-cell>
          <table:table-cell office:value-type="float" office:value="0.830079037586" calcext:value-type="float">
            <text:p>0.830</text:p>
          </table:table-cell>
          <table:table-cell office:value-type="float" office:value="0.828409250474" calcext:value-type="float">
            <text:p>0.828</text:p>
          </table:table-cell>
          <table:table-cell office:value-type="float" office:value="0.00108884442872" calcext:value-type="float">
            <text:p>0.001</text:p>
          </table:table-cell>
          <table:table-cell office:value-type="float" office:value="0.0179122934917" calcext:value-type="float">
            <text:p>0.018</text:p>
          </table:table-cell>
          <table:table-cell office:value-type="float" office:value="0.844301067762" calcext:value-type="float">
            <text:p>0.844</text:p>
          </table:table-cell>
          <table:table-cell office:value-type="float" office:value="0.848469242401" calcext:value-type="float">
            <text:p>0.848</text:p>
          </table:table-cell>
          <table:table-cell office:value-type="float" office:value="0.846321543966" calcext:value-type="float">
            <text:p>0.846</text:p>
          </table:table-cell>
          <table:table-cell office:value-type="float" office:value="0.00098745345866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817721268218" calcext:value-type="float">
            <text:p>0.818</text:p>
          </table:table-cell>
          <table:table-cell office:value-type="float" office:value="0.860042790444" calcext:value-type="float">
            <text:p>0.860</text:p>
          </table:table-cell>
          <table:table-cell office:value-type="float" office:value="0.836984534242" calcext:value-type="float">
            <text:p>0.837</text:p>
          </table:table-cell>
          <table:table-cell office:value-type="float" office:value="0.00889453274618" calcext:value-type="float">
            <text:p>0.009</text:p>
          </table:table-cell>
          <table:table-cell office:value-type="float" office:value="0.00933700972368" calcext:value-type="float">
            <text:p>0.009</text:p>
          </table:table-cell>
          <table:table-cell table:number-columns-repeated="53"/>
          <table:table-cell table:style-name="ce28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23960922632" calcext:value-type="float">
            <text:p>0.824</text:p>
          </table:table-cell>
          <table:table-cell office:value-type="float" office:value="0.886899232432" calcext:value-type="float">
            <text:p>0.887</text:p>
          </table:table-cell>
          <table:table-cell office:value-type="float" office:value="0.862444895764" calcext:value-type="float">
            <text:p>0.862</text:p>
          </table:table-cell>
          <table:table-cell office:value-type="float" office:value="0.0126380130075" calcext:value-type="float">
            <text:p>0.013</text:p>
          </table:table-cell>
          <table:table-cell office:value-type="float" office:value="0.0305469940365" calcext:value-type="float">
            <text:p>0.031</text:p>
          </table:table-cell>
          <table:table-cell office:value-type="float" office:value="0.812065606096" calcext:value-type="float">
            <text:p>0.812</text:p>
          </table:table-cell>
          <table:table-cell office:value-type="float" office:value="0.861470678415" calcext:value-type="float">
            <text:p>0.861</text:p>
          </table:table-cell>
          <table:table-cell office:value-type="float" office:value="0.837936916769" calcext:value-type="float">
            <text:p>0.838</text:p>
          </table:table-cell>
          <table:table-cell office:value-type="float" office:value="0.0125730309158" calcext:value-type="float">
            <text:p>0.013</text:p>
          </table:table-cell>
          <table:table-cell office:value-type="float" office:value="0.0550549730319" calcext:value-type="float">
            <text:p>0.055</text:p>
          </table:table-cell>
          <table:table-cell office:value-type="float" office:value="0.768213924612" calcext:value-type="float">
            <text:p>0.768</text:p>
          </table:table-cell>
          <table:table-cell office:value-type="float" office:value="0.89706441304" calcext:value-type="float">
            <text:p>0.897</text:p>
          </table:table-cell>
          <table:table-cell office:value-type="float" office:value="0.88026080516" calcext:value-type="float">
            <text:p>0.880</text:p>
          </table:table-cell>
          <table:table-cell office:value-type="float" office:value="0.0296323233833" calcext:value-type="float">
            <text:p>0.030</text:p>
          </table:table-cell>
          <table:table-cell office:value-type="float" office:value="0.0127310846402" calcext:value-type="float">
            <text:p>0.013</text:p>
          </table:table-cell>
          <table:table-cell office:value-type="float" office:value="0.875211812647" calcext:value-type="float">
            <text:p>0.875</text:p>
          </table:table-cell>
          <table:table-cell office:value-type="float" office:value="0.903671402361" calcext:value-type="float">
            <text:p>0.904</text:p>
          </table:table-cell>
          <table:table-cell office:value-type="float" office:value="0.892991889801" calcext:value-type="float">
            <text:p>0.893</text:p>
          </table:table-cell>
          <table:table-cell office:value-type="float" office:value="0.0052758844962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 office:value-type="float" office:value="0.819079145402" calcext:value-type="float">
            <text:p>0.819</text:p>
          </table:table-cell>
          <table:table-cell office:value-type="float" office:value="0.86621519997" calcext:value-type="float">
            <text:p>0.866</text:p>
          </table:table-cell>
          <table:table-cell office:value-type="float" office:value="0.842018357102" calcext:value-type="float">
            <text:p>0.842</text:p>
          </table:table-cell>
          <table:table-cell office:value-type="float" office:value="0.0107625285765" calcext:value-type="float">
            <text:p>0.011</text:p>
          </table:table-cell>
          <table:table-cell office:value-type="float" office:value="0.0509735326982" calcext:value-type="float">
            <text:p>0.05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7085103567" calcext:value-type="float">
            <text:p>0.897</text:p>
          </table:table-cell>
          <table:table-cell office:value-type="float" office:value="0.89923390639" calcext:value-type="float">
            <text:p>0.899</text:p>
          </table:table-cell>
          <table:table-cell office:value-type="float" office:value="0.897718864455" calcext:value-type="float">
            <text:p>0.898</text:p>
          </table:table-cell>
          <table:table-cell office:value-type="float" office:value="0.000581607750135" calcext:value-type="float">
            <text:p>0.001</text:p>
          </table:table-cell>
          <table:table-cell office:value-type="float" office:value="0.00627742834312" calcext:value-type="float">
            <text:p>0.006</text:p>
          </table:table-cell>
          <table:table-cell office:value-type="float" office:value="0.856646166773" calcext:value-type="float">
            <text:p>0.857</text:p>
          </table:table-cell>
          <table:table-cell office:value-type="float" office:value="0.892173493381" calcext:value-type="float">
            <text:p>0.892</text:p>
          </table:table-cell>
          <table:table-cell office:value-type="float" office:value="0.874345027104" calcext:value-type="float">
            <text:p>0.874</text:p>
          </table:table-cell>
          <table:table-cell office:value-type="float" office:value="0.00892773801907" calcext:value-type="float">
            <text:p>0.009</text:p>
          </table:table-cell>
          <table:table-cell office:value-type="float" office:value="0.0296512656937" calcext:value-type="float">
            <text:p>0.030</text:p>
          </table:table-cell>
          <table:table-cell office:value-type="float" office:value="0.896823802459" calcext:value-type="float">
            <text:p>0.897</text:p>
          </table:table-cell>
          <table:table-cell office:value-type="float" office:value="0.897028534952" calcext:value-type="float">
            <text:p>0.897</text:p>
          </table:table-cell>
          <table:table-cell office:value-type="float" office:value="0.896992348214" calcext:value-type="float">
            <text:p>0.897</text:p>
          </table:table-cell>
          <table:table-cell office:value-type="float" office:value="0.000044810183817" calcext:value-type="float">
            <text:p>0.000</text:p>
          </table:table-cell>
          <table:table-cell office:value-type="float" office:value="0.00700394458368" calcext:value-type="float">
            <text:p>0.007</text:p>
          </table:table-cell>
          <table:table-cell office:value-type="float" office:value="0.901733502306" calcext:value-type="float">
            <text:p>0.902</text:p>
          </table:table-cell>
          <table:table-cell office:value-type="float" office:value="0.912153814075" calcext:value-type="float">
            <text:p>0.912</text:p>
          </table:table-cell>
          <table:table-cell office:value-type="float" office:value="0.903996292798" calcext:value-type="float">
            <text:p>0.904</text:p>
          </table:table-cell>
          <table:table-cell office:value-type="float" office:value="0.00153305111094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897001429134" calcext:value-type="float">
            <text:p>0.897</text:p>
          </table:table-cell>
          <table:table-cell office:value-type="float" office:value="0.899800831481" calcext:value-type="float">
            <text:p>0.900</text:p>
          </table:table-cell>
          <table:table-cell office:value-type="float" office:value="0.8981608738" calcext:value-type="float">
            <text:p>0.898</text:p>
          </table:table-cell>
          <table:table-cell office:value-type="float" office:value="0.000687424460203" calcext:value-type="float">
            <text:p>0.001</text:p>
          </table:table-cell>
          <table:table-cell office:value-type="float" office:value="0.00583541899773" calcext:value-type="float">
            <text:p>0.00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05658715727" calcext:value-type="float">
            <text:p>0.806</text:p>
          </table:table-cell>
          <table:table-cell office:value-type="float" office:value="0.815870878352" calcext:value-type="float">
            <text:p>0.816</text:p>
          </table:table-cell>
          <table:table-cell office:value-type="float" office:value="0.812085756136" calcext:value-type="float">
            <text:p>0.812</text:p>
          </table:table-cell>
          <table:table-cell office:value-type="float" office:value="0.00264403210785" calcext:value-type="float">
            <text:p>0.003</text:p>
          </table:table-cell>
          <table:table-cell office:value-type="float" office:value="0.0690007956582" calcext:value-type="float">
            <text:p>0.069</text:p>
          </table:table-cell>
          <table:table-cell office:value-type="float" office:value="0.738471840668" calcext:value-type="float">
            <text:p>0.738</text:p>
          </table:table-cell>
          <table:table-cell office:value-type="float" office:value="0.764879855092" calcext:value-type="float">
            <text:p>0.765</text:p>
          </table:table-cell>
          <table:table-cell office:value-type="float" office:value="0.752216190371" calcext:value-type="float">
            <text:p>0.752</text:p>
          </table:table-cell>
          <table:table-cell office:value-type="float" office:value="0.0065354809159" calcext:value-type="float">
            <text:p>0.007</text:p>
          </table:table-cell>
          <table:table-cell office:value-type="float" office:value="0.128870361423" calcext:value-type="float">
            <text:p>0.129</text:p>
          </table:table-cell>
          <table:table-cell office:value-type="float" office:value="0.803622579554" calcext:value-type="float">
            <text:p>0.804</text:p>
          </table:table-cell>
          <table:table-cell office:value-type="float" office:value="0.807234526037" calcext:value-type="float">
            <text:p>0.807</text:p>
          </table:table-cell>
          <table:table-cell office:value-type="float" office:value="0.80579002821" calcext:value-type="float">
            <text:p>0.806</text:p>
          </table:table-cell>
          <table:table-cell office:value-type="float" office:value="0.000872839923011" calcext:value-type="float">
            <text:p>0.001</text:p>
          </table:table-cell>
          <table:table-cell office:value-type="float" office:value="0.075296523584" calcext:value-type="float">
            <text:p>0.075</text:p>
          </table:table-cell>
          <table:table-cell office:value-type="float" office:value="0.821097569492" calcext:value-type="float">
            <text:p>0.821</text:p>
          </table:table-cell>
          <table:table-cell office:value-type="float" office:value="0.826440216314" calcext:value-type="float">
            <text:p>0.826</text:p>
          </table:table-cell>
          <table:table-cell office:value-type="float" office:value="0.824036450405" calcext:value-type="float">
            <text:p>0.824</text:p>
          </table:table-cell>
          <table:table-cell office:value-type="float" office:value="0.00133903539689" calcext:value-type="float">
            <text:p>0.001</text:p>
          </table:table-cell>
          <table:table-cell office:value-type="float" office:value="0.0570501013888" calcext:value-type="float">
            <text:p>0.057</text:p>
          </table:table-cell>
          <table:table-cell office:value-type="float" office:value="0.869466933177" calcext:value-type="float">
            <text:p>0.869</text:p>
          </table:table-cell>
          <table:table-cell office:value-type="float" office:value="0.890493031999" calcext:value-type="float">
            <text:p>0.890</text:p>
          </table:table-cell>
          <table:table-cell office:value-type="float" office:value="0.881086551794" calcext:value-type="float">
            <text:p>0.881</text:p>
          </table:table-cell>
          <table:table-cell office:value-type="float" office:value="0.00386310762663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55985030314" calcext:value-type="float">
            <text:p>0.856</text:p>
          </table:table-cell>
          <table:table-cell office:value-type="float" office:value="0.875345670199" calcext:value-type="float">
            <text:p>0.875</text:p>
          </table:table-cell>
          <table:table-cell office:value-type="float" office:value="0.86150764812" calcext:value-type="float">
            <text:p>0.862</text:p>
          </table:table-cell>
          <table:table-cell office:value-type="float" office:value="0.0045496174814" calcext:value-type="float">
            <text:p>0.005</text:p>
          </table:table-cell>
          <table:table-cell office:value-type="float" office:value="0.0196272458937" calcext:value-type="float">
            <text:p>0.020</text:p>
          </table:table-cell>
          <table:table-cell office:value-type="float" office:value="0.6597429195" calcext:value-type="float">
            <text:p>0.660</text:p>
          </table:table-cell>
          <table:table-cell office:value-type="float" office:value="0.821529809541" calcext:value-type="float">
            <text:p>0.822</text:p>
          </table:table-cell>
          <table:table-cell office:value-type="float" office:value="0.721122849979" calcext:value-type="float">
            <text:p>0.721</text:p>
          </table:table-cell>
          <table:table-cell office:value-type="float" office:value="0.0273786022753" calcext:value-type="float">
            <text:p>0.027</text:p>
          </table:table-cell>
          <table:table-cell office:value-type="float" office:value="0.160012044035" calcext:value-type="float">
            <text:p>0.160</text:p>
          </table:table-cell>
          <table:table-cell office:value-type="float" office:value="0.736269532842" calcext:value-type="float">
            <text:p>0.736</text:p>
          </table:table-cell>
          <table:table-cell office:value-type="float" office:value="0.746967947871" calcext:value-type="float">
            <text:p>0.747</text:p>
          </table:table-cell>
          <table:table-cell office:value-type="float" office:value="0.740923909671" calcext:value-type="float">
            <text:p>0.741</text:p>
          </table:table-cell>
          <table:table-cell office:value-type="float" office:value="0.00180692885944" calcext:value-type="float">
            <text:p>0.002</text:p>
          </table:table-cell>
          <table:table-cell office:value-type="float" office:value="0.140210984343" calcext:value-type="float">
            <text:p>0.140</text:p>
          </table:table-cell>
          <table:table-cell office:value-type="float" office:value="0.871489415077" calcext:value-type="float">
            <text:p>0.871</text:p>
          </table:table-cell>
          <table:table-cell office:value-type="float" office:value="0.884257729299" calcext:value-type="float">
            <text:p>0.884</text:p>
          </table:table-cell>
          <table:table-cell office:value-type="float" office:value="0.881134894014" calcext:value-type="float">
            <text:p>0.881</text:p>
          </table:table-cell>
          <table:table-cell office:value-type="float" office:value="0.00289752977874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86400963925" calcext:value-type="float">
            <text:p>0.864</text:p>
          </table:table-cell>
          <table:table-cell office:value-type="float" office:value="0.885035406941" calcext:value-type="float">
            <text:p>0.885</text:p>
          </table:table-cell>
          <table:table-cell office:value-type="float" office:value="0.871151857798" calcext:value-type="float">
            <text:p>0.871</text:p>
          </table:table-cell>
          <table:table-cell office:value-type="float" office:value="0.00397528537517" calcext:value-type="float">
            <text:p>0.004</text:p>
          </table:table-cell>
          <table:table-cell office:value-type="float" office:value="0.00998303621576" calcext:value-type="float">
            <text:p>0.01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52709178166" calcext:value-type="float">
            <text:p>0.953</text:p>
          </table:table-cell>
          <table:table-cell office:value-type="float" office:value="0.953120209245" calcext:value-type="float">
            <text:p>0.953</text:p>
          </table:table-cell>
          <table:table-cell office:value-type="float" office:value="0.952791380338" calcext:value-type="float">
            <text:p>0.953</text:p>
          </table:table-cell>
          <table:table-cell office:value-type="float" office:value="0.0000889147963932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52578641829" calcext:value-type="float">
            <text:p>0.953</text:p>
          </table:table-cell>
          <table:table-cell office:value-type="float" office:value="0.795474988605" calcext:value-type="float">
            <text:p>0.795</text:p>
          </table:table-cell>
          <table:table-cell office:value-type="float" office:value="0.312376885468" calcext:value-type="float">
            <text:p>0.312</text:p>
          </table:table-cell>
          <table:table-cell office:value-type="float" office:value="0.157316391733" calcext:value-type="float">
            <text:p>0.157</text:p>
          </table:table-cell>
          <table:table-cell office:value-type="float" office:value="0.952722105788" calcext:value-type="float">
            <text:p>0.953</text:p>
          </table:table-cell>
          <table:table-cell office:value-type="float" office:value="0.95275088509" calcext:value-type="float">
            <text:p>0.953</text:p>
          </table:table-cell>
          <table:table-cell office:value-type="float" office:value="0.952733304237" calcext:value-type="float">
            <text:p>0.953</text:p>
          </table:table-cell>
          <table:table-cell office:value-type="float" office:value="0.00000670807578374" calcext:value-type="float">
            <text:p>0.000</text:p>
          </table:table-cell>
          <table:table-cell office:value-type="float" office:value="0.000058076101034" calcext:value-type="float">
            <text:p>0.000</text:p>
          </table:table-cell>
          <table:table-cell office:value-type="float" office:value="0.939000702062" calcext:value-type="float">
            <text:p>0.939</text:p>
          </table:table-cell>
          <table:table-cell office:value-type="float" office:value="0.942132601736" calcext:value-type="float">
            <text:p>0.942</text:p>
          </table:table-cell>
          <table:table-cell office:value-type="float" office:value="0.940739578734" calcext:value-type="float">
            <text:p>0.941</text:p>
          </table:table-cell>
          <table:table-cell office:value-type="float" office:value="0.000700836079052" calcext:value-type="float">
            <text:p>0.001</text:p>
          </table:table-cell>
          <table:table-cell office:value-type="float" office:value="0.0120518016043" calcext:value-type="float">
            <text:p>0.012</text:p>
          </table:table-cell>
          <table:table-cell office:value-type="float" office:value="0.952697563359" calcext:value-type="float">
            <text:p>0.953</text:p>
          </table:table-cell>
          <table:table-cell office:value-type="float" office:value="0.952718408443" calcext:value-type="float">
            <text:p>0.953</text:p>
          </table:table-cell>
          <table:table-cell office:value-type="float" office:value="0.952704344123" calcext:value-type="float">
            <text:p>0.953</text:p>
          </table:table-cell>
          <table:table-cell office:value-type="float" office:value="0.0000054351722306" calcext:value-type="float">
            <text:p>0.000</text:p>
          </table:table-cell>
          <table:table-cell office:value-type="float" office:value="0.0000870362145428" calcext:value-type="float">
            <text:p>0.000</text:p>
          </table:table-cell>
          <table:table-cell table:number-columns-repeated="50"/>
          <table:table-cell table:style-name="ce28"/>
          <table:table-cell table:number-columns-repeated="3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340378195" calcext:value-type="float">
            <text:p>0.913</text:p>
          </table:table-cell>
          <table:table-cell office:value-type="float" office:value="0.913994589902" calcext:value-type="float">
            <text:p>0.914</text:p>
          </table:table-cell>
          <table:table-cell office:value-type="float" office:value="0.913709939104" calcext:value-type="float">
            <text:p>0.914</text:p>
          </table:table-cell>
          <table:table-cell office:value-type="float" office:value="0.000188563359564" calcext:value-type="float">
            <text:p>0.000</text:p>
          </table:table-cell>
          <table:table-cell office:value-type="float" office:value="0.00151656187439" calcext:value-type="float">
            <text:p>0.002</text:p>
          </table:table-cell>
          <table:table-cell office:value-type="float" office:value="0.855406339216" calcext:value-type="float">
            <text:p>0.855</text:p>
          </table:table-cell>
          <table:table-cell office:value-type="float" office:value="0.893745124185" calcext:value-type="float">
            <text:p>0.894</text:p>
          </table:table-cell>
          <table:table-cell office:value-type="float" office:value="0.879177564697" calcext:value-type="float">
            <text:p>0.879</text:p>
          </table:table-cell>
          <table:table-cell office:value-type="float" office:value="0.0087909165596" calcext:value-type="float">
            <text:p>0.009</text:p>
          </table:table-cell>
          <table:table-cell office:value-type="float" office:value="0.036048936281" calcext:value-type="float">
            <text:p>0.036</text:p>
          </table:table-cell>
          <table:table-cell office:value-type="float" office:value="0.913369529889" calcext:value-type="float">
            <text:p>0.913</text:p>
          </table:table-cell>
          <table:table-cell office:value-type="float" office:value="0.913385826627" calcext:value-type="float">
            <text:p>0.913</text:p>
          </table:table-cell>
          <table:table-cell office:value-type="float" office:value="0.913378380004" calcext:value-type="float">
            <text:p>0.913</text:p>
          </table:table-cell>
          <table:table-cell office:value-type="float" office:value="0.00000337166626896" calcext:value-type="float">
            <text:p>0.000</text:p>
          </table:table-cell>
          <table:table-cell office:value-type="float" office:value="0.00184812097427" calcext:value-type="float">
            <text:p>0.002</text:p>
          </table:table-cell>
          <table:table-cell office:value-type="float" office:value="0.914186759688" calcext:value-type="float">
            <text:p>0.914</text:p>
          </table:table-cell>
          <table:table-cell office:value-type="float" office:value="0.916152214604" calcext:value-type="float">
            <text:p>0.916</text:p>
          </table:table-cell>
          <table:table-cell office:value-type="float" office:value="0.915226500978" calcext:value-type="float">
            <text:p>0.915</text:p>
          </table:table-cell>
          <table:table-cell office:value-type="float" office:value="0.00050317078306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913345474567" calcext:value-type="float">
            <text:p>0.913</text:p>
          </table:table-cell>
          <table:table-cell office:value-type="float" office:value="0.913774125133" calcext:value-type="float">
            <text:p>0.914</text:p>
          </table:table-cell>
          <table:table-cell office:value-type="float" office:value="0.913564651218" calcext:value-type="float">
            <text:p>0.914</text:p>
          </table:table-cell>
          <table:table-cell office:value-type="float" office:value="0.000149242474776" calcext:value-type="float">
            <text:p>0.000</text:p>
          </table:table-cell>
          <table:table-cell office:value-type="float" office:value="0.00166184976061" calcext:value-type="float">
            <text:p>0.0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13441463047" calcext:value-type="float">
            <text:p>0.913</text:p>
          </table:table-cell>
          <table:table-cell office:value-type="float" office:value="0.914291441144" calcext:value-type="float">
            <text:p>0.914</text:p>
          </table:table-cell>
          <table:table-cell office:value-type="float" office:value="0.913750126587" calcext:value-type="float">
            <text:p>0.914</text:p>
          </table:table-cell>
          <table:table-cell office:value-type="float" office:value="0.000258909150389" calcext:value-type="float">
            <text:p>0.000</text:p>
          </table:table-cell>
          <table:table-cell office:value-type="float" office:value="0.0011459636031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891808570176" calcext:value-type="float">
            <text:p>0.892</text:p>
          </table:table-cell>
          <table:table-cell office:value-type="float" office:value="0.394771680036" calcext:value-type="float">
            <text:p>0.395</text:p>
          </table:table-cell>
          <table:table-cell office:value-type="float" office:value="0.431884700296" calcext:value-type="float">
            <text:p>0.432</text:p>
          </table:table-cell>
          <table:table-cell office:value-type="float" office:value="0.520124410154" calcext:value-type="float">
            <text:p>0.520</text:p>
          </table:table-cell>
          <table:table-cell office:value-type="float" office:value="0.91337009678" calcext:value-type="float">
            <text:p>0.913</text:p>
          </table:table-cell>
          <table:table-cell office:value-type="float" office:value="0.913385425673" calcext:value-type="float">
            <text:p>0.913</text:p>
          </table:table-cell>
          <table:table-cell office:value-type="float" office:value="0.91337821877" calcext:value-type="float">
            <text:p>0.913</text:p>
          </table:table-cell>
          <table:table-cell office:value-type="float" office:value="0.00000344120465045" calcext:value-type="float">
            <text:p>0.000</text:p>
          </table:table-cell>
          <table:table-cell office:value-type="float" office:value="0.00151787141963" calcext:value-type="float">
            <text:p>0.002</text:p>
          </table:table-cell>
          <table:table-cell office:value-type="float" office:value="0.913498606296" calcext:value-type="float">
            <text:p>0.913</text:p>
          </table:table-cell>
          <table:table-cell office:value-type="float" office:value="0.916288783229" calcext:value-type="float">
            <text:p>0.916</text:p>
          </table:table-cell>
          <table:table-cell office:value-type="float" office:value="0.91489609019" calcext:value-type="float">
            <text:p>0.915</text:p>
          </table:table-cell>
          <table:table-cell office:value-type="float" office:value="0.0006493495884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913350914642" calcext:value-type="float">
            <text:p>0.913</text:p>
          </table:table-cell>
          <table:table-cell office:value-type="float" office:value="0.913793606723" calcext:value-type="float">
            <text:p>0.914</text:p>
          </table:table-cell>
          <table:table-cell office:value-type="float" office:value="0.9135524927" calcext:value-type="float">
            <text:p>0.914</text:p>
          </table:table-cell>
          <table:table-cell office:value-type="float" office:value="0.000153824700128" calcext:value-type="float">
            <text:p>0.000</text:p>
          </table:table-cell>
          <table:table-cell office:value-type="float" office:value="0.00134359749013" calcext:value-type="float">
            <text:p>0.00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13446879134" calcext:value-type="float">
            <text:p>0.913</text:p>
          </table:table-cell>
          <table:table-cell office:value-type="float" office:value="0.914281794038" calcext:value-type="float">
            <text:p>0.914</text:p>
          </table:table-cell>
          <table:table-cell office:value-type="float" office:value="0.913759016888" calcext:value-type="float">
            <text:p>0.914</text:p>
          </table:table-cell>
          <table:table-cell office:value-type="float" office:value="0.00022826476646" calcext:value-type="float">
            <text:p>0.000</text:p>
          </table:table-cell>
          <table:table-cell office:value-type="float" office:value="0.000495742828681" calcext:value-type="float">
            <text:p>0.000</text:p>
          </table:table-cell>
          <table:table-cell office:value-type="float" office:value="0.151022968905" calcext:value-type="float">
            <text:p>0.151</text:p>
          </table:table-cell>
          <table:table-cell office:value-type="float" office:value="0.89962363978" calcext:value-type="float">
            <text:p>0.900</text:p>
          </table:table-cell>
          <table:table-cell office:value-type="float" office:value="0.730789877712" calcext:value-type="float">
            <text:p>0.731</text:p>
          </table:table-cell>
          <table:table-cell office:value-type="float" office:value="0.269070502481" calcext:value-type="float">
            <text:p>0.269</text:p>
          </table:table-cell>
          <table:table-cell office:value-type="float" office:value="0.183464882005" calcext:value-type="float">
            <text:p>0.183</text:p>
          </table:table-cell>
          <table:table-cell office:value-type="float" office:value="0.913366990883" calcext:value-type="float">
            <text:p>0.913</text:p>
          </table:table-cell>
          <table:table-cell office:value-type="float" office:value="0.913390373705" calcext:value-type="float">
            <text:p>0.913</text:p>
          </table:table-cell>
          <table:table-cell office:value-type="float" office:value="0.91337887655" calcext:value-type="float">
            <text:p>0.913</text:p>
          </table:table-cell>
          <table:table-cell office:value-type="float" office:value="0.00000382298395855" calcext:value-type="float">
            <text:p>0.000</text:p>
          </table:table-cell>
          <table:table-cell office:value-type="float" office:value="0.000875883167021" calcext:value-type="float">
            <text:p>0.001</text:p>
          </table:table-cell>
          <table:table-cell office:value-type="float" office:value="0.151113637087" calcext:value-type="float">
            <text:p>0.151</text:p>
          </table:table-cell>
          <table:table-cell office:value-type="float" office:value="0.915943954868" calcext:value-type="float">
            <text:p>0.916</text:p>
          </table:table-cell>
          <table:table-cell office:value-type="float" office:value="0.849705246197" calcext:value-type="float">
            <text:p>0.850</text:p>
          </table:table-cell>
          <table:table-cell office:value-type="float" office:value="0.213899581475" calcext:value-type="float">
            <text:p>0.214</text:p>
          </table:table-cell>
          <table:table-cell office:value-type="float" office:value="0.0645495135196" calcext:value-type="float">
            <text:p>0.065</text:p>
          </table:table-cell>
          <table:table-cell office:value-type="float" office:value="0.913668933903" calcext:value-type="float">
            <text:p>0.914</text:p>
          </table:table-cell>
          <table:table-cell office:value-type="float" office:value="0.915189076433" calcext:value-type="float">
            <text:p>0.915</text:p>
          </table:table-cell>
          <table:table-cell office:value-type="float" office:value="0.914254759717" calcext:value-type="float">
            <text:p>0.914</text:p>
          </table:table-cell>
          <table:table-cell office:value-type="float" office:value="0.00036690650950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4"/>
          <table:table-cell table:style-name="ce28"/>
          <table:table-cell table:number-columns-repeated="39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799928213" calcext:value-type="float">
            <text:p>0.979</text:p>
          </table:table-cell>
          <table:table-cell office:value-type="float" office:value="0.978808651383" calcext:value-type="float">
            <text:p>0.979</text:p>
          </table:table-cell>
          <table:table-cell office:value-type="float" office:value="0.978801354273" calcext:value-type="float">
            <text:p>0.979</text:p>
          </table:table-cell>
          <table:table-cell office:value-type="float" office:value="0.00000156653892617" calcext:value-type="float">
            <text:p>0.000</text:p>
          </table:table-cell>
          <table:table-cell office:value-type="float" office:value="0.00703665803884" calcext:value-type="float">
            <text:p>0.007</text:p>
          </table:table-cell>
          <table:table-cell office:value-type="float" office:value="0.97650637703" calcext:value-type="float">
            <text:p>0.977</text:p>
          </table:table-cell>
          <table:table-cell office:value-type="float" office:value="0.980732395226" calcext:value-type="float">
            <text:p>0.981</text:p>
          </table:table-cell>
          <table:table-cell office:value-type="float" office:value="0.978645919233" calcext:value-type="float">
            <text:p>0.979</text:p>
          </table:table-cell>
          <table:table-cell office:value-type="float" office:value="0.00102795260914" calcext:value-type="float">
            <text:p>0.001</text:p>
          </table:table-cell>
          <table:table-cell office:value-type="float" office:value="0.00719209307915" calcext:value-type="float">
            <text:p>0.007</text:p>
          </table:table-cell>
          <table:table-cell office:value-type="float" office:value="0.963616576131" calcext:value-type="float">
            <text:p>0.964</text:p>
          </table:table-cell>
          <table:table-cell office:value-type="float" office:value="0.97800245092" calcext:value-type="float">
            <text:p>0.978</text:p>
          </table:table-cell>
          <table:table-cell office:value-type="float" office:value="0.971215873872" calcext:value-type="float">
            <text:p>0.971</text:p>
          </table:table-cell>
          <table:table-cell office:value-type="float" office:value="0.00327108649203" calcext:value-type="float">
            <text:p>0.003</text:p>
          </table:table-cell>
          <table:table-cell office:value-type="float" office:value="0.0146221384392" calcext:value-type="float">
            <text:p>0.015</text:p>
          </table:table-cell>
          <table:table-cell office:value-type="float" office:value="0.985473603941" calcext:value-type="float">
            <text:p>0.985</text:p>
          </table:table-cell>
          <table:table-cell office:value-type="float" office:value="0.986313848672" calcext:value-type="float">
            <text:p>0.986</text:p>
          </table:table-cell>
          <table:table-cell office:value-type="float" office:value="0.985838012312" calcext:value-type="float">
            <text:p>0.986</text:p>
          </table:table-cell>
          <table:table-cell office:value-type="float" office:value="0.0002385612996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78802987395" calcext:value-type="float">
            <text:p>0.979</text:p>
          </table:table-cell>
          <table:table-cell office:value-type="float" office:value="0.978807257813" calcext:value-type="float">
            <text:p>0.979</text:p>
          </table:table-cell>
          <table:table-cell office:value-type="float" office:value="0.978804654728" calcext:value-type="float">
            <text:p>0.979</text:p>
          </table:table-cell>
          <table:table-cell office:value-type="float" office:value="0.00000092316249469" calcext:value-type="float">
            <text:p>0.000</text:p>
          </table:table-cell>
          <table:table-cell office:value-type="float" office:value="0.00703335758403" calcext:value-type="float">
            <text:p>0.007</text:p>
          </table:table-cell>
          <table:table-cell table:number-columns-repeated="32"/>
          <table:table-cell table:style-name="ce28"/>
          <table:table-cell/>
          <table:table-cell table:style-name="ce28"/>
          <table:table-cell table:number-columns-repeated="19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859364280199" calcext:value-type="float">
            <text:p>0.859</text:p>
          </table:table-cell>
          <table:table-cell office:value-type="float" office:value="0.978808582181" calcext:value-type="float">
            <text:p>0.979</text:p>
          </table:table-cell>
          <table:table-cell office:value-type="float" office:value="0.959033224487" calcext:value-type="float">
            <text:p>0.959</text:p>
          </table:table-cell>
          <table:table-cell office:value-type="float" office:value="0.0379144699051" calcext:value-type="float">
            <text:p>0.038</text:p>
          </table:table-cell>
          <table:table-cell office:value-type="float" office:value="0.0197710394201" calcext:value-type="float">
            <text:p>0.020</text:p>
          </table:table-cell>
          <table:table-cell office:value-type="float" office:value="0.0325885574398" calcext:value-type="float">
            <text:p>0.033</text:p>
          </table:table-cell>
          <table:table-cell office:value-type="float" office:value="0.981898511529" calcext:value-type="float">
            <text:p>0.982</text:p>
          </table:table-cell>
          <table:table-cell office:value-type="float" office:value="0.931722525303" calcext:value-type="float">
            <text:p>0.932</text:p>
          </table:table-cell>
          <table:table-cell office:value-type="float" office:value="0.176570671857" calcext:value-type="float">
            <text:p>0.177</text:p>
          </table:table-cell>
          <table:table-cell office:value-type="float" office:value="0.0470817386041" calcext:value-type="float">
            <text:p>0.047</text:p>
          </table:table-cell>
          <table:table-cell office:value-type="float" office:value="0.959263268606" calcext:value-type="float">
            <text:p>0.959</text:p>
          </table:table-cell>
          <table:table-cell office:value-type="float" office:value="0.974431031789" calcext:value-type="float">
            <text:p>0.974</text:p>
          </table:table-cell>
          <table:table-cell office:value-type="float" office:value="0.968402276525" calcext:value-type="float">
            <text:p>0.968</text:p>
          </table:table-cell>
          <table:table-cell office:value-type="float" office:value="0.00336298938858" calcext:value-type="float">
            <text:p>0.003</text:p>
          </table:table-cell>
          <table:table-cell office:value-type="float" office:value="0.0104019873816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985849262801" calcext:value-type="float">
            <text:p>0.986</text:p>
          </table:table-cell>
          <table:table-cell office:value-type="float" office:value="0.550762470915" calcext:value-type="float">
            <text:p>0.551</text:p>
          </table:table-cell>
          <table:table-cell office:value-type="float" office:value="0.354622444666" calcext:value-type="float">
            <text:p>0.355</text:p>
          </table:table-cell>
          <table:table-cell office:value-type="float" office:value="0.428041792992" calcext:value-type="float">
            <text:p>0.428</text:p>
          </table:table-cell>
          <table:table-cell office:value-type="float" office:value="0.978803212171" calcext:value-type="float">
            <text:p>0.979</text:p>
          </table:table-cell>
          <table:table-cell office:value-type="float" office:value="0.978806073215" calcext:value-type="float">
            <text:p>0.979</text:p>
          </table:table-cell>
          <table:table-cell office:value-type="float" office:value="0.978804263907" calcext:value-type="float">
            <text:p>0.979</text:p>
          </table:table-cell>
          <table:table-cell office:value-type="float" office:value="0.00000055729059476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58474637" calcext:value-type="float">
            <text:p>0.922</text:p>
          </table:table-cell>
          <table:table-cell office:value-type="float" office:value="0.921838105025" calcext:value-type="float">
            <text:p>0.922</text:p>
          </table:table-cell>
          <table:table-cell office:value-type="float" office:value="0.921644969706" calcext:value-type="float">
            <text:p>0.922</text:p>
          </table:table-cell>
          <table:table-cell office:value-type="float" office:value="0.0000652257820191" calcext:value-type="float">
            <text:p>0.000</text:p>
          </table:table-cell>
          <table:table-cell office:value-type="float" office:value="0.0177135677272" calcext:value-type="float">
            <text:p>0.018</text:p>
          </table:table-cell>
          <table:table-cell office:value-type="float" office:value="0.761832832826" calcext:value-type="float">
            <text:p>0.762</text:p>
          </table:table-cell>
          <table:table-cell office:value-type="float" office:value="0.945864469541" calcext:value-type="float">
            <text:p>0.946</text:p>
          </table:table-cell>
          <table:table-cell office:value-type="float" office:value="0.926323912544" calcext:value-type="float">
            <text:p>0.926</text:p>
          </table:table-cell>
          <table:table-cell office:value-type="float" office:value="0.0292314465637" calcext:value-type="float">
            <text:p>0.029</text:p>
          </table:table-cell>
          <table:table-cell office:value-type="float" office:value="0.0130346248892" calcext:value-type="float">
            <text:p>0.013</text:p>
          </table:table-cell>
          <table:table-cell office:value-type="float" office:value="0.928400751948" calcext:value-type="float">
            <text:p>0.928</text:p>
          </table:table-cell>
          <table:table-cell office:value-type="float" office:value="0.950320655917" calcext:value-type="float">
            <text:p>0.950</text:p>
          </table:table-cell>
          <table:table-cell office:value-type="float" office:value="0.939358537433" calcext:value-type="float">
            <text:p>0.939</text:p>
          </table:table-cell>
          <table:table-cell office:value-type="float" office:value="0.00563693600942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 office:value-type="float" office:value="0.771051479881" calcext:value-type="float">
            <text:p>0.771</text:p>
          </table:table-cell>
          <table:table-cell office:value-type="float" office:value="0.889085467928" calcext:value-type="float">
            <text:p>0.889</text:p>
          </table:table-cell>
          <table:table-cell office:value-type="float" office:value="0.850300184751" calcext:value-type="float">
            <text:p>0.850</text:p>
          </table:table-cell>
          <table:table-cell office:value-type="float" office:value="0.0190691158828" calcext:value-type="float">
            <text:p>0.019</text:p>
          </table:table-cell>
          <table:table-cell office:value-type="float" office:value="0.0890583526819" calcext:value-type="float">
            <text:p>0.089</text:p>
          </table:table-cell>
          <table:table-cell office:value-type="float" office:value="0.921483857969" calcext:value-type="float">
            <text:p>0.921</text:p>
          </table:table-cell>
          <table:table-cell office:value-type="float" office:value="0.921546445791" calcext:value-type="float">
            <text:p>0.922</text:p>
          </table:table-cell>
          <table:table-cell office:value-type="float" office:value="0.92151414237" calcext:value-type="float">
            <text:p>0.922</text:p>
          </table:table-cell>
          <table:table-cell office:value-type="float" office:value="0.000014718865424" calcext:value-type="float">
            <text:p>0.000</text:p>
          </table:table-cell>
          <table:table-cell office:value-type="float" office:value="0.0178443950633" calcext:value-type="float">
            <text:p>0.01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784852192559" calcext:value-type="float">
            <text:p>0.785</text:p>
          </table:table-cell>
          <table:table-cell office:value-type="float" office:value="0.891248757983" calcext:value-type="float">
            <text:p>0.891</text:p>
          </table:table-cell>
          <table:table-cell office:value-type="float" office:value="0.861855245507" calcext:value-type="float">
            <text:p>0.862</text:p>
          </table:table-cell>
          <table:table-cell office:value-type="float" office:value="0.0320082154496" calcext:value-type="float">
            <text:p>0.032</text:p>
          </table:table-cell>
          <table:table-cell office:value-type="float" office:value="0.0279703530023" calcext:value-type="float">
            <text:p>0.028</text:p>
          </table:table-cell>
          <table:table-cell office:value-type="float" office:value="0.556329448248" calcext:value-type="float">
            <text:p>0.556</text:p>
          </table:table-cell>
          <table:table-cell office:value-type="float" office:value="0.860633061413" calcext:value-type="float">
            <text:p>0.861</text:p>
          </table:table-cell>
          <table:table-cell office:value-type="float" office:value="0.831898408597" calcext:value-type="float">
            <text:p>0.832</text:p>
          </table:table-cell>
          <table:table-cell office:value-type="float" office:value="0.0573504519548" calcext:value-type="float">
            <text:p>0.057</text:p>
          </table:table-cell>
          <table:table-cell office:value-type="float" office:value="0.057927189912" calcext:value-type="float">
            <text:p>0.058</text:p>
          </table:table-cell>
          <table:table-cell office:value-type="float" office:value="0.547566408898" calcext:value-type="float">
            <text:p>0.548</text:p>
          </table:table-cell>
          <table:table-cell office:value-type="float" office:value="0.55327289185" calcext:value-type="float">
            <text:p>0.553</text:p>
          </table:table-cell>
          <table:table-cell office:value-type="float" office:value="0.550004617933" calcext:value-type="float">
            <text:p>0.550</text:p>
          </table:table-cell>
          <table:table-cell office:value-type="float" office:value="0.00129395316165" calcext:value-type="float">
            <text:p>0.001</text:p>
          </table:table-cell>
          <table:table-cell office:value-type="float" office:value="0.339820980576" calcext:value-type="float">
            <text:p>0.340</text:p>
          </table:table-cell>
          <table:table-cell office:value-type="float" office:value="0.873465699793" calcext:value-type="float">
            <text:p>0.873</text:p>
          </table:table-cell>
          <table:table-cell office:value-type="float" office:value="0.902567604246" calcext:value-type="float">
            <text:p>0.903</text:p>
          </table:table-cell>
          <table:table-cell office:value-type="float" office:value="0.885470857819" calcext:value-type="float">
            <text:p>0.885</text:p>
          </table:table-cell>
          <table:table-cell office:value-type="float" office:value="0.00676963818458" calcext:value-type="float">
            <text:p>0.007</text:p>
          </table:table-cell>
          <table:table-cell office:value-type="float" office:value="0.00435474069017" calcext:value-type="float">
            <text:p>0.004</text:p>
          </table:table-cell>
          <table:table-cell office:value-type="float" office:value="0.879539516224" calcext:value-type="float">
            <text:p>0.880</text:p>
          </table:table-cell>
          <table:table-cell office:value-type="float" office:value="0.896573723248" calcext:value-type="float">
            <text:p>0.897</text:p>
          </table:table-cell>
          <table:table-cell office:value-type="float" office:value="0.889825598509" calcext:value-type="float">
            <text:p>0.890</text:p>
          </table:table-cell>
          <table:table-cell office:value-type="float" office:value="0.00412163108193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70353386538" calcext:value-type="float">
            <text:p>0.770</text:p>
          </table:table-cell>
          <table:table-cell office:value-type="float" office:value="0.947184457021" calcext:value-type="float">
            <text:p>0.947</text:p>
          </table:table-cell>
          <table:table-cell office:value-type="float" office:value="0.813056964642" calcext:value-type="float">
            <text:p>0.813</text:p>
          </table:table-cell>
          <table:table-cell office:value-type="float" office:value="0.0713476694226" calcext:value-type="float">
            <text:p>0.071</text:p>
          </table:table-cell>
          <table:table-cell office:value-type="float" office:value="0.137408804517" calcext:value-type="float">
            <text:p>0.137</text:p>
          </table:table-cell>
          <table:table-cell office:value-type="float" office:value="0.76311714782" calcext:value-type="float">
            <text:p>0.763</text:p>
          </table:table-cell>
          <table:table-cell office:value-type="float" office:value="0.93747274819" calcext:value-type="float">
            <text:p>0.937</text:p>
          </table:table-cell>
          <table:table-cell office:value-type="float" office:value="0.879443370532" calcext:value-type="float">
            <text:p>0.879</text:p>
          </table:table-cell>
          <table:table-cell office:value-type="float" office:value="0.0661063037145" calcext:value-type="float">
            <text:p>0.066</text:p>
          </table:table-cell>
          <table:table-cell office:value-type="float" office:value="0.0710223986271" calcext:value-type="float">
            <text:p>0.071</text:p>
          </table:table-cell>
          <table:table-cell office:value-type="float" office:value="0.67840782152" calcext:value-type="float">
            <text:p>0.678</text:p>
          </table:table-cell>
          <table:table-cell office:value-type="float" office:value="0.870607860352" calcext:value-type="float">
            <text:p>0.871</text:p>
          </table:table-cell>
          <table:table-cell office:value-type="float" office:value="0.815014155903" calcext:value-type="float">
            <text:p>0.815</text:p>
          </table:table-cell>
          <table:table-cell office:value-type="float" office:value="0.041354830634" calcext:value-type="float">
            <text:p>0.041</text:p>
          </table:table-cell>
          <table:table-cell office:value-type="float" office:value="0.135451613256" calcext:value-type="float">
            <text:p>0.135</text:p>
          </table:table-cell>
          <table:table-cell office:value-type="float" office:value="0.770547449569" calcext:value-type="float">
            <text:p>0.771</text:p>
          </table:table-cell>
          <table:table-cell office:value-type="float" office:value="0.9530405252" calcext:value-type="float">
            <text:p>0.953</text:p>
          </table:table-cell>
          <table:table-cell office:value-type="float" office:value="0.845812958279" calcext:value-type="float">
            <text:p>0.846</text:p>
          </table:table-cell>
          <table:table-cell office:value-type="float" office:value="0.0800459942662" calcext:value-type="float">
            <text:p>0.080</text:p>
          </table:table-cell>
          <table:table-cell office:value-type="float" office:value="0.10465281088" calcext:value-type="float">
            <text:p>0.105</text:p>
          </table:table-cell>
          <table:table-cell office:value-type="float" office:value="0.947686029096" calcext:value-type="float">
            <text:p>0.948</text:p>
          </table:table-cell>
          <table:table-cell office:value-type="float" office:value="0.953207079402" calcext:value-type="float">
            <text:p>0.953</text:p>
          </table:table-cell>
          <table:table-cell office:value-type="float" office:value="0.950465769159" calcext:value-type="float">
            <text:p>0.950</text:p>
          </table:table-cell>
          <table:table-cell office:value-type="float" office:value="0.0014036007696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151131704141" calcext:value-type="float">
            <text:p>0.151</text:p>
          </table:table-cell>
          <table:table-cell office:value-type="float" office:value="0.681316843037" calcext:value-type="float">
            <text:p>0.681</text:p>
          </table:table-cell>
          <table:table-cell office:value-type="float" office:value="0.434936081092" calcext:value-type="float">
            <text:p>0.435</text:p>
          </table:table-cell>
          <table:table-cell office:value-type="float" office:value="0.147420922332" calcext:value-type="float">
            <text:p>0.147</text:p>
          </table:table-cell>
          <table:table-cell office:value-type="float" office:value="0.311431748539" calcext:value-type="float">
            <text:p>0.311</text:p>
          </table:table-cell>
          <table:table-cell office:value-type="float" office:value="0" calcext:value-type="float">
            <text:p>0.000</text:p>
          </table:table-cell>
          <table:table-cell office:value-type="float" office:value="0.629235747614" calcext:value-type="float">
            <text:p>0.629</text:p>
          </table:table-cell>
          <table:table-cell office:value-type="float" office:value="0.294732979729" calcext:value-type="float">
            <text:p>0.295</text:p>
          </table:table-cell>
          <table:table-cell office:value-type="float" office:value="0.170508723575" calcext:value-type="float">
            <text:p>0.171</text:p>
          </table:table-cell>
          <table:table-cell office:value-type="float" office:value="0.451634849903" calcext:value-type="float">
            <text:p>0.452</text:p>
          </table:table-cell>
          <table:table-cell office:value-type="float" office:value="0.151131704141" calcext:value-type="float">
            <text:p>0.151</text:p>
          </table:table-cell>
          <table:table-cell office:value-type="float" office:value="0.552695757472" calcext:value-type="float">
            <text:p>0.553</text:p>
          </table:table-cell>
          <table:table-cell office:value-type="float" office:value="0.538739635957" calcext:value-type="float">
            <text:p>0.539</text:p>
          </table:table-cell>
          <table:table-cell office:value-type="float" office:value="0.0664819336783" calcext:value-type="float">
            <text:p>0.066</text:p>
          </table:table-cell>
          <table:table-cell office:value-type="float" office:value="0.207628193674" calcext:value-type="float">
            <text:p>0.208</text:p>
          </table:table-cell>
          <table:table-cell office:value-type="float" office:value="0.251421532274" calcext:value-type="float">
            <text:p>0.251</text:p>
          </table:table-cell>
          <table:table-cell office:value-type="float" office:value="0.579078946663" calcext:value-type="float">
            <text:p>0.579</text:p>
          </table:table-cell>
          <table:table-cell office:value-type="float" office:value="0.565971358414" calcext:value-type="float">
            <text:p>0.566</text:p>
          </table:table-cell>
          <table:table-cell office:value-type="float" office:value="0.055691593259" calcext:value-type="float">
            <text:p>0.056</text:p>
          </table:table-cell>
          <table:table-cell office:value-type="float" office:value="0.180396471217" calcext:value-type="float">
            <text:p>0.180</text:p>
          </table:table-cell>
          <table:table-cell office:value-type="float" office:value="0.645354131317" calcext:value-type="float">
            <text:p>0.645</text:p>
          </table:table-cell>
          <table:table-cell office:value-type="float" office:value="0.78900908748" calcext:value-type="float">
            <text:p>0.789</text:p>
          </table:table-cell>
          <table:table-cell office:value-type="float" office:value="0.746367829632" calcext:value-type="float">
            <text:p>0.746</text:p>
          </table:table-cell>
          <table:table-cell office:value-type="float" office:value="0.0415337573779" calcext:value-type="float">
            <text:p>0.042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/>
          <table:table-cell table:formula="of:=AVERAGE([.B30:.B48])" office:value-type="float" office:value="0.847603259015105" calcext:value-type="float">
            <text:p>0.848</text:p>
          </table:table-cell>
          <table:table-cell table:formula="of:=AVERAGE([.C30:.C48])" office:value-type="float" office:value="0.907675122508579" calcext:value-type="float">
            <text:p>0.908</text:p>
          </table:table-cell>
          <table:table-cell table:style-name="ce31" table:formula="of:=AVERAGE([.D30:.D48])" office:value-type="float" office:value="0.880577309131105" calcext:value-type="float">
            <text:p>0.881</text:p>
          </table:table-cell>
          <table:table-cell table:formula="of:=AVERAGE([.E30:.E48])" office:value-type="float" office:value="0.0180004223136706" calcext:value-type="float">
            <text:p>0.018</text:p>
          </table:table-cell>
          <table:table-cell table:formula="of:=AVERAGE([.F30:.F48])" office:value-type="float" office:value="0.0373433917420727" calcext:value-type="float">
            <text:p>0.037</text:p>
          </table:table-cell>
          <table:table-cell table:formula="of:=AVERAGE([.G30:.G48])" office:value-type="float" office:value="0.598009297242621" calcext:value-type="float">
            <text:p>0.598</text:p>
          </table:table-cell>
          <table:table-cell table:formula="of:=AVERAGE([.H30:.H48])" office:value-type="float" office:value="0.891466848999684" calcext:value-type="float">
            <text:p>0.891</text:p>
          </table:table-cell>
          <table:table-cell table:style-name="ce31" table:formula="of:=AVERAGE([.I30:.I48])" office:value-type="float" office:value="0.806029162792105" calcext:value-type="float">
            <text:p>0.806</text:p>
          </table:table-cell>
          <table:table-cell table:formula="of:=AVERAGE([.J30:.J48])" office:value-type="float" office:value="0.0879520234145279" calcext:value-type="float">
            <text:p>0.088</text:p>
          </table:table-cell>
          <table:table-cell table:formula="of:=AVERAGE([.K30:.K48])" office:value-type="float" office:value="0.11189153808115" calcext:value-type="float">
            <text:p>0.112</text:p>
          </table:table-cell>
          <table:table-cell table:formula="of:=AVERAGE([.L30:.L48])" office:value-type="float" office:value="0.821820554320158" calcext:value-type="float">
            <text:p>0.822</text:p>
          </table:table-cell>
          <table:table-cell table:formula="of:=AVERAGE([.M30:.M48])" office:value-type="float" office:value="0.868915025338053" calcext:value-type="float">
            <text:p>0.869</text:p>
          </table:table-cell>
          <table:table-cell table:style-name="ce31" table:formula="of:=AVERAGE([.N30:.N48])" office:value-type="float" office:value="0.861042353253316" calcext:value-type="float">
            <text:p>0.861</text:p>
          </table:table-cell>
          <table:table-cell table:formula="of:=AVERAGE([.O30:.O48])" office:value-type="float" office:value="0.00936018838619051" calcext:value-type="float">
            <text:p>0.009</text:p>
          </table:table-cell>
          <table:table-cell table:formula="of:=AVERAGE([.P30:.P48])" office:value-type="float" office:value="0.0568783476197455" calcext:value-type="float">
            <text:p>0.057</text:p>
          </table:table-cell>
          <table:table-cell table:formula="of:=AVERAGE([.Q30:.Q48])" office:value-type="float" office:value="0.767797086615842" calcext:value-type="float">
            <text:p>0.768</text:p>
          </table:table-cell>
          <table:table-cell table:formula="of:=AVERAGE([.R30:.R48])" office:value-type="float" office:value="0.905638028102684" calcext:value-type="float">
            <text:p>0.906</text:p>
          </table:table-cell>
          <table:table-cell table:style-name="ce31" table:formula="of:=AVERAGE([.S30:.S48])" office:value-type="float" office:value="0.866075167311631" calcext:value-type="float">
            <text:p>0.866</text:p>
          </table:table-cell>
          <table:table-cell table:formula="of:=AVERAGE([.T30:.T48])" office:value-type="float" office:value="0.0408140471667327" calcext:value-type="float">
            <text:p>0.041</text:p>
          </table:table-cell>
          <table:table-cell table:formula="of:=AVERAGE([.U30:.U48])" office:value-type="float" office:value="0.0518455335615511" calcext:value-type="float">
            <text:p>0.052</text:p>
          </table:table-cell>
          <table:table-cell table:formula="of:=AVERAGE([.V30:.V48])" office:value-type="float" office:value="0.900822253663895" calcext:value-type="float">
            <text:p>0.901</text:p>
          </table:table-cell>
          <table:table-cell table:formula="of:=AVERAGE([.W30:.W48])" office:value-type="float" office:value="0.918715273698263" calcext:value-type="float">
            <text:p>0.919</text:p>
          </table:table-cell>
          <table:table-cell table:style-name="ce31" table:formula="of:=AVERAGE([.X30:.X48])" office:value-type="float" office:value="0.911759274244631" calcext:value-type="float">
            <text:p>0.912</text:p>
          </table:table-cell>
          <table:table-cell table:formula="of:=AVERAGE([.Y30:.Y48])" office:value-type="float" office:value="0.00442647822099316" calcext:value-type="float">
            <text:p>0.004</text:p>
          </table:table-cell>
          <table:table-cell table:formula="of:=AVERAGE([.Z30:.Z48])" office:value-type="float" office:value="0.00616142662849273" calcext:value-type="float">
            <text:p>0.006</text:p>
          </table:table-cell>
          <table:table-cell table:number-columns-repeated="54"/>
        </table:table-row>
        <table:table-row table:style-name="ro1" table:number-rows-repeated="3">
          <table:table-cell table:style-name="Default" table:number-columns-repeated="26"/>
          <table:table-cell table:number-columns-repeated="54"/>
        </table:table-row>
        <table:table-row table:style-name="ro1">
          <table:table-cell table:style-name="Default"/>
          <table:table-cell table:style-name="ce34"/>
          <table:table-cell table:style-name="ce29" office:value-type="string" calcext:value-type="string">
            <text:p>2 obejtivos</text:p>
          </table:table-cell>
          <table:table-cell table:style-name="ce29" office:value-type="string" calcext:value-type="string">
            <text:p>3 objetivos</text:p>
          </table:table-cell>
          <table:table-cell table:style-name="Default" table:number-columns-repeated="22"/>
          <table:table-cell table:number-columns-repeated="54"/>
        </table:table-row>
        <table:table-row table:style-name="ro1">
          <table:table-cell table:style-name="Default"/>
          <table:table-cell table:style-name="ce29" office:value-type="string" calcext:value-type="string">
            <text:p>MOEA/D</text:p>
          </table:table-cell>
          <table:table-cell table:style-name="ce34" office:value-type="float" office:value="0.931116170399609" calcext:value-type="float">
            <text:p>0.931116170399609</text:p>
          </table:table-cell>
          <table:table-cell table:style-name="ce34" office:value-type="float" office:value="0.880577309131105" calcext:value-type="float">
            <text:p>0.880577309131105</text:p>
          </table:table-cell>
          <table:table-cell table:style-name="Default" table:number-columns-repeated="22"/>
          <table:table-cell table:number-columns-repeated="54"/>
        </table:table-row>
        <table:table-row table:style-name="ro1">
          <table:table-cell table:style-name="Default"/>
          <table:table-cell table:style-name="ce29" office:value-type="string" calcext:value-type="string">
            <text:p>NSGA-II</text:p>
          </table:table-cell>
          <table:table-cell table:style-name="ce34" office:value-type="float" office:value="0.926978682442478" calcext:value-type="float">
            <text:p>0.926978682442478</text:p>
          </table:table-cell>
          <table:table-cell table:style-name="ce34" office:value-type="float" office:value="0.806029162792105" calcext:value-type="float">
            <text:p>0.806029162792105</text:p>
          </table:table-cell>
          <table:table-cell table:style-name="Default" table:number-columns-repeated="22"/>
          <table:table-cell table:number-columns-repeated="54"/>
        </table:table-row>
        <table:table-row table:style-name="ro1">
          <table:table-cell table:style-name="Default"/>
          <table:table-cell table:style-name="ce29" office:value-type="string" calcext:value-type="string">
            <text:p>NSGA-III</text:p>
          </table:table-cell>
          <table:table-cell table:style-name="ce34" office:value-type="float" office:value="0.905464877244087" calcext:value-type="float">
            <text:p>0.905464877244087</text:p>
          </table:table-cell>
          <table:table-cell table:style-name="ce34" office:value-type="float" office:value="0.861042353253316" calcext:value-type="float">
            <text:p>0.861042353253316</text:p>
          </table:table-cell>
          <table:table-cell table:style-name="Default" table:number-columns-repeated="22"/>
          <table:table-cell table:number-columns-repeated="54"/>
        </table:table-row>
        <table:table-row table:style-name="ro1">
          <table:table-cell table:style-name="Default"/>
          <table:table-cell table:style-name="ce29" office:value-type="string" calcext:value-type="string">
            <text:p>R2-EMOA</text:p>
          </table:table-cell>
          <table:table-cell table:style-name="ce34" office:value-type="float" office:value="0.897370577272913" calcext:value-type="float">
            <text:p>0.897370577272913</text:p>
          </table:table-cell>
          <table:table-cell table:style-name="ce34" office:value-type="float" office:value="0.866075167311631" calcext:value-type="float">
            <text:p>0.866075167311631</text:p>
          </table:table-cell>
          <table:table-cell table:style-name="Default" table:number-columns-repeated="22"/>
          <table:table-cell table:number-columns-repeated="54"/>
        </table:table-row>
        <table:table-row table:style-name="ro1">
          <table:table-cell table:style-name="Default"/>
          <table:table-cell table:style-name="ce29" office:value-type="string" calcext:value-type="string">
            <text:p>VSD-MOEA/D</text:p>
          </table:table-cell>
          <table:table-cell table:style-name="ce29" office:value-type="float" office:value="0.973288149174826" calcext:value-type="float">
            <text:p>0.973288149174826</text:p>
          </table:table-cell>
          <table:table-cell table:style-name="ce29" office:value-type="float" office:value="0.911759274244631" calcext:value-type="float">
            <text:p>0.911759274244631</text:p>
          </table:table-cell>
          <table:table-cell table:style-name="Default" table:number-columns-repeated="22"/>
          <table:table-cell table:number-columns-repeated="54"/>
        </table:table-row>
      </table:table>
      <table:table table:name="Escalabilidad" table:style-name="ta1">
        <office:forms form:automatic-focus="false" form:apply-design-mode="false"/>
        <table:shapes>
          <draw:frame draw:z-index="0" draw:style-name="gr1" draw:text-style-name="P1" svg:width="453.51pt" svg:height="255.09pt" svg:x="489.77pt" svg:y="219.8pt">
            <draw:object draw:notify-on-update-of-ranges="Escalabilidad.I4:Escalabilidad.I7 Escalabilidad.J3:Escalabilidad.J3 Escalabilidad.J4:Escalabilidad.J7 Escalabilidad.K3:Escalabilidad.K3 Escalabilidad.K4:Escalabilidad.K7 Escalabilidad.L3:Escalabilidad.L3 Escalabilidad.L4:Escalabilidad.L7 Escalabilidad.M3:Escalabilidad.M3 Escalabilidad.M4:Escalabilidad.M7 Escalabilidad.N3:Escalabilidad.N3 Escalabilidad.N4:Escalabilidad.N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97.96pt" svg:y="225.3pt">
            <draw:object draw:notify-on-update-of-ranges="Escalabilidad.I13:Escalabilidad.I16 Escalabilidad.J12:Escalabilidad.J12 Escalabilidad.J13:Escalabilidad.J16 Escalabilidad.K12:Escalabilidad.K12 Escalabilidad.K13:Escalabilidad.K16 Escalabilidad.L12:Escalabilidad.L12 Escalabilidad.L13:Escalabilidad.L16 Escalabilidad.M12:Escalabilidad.M12 Escalabilidad.M13:Escalabilidad.M16 Escalabilidad.N12:Escalabilidad.N12 Escalabilidad.N13:Escalabilidad.N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5" table:default-cell-style-name="ce24"/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0.991480701156" calcext:value-type="float">
            <text:p>0.9915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992916377702" calcext:value-type="float">
            <text:p>0.992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9444709591" calcext:value-type="float">
            <text:p>0.9894</text:p>
          </table:table-cell>
          <table:table-cell office:value-type="float" office:value="0.984221491938" calcext:value-type="float">
            <text:p>0.9842</text:p>
          </table:table-cell>
          <table:table-cell office:value-type="float" office:value="0.989490545551" calcext:value-type="float">
            <text:p>0.9895</text:p>
          </table:table-cell>
          <table:table-cell office:value-type="float" office:value="0.991525806554" calcext:value-type="float">
            <text:p>0.9915</text:p>
          </table:table-cell>
          <table:table-cell office:value-type="float" office:value="0.98946171642" calcext:value-type="float">
            <text:p>0.9895</text:p>
          </table:table-cell>
          <table:table-cell/>
          <table:table-cell table:style-name="ce34"/>
          <table:table-cell table:style-name="ce26" office:value-type="string" calcext:value-type="string">
            <text:p>MOEA/D</text:p>
          </table:table-cell>
          <table:table-cell table:style-name="ce26" office:value-type="string" calcext:value-type="string">
            <text:p>NSGA-II</text:p>
          </table:table-cell>
          <table:table-cell table:style-name="ce26" office:value-type="string" calcext:value-type="string">
            <text:p>NSGA-III</text:p>
          </table:table-cell>
          <table:table-cell table:style-name="ce26" office:value-type="string" calcext:value-type="string">
            <text:p>R2-EMOA</text:p>
          </table:table-cell>
          <table:table-cell table:style-name="ce26" office:value-type="string" calcext:value-type="string">
            <text:p>VSD-MOEA/D</text:p>
          </table:table-cell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0.989231691407" calcext:value-type="float">
            <text:p>0.9892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989459038964" calcext:value-type="float">
            <text:p>0.9895</text:p>
          </table:table-cell>
          <table:table-cell/>
          <table:table-cell table:style-name="ce34" office:value-type="float" office:value="50" calcext:value-type="float">
            <text:p>50</text:p>
          </table:table-cell>
          <table:table-cell table:style-name="ce26" office:value-type="float" office:value="0.878105088231865" calcext:value-type="float">
            <text:p>0.8781</text:p>
          </table:table-cell>
          <table:table-cell table:style-name="ce26" office:value-type="float" office:value="0.796161002705522" calcext:value-type="float">
            <text:p>0.7962</text:p>
          </table:table-cell>
          <table:table-cell table:style-name="ce26" office:value-type="float" office:value="0.809365840437783" calcext:value-type="float">
            <text:p>0.8094</text:p>
          </table:table-cell>
          <table:table-cell table:style-name="ce26" office:value-type="float" office:value="0.752735675074284" calcext:value-type="float">
            <text:p>0.7527</text:p>
          </table:table-cell>
          <table:table-cell table:style-name="ce26" office:value-type="float" office:value="0.947682864189174" calcext:value-type="float">
            <text:p>0.9477</text:p>
          </table:table-cell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9435681598" calcext:value-type="float">
            <text:p>0.9894</text:p>
          </table:table-cell>
          <table:table-cell office:value-type="float" office:value="0.92181280081" calcext:value-type="float">
            <text:p>0.9218</text:p>
          </table:table-cell>
          <table:table-cell office:value-type="float" office:value="0.989490546866" calcext:value-type="float">
            <text:p>0.9895</text:p>
          </table:table-cell>
          <table:table-cell office:value-type="float" office:value="0.740407482198" calcext:value-type="float">
            <text:p>0.7404</text:p>
          </table:table-cell>
          <table:table-cell office:value-type="float" office:value="0.989448054928" calcext:value-type="float">
            <text:p>0.9894</text:p>
          </table:table-cell>
          <table:table-cell/>
          <table:table-cell table:style-name="ce34" office:value-type="float" office:value="100" calcext:value-type="float">
            <text:p>100</text:p>
          </table:table-cell>
          <table:table-cell table:style-name="ce26" office:value-type="float" office:value="0.74352899913706" calcext:value-type="float">
            <text:p>0.7435</text:p>
          </table:table-cell>
          <table:table-cell table:style-name="ce26" office:value-type="float" office:value="0.74557823474127" calcext:value-type="float">
            <text:p>0.7456</text:p>
          </table:table-cell>
          <table:table-cell table:style-name="ce26" office:value-type="float" office:value="0.783466585030957" calcext:value-type="float">
            <text:p>0.7835</text:p>
          </table:table-cell>
          <table:table-cell table:style-name="ce26" office:value-type="float" office:value="0.698708585627954" calcext:value-type="float">
            <text:p>0.6987</text:p>
          </table:table-cell>
          <table:table-cell table:style-name="ce26" office:value-type="float" office:value="0.904426244910043" calcext:value-type="float">
            <text:p>0.9044</text:p>
          </table:table-cell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9444709591" calcext:value-type="float">
            <text:p>0.9894</text:p>
          </table:table-cell>
          <table:table-cell office:value-type="float" office:value="0.984221491938" calcext:value-type="float">
            <text:p>0.9842</text:p>
          </table:table-cell>
          <table:table-cell office:value-type="float" office:value="0.989490545551" calcext:value-type="float">
            <text:p>0.9895</text:p>
          </table:table-cell>
          <table:table-cell office:value-type="float" office:value="0.991525806554" calcext:value-type="float">
            <text:p>0.9915</text:p>
          </table:table-cell>
          <table:table-cell office:value-type="float" office:value="0.98946171642" calcext:value-type="float">
            <text:p>0.9895</text:p>
          </table:table-cell>
          <table:table-cell/>
          <table:table-cell table:style-name="ce34" office:value-type="float" office:value="250" calcext:value-type="float">
            <text:p>250</text:p>
          </table:table-cell>
          <table:table-cell table:style-name="ce26" office:value-type="float" office:value="0.694788723867522" calcext:value-type="float">
            <text:p>0.6948</text:p>
          </table:table-cell>
          <table:table-cell table:style-name="ce26" office:value-type="float" office:value="0.660281034617331" calcext:value-type="float">
            <text:p>0.6603</text:p>
          </table:table-cell>
          <table:table-cell table:style-name="ce26" office:value-type="float" office:value="0.742205579853956" calcext:value-type="float">
            <text:p>0.7422</text:p>
          </table:table-cell>
          <table:table-cell table:style-name="ce26" office:value-type="float" office:value="0.670775186835949" calcext:value-type="float">
            <text:p>0.6708</text:p>
          </table:table-cell>
          <table:table-cell table:style-name="ce26" office:value-type="float" office:value="0.769370697111348" calcext:value-type="float">
            <text:p>0.7694</text:p>
          </table:table-cell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0.779463088595" calcext:value-type="float">
            <text:p>0.7795</text:p>
          </table:table-cell>
          <table:table-cell office:value-type="float" office:value="0.987727108544" calcext:value-type="float">
            <text:p>0.9877</text:p>
          </table:table-cell>
          <table:table-cell office:value-type="float" office:value="0.989490544055" calcext:value-type="float">
            <text:p>0.9895</text:p>
          </table:table-cell>
          <table:table-cell office:value-type="float" office:value="0.00192549452353" calcext:value-type="float">
            <text:p>0.0019</text:p>
          </table:table-cell>
          <table:table-cell office:value-type="float" office:value="0.989450652504" calcext:value-type="float">
            <text:p>0.9895</text:p>
          </table:table-cell>
          <table:table-cell/>
          <table:table-cell table:style-name="ce34" office:value-type="float" office:value="500" calcext:value-type="float">
            <text:p>500</text:p>
          </table:table-cell>
          <table:table-cell table:style-name="ce26" office:value-type="float" office:value="0.659502082079043" calcext:value-type="float">
            <text:p>0.6595</text:p>
          </table:table-cell>
          <table:table-cell table:style-name="ce26" office:value-type="float" office:value="0.625300070508435" calcext:value-type="float">
            <text:p>0.6253</text:p>
          </table:table-cell>
          <table:table-cell table:style-name="ce26" office:value-type="float" office:value="0.6908589228" calcext:value-type="float">
            <text:p>0.6909</text:p>
          </table:table-cell>
          <table:table-cell table:style-name="ce26" office:value-type="float" office:value="0.642690061260348" calcext:value-type="float">
            <text:p>0.6427</text:p>
          </table:table-cell>
          <table:table-cell table:style-name="ce26" office:value-type="float" office:value="0.723536615534765" calcext:value-type="float">
            <text:p>0.7235</text:p>
          </table:table-cell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5868566953" calcext:value-type="float">
            <text:p>0.9959</text:p>
          </table:table-cell>
          <table:table-cell office:value-type="float" office:value="0.996741599305" calcext:value-type="float">
            <text:p>0.9967</text:p>
          </table:table-cell>
          <table:table-cell office:value-type="float" office:value="0.995967312894" calcext:value-type="float">
            <text:p>0.9960</text:p>
          </table:table-cell>
          <table:table-cell office:value-type="float" office:value="0.997184860197" calcext:value-type="float">
            <text:p>0.9972</text:p>
          </table:table-cell>
          <table:table-cell office:value-type="float" office:value="0.995801706551" calcext:value-type="float">
            <text:p>0.99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967885561515" calcext:value-type="float">
            <text:p>0.9679</text:p>
          </table:table-cell>
          <table:table-cell office:value-type="float" office:value="0.956381992722" calcext:value-type="float">
            <text:p>0.9564</text:p>
          </table:table-cell>
          <table:table-cell office:value-type="float" office:value="0.926008641908" calcext:value-type="float">
            <text:p>0.9260</text:p>
          </table:table-cell>
          <table:table-cell office:value-type="float" office:value="0.923899989163" calcext:value-type="float">
            <text:p>0.9239</text:p>
          </table:table-cell>
          <table:table-cell office:value-type="float" office:value="0.988320537426" calcext:value-type="float">
            <text:p>0.988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76404153952" calcext:value-type="float">
            <text:p>0.9764</text:p>
          </table:table-cell>
          <table:table-cell office:value-type="float" office:value="0.966599943852" calcext:value-type="float">
            <text:p>0.9666</text:p>
          </table:table-cell>
          <table:table-cell office:value-type="float" office:value="0.968094797266" calcext:value-type="float">
            <text:p>0.9681</text:p>
          </table:table-cell>
          <table:table-cell office:value-type="float" office:value="0.972738214611" calcext:value-type="float">
            <text:p>0.9727</text:p>
          </table:table-cell>
          <table:table-cell office:value-type="float" office:value="0.986026942332" calcext:value-type="float">
            <text:p>0.986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68854602983" calcext:value-type="float">
            <text:p>0.9689</text:p>
          </table:table-cell>
          <table:table-cell office:value-type="float" office:value="0.93053666511" calcext:value-type="float">
            <text:p>0.9305</text:p>
          </table:table-cell>
          <table:table-cell office:value-type="float" office:value="0.868834273709" calcext:value-type="float">
            <text:p>0.8688</text:p>
          </table:table-cell>
          <table:table-cell office:value-type="float" office:value="0.932211283799" calcext:value-type="float">
            <text:p>0.9322</text:p>
          </table:table-cell>
          <table:table-cell office:value-type="float" office:value="0.828731184795" calcext:value-type="float">
            <text:p>0.828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841480162413" calcext:value-type="float">
            <text:p>0.8415</text:p>
          </table:table-cell>
          <table:table-cell office:value-type="float" office:value="0.812449197618" calcext:value-type="float">
            <text:p>0.8124</text:p>
          </table:table-cell>
          <table:table-cell office:value-type="float" office:value="0.87709709007" calcext:value-type="float">
            <text:p>0.8771</text:p>
          </table:table-cell>
          <table:table-cell office:value-type="float" office:value="0.824316116957" calcext:value-type="float">
            <text:p>0.8243</text:p>
          </table:table-cell>
          <table:table-cell office:value-type="float" office:value="0.94447030371" calcext:value-type="float">
            <text:p>0.9445</text:p>
          </table:table-cell>
          <table:table-cell/>
          <table:table-cell table:style-name="ce34"/>
          <table:table-cell table:style-name="ce26" office:value-type="string" calcext:value-type="string">
            <text:p>MOEA/D</text:p>
          </table:table-cell>
          <table:table-cell table:style-name="ce26" office:value-type="string" calcext:value-type="string">
            <text:p>NSGA-II</text:p>
          </table:table-cell>
          <table:table-cell table:style-name="ce26" office:value-type="string" calcext:value-type="string">
            <text:p>NSGA-III</text:p>
          </table:table-cell>
          <table:table-cell table:style-name="ce26" office:value-type="string" calcext:value-type="string">
            <text:p>R2-EMOA</text:p>
          </table:table-cell>
          <table:table-cell table:style-name="ce26" office:value-type="string" calcext:value-type="string">
            <text:p>VSD-MOEA/D</text:p>
          </table:table-cell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.0800567253389" calcext:value-type="float">
            <text:p>0.0801</text:p>
          </table:table-cell>
          <table:table-cell office:value-type="float" office:value="0.46809333808" calcext:value-type="float">
            <text:p>0.4681</text:p>
          </table:table-cell>
          <table:table-cell office:value-type="float" office:value="0.324780488652" calcext:value-type="float">
            <text:p>0.3248</text:p>
          </table:table-cell>
          <table:table-cell office:value-type="float" office:value="0.518486256927" calcext:value-type="float">
            <text:p>0.5185</text:p>
          </table:table-cell>
          <table:table-cell office:value-type="float" office:value="0.909471582831" calcext:value-type="float">
            <text:p>0.9095</text:p>
          </table:table-cell>
          <table:table-cell/>
          <table:table-cell table:style-name="ce34" office:value-type="float" office:value="50" calcext:value-type="float">
            <text:p>50</text:p>
          </table:table-cell>
          <table:table-cell table:style-name="ce26" office:value-type="float" office:value="0.821943314746579" calcext:value-type="float">
            <text:p>0.8219</text:p>
          </table:table-cell>
          <table:table-cell table:style-name="ce26" office:value-type="float" office:value="0.690965521170826" calcext:value-type="float">
            <text:p>0.6910</text:p>
          </table:table-cell>
          <table:table-cell table:style-name="ce26" office:value-type="float" office:value="0.709967715621421" calcext:value-type="float">
            <text:p>0.7100</text:p>
          </table:table-cell>
          <table:table-cell table:style-name="ce26" office:value-type="float" office:value="0.702454201074526" calcext:value-type="float">
            <text:p>0.7025</text:p>
          </table:table-cell>
          <table:table-cell table:style-name="ce26" office:value-type="float" office:value="0.882802910047053" calcext:value-type="float">
            <text:p>0.8828</text:p>
          </table:table-cell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612355259133" calcext:value-type="float">
            <text:p>0.6124</text:p>
          </table:table-cell>
          <table:table-cell office:value-type="float" office:value="0.67323684992" calcext:value-type="float">
            <text:p>0.6732</text:p>
          </table:table-cell>
          <table:table-cell office:value-type="float" office:value="0.461551262882" calcext:value-type="float">
            <text:p>0.4616</text:p>
          </table:table-cell>
          <table:table-cell office:value-type="float" office:value="0.682583741307" calcext:value-type="float">
            <text:p>0.6826</text:p>
          </table:table-cell>
          <table:table-cell office:value-type="float" office:value="0.910205632468" calcext:value-type="float">
            <text:p>0.9102</text:p>
          </table:table-cell>
          <table:table-cell/>
          <table:table-cell table:style-name="ce34" office:value-type="float" office:value="100" calcext:value-type="float">
            <text:p>100</text:p>
          </table:table-cell>
          <table:table-cell table:style-name="ce26" office:value-type="float" office:value="0.68131214335879" calcext:value-type="float">
            <text:p>0.6813</text:p>
          </table:table-cell>
          <table:table-cell table:style-name="ce26" office:value-type="float" office:value="0.662159023649105" calcext:value-type="float">
            <text:p>0.6622</text:p>
          </table:table-cell>
          <table:table-cell table:style-name="ce26" office:value-type="float" office:value="0.639120470127842" calcext:value-type="float">
            <text:p>0.6391</text:p>
          </table:table-cell>
          <table:table-cell table:style-name="ce26" office:value-type="float" office:value="0.615487952116632" calcext:value-type="float">
            <text:p>0.6155</text:p>
          </table:table-cell>
          <table:table-cell table:style-name="ce26" office:value-type="float" office:value="0.822249361434579" calcext:value-type="float">
            <text:p>0.8222</text:p>
          </table:table-cell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97211414993" calcext:value-type="float">
            <text:p>0.9721</text:p>
          </table:table-cell>
          <table:table-cell office:value-type="float" office:value="0.85283704201" calcext:value-type="float">
            <text:p>0.8528</text:p>
          </table:table-cell>
          <table:table-cell office:value-type="float" office:value="0.937065500375" calcext:value-type="float">
            <text:p>0.9371</text:p>
          </table:table-cell>
          <table:table-cell office:value-type="float" office:value="0.895530196104" calcext:value-type="float">
            <text:p>0.8955</text:p>
          </table:table-cell>
          <table:table-cell office:value-type="float" office:value="0.985541712108" calcext:value-type="float">
            <text:p>0.9855</text:p>
          </table:table-cell>
          <table:table-cell/>
          <table:table-cell table:style-name="ce34" office:value-type="float" office:value="250" calcext:value-type="float">
            <text:p>250</text:p>
          </table:table-cell>
          <table:table-cell table:style-name="ce26" office:value-type="float" office:value="0.588976848068" calcext:value-type="float">
            <text:p>0.5890</text:p>
          </table:table-cell>
          <table:table-cell table:style-name="ce26" office:value-type="float" office:value="0.625835275445158" calcext:value-type="float">
            <text:p>0.6258</text:p>
          </table:table-cell>
          <table:table-cell table:style-name="ce26" office:value-type="float" office:value="0.513500646197421" calcext:value-type="float">
            <text:p>0.5135</text:p>
          </table:table-cell>
          <table:table-cell table:style-name="ce26" office:value-type="float" office:value="0.512051642761211" calcext:value-type="float">
            <text:p>0.5121</text:p>
          </table:table-cell>
          <table:table-cell table:style-name="ce26" office:value-type="float" office:value="0.635571254526621" calcext:value-type="float">
            <text:p>0.6356</text:p>
          </table:table-cell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.566005445268" calcext:value-type="float">
            <text:p>0.5660</text:p>
          </table:table-cell>
          <table:table-cell office:value-type="float" office:value="0.482497045101" calcext:value-type="float">
            <text:p>0.4825</text:p>
          </table:table-cell>
          <table:table-cell office:value-type="float" office:value="0.875419499861" calcext:value-type="float">
            <text:p>0.8754</text:p>
          </table:table-cell>
          <table:table-cell office:value-type="float" office:value="0.458850248825" calcext:value-type="float">
            <text:p>0.4589</text:p>
          </table:table-cell>
          <table:table-cell office:value-type="float" office:value="0.768654868856" calcext:value-type="float">
            <text:p>0.7687</text:p>
          </table:table-cell>
          <table:table-cell/>
          <table:table-cell table:style-name="ce34" office:value-type="float" office:value="500" calcext:value-type="float">
            <text:p>500</text:p>
          </table:table-cell>
          <table:table-cell table:style-name="ce26" office:value-type="float" office:value="0.524414219286568" calcext:value-type="float">
            <text:p>0.5244</text:p>
          </table:table-cell>
          <table:table-cell table:style-name="ce26" office:value-type="float" office:value="0.546945902069469" calcext:value-type="float">
            <text:p>0.5469</text:p>
          </table:table-cell>
          <table:table-cell table:style-name="ce26" office:value-type="float" office:value="0.392461530362684" calcext:value-type="float">
            <text:p>0.3925</text:p>
          </table:table-cell>
          <table:table-cell table:style-name="ce26" office:value-type="float" office:value="0.435965622883502" calcext:value-type="float">
            <text:p>0.4360</text:p>
          </table:table-cell>
          <table:table-cell table:style-name="ce26" office:value-type="float" office:value="0.586741189998895" calcext:value-type="float">
            <text:p>0.5867</text:p>
          </table:table-cell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964431919379" calcext:value-type="float">
            <text:p>0.9644</text:p>
          </table:table-cell>
          <table:table-cell office:value-type="float" office:value="0.963639266634" calcext:value-type="float">
            <text:p>0.9636</text:p>
          </table:table-cell>
          <table:table-cell office:value-type="float" office:value="0.995543643388" calcext:value-type="float">
            <text:p>0.9955</text:p>
          </table:table-cell>
          <table:table-cell office:value-type="float" office:value="0.966206897329" calcext:value-type="float">
            <text:p>0.9662</text:p>
          </table:table-cell>
          <table:table-cell office:value-type="float" office:value="0.961029126339" calcext:value-type="float">
            <text:p>0.96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88715394037" calcext:value-type="float">
            <text:p>0.9887</text:p>
          </table:table-cell>
          <table:table-cell office:value-type="float" office:value="0.971460708067" calcext:value-type="float">
            <text:p>0.9715</text:p>
          </table:table-cell>
          <table:table-cell office:value-type="float" office:value="0.991637852849" calcext:value-type="float">
            <text:p>0.9916</text:p>
          </table:table-cell>
          <table:table-cell office:value-type="float" office:value="0.990196524998" calcext:value-type="float">
            <text:p>0.9902</text:p>
          </table:table-cell>
          <table:table-cell office:value-type="float" office:value="0.990961660871" calcext:value-type="float">
            <text:p>0.99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98008674993" calcext:value-type="float">
            <text:p>0.9801</text:p>
          </table:table-cell>
          <table:table-cell office:value-type="float" office:value="0.913678843723" calcext:value-type="float">
            <text:p>0.9137</text:p>
          </table:table-cell>
          <table:table-cell office:value-type="float" office:value="0.916218403003" calcext:value-type="float">
            <text:p>0.9162</text:p>
          </table:table-cell>
          <table:table-cell office:value-type="float" office:value="0.874391812775" calcext:value-type="float">
            <text:p>0.8744</text:p>
          </table:table-cell>
          <table:table-cell office:value-type="float" office:value="0.98763390535" calcext:value-type="float">
            <text:p>0.987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75362574534" calcext:value-type="float">
            <text:p>0.8754</text:p>
          </table:table-cell>
          <table:table-cell office:value-type="float" office:value="0.863896891825" calcext:value-type="float">
            <text:p>0.8639</text:p>
          </table:table-cell>
          <table:table-cell office:value-type="float" office:value="0.875423445858" calcext:value-type="float">
            <text:p>0.8754</text:p>
          </table:table-cell>
          <table:table-cell office:value-type="float" office:value="0.87067890362" calcext:value-type="float">
            <text:p>0.8707</text:p>
          </table:table-cell>
          <table:table-cell office:value-type="float" office:value="0.880174554944" calcext:value-type="float">
            <text:p>0.880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945431306227" calcext:value-type="float">
            <text:p>0.9454</text:p>
          </table:table-cell>
          <table:table-cell office:value-type="float" office:value="0.952387915846" calcext:value-type="float">
            <text:p>0.9524</text:p>
          </table:table-cell>
          <table:table-cell office:value-type="float" office:value="0.972454351099" calcext:value-type="float">
            <text:p>0.9725</text:p>
          </table:table-cell>
          <table:table-cell office:value-type="float" office:value="0.973476056752" calcext:value-type="float">
            <text:p>0.9735</text:p>
          </table:table-cell>
          <table:table-cell office:value-type="float" office:value="0.940350868435" calcext:value-type="float">
            <text:p>0.940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87234783034" calcext:value-type="float">
            <text:p>0.9872</text:p>
          </table:table-cell>
          <table:table-cell office:value-type="float" office:value="0.971446544519" calcext:value-type="float">
            <text:p>0.9714</text:p>
          </table:table-cell>
          <table:table-cell office:value-type="float" office:value="0.98800853132" calcext:value-type="float">
            <text:p>0.9880</text:p>
          </table:table-cell>
          <table:table-cell office:value-type="float" office:value="0.981651941647" calcext:value-type="float">
            <text:p>0.9817</text:p>
          </table:table-cell>
          <table:table-cell office:value-type="float" office:value="0.987906847525" calcext:value-type="float">
            <text:p>0.987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817563763163" calcext:value-type="float">
            <text:p>0.8176</text:p>
          </table:table-cell>
          <table:table-cell office:value-type="float" office:value="0.779972483548" calcext:value-type="float">
            <text:p>0.7800</text:p>
          </table:table-cell>
          <table:table-cell office:value-type="float" office:value="0.799382396657" calcext:value-type="float">
            <text:p>0.7994</text:p>
          </table:table-cell>
          <table:table-cell office:value-type="float" office:value="0.803419845919" calcext:value-type="float">
            <text:p>0.8034</text:p>
          </table:table-cell>
          <table:table-cell office:value-type="float" office:value="0.830956367363" calcext:value-type="float">
            <text:p>0.83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928065329605" calcext:value-type="float">
            <text:p>0.9281</text:p>
          </table:table-cell>
          <table:table-cell office:value-type="float" office:value="0.877863841117" calcext:value-type="float">
            <text:p>0.8779</text:p>
          </table:table-cell>
          <table:table-cell office:value-type="float" office:value="0.883964656255" calcext:value-type="float">
            <text:p>0.8840</text:p>
          </table:table-cell>
          <table:table-cell office:value-type="float" office:value="0.921713045949" calcext:value-type="float">
            <text:p>0.9217</text:p>
          </table:table-cell>
          <table:table-cell office:value-type="float" office:value="0.960270517509" calcext:value-type="float">
            <text:p>0.960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2:.C24])" office:value-type="float" office:value="0.878105088231865" calcext:value-type="float">
            <text:p>0.8781</text:p>
          </table:table-cell>
          <table:table-cell table:formula="of:=AVERAGE([.D2:.D24])" office:value-type="float" office:value="0.796161002705522" calcext:value-type="float">
            <text:p>0.7962</text:p>
          </table:table-cell>
          <table:table-cell table:formula="of:=AVERAGE([.E2:.E24])" office:value-type="float" office:value="0.809365840437783" calcext:value-type="float">
            <text:p>0.8094</text:p>
          </table:table-cell>
          <table:table-cell table:formula="of:=AVERAGE([.F2:.F24])" office:value-type="float" office:value="0.752735675074284" calcext:value-type="float">
            <text:p>0.7527</text:p>
          </table:table-cell>
          <table:table-cell table:formula="of:=AVERAGE([.G2:.G24])" office:value-type="float" office:value="0.947682864189174" calcext:value-type="float">
            <text:p>0.9477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992901135147" calcext:value-type="float">
            <text:p>0.992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939424993" calcext:value-type="float">
            <text:p>0.9894</text:p>
          </table:table-cell>
          <table:table-cell office:value-type="float" office:value="0.981815915513" calcext:value-type="float">
            <text:p>0.9818</text:p>
          </table:table-cell>
          <table:table-cell office:value-type="float" office:value="0.989490545789" calcext:value-type="float">
            <text:p>0.9895</text:p>
          </table:table-cell>
          <table:table-cell office:value-type="float" office:value="0.991520682666" calcext:value-type="float">
            <text:p>0.9915</text:p>
          </table:table-cell>
          <table:table-cell office:value-type="float" office:value="0.989467053236" calcext:value-type="float">
            <text:p>0.98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989367170992" calcext:value-type="float">
            <text:p>0.98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9390309521" calcext:value-type="float">
            <text:p>0.9894</text:p>
          </table:table-cell>
          <table:table-cell office:value-type="float" office:value="0.878052683342" calcext:value-type="float">
            <text:p>0.8781</text:p>
          </table:table-cell>
          <table:table-cell office:value-type="float" office:value="0.989490546095" calcext:value-type="float">
            <text:p>0.9895</text:p>
          </table:table-cell>
          <table:table-cell office:value-type="float" office:value="0.698548725574" calcext:value-type="float">
            <text:p>0.6985</text:p>
          </table:table-cell>
          <table:table-cell office:value-type="float" office:value="0.989449691666" calcext:value-type="float">
            <text:p>0.98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939424993" calcext:value-type="float">
            <text:p>0.9894</text:p>
          </table:table-cell>
          <table:table-cell office:value-type="float" office:value="0.981815915513" calcext:value-type="float">
            <text:p>0.9818</text:p>
          </table:table-cell>
          <table:table-cell office:value-type="float" office:value="0.989490545789" calcext:value-type="float">
            <text:p>0.9895</text:p>
          </table:table-cell>
          <table:table-cell office:value-type="float" office:value="0.991520682666" calcext:value-type="float">
            <text:p>0.9915</text:p>
          </table:table-cell>
          <table:table-cell office:value-type="float" office:value="0.989467053236" calcext:value-type="float">
            <text:p>0.98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0.191209272992" calcext:value-type="float">
            <text:p>0.1912</text:p>
          </table:table-cell>
          <table:table-cell office:value-type="float" office:value="0.987844011755" calcext:value-type="float">
            <text:p>0.9878</text:p>
          </table:table-cell>
          <table:table-cell office:value-type="float" office:value="0.989490546066" calcext:value-type="float">
            <text:p>0.9895</text:p>
          </table:table-cell>
          <table:table-cell office:value-type="float" office:value="0" calcext:value-type="float">
            <text:p>0.0000</text:p>
          </table:table-cell>
          <table:table-cell office:value-type="float" office:value="0.377854183944" calcext:value-type="float">
            <text:p>0.377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5744673089" calcext:value-type="float">
            <text:p>0.9957</text:p>
          </table:table-cell>
          <table:table-cell office:value-type="float" office:value="0.996543836478" calcext:value-type="float">
            <text:p>0.9965</text:p>
          </table:table-cell>
          <table:table-cell office:value-type="float" office:value="0.995986011569" calcext:value-type="float">
            <text:p>0.9960</text:p>
          </table:table-cell>
          <table:table-cell office:value-type="float" office:value="0.997179124156" calcext:value-type="float">
            <text:p>0.9972</text:p>
          </table:table-cell>
          <table:table-cell office:value-type="float" office:value="0.995761783032" calcext:value-type="float">
            <text:p>0.99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944060777413" calcext:value-type="float">
            <text:p>0.9441</text:p>
          </table:table-cell>
          <table:table-cell office:value-type="float" office:value="0.903735926744" calcext:value-type="float">
            <text:p>0.9037</text:p>
          </table:table-cell>
          <table:table-cell office:value-type="float" office:value="0.900194032386" calcext:value-type="float">
            <text:p>0.9002</text:p>
          </table:table-cell>
          <table:table-cell office:value-type="float" office:value="0.881206823715" calcext:value-type="float">
            <text:p>0.8812</text:p>
          </table:table-cell>
          <table:table-cell office:value-type="float" office:value="0.983408945995" calcext:value-type="float">
            <text:p>0.98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66633229684" calcext:value-type="float">
            <text:p>0.9666</text:p>
          </table:table-cell>
          <table:table-cell office:value-type="float" office:value="0.949349943276" calcext:value-type="float">
            <text:p>0.9493</text:p>
          </table:table-cell>
          <table:table-cell office:value-type="float" office:value="0.948554519974" calcext:value-type="float">
            <text:p>0.9486</text:p>
          </table:table-cell>
          <table:table-cell office:value-type="float" office:value="0.961784845682" calcext:value-type="float">
            <text:p>0.9618</text:p>
          </table:table-cell>
          <table:table-cell office:value-type="float" office:value="0.981528245368" calcext:value-type="float">
            <text:p>0.98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57741727344" calcext:value-type="float">
            <text:p>0.9577</text:p>
          </table:table-cell>
          <table:table-cell office:value-type="float" office:value="0.88650193683" calcext:value-type="float">
            <text:p>0.8865</text:p>
          </table:table-cell>
          <table:table-cell office:value-type="float" office:value="0.836333228778" calcext:value-type="float">
            <text:p>0.8363</text:p>
          </table:table-cell>
          <table:table-cell office:value-type="float" office:value="0.867810312873" calcext:value-type="float">
            <text:p>0.8678</text:p>
          </table:table-cell>
          <table:table-cell office:value-type="float" office:value="0.908735199469" calcext:value-type="float">
            <text:p>0.908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807328687518" calcext:value-type="float">
            <text:p>0.8073</text:p>
          </table:table-cell>
          <table:table-cell office:value-type="float" office:value="0.765852456647" calcext:value-type="float">
            <text:p>0.7659</text:p>
          </table:table-cell>
          <table:table-cell office:value-type="float" office:value="0.870965119291" calcext:value-type="float">
            <text:p>0.8710</text:p>
          </table:table-cell>
          <table:table-cell office:value-type="float" office:value="0.784598859724" calcext:value-type="float">
            <text:p>0.7846</text:p>
          </table:table-cell>
          <table:table-cell office:value-type="float" office:value="0.920446317258" calcext:value-type="float">
            <text:p>0.920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.000929230448384" calcext:value-type="float">
            <text:p>0.0009</text:p>
          </table:table-cell>
          <table:table-cell office:value-type="float" office:value="0.147611981405" calcext:value-type="float">
            <text:p>0.1476</text:p>
          </table:table-cell>
          <table:table-cell office:value-type="float" office:value="0.309963869847" calcext:value-type="float">
            <text:p>0.3100</text:p>
          </table:table-cell>
          <table:table-cell office:value-type="float" office:value="0.243674991516" calcext:value-type="float">
            <text:p>0.2437</text:p>
          </table:table-cell>
          <table:table-cell office:value-type="float" office:value="0.851962662685" calcext:value-type="float">
            <text:p>0.85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609350794963" calcext:value-type="float">
            <text:p>0.6094</text:p>
          </table:table-cell>
          <table:table-cell office:value-type="float" office:value="0.650475725802" calcext:value-type="float">
            <text:p>0.6505</text:p>
          </table:table-cell>
          <table:table-cell office:value-type="float" office:value="0.495499093555" calcext:value-type="float">
            <text:p>0.4955</text:p>
          </table:table-cell>
          <table:table-cell office:value-type="float" office:value="0.6357970562" calcext:value-type="float">
            <text:p>0.6358</text:p>
          </table:table-cell>
          <table:table-cell office:value-type="float" office:value="0.919937816161" calcext:value-type="float">
            <text:p>0.919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943952611834" calcext:value-type="float">
            <text:p>0.9440</text:p>
          </table:table-cell>
          <table:table-cell office:value-type="float" office:value="0.854721877143" calcext:value-type="float">
            <text:p>0.8547</text:p>
          </table:table-cell>
          <table:table-cell office:value-type="float" office:value="0.926344019308" calcext:value-type="float">
            <text:p>0.9263</text:p>
          </table:table-cell>
          <table:table-cell office:value-type="float" office:value="0.860358412562" calcext:value-type="float">
            <text:p>0.8604</text:p>
          </table:table-cell>
          <table:table-cell office:value-type="float" office:value="0.979860109491" calcext:value-type="float">
            <text:p>0.979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.34059298949" calcext:value-type="float">
            <text:p>0.3406</text:p>
          </table:table-cell>
          <table:table-cell office:value-type="float" office:value="0.0732122808742" calcext:value-type="float">
            <text:p>0.0732</text:p>
          </table:table-cell>
          <table:table-cell office:value-type="float" office:value="0.444257945397" calcext:value-type="float">
            <text:p>0.4443</text:p>
          </table:table-cell>
          <table:table-cell office:value-type="float" office:value="0.00348034593595" calcext:value-type="float">
            <text:p>0.0035</text:p>
          </table:table-cell>
          <table:table-cell office:value-type="float" office:value="0.535093572424" calcext:value-type="float">
            <text:p>0.53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940925038072" calcext:value-type="float">
            <text:p>0.9409</text:p>
          </table:table-cell>
          <table:table-cell office:value-type="float" office:value="0.959183482983" calcext:value-type="float">
            <text:p>0.9592</text:p>
          </table:table-cell>
          <table:table-cell office:value-type="float" office:value="0.991983276872" calcext:value-type="float">
            <text:p>0.9920</text:p>
          </table:table-cell>
          <table:table-cell office:value-type="float" office:value="0.96343707463" calcext:value-type="float">
            <text:p>0.9634</text:p>
          </table:table-cell>
          <table:table-cell office:value-type="float" office:value="0.866131822703" calcext:value-type="float">
            <text:p>0.866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83074584321" calcext:value-type="float">
            <text:p>0.9831</text:p>
          </table:table-cell>
          <table:table-cell office:value-type="float" office:value="0.954647059227" calcext:value-type="float">
            <text:p>0.9546</text:p>
          </table:table-cell>
          <table:table-cell office:value-type="float" office:value="0.988007295764" calcext:value-type="float">
            <text:p>0.9880</text:p>
          </table:table-cell>
          <table:table-cell office:value-type="float" office:value="0.987407365651" calcext:value-type="float">
            <text:p>0.9874</text:p>
          </table:table-cell>
          <table:table-cell office:value-type="float" office:value="0.988946620012" calcext:value-type="float">
            <text:p>0.988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94806031879" calcext:value-type="float">
            <text:p>0.9481</text:p>
          </table:table-cell>
          <table:table-cell office:value-type="float" office:value="0.840709421392" calcext:value-type="float">
            <text:p>0.8407</text:p>
          </table:table-cell>
          <table:table-cell office:value-type="float" office:value="0.851971278951" calcext:value-type="float">
            <text:p>0.8520</text:p>
          </table:table-cell>
          <table:table-cell office:value-type="float" office:value="0.820302330039" calcext:value-type="float">
            <text:p>0.8203</text:p>
          </table:table-cell>
          <table:table-cell office:value-type="float" office:value="0.987186556284" calcext:value-type="float">
            <text:p>0.987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70501264488" calcext:value-type="float">
            <text:p>0.8705</text:p>
          </table:table-cell>
          <table:table-cell office:value-type="float" office:value="0.830127723082" calcext:value-type="float">
            <text:p>0.8301</text:p>
          </table:table-cell>
          <table:table-cell office:value-type="float" office:value="0.870465516676" calcext:value-type="float">
            <text:p>0.8705</text:p>
          </table:table-cell>
          <table:table-cell office:value-type="float" office:value="0.84090405134" calcext:value-type="float">
            <text:p>0.8409</text:p>
          </table:table-cell>
          <table:table-cell office:value-type="float" office:value="0.879431110158" calcext:value-type="float">
            <text:p>0.87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943131399617" calcext:value-type="float">
            <text:p>0.9431</text:p>
          </table:table-cell>
          <table:table-cell office:value-type="float" office:value="0.916062762201" calcext:value-type="float">
            <text:p>0.9161</text:p>
          </table:table-cell>
          <table:table-cell office:value-type="float" office:value="0.978362739915" calcext:value-type="float">
            <text:p>0.9784</text:p>
          </table:table-cell>
          <table:table-cell office:value-type="float" office:value="0.929402581893" calcext:value-type="float">
            <text:p>0.9294</text:p>
          </table:table-cell>
          <table:table-cell office:value-type="float" office:value="0.944518267748" calcext:value-type="float">
            <text:p>0.944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84182674708" calcext:value-type="float">
            <text:p>0.9842</text:p>
          </table:table-cell>
          <table:table-cell office:value-type="float" office:value="0.951494647705" calcext:value-type="float">
            <text:p>0.9515</text:p>
          </table:table-cell>
          <table:table-cell office:value-type="float" office:value="0.986515750889" calcext:value-type="float">
            <text:p>0.9865</text:p>
          </table:table-cell>
          <table:table-cell office:value-type="float" office:value="0.968196133455" calcext:value-type="float">
            <text:p>0.9682</text:p>
          </table:table-cell>
          <table:table-cell office:value-type="float" office:value="0.975541755232" calcext:value-type="float">
            <text:p>0.975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787272977047" calcext:value-type="float">
            <text:p>0.7873</text:p>
          </table:table-cell>
          <table:table-cell office:value-type="float" office:value="0.739506034425" calcext:value-type="float">
            <text:p>0.7395</text:p>
          </table:table-cell>
          <table:table-cell office:value-type="float" office:value="0.745114208" calcext:value-type="float">
            <text:p>0.7451</text:p>
          </table:table-cell>
          <table:table-cell office:value-type="float" office:value="0.771644101533" calcext:value-type="float">
            <text:p>0.7716</text:p>
          </table:table-cell>
          <table:table-cell office:value-type="float" office:value="0.820014867416" calcext:value-type="float">
            <text:p>0.82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918295918953" calcext:value-type="float">
            <text:p>0.9183</text:p>
          </table:table-cell>
          <table:table-cell office:value-type="float" office:value="0.899033776712" calcext:value-type="float">
            <text:p>0.8990</text:p>
          </table:table-cell>
          <table:table-cell office:value-type="float" office:value="0.921251364801" calcext:value-type="float">
            <text:p>0.9213</text:p>
          </table:table-cell>
          <table:table-cell office:value-type="float" office:value="0.871522967632" calcext:value-type="float">
            <text:p>0.8715</text:p>
          </table:table-cell>
          <table:table-cell office:value-type="float" office:value="0.934791693274" calcext:value-type="float">
            <text:p>0.934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27:.C49])" office:value-type="float" office:value="0.74352899913706" calcext:value-type="float">
            <text:p>0.7435</text:p>
          </table:table-cell>
          <table:table-cell table:formula="of:=AVERAGE([.D27:.D49])" office:value-type="float" office:value="0.74557823474127" calcext:value-type="float">
            <text:p>0.7456</text:p>
          </table:table-cell>
          <table:table-cell table:formula="of:=AVERAGE([.E27:.E49])" office:value-type="float" office:value="0.783466585030957" calcext:value-type="float">
            <text:p>0.7835</text:p>
          </table:table-cell>
          <table:table-cell table:formula="of:=AVERAGE([.F27:.F49])" office:value-type="float" office:value="0.698708585627954" calcext:value-type="float">
            <text:p>0.6987</text:p>
          </table:table-cell>
          <table:table-cell table:formula="of:=AVERAGE([.G27:.G49])" office:value-type="float" office:value="0.904426244910043" calcext:value-type="float">
            <text:p>0.9044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8472500615" calcext:value-type="float">
            <text:p>0.9885</text:p>
          </table:table-cell>
          <table:table-cell office:value-type="float" office:value="0.976144754794" calcext:value-type="float">
            <text:p>0.9761</text:p>
          </table:table-cell>
          <table:table-cell office:value-type="float" office:value="0.989479673826" calcext:value-type="float">
            <text:p>0.9895</text:p>
          </table:table-cell>
          <table:table-cell office:value-type="float" office:value="0.991532106908" calcext:value-type="float">
            <text:p>0.9915</text:p>
          </table:table-cell>
          <table:table-cell office:value-type="float" office:value="0.98947060338" calcext:value-type="float">
            <text:p>0.98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8342020876" calcext:value-type="float">
            <text:p>0.9883</text:p>
          </table:table-cell>
          <table:table-cell office:value-type="float" office:value="0.914351242306" calcext:value-type="float">
            <text:p>0.9144</text:p>
          </table:table-cell>
          <table:table-cell office:value-type="float" office:value="0.989476639517" calcext:value-type="float">
            <text:p>0.9895</text:p>
          </table:table-cell>
          <table:table-cell office:value-type="float" office:value="0.740407464857" calcext:value-type="float">
            <text:p>0.7404</text:p>
          </table:table-cell>
          <table:table-cell office:value-type="float" office:value="0.989453656323" calcext:value-type="float">
            <text:p>0.98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8472500615" calcext:value-type="float">
            <text:p>0.9885</text:p>
          </table:table-cell>
          <table:table-cell office:value-type="float" office:value="0.976144754794" calcext:value-type="float">
            <text:p>0.9761</text:p>
          </table:table-cell>
          <table:table-cell office:value-type="float" office:value="0.989479673826" calcext:value-type="float">
            <text:p>0.9895</text:p>
          </table:table-cell>
          <table:table-cell office:value-type="float" office:value="0.991532106908" calcext:value-type="float">
            <text:p>0.9915</text:p>
          </table:table-cell>
          <table:table-cell office:value-type="float" office:value="0.98947060338" calcext:value-type="float">
            <text:p>0.98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989490545423" calcext:value-type="float">
            <text:p>0.9895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4915749115" calcext:value-type="float">
            <text:p>0.9949</text:p>
          </table:table-cell>
          <table:table-cell office:value-type="float" office:value="0.992533801819" calcext:value-type="float">
            <text:p>0.9925</text:p>
          </table:table-cell>
          <table:table-cell office:value-type="float" office:value="0.996019041816" calcext:value-type="float">
            <text:p>0.9960</text:p>
          </table:table-cell>
          <table:table-cell office:value-type="float" office:value="0.994301899306" calcext:value-type="float">
            <text:p>0.9943</text:p>
          </table:table-cell>
          <table:table-cell office:value-type="float" office:value="0.995616749272" calcext:value-type="float">
            <text:p>0.995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85234969269" calcext:value-type="float">
            <text:p>0.8523</text:p>
          </table:table-cell>
          <table:table-cell office:value-type="float" office:value="0.846266098065" calcext:value-type="float">
            <text:p>0.8463</text:p>
          </table:table-cell>
          <table:table-cell office:value-type="float" office:value="0.860058903442" calcext:value-type="float">
            <text:p>0.8601</text:p>
          </table:table-cell>
          <table:table-cell office:value-type="float" office:value="0.842553071165" calcext:value-type="float">
            <text:p>0.8426</text:p>
          </table:table-cell>
          <table:table-cell office:value-type="float" office:value="0.965832637158" calcext:value-type="float">
            <text:p>0.96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48067936663" calcext:value-type="float">
            <text:p>0.9481</text:p>
          </table:table-cell>
          <table:table-cell office:value-type="float" office:value="0.901041392223" calcext:value-type="float">
            <text:p>0.9010</text:p>
          </table:table-cell>
          <table:table-cell office:value-type="float" office:value="0.902196398691" calcext:value-type="float">
            <text:p>0.9022</text:p>
          </table:table-cell>
          <table:table-cell office:value-type="float" office:value="0.926454194392" calcext:value-type="float">
            <text:p>0.9265</text:p>
          </table:table-cell>
          <table:table-cell office:value-type="float" office:value="0.969659387958" calcext:value-type="float">
            <text:p>0.969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34206182341" calcext:value-type="float">
            <text:p>0.9342</text:p>
          </table:table-cell>
          <table:table-cell office:value-type="float" office:value="0.890622454895" calcext:value-type="float">
            <text:p>0.8906</text:p>
          </table:table-cell>
          <table:table-cell office:value-type="float" office:value="0.842695190378" calcext:value-type="float">
            <text:p>0.8427</text:p>
          </table:table-cell>
          <table:table-cell office:value-type="float" office:value="0.905701186706" calcext:value-type="float">
            <text:p>0.9057</text:p>
          </table:table-cell>
          <table:table-cell office:value-type="float" office:value="0.885303544739" calcext:value-type="float">
            <text:p>0.88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753497590819" calcext:value-type="float">
            <text:p>0.7535</text:p>
          </table:table-cell>
          <table:table-cell office:value-type="float" office:value="0.716144218074" calcext:value-type="float">
            <text:p>0.7161</text:p>
          </table:table-cell>
          <table:table-cell office:value-type="float" office:value="0.820123525903" calcext:value-type="float">
            <text:p>0.8201</text:p>
          </table:table-cell>
          <table:table-cell office:value-type="float" office:value="0.734920476284" calcext:value-type="float">
            <text:p>0.7349</text:p>
          </table:table-cell>
          <table:table-cell office:value-type="float" office:value="0.895667285224" calcext:value-type="float">
            <text:p>0.895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.0000</text:p>
          </table:table-cell>
          <table:table-cell office:value-type="float" office:value="0.00558859487662" calcext:value-type="float">
            <text:p>0.0056</text:p>
          </table:table-cell>
          <table:table-cell office:value-type="float" office:value="0.243310246238" calcext:value-type="float">
            <text:p>0.2433</text:p>
          </table:table-cell>
          <table:table-cell office:value-type="float" office:value="0.00419421410784" calcext:value-type="float">
            <text:p>0.0042</text:p>
          </table:table-cell>
          <table:table-cell office:value-type="float" office:value="0.639278482215" calcext:value-type="float">
            <text:p>0.639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579201729288" calcext:value-type="float">
            <text:p>0.5792</text:p>
          </table:table-cell>
          <table:table-cell office:value-type="float" office:value="0.65963898408" calcext:value-type="float">
            <text:p>0.6596</text:p>
          </table:table-cell>
          <table:table-cell office:value-type="float" office:value="0.376649475991" calcext:value-type="float">
            <text:p>0.3766</text:p>
          </table:table-cell>
          <table:table-cell office:value-type="float" office:value="0.637929107468" calcext:value-type="float">
            <text:p>0.6379</text:p>
          </table:table-cell>
          <table:table-cell office:value-type="float" office:value="0.884915190522" calcext:value-type="float">
            <text:p>0.884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854545220885" calcext:value-type="float">
            <text:p>0.8545</text:p>
          </table:table-cell>
          <table:table-cell office:value-type="float" office:value="0.843742648367" calcext:value-type="float">
            <text:p>0.8437</text:p>
          </table:table-cell>
          <table:table-cell office:value-type="float" office:value="0.914941734025" calcext:value-type="float">
            <text:p>0.9149</text:p>
          </table:table-cell>
          <table:table-cell office:value-type="float" office:value="0.914829915013" calcext:value-type="float">
            <text:p>0.9148</text:p>
          </table:table-cell>
          <table:table-cell office:value-type="float" office:value="0.962726457449" calcext:value-type="float">
            <text:p>0.962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.104420100077" calcext:value-type="float">
            <text:p>0.1044</text:p>
          </table:table-cell>
          <table:table-cell office:value-type="float" office:value="0" calcext:value-type="float">
            <text:p>0.0000</text:p>
          </table:table-cell>
          <table:table-cell office:value-type="float" office:value="0.275545013677" calcext:value-type="float">
            <text:p>0.2755</text:p>
          </table:table-cell>
          <table:table-cell office:value-type="float" office:value="0" calcext:value-type="float">
            <text:p>0.0000</text:p>
          </table:table-cell>
          <table:table-cell office:value-type="float" office:value="0.258180535924" calcext:value-type="float">
            <text:p>0.258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833430051288" calcext:value-type="float">
            <text:p>0.8334</text:p>
          </table:table-cell>
          <table:table-cell office:value-type="float" office:value="0.839460681125" calcext:value-type="float">
            <text:p>0.8395</text:p>
          </table:table-cell>
          <table:table-cell office:value-type="float" office:value="0.88621000444" calcext:value-type="float">
            <text:p>0.8862</text:p>
          </table:table-cell>
          <table:table-cell office:value-type="float" office:value="0.848209587049" calcext:value-type="float">
            <text:p>0.8482</text:p>
          </table:table-cell>
          <table:table-cell office:value-type="float" office:value="0.818979691006" calcext:value-type="float">
            <text:p>0.819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63877891995" calcext:value-type="float">
            <text:p>0.9639</text:p>
          </table:table-cell>
          <table:table-cell office:value-type="float" office:value="0.913270482163" calcext:value-type="float">
            <text:p>0.9133</text:p>
          </table:table-cell>
          <table:table-cell office:value-type="float" office:value="0.949208469837" calcext:value-type="float">
            <text:p>0.9492</text:p>
          </table:table-cell>
          <table:table-cell office:value-type="float" office:value="0.974951936247" calcext:value-type="float">
            <text:p>0.9750</text:p>
          </table:table-cell>
          <table:table-cell office:value-type="float" office:value="0.956567766063" calcext:value-type="float">
            <text:p>0.956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858394234647" calcext:value-type="float">
            <text:p>0.8584</text:p>
          </table:table-cell>
          <table:table-cell office:value-type="float" office:value="0.762281293786" calcext:value-type="float">
            <text:p>0.7623</text:p>
          </table:table-cell>
          <table:table-cell office:value-type="float" office:value="0.773352521064" calcext:value-type="float">
            <text:p>0.7734</text:p>
          </table:table-cell>
          <table:table-cell office:value-type="float" office:value="0.764185111044" calcext:value-type="float">
            <text:p>0.7642</text:p>
          </table:table-cell>
          <table:table-cell office:value-type="float" office:value="0.984568630161" calcext:value-type="float">
            <text:p>0.984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43987672612" calcext:value-type="float">
            <text:p>0.8440</text:p>
          </table:table-cell>
          <table:table-cell office:value-type="float" office:value="0.73558976464" calcext:value-type="float">
            <text:p>0.7356</text:p>
          </table:table-cell>
          <table:table-cell office:value-type="float" office:value="0.846145458918" calcext:value-type="float">
            <text:p>0.8461</text:p>
          </table:table-cell>
          <table:table-cell office:value-type="float" office:value="0.788999957166" calcext:value-type="float">
            <text:p>0.7890</text:p>
          </table:table-cell>
          <table:table-cell office:value-type="float" office:value="0.875741568287" calcext:value-type="float">
            <text:p>0.875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926404787866" calcext:value-type="float">
            <text:p>0.9264</text:p>
          </table:table-cell>
          <table:table-cell office:value-type="float" office:value="0.853479953762" calcext:value-type="float">
            <text:p>0.8535</text:p>
          </table:table-cell>
          <table:table-cell office:value-type="float" office:value="0.927063848578" calcext:value-type="float">
            <text:p>0.9271</text:p>
          </table:table-cell>
          <table:table-cell office:value-type="float" office:value="0.891677402742" calcext:value-type="float">
            <text:p>0.8917</text:p>
          </table:table-cell>
          <table:table-cell office:value-type="float" office:value="0.96770572814" calcext:value-type="float">
            <text:p>0.967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61303039343" calcext:value-type="float">
            <text:p>0.9613</text:p>
          </table:table-cell>
          <table:table-cell office:value-type="float" office:value="0.88843369943" calcext:value-type="float">
            <text:p>0.8884</text:p>
          </table:table-cell>
          <table:table-cell office:value-type="float" office:value="0.952702655634" calcext:value-type="float">
            <text:p>0.9527</text:p>
          </table:table-cell>
          <table:table-cell office:value-type="float" office:value="0.945005283268" calcext:value-type="float">
            <text:p>0.9450</text:p>
          </table:table-cell>
          <table:table-cell office:value-type="float" office:value="0.926223096745" calcext:value-type="float">
            <text:p>0.926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716965565326" calcext:value-type="float">
            <text:p>0.7170</text:p>
          </table:table-cell>
          <table:table-cell office:value-type="float" office:value="0.656720373942" calcext:value-type="float">
            <text:p>0.6567</text:p>
          </table:table-cell>
          <table:table-cell office:value-type="float" office:value="0.658135232862" calcext:value-type="float">
            <text:p>0.6581</text:p>
          </table:table-cell>
          <table:table-cell office:value-type="float" office:value="0.699794322797" calcext:value-type="float">
            <text:p>0.6998</text:p>
          </table:table-cell>
          <table:table-cell office:value-type="float" office:value="0.790660474597" calcext:value-type="float">
            <text:p>0.790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889286181892" calcext:value-type="float">
            <text:p>0.8893</text:p>
          </table:table-cell>
          <table:table-cell office:value-type="float" office:value="0.815008603057" calcext:value-type="float">
            <text:p>0.8150</text:p>
          </table:table-cell>
          <table:table-cell office:value-type="float" office:value="0.888444082555" calcext:value-type="float">
            <text:p>0.8884</text:p>
          </table:table-cell>
          <table:table-cell office:value-type="float" office:value="0.830649953799" calcext:value-type="float">
            <text:p>0.8306</text:p>
          </table:table-cell>
          <table:table-cell office:value-type="float" office:value="0.949503945018" calcext:value-type="float">
            <text:p>0.949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52:.C74])" office:value-type="float" office:value="0.694788723867522" calcext:value-type="float">
            <text:p>0.6948</text:p>
          </table:table-cell>
          <table:table-cell table:formula="of:=AVERAGE([.D52:.D74])" office:value-type="float" office:value="0.660281034617331" calcext:value-type="float">
            <text:p>0.6603</text:p>
          </table:table-cell>
          <table:table-cell table:formula="of:=AVERAGE([.E52:.E74])" office:value-type="float" office:value="0.742205579853956" calcext:value-type="float">
            <text:p>0.7422</text:p>
          </table:table-cell>
          <table:table-cell table:formula="of:=AVERAGE([.F52:.F74])" office:value-type="float" office:value="0.670775186835949" calcext:value-type="float">
            <text:p>0.6708</text:p>
          </table:table-cell>
          <table:table-cell table:formula="of:=AVERAGE([.G52:.G74])" office:value-type="float" office:value="0.769370697111348" calcext:value-type="float">
            <text:p>0.7694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3103002346" calcext:value-type="float">
            <text:p>0.9831</text:p>
          </table:table-cell>
          <table:table-cell office:value-type="float" office:value="0.962023769465" calcext:value-type="float">
            <text:p>0.9620</text:p>
          </table:table-cell>
          <table:table-cell office:value-type="float" office:value="0.98699909901" calcext:value-type="float">
            <text:p>0.9870</text:p>
          </table:table-cell>
          <table:table-cell office:value-type="float" office:value="0.991484978741" calcext:value-type="float">
            <text:p>0.9915</text:p>
          </table:table-cell>
          <table:table-cell office:value-type="float" office:value="0.98943311725" calcext:value-type="float">
            <text:p>0.98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3177932976" calcext:value-type="float">
            <text:p>0.9832</text:p>
          </table:table-cell>
          <table:table-cell office:value-type="float" office:value="0.859614270756" calcext:value-type="float">
            <text:p>0.8596</text:p>
          </table:table-cell>
          <table:table-cell office:value-type="float" office:value="0.986634520051" calcext:value-type="float">
            <text:p>0.9866</text:p>
          </table:table-cell>
          <table:table-cell office:value-type="float" office:value="0.74039523407" calcext:value-type="float">
            <text:p>0.7404</text:p>
          </table:table-cell>
          <table:table-cell office:value-type="float" office:value="0.989419279939" calcext:value-type="float">
            <text:p>0.98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3103002346" calcext:value-type="float">
            <text:p>0.9831</text:p>
          </table:table-cell>
          <table:table-cell office:value-type="float" office:value="0.962023769465" calcext:value-type="float">
            <text:p>0.9620</text:p>
          </table:table-cell>
          <table:table-cell office:value-type="float" office:value="0.98699909901" calcext:value-type="float">
            <text:p>0.9870</text:p>
          </table:table-cell>
          <table:table-cell office:value-type="float" office:value="0.991484978741" calcext:value-type="float">
            <text:p>0.9915</text:p>
          </table:table-cell>
          <table:table-cell office:value-type="float" office:value="0.98943311725" calcext:value-type="float">
            <text:p>0.98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876405910616" calcext:value-type="float">
            <text:p>0.8764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3337553189" calcext:value-type="float">
            <text:p>0.9933</text:p>
          </table:table-cell>
          <table:table-cell office:value-type="float" office:value="0.976429301764" calcext:value-type="float">
            <text:p>0.9764</text:p>
          </table:table-cell>
          <table:table-cell office:value-type="float" office:value="0.99608887128" calcext:value-type="float">
            <text:p>0.9961</text:p>
          </table:table-cell>
          <table:table-cell office:value-type="float" office:value="0.927918661122" calcext:value-type="float">
            <text:p>0.9279</text:p>
          </table:table-cell>
          <table:table-cell office:value-type="float" office:value="0.995333799528" calcext:value-type="float">
            <text:p>0.99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812531972804" calcext:value-type="float">
            <text:p>0.8125</text:p>
          </table:table-cell>
          <table:table-cell office:value-type="float" office:value="0.814885150103" calcext:value-type="float">
            <text:p>0.8149</text:p>
          </table:table-cell>
          <table:table-cell office:value-type="float" office:value="0.834290690798" calcext:value-type="float">
            <text:p>0.8343</text:p>
          </table:table-cell>
          <table:table-cell office:value-type="float" office:value="0.808838539246" calcext:value-type="float">
            <text:p>0.8088</text:p>
          </table:table-cell>
          <table:table-cell office:value-type="float" office:value="0.930443895899" calcext:value-type="float">
            <text:p>0.930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21226857041" calcext:value-type="float">
            <text:p>0.9212</text:p>
          </table:table-cell>
          <table:table-cell office:value-type="float" office:value="0.84535716438" calcext:value-type="float">
            <text:p>0.8454</text:p>
          </table:table-cell>
          <table:table-cell office:value-type="float" office:value="0.854934657943" calcext:value-type="float">
            <text:p>0.8549</text:p>
          </table:table-cell>
          <table:table-cell office:value-type="float" office:value="0.872139355755" calcext:value-type="float">
            <text:p>0.8721</text:p>
          </table:table-cell>
          <table:table-cell office:value-type="float" office:value="0.956742914803" calcext:value-type="float">
            <text:p>0.956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41136824049" calcext:value-type="float">
            <text:p>0.9411</text:p>
          </table:table-cell>
          <table:table-cell office:value-type="float" office:value="0.907283178788" calcext:value-type="float">
            <text:p>0.9073</text:p>
          </table:table-cell>
          <table:table-cell office:value-type="float" office:value="0.84820386413" calcext:value-type="float">
            <text:p>0.8482</text:p>
          </table:table-cell>
          <table:table-cell office:value-type="float" office:value="0.921982851511" calcext:value-type="float">
            <text:p>0.9220</text:p>
          </table:table-cell>
          <table:table-cell office:value-type="float" office:value="0.857635552777" calcext:value-type="float">
            <text:p>0.857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698537191264" calcext:value-type="float">
            <text:p>0.6985</text:p>
          </table:table-cell>
          <table:table-cell office:value-type="float" office:value="0.681215139573" calcext:value-type="float">
            <text:p>0.6812</text:p>
          </table:table-cell>
          <table:table-cell office:value-type="float" office:value="0.785480471922" calcext:value-type="float">
            <text:p>0.7855</text:p>
          </table:table-cell>
          <table:table-cell office:value-type="float" office:value="0.696465847821" calcext:value-type="float">
            <text:p>0.6965</text:p>
          </table:table-cell>
          <table:table-cell office:value-type="float" office:value="0.865506847423" calcext:value-type="float">
            <text:p>0.865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61541525715" calcext:value-type="float">
            <text:p>0.1615</text:p>
          </table:table-cell>
          <table:table-cell office:value-type="float" office:value="0" calcext:value-type="float">
            <text:p>0.0000</text:p>
          </table:table-cell>
          <table:table-cell office:value-type="float" office:value="0.288329858642" calcext:value-type="float">
            <text:p>0.288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537100955141" calcext:value-type="float">
            <text:p>0.5371</text:p>
          </table:table-cell>
          <table:table-cell office:value-type="float" office:value="0.665860860627" calcext:value-type="float">
            <text:p>0.6659</text:p>
          </table:table-cell>
          <table:table-cell office:value-type="float" office:value="0.412593270916" calcext:value-type="float">
            <text:p>0.4126</text:p>
          </table:table-cell>
          <table:table-cell office:value-type="float" office:value="0.656872507266" calcext:value-type="float">
            <text:p>0.6569</text:p>
          </table:table-cell>
          <table:table-cell office:value-type="float" office:value="0.784633576869" calcext:value-type="float">
            <text:p>0.784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82859498759" calcext:value-type="float">
            <text:p>0.8286</text:p>
          </table:table-cell>
          <table:table-cell office:value-type="float" office:value="0.854417702316" calcext:value-type="float">
            <text:p>0.8544</text:p>
          </table:table-cell>
          <table:table-cell office:value-type="float" office:value="0.891678914517" calcext:value-type="float">
            <text:p>0.8917</text:p>
          </table:table-cell>
          <table:table-cell office:value-type="float" office:value="0.901713246472" calcext:value-type="float">
            <text:p>0.9017</text:p>
          </table:table-cell>
          <table:table-cell office:value-type="float" office:value="0.928126029614" calcext:value-type="float">
            <text:p>0.928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58004699736" calcext:value-type="float">
            <text:p>0.2580</text:p>
          </table:table-cell>
          <table:table-cell office:value-type="float" office:value="0" calcext:value-type="float">
            <text:p>0.0000</text:p>
          </table:table-cell>
          <table:table-cell office:value-type="float" office:value="0.0664345032016" calcext:value-type="float">
            <text:p>0.066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777316523352" calcext:value-type="float">
            <text:p>0.7773</text:p>
          </table:table-cell>
          <table:table-cell office:value-type="float" office:value="0.80935240308" calcext:value-type="float">
            <text:p>0.8094</text:p>
          </table:table-cell>
          <table:table-cell office:value-type="float" office:value="0.83251638242" calcext:value-type="float">
            <text:p>0.8325</text:p>
          </table:table-cell>
          <table:table-cell office:value-type="float" office:value="0.798471602228" calcext:value-type="float">
            <text:p>0.7985</text:p>
          </table:table-cell>
          <table:table-cell office:value-type="float" office:value="0.764970747209" calcext:value-type="float">
            <text:p>0.76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18797724607" calcext:value-type="float">
            <text:p>0.9188</text:p>
          </table:table-cell>
          <table:table-cell office:value-type="float" office:value="0.837235208095" calcext:value-type="float">
            <text:p>0.8372</text:p>
          </table:table-cell>
          <table:table-cell office:value-type="float" office:value="0.853708036437" calcext:value-type="float">
            <text:p>0.8537</text:p>
          </table:table-cell>
          <table:table-cell office:value-type="float" office:value="0.919317735787" calcext:value-type="float">
            <text:p>0.9193</text:p>
          </table:table-cell>
          <table:table-cell office:value-type="float" office:value="0.870011758922" calcext:value-type="float">
            <text:p>0.87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765341035109" calcext:value-type="float">
            <text:p>0.7653</text:p>
          </table:table-cell>
          <table:table-cell office:value-type="float" office:value="0.705606885522" calcext:value-type="float">
            <text:p>0.7056</text:p>
          </table:table-cell>
          <table:table-cell office:value-type="float" office:value="0.690450462502" calcext:value-type="float">
            <text:p>0.6905</text:p>
          </table:table-cell>
          <table:table-cell office:value-type="float" office:value="0.718907175129" calcext:value-type="float">
            <text:p>0.7189</text:p>
          </table:table-cell>
          <table:table-cell office:value-type="float" office:value="0.971080863759" calcext:value-type="float">
            <text:p>0.97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09606569076" calcext:value-type="float">
            <text:p>0.8096</text:p>
          </table:table-cell>
          <table:table-cell office:value-type="float" office:value="0.681200794759" calcext:value-type="float">
            <text:p>0.6812</text:p>
          </table:table-cell>
          <table:table-cell office:value-type="float" office:value="0.784698796503" calcext:value-type="float">
            <text:p>0.7847</text:p>
          </table:table-cell>
          <table:table-cell office:value-type="float" office:value="0.728077998102" calcext:value-type="float">
            <text:p>0.7281</text:p>
          </table:table-cell>
          <table:table-cell office:value-type="float" office:value="0.859395980312" calcext:value-type="float">
            <text:p>0.85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843273604546" calcext:value-type="float">
            <text:p>0.8433</text:p>
          </table:table-cell>
          <table:table-cell office:value-type="float" office:value="0.745907314263" calcext:value-type="float">
            <text:p>0.7459</text:p>
          </table:table-cell>
          <table:table-cell office:value-type="float" office:value="0.706516024248" calcext:value-type="float">
            <text:p>0.7065</text:p>
          </table:table-cell>
          <table:table-cell office:value-type="float" office:value="0.83115377585" calcext:value-type="float">
            <text:p>0.8312</text:p>
          </table:table-cell>
          <table:table-cell office:value-type="float" office:value="0.960621496378" calcext:value-type="float">
            <text:p>0.960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07895988642" calcext:value-type="float">
            <text:p>0.9079</text:p>
          </table:table-cell>
          <table:table-cell office:value-type="float" office:value="0.734229025529" calcext:value-type="float">
            <text:p>0.7342</text:p>
          </table:table-cell>
          <table:table-cell office:value-type="float" office:value="0.797329486773" calcext:value-type="float">
            <text:p>0.7973</text:p>
          </table:table-cell>
          <table:table-cell office:value-type="float" office:value="0.881015505751" calcext:value-type="float">
            <text:p>0.8810</text:p>
          </table:table-cell>
          <table:table-cell office:value-type="float" office:value="0.889296417638" calcext:value-type="float">
            <text:p>0.889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667125897432" calcext:value-type="float">
            <text:p>0.6671</text:p>
          </table:table-cell>
          <table:table-cell office:value-type="float" office:value="0.573601080029" calcext:value-type="float">
            <text:p>0.5736</text:p>
          </table:table-cell>
          <table:table-cell office:value-type="float" office:value="0.5667158646" calcext:value-type="float">
            <text:p>0.5667</text:p>
          </table:table-cell>
          <table:table-cell office:value-type="float" office:value="0.619188717777" calcext:value-type="float">
            <text:p>0.6192</text:p>
          </table:table-cell>
          <table:table-cell office:value-type="float" office:value="0.739107639111" calcext:value-type="float">
            <text:p>0.739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797340266308" calcext:value-type="float">
            <text:p>0.7973</text:p>
          </table:table-cell>
          <table:table-cell office:value-type="float" office:value="0.76565860318" calcext:value-type="float">
            <text:p>0.7657</text:p>
          </table:table-cell>
          <table:table-cell office:value-type="float" office:value="0.777964575273" calcext:value-type="float">
            <text:p>0.7780</text:p>
          </table:table-cell>
          <table:table-cell office:value-type="float" office:value="0.776442697619" calcext:value-type="float">
            <text:p>0.7764</text:p>
          </table:table-cell>
          <table:table-cell office:value-type="float" office:value="0.945384760775" calcext:value-type="float">
            <text:p>0.945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77:.C99])" office:value-type="float" office:value="0.659502082079043" calcext:value-type="float">
            <text:p>0.6595</text:p>
          </table:table-cell>
          <table:table-cell table:formula="of:=AVERAGE([.D77:.D99])" office:value-type="float" office:value="0.625300070508435" calcext:value-type="float">
            <text:p>0.6253</text:p>
          </table:table-cell>
          <table:table-cell table:formula="of:=AVERAGE([.E77:.E99])" office:value-type="float" office:value="0.6908589228" calcext:value-type="float">
            <text:p>0.6909</text:p>
          </table:table-cell>
          <table:table-cell table:formula="of:=AVERAGE([.F77:.F99])" office:value-type="float" office:value="0.642690061260348" calcext:value-type="float">
            <text:p>0.6427</text:p>
          </table:table-cell>
          <table:table-cell table:formula="of:=AVERAGE([.G77:.G99])" office:value-type="float" office:value="0.723536615534765" calcext:value-type="float">
            <text:p>0.7235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.932682240849" calcext:value-type="float">
            <text:p>0.9327</text:p>
          </table:table-cell>
          <table:table-cell office:value-type="float" office:value="0.0950539074236" calcext:value-type="float">
            <text:p>0.0951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953436103041" calcext:value-type="float">
            <text:p>0.95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6958423157" calcext:value-type="float">
            <text:p>0.9170</text:p>
          </table:table-cell>
          <table:table-cell office:value-type="float" office:value="0.870432089435" calcext:value-type="float">
            <text:p>0.8704</text:p>
          </table:table-cell>
          <table:table-cell office:value-type="float" office:value="0.913377020103" calcext:value-type="float">
            <text:p>0.9134</text:p>
          </table:table-cell>
          <table:table-cell office:value-type="float" office:value="0.915215536848" calcext:value-type="float">
            <text:p>0.9152</text:p>
          </table:table-cell>
          <table:table-cell office:value-type="float" office:value="0.915202826043" calcext:value-type="float">
            <text:p>0.915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0.91891554766" calcext:value-type="float">
            <text:p>0.9189</text:p>
          </table:table-cell>
          <table:table-cell office:value-type="float" office:value="0.0249060998691" calcext:value-type="float">
            <text:p>0.0249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916026752587" calcext:value-type="float">
            <text:p>0.916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917304370098" calcext:value-type="float">
            <text:p>0.9173</text:p>
          </table:table-cell>
          <table:table-cell office:value-type="float" office:value="0.438224723119" calcext:value-type="float">
            <text:p>0.4382</text:p>
          </table:table-cell>
          <table:table-cell office:value-type="float" office:value="0.913372015848" calcext:value-type="float">
            <text:p>0.9134</text:p>
          </table:table-cell>
          <table:table-cell office:value-type="float" office:value="0.893809816148" calcext:value-type="float">
            <text:p>0.8938</text:p>
          </table:table-cell>
          <table:table-cell office:value-type="float" office:value="0.917969028919" calcext:value-type="float">
            <text:p>0.918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858697422" calcext:value-type="float">
            <text:p>0.9789</text:p>
          </table:table-cell>
          <table:table-cell office:value-type="float" office:value="0.976509569274" calcext:value-type="float">
            <text:p>0.9765</text:p>
          </table:table-cell>
          <table:table-cell office:value-type="float" office:value="0.965945765343" calcext:value-type="float">
            <text:p>0.9659</text:p>
          </table:table-cell>
          <table:table-cell office:value-type="float" office:value="0.985866937671" calcext:value-type="float">
            <text:p>0.9859</text:p>
          </table:table-cell>
          <table:table-cell office:value-type="float" office:value="0.97884122342" calcext:value-type="float">
            <text:p>0.978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0.714371989995" calcext:value-type="float">
            <text:p>0.7144</text:p>
          </table:table-cell>
          <table:table-cell office:value-type="float" office:value="0.943252959678" calcext:value-type="float">
            <text:p>0.9433</text:p>
          </table:table-cell>
          <table:table-cell office:value-type="float" office:value="0.96727700372" calcext:value-type="float">
            <text:p>0.9673</text:p>
          </table:table-cell>
          <table:table-cell office:value-type="float" office:value="0.028228429299" calcext:value-type="float">
            <text:p>0.0282</text:p>
          </table:table-cell>
          <table:table-cell office:value-type="float" office:value="0.978815910481" calcext:value-type="float">
            <text:p>0.978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21817203495" calcext:value-type="float">
            <text:p>0.9218</text:p>
          </table:table-cell>
          <table:table-cell office:value-type="float" office:value="0.924536562383" calcext:value-type="float">
            <text:p>0.9245</text:p>
          </table:table-cell>
          <table:table-cell office:value-type="float" office:value="0.943376572224" calcext:value-type="float">
            <text:p>0.9434</text:p>
          </table:table-cell>
          <table:table-cell office:value-type="float" office:value="0.867420206183" calcext:value-type="float">
            <text:p>0.8674</text:p>
          </table:table-cell>
          <table:table-cell office:value-type="float" office:value="0.921613671325" calcext:value-type="float">
            <text:p>0.92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785693626111" calcext:value-type="float">
            <text:p>0.7857</text:p>
          </table:table-cell>
          <table:table-cell office:value-type="float" office:value="0.804808543544" calcext:value-type="float">
            <text:p>0.8048</text:p>
          </table:table-cell>
          <table:table-cell office:value-type="float" office:value="0.53251448093" calcext:value-type="float">
            <text:p>0.5325</text:p>
          </table:table-cell>
          <table:table-cell office:value-type="float" office:value="0.566092305704" calcext:value-type="float">
            <text:p>0.5661</text:p>
          </table:table-cell>
          <table:table-cell office:value-type="float" office:value="0.80154781457" calcext:value-type="float">
            <text:p>0.80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762692348289" calcext:value-type="float">
            <text:p>0.7627</text:p>
          </table:table-cell>
          <table:table-cell office:value-type="float" office:value="0.824185742923" calcext:value-type="float">
            <text:p>0.8242</text:p>
          </table:table-cell>
          <table:table-cell office:value-type="float" office:value="0.732869949255" calcext:value-type="float">
            <text:p>0.7329</text:p>
          </table:table-cell>
          <table:table-cell office:value-type="float" office:value="0.773807991104" calcext:value-type="float">
            <text:p>0.7738</text:p>
          </table:table-cell>
          <table:table-cell office:value-type="float" office:value="0.89837552854" calcext:value-type="float">
            <text:p>0.898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407883582224" calcext:value-type="float">
            <text:p>0.4079</text:p>
          </table:table-cell>
          <table:table-cell office:value-type="float" office:value="0.174474392699" calcext:value-type="float">
            <text:p>0.1745</text:p>
          </table:table-cell>
          <table:table-cell office:value-type="float" office:value="0.517865066492" calcext:value-type="float">
            <text:p>0.5179</text:p>
          </table:table-cell>
          <table:table-cell office:value-type="float" office:value="0.555459430389" calcext:value-type="float">
            <text:p>0.5555</text:p>
          </table:table-cell>
          <table:table-cell office:value-type="float" office:value="0.502926030276" calcext:value-type="float">
            <text:p>0.502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447565825906" calcext:value-type="float">
            <text:p>0.4476</text:p>
          </table:table-cell>
          <table:table-cell office:value-type="float" office:value="0.514151565942" calcext:value-type="float">
            <text:p>0.5142</text:p>
          </table:table-cell>
          <table:table-cell office:value-type="float" office:value="0.361325634669" calcext:value-type="float">
            <text:p>0.3613</text:p>
          </table:table-cell>
          <table:table-cell office:value-type="float" office:value="0.766977407821" calcext:value-type="float">
            <text:p>0.7670</text:p>
          </table:table-cell>
          <table:table-cell office:value-type="float" office:value="0.965591432971" calcext:value-type="float">
            <text:p>0.965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836585778958" calcext:value-type="float">
            <text:p>0.8366</text:p>
          </table:table-cell>
          <table:table-cell office:value-type="float" office:value="0.769323413396" calcext:value-type="float">
            <text:p>0.7693</text:p>
          </table:table-cell>
          <table:table-cell office:value-type="float" office:value="0.961248625701" calcext:value-type="float">
            <text:p>0.9612</text:p>
          </table:table-cell>
          <table:table-cell office:value-type="float" office:value="0.898026931319" calcext:value-type="float">
            <text:p>0.8980</text:p>
          </table:table-cell>
          <table:table-cell office:value-type="float" office:value="0.963649592352" calcext:value-type="float">
            <text:p>0.963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989523258936" calcext:value-type="float">
            <text:p>0.9895</text:p>
          </table:table-cell>
          <table:table-cell office:value-type="float" office:value="0.926939381144" calcext:value-type="float">
            <text:p>0.9269</text:p>
          </table:table-cell>
          <table:table-cell office:value-type="float" office:value="0.834521215649" calcext:value-type="float">
            <text:p>0.8345</text:p>
          </table:table-cell>
          <table:table-cell office:value-type="float" office:value="0.989431835888" calcext:value-type="float">
            <text:p>0.9894</text:p>
          </table:table-cell>
          <table:table-cell office:value-type="float" office:value="0.985741096632" calcext:value-type="float">
            <text:p>0.985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88334310448" calcext:value-type="float">
            <text:p>0.8833</text:p>
          </table:table-cell>
          <table:table-cell office:value-type="float" office:value="0.863354469055" calcext:value-type="float">
            <text:p>0.8634</text:p>
          </table:table-cell>
          <table:table-cell office:value-type="float" office:value="0.80123900843" calcext:value-type="float">
            <text:p>0.8012</text:p>
          </table:table-cell>
          <table:table-cell office:value-type="float" office:value="0.850179767167" calcext:value-type="float">
            <text:p>0.8502</text:p>
          </table:table-cell>
          <table:table-cell office:value-type="float" office:value="0.897093392981" calcext:value-type="float">
            <text:p>0.897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810706875891" calcext:value-type="float">
            <text:p>0.8107</text:p>
          </table:table-cell>
          <table:table-cell office:value-type="float" office:value="0.783041221976" calcext:value-type="float">
            <text:p>0.7830</text:p>
          </table:table-cell>
          <table:table-cell office:value-type="float" office:value="0.794000291844" calcext:value-type="float">
            <text:p>0.7940</text:p>
          </table:table-cell>
          <table:table-cell office:value-type="float" office:value="0.838628736114" calcext:value-type="float">
            <text:p>0.8386</text:p>
          </table:table-cell>
          <table:table-cell office:value-type="float" office:value="0.808963463302" calcext:value-type="float">
            <text:p>0.809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874434685181" calcext:value-type="float">
            <text:p>0.8744</text:p>
          </table:table-cell>
          <table:table-cell office:value-type="float" office:value="0.836295429385" calcext:value-type="float">
            <text:p>0.8363</text:p>
          </table:table-cell>
          <table:table-cell office:value-type="float" office:value="0.838813316019" calcext:value-type="float">
            <text:p>0.8388</text:p>
          </table:table-cell>
          <table:table-cell office:value-type="float" office:value="0.894854644889" calcext:value-type="float">
            <text:p>0.8949</text:p>
          </table:table-cell>
          <table:table-cell office:value-type="float" office:value="0.848963143479" calcext:value-type="float">
            <text:p>0.849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898800509402" calcext:value-type="float">
            <text:p>0.8988</text:p>
          </table:table-cell>
          <table:table-cell office:value-type="float" office:value="0.854122622566" calcext:value-type="float">
            <text:p>0.8541</text:p>
          </table:table-cell>
          <table:table-cell office:value-type="float" office:value="0.888157613093" calcext:value-type="float">
            <text:p>0.8882</text:p>
          </table:table-cell>
          <table:table-cell office:value-type="float" office:value="0.902601129248" calcext:value-type="float">
            <text:p>0.9026</text:p>
          </table:table-cell>
          <table:table-cell office:value-type="float" office:value="0.897872089384" calcext:value-type="float">
            <text:p>0.897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78351208735" calcext:value-type="float">
            <text:p>0.7835</text:p>
          </table:table-cell>
          <table:table-cell office:value-type="float" office:value="0.748731199469" calcext:value-type="float">
            <text:p>0.7487</text:p>
          </table:table-cell>
          <table:table-cell office:value-type="float" office:value="0.734581403661" calcext:value-type="float">
            <text:p>0.7346</text:p>
          </table:table-cell>
          <table:table-cell office:value-type="float" office:value="0.77854653194" calcext:value-type="float">
            <text:p>0.7785</text:p>
          </table:table-cell>
          <table:table-cell office:value-type="float" office:value="0.791966716938" calcext:value-type="float">
            <text:p>0.79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835272824781" calcext:value-type="float">
            <text:p>0.8353</text:p>
          </table:table-cell>
          <table:table-cell office:value-type="float" office:value="0.756001008965" calcext:value-type="float">
            <text:p>0.7560</text:p>
          </table:table-cell>
          <table:table-cell office:value-type="float" office:value="0.788901613826" calcext:value-type="float">
            <text:p>0.7889</text:p>
          </table:table-cell>
          <table:table-cell office:value-type="float" office:value="0.841482182684" calcext:value-type="float">
            <text:p>0.8415</text:p>
          </table:table-cell>
          <table:table-cell office:value-type="float" office:value="0.828659473653" calcext:value-type="float">
            <text:p>0.828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102:.C120])" office:value-type="float" office:value="0.821943314746579" calcext:value-type="float">
            <text:p>0.8219</text:p>
          </table:table-cell>
          <table:table-cell table:formula="of:=AVERAGE([.D102:.D120])" office:value-type="float" office:value="0.690965521170826" calcext:value-type="float">
            <text:p>0.6910</text:p>
          </table:table-cell>
          <table:table-cell table:formula="of:=AVERAGE([.E102:.E120])" office:value-type="float" office:value="0.709967715621421" calcext:value-type="float">
            <text:p>0.7100</text:p>
          </table:table-cell>
          <table:table-cell table:formula="of:=AVERAGE([.F102:.F120])" office:value-type="float" office:value="0.702454201074526" calcext:value-type="float">
            <text:p>0.7025</text:p>
          </table:table-cell>
          <table:table-cell table:formula="of:=AVERAGE([.G102:.G120])" office:value-type="float" office:value="0.882802910047053" calcext:value-type="float">
            <text:p>0.8828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" calcext:value-type="float">
            <text:p>0.0000</text:p>
          </table:table-cell>
          <table:table-cell office:value-type="float" office:value="0.149638951359" calcext:value-type="float">
            <text:p>0.1496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953928701439" calcext:value-type="float">
            <text:p>0.953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7354619362" calcext:value-type="float">
            <text:p>0.9174</text:p>
          </table:table-cell>
          <table:table-cell office:value-type="float" office:value="0.86454568348" calcext:value-type="float">
            <text:p>0.8645</text:p>
          </table:table-cell>
          <table:table-cell office:value-type="float" office:value="0.913370152832" calcext:value-type="float">
            <text:p>0.9134</text:p>
          </table:table-cell>
          <table:table-cell office:value-type="float" office:value="0.915210046134" calcext:value-type="float">
            <text:p>0.9152</text:p>
          </table:table-cell>
          <table:table-cell office:value-type="float" office:value="0.91570854257" calcext:value-type="float">
            <text:p>0.915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916974214688" calcext:value-type="float">
            <text:p>0.917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917956091236" calcext:value-type="float">
            <text:p>0.9180</text:p>
          </table:table-cell>
          <table:table-cell office:value-type="float" office:value="0.393175546474" calcext:value-type="float">
            <text:p>0.3932</text:p>
          </table:table-cell>
          <table:table-cell office:value-type="float" office:value="0.913373400648" calcext:value-type="float">
            <text:p>0.9134</text:p>
          </table:table-cell>
          <table:table-cell office:value-type="float" office:value="0.872042415473" calcext:value-type="float">
            <text:p>0.8720</text:p>
          </table:table-cell>
          <table:table-cell office:value-type="float" office:value="0.918615173439" calcext:value-type="float">
            <text:p>0.918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87611035" calcext:value-type="float">
            <text:p>0.9789</text:p>
          </table:table-cell>
          <table:table-cell office:value-type="float" office:value="0.976109614749" calcext:value-type="float">
            <text:p>0.9761</text:p>
          </table:table-cell>
          <table:table-cell office:value-type="float" office:value="0.948082654356" calcext:value-type="float">
            <text:p>0.9481</text:p>
          </table:table-cell>
          <table:table-cell office:value-type="float" office:value="0.985922225326" calcext:value-type="float">
            <text:p>0.9859</text:p>
          </table:table-cell>
          <table:table-cell office:value-type="float" office:value="0.978869753213" calcext:value-type="float">
            <text:p>0.978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0.29127455545" calcext:value-type="float">
            <text:p>0.2913</text:p>
          </table:table-cell>
          <table:table-cell office:value-type="float" office:value="0.976898439377" calcext:value-type="float">
            <text:p>0.9769</text:p>
          </table:table-cell>
          <table:table-cell office:value-type="float" office:value="0.96810722137" calcext:value-type="float">
            <text:p>0.9681</text:p>
          </table:table-cell>
          <table:table-cell office:value-type="float" office:value="0" calcext:value-type="float">
            <text:p>0.0000</text:p>
          </table:table-cell>
          <table:table-cell office:value-type="float" office:value="0.520434703242" calcext:value-type="float">
            <text:p>0.520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2184052518" calcext:value-type="float">
            <text:p>0.9218</text:p>
          </table:table-cell>
          <table:table-cell office:value-type="float" office:value="0.918157638151" calcext:value-type="float">
            <text:p>0.9182</text:p>
          </table:table-cell>
          <table:table-cell office:value-type="float" office:value="0.946067611531" calcext:value-type="float">
            <text:p>0.9461</text:p>
          </table:table-cell>
          <table:table-cell office:value-type="float" office:value="0.870589584302" calcext:value-type="float">
            <text:p>0.8706</text:p>
          </table:table-cell>
          <table:table-cell office:value-type="float" office:value="0.920682199041" calcext:value-type="float">
            <text:p>0.920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76970270903" calcext:value-type="float">
            <text:p>0.7697</text:p>
          </table:table-cell>
          <table:table-cell office:value-type="float" office:value="0.735389762329" calcext:value-type="float">
            <text:p>0.7354</text:p>
          </table:table-cell>
          <table:table-cell office:value-type="float" office:value="0.461056596992" calcext:value-type="float">
            <text:p>0.4611</text:p>
          </table:table-cell>
          <table:table-cell office:value-type="float" office:value="0.56038214566" calcext:value-type="float">
            <text:p>0.5604</text:p>
          </table:table-cell>
          <table:table-cell office:value-type="float" office:value="0.721383951055" calcext:value-type="float">
            <text:p>0.72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748847708254" calcext:value-type="float">
            <text:p>0.7488</text:p>
          </table:table-cell>
          <table:table-cell office:value-type="float" office:value="0.796360623278" calcext:value-type="float">
            <text:p>0.7964</text:p>
          </table:table-cell>
          <table:table-cell office:value-type="float" office:value="0.598920255205" calcext:value-type="float">
            <text:p>0.5989</text:p>
          </table:table-cell>
          <table:table-cell office:value-type="float" office:value="0.714214575772" calcext:value-type="float">
            <text:p>0.7142</text:p>
          </table:table-cell>
          <table:table-cell office:value-type="float" office:value="0.825016545068" calcext:value-type="float">
            <text:p>0.82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306830206914" calcext:value-type="float">
            <text:p>0.3068</text:p>
          </table:table-cell>
          <table:table-cell office:value-type="float" office:value="0.218831125313" calcext:value-type="float">
            <text:p>0.2188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86135746093" calcext:value-type="float">
            <text:p>0.386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345650242425" calcext:value-type="float">
            <text:p>0.3457</text:p>
          </table:table-cell>
          <table:table-cell office:value-type="float" office:value="0.382214482801" calcext:value-type="float">
            <text:p>0.3822</text:p>
          </table:table-cell>
          <table:table-cell office:value-type="float" office:value="0.332695326039" calcext:value-type="float">
            <text:p>0.3327</text:p>
          </table:table-cell>
          <table:table-cell office:value-type="float" office:value="0.238140601382" calcext:value-type="float">
            <text:p>0.2381</text:p>
          </table:table-cell>
          <table:table-cell office:value-type="float" office:value="0.723060725093" calcext:value-type="float">
            <text:p>0.72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817756819616" calcext:value-type="float">
            <text:p>0.8178</text:p>
          </table:table-cell>
          <table:table-cell office:value-type="float" office:value="0.617146881267" calcext:value-type="float">
            <text:p>0.6171</text:p>
          </table:table-cell>
          <table:table-cell office:value-type="float" office:value="0.877974933491" calcext:value-type="float">
            <text:p>0.8780</text:p>
          </table:table-cell>
          <table:table-cell office:value-type="float" office:value="0.814123110915" calcext:value-type="float">
            <text:p>0.8141</text:p>
          </table:table-cell>
          <table:table-cell office:value-type="float" office:value="0.813781973321" calcext:value-type="float">
            <text:p>0.813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98108630135" calcext:value-type="float">
            <text:p>0.9811</text:p>
          </table:table-cell>
          <table:table-cell office:value-type="float" office:value="0.852726471059" calcext:value-type="float">
            <text:p>0.8527</text:p>
          </table:table-cell>
          <table:table-cell office:value-type="float" office:value="0.736392887539" calcext:value-type="float">
            <text:p>0.7364</text:p>
          </table:table-cell>
          <table:table-cell office:value-type="float" office:value="0.962448550937" calcext:value-type="float">
            <text:p>0.9624</text:p>
          </table:table-cell>
          <table:table-cell office:value-type="float" office:value="0.974957666178" calcext:value-type="float">
            <text:p>0.97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848412751648" calcext:value-type="float">
            <text:p>0.8484</text:p>
          </table:table-cell>
          <table:table-cell office:value-type="float" office:value="0.833538822655" calcext:value-type="float">
            <text:p>0.8335</text:p>
          </table:table-cell>
          <table:table-cell office:value-type="float" office:value="0.707830236516" calcext:value-type="float">
            <text:p>0.7078</text:p>
          </table:table-cell>
          <table:table-cell office:value-type="float" office:value="0.804095162918" calcext:value-type="float">
            <text:p>0.8041</text:p>
          </table:table-cell>
          <table:table-cell office:value-type="float" office:value="0.896100049248" calcext:value-type="float">
            <text:p>0.896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789492868361" calcext:value-type="float">
            <text:p>0.7895</text:p>
          </table:table-cell>
          <table:table-cell office:value-type="float" office:value="0.751003546743" calcext:value-type="float">
            <text:p>0.7510</text:p>
          </table:table-cell>
          <table:table-cell office:value-type="float" office:value="0.72902740619" calcext:value-type="float">
            <text:p>0.7290</text:p>
          </table:table-cell>
          <table:table-cell office:value-type="float" office:value="0.781052527302" calcext:value-type="float">
            <text:p>0.7811</text:p>
          </table:table-cell>
          <table:table-cell office:value-type="float" office:value="0.804434393466" calcext:value-type="float">
            <text:p>0.804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854960957632" calcext:value-type="float">
            <text:p>0.8550</text:p>
          </table:table-cell>
          <table:table-cell office:value-type="float" office:value="0.820528766572" calcext:value-type="float">
            <text:p>0.8205</text:p>
          </table:table-cell>
          <table:table-cell office:value-type="float" office:value="0.848074817188" calcext:value-type="float">
            <text:p>0.8481</text:p>
          </table:table-cell>
          <table:table-cell office:value-type="float" office:value="0.802383231227" calcext:value-type="float">
            <text:p>0.8024</text:p>
          </table:table-cell>
          <table:table-cell office:value-type="float" office:value="0.839966448129" calcext:value-type="float">
            <text:p>0.84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890628027333" calcext:value-type="float">
            <text:p>0.8906</text:p>
          </table:table-cell>
          <table:table-cell office:value-type="float" office:value="0.822537121053" calcext:value-type="float">
            <text:p>0.8225</text:p>
          </table:table-cell>
          <table:table-cell office:value-type="float" office:value="0.778245517236" calcext:value-type="float">
            <text:p>0.7782</text:p>
          </table:table-cell>
          <table:table-cell office:value-type="float" office:value="0.87624850603" calcext:value-type="float">
            <text:p>0.8762</text:p>
          </table:table-cell>
          <table:table-cell office:value-type="float" office:value="0.896903506325" calcext:value-type="float">
            <text:p>0.896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743111895916" calcext:value-type="float">
            <text:p>0.7431</text:p>
          </table:table-cell>
          <table:table-cell office:value-type="float" office:value="0.720670723827" calcext:value-type="float">
            <text:p>0.7207</text:p>
          </table:table-cell>
          <table:table-cell office:value-type="float" office:value="0.60795917468" calcext:value-type="float">
            <text:p>0.6080</text:p>
          </table:table-cell>
          <table:table-cell office:value-type="float" office:value="0.69008432837" calcext:value-type="float">
            <text:p>0.6901</text:p>
          </table:table-cell>
          <table:table-cell office:value-type="float" office:value="0.788950459204" calcext:value-type="float">
            <text:p>0.789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82114833376" calcext:value-type="float">
            <text:p>0.8211</text:p>
          </table:table-cell>
          <table:table-cell office:value-type="float" office:value="0.751547248846" calcext:value-type="float">
            <text:p>0.7515</text:p>
          </table:table-cell>
          <table:table-cell office:value-type="float" office:value="0.776110740616" calcext:value-type="float">
            <text:p>0.7761</text:p>
          </table:table-cell>
          <table:table-cell office:value-type="float" office:value="0.807334078468" calcext:value-type="float">
            <text:p>0.8073</text:p>
          </table:table-cell>
          <table:table-cell office:value-type="float" office:value="0.826833116445" calcext:value-type="float">
            <text:p>0.826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123:.C141])" office:value-type="float" office:value="0.68131214335879" calcext:value-type="float">
            <text:p>0.6813</text:p>
          </table:table-cell>
          <table:table-cell table:formula="of:=AVERAGE([.D123:.D141])" office:value-type="float" office:value="0.662159023649105" calcext:value-type="float">
            <text:p>0.6622</text:p>
          </table:table-cell>
          <table:table-cell table:formula="of:=AVERAGE([.E123:.E141])" office:value-type="float" office:value="0.639120470127842" calcext:value-type="float">
            <text:p>0.6391</text:p>
          </table:table-cell>
          <table:table-cell table:formula="of:=AVERAGE([.F123:.F141])" office:value-type="float" office:value="0.615487952116632" calcext:value-type="float">
            <text:p>0.6155</text:p>
          </table:table-cell>
          <table:table-cell table:formula="of:=AVERAGE([.G123:.G141])" office:value-type="float" office:value="0.822249361434579" calcext:value-type="float">
            <text:p>0.8222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" calcext:value-type="float">
            <text:p>0.0000</text:p>
          </table:table-cell>
          <table:table-cell office:value-type="float" office:value="0.244835894814" calcext:value-type="float">
            <text:p>0.2448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8077861508" calcext:value-type="float">
            <text:p>0.9181</text:p>
          </table:table-cell>
          <table:table-cell office:value-type="float" office:value="0.856166578861" calcext:value-type="float">
            <text:p>0.8562</text:p>
          </table:table-cell>
          <table:table-cell office:value-type="float" office:value="0.907821605986" calcext:value-type="float">
            <text:p>0.9078</text:p>
          </table:table-cell>
          <table:table-cell office:value-type="float" office:value="0.915541054151" calcext:value-type="float">
            <text:p>0.9155</text:p>
          </table:table-cell>
          <table:table-cell office:value-type="float" office:value="0.916902084556" calcext:value-type="float">
            <text:p>0.916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858847912855" calcext:value-type="float">
            <text:p>0.8588</text:p>
          </table:table-cell>
          <table:table-cell office:value-type="float" office:value="0.446465862163" calcext:value-type="float">
            <text:p>0.4465</text:p>
          </table:table-cell>
          <table:table-cell office:value-type="float" office:value="0.905920961001" calcext:value-type="float">
            <text:p>0.9059</text:p>
          </table:table-cell>
          <table:table-cell office:value-type="float" office:value="0.777812140608" calcext:value-type="float">
            <text:p>0.7778</text:p>
          </table:table-cell>
          <table:table-cell office:value-type="float" office:value="0.920636515573" calcext:value-type="float">
            <text:p>0.920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858907893" calcext:value-type="float">
            <text:p>0.9789</text:p>
          </table:table-cell>
          <table:table-cell office:value-type="float" office:value="0.974169879923" calcext:value-type="float">
            <text:p>0.9742</text:p>
          </table:table-cell>
          <table:table-cell office:value-type="float" office:value="0.823312592435" calcext:value-type="float">
            <text:p>0.8233</text:p>
          </table:table-cell>
          <table:table-cell office:value-type="float" office:value="0.985831331546" calcext:value-type="float">
            <text:p>0.9858</text:p>
          </table:table-cell>
          <table:table-cell office:value-type="float" office:value="0.978894692337" calcext:value-type="float">
            <text:p>0.978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0" calcext:value-type="float">
            <text:p>0.0000</text:p>
          </table:table-cell>
          <table:table-cell office:value-type="float" office:value="0.97602327308" calcext:value-type="float">
            <text:p>0.9760</text:p>
          </table:table-cell>
          <table:table-cell office:value-type="float" office:value="0.966630035728" calcext:value-type="float">
            <text:p>0.9666</text:p>
          </table:table-cell>
          <table:table-cell office:value-type="float" office:value="0" calcext:value-type="float">
            <text:p>0.0000</text:p>
          </table:table-cell>
          <table:table-cell office:value-type="float" office:value="0.0169525775558" calcext:value-type="float">
            <text:p>0.017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21199838165" calcext:value-type="float">
            <text:p>0.9212</text:p>
          </table:table-cell>
          <table:table-cell office:value-type="float" office:value="0.915307377819" calcext:value-type="float">
            <text:p>0.9153</text:p>
          </table:table-cell>
          <table:table-cell office:value-type="float" office:value="0.939068218938" calcext:value-type="float">
            <text:p>0.9391</text:p>
          </table:table-cell>
          <table:table-cell office:value-type="float" office:value="0.863510700619" calcext:value-type="float">
            <text:p>0.8635</text:p>
          </table:table-cell>
          <table:table-cell office:value-type="float" office:value="0.919092094605" calcext:value-type="float">
            <text:p>0.919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553415503205" calcext:value-type="float">
            <text:p>0.5534</text:p>
          </table:table-cell>
          <table:table-cell office:value-type="float" office:value="0.598797453327" calcext:value-type="float">
            <text:p>0.5988</text:p>
          </table:table-cell>
          <table:table-cell office:value-type="float" office:value="0.306231681591" calcext:value-type="float">
            <text:p>0.3062</text:p>
          </table:table-cell>
          <table:table-cell office:value-type="float" office:value="0.540454929428" calcext:value-type="float">
            <text:p>0.5405</text:p>
          </table:table-cell>
          <table:table-cell office:value-type="float" office:value="0.581835933129" calcext:value-type="float">
            <text:p>0.58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713439842506" calcext:value-type="float">
            <text:p>0.7134</text:p>
          </table:table-cell>
          <table:table-cell office:value-type="float" office:value="0.754596936708" calcext:value-type="float">
            <text:p>0.7546</text:p>
          </table:table-cell>
          <table:table-cell office:value-type="float" office:value="0.462372871794" calcext:value-type="float">
            <text:p>0.4624</text:p>
          </table:table-cell>
          <table:table-cell office:value-type="float" office:value="0.599881299121" calcext:value-type="float">
            <text:p>0.5999</text:p>
          </table:table-cell>
          <table:table-cell office:value-type="float" office:value="0.653231215744" calcext:value-type="float">
            <text:p>0.65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147095357466" calcext:value-type="float">
            <text:p>0.1471</text:p>
          </table:table-cell>
          <table:table-cell office:value-type="float" office:value="0.228350649525" calcext:value-type="float">
            <text:p>0.2284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20965897129" calcext:value-type="float">
            <text:p>0.22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243901735188" calcext:value-type="float">
            <text:p>0.2439</text:p>
          </table:table-cell>
          <table:table-cell office:value-type="float" office:value="0.254371182556" calcext:value-type="float">
            <text:p>0.2544</text:p>
          </table:table-cell>
          <table:table-cell office:value-type="float" office:value="0.330673661045" calcext:value-type="float">
            <text:p>0.3307</text:p>
          </table:table-cell>
          <table:table-cell office:value-type="float" office:value="0.098004454114" calcext:value-type="float">
            <text:p>0.0980</text:p>
          </table:table-cell>
          <table:table-cell office:value-type="float" office:value="0.324893684248" calcext:value-type="float">
            <text:p>0.324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638837263388" calcext:value-type="float">
            <text:p>0.6388</text:p>
          </table:table-cell>
          <table:table-cell office:value-type="float" office:value="0.556800173796" calcext:value-type="float">
            <text:p>0.5568</text:p>
          </table:table-cell>
          <table:table-cell office:value-type="float" office:value="0.63014793329" calcext:value-type="float">
            <text:p>0.6301</text:p>
          </table:table-cell>
          <table:table-cell office:value-type="float" office:value="0.748046760508" calcext:value-type="float">
            <text:p>0.7480</text:p>
          </table:table-cell>
          <table:table-cell office:value-type="float" office:value="0.619355600007" calcext:value-type="float">
            <text:p>0.61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90280412092" calcext:value-type="float">
            <text:p>0.9028</text:p>
          </table:table-cell>
          <table:table-cell office:value-type="float" office:value="0.819550908782" calcext:value-type="float">
            <text:p>0.8196</text:p>
          </table:table-cell>
          <table:table-cell office:value-type="float" office:value="0.59083701769" calcext:value-type="float">
            <text:p>0.5908</text:p>
          </table:table-cell>
          <table:table-cell office:value-type="float" office:value="0.818795314329" calcext:value-type="float">
            <text:p>0.8188</text:p>
          </table:table-cell>
          <table:table-cell office:value-type="float" office:value="0.933153338041" calcext:value-type="float">
            <text:p>0.93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710971283639" calcext:value-type="float">
            <text:p>0.7110</text:p>
          </table:table-cell>
          <table:table-cell office:value-type="float" office:value="0.75292013945" calcext:value-type="float">
            <text:p>0.7529</text:p>
          </table:table-cell>
          <table:table-cell office:value-type="float" office:value="0.391950266309" calcext:value-type="float">
            <text:p>0.3920</text:p>
          </table:table-cell>
          <table:table-cell office:value-type="float" office:value="0.695858956934" calcext:value-type="float">
            <text:p>0.6959</text:p>
          </table:table-cell>
          <table:table-cell office:value-type="float" office:value="0.880768052936" calcext:value-type="float">
            <text:p>0.880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689339935365" calcext:value-type="float">
            <text:p>0.6893</text:p>
          </table:table-cell>
          <table:table-cell office:value-type="float" office:value="0.696720482514" calcext:value-type="float">
            <text:p>0.6967</text:p>
          </table:table-cell>
          <table:table-cell office:value-type="float" office:value="0.524678263275" calcext:value-type="float">
            <text:p>0.5247</text:p>
          </table:table-cell>
          <table:table-cell office:value-type="float" office:value="0.466792851064" calcext:value-type="float">
            <text:p>0.4668</text:p>
          </table:table-cell>
          <table:table-cell office:value-type="float" office:value="0.79537016072" calcext:value-type="float">
            <text:p>0.795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789020460144" calcext:value-type="float">
            <text:p>0.7890</text:p>
          </table:table-cell>
          <table:table-cell office:value-type="float" office:value="0.779039508471" calcext:value-type="float">
            <text:p>0.7790</text:p>
          </table:table-cell>
          <table:table-cell office:value-type="float" office:value="0.715299130386" calcext:value-type="float">
            <text:p>0.7153</text:p>
          </table:table-cell>
          <table:table-cell office:value-type="float" office:value="0.456114577118" calcext:value-type="float">
            <text:p>0.4561</text:p>
          </table:table-cell>
          <table:table-cell office:value-type="float" office:value="0.847874328329" calcext:value-type="float">
            <text:p>0.847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79688809296" calcext:value-type="float">
            <text:p>0.7969</text:p>
          </table:table-cell>
          <table:table-cell office:value-type="float" office:value="0.769267025313" calcext:value-type="float">
            <text:p>0.7693</text:p>
          </table:table-cell>
          <table:table-cell office:value-type="float" office:value="0.325099230299" calcext:value-type="float">
            <text:p>0.3251</text:p>
          </table:table-cell>
          <table:table-cell office:value-type="float" office:value="0.64841674276" calcext:value-type="float">
            <text:p>0.6484</text:p>
          </table:table-cell>
          <table:table-cell office:value-type="float" office:value="0.869620932708" calcext:value-type="float">
            <text:p>0.869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636258403507" calcext:value-type="float">
            <text:p>0.6363</text:p>
          </table:table-cell>
          <table:table-cell office:value-type="float" office:value="0.661523280773" calcext:value-type="float">
            <text:p>0.6615</text:p>
          </table:table-cell>
          <table:table-cell office:value-type="float" office:value="0.290376768122" calcext:value-type="float">
            <text:p>0.2904</text:p>
          </table:table-cell>
          <table:table-cell office:value-type="float" office:value="0.550212412252" calcext:value-type="float">
            <text:p>0.5502</text:p>
          </table:table-cell>
          <table:table-cell office:value-type="float" office:value="0.784871774185" calcext:value-type="float">
            <text:p>0.784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691603594583" calcext:value-type="float">
            <text:p>0.6916</text:p>
          </table:table-cell>
          <table:table-cell office:value-type="float" office:value="0.605963625583" calcext:value-type="float">
            <text:p>0.6060</text:p>
          </table:table-cell>
          <table:table-cell office:value-type="float" office:value="0.646092039862" calcext:value-type="float">
            <text:p>0.6461</text:p>
          </table:table-cell>
          <table:table-cell office:value-type="float" office:value="0.563707687911" calcext:value-type="float">
            <text:p>0.5637</text:p>
          </table:table-cell>
          <table:table-cell office:value-type="float" office:value="0.811434954203" calcext:value-type="float">
            <text:p>0.811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144:.C162])" office:value-type="float" office:value="0.588976848068" calcext:value-type="float">
            <text:p>0.5890</text:p>
          </table:table-cell>
          <table:table-cell table:formula="of:=AVERAGE([.D144:.D162])" office:value-type="float" office:value="0.625835275445158" calcext:value-type="float">
            <text:p>0.6258</text:p>
          </table:table-cell>
          <table:table-cell table:formula="of:=AVERAGE([.E144:.E162])" office:value-type="float" office:value="0.513500646197421" calcext:value-type="float">
            <text:p>0.5135</text:p>
          </table:table-cell>
          <table:table-cell table:formula="of:=AVERAGE([.F144:.F162])" office:value-type="float" office:value="0.512051642761211" calcext:value-type="float">
            <text:p>0.5121</text:p>
          </table:table-cell>
          <table:table-cell table:formula="of:=AVERAGE([.G144:.G162])" office:value-type="float" office:value="0.635571254526621" calcext:value-type="float">
            <text:p>0.6356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" calcext:value-type="float">
            <text:p>0.0000</text:p>
          </table:table-cell>
          <table:table-cell office:value-type="float" office:value="0.375082770249" calcext:value-type="float">
            <text:p>0.3751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7491720532" calcext:value-type="float">
            <text:p>0.9175</text:p>
          </table:table-cell>
          <table:table-cell office:value-type="float" office:value="0.858527092873" calcext:value-type="float">
            <text:p>0.8585</text:p>
          </table:table-cell>
          <table:table-cell office:value-type="float" office:value="0.791065224909" calcext:value-type="float">
            <text:p>0.7911</text:p>
          </table:table-cell>
          <table:table-cell office:value-type="float" office:value="0.897872286524" calcext:value-type="float">
            <text:p>0.8979</text:p>
          </table:table-cell>
          <table:table-cell office:value-type="float" office:value="0.91857524644" calcext:value-type="float">
            <text:p>0.918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877933867818" calcext:value-type="float">
            <text:p>0.8779</text:p>
          </table:table-cell>
          <table:table-cell office:value-type="float" office:value="0.419103892541" calcext:value-type="float">
            <text:p>0.4191</text:p>
          </table:table-cell>
          <table:table-cell office:value-type="float" office:value="0.753126583455" calcext:value-type="float">
            <text:p>0.7531</text:p>
          </table:table-cell>
          <table:table-cell office:value-type="float" office:value="0.768450738757" calcext:value-type="float">
            <text:p>0.7685</text:p>
          </table:table-cell>
          <table:table-cell office:value-type="float" office:value="0.922586194119" calcext:value-type="float">
            <text:p>0.922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719455412" calcext:value-type="float">
            <text:p>0.9787</text:p>
          </table:table-cell>
          <table:table-cell office:value-type="float" office:value="0.972497943449" calcext:value-type="float">
            <text:p>0.9725</text:p>
          </table:table-cell>
          <table:table-cell office:value-type="float" office:value="0.300023075542" calcext:value-type="float">
            <text:p>0.3000</text:p>
          </table:table-cell>
          <table:table-cell office:value-type="float" office:value="0.976840648078" calcext:value-type="float">
            <text:p>0.9768</text:p>
          </table:table-cell>
          <table:table-cell office:value-type="float" office:value="0.978851686118" calcext:value-type="float">
            <text:p>0.978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883354095228" calcext:value-type="float">
            <text:p>0.8834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18344186869" calcext:value-type="float">
            <text:p>0.9183</text:p>
          </table:table-cell>
          <table:table-cell office:value-type="float" office:value="0.940604445252" calcext:value-type="float">
            <text:p>0.9406</text:p>
          </table:table-cell>
          <table:table-cell office:value-type="float" office:value="0.892729957147" calcext:value-type="float">
            <text:p>0.8927</text:p>
          </table:table-cell>
          <table:table-cell office:value-type="float" office:value="0.637527484838" calcext:value-type="float">
            <text:p>0.6375</text:p>
          </table:table-cell>
          <table:table-cell office:value-type="float" office:value="0.912273551662" calcext:value-type="float">
            <text:p>0.91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528733648749" calcext:value-type="float">
            <text:p>0.5287</text:p>
          </table:table-cell>
          <table:table-cell office:value-type="float" office:value="0.582906978165" calcext:value-type="float">
            <text:p>0.5829</text:p>
          </table:table-cell>
          <table:table-cell office:value-type="float" office:value="0.251426477412" calcext:value-type="float">
            <text:p>0.2514</text:p>
          </table:table-cell>
          <table:table-cell office:value-type="float" office:value="0.509542747185" calcext:value-type="float">
            <text:p>0.5095</text:p>
          </table:table-cell>
          <table:table-cell office:value-type="float" office:value="0.507972858359" calcext:value-type="float">
            <text:p>0.508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63022303591" calcext:value-type="float">
            <text:p>0.6302</text:p>
          </table:table-cell>
          <table:table-cell office:value-type="float" office:value="0.68808980307" calcext:value-type="float">
            <text:p>0.6881</text:p>
          </table:table-cell>
          <table:table-cell office:value-type="float" office:value="0.250929305176" calcext:value-type="float">
            <text:p>0.2509</text:p>
          </table:table-cell>
          <table:table-cell office:value-type="float" office:value="0.493819655379" calcext:value-type="float">
            <text:p>0.4938</text:p>
          </table:table-cell>
          <table:table-cell office:value-type="float" office:value="0.491008988219" calcext:value-type="float">
            <text:p>0.49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0243613809578" calcext:value-type="float">
            <text:p>0.0244</text:p>
          </table:table-cell>
          <table:table-cell office:value-type="float" office:value="0.264675342743" calcext:value-type="float">
            <text:p>0.2647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20573766672" calcext:value-type="float">
            <text:p>0.120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119591238281" calcext:value-type="float">
            <text:p>0.1196</text:p>
          </table:table-cell>
          <table:table-cell office:value-type="float" office:value="0.0557164741449" calcext:value-type="float">
            <text:p>0.0557</text:p>
          </table:table-cell>
          <table:table-cell office:value-type="float" office:value="0.322323703539" calcext:value-type="float">
            <text:p>0.3223</text:p>
          </table:table-cell>
          <table:table-cell office:value-type="float" office:value="0.00209736112754" calcext:value-type="float">
            <text:p>0.0021</text:p>
          </table:table-cell>
          <table:table-cell office:value-type="float" office:value="0.157002984788" calcext:value-type="float">
            <text:p>0.157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605826828053" calcext:value-type="float">
            <text:p>0.6058</text:p>
          </table:table-cell>
          <table:table-cell office:value-type="float" office:value="0.541659187633" calcext:value-type="float">
            <text:p>0.5417</text:p>
          </table:table-cell>
          <table:table-cell office:value-type="float" office:value="0.512145520471" calcext:value-type="float">
            <text:p>0.5121</text:p>
          </table:table-cell>
          <table:table-cell office:value-type="float" office:value="0.549115043851" calcext:value-type="float">
            <text:p>0.5491</text:p>
          </table:table-cell>
          <table:table-cell office:value-type="float" office:value="0.578426557481" calcext:value-type="float">
            <text:p>0.578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779891561348" calcext:value-type="float">
            <text:p>0.7799</text:p>
          </table:table-cell>
          <table:table-cell office:value-type="float" office:value="0.802810372594" calcext:value-type="float">
            <text:p>0.8028</text:p>
          </table:table-cell>
          <table:table-cell office:value-type="float" office:value="0.466580278684" calcext:value-type="float">
            <text:p>0.4666</text:p>
          </table:table-cell>
          <table:table-cell office:value-type="float" office:value="0.731607225911" calcext:value-type="float">
            <text:p>0.7316</text:p>
          </table:table-cell>
          <table:table-cell office:value-type="float" office:value="0.868655141468" calcext:value-type="float">
            <text:p>0.868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599508774806" calcext:value-type="float">
            <text:p>0.5995</text:p>
          </table:table-cell>
          <table:table-cell office:value-type="float" office:value="0.714105491212" calcext:value-type="float">
            <text:p>0.7141</text:p>
          </table:table-cell>
          <table:table-cell office:value-type="float" office:value="0.104397596355" calcext:value-type="float">
            <text:p>0.1044</text:p>
          </table:table-cell>
          <table:table-cell office:value-type="float" office:value="0.589887398081" calcext:value-type="float">
            <text:p>0.5899</text:p>
          </table:table-cell>
          <table:table-cell office:value-type="float" office:value="0.832389411158" calcext:value-type="float">
            <text:p>0.832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617304770087" calcext:value-type="float">
            <text:p>0.6173</text:p>
          </table:table-cell>
          <table:table-cell office:value-type="float" office:value="0.681139955267" calcext:value-type="float">
            <text:p>0.6811</text:p>
          </table:table-cell>
          <table:table-cell office:value-type="float" office:value="0.437020381917" calcext:value-type="float">
            <text:p>0.4370</text:p>
          </table:table-cell>
          <table:table-cell office:value-type="float" office:value="0.406078340792" calcext:value-type="float">
            <text:p>0.4061</text:p>
          </table:table-cell>
          <table:table-cell office:value-type="float" office:value="0.77428454954" calcext:value-type="float">
            <text:p>0.774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657781944378" calcext:value-type="float">
            <text:p>0.6578</text:p>
          </table:table-cell>
          <table:table-cell office:value-type="float" office:value="0.736952406674" calcext:value-type="float">
            <text:p>0.7370</text:p>
          </table:table-cell>
          <table:table-cell office:value-type="float" office:value="0.536223834828" calcext:value-type="float">
            <text:p>0.5362</text:p>
          </table:table-cell>
          <table:table-cell office:value-type="float" office:value="0.344443005919" calcext:value-type="float">
            <text:p>0.3444</text:p>
          </table:table-cell>
          <table:table-cell office:value-type="float" office:value="0.839504254724" calcext:value-type="float">
            <text:p>0.83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644818702136" calcext:value-type="float">
            <text:p>0.6448</text:p>
          </table:table-cell>
          <table:table-cell office:value-type="float" office:value="0.707862076251" calcext:value-type="float">
            <text:p>0.7079</text:p>
          </table:table-cell>
          <table:table-cell office:value-type="float" office:value="0.26242457033" calcext:value-type="float">
            <text:p>0.2624</text:p>
          </table:table-cell>
          <table:table-cell office:value-type="float" office:value="0.518402358047" calcext:value-type="float">
            <text:p>0.5184</text:p>
          </table:table-cell>
          <table:table-cell office:value-type="float" office:value="0.781816384615" calcext:value-type="float">
            <text:p>0.78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501595775052" calcext:value-type="float">
            <text:p>0.5016</text:p>
          </table:table-cell>
          <table:table-cell office:value-type="float" office:value="0.624161955026" calcext:value-type="float">
            <text:p>0.6242</text:p>
          </table:table-cell>
          <table:table-cell office:value-type="float" office:value="0.178771487433" calcext:value-type="float">
            <text:p>0.1788</text:p>
          </table:table-cell>
          <table:table-cell office:value-type="float" office:value="0.465489565457" calcext:value-type="float">
            <text:p>0.4655</text:p>
          </table:table-cell>
          <table:table-cell office:value-type="float" office:value="0.731663079502" calcext:value-type="float">
            <text:p>0.73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561743276056" calcext:value-type="float">
            <text:p>0.5617</text:p>
          </table:table-cell>
          <table:table-cell office:value-type="float" office:value="0.426075952176" calcext:value-type="float">
            <text:p>0.4261</text:p>
          </table:table-cell>
          <table:table-cell office:value-type="float" office:value="0.514226984465" calcext:value-type="float">
            <text:p>0.5142</text:p>
          </table:table-cell>
          <table:table-cell office:value-type="float" office:value="0.39217297484" calcext:value-type="float">
            <text:p>0.3922</text:p>
          </table:table-cell>
          <table:table-cell office:value-type="float" office:value="0.732497955114" calcext:value-type="float">
            <text:p>0.732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165:.C183])" office:value-type="float" office:value="0.524414219286568" calcext:value-type="float">
            <text:p>0.5244</text:p>
          </table:table-cell>
          <table:table-cell table:formula="of:=AVERAGE([.D165:.D183])" office:value-type="float" office:value="0.546945902069469" calcext:value-type="float">
            <text:p>0.5469</text:p>
          </table:table-cell>
          <table:table-cell table:formula="of:=AVERAGE([.E165:.E183])" office:value-type="float" office:value="0.392461530362684" calcext:value-type="float">
            <text:p>0.3925</text:p>
          </table:table-cell>
          <table:table-cell table:formula="of:=AVERAGE([.F165:.F183])" office:value-type="float" office:value="0.435965622883502" calcext:value-type="float">
            <text:p>0.4360</text:p>
          </table:table-cell>
          <table:table-cell table:formula="of:=AVERAGE([.G165:.G183])" office:value-type="float" office:value="0.586741189998895" calcext:value-type="float">
            <text:p>0.5867</text:p>
          </table:table-cell>
          <table:table-cell table:number-columns-repeated="7"/>
        </table:table-row>
        <table:table-row table:style-name="ro1" table:number-rows-repeated="104839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Factor de distancia inicial" table:style-name="ta1">
        <office:forms form:automatic-focus="false" form:apply-design-mode="false"/>
        <table:shapes>
          <draw:frame draw:z-index="0" draw:style-name="gr1" draw:text-style-name="P1" svg:width="453.51pt" svg:height="255.09pt" svg:x="770.85pt" svg:y="655.63pt">
            <draw:object draw:notify-on-update-of-ranges="'Factor de distancia inicial'.A52:'Factor de distancia inicial'.A52 'Factor de distancia inicial'.B52:'Factor de distancia inicial'.L52 'Factor de distancia inicial'.A53:'Factor de distancia inicial'.A53 'Factor de distancia inicial'.B53:'Factor de distancia inicial'.L53 'Factor de distancia inicial'.A54:'Factor de distancia inicial'.A54 'Factor de distancia inicial'.B54:'Factor de distancia inicial'.L5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11" table:default-cell-style-name="ce24"/>
        <table:table-column table:style-name="co1" table:default-cell-style-name="Default"/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.2" calcext:value-type="float">
            <text:p>0.2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4" calcext:value-type="float">
            <text:p>0.4000</text:p>
          </table:table-cell>
          <table:table-cell office:value-type="float" office:value="0.5" calcext:value-type="float">
            <text:p>0.5000</text:p>
          </table:table-cell>
          <table:table-cell office:value-type="float" office:value="0.6" calcext:value-type="float">
            <text:p>0.6000</text:p>
          </table:table-cell>
          <table:table-cell office:value-type="float" office:value="0.7" calcext:value-type="float">
            <text:p>0.7000</text:p>
          </table:table-cell>
          <table:table-cell office:value-type="float" office:value="0.8" calcext:value-type="float">
            <text:p>0.8000</text:p>
          </table:table-cell>
          <table:table-cell office:value-type="float" office:value="0.9" calcext:value-type="float">
            <text:p>0.9000</text:p>
          </table:table-cell>
          <table:table-cell office:value-type="float" office:value="1" calcext:value-type="float">
            <text:p>1.0000</text:p>
          </table:table-cell>
          <table:table-cell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786735787485" calcext:value-type="float">
            <text:p>0.7867</text:p>
          </table:table-cell>
          <table:table-cell office:value-type="float" office:value="0.970983117927" calcext:value-type="float">
            <text:p>0.9710</text:p>
          </table:table-cell>
          <table:table-cell office:value-type="float" office:value="0.982305632131" calcext:value-type="float">
            <text:p>0.9823</text:p>
          </table:table-cell>
          <table:table-cell office:value-type="float" office:value="0.977552653292" calcext:value-type="float">
            <text:p>0.9776</text:p>
          </table:table-cell>
          <table:table-cell office:value-type="float" office:value="0.980922171145" calcext:value-type="float">
            <text:p>0.9809</text:p>
          </table:table-cell>
          <table:table-cell office:value-type="float" office:value="0.981848144704" calcext:value-type="float">
            <text:p>0.9818</text:p>
          </table:table-cell>
          <table:table-cell office:value-type="float" office:value="0.986440190631" calcext:value-type="float">
            <text:p>0.9864</text:p>
          </table:table-cell>
          <table:table-cell office:value-type="float" office:value="0.984853636165" calcext:value-type="float">
            <text:p>0.9849</text:p>
          </table:table-cell>
          <table:table-cell office:value-type="float" office:value="0.980552252218" calcext:value-type="float">
            <text:p>0.9806</text:p>
          </table:table-cell>
          <table:table-cell office:value-type="float" office:value="0.971835227427" calcext:value-type="float">
            <text:p>0.9718</text:p>
          </table:table-cell>
          <table:table-cell office:value-type="float" office:value="0.990705008518" calcext:value-type="float">
            <text:p>0.9907</text:p>
          </table:table-cell>
          <table:table-cell table:formula="of:=[.H2]-[.B2]" office:value-type="float" office:value="0.199704403146" calcext:value-type="float">
            <text:p>0.199704403146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55066724553" calcext:value-type="float">
            <text:p>0.9551</text:p>
          </table:table-cell>
          <table:table-cell office:value-type="float" office:value="0.996424356793" calcext:value-type="float">
            <text:p>0.9964</text:p>
          </table:table-cell>
          <table:table-cell office:value-type="float" office:value="0.996424472211" calcext:value-type="float">
            <text:p>0.9964</text:p>
          </table:table-cell>
          <table:table-cell office:value-type="float" office:value="0.996423656329" calcext:value-type="float">
            <text:p>0.9964</text:p>
          </table:table-cell>
          <table:table-cell office:value-type="float" office:value="0.99642201396" calcext:value-type="float">
            <text:p>0.9964</text:p>
          </table:table-cell>
          <table:table-cell office:value-type="float" office:value="0.996421395733" calcext:value-type="float">
            <text:p>0.9964</text:p>
          </table:table-cell>
          <table:table-cell office:value-type="float" office:value="0.996419531653" calcext:value-type="float">
            <text:p>0.9964</text:p>
          </table:table-cell>
          <table:table-cell office:value-type="float" office:value="0.99641791106" calcext:value-type="float">
            <text:p>0.9964</text:p>
          </table:table-cell>
          <table:table-cell office:value-type="float" office:value="0.996418200644" calcext:value-type="float">
            <text:p>0.9964</text:p>
          </table:table-cell>
          <table:table-cell office:value-type="float" office:value="0.996417198383" calcext:value-type="float">
            <text:p>0.9964</text:p>
          </table:table-cell>
          <table:table-cell office:value-type="float" office:value="0.996416649497" calcext:value-type="float">
            <text:p>0.9964</text:p>
          </table:table-cell>
          <table:table-cell table:formula="of:=[.H3]-[.B3]" office:value-type="float" office:value="0.0413528071" calcext:value-type="float">
            <text:p>0.0413528071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727342407" calcext:value-type="float">
            <text:p>0.9917</text:p>
          </table:table-cell>
          <table:table-cell office:value-type="float" office:value="0.991737681037" calcext:value-type="float">
            <text:p>0.9917</text:p>
          </table:table-cell>
          <table:table-cell office:value-type="float" office:value="0.991735250004" calcext:value-type="float">
            <text:p>0.9917</text:p>
          </table:table-cell>
          <table:table-cell office:value-type="float" office:value="0.991733049355" calcext:value-type="float">
            <text:p>0.9917</text:p>
          </table:table-cell>
          <table:table-cell office:value-type="float" office:value="0.991730924009" calcext:value-type="float">
            <text:p>0.9917</text:p>
          </table:table-cell>
          <table:table-cell office:value-type="float" office:value="0.991729451062" calcext:value-type="float">
            <text:p>0.9917</text:p>
          </table:table-cell>
          <table:table-cell office:value-type="float" office:value="0.991728402391" calcext:value-type="float">
            <text:p>0.9917</text:p>
          </table:table-cell>
          <table:table-cell office:value-type="float" office:value="0.991725397472" calcext:value-type="float">
            <text:p>0.9917</text:p>
          </table:table-cell>
          <table:table-cell office:value-type="float" office:value="0.991724400819" calcext:value-type="float">
            <text:p>0.9917</text:p>
          </table:table-cell>
          <table:table-cell office:value-type="float" office:value="0.991723550451" calcext:value-type="float">
            <text:p>0.9917</text:p>
          </table:table-cell>
          <table:table-cell office:value-type="float" office:value="0.991721107441" calcext:value-type="float">
            <text:p>0.9917</text:p>
          </table:table-cell>
          <table:table-cell table:formula="of:=[.H4]-[.B4]" office:value-type="float" office:value="0.00000105998400001806" calcext:value-type="float">
            <text:p>1.05998400001806E-06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7922824116" calcext:value-type="float">
            <text:p>0.9879</text:p>
          </table:table-cell>
          <table:table-cell office:value-type="float" office:value="0.987925514744" calcext:value-type="float">
            <text:p>0.9879</text:p>
          </table:table-cell>
          <table:table-cell office:value-type="float" office:value="0.987927297283" calcext:value-type="float">
            <text:p>0.9879</text:p>
          </table:table-cell>
          <table:table-cell office:value-type="float" office:value="0.987922155024" calcext:value-type="float">
            <text:p>0.9879</text:p>
          </table:table-cell>
          <table:table-cell office:value-type="float" office:value="0.987917487769" calcext:value-type="float">
            <text:p>0.9879</text:p>
          </table:table-cell>
          <table:table-cell office:value-type="float" office:value="0.987922414094" calcext:value-type="float">
            <text:p>0.9879</text:p>
          </table:table-cell>
          <table:table-cell office:value-type="float" office:value="0.98792813388" calcext:value-type="float">
            <text:p>0.9879</text:p>
          </table:table-cell>
          <table:table-cell office:value-type="float" office:value="0.987924403656" calcext:value-type="float">
            <text:p>0.9879</text:p>
          </table:table-cell>
          <table:table-cell office:value-type="float" office:value="0.987918951415" calcext:value-type="float">
            <text:p>0.9879</text:p>
          </table:table-cell>
          <table:table-cell office:value-type="float" office:value="0.987925880585" calcext:value-type="float">
            <text:p>0.9879</text:p>
          </table:table-cell>
          <table:table-cell office:value-type="float" office:value="0.9879248888" calcext:value-type="float">
            <text:p>0.9879</text:p>
          </table:table-cell>
          <table:table-cell table:formula="of:=[.H5]-[.B5]" office:value-type="float" office:value="0.00000530976399992777" calcext:value-type="float">
            <text:p>5.30976399992777E-06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9153327494" calcext:value-type="float">
            <text:p>0.8915</text:p>
          </table:table-cell>
          <table:table-cell office:value-type="float" office:value="0.891393141744" calcext:value-type="float">
            <text:p>0.8914</text:p>
          </table:table-cell>
          <table:table-cell office:value-type="float" office:value="0.891537543284" calcext:value-type="float">
            <text:p>0.8915</text:p>
          </table:table-cell>
          <table:table-cell office:value-type="float" office:value="0.900620784556" calcext:value-type="float">
            <text:p>0.9006</text:p>
          </table:table-cell>
          <table:table-cell office:value-type="float" office:value="0.902205097832" calcext:value-type="float">
            <text:p>0.9022</text:p>
          </table:table-cell>
          <table:table-cell office:value-type="float" office:value="0.921008350395" calcext:value-type="float">
            <text:p>0.9210</text:p>
          </table:table-cell>
          <table:table-cell office:value-type="float" office:value="0.936941474059" calcext:value-type="float">
            <text:p>0.9369</text:p>
          </table:table-cell>
          <table:table-cell office:value-type="float" office:value="0.936855709798" calcext:value-type="float">
            <text:p>0.9369</text:p>
          </table:table-cell>
          <table:table-cell office:value-type="float" office:value="0.931831740658" calcext:value-type="float">
            <text:p>0.9318</text:p>
          </table:table-cell>
          <table:table-cell office:value-type="float" office:value="0.931435974892" calcext:value-type="float">
            <text:p>0.9314</text:p>
          </table:table-cell>
          <table:table-cell office:value-type="float" office:value="0.929272220015" calcext:value-type="float">
            <text:p>0.9293</text:p>
          </table:table-cell>
          <table:table-cell table:formula="of:=[.H6]-[.B6]" office:value-type="float" office:value="0.0454081991190001" calcext:value-type="float">
            <text:p>0.045408199119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14413350308" calcext:value-type="float">
            <text:p>0.9144</text:p>
          </table:table-cell>
          <table:table-cell office:value-type="float" office:value="0.901260269494" calcext:value-type="float">
            <text:p>0.9013</text:p>
          </table:table-cell>
          <table:table-cell office:value-type="float" office:value="0.940013100392" calcext:value-type="float">
            <text:p>0.9400</text:p>
          </table:table-cell>
          <table:table-cell office:value-type="float" office:value="0.933564414955" calcext:value-type="float">
            <text:p>0.9336</text:p>
          </table:table-cell>
          <table:table-cell office:value-type="float" office:value="0.918201908966" calcext:value-type="float">
            <text:p>0.9182</text:p>
          </table:table-cell>
          <table:table-cell office:value-type="float" office:value="0.905107345002" calcext:value-type="float">
            <text:p>0.9051</text:p>
          </table:table-cell>
          <table:table-cell office:value-type="float" office:value="0.903163326458" calcext:value-type="float">
            <text:p>0.9032</text:p>
          </table:table-cell>
          <table:table-cell office:value-type="float" office:value="0.89822514671" calcext:value-type="float">
            <text:p>0.8982</text:p>
          </table:table-cell>
          <table:table-cell office:value-type="float" office:value="0.900263489695" calcext:value-type="float">
            <text:p>0.9003</text:p>
          </table:table-cell>
          <table:table-cell office:value-type="float" office:value="0.898055654686" calcext:value-type="float">
            <text:p>0.8981</text:p>
          </table:table-cell>
          <table:table-cell office:value-type="float" office:value="0.898965814968" calcext:value-type="float">
            <text:p>0.8990</text:p>
          </table:table-cell>
          <table:table-cell table:formula="of:=[.H7]-[.B7]" office:value-type="float" office:value="-0.01125002385" calcext:value-type="float">
            <text:p>-0.01125002385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7953319994" calcext:value-type="float">
            <text:p>0.9880</text:p>
          </table:table-cell>
          <table:table-cell office:value-type="float" office:value="0.987967558481" calcext:value-type="float">
            <text:p>0.9880</text:p>
          </table:table-cell>
          <table:table-cell office:value-type="float" office:value="0.987967333648" calcext:value-type="float">
            <text:p>0.9880</text:p>
          </table:table-cell>
          <table:table-cell office:value-type="float" office:value="0.987968136658" calcext:value-type="float">
            <text:p>0.9880</text:p>
          </table:table-cell>
          <table:table-cell office:value-type="float" office:value="0.987967455968" calcext:value-type="float">
            <text:p>0.9880</text:p>
          </table:table-cell>
          <table:table-cell office:value-type="float" office:value="0.987966719676" calcext:value-type="float">
            <text:p>0.9880</text:p>
          </table:table-cell>
          <table:table-cell office:value-type="float" office:value="0.98796716092" calcext:value-type="float">
            <text:p>0.9880</text:p>
          </table:table-cell>
          <table:table-cell office:value-type="float" office:value="0.987964982879" calcext:value-type="float">
            <text:p>0.9880</text:p>
          </table:table-cell>
          <table:table-cell office:value-type="float" office:value="0.987963823744" calcext:value-type="float">
            <text:p>0.9880</text:p>
          </table:table-cell>
          <table:table-cell office:value-type="float" office:value="0.987964131111" calcext:value-type="float">
            <text:p>0.9880</text:p>
          </table:table-cell>
          <table:table-cell office:value-type="float" office:value="0.987966324879" calcext:value-type="float">
            <text:p>0.9880</text:p>
          </table:table-cell>
          <table:table-cell table:formula="of:=[.H8]-[.B8]" office:value-type="float" office:value="0.0000138409259999861" calcext:value-type="float">
            <text:p>1.38409259999861E-05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13305157973" calcext:value-type="float">
            <text:p>0.8133</text:p>
          </table:table-cell>
          <table:table-cell office:value-type="float" office:value="0.823443584291" calcext:value-type="float">
            <text:p>0.8234</text:p>
          </table:table-cell>
          <table:table-cell office:value-type="float" office:value="0.869185961066" calcext:value-type="float">
            <text:p>0.8692</text:p>
          </table:table-cell>
          <table:table-cell office:value-type="float" office:value="0.909117347987" calcext:value-type="float">
            <text:p>0.9091</text:p>
          </table:table-cell>
          <table:table-cell office:value-type="float" office:value="0.950154313202" calcext:value-type="float">
            <text:p>0.9502</text:p>
          </table:table-cell>
          <table:table-cell office:value-type="float" office:value="0.949369614168" calcext:value-type="float">
            <text:p>0.9494</text:p>
          </table:table-cell>
          <table:table-cell office:value-type="float" office:value="0.949035265872" calcext:value-type="float">
            <text:p>0.9490</text:p>
          </table:table-cell>
          <table:table-cell office:value-type="float" office:value="0.949853076687" calcext:value-type="float">
            <text:p>0.9499</text:p>
          </table:table-cell>
          <table:table-cell office:value-type="float" office:value="0.950363488545" calcext:value-type="float">
            <text:p>0.9504</text:p>
          </table:table-cell>
          <table:table-cell office:value-type="float" office:value="0.948971159063" calcext:value-type="float">
            <text:p>0.9490</text:p>
          </table:table-cell>
          <table:table-cell office:value-type="float" office:value="0.94954322478" calcext:value-type="float">
            <text:p>0.9495</text:p>
          </table:table-cell>
          <table:table-cell table:formula="of:=[.H9]-[.B9]" office:value-type="float" office:value="0.135730107899" calcext:value-type="float">
            <text:p>0.135730107899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38001826944" calcext:value-type="float">
            <text:p>0.8380</text:p>
          </table:table-cell>
          <table:table-cell office:value-type="float" office:value="0.872875424725" calcext:value-type="float">
            <text:p>0.8729</text:p>
          </table:table-cell>
          <table:table-cell office:value-type="float" office:value="0.973387010987" calcext:value-type="float">
            <text:p>0.9734</text:p>
          </table:table-cell>
          <table:table-cell office:value-type="float" office:value="0.972709794465" calcext:value-type="float">
            <text:p>0.9727</text:p>
          </table:table-cell>
          <table:table-cell office:value-type="float" office:value="0.972996765586" calcext:value-type="float">
            <text:p>0.9730</text:p>
          </table:table-cell>
          <table:table-cell office:value-type="float" office:value="0.973423484357" calcext:value-type="float">
            <text:p>0.9734</text:p>
          </table:table-cell>
          <table:table-cell office:value-type="float" office:value="0.972896021645" calcext:value-type="float">
            <text:p>0.9729</text:p>
          </table:table-cell>
          <table:table-cell office:value-type="float" office:value="0.97259177274" calcext:value-type="float">
            <text:p>0.9726</text:p>
          </table:table-cell>
          <table:table-cell office:value-type="float" office:value="0.971602024051" calcext:value-type="float">
            <text:p>0.9716</text:p>
          </table:table-cell>
          <table:table-cell office:value-type="float" office:value="0.972701244694" calcext:value-type="float">
            <text:p>0.9727</text:p>
          </table:table-cell>
          <table:table-cell office:value-type="float" office:value="0.971943811656" calcext:value-type="float">
            <text:p>0.9719</text:p>
          </table:table-cell>
          <table:table-cell table:formula="of:=[.H10]-[.B10]" office:value-type="float" office:value="0.134894194701" calcext:value-type="float">
            <text:p>0.134894194701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07681416" calcext:value-type="float">
            <text:p>0.9929</text:p>
          </table:table-cell>
          <table:table-cell office:value-type="float" office:value="0.992907866837" calcext:value-type="float">
            <text:p>0.9929</text:p>
          </table:table-cell>
          <table:table-cell office:value-type="float" office:value="0.992907902409" calcext:value-type="float">
            <text:p>0.9929</text:p>
          </table:table-cell>
          <table:table-cell office:value-type="float" office:value="0.992907880405" calcext:value-type="float">
            <text:p>0.9929</text:p>
          </table:table-cell>
          <table:table-cell office:value-type="float" office:value="0.992907824173" calcext:value-type="float">
            <text:p>0.9929</text:p>
          </table:table-cell>
          <table:table-cell office:value-type="float" office:value="0.992907830199" calcext:value-type="float">
            <text:p>0.9929</text:p>
          </table:table-cell>
          <table:table-cell office:value-type="float" office:value="0.992907826627" calcext:value-type="float">
            <text:p>0.9929</text:p>
          </table:table-cell>
          <table:table-cell office:value-type="float" office:value="0.992907808147" calcext:value-type="float">
            <text:p>0.9929</text:p>
          </table:table-cell>
          <table:table-cell office:value-type="float" office:value="0.992907819352" calcext:value-type="float">
            <text:p>0.9929</text:p>
          </table:table-cell>
          <table:table-cell office:value-type="float" office:value="0.992907813927" calcext:value-type="float">
            <text:p>0.9929</text:p>
          </table:table-cell>
          <table:table-cell office:value-type="float" office:value="0.992907820436" calcext:value-type="float">
            <text:p>0.9929</text:p>
          </table:table-cell>
          <table:table-cell table:formula="of:=[.H11]-[.B11]" office:value-type="float" office:value="0.000000145211000002199" calcext:value-type="float">
            <text:p>1.45211000002199E-07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43582741" calcext:value-type="float">
            <text:p>0.9894</text:p>
          </table:table-cell>
          <table:table-cell office:value-type="float" office:value="0.989443862898" calcext:value-type="float">
            <text:p>0.9894</text:p>
          </table:table-cell>
          <table:table-cell office:value-type="float" office:value="0.98944386725" calcext:value-type="float">
            <text:p>0.9894</text:p>
          </table:table-cell>
          <table:table-cell office:value-type="float" office:value="0.989443830465" calcext:value-type="float">
            <text:p>0.9894</text:p>
          </table:table-cell>
          <table:table-cell office:value-type="float" office:value="0.989443872774" calcext:value-type="float">
            <text:p>0.9894</text:p>
          </table:table-cell>
          <table:table-cell office:value-type="float" office:value="0.989443805112" calcext:value-type="float">
            <text:p>0.9894</text:p>
          </table:table-cell>
          <table:table-cell office:value-type="float" office:value="0.989443832649" calcext:value-type="float">
            <text:p>0.9894</text:p>
          </table:table-cell>
          <table:table-cell office:value-type="float" office:value="0.989443825162" calcext:value-type="float">
            <text:p>0.9894</text:p>
          </table:table-cell>
          <table:table-cell office:value-type="float" office:value="0.989443848813" calcext:value-type="float">
            <text:p>0.9894</text:p>
          </table:table-cell>
          <table:table-cell office:value-type="float" office:value="0.989443880911" calcext:value-type="float">
            <text:p>0.9894</text:p>
          </table:table-cell>
          <table:table-cell office:value-type="float" office:value="0.989443882783" calcext:value-type="float">
            <text:p>0.9894</text:p>
          </table:table-cell>
          <table:table-cell table:formula="of:=[.H12]-[.B12]" office:value-type="float" office:value="0.000000249907999960719" calcext:value-type="float">
            <text:p>2.49907999960719E-07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9443553302" calcext:value-type="float">
            <text:p>0.9894</text:p>
          </table:table-cell>
          <table:table-cell office:value-type="float" office:value="0.989443793725" calcext:value-type="float">
            <text:p>0.9894</text:p>
          </table:table-cell>
          <table:table-cell office:value-type="float" office:value="0.989443817495" calcext:value-type="float">
            <text:p>0.9894</text:p>
          </table:table-cell>
          <table:table-cell office:value-type="float" office:value="0.989443830326" calcext:value-type="float">
            <text:p>0.9894</text:p>
          </table:table-cell>
          <table:table-cell office:value-type="float" office:value="0.989443900718" calcext:value-type="float">
            <text:p>0.9894</text:p>
          </table:table-cell>
          <table:table-cell office:value-type="float" office:value="0.989443929653" calcext:value-type="float">
            <text:p>0.9894</text:p>
          </table:table-cell>
          <table:table-cell office:value-type="float" office:value="0.9894438703" calcext:value-type="float">
            <text:p>0.9894</text:p>
          </table:table-cell>
          <table:table-cell office:value-type="float" office:value="0.989443781114" calcext:value-type="float">
            <text:p>0.9894</text:p>
          </table:table-cell>
          <table:table-cell office:value-type="float" office:value="0.989443811023" calcext:value-type="float">
            <text:p>0.9894</text:p>
          </table:table-cell>
          <table:table-cell office:value-type="float" office:value="0.989443893408" calcext:value-type="float">
            <text:p>0.9894</text:p>
          </table:table-cell>
          <table:table-cell office:value-type="float" office:value="0.989443862062" calcext:value-type="float">
            <text:p>0.9894</text:p>
          </table:table-cell>
          <table:table-cell table:formula="of:=[.H13]-[.B13]" office:value-type="float" office:value="0.000000316998000071678" calcext:value-type="float">
            <text:p>3.16998000071678E-07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634705097501" calcext:value-type="float">
            <text:p>0.6347</text:p>
          </table:table-cell>
          <table:table-cell office:value-type="float" office:value="0.9894435864" calcext:value-type="float">
            <text:p>0.9894</text:p>
          </table:table-cell>
          <table:table-cell office:value-type="float" office:value="0.98944354222" calcext:value-type="float">
            <text:p>0.9894</text:p>
          </table:table-cell>
          <table:table-cell office:value-type="float" office:value="0.989443552381" calcext:value-type="float">
            <text:p>0.9894</text:p>
          </table:table-cell>
          <table:table-cell office:value-type="float" office:value="0.989443538609" calcext:value-type="float">
            <text:p>0.9894</text:p>
          </table:table-cell>
          <table:table-cell office:value-type="float" office:value="0.98944356942" calcext:value-type="float">
            <text:p>0.9894</text:p>
          </table:table-cell>
          <table:table-cell office:value-type="float" office:value="0.989443566119" calcext:value-type="float">
            <text:p>0.9894</text:p>
          </table:table-cell>
          <table:table-cell office:value-type="float" office:value="0.989443497069" calcext:value-type="float">
            <text:p>0.9894</text:p>
          </table:table-cell>
          <table:table-cell office:value-type="float" office:value="0.989443520869" calcext:value-type="float">
            <text:p>0.9894</text:p>
          </table:table-cell>
          <table:table-cell office:value-type="float" office:value="0.989443520357" calcext:value-type="float">
            <text:p>0.9894</text:p>
          </table:table-cell>
          <table:table-cell office:value-type="float" office:value="0.989443577592" calcext:value-type="float">
            <text:p>0.9894</text:p>
          </table:table-cell>
          <table:table-cell table:formula="of:=[.H14]-[.B14]" office:value-type="float" office:value="0.354738468618" calcext:value-type="float">
            <text:p>0.354738468618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43582741" calcext:value-type="float">
            <text:p>0.9894</text:p>
          </table:table-cell>
          <table:table-cell office:value-type="float" office:value="0.989443862898" calcext:value-type="float">
            <text:p>0.9894</text:p>
          </table:table-cell>
          <table:table-cell office:value-type="float" office:value="0.98944386725" calcext:value-type="float">
            <text:p>0.9894</text:p>
          </table:table-cell>
          <table:table-cell office:value-type="float" office:value="0.989443830465" calcext:value-type="float">
            <text:p>0.9894</text:p>
          </table:table-cell>
          <table:table-cell office:value-type="float" office:value="0.989443872774" calcext:value-type="float">
            <text:p>0.9894</text:p>
          </table:table-cell>
          <table:table-cell office:value-type="float" office:value="0.989443805112" calcext:value-type="float">
            <text:p>0.9894</text:p>
          </table:table-cell>
          <table:table-cell office:value-type="float" office:value="0.989443832649" calcext:value-type="float">
            <text:p>0.9894</text:p>
          </table:table-cell>
          <table:table-cell office:value-type="float" office:value="0.989443825162" calcext:value-type="float">
            <text:p>0.9894</text:p>
          </table:table-cell>
          <table:table-cell office:value-type="float" office:value="0.989443848813" calcext:value-type="float">
            <text:p>0.9894</text:p>
          </table:table-cell>
          <table:table-cell office:value-type="float" office:value="0.989443880911" calcext:value-type="float">
            <text:p>0.9894</text:p>
          </table:table-cell>
          <table:table-cell office:value-type="float" office:value="0.989443882783" calcext:value-type="float">
            <text:p>0.9894</text:p>
          </table:table-cell>
          <table:table-cell table:formula="of:=[.H15]-[.B15]" office:value-type="float" office:value="0.000000249907999960719" calcext:value-type="float">
            <text:p>2.49907999960719E-07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68477687452" calcext:value-type="float">
            <text:p>0.9685</text:p>
          </table:table-cell>
          <table:table-cell office:value-type="float" office:value="0.989443625426" calcext:value-type="float">
            <text:p>0.9894</text:p>
          </table:table-cell>
          <table:table-cell office:value-type="float" office:value="0.989443565863" calcext:value-type="float">
            <text:p>0.9894</text:p>
          </table:table-cell>
          <table:table-cell office:value-type="float" office:value="0.989443581845" calcext:value-type="float">
            <text:p>0.9894</text:p>
          </table:table-cell>
          <table:table-cell office:value-type="float" office:value="0.989443645411" calcext:value-type="float">
            <text:p>0.9894</text:p>
          </table:table-cell>
          <table:table-cell office:value-type="float" office:value="0.98944363165" calcext:value-type="float">
            <text:p>0.9894</text:p>
          </table:table-cell>
          <table:table-cell office:value-type="float" office:value="0.989443630515" calcext:value-type="float">
            <text:p>0.9894</text:p>
          </table:table-cell>
          <table:table-cell office:value-type="float" office:value="0.9894436273" calcext:value-type="float">
            <text:p>0.9894</text:p>
          </table:table-cell>
          <table:table-cell office:value-type="float" office:value="0.989443645632" calcext:value-type="float">
            <text:p>0.9894</text:p>
          </table:table-cell>
          <table:table-cell office:value-type="float" office:value="0.989443626171" calcext:value-type="float">
            <text:p>0.9894</text:p>
          </table:table-cell>
          <table:table-cell office:value-type="float" office:value="0.989443690887" calcext:value-type="float">
            <text:p>0.9894</text:p>
          </table:table-cell>
          <table:table-cell table:formula="of:=[.H16]-[.B16]" office:value-type="float" office:value="0.0209659430629999" calcext:value-type="float">
            <text:p>0.020965943063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45383201922" calcext:value-type="float">
            <text:p>0.9454</text:p>
          </table:table-cell>
          <table:table-cell office:value-type="float" office:value="0.995808440557" calcext:value-type="float">
            <text:p>0.9958</text:p>
          </table:table-cell>
          <table:table-cell office:value-type="float" office:value="0.995808502572" calcext:value-type="float">
            <text:p>0.9958</text:p>
          </table:table-cell>
          <table:table-cell office:value-type="float" office:value="0.995808512988" calcext:value-type="float">
            <text:p>0.9958</text:p>
          </table:table-cell>
          <table:table-cell office:value-type="float" office:value="0.995808509259" calcext:value-type="float">
            <text:p>0.9958</text:p>
          </table:table-cell>
          <table:table-cell office:value-type="float" office:value="0.99580845927" calcext:value-type="float">
            <text:p>0.9958</text:p>
          </table:table-cell>
          <table:table-cell office:value-type="float" office:value="0.995808477485" calcext:value-type="float">
            <text:p>0.9958</text:p>
          </table:table-cell>
          <table:table-cell office:value-type="float" office:value="0.995808410797" calcext:value-type="float">
            <text:p>0.9958</text:p>
          </table:table-cell>
          <table:table-cell office:value-type="float" office:value="0.995808470472" calcext:value-type="float">
            <text:p>0.9958</text:p>
          </table:table-cell>
          <table:table-cell office:value-type="float" office:value="0.995808425322" calcext:value-type="float">
            <text:p>0.9958</text:p>
          </table:table-cell>
          <table:table-cell office:value-type="float" office:value="0.995808491228" calcext:value-type="float">
            <text:p>0.9958</text:p>
          </table:table-cell>
          <table:table-cell table:formula="of:=[.H17]-[.B17]" office:value-type="float" office:value="0.050425275563" calcext:value-type="float">
            <text:p>0.050425275563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94527459873" calcext:value-type="float">
            <text:p>0.9945</text:p>
          </table:table-cell>
          <table:table-cell office:value-type="float" office:value="0.994446723478" calcext:value-type="float">
            <text:p>0.9944</text:p>
          </table:table-cell>
          <table:table-cell office:value-type="float" office:value="0.99436806393" calcext:value-type="float">
            <text:p>0.9944</text:p>
          </table:table-cell>
          <table:table-cell office:value-type="float" office:value="0.994330026878" calcext:value-type="float">
            <text:p>0.9943</text:p>
          </table:table-cell>
          <table:table-cell office:value-type="float" office:value="0.994326515117" calcext:value-type="float">
            <text:p>0.9943</text:p>
          </table:table-cell>
          <table:table-cell office:value-type="float" office:value="0.994306289848" calcext:value-type="float">
            <text:p>0.9943</text:p>
          </table:table-cell>
          <table:table-cell office:value-type="float" office:value="0.994297283205" calcext:value-type="float">
            <text:p>0.9943</text:p>
          </table:table-cell>
          <table:table-cell office:value-type="float" office:value="0.994279335539" calcext:value-type="float">
            <text:p>0.9943</text:p>
          </table:table-cell>
          <table:table-cell office:value-type="float" office:value="0.99428766299" calcext:value-type="float">
            <text:p>0.9943</text:p>
          </table:table-cell>
          <table:table-cell office:value-type="float" office:value="0.994271461426" calcext:value-type="float">
            <text:p>0.9943</text:p>
          </table:table-cell>
          <table:table-cell office:value-type="float" office:value="0.994293130789" calcext:value-type="float">
            <text:p>0.9943</text:p>
          </table:table-cell>
          <table:table-cell table:formula="of:=[.H18]-[.B18]" office:value-type="float" office:value="-0.000230176667999959" calcext:value-type="float">
            <text:p>-0.000230176668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9131086174" calcext:value-type="float">
            <text:p>0.9913</text:p>
          </table:table-cell>
          <table:table-cell office:value-type="float" office:value="0.99143878696" calcext:value-type="float">
            <text:p>0.9914</text:p>
          </table:table-cell>
          <table:table-cell office:value-type="float" office:value="0.993538200077" calcext:value-type="float">
            <text:p>0.9935</text:p>
          </table:table-cell>
          <table:table-cell office:value-type="float" office:value="0.993437291812" calcext:value-type="float">
            <text:p>0.9934</text:p>
          </table:table-cell>
          <table:table-cell office:value-type="float" office:value="0.993437367345" calcext:value-type="float">
            <text:p>0.9934</text:p>
          </table:table-cell>
          <table:table-cell office:value-type="float" office:value="0.993396911345" calcext:value-type="float">
            <text:p>0.9934</text:p>
          </table:table-cell>
          <table:table-cell office:value-type="float" office:value="0.993105568726" calcext:value-type="float">
            <text:p>0.9931</text:p>
          </table:table-cell>
          <table:table-cell office:value-type="float" office:value="0.993397243186" calcext:value-type="float">
            <text:p>0.9934</text:p>
          </table:table-cell>
          <table:table-cell office:value-type="float" office:value="0.993472570806" calcext:value-type="float">
            <text:p>0.9935</text:p>
          </table:table-cell>
          <table:table-cell office:value-type="float" office:value="0.993291136653" calcext:value-type="float">
            <text:p>0.9933</text:p>
          </table:table-cell>
          <table:table-cell office:value-type="float" office:value="0.993358590766" calcext:value-type="float">
            <text:p>0.9934</text:p>
          </table:table-cell>
          <table:table-cell table:formula="of:=[.H19]-[.B19]" office:value-type="float" office:value="0.00179470698600004" calcext:value-type="float">
            <text:p>0.001794706986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61336232235" calcext:value-type="float">
            <text:p>0.6134</text:p>
          </table:table-cell>
          <table:table-cell office:value-type="float" office:value="0.818797643748" calcext:value-type="float">
            <text:p>0.8188</text:p>
          </table:table-cell>
          <table:table-cell office:value-type="float" office:value="0.904270496292" calcext:value-type="float">
            <text:p>0.9043</text:p>
          </table:table-cell>
          <table:table-cell office:value-type="float" office:value="0.902687083722" calcext:value-type="float">
            <text:p>0.9027</text:p>
          </table:table-cell>
          <table:table-cell office:value-type="float" office:value="0.903814682955" calcext:value-type="float">
            <text:p>0.9038</text:p>
          </table:table-cell>
          <table:table-cell office:value-type="float" office:value="0.910184495855" calcext:value-type="float">
            <text:p>0.9102</text:p>
          </table:table-cell>
          <table:table-cell office:value-type="float" office:value="0.913010758812" calcext:value-type="float">
            <text:p>0.9130</text:p>
          </table:table-cell>
          <table:table-cell office:value-type="float" office:value="0.906616986463" calcext:value-type="float">
            <text:p>0.9066</text:p>
          </table:table-cell>
          <table:table-cell office:value-type="float" office:value="0.903565021619" calcext:value-type="float">
            <text:p>0.9036</text:p>
          </table:table-cell>
          <table:table-cell office:value-type="float" office:value="0.908875828705" calcext:value-type="float">
            <text:p>0.9089</text:p>
          </table:table-cell>
          <table:table-cell office:value-type="float" office:value="0.900607999402" calcext:value-type="float">
            <text:p>0.9006</text:p>
          </table:table-cell>
          <table:table-cell table:formula="of:=[.H20]-[.B20]" office:value-type="float" office:value="0.299648436462" calcext:value-type="float">
            <text:p>0.299648436462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58184672412" calcext:value-type="float">
            <text:p>0.9582</text:p>
          </table:table-cell>
          <table:table-cell office:value-type="float" office:value="0.96484597306" calcext:value-type="float">
            <text:p>0.9648</text:p>
          </table:table-cell>
          <table:table-cell office:value-type="float" office:value="0.971018016422" calcext:value-type="float">
            <text:p>0.9710</text:p>
          </table:table-cell>
          <table:table-cell office:value-type="float" office:value="0.970273430332" calcext:value-type="float">
            <text:p>0.9703</text:p>
          </table:table-cell>
          <table:table-cell office:value-type="float" office:value="0.971049090135" calcext:value-type="float">
            <text:p>0.9710</text:p>
          </table:table-cell>
          <table:table-cell office:value-type="float" office:value="0.971116932205" calcext:value-type="float">
            <text:p>0.9711</text:p>
          </table:table-cell>
          <table:table-cell office:value-type="float" office:value="0.971097771302" calcext:value-type="float">
            <text:p>0.9711</text:p>
          </table:table-cell>
          <table:table-cell office:value-type="float" office:value="0.97063629293" calcext:value-type="float">
            <text:p>0.9706</text:p>
          </table:table-cell>
          <table:table-cell office:value-type="float" office:value="0.970715755014" calcext:value-type="float">
            <text:p>0.9707</text:p>
          </table:table-cell>
          <table:table-cell office:value-type="float" office:value="0.970657010352" calcext:value-type="float">
            <text:p>0.9707</text:p>
          </table:table-cell>
          <table:table-cell office:value-type="float" office:value="0.971024321437" calcext:value-type="float">
            <text:p>0.9710</text:p>
          </table:table-cell>
          <table:table-cell table:formula="of:=[.H21]-[.B21]" office:value-type="float" office:value="0.01291309889" calcext:value-type="float">
            <text:p>0.01291309889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491847313521" calcext:value-type="float">
            <text:p>0.4918</text:p>
          </table:table-cell>
          <table:table-cell office:value-type="float" office:value="0.762815028734" calcext:value-type="float">
            <text:p>0.7628</text:p>
          </table:table-cell>
          <table:table-cell office:value-type="float" office:value="0.965194254785" calcext:value-type="float">
            <text:p>0.9652</text:p>
          </table:table-cell>
          <table:table-cell office:value-type="float" office:value="0.972047385584" calcext:value-type="float">
            <text:p>0.9720</text:p>
          </table:table-cell>
          <table:table-cell office:value-type="float" office:value="0.970582901685" calcext:value-type="float">
            <text:p>0.9706</text:p>
          </table:table-cell>
          <table:table-cell office:value-type="float" office:value="0.973606293566" calcext:value-type="float">
            <text:p>0.9736</text:p>
          </table:table-cell>
          <table:table-cell office:value-type="float" office:value="0.969640682987" calcext:value-type="float">
            <text:p>0.9696</text:p>
          </table:table-cell>
          <table:table-cell office:value-type="float" office:value="0.96893506044" calcext:value-type="float">
            <text:p>0.9689</text:p>
          </table:table-cell>
          <table:table-cell office:value-type="float" office:value="0.970056422622" calcext:value-type="float">
            <text:p>0.9701</text:p>
          </table:table-cell>
          <table:table-cell office:value-type="float" office:value="0.968265718672" calcext:value-type="float">
            <text:p>0.9683</text:p>
          </table:table-cell>
          <table:table-cell office:value-type="float" office:value="0.968739273796" calcext:value-type="float">
            <text:p>0.9687</text:p>
          </table:table-cell>
          <table:table-cell table:formula="of:=[.H22]-[.B22]" office:value-type="float" office:value="0.477793369466" calcext:value-type="float">
            <text:p>0.477793369466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47396243681" calcext:value-type="float">
            <text:p>0.4740</text:p>
          </table:table-cell>
          <table:table-cell office:value-type="float" office:value="0.846534432933" calcext:value-type="float">
            <text:p>0.8465</text:p>
          </table:table-cell>
          <table:table-cell office:value-type="float" office:value="0.94522989174" calcext:value-type="float">
            <text:p>0.9452</text:p>
          </table:table-cell>
          <table:table-cell office:value-type="float" office:value="0.939685817845" calcext:value-type="float">
            <text:p>0.9397</text:p>
          </table:table-cell>
          <table:table-cell office:value-type="float" office:value="0.935643794716" calcext:value-type="float">
            <text:p>0.9356</text:p>
          </table:table-cell>
          <table:table-cell office:value-type="float" office:value="0.936168232711" calcext:value-type="float">
            <text:p>0.9362</text:p>
          </table:table-cell>
          <table:table-cell office:value-type="float" office:value="0.932379696081" calcext:value-type="float">
            <text:p>0.9324</text:p>
          </table:table-cell>
          <table:table-cell office:value-type="float" office:value="0.935766371027" calcext:value-type="float">
            <text:p>0.9358</text:p>
          </table:table-cell>
          <table:table-cell office:value-type="float" office:value="0.934517247876" calcext:value-type="float">
            <text:p>0.9345</text:p>
          </table:table-cell>
          <table:table-cell office:value-type="float" office:value="0.936251480338" calcext:value-type="float">
            <text:p>0.9363</text:p>
          </table:table-cell>
          <table:table-cell office:value-type="float" office:value="0.935652427316" calcext:value-type="float">
            <text:p>0.9357</text:p>
          </table:table-cell>
          <table:table-cell table:formula="of:=[.H23]-[.B23]" office:value-type="float" office:value="0.458417259271" calcext:value-type="float">
            <text:p>0.458417259271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63422850326" calcext:value-type="float">
            <text:p>0.8634</text:p>
          </table:table-cell>
          <table:table-cell office:value-type="float" office:value="0.992487980557" calcext:value-type="float">
            <text:p>0.9925</text:p>
          </table:table-cell>
          <table:table-cell office:value-type="float" office:value="0.992457234617" calcext:value-type="float">
            <text:p>0.9925</text:p>
          </table:table-cell>
          <table:table-cell office:value-type="float" office:value="0.992388455494" calcext:value-type="float">
            <text:p>0.9924</text:p>
          </table:table-cell>
          <table:table-cell office:value-type="float" office:value="0.992319776913" calcext:value-type="float">
            <text:p>0.9923</text:p>
          </table:table-cell>
          <table:table-cell office:value-type="float" office:value="0.992275719664" calcext:value-type="float">
            <text:p>0.9923</text:p>
          </table:table-cell>
          <table:table-cell office:value-type="float" office:value="0.99226571837" calcext:value-type="float">
            <text:p>0.9923</text:p>
          </table:table-cell>
          <table:table-cell office:value-type="float" office:value="0.992245703493" calcext:value-type="float">
            <text:p>0.9922</text:p>
          </table:table-cell>
          <table:table-cell office:value-type="float" office:value="0.992200723425" calcext:value-type="float">
            <text:p>0.9922</text:p>
          </table:table-cell>
          <table:table-cell office:value-type="float" office:value="0.992259978819" calcext:value-type="float">
            <text:p>0.9923</text:p>
          </table:table-cell>
          <table:table-cell office:value-type="float" office:value="0.992194984726" calcext:value-type="float">
            <text:p>0.9922</text:p>
          </table:table-cell>
          <table:table-cell table:formula="of:=[.H24]-[.B24]" office:value-type="float" office:value="0.128842868044" calcext:value-type="float">
            <text:p>0.128842868044</text:p>
          </table:table-cell>
        </table:table-row>
        <table:table-row table:style-name="ro1">
          <table:table-cell/>
          <table:table-cell table:formula="of:=AVERAGE([.B2:.B24])" office:value-type="float" office:value="0.872307909253348" calcext:value-type="float">
            <text:p>0.8723</text:p>
          </table:table-cell>
          <table:table-cell table:formula="of:=AVERAGE([.C2:.C24])" office:value-type="float" office:value="0.944839663367261" calcext:value-type="float">
            <text:p>0.9448</text:p>
          </table:table-cell>
          <table:table-cell table:formula="of:=AVERAGE([.D2:.D24])" office:value-type="float" office:value="0.970543253214261" calcext:value-type="float">
            <text:p>0.9705</text:p>
          </table:table-cell>
          <table:table-cell table:formula="of:=AVERAGE([.E2:.E24])" office:value-type="float" office:value="0.972104195789696" calcext:value-type="float">
            <text:p>0.9721</text:p>
          </table:table-cell>
          <table:table-cell table:formula="of:=AVERAGE([.F2:.F24])" office:value-type="float" office:value="0.973288149174826" calcext:value-type="float">
            <text:p>0.9733</text:p>
          </table:table-cell>
          <table:table-cell table:formula="of:=AVERAGE([.G2:.G24])" office:value-type="float" office:value="0.973990731513087" calcext:value-type="float">
            <text:p>0.9740</text:p>
          </table:table-cell>
          <table:table-cell table:formula="of:=AVERAGE([.H2:.H24])" office:value-type="float" office:value="0.974532696666783" calcext:value-type="float">
            <text:p>0.9745</text:p>
          </table:table-cell>
          <table:table-cell table:formula="of:=AVERAGE([.I2:.I24])" office:value-type="float" office:value="0.974096687173739" calcext:value-type="float">
            <text:p>0.9741</text:p>
          </table:table-cell>
          <table:table-cell table:formula="of:=AVERAGE([.J2:.J24])" office:value-type="float" office:value="0.973625597439782" calcext:value-type="float">
            <text:p>0.9736</text:p>
          </table:table-cell>
          <table:table-cell table:formula="of:=AVERAGE([.K2:.K24])" office:value-type="float" office:value="0.973340768576696" calcext:value-type="float">
            <text:p>0.9733</text:p>
          </table:table-cell>
          <table:table-cell table:formula="of:=AVERAGE([.L2:.L24])" office:value-type="float" office:value="0.973750651589435" calcext:value-type="float">
            <text:p>0.9738</text:p>
          </table:table-cell>
          <table:table-cell table:formula="of:=[.H25]-[.B25]" office:value-type="float" office:value="0.102224787413435" calcext:value-type="float">
            <text:p>0.102224787413435</text:p>
          </table:table-cell>
        </table:table-row>
        <table:table-row table:style-name="ro1">
          <table:table-cell table:number-columns-repeated="12"/>
          <table:table-cell table:formula="of:=[.H26]-[.B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957665268834" calcext:value-type="float">
            <text:p>0.9577</text:p>
          </table:table-cell>
          <table:table-cell office:value-type="float" office:value="0.968860302049" calcext:value-type="float">
            <text:p>0.9689</text:p>
          </table:table-cell>
          <table:table-cell office:value-type="float" office:value="0.970031627347" calcext:value-type="float">
            <text:p>0.9700</text:p>
          </table:table-cell>
          <table:table-cell office:value-type="float" office:value="0.970063891485" calcext:value-type="float">
            <text:p>0.9701</text:p>
          </table:table-cell>
          <table:table-cell office:value-type="float" office:value="0.9679710687" calcext:value-type="float">
            <text:p>0.9680</text:p>
          </table:table-cell>
          <table:table-cell office:value-type="float" office:value="0.969243203202" calcext:value-type="float">
            <text:p>0.9692</text:p>
          </table:table-cell>
          <table:table-cell office:value-type="float" office:value="0.96908312291" calcext:value-type="float">
            <text:p>0.9691</text:p>
          </table:table-cell>
          <table:table-cell office:value-type="float" office:value="0.969787268135" calcext:value-type="float">
            <text:p>0.9698</text:p>
          </table:table-cell>
          <table:table-cell office:value-type="float" office:value="0.968915082856" calcext:value-type="float">
            <text:p>0.9689</text:p>
          </table:table-cell>
          <table:table-cell office:value-type="float" office:value="0.968902758243" calcext:value-type="float">
            <text:p>0.9689</text:p>
          </table:table-cell>
          <table:table-cell office:value-type="float" office:value="0.968384848434" calcext:value-type="float">
            <text:p>0.9684</text:p>
          </table:table-cell>
          <table:table-cell table:formula="of:=[.H27]-[.B27]" office:value-type="float" office:value="0.011417854076" calcext:value-type="float">
            <text:p>0.011417854076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33259461303" calcext:value-type="float">
            <text:p>0.9333</text:p>
          </table:table-cell>
          <table:table-cell office:value-type="float" office:value="0.978548461269" calcext:value-type="float">
            <text:p>0.9785</text:p>
          </table:table-cell>
          <table:table-cell office:value-type="float" office:value="0.978659430555" calcext:value-type="float">
            <text:p>0.9787</text:p>
          </table:table-cell>
          <table:table-cell office:value-type="float" office:value="0.978621163454" calcext:value-type="float">
            <text:p>0.9786</text:p>
          </table:table-cell>
          <table:table-cell office:value-type="float" office:value="0.978554109326" calcext:value-type="float">
            <text:p>0.9786</text:p>
          </table:table-cell>
          <table:table-cell office:value-type="float" office:value="0.978686282608" calcext:value-type="float">
            <text:p>0.9787</text:p>
          </table:table-cell>
          <table:table-cell office:value-type="float" office:value="0.978799627084" calcext:value-type="float">
            <text:p>0.9788</text:p>
          </table:table-cell>
          <table:table-cell office:value-type="float" office:value="0.978837209504" calcext:value-type="float">
            <text:p>0.9788</text:p>
          </table:table-cell>
          <table:table-cell office:value-type="float" office:value="0.978621678011" calcext:value-type="float">
            <text:p>0.9786</text:p>
          </table:table-cell>
          <table:table-cell office:value-type="float" office:value="0.978865796788" calcext:value-type="float">
            <text:p>0.9789</text:p>
          </table:table-cell>
          <table:table-cell office:value-type="float" office:value="0.978502864371" calcext:value-type="float">
            <text:p>0.9785</text:p>
          </table:table-cell>
          <table:table-cell table:formula="of:=[.H28]-[.B28]" office:value-type="float" office:value="0.0455401657810001" calcext:value-type="float">
            <text:p>0.045540165781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0242311982" calcext:value-type="float">
            <text:p>0.9902</text:p>
          </table:table-cell>
          <table:table-cell office:value-type="float" office:value="0.990235710871" calcext:value-type="float">
            <text:p>0.9902</text:p>
          </table:table-cell>
          <table:table-cell office:value-type="float" office:value="0.990233339921" calcext:value-type="float">
            <text:p>0.9902</text:p>
          </table:table-cell>
          <table:table-cell office:value-type="float" office:value="0.990229761952" calcext:value-type="float">
            <text:p>0.9902</text:p>
          </table:table-cell>
          <table:table-cell office:value-type="float" office:value="0.990211366359" calcext:value-type="float">
            <text:p>0.9902</text:p>
          </table:table-cell>
          <table:table-cell office:value-type="float" office:value="0.990189714609" calcext:value-type="float">
            <text:p>0.9902</text:p>
          </table:table-cell>
          <table:table-cell office:value-type="float" office:value="0.990181853988" calcext:value-type="float">
            <text:p>0.9902</text:p>
          </table:table-cell>
          <table:table-cell office:value-type="float" office:value="0.990181592296" calcext:value-type="float">
            <text:p>0.9902</text:p>
          </table:table-cell>
          <table:table-cell office:value-type="float" office:value="0.990191842655" calcext:value-type="float">
            <text:p>0.9902</text:p>
          </table:table-cell>
          <table:table-cell office:value-type="float" office:value="0.990181743262" calcext:value-type="float">
            <text:p>0.9902</text:p>
          </table:table-cell>
          <table:table-cell office:value-type="float" office:value="0.990182857936" calcext:value-type="float">
            <text:p>0.9902</text:p>
          </table:table-cell>
          <table:table-cell table:formula="of:=[.H29]-[.B29]" office:value-type="float" office:value="-0.0000604579940000072" calcext:value-type="float">
            <text:p>-6.04579940000072E-05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97130221602" calcext:value-type="float">
            <text:p>0.8971</text:p>
          </table:table-cell>
          <table:table-cell office:value-type="float" office:value="0.897197578789" calcext:value-type="float">
            <text:p>0.8972</text:p>
          </table:table-cell>
          <table:table-cell office:value-type="float" office:value="0.897242958014" calcext:value-type="float">
            <text:p>0.8972</text:p>
          </table:table-cell>
          <table:table-cell office:value-type="float" office:value="0.897365209674" calcext:value-type="float">
            <text:p>0.8974</text:p>
          </table:table-cell>
          <table:table-cell office:value-type="float" office:value="0.897428985464" calcext:value-type="float">
            <text:p>0.8974</text:p>
          </table:table-cell>
          <table:table-cell office:value-type="float" office:value="0.897377019368" calcext:value-type="float">
            <text:p>0.8974</text:p>
          </table:table-cell>
          <table:table-cell office:value-type="float" office:value="0.897465610654" calcext:value-type="float">
            <text:p>0.8975</text:p>
          </table:table-cell>
          <table:table-cell office:value-type="float" office:value="0.897338642825" calcext:value-type="float">
            <text:p>0.8973</text:p>
          </table:table-cell>
          <table:table-cell office:value-type="float" office:value="0.897392609906" calcext:value-type="float">
            <text:p>0.8974</text:p>
          </table:table-cell>
          <table:table-cell office:value-type="float" office:value="0.897485934835" calcext:value-type="float">
            <text:p>0.8975</text:p>
          </table:table-cell>
          <table:table-cell office:value-type="float" office:value="0.897402773605" calcext:value-type="float">
            <text:p>0.8974</text:p>
          </table:table-cell>
          <table:table-cell table:formula="of:=[.H30]-[.B30]" office:value-type="float" office:value="0.000335389052000035" calcext:value-type="float">
            <text:p>0.000335389052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29087816916" calcext:value-type="float">
            <text:p>0.8291</text:p>
          </table:table-cell>
          <table:table-cell office:value-type="float" office:value="0.829035126141" calcext:value-type="float">
            <text:p>0.8290</text:p>
          </table:table-cell>
          <table:table-cell office:value-type="float" office:value="0.829116091167" calcext:value-type="float">
            <text:p>0.8291</text:p>
          </table:table-cell>
          <table:table-cell office:value-type="float" office:value="0.831960190565" calcext:value-type="float">
            <text:p>0.8320</text:p>
          </table:table-cell>
          <table:table-cell office:value-type="float" office:value="0.836984534242" calcext:value-type="float">
            <text:p>0.8370</text:p>
          </table:table-cell>
          <table:table-cell office:value-type="float" office:value="0.845458500046" calcext:value-type="float">
            <text:p>0.8455</text:p>
          </table:table-cell>
          <table:table-cell office:value-type="float" office:value="0.853911061953" calcext:value-type="float">
            <text:p>0.8539</text:p>
          </table:table-cell>
          <table:table-cell office:value-type="float" office:value="0.852649445389" calcext:value-type="float">
            <text:p>0.8526</text:p>
          </table:table-cell>
          <table:table-cell office:value-type="float" office:value="0.85157504232" calcext:value-type="float">
            <text:p>0.8516</text:p>
          </table:table-cell>
          <table:table-cell office:value-type="float" office:value="0.852177002466" calcext:value-type="float">
            <text:p>0.8522</text:p>
          </table:table-cell>
          <table:table-cell office:value-type="float" office:value="0.85167857635" calcext:value-type="float">
            <text:p>0.8517</text:p>
          </table:table-cell>
          <table:table-cell table:formula="of:=[.H31]-[.B31]" office:value-type="float" office:value="0.024823245037" calcext:value-type="float">
            <text:p>0.024823245037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46142841513" calcext:value-type="float">
            <text:p>0.8461</text:p>
          </table:table-cell>
          <table:table-cell office:value-type="float" office:value="0.850800155776" calcext:value-type="float">
            <text:p>0.8508</text:p>
          </table:table-cell>
          <table:table-cell office:value-type="float" office:value="0.862266824763" calcext:value-type="float">
            <text:p>0.8623</text:p>
          </table:table-cell>
          <table:table-cell office:value-type="float" office:value="0.851430098246" calcext:value-type="float">
            <text:p>0.8514</text:p>
          </table:table-cell>
          <table:table-cell office:value-type="float" office:value="0.842018357102" calcext:value-type="float">
            <text:p>0.8420</text:p>
          </table:table-cell>
          <table:table-cell office:value-type="float" office:value="0.838360972616" calcext:value-type="float">
            <text:p>0.8384</text:p>
          </table:table-cell>
          <table:table-cell office:value-type="float" office:value="0.832268357751" calcext:value-type="float">
            <text:p>0.8323</text:p>
          </table:table-cell>
          <table:table-cell office:value-type="float" office:value="0.820174340542" calcext:value-type="float">
            <text:p>0.8202</text:p>
          </table:table-cell>
          <table:table-cell office:value-type="float" office:value="0.814659937274" calcext:value-type="float">
            <text:p>0.8147</text:p>
          </table:table-cell>
          <table:table-cell office:value-type="float" office:value="0.810155486787" calcext:value-type="float">
            <text:p>0.8102</text:p>
          </table:table-cell>
          <table:table-cell office:value-type="float" office:value="0.806561229144" calcext:value-type="float">
            <text:p>0.8066</text:p>
          </table:table-cell>
          <table:table-cell table:formula="of:=[.H32]-[.B32]" office:value-type="float" office:value="-0.0138744837620001" calcext:value-type="float">
            <text:p>-0.013874483762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7948991198" calcext:value-type="float">
            <text:p>0.8979</text:p>
          </table:table-cell>
          <table:table-cell office:value-type="float" office:value="0.898115251307" calcext:value-type="float">
            <text:p>0.8981</text:p>
          </table:table-cell>
          <table:table-cell office:value-type="float" office:value="0.898151752122" calcext:value-type="float">
            <text:p>0.8982</text:p>
          </table:table-cell>
          <table:table-cell office:value-type="float" office:value="0.897991976137" calcext:value-type="float">
            <text:p>0.8980</text:p>
          </table:table-cell>
          <table:table-cell office:value-type="float" office:value="0.8981608738" calcext:value-type="float">
            <text:p>0.8982</text:p>
          </table:table-cell>
          <table:table-cell office:value-type="float" office:value="0.897939476047" calcext:value-type="float">
            <text:p>0.8979</text:p>
          </table:table-cell>
          <table:table-cell office:value-type="float" office:value="0.898063889601" calcext:value-type="float">
            <text:p>0.8981</text:p>
          </table:table-cell>
          <table:table-cell office:value-type="float" office:value="0.898162042213" calcext:value-type="float">
            <text:p>0.8982</text:p>
          </table:table-cell>
          <table:table-cell office:value-type="float" office:value="0.897959595664" calcext:value-type="float">
            <text:p>0.8980</text:p>
          </table:table-cell>
          <table:table-cell office:value-type="float" office:value="0.898078838451" calcext:value-type="float">
            <text:p>0.8981</text:p>
          </table:table-cell>
          <table:table-cell office:value-type="float" office:value="0.897809346186" calcext:value-type="float">
            <text:p>0.8978</text:p>
          </table:table-cell>
          <table:table-cell table:formula="of:=[.H33]-[.B33]" office:value-type="float" office:value="0.000114898403000052" calcext:value-type="float">
            <text:p>0.000114898403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94292639175" calcext:value-type="float">
            <text:p>0.7943</text:p>
          </table:table-cell>
          <table:table-cell office:value-type="float" office:value="0.79828477718" calcext:value-type="float">
            <text:p>0.7983</text:p>
          </table:table-cell>
          <table:table-cell office:value-type="float" office:value="0.826991282564" calcext:value-type="float">
            <text:p>0.8270</text:p>
          </table:table-cell>
          <table:table-cell office:value-type="float" office:value="0.822514774013" calcext:value-type="float">
            <text:p>0.8225</text:p>
          </table:table-cell>
          <table:table-cell office:value-type="float" office:value="0.881086551794" calcext:value-type="float">
            <text:p>0.8811</text:p>
          </table:table-cell>
          <table:table-cell office:value-type="float" office:value="0.880468542417" calcext:value-type="float">
            <text:p>0.8805</text:p>
          </table:table-cell>
          <table:table-cell office:value-type="float" office:value="0.882199176311" calcext:value-type="float">
            <text:p>0.8822</text:p>
          </table:table-cell>
          <table:table-cell office:value-type="float" office:value="0.879258253053" calcext:value-type="float">
            <text:p>0.8793</text:p>
          </table:table-cell>
          <table:table-cell office:value-type="float" office:value="0.881681513066" calcext:value-type="float">
            <text:p>0.8817</text:p>
          </table:table-cell>
          <table:table-cell office:value-type="float" office:value="0.880876220717" calcext:value-type="float">
            <text:p>0.8809</text:p>
          </table:table-cell>
          <table:table-cell office:value-type="float" office:value="0.88146780392" calcext:value-type="float">
            <text:p>0.8815</text:p>
          </table:table-cell>
          <table:table-cell table:formula="of:=[.H34]-[.B34]" office:value-type="float" office:value="0.0879065371359999" calcext:value-type="float">
            <text:p>0.087906537136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772999663562" calcext:value-type="float">
            <text:p>0.7730</text:p>
          </table:table-cell>
          <table:table-cell office:value-type="float" office:value="0.809164008528" calcext:value-type="float">
            <text:p>0.8092</text:p>
          </table:table-cell>
          <table:table-cell office:value-type="float" office:value="0.873429407824" calcext:value-type="float">
            <text:p>0.8734</text:p>
          </table:table-cell>
          <table:table-cell office:value-type="float" office:value="0.871768915217" calcext:value-type="float">
            <text:p>0.8718</text:p>
          </table:table-cell>
          <table:table-cell office:value-type="float" office:value="0.871151857798" calcext:value-type="float">
            <text:p>0.8712</text:p>
          </table:table-cell>
          <table:table-cell office:value-type="float" office:value="0.872289656057" calcext:value-type="float">
            <text:p>0.8723</text:p>
          </table:table-cell>
          <table:table-cell office:value-type="float" office:value="0.871661610805" calcext:value-type="float">
            <text:p>0.8717</text:p>
          </table:table-cell>
          <table:table-cell office:value-type="float" office:value="0.872396256603" calcext:value-type="float">
            <text:p>0.8724</text:p>
          </table:table-cell>
          <table:table-cell office:value-type="float" office:value="0.872206861513" calcext:value-type="float">
            <text:p>0.8722</text:p>
          </table:table-cell>
          <table:table-cell office:value-type="float" office:value="0.872436544636" calcext:value-type="float">
            <text:p>0.8724</text:p>
          </table:table-cell>
          <table:table-cell office:value-type="float" office:value="0.871020305122" calcext:value-type="float">
            <text:p>0.8710</text:p>
          </table:table-cell>
          <table:table-cell table:formula="of:=[.H35]-[.B35]" office:value-type="float" office:value="0.0986619472429999" calcext:value-type="float">
            <text:p>0.098661947243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52699497215" calcext:value-type="float">
            <text:p>0.9527</text:p>
          </table:table-cell>
          <table:table-cell office:value-type="float" office:value="0.95270116535" calcext:value-type="float">
            <text:p>0.9527</text:p>
          </table:table-cell>
          <table:table-cell office:value-type="float" office:value="0.952703035495" calcext:value-type="float">
            <text:p>0.9527</text:p>
          </table:table-cell>
          <table:table-cell office:value-type="float" office:value="0.952704146528" calcext:value-type="float">
            <text:p>0.9527</text:p>
          </table:table-cell>
          <table:table-cell office:value-type="float" office:value="0.952704344123" calcext:value-type="float">
            <text:p>0.9527</text:p>
          </table:table-cell>
          <table:table-cell office:value-type="float" office:value="0.952704500587" calcext:value-type="float">
            <text:p>0.9527</text:p>
          </table:table-cell>
          <table:table-cell office:value-type="float" office:value="0.952703905736" calcext:value-type="float">
            <text:p>0.9527</text:p>
          </table:table-cell>
          <table:table-cell office:value-type="float" office:value="0.952704813323" calcext:value-type="float">
            <text:p>0.9527</text:p>
          </table:table-cell>
          <table:table-cell office:value-type="float" office:value="0.952705530478" calcext:value-type="float">
            <text:p>0.9527</text:p>
          </table:table-cell>
          <table:table-cell office:value-type="float" office:value="0.952704549194" calcext:value-type="float">
            <text:p>0.9527</text:p>
          </table:table-cell>
          <table:table-cell office:value-type="float" office:value="0.952705832275" calcext:value-type="float">
            <text:p>0.9527</text:p>
          </table:table-cell>
          <table:table-cell table:formula="of:=[.H36]-[.B36]" office:value-type="float" office:value="0.00000440852099992117" calcext:value-type="float">
            <text:p>4.40852099992117E-06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3506532278" calcext:value-type="float">
            <text:p>0.9135</text:p>
          </table:table-cell>
          <table:table-cell office:value-type="float" office:value="0.913532840617" calcext:value-type="float">
            <text:p>0.9135</text:p>
          </table:table-cell>
          <table:table-cell office:value-type="float" office:value="0.913537511541" calcext:value-type="float">
            <text:p>0.9135</text:p>
          </table:table-cell>
          <table:table-cell office:value-type="float" office:value="0.913512029999" calcext:value-type="float">
            <text:p>0.9135</text:p>
          </table:table-cell>
          <table:table-cell office:value-type="float" office:value="0.913564651218" calcext:value-type="float">
            <text:p>0.9136</text:p>
          </table:table-cell>
          <table:table-cell office:value-type="float" office:value="0.913486364271" calcext:value-type="float">
            <text:p>0.9135</text:p>
          </table:table-cell>
          <table:table-cell office:value-type="float" office:value="0.913595396218" calcext:value-type="float">
            <text:p>0.9136</text:p>
          </table:table-cell>
          <table:table-cell office:value-type="float" office:value="0.913523891718" calcext:value-type="float">
            <text:p>0.9135</text:p>
          </table:table-cell>
          <table:table-cell office:value-type="float" office:value="0.913514754113" calcext:value-type="float">
            <text:p>0.9135</text:p>
          </table:table-cell>
          <table:table-cell office:value-type="float" office:value="0.91355942083" calcext:value-type="float">
            <text:p>0.9136</text:p>
          </table:table-cell>
          <table:table-cell office:value-type="float" office:value="0.913594733487" calcext:value-type="float">
            <text:p>0.9136</text:p>
          </table:table-cell>
          <table:table-cell table:formula="of:=[.H37]-[.B37]" office:value-type="float" office:value="0.0000888639400000724" calcext:value-type="float">
            <text:p>8.88639400000724E-05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13506383446" calcext:value-type="float">
            <text:p>0.9135</text:p>
          </table:table-cell>
          <table:table-cell office:value-type="float" office:value="0.913548635856" calcext:value-type="float">
            <text:p>0.9135</text:p>
          </table:table-cell>
          <table:table-cell office:value-type="float" office:value="0.913540204383" calcext:value-type="float">
            <text:p>0.9135</text:p>
          </table:table-cell>
          <table:table-cell office:value-type="float" office:value="0.913536746748" calcext:value-type="float">
            <text:p>0.9135</text:p>
          </table:table-cell>
          <table:table-cell office:value-type="float" office:value="0.9135524927" calcext:value-type="float">
            <text:p>0.9136</text:p>
          </table:table-cell>
          <table:table-cell office:value-type="float" office:value="0.913534832953" calcext:value-type="float">
            <text:p>0.9135</text:p>
          </table:table-cell>
          <table:table-cell office:value-type="float" office:value="0.913568086204" calcext:value-type="float">
            <text:p>0.9136</text:p>
          </table:table-cell>
          <table:table-cell office:value-type="float" office:value="0.913546249716" calcext:value-type="float">
            <text:p>0.9135</text:p>
          </table:table-cell>
          <table:table-cell office:value-type="float" office:value="0.913544951628" calcext:value-type="float">
            <text:p>0.9135</text:p>
          </table:table-cell>
          <table:table-cell office:value-type="float" office:value="0.913538284971" calcext:value-type="float">
            <text:p>0.9135</text:p>
          </table:table-cell>
          <table:table-cell office:value-type="float" office:value="0.913566165259" calcext:value-type="float">
            <text:p>0.9136</text:p>
          </table:table-cell>
          <table:table-cell table:formula="of:=[.H38]-[.B38]" office:value-type="float" office:value="0.0000617027579999929" calcext:value-type="float">
            <text:p>6.17027579999929E-05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761508938011" calcext:value-type="float">
            <text:p>0.7615</text:p>
          </table:table-cell>
          <table:table-cell office:value-type="float" office:value="0.914255296756" calcext:value-type="float">
            <text:p>0.9143</text:p>
          </table:table-cell>
          <table:table-cell office:value-type="float" office:value="0.91430845523" calcext:value-type="float">
            <text:p>0.9143</text:p>
          </table:table-cell>
          <table:table-cell office:value-type="float" office:value="0.914408862811" calcext:value-type="float">
            <text:p>0.9144</text:p>
          </table:table-cell>
          <table:table-cell office:value-type="float" office:value="0.914254759717" calcext:value-type="float">
            <text:p>0.9143</text:p>
          </table:table-cell>
          <table:table-cell office:value-type="float" office:value="0.91423862903" calcext:value-type="float">
            <text:p>0.9142</text:p>
          </table:table-cell>
          <table:table-cell office:value-type="float" office:value="0.914337204851" calcext:value-type="float">
            <text:p>0.9143</text:p>
          </table:table-cell>
          <table:table-cell office:value-type="float" office:value="0.914332692939" calcext:value-type="float">
            <text:p>0.9143</text:p>
          </table:table-cell>
          <table:table-cell office:value-type="float" office:value="0.914319239521" calcext:value-type="float">
            <text:p>0.9143</text:p>
          </table:table-cell>
          <table:table-cell office:value-type="float" office:value="0.914287209831" calcext:value-type="float">
            <text:p>0.9143</text:p>
          </table:table-cell>
          <table:table-cell office:value-type="float" office:value="0.914307018562" calcext:value-type="float">
            <text:p>0.9143</text:p>
          </table:table-cell>
          <table:table-cell table:formula="of:=[.H39]-[.B39]" office:value-type="float" office:value="0.15282826684" calcext:value-type="float">
            <text:p>0.15282826684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0428132" calcext:value-type="float">
            <text:p>0.9788</text:p>
          </table:table-cell>
          <table:table-cell office:value-type="float" office:value="0.978804340243" calcext:value-type="float">
            <text:p>0.9788</text:p>
          </table:table-cell>
          <table:table-cell office:value-type="float" office:value="0.978804641784" calcext:value-type="float">
            <text:p>0.9788</text:p>
          </table:table-cell>
          <table:table-cell office:value-type="float" office:value="0.97880448851" calcext:value-type="float">
            <text:p>0.9788</text:p>
          </table:table-cell>
          <table:table-cell office:value-type="float" office:value="0.978804654728" calcext:value-type="float">
            <text:p>0.9788</text:p>
          </table:table-cell>
          <table:table-cell office:value-type="float" office:value="0.978804586399" calcext:value-type="float">
            <text:p>0.9788</text:p>
          </table:table-cell>
          <table:table-cell office:value-type="float" office:value="0.978804519062" calcext:value-type="float">
            <text:p>0.9788</text:p>
          </table:table-cell>
          <table:table-cell office:value-type="float" office:value="0.978804675551" calcext:value-type="float">
            <text:p>0.9788</text:p>
          </table:table-cell>
          <table:table-cell office:value-type="float" office:value="0.978804432782" calcext:value-type="float">
            <text:p>0.9788</text:p>
          </table:table-cell>
          <table:table-cell office:value-type="float" office:value="0.978804616899" calcext:value-type="float">
            <text:p>0.9788</text:p>
          </table:table-cell>
          <table:table-cell office:value-type="float" office:value="0.978804669317" calcext:value-type="float">
            <text:p>0.9788</text:p>
          </table:table-cell>
          <table:table-cell table:formula="of:=[.H40]-[.B40]" office:value-type="float" office:value="0.000000237741999975505" calcext:value-type="float">
            <text:p>2.37741999975505E-07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50077048491" calcext:value-type="float">
            <text:p>0.9501</text:p>
          </table:table-cell>
          <table:table-cell office:value-type="float" office:value="0.978804063472" calcext:value-type="float">
            <text:p>0.9788</text:p>
          </table:table-cell>
          <table:table-cell office:value-type="float" office:value="0.978804065129" calcext:value-type="float">
            <text:p>0.9788</text:p>
          </table:table-cell>
          <table:table-cell office:value-type="float" office:value="0.978804146581" calcext:value-type="float">
            <text:p>0.9788</text:p>
          </table:table-cell>
          <table:table-cell office:value-type="float" office:value="0.978804263907" calcext:value-type="float">
            <text:p>0.9788</text:p>
          </table:table-cell>
          <table:table-cell office:value-type="float" office:value="0.978804217253" calcext:value-type="float">
            <text:p>0.9788</text:p>
          </table:table-cell>
          <table:table-cell office:value-type="float" office:value="0.978804251118" calcext:value-type="float">
            <text:p>0.9788</text:p>
          </table:table-cell>
          <table:table-cell office:value-type="float" office:value="0.978804166734" calcext:value-type="float">
            <text:p>0.9788</text:p>
          </table:table-cell>
          <table:table-cell office:value-type="float" office:value="0.97880422585" calcext:value-type="float">
            <text:p>0.9788</text:p>
          </table:table-cell>
          <table:table-cell office:value-type="float" office:value="0.978804043375" calcext:value-type="float">
            <text:p>0.9788</text:p>
          </table:table-cell>
          <table:table-cell office:value-type="float" office:value="0.978804183058" calcext:value-type="float">
            <text:p>0.9788</text:p>
          </table:table-cell>
          <table:table-cell table:formula="of:=[.H41]-[.B41]" office:value-type="float" office:value="0.028727202627" calcext:value-type="float">
            <text:p>0.028727202627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888553236788" calcext:value-type="float">
            <text:p>0.8886</text:p>
          </table:table-cell>
          <table:table-cell office:value-type="float" office:value="0.921510164678" calcext:value-type="float">
            <text:p>0.9215</text:p>
          </table:table-cell>
          <table:table-cell office:value-type="float" office:value="0.921509161487" calcext:value-type="float">
            <text:p>0.9215</text:p>
          </table:table-cell>
          <table:table-cell office:value-type="float" office:value="0.921510681785" calcext:value-type="float">
            <text:p>0.9215</text:p>
          </table:table-cell>
          <table:table-cell office:value-type="float" office:value="0.92151414237" calcext:value-type="float">
            <text:p>0.9215</text:p>
          </table:table-cell>
          <table:table-cell office:value-type="float" office:value="0.921514228348" calcext:value-type="float">
            <text:p>0.9215</text:p>
          </table:table-cell>
          <table:table-cell office:value-type="float" office:value="0.921518693476" calcext:value-type="float">
            <text:p>0.9215</text:p>
          </table:table-cell>
          <table:table-cell office:value-type="float" office:value="0.921510125384" calcext:value-type="float">
            <text:p>0.9215</text:p>
          </table:table-cell>
          <table:table-cell office:value-type="float" office:value="0.921514280184" calcext:value-type="float">
            <text:p>0.9215</text:p>
          </table:table-cell>
          <table:table-cell office:value-type="float" office:value="0.921517779074" calcext:value-type="float">
            <text:p>0.9215</text:p>
          </table:table-cell>
          <table:table-cell office:value-type="float" office:value="0.921510772611" calcext:value-type="float">
            <text:p>0.9215</text:p>
          </table:table-cell>
          <table:table-cell table:formula="of:=[.H42]-[.B42]" office:value-type="float" office:value="0.032965456688" calcext:value-type="float">
            <text:p>0.032965456688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799737876897" calcext:value-type="float">
            <text:p>0.7997</text:p>
          </table:table-cell>
          <table:table-cell office:value-type="float" office:value="0.809932058558" calcext:value-type="float">
            <text:p>0.8099</text:p>
          </table:table-cell>
          <table:table-cell office:value-type="float" office:value="0.865612534107" calcext:value-type="float">
            <text:p>0.8656</text:p>
          </table:table-cell>
          <table:table-cell office:value-type="float" office:value="0.879543864551" calcext:value-type="float">
            <text:p>0.8795</text:p>
          </table:table-cell>
          <table:table-cell office:value-type="float" office:value="0.889825598509" calcext:value-type="float">
            <text:p>0.8898</text:p>
          </table:table-cell>
          <table:table-cell office:value-type="float" office:value="0.890531470385" calcext:value-type="float">
            <text:p>0.8905</text:p>
          </table:table-cell>
          <table:table-cell office:value-type="float" office:value="0.889627090028" calcext:value-type="float">
            <text:p>0.8896</text:p>
          </table:table-cell>
          <table:table-cell office:value-type="float" office:value="0.888170524805" calcext:value-type="float">
            <text:p>0.8882</text:p>
          </table:table-cell>
          <table:table-cell office:value-type="float" office:value="0.888006469821" calcext:value-type="float">
            <text:p>0.8880</text:p>
          </table:table-cell>
          <table:table-cell office:value-type="float" office:value="0.887593111493" calcext:value-type="float">
            <text:p>0.8876</text:p>
          </table:table-cell>
          <table:table-cell office:value-type="float" office:value="0.887687046563" calcext:value-type="float">
            <text:p>0.8877</text:p>
          </table:table-cell>
          <table:table-cell table:formula="of:=[.H43]-[.B43]" office:value-type="float" office:value="0.0898892131310001" calcext:value-type="float">
            <text:p>0.089889213131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836867815363" calcext:value-type="float">
            <text:p>0.8369</text:p>
          </table:table-cell>
          <table:table-cell office:value-type="float" office:value="0.949771099803" calcext:value-type="float">
            <text:p>0.9498</text:p>
          </table:table-cell>
          <table:table-cell office:value-type="float" office:value="0.950119915396" calcext:value-type="float">
            <text:p>0.9501</text:p>
          </table:table-cell>
          <table:table-cell office:value-type="float" office:value="0.949986514965" calcext:value-type="float">
            <text:p>0.9500</text:p>
          </table:table-cell>
          <table:table-cell office:value-type="float" office:value="0.950465769159" calcext:value-type="float">
            <text:p>0.9505</text:p>
          </table:table-cell>
          <table:table-cell office:value-type="float" office:value="0.950093262313" calcext:value-type="float">
            <text:p>0.9501</text:p>
          </table:table-cell>
          <table:table-cell office:value-type="float" office:value="0.950272041313" calcext:value-type="float">
            <text:p>0.9503</text:p>
          </table:table-cell>
          <table:table-cell office:value-type="float" office:value="0.949503278037" calcext:value-type="float">
            <text:p>0.9495</text:p>
          </table:table-cell>
          <table:table-cell office:value-type="float" office:value="0.949284841005" calcext:value-type="float">
            <text:p>0.9493</text:p>
          </table:table-cell>
          <table:table-cell office:value-type="float" office:value="0.950454283631" calcext:value-type="float">
            <text:p>0.9505</text:p>
          </table:table-cell>
          <table:table-cell office:value-type="float" office:value="0.949959231123" calcext:value-type="float">
            <text:p>0.9500</text:p>
          </table:table-cell>
          <table:table-cell table:formula="of:=[.H44]-[.B44]" office:value-type="float" office:value="0.11340422595" calcext:value-type="float">
            <text:p>0.11340422595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56128475698" calcext:value-type="float">
            <text:p>0.2561</text:p>
          </table:table-cell>
          <table:table-cell office:value-type="float" office:value="0.566527996165" calcext:value-type="float">
            <text:p>0.5665</text:p>
          </table:table-cell>
          <table:table-cell office:value-type="float" office:value="0.681081110108" calcext:value-type="float">
            <text:p>0.6811</text:p>
          </table:table-cell>
          <table:table-cell office:value-type="float" office:value="0.726901477724" calcext:value-type="float">
            <text:p>0.7269</text:p>
          </table:table-cell>
          <table:table-cell office:value-type="float" office:value="0.746367829632" calcext:value-type="float">
            <text:p>0.7464</text:p>
          </table:table-cell>
          <table:table-cell office:value-type="float" office:value="0.740722445557" calcext:value-type="float">
            <text:p>0.7407</text:p>
          </table:table-cell>
          <table:table-cell office:value-type="float" office:value="0.751185153008" calcext:value-type="float">
            <text:p>0.7512</text:p>
          </table:table-cell>
          <table:table-cell office:value-type="float" office:value="0.756477491435" calcext:value-type="float">
            <text:p>0.7565</text:p>
          </table:table-cell>
          <table:table-cell office:value-type="float" office:value="0.762850137191" calcext:value-type="float">
            <text:p>0.7629</text:p>
          </table:table-cell>
          <table:table-cell office:value-type="float" office:value="0.741997682391" calcext:value-type="float">
            <text:p>0.7420</text:p>
          </table:table-cell>
          <table:table-cell office:value-type="float" office:value="0.736247166774" calcext:value-type="float">
            <text:p>0.7362</text:p>
          </table:table-cell>
          <table:table-cell table:formula="of:=[.H45]-[.B45]" office:value-type="float" office:value="0.49505667731" calcext:value-type="float">
            <text:p>0.49505667731</text:p>
          </table:table-cell>
        </table:table-row>
        <table:table-row table:style-name="ro1">
          <table:table-cell/>
          <table:table-cell table:formula="of:=AVERAGE([.B27:.B45])" office:value-type="float" office:value="0.851061015873263" calcext:value-type="float">
            <text:p>0.8511</text:p>
          </table:table-cell>
          <table:table-cell table:formula="of:=AVERAGE([.C27:.C45])" office:value-type="float" office:value="0.890506791232" calcext:value-type="float">
            <text:p>0.8905</text:p>
          </table:table-cell>
          <table:table-cell table:formula="of:=AVERAGE([.D27:.D45])" office:value-type="float" office:value="0.905060176259842" calcext:value-type="float">
            <text:p>0.9051</text:p>
          </table:table-cell>
          <table:table-cell table:formula="of:=AVERAGE([.E27:.E45])" office:value-type="float" office:value="0.907455733733947" calcext:value-type="float">
            <text:p>0.9075</text:p>
          </table:table-cell>
          <table:table-cell table:formula="of:=AVERAGE([.F27:.F45])" office:value-type="float" office:value="0.911759274244631" calcext:value-type="float">
            <text:p>0.9118</text:p>
          </table:table-cell>
          <table:table-cell table:formula="of:=AVERAGE([.G27:.G45])" office:value-type="float" office:value="0.911813047582421" calcext:value-type="float">
            <text:p>0.9118</text:p>
          </table:table-cell>
          <table:table-cell table:formula="of:=AVERAGE([.H27:.H45])" office:value-type="float" office:value="0.912528981687947" calcext:value-type="float">
            <text:p>0.9125</text:p>
          </table:table-cell>
          <table:table-cell table:formula="of:=AVERAGE([.I27:.I45])" office:value-type="float" office:value="0.911903313694842" calcext:value-type="float">
            <text:p>0.9119</text:p>
          </table:table-cell>
          <table:table-cell table:formula="of:=AVERAGE([.J27:.J45])" office:value-type="float" office:value="0.911923843465158" calcext:value-type="float">
            <text:p>0.9119</text:p>
          </table:table-cell>
          <table:table-cell table:formula="of:=AVERAGE([.K27:.K45])" office:value-type="float" office:value="0.910653753046" calcext:value-type="float">
            <text:p>0.9107</text:p>
          </table:table-cell>
          <table:table-cell table:formula="of:=AVERAGE([.L27:.L45])" office:value-type="float" office:value="0.910010390741947" calcext:value-type="float">
            <text:p>0.9100</text:p>
          </table:table-cell>
          <table:table-cell table:formula="of:=[.H46]-[.B46]" office:value-type="float" office:value="0.0614679658146841" calcext:value-type="float">
            <text:p>0.061467965814684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style-name="ce29"/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float" office:value="0.2" calcext:value-type="float">
            <text:p>0.2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float" office:value="1" calcext:value-type="float">
            <text:p>1.0</text:p>
          </table:table-cell>
          <table:table-cell/>
        </table:table-row>
        <table:table-row table:style-name="ro1">
          <table:table-cell table:style-name="ce29" office:value-type="string" calcext:value-type="string">
            <text:p>2 objetivos</text:p>
          </table:table-cell>
          <table:table-cell table:style-name="ce26" office:value-type="float" office:value="0.872307909253348" calcext:value-type="float">
            <text:p>0.8723</text:p>
          </table:table-cell>
          <table:table-cell table:style-name="ce26" office:value-type="float" office:value="0.944839663367261" calcext:value-type="float">
            <text:p>0.9448</text:p>
          </table:table-cell>
          <table:table-cell table:style-name="ce26" office:value-type="float" office:value="0.970543253214261" calcext:value-type="float">
            <text:p>0.9705</text:p>
          </table:table-cell>
          <table:table-cell table:style-name="ce26" office:value-type="float" office:value="0.972104195789696" calcext:value-type="float">
            <text:p>0.9721</text:p>
          </table:table-cell>
          <table:table-cell table:style-name="ce26" office:value-type="float" office:value="0.973288149174826" calcext:value-type="float">
            <text:p>0.9733</text:p>
          </table:table-cell>
          <table:table-cell table:style-name="ce26" office:value-type="float" office:value="0.973990731513087" calcext:value-type="float">
            <text:p>0.9740</text:p>
          </table:table-cell>
          <table:table-cell table:style-name="ce25" office:value-type="float" office:value="0.974532696666783" calcext:value-type="float">
            <text:p>0.9745</text:p>
          </table:table-cell>
          <table:table-cell table:style-name="ce26" office:value-type="float" office:value="0.974096687173739" calcext:value-type="float">
            <text:p>0.9741</text:p>
          </table:table-cell>
          <table:table-cell table:style-name="ce26" office:value-type="float" office:value="0.973625597439782" calcext:value-type="float">
            <text:p>0.9736</text:p>
          </table:table-cell>
          <table:table-cell table:style-name="ce26" office:value-type="float" office:value="0.973340768576696" calcext:value-type="float">
            <text:p>0.9733</text:p>
          </table:table-cell>
          <table:table-cell table:style-name="ce26" office:value-type="float" office:value="0.973750651589435" calcext:value-type="float">
            <text:p>0.9738</text:p>
          </table:table-cell>
          <table:table-cell/>
        </table:table-row>
        <table:table-row table:style-name="ro1">
          <table:table-cell table:style-name="ce29" office:value-type="string" calcext:value-type="string">
            <text:p>3 objetivos</text:p>
          </table:table-cell>
          <table:table-cell table:style-name="ce26" office:value-type="float" office:value="0.851061015873263" calcext:value-type="float">
            <text:p>0.8511</text:p>
          </table:table-cell>
          <table:table-cell table:style-name="ce26" office:value-type="float" office:value="0.890506791232" calcext:value-type="float">
            <text:p>0.8905</text:p>
          </table:table-cell>
          <table:table-cell table:style-name="ce26" office:value-type="float" office:value="0.905060176259842" calcext:value-type="float">
            <text:p>0.9051</text:p>
          </table:table-cell>
          <table:table-cell table:style-name="ce26" office:value-type="float" office:value="0.907455733733947" calcext:value-type="float">
            <text:p>0.9075</text:p>
          </table:table-cell>
          <table:table-cell table:style-name="ce26" office:value-type="float" office:value="0.911759274244631" calcext:value-type="float">
            <text:p>0.9118</text:p>
          </table:table-cell>
          <table:table-cell table:style-name="ce26" office:value-type="float" office:value="0.911813047582421" calcext:value-type="float">
            <text:p>0.9118</text:p>
          </table:table-cell>
          <table:table-cell table:style-name="ce25" office:value-type="float" office:value="0.912528981687947" calcext:value-type="float">
            <text:p>0.9125</text:p>
          </table:table-cell>
          <table:table-cell table:style-name="ce27" office:value-type="float" office:value="0.911903313694842" calcext:value-type="float">
            <text:p>0.9119</text:p>
          </table:table-cell>
          <table:table-cell table:style-name="ce26" office:value-type="float" office:value="0.911923843465158" calcext:value-type="float">
            <text:p>0.9119</text:p>
          </table:table-cell>
          <table:table-cell table:style-name="ce26" office:value-type="float" office:value="0.910653753046" calcext:value-type="float">
            <text:p>0.9107</text:p>
          </table:table-cell>
          <table:table-cell table:style-name="ce26" office:value-type="float" office:value="0.910010390741947" calcext:value-type="float">
            <text:p>0.9100</text:p>
          </table:table-cell>
          <table:table-cell/>
        </table:table-row>
        <table:table-row table:style-name="ro1" table:number-rows-repeated="104852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6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 calcext:value-type="string">
            <text:p>DTLZ1_2</text:p>
          </table:table-cell>
        </table:table-row>
        <table:table-row table:style-name="ro1">
          <table:table-cell office:value-type="string" calcext:value-type="string">
            <text:p>DTLZ2_2</text:p>
          </table:table-cell>
        </table:table-row>
        <table:table-row table:style-name="ro1">
          <table:table-cell office:value-type="string" calcext:value-type="string">
            <text:p>DTLZ3_2</text:p>
          </table:table-cell>
        </table:table-row>
        <table:table-row table:style-name="ro1">
          <table:table-cell office:value-type="string" calcext:value-type="string">
            <text:p>DTLZ4_2</text:p>
          </table:table-cell>
        </table:table-row>
        <table:table-row table:style-name="ro1">
          <table:table-cell office:value-type="string" calcext:value-type="string">
            <text:p>DTLZ5_2</text:p>
          </table:table-cell>
        </table:table-row>
        <table:table-row table:style-name="ro1">
          <table:table-cell office:value-type="string" calcext:value-type="string">
            <text:p>DTLZ6_2</text:p>
          </table:table-cell>
        </table:table-row>
        <table:table-row table:style-name="ro1">
          <table:table-cell office:value-type="string" calcext:value-type="string">
            <text:p>DTLZ7_2</text:p>
          </table:table-cell>
        </table:table-row>
        <table:table-row table:style-name="ro1">
          <table:table-cell office:value-type="string" calcext:value-type="string">
            <text:p>UF1_2</text:p>
          </table:table-cell>
        </table:table-row>
        <table:table-row table:style-name="ro1">
          <table:table-cell office:value-type="string" calcext:value-type="string">
            <text:p>UF2_2</text:p>
          </table:table-cell>
        </table:table-row>
        <table:table-row table:style-name="ro1">
          <table:table-cell office:value-type="string" calcext:value-type="string">
            <text:p>UF3_2</text:p>
          </table:table-cell>
        </table:table-row>
        <table:table-row table:style-name="ro1">
          <table:table-cell office:value-type="string" calcext:value-type="string">
            <text:p>UF4_2</text:p>
          </table:table-cell>
        </table:table-row>
        <table:table-row table:style-name="ro1">
          <table:table-cell office:value-type="string" calcext:value-type="string">
            <text:p>UF5_2</text:p>
          </table:table-cell>
        </table:table-row>
        <table:table-row table:style-name="ro1">
          <table:table-cell office:value-type="string" calcext:value-type="string">
            <text:p>UF6_2</text:p>
          </table:table-cell>
        </table:table-row>
        <table:table-row table:style-name="ro1">
          <table:table-cell office:value-type="string" calcext:value-type="string">
            <text:p>UF7_2</text:p>
          </table:table-cell>
        </table:table-row>
        <table:table-row table:style-name="ro1">
          <table:table-cell office:value-type="string" calcext:value-type="string">
            <text:p>WFG1_2</text:p>
          </table:table-cell>
        </table:table-row>
        <table:table-row table:style-name="ro1">
          <table:table-cell office:value-type="string" calcext:value-type="string">
            <text:p>WFG2_2</text:p>
          </table:table-cell>
        </table:table-row>
        <table:table-row table:style-name="ro1">
          <table:table-cell office:value-type="string" calcext:value-type="string">
            <text:p>WFG3_2</text:p>
          </table:table-cell>
        </table:table-row>
        <table:table-row table:style-name="ro1">
          <table:table-cell office:value-type="string" calcext:value-type="string">
            <text:p>WFG4_2</text:p>
          </table:table-cell>
        </table:table-row>
        <table:table-row table:style-name="ro1">
          <table:table-cell office:value-type="string" calcext:value-type="string">
            <text:p>WFG5_2</text:p>
          </table:table-cell>
        </table:table-row>
        <table:table-row table:style-name="ro1">
          <table:table-cell office:value-type="string" calcext:value-type="string">
            <text:p>WFG6_2</text:p>
          </table:table-cell>
        </table:table-row>
        <table:table-row table:style-name="ro1">
          <table:table-cell office:value-type="string" calcext:value-type="string">
            <text:p>WFG7_2</text:p>
          </table:table-cell>
        </table:table-row>
        <table:table-row table:style-name="ro1">
          <table:table-cell office:value-type="string" calcext:value-type="string">
            <text:p>WFG8_2</text:p>
          </table:table-cell>
        </table:table-row>
        <table:table-row table:style-name="ro1">
          <table:table-cell office:value-type="string" calcext:value-type="string">
            <text:p>WFG9_2</text:p>
          </table:table-cell>
        </table:table-row>
        <table:table-row table:style-name="ro1">
          <table:table-cell office:value-type="string" calcext:value-type="string">
            <text:p>DTLZ1_2</text:p>
          </table:table-cell>
        </table:table-row>
        <table:table-row table:style-name="ro1">
          <table:table-cell office:value-type="string" calcext:value-type="string">
            <text:p>DTLZ2_2</text:p>
          </table:table-cell>
        </table:table-row>
        <table:table-row table:style-name="ro1">
          <table:table-cell office:value-type="string" calcext:value-type="string">
            <text:p>DTLZ3_2</text:p>
          </table:table-cell>
        </table:table-row>
        <table:table-row table:style-name="ro1">
          <table:table-cell office:value-type="string" calcext:value-type="string">
            <text:p>DTLZ4_2</text:p>
          </table:table-cell>
        </table:table-row>
        <table:table-row table:style-name="ro1">
          <table:table-cell office:value-type="string" calcext:value-type="string">
            <text:p>DTLZ5_2</text:p>
          </table:table-cell>
        </table:table-row>
        <table:table-row table:style-name="ro1">
          <table:table-cell office:value-type="string" calcext:value-type="string">
            <text:p>DTLZ6_2</text:p>
          </table:table-cell>
        </table:table-row>
        <table:table-row table:style-name="ro1">
          <table:table-cell office:value-type="string" calcext:value-type="string">
            <text:p>DTLZ7_2</text:p>
          </table:table-cell>
        </table:table-row>
        <table:table-row table:style-name="ro1">
          <table:table-cell office:value-type="string" calcext:value-type="string">
            <text:p>UF1_2</text:p>
          </table:table-cell>
        </table:table-row>
        <table:table-row table:style-name="ro1">
          <table:table-cell office:value-type="string" calcext:value-type="string">
            <text:p>UF2_2</text:p>
          </table:table-cell>
        </table:table-row>
        <table:table-row table:style-name="ro1">
          <table:table-cell office:value-type="string" calcext:value-type="string">
            <text:p>UF3_2</text:p>
          </table:table-cell>
        </table:table-row>
        <table:table-row table:style-name="ro1">
          <table:table-cell office:value-type="string" calcext:value-type="string">
            <text:p>UF4_2</text:p>
          </table:table-cell>
        </table:table-row>
        <table:table-row table:style-name="ro1">
          <table:table-cell office:value-type="string" calcext:value-type="string">
            <text:p>UF5_2</text:p>
          </table:table-cell>
        </table:table-row>
        <table:table-row table:style-name="ro1">
          <table:table-cell office:value-type="string" calcext:value-type="string">
            <text:p>UF6_2</text:p>
          </table:table-cell>
        </table:table-row>
        <table:table-row table:style-name="ro1">
          <table:table-cell office:value-type="string" calcext:value-type="string">
            <text:p>UF7_2</text:p>
          </table:table-cell>
        </table:table-row>
        <table:table-row table:style-name="ro1">
          <table:table-cell office:value-type="string" calcext:value-type="string">
            <text:p>WFG1_2</text:p>
          </table:table-cell>
        </table:table-row>
        <table:table-row table:style-name="ro1">
          <table:table-cell office:value-type="string" calcext:value-type="string">
            <text:p>WFG2_2</text:p>
          </table:table-cell>
        </table:table-row>
        <table:table-row table:style-name="ro1">
          <table:table-cell office:value-type="string" calcext:value-type="string">
            <text:p>WFG3_2</text:p>
          </table:table-cell>
        </table:table-row>
        <table:table-row table:style-name="ro1">
          <table:table-cell office:value-type="string" calcext:value-type="string">
            <text:p>WFG4_2</text:p>
          </table:table-cell>
        </table:table-row>
        <table:table-row table:style-name="ro1">
          <table:table-cell office:value-type="string" calcext:value-type="string">
            <text:p>WFG5_2</text:p>
          </table:table-cell>
        </table:table-row>
        <table:table-row table:style-name="ro1">
          <table:table-cell office:value-type="string" calcext:value-type="string">
            <text:p>WFG6_2</text:p>
          </table:table-cell>
        </table:table-row>
        <table:table-row table:style-name="ro1">
          <table:table-cell office:value-type="string" calcext:value-type="string">
            <text:p>WFG7_2</text:p>
          </table:table-cell>
        </table:table-row>
        <table:table-row table:style-name="ro1">
          <table:table-cell office:value-type="string" calcext:value-type="string">
            <text:p>WFG8_2</text:p>
          </table:table-cell>
        </table:table-row>
        <table:table-row table:style-name="ro1">
          <table:table-cell office:value-type="string" calcext:value-type="string">
            <text:p>WFG9_2</text:p>
          </table:table-cell>
        </table:table-row>
        <table:table-row table:style-name="ro1">
          <table:table-cell office:value-type="string" calcext:value-type="string">
            <text:p>DTLZ1_2</text:p>
          </table:table-cell>
        </table:table-row>
        <table:table-row table:style-name="ro1">
          <table:table-cell office:value-type="string" calcext:value-type="string">
            <text:p>DTLZ2_2</text:p>
          </table:table-cell>
        </table:table-row>
        <table:table-row table:style-name="ro1">
          <table:table-cell office:value-type="string" calcext:value-type="string">
            <text:p>DTLZ3_2</text:p>
          </table:table-cell>
        </table:table-row>
        <table:table-row table:style-name="ro1">
          <table:table-cell office:value-type="string" calcext:value-type="string">
            <text:p>DTLZ4_2</text:p>
          </table:table-cell>
        </table:table-row>
        <table:table-row table:style-name="ro1">
          <table:table-cell office:value-type="string" calcext:value-type="string">
            <text:p>DTLZ5_2</text:p>
          </table:table-cell>
        </table:table-row>
        <table:table-row table:style-name="ro1">
          <table:table-cell office:value-type="string" calcext:value-type="string">
            <text:p>DTLZ6_2</text:p>
          </table:table-cell>
        </table:table-row>
        <table:table-row table:style-name="ro1">
          <table:table-cell office:value-type="string" calcext:value-type="string">
            <text:p>DTLZ7_2</text:p>
          </table:table-cell>
        </table:table-row>
        <table:table-row table:style-name="ro1">
          <table:table-cell office:value-type="string" calcext:value-type="string">
            <text:p>UF1_2</text:p>
          </table:table-cell>
        </table:table-row>
        <table:table-row table:style-name="ro1">
          <table:table-cell office:value-type="string" calcext:value-type="string">
            <text:p>UF2_2</text:p>
          </table:table-cell>
        </table:table-row>
        <table:table-row table:style-name="ro1">
          <table:table-cell office:value-type="string" calcext:value-type="string">
            <text:p>UF3_2</text:p>
          </table:table-cell>
        </table:table-row>
        <table:table-row table:style-name="ro1">
          <table:table-cell office:value-type="string" calcext:value-type="string">
            <text:p>UF4_2</text:p>
          </table:table-cell>
        </table:table-row>
        <table:table-row table:style-name="ro1">
          <table:table-cell office:value-type="string" calcext:value-type="string">
            <text:p>UF5_2</text:p>
          </table:table-cell>
        </table:table-row>
        <table:table-row table:style-name="ro1">
          <table:table-cell office:value-type="string" calcext:value-type="string">
            <text:p>UF6_2</text:p>
          </table:table-cell>
        </table:table-row>
        <table:table-row table:style-name="ro1">
          <table:table-cell office:value-type="string" calcext:value-type="string">
            <text:p>UF7_2</text:p>
          </table:table-cell>
        </table:table-row>
        <table:table-row table:style-name="ro1">
          <table:table-cell office:value-type="string" calcext:value-type="string">
            <text:p>WFG1_2</text:p>
          </table:table-cell>
        </table:table-row>
        <table:table-row table:style-name="ro1">
          <table:table-cell office:value-type="string" calcext:value-type="string">
            <text:p>WFG2_2</text:p>
          </table:table-cell>
        </table:table-row>
        <table:table-row table:style-name="ro1">
          <table:table-cell office:value-type="string" calcext:value-type="string">
            <text:p>WFG3_2</text:p>
          </table:table-cell>
        </table:table-row>
        <table:table-row table:style-name="ro1">
          <table:table-cell office:value-type="string" calcext:value-type="string">
            <text:p>WFG4_2</text:p>
          </table:table-cell>
        </table:table-row>
        <table:table-row table:style-name="ro1">
          <table:table-cell office:value-type="string" calcext:value-type="string">
            <text:p>WFG5_2</text:p>
          </table:table-cell>
        </table:table-row>
        <table:table-row table:style-name="ro1">
          <table:table-cell office:value-type="string" calcext:value-type="string">
            <text:p>WFG6_2</text:p>
          </table:table-cell>
        </table:table-row>
        <table:table-row table:style-name="ro1">
          <table:table-cell office:value-type="string" calcext:value-type="string">
            <text:p>WFG7_2</text:p>
          </table:table-cell>
        </table:table-row>
        <table:table-row table:style-name="ro1">
          <table:table-cell office:value-type="string" calcext:value-type="string">
            <text:p>WFG8_2</text:p>
          </table:table-cell>
        </table:table-row>
        <table:table-row table:style-name="ro1">
          <table:table-cell office:value-type="string" calcext:value-type="string">
            <text:p>WFG9_2</text:p>
          </table:table-cell>
        </table:table-row>
        <table:table-row table:style-name="ro1">
          <table:table-cell office:value-type="string" calcext:value-type="string">
            <text:p>DTLZ1_2</text:p>
          </table:table-cell>
        </table:table-row>
        <table:table-row table:style-name="ro1">
          <table:table-cell office:value-type="string" calcext:value-type="string">
            <text:p>DTLZ2_2</text:p>
          </table:table-cell>
        </table:table-row>
        <table:table-row table:style-name="ro1">
          <table:table-cell office:value-type="string" calcext:value-type="string">
            <text:p>DTLZ3_2</text:p>
          </table:table-cell>
        </table:table-row>
        <table:table-row table:style-name="ro1">
          <table:table-cell office:value-type="string" calcext:value-type="string">
            <text:p>DTLZ4_2</text:p>
          </table:table-cell>
        </table:table-row>
        <table:table-row table:style-name="ro1">
          <table:table-cell office:value-type="string" calcext:value-type="string">
            <text:p>DTLZ5_2</text:p>
          </table:table-cell>
        </table:table-row>
        <table:table-row table:style-name="ro1">
          <table:table-cell office:value-type="string" calcext:value-type="string">
            <text:p>DTLZ6_2</text:p>
          </table:table-cell>
        </table:table-row>
        <table:table-row table:style-name="ro1">
          <table:table-cell office:value-type="string" calcext:value-type="string">
            <text:p>DTLZ7_2</text:p>
          </table:table-cell>
        </table:table-row>
        <table:table-row table:style-name="ro1">
          <table:table-cell office:value-type="string" calcext:value-type="string">
            <text:p>UF1_2</text:p>
          </table:table-cell>
        </table:table-row>
        <table:table-row table:style-name="ro1">
          <table:table-cell office:value-type="string" calcext:value-type="string">
            <text:p>UF2_2</text:p>
          </table:table-cell>
        </table:table-row>
        <table:table-row table:style-name="ro1">
          <table:table-cell office:value-type="string" calcext:value-type="string">
            <text:p>UF3_2</text:p>
          </table:table-cell>
        </table:table-row>
        <table:table-row table:style-name="ro1">
          <table:table-cell office:value-type="string" calcext:value-type="string">
            <text:p>UF4_2</text:p>
          </table:table-cell>
        </table:table-row>
        <table:table-row table:style-name="ro1">
          <table:table-cell office:value-type="string" calcext:value-type="string">
            <text:p>UF5_2</text:p>
          </table:table-cell>
        </table:table-row>
        <table:table-row table:style-name="ro1">
          <table:table-cell office:value-type="string" calcext:value-type="string">
            <text:p>UF6_2</text:p>
          </table:table-cell>
        </table:table-row>
        <table:table-row table:style-name="ro1">
          <table:table-cell office:value-type="string" calcext:value-type="string">
            <text:p>UF7_2</text:p>
          </table:table-cell>
        </table:table-row>
        <table:table-row table:style-name="ro1">
          <table:table-cell office:value-type="string" calcext:value-type="string">
            <text:p>WFG1_2</text:p>
          </table:table-cell>
        </table:table-row>
        <table:table-row table:style-name="ro1">
          <table:table-cell office:value-type="string" calcext:value-type="string">
            <text:p>WFG2_2</text:p>
          </table:table-cell>
        </table:table-row>
        <table:table-row table:style-name="ro1">
          <table:table-cell office:value-type="string" calcext:value-type="string">
            <text:p>WFG3_2</text:p>
          </table:table-cell>
        </table:table-row>
        <table:table-row table:style-name="ro1">
          <table:table-cell office:value-type="string" calcext:value-type="string">
            <text:p>WFG4_2</text:p>
          </table:table-cell>
        </table:table-row>
        <table:table-row table:style-name="ro1">
          <table:table-cell office:value-type="string" calcext:value-type="string">
            <text:p>WFG5_2</text:p>
          </table:table-cell>
        </table:table-row>
        <table:table-row table:style-name="ro1">
          <table:table-cell office:value-type="string" calcext:value-type="string">
            <text:p>WFG6_2</text:p>
          </table:table-cell>
        </table:table-row>
        <table:table-row table:style-name="ro1">
          <table:table-cell office:value-type="string" calcext:value-type="string">
            <text:p>WFG7_2</text:p>
          </table:table-cell>
        </table:table-row>
        <table:table-row table:style-name="ro1">
          <table:table-cell office:value-type="string" calcext:value-type="string">
            <text:p>WFG8_2</text:p>
          </table:table-cell>
        </table:table-row>
        <table:table-row table:style-name="ro1">
          <table:table-cell office:value-type="string" calcext:value-type="string">
            <text:p>WFG9_2</text:p>
          </table:table-cell>
        </table:table-row>
        <table:table-row table:style-name="ro1">
          <table:table-cell office:value-type="string" calcext:value-type="string">
            <text:p>DTLZ1_3</text:p>
          </table:table-cell>
        </table:table-row>
        <table:table-row table:style-name="ro1">
          <table:table-cell office:value-type="string" calcext:value-type="string">
            <text:p>DTLZ2_3</text:p>
          </table:table-cell>
        </table:table-row>
        <table:table-row table:style-name="ro1">
          <table:table-cell office:value-type="string" calcext:value-type="string">
            <text:p>DTLZ3_3</text:p>
          </table:table-cell>
        </table:table-row>
        <table:table-row table:style-name="ro1">
          <table:table-cell office:value-type="string" calcext:value-type="string">
            <text:p>DTLZ4_3</text:p>
          </table:table-cell>
        </table:table-row>
        <table:table-row table:style-name="ro1">
          <table:table-cell office:value-type="string" calcext:value-type="string">
            <text:p>DTLZ5_3</text:p>
          </table:table-cell>
        </table:table-row>
        <table:table-row table:style-name="ro1">
          <table:table-cell office:value-type="string" calcext:value-type="string">
            <text:p>DTLZ6_3</text:p>
          </table:table-cell>
        </table:table-row>
        <table:table-row table:style-name="ro1">
          <table:table-cell office:value-type="string" calcext:value-type="string">
            <text:p>DTLZ7_3</text:p>
          </table:table-cell>
        </table:table-row>
        <table:table-row table:style-name="ro1">
          <table:table-cell office:value-type="string" calcext:value-type="string">
            <text:p>UF8_3</text:p>
          </table:table-cell>
        </table:table-row>
        <table:table-row table:style-name="ro1">
          <table:table-cell office:value-type="string" calcext:value-type="string">
            <text:p>UF9_3</text:p>
          </table:table-cell>
        </table:table-row>
        <table:table-row table:style-name="ro1">
          <table:table-cell office:value-type="string" calcext:value-type="string">
            <text:p>UF10_3</text:p>
          </table:table-cell>
        </table:table-row>
        <table:table-row table:style-name="ro1">
          <table:table-cell office:value-type="string" calcext:value-type="string">
            <text:p>WFG1_3</text:p>
          </table:table-cell>
        </table:table-row>
        <table:table-row table:style-name="ro1">
          <table:table-cell office:value-type="string" calcext:value-type="string">
            <text:p>WFG2_3</text:p>
          </table:table-cell>
        </table:table-row>
        <table:table-row table:style-name="ro1">
          <table:table-cell office:value-type="string" calcext:value-type="string">
            <text:p>WFG3_3</text:p>
          </table:table-cell>
        </table:table-row>
        <table:table-row table:style-name="ro1">
          <table:table-cell office:value-type="string" calcext:value-type="string">
            <text:p>WFG4_3</text:p>
          </table:table-cell>
        </table:table-row>
        <table:table-row table:style-name="ro1">
          <table:table-cell office:value-type="string" calcext:value-type="string">
            <text:p>WFG5_3</text:p>
          </table:table-cell>
        </table:table-row>
        <table:table-row table:style-name="ro1">
          <table:table-cell office:value-type="string" calcext:value-type="string">
            <text:p>WFG6_3</text:p>
          </table:table-cell>
        </table:table-row>
        <table:table-row table:style-name="ro1">
          <table:table-cell office:value-type="string" calcext:value-type="string">
            <text:p>WFG7_3</text:p>
          </table:table-cell>
        </table:table-row>
        <table:table-row table:style-name="ro1">
          <table:table-cell office:value-type="string" calcext:value-type="string">
            <text:p>WFG8_3</text:p>
          </table:table-cell>
        </table:table-row>
        <table:table-row table:style-name="ro1">
          <table:table-cell office:value-type="string" calcext:value-type="string">
            <text:p>WFG9_3</text:p>
          </table:table-cell>
        </table:table-row>
        <table:table-row table:style-name="ro1">
          <table:table-cell office:value-type="string" calcext:value-type="string">
            <text:p>DTLZ1_3</text:p>
          </table:table-cell>
        </table:table-row>
        <table:table-row table:style-name="ro1">
          <table:table-cell office:value-type="string" calcext:value-type="string">
            <text:p>DTLZ2_3</text:p>
          </table:table-cell>
        </table:table-row>
        <table:table-row table:style-name="ro1">
          <table:table-cell office:value-type="string" calcext:value-type="string">
            <text:p>DTLZ3_3</text:p>
          </table:table-cell>
        </table:table-row>
        <table:table-row table:style-name="ro1">
          <table:table-cell office:value-type="string" calcext:value-type="string">
            <text:p>DTLZ4_3</text:p>
          </table:table-cell>
        </table:table-row>
        <table:table-row table:style-name="ro1">
          <table:table-cell office:value-type="string" calcext:value-type="string">
            <text:p>DTLZ5_3</text:p>
          </table:table-cell>
        </table:table-row>
        <table:table-row table:style-name="ro1">
          <table:table-cell office:value-type="string" calcext:value-type="string">
            <text:p>DTLZ6_3</text:p>
          </table:table-cell>
        </table:table-row>
        <table:table-row table:style-name="ro1">
          <table:table-cell office:value-type="string" calcext:value-type="string">
            <text:p>DTLZ7_3</text:p>
          </table:table-cell>
        </table:table-row>
        <table:table-row table:style-name="ro1">
          <table:table-cell office:value-type="string" calcext:value-type="string">
            <text:p>UF8_3</text:p>
          </table:table-cell>
        </table:table-row>
        <table:table-row table:style-name="ro1">
          <table:table-cell office:value-type="string" calcext:value-type="string">
            <text:p>UF9_3</text:p>
          </table:table-cell>
        </table:table-row>
        <table:table-row table:style-name="ro1">
          <table:table-cell office:value-type="string" calcext:value-type="string">
            <text:p>UF10_3</text:p>
          </table:table-cell>
        </table:table-row>
        <table:table-row table:style-name="ro1">
          <table:table-cell office:value-type="string" calcext:value-type="string">
            <text:p>WFG1_3</text:p>
          </table:table-cell>
        </table:table-row>
        <table:table-row table:style-name="ro1">
          <table:table-cell office:value-type="string" calcext:value-type="string">
            <text:p>WFG2_3</text:p>
          </table:table-cell>
        </table:table-row>
        <table:table-row table:style-name="ro1">
          <table:table-cell office:value-type="string" calcext:value-type="string">
            <text:p>WFG3_3</text:p>
          </table:table-cell>
        </table:table-row>
        <table:table-row table:style-name="ro1">
          <table:table-cell office:value-type="string" calcext:value-type="string">
            <text:p>WFG4_3</text:p>
          </table:table-cell>
        </table:table-row>
        <table:table-row table:style-name="ro1">
          <table:table-cell office:value-type="string" calcext:value-type="string">
            <text:p>WFG5_3</text:p>
          </table:table-cell>
        </table:table-row>
        <table:table-row table:style-name="ro1">
          <table:table-cell office:value-type="string" calcext:value-type="string">
            <text:p>WFG6_3</text:p>
          </table:table-cell>
        </table:table-row>
        <table:table-row table:style-name="ro1">
          <table:table-cell office:value-type="string" calcext:value-type="string">
            <text:p>WFG7_3</text:p>
          </table:table-cell>
        </table:table-row>
        <table:table-row table:style-name="ro1">
          <table:table-cell office:value-type="string" calcext:value-type="string">
            <text:p>WFG8_3</text:p>
          </table:table-cell>
        </table:table-row>
        <table:table-row table:style-name="ro1">
          <table:table-cell office:value-type="string" calcext:value-type="string">
            <text:p>WFG9_3</text:p>
          </table:table-cell>
        </table:table-row>
        <table:table-row table:style-name="ro1">
          <table:table-cell office:value-type="string" calcext:value-type="string">
            <text:p>DTLZ1_3</text:p>
          </table:table-cell>
        </table:table-row>
        <table:table-row table:style-name="ro1">
          <table:table-cell office:value-type="string" calcext:value-type="string">
            <text:p>DTLZ2_3</text:p>
          </table:table-cell>
        </table:table-row>
        <table:table-row table:style-name="ro1">
          <table:table-cell office:value-type="string" calcext:value-type="string">
            <text:p>DTLZ3_3</text:p>
          </table:table-cell>
        </table:table-row>
        <table:table-row table:style-name="ro1">
          <table:table-cell office:value-type="string" calcext:value-type="string">
            <text:p>DTLZ4_3</text:p>
          </table:table-cell>
        </table:table-row>
        <table:table-row table:style-name="ro1">
          <table:table-cell office:value-type="string" calcext:value-type="string">
            <text:p>DTLZ5_3</text:p>
          </table:table-cell>
        </table:table-row>
        <table:table-row table:style-name="ro1">
          <table:table-cell office:value-type="string" calcext:value-type="string">
            <text:p>DTLZ6_3</text:p>
          </table:table-cell>
        </table:table-row>
        <table:table-row table:style-name="ro1">
          <table:table-cell office:value-type="string" calcext:value-type="string">
            <text:p>DTLZ7_3</text:p>
          </table:table-cell>
        </table:table-row>
        <table:table-row table:style-name="ro1">
          <table:table-cell office:value-type="string" calcext:value-type="string">
            <text:p>UF8_3</text:p>
          </table:table-cell>
        </table:table-row>
        <table:table-row table:style-name="ro1">
          <table:table-cell office:value-type="string" calcext:value-type="string">
            <text:p>UF9_3</text:p>
          </table:table-cell>
        </table:table-row>
        <table:table-row table:style-name="ro1">
          <table:table-cell office:value-type="string" calcext:value-type="string">
            <text:p>UF10_3</text:p>
          </table:table-cell>
        </table:table-row>
        <table:table-row table:style-name="ro1">
          <table:table-cell office:value-type="string" calcext:value-type="string">
            <text:p>WFG1_3</text:p>
          </table:table-cell>
        </table:table-row>
        <table:table-row table:style-name="ro1">
          <table:table-cell office:value-type="string" calcext:value-type="string">
            <text:p>WFG2_3</text:p>
          </table:table-cell>
        </table:table-row>
        <table:table-row table:style-name="ro1">
          <table:table-cell office:value-type="string" calcext:value-type="string">
            <text:p>WFG3_3</text:p>
          </table:table-cell>
        </table:table-row>
        <table:table-row table:style-name="ro1">
          <table:table-cell office:value-type="string" calcext:value-type="string">
            <text:p>WFG4_3</text:p>
          </table:table-cell>
        </table:table-row>
        <table:table-row table:style-name="ro1">
          <table:table-cell office:value-type="string" calcext:value-type="string">
            <text:p>WFG5_3</text:p>
          </table:table-cell>
        </table:table-row>
        <table:table-row table:style-name="ro1">
          <table:table-cell office:value-type="string" calcext:value-type="string">
            <text:p>WFG6_3</text:p>
          </table:table-cell>
        </table:table-row>
        <table:table-row table:style-name="ro1">
          <table:table-cell office:value-type="string" calcext:value-type="string">
            <text:p>WFG7_3</text:p>
          </table:table-cell>
        </table:table-row>
        <table:table-row table:style-name="ro1">
          <table:table-cell office:value-type="string" calcext:value-type="string">
            <text:p>WFG8_3</text:p>
          </table:table-cell>
        </table:table-row>
        <table:table-row table:style-name="ro1">
          <table:table-cell office:value-type="string" calcext:value-type="string">
            <text:p>WFG9_3</text:p>
          </table:table-cell>
        </table:table-row>
        <table:table-row table:style-name="ro1">
          <table:table-cell office:value-type="string" calcext:value-type="string">
            <text:p>DTLZ1_3</text:p>
          </table:table-cell>
        </table:table-row>
        <table:table-row table:style-name="ro1">
          <table:table-cell office:value-type="string" calcext:value-type="string">
            <text:p>DTLZ2_3</text:p>
          </table:table-cell>
        </table:table-row>
        <table:table-row table:style-name="ro1">
          <table:table-cell office:value-type="string" calcext:value-type="string">
            <text:p>DTLZ3_3</text:p>
          </table:table-cell>
        </table:table-row>
        <table:table-row table:style-name="ro1">
          <table:table-cell office:value-type="string" calcext:value-type="string">
            <text:p>DTLZ4_3</text:p>
          </table:table-cell>
        </table:table-row>
        <table:table-row table:style-name="ro1">
          <table:table-cell office:value-type="string" calcext:value-type="string">
            <text:p>DTLZ5_3</text:p>
          </table:table-cell>
        </table:table-row>
        <table:table-row table:style-name="ro1">
          <table:table-cell office:value-type="string" calcext:value-type="string">
            <text:p>DTLZ6_3</text:p>
          </table:table-cell>
        </table:table-row>
        <table:table-row table:style-name="ro1">
          <table:table-cell office:value-type="string" calcext:value-type="string">
            <text:p>DTLZ7_3</text:p>
          </table:table-cell>
        </table:table-row>
        <table:table-row table:style-name="ro1">
          <table:table-cell office:value-type="string" calcext:value-type="string">
            <text:p>UF8_3</text:p>
          </table:table-cell>
        </table:table-row>
        <table:table-row table:style-name="ro1">
          <table:table-cell office:value-type="string" calcext:value-type="string">
            <text:p>UF9_3</text:p>
          </table:table-cell>
        </table:table-row>
        <table:table-row table:style-name="ro1">
          <table:table-cell office:value-type="string" calcext:value-type="string">
            <text:p>UF10_3</text:p>
          </table:table-cell>
        </table:table-row>
        <table:table-row table:style-name="ro1">
          <table:table-cell office:value-type="string" calcext:value-type="string">
            <text:p>WFG1_3</text:p>
          </table:table-cell>
        </table:table-row>
        <table:table-row table:style-name="ro1">
          <table:table-cell office:value-type="string" calcext:value-type="string">
            <text:p>WFG2_3</text:p>
          </table:table-cell>
        </table:table-row>
        <table:table-row table:style-name="ro1">
          <table:table-cell office:value-type="string" calcext:value-type="string">
            <text:p>WFG3_3</text:p>
          </table:table-cell>
        </table:table-row>
        <table:table-row table:style-name="ro1">
          <table:table-cell office:value-type="string" calcext:value-type="string">
            <text:p>WFG4_3</text:p>
          </table:table-cell>
        </table:table-row>
        <table:table-row table:style-name="ro1">
          <table:table-cell office:value-type="string" calcext:value-type="string">
            <text:p>WFG5_3</text:p>
          </table:table-cell>
        </table:table-row>
        <table:table-row table:style-name="ro1">
          <table:table-cell office:value-type="string" calcext:value-type="string">
            <text:p>WFG6_3</text:p>
          </table:table-cell>
        </table:table-row>
        <table:table-row table:style-name="ro1">
          <table:table-cell office:value-type="string" calcext:value-type="string">
            <text:p>WFG7_3</text:p>
          </table:table-cell>
        </table:table-row>
        <table:table-row table:style-name="ro1">
          <table:table-cell office:value-type="string" calcext:value-type="string">
            <text:p>WFG8_3</text:p>
          </table:table-cell>
        </table:table-row>
        <table:table-row table:style-name="ro1">
          <table:table-cell office:value-type="string" calcext:value-type="string">
            <text:p>WFG9_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25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number-style style:name="N126">
      <number:number number:decimal-places="6" loext:min-decimal-places="6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3" loext:min-decimal-places="3" number:min-integer-digits="1" number:grouping="true"/>
    </number:number-style>
    <number:number-style style:name="N129">
      <number:number number:decimal-places="5" loext:min-decimal-places="5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1:22:32.1149964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16:11:39.625184604</meta:creation-date>
    <dc:date>2020-06-25T12:14:36.305902056</dc:date>
    <meta:editing-duration>PT9H36M36S</meta:editing-duration>
    <meta:editing-cycles>72</meta:editing-cycles>
    <meta:generator>LibreOffice/6.0.7.3$Linux_X86_64 LibreOffice_project/00m0$Build-3</meta:generator>
    <meta:document-statistic meta:table-count="6" meta:cell-count="859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83cm" svg:y="0.316cm" chart:style-name="ch2">
          <text:p>Análisis de escalabilidad con dos objetivos</text:p>
        </chart:title>
        <chart:legend chart:legend-position="end" svg:x="12.46cm" svg:y="3.205cm" style:legend-expansion="high" chart:style-name="ch3"/>
        <chart:plot-area chart:style-name="ch4" table:cell-range-address="Escalabilidad.I3:Escalabilidad.N7" chart:data-source-has-labels="both" svg:x="1.331cm" svg:y="1.275cm" svg:width="10.809cm" svg:height="6.564cm">
          <chartooo:coordinate-region svg:x="2.614cm" svg:y="1.474cm" svg:width="9.246cm" svg:height="5.718cm"/>
          <chart:axis chart:dimension="x" chart:name="primary-x" chart:style-name="ch5" chartooo:axis-type="auto">
            <chartooo:date-scale/>
            <chart:title svg:x="5.17cm" svg:y="8.019cm" chart:style-name="ch6">
              <text:p>Número de variables</text:p>
            </chart:title>
            <chart:categories table:cell-range-address="Escalabilidad.I4:Escalabilidad.I7"/>
          </chart:axis>
          <chart:axis chart:dimension="y" chart:name="primary-y" chart:style-name="ch7">
            <chart:title svg:x="0.451cm" svg:y="5.778cm" chart:style-name="ch8">
              <text:p>HV normalizado</text:p>
            </chart:title>
            <chart:grid chart:style-name="ch9" chart:class="major"/>
          </chart:axis>
          <chart:series chart:style-name="ch10" chart:values-cell-range-address="Escalabilidad.J4:Escalabilidad.J7" chart:label-cell-address="Escalabilidad.J3:Escalabilidad.J3" chart:class="chart:line">
            <chart:data-point chart:repeated="4"/>
          </chart:series>
          <chart:series chart:style-name="ch11" chart:values-cell-range-address="Escalabilidad.K4:Escalabilidad.K7" chart:label-cell-address="Escalabilidad.K3:Escalabilidad.K3" chart:class="chart:line">
            <chart:data-point chart:repeated="4"/>
          </chart:series>
          <chart:series chart:style-name="ch12" chart:values-cell-range-address="Escalabilidad.L4:Escalabilidad.L7" chart:label-cell-address="Escalabilidad.L3:Escalabilidad.L3" chart:class="chart:line">
            <chart:data-point chart:repeated="4"/>
          </chart:series>
          <chart:series chart:style-name="ch13" chart:values-cell-range-address="Escalabilidad.M4:Escalabilidad.M7" chart:label-cell-address="Escalabilidad.M3:Escalabilidad.M3" chart:class="chart:line">
            <chart:data-point chart:repeated="4"/>
          </chart:series>
          <chart:series chart:style-name="ch14" chart:values-cell-range-address="Escalabilidad.N4:Escalabilidad.N7" chart:label-cell-address="Escalabilidad.N3:Escalabilidad.N3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Escalabilidad.J3:Escalabilidad.J3</svg:desc>
                </draw:g>
              </table:table-cell>
              <table:table-cell office:value-type="string">
                <text:p>NSGA-II</text:p>
                <draw:g>
                  <svg:desc>Escalabilidad.K3:Escalabilidad.K3</svg:desc>
                </draw:g>
              </table:table-cell>
              <table:table-cell office:value-type="string">
                <text:p>NSGA-III</text:p>
                <draw:g>
                  <svg:desc>Escalabilidad.L3:Escalabilidad.L3</svg:desc>
                </draw:g>
              </table:table-cell>
              <table:table-cell office:value-type="string">
                <text:p>R2-EMOA</text:p>
                <draw:g>
                  <svg:desc>Escalabilidad.M3:Escalabilidad.M3</svg:desc>
                </draw:g>
              </table:table-cell>
              <table:table-cell office:value-type="string">
                <text:p>VSD-MOEA/D</text:p>
                <draw:g>
                  <svg:desc>Escalabilidad.N3:Escalabilidad.N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Escalabilidad.I4:Escalabilidad.I7</svg:desc>
                </draw:g>
              </table:table-cell>
              <table:table-cell office:value-type="float" office:value="0.878105088231865">
                <text:p>0.878105088231865</text:p>
                <draw:g>
                  <svg:desc>Escalabilidad.J4:Escalabilidad.J7</svg:desc>
                </draw:g>
              </table:table-cell>
              <table:table-cell office:value-type="float" office:value="0.796161002705522">
                <text:p>0.796161002705522</text:p>
                <draw:g>
                  <svg:desc>Escalabilidad.K4:Escalabilidad.K7</svg:desc>
                </draw:g>
              </table:table-cell>
              <table:table-cell office:value-type="float" office:value="0.809365840437783">
                <text:p>0.809365840437783</text:p>
                <draw:g>
                  <svg:desc>Escalabilidad.L4:Escalabilidad.L7</svg:desc>
                </draw:g>
              </table:table-cell>
              <table:table-cell office:value-type="float" office:value="0.752735675074284">
                <text:p>0.752735675074284</text:p>
                <draw:g>
                  <svg:desc>Escalabilidad.M4:Escalabilidad.M7</svg:desc>
                </draw:g>
              </table:table-cell>
              <table:table-cell office:value-type="float" office:value="0.947682864189174">
                <text:p>0.947682864189174</text:p>
                <draw:g>
                  <svg:desc>Escalabilidad.N4:Escalabilidad.N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4352899913706">
                <text:p>0.74352899913706</text:p>
              </table:table-cell>
              <table:table-cell office:value-type="float" office:value="0.74557823474127">
                <text:p>0.74557823474127</text:p>
              </table:table-cell>
              <table:table-cell office:value-type="float" office:value="0.783466585030957">
                <text:p>0.783466585030957</text:p>
              </table:table-cell>
              <table:table-cell office:value-type="float" office:value="0.698708585627954">
                <text:p>0.698708585627954</text:p>
              </table:table-cell>
              <table:table-cell office:value-type="float" office:value="0.904426244910043">
                <text:p>0.90442624491004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94788723867522">
                <text:p>0.694788723867522</text:p>
              </table:table-cell>
              <table:table-cell office:value-type="float" office:value="0.660281034617331">
                <text:p>0.660281034617331</text:p>
              </table:table-cell>
              <table:table-cell office:value-type="float" office:value="0.742205579853956">
                <text:p>0.742205579853956</text:p>
              </table:table-cell>
              <table:table-cell office:value-type="float" office:value="0.670775186835949">
                <text:p>0.670775186835949</text:p>
              </table:table-cell>
              <table:table-cell office:value-type="float" office:value="0.769370697111348">
                <text:p>0.76937069711134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59502082079043">
                <text:p>0.659502082079043</text:p>
              </table:table-cell>
              <table:table-cell office:value-type="float" office:value="0.625300070508435">
                <text:p>0.625300070508435</text:p>
              </table:table-cell>
              <table:table-cell office:value-type="float" office:value="0.6908589228">
                <text:p>0.6908589228</text:p>
              </table:table-cell>
              <table:table-cell office:value-type="float" office:value="0.642690061260348">
                <text:p>0.642690061260348</text:p>
              </table:table-cell>
              <table:table-cell office:value-type="float" office:value="0.723536615534765">
                <text:p>0.7235366155347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57cm" svg:y="0.316cm" chart:style-name="ch2">
          <text:p>Análisis de escalabilidad con tres objetivos</text:p>
        </chart:title>
        <chart:legend chart:legend-position="end" svg:x="12.46cm" svg:y="3.205cm" style:legend-expansion="high" chart:style-name="ch3"/>
        <chart:plot-area chart:style-name="ch4" table:cell-range-address="Escalabilidad.I12:Escalabilidad.N16" chart:data-source-has-labels="both" svg:x="1.331cm" svg:y="1.275cm" svg:width="10.809cm" svg:height="6.564cm">
          <chartooo:coordinate-region svg:x="2.614cm" svg:y="1.474cm" svg:width="9.246cm" svg:height="5.718cm"/>
          <chart:axis chart:dimension="x" chart:name="primary-x" chart:style-name="ch5" chartooo:axis-type="auto">
            <chartooo:date-scale/>
            <chart:title svg:x="5.17cm" svg:y="8.019cm" chart:style-name="ch6">
              <text:p>Número de variables</text:p>
            </chart:title>
            <chart:categories table:cell-range-address="Escalabilidad.I13:Escalabilidad.I16"/>
          </chart:axis>
          <chart:axis chart:dimension="y" chart:name="primary-y" chart:style-name="ch7">
            <chart:title svg:x="0.451cm" svg:y="5.778cm" chart:style-name="ch8">
              <text:p>HV normalizado</text:p>
            </chart:title>
            <chart:grid chart:style-name="ch9" chart:class="major"/>
          </chart:axis>
          <chart:series chart:style-name="ch10" chart:values-cell-range-address="Escalabilidad.J13:Escalabilidad.J16" chart:label-cell-address="Escalabilidad.J12:Escalabilidad.J12" chart:class="chart:line">
            <chart:data-point chart:repeated="4"/>
          </chart:series>
          <chart:series chart:style-name="ch11" chart:values-cell-range-address="Escalabilidad.K13:Escalabilidad.K16" chart:label-cell-address="Escalabilidad.K12:Escalabilidad.K12" chart:class="chart:line">
            <chart:data-point chart:repeated="4"/>
          </chart:series>
          <chart:series chart:style-name="ch12" chart:values-cell-range-address="Escalabilidad.L13:Escalabilidad.L16" chart:label-cell-address="Escalabilidad.L12:Escalabilidad.L12" chart:class="chart:line">
            <chart:data-point chart:repeated="4"/>
          </chart:series>
          <chart:series chart:style-name="ch13" chart:values-cell-range-address="Escalabilidad.M13:Escalabilidad.M16" chart:label-cell-address="Escalabilidad.M12:Escalabilidad.M12" chart:class="chart:line">
            <chart:data-point chart:repeated="4"/>
          </chart:series>
          <chart:series chart:style-name="ch14" chart:values-cell-range-address="Escalabilidad.N13:Escalabilidad.N16" chart:label-cell-address="Escalabilidad.N12:Escalabilidad.N12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Escalabilidad.J12:Escalabilidad.J12</svg:desc>
                </draw:g>
              </table:table-cell>
              <table:table-cell office:value-type="string">
                <text:p>NSGA-II</text:p>
                <draw:g>
                  <svg:desc>Escalabilidad.K12:Escalabilidad.K12</svg:desc>
                </draw:g>
              </table:table-cell>
              <table:table-cell office:value-type="string">
                <text:p>NSGA-III</text:p>
                <draw:g>
                  <svg:desc>Escalabilidad.L12:Escalabilidad.L12</svg:desc>
                </draw:g>
              </table:table-cell>
              <table:table-cell office:value-type="string">
                <text:p>R2-EMOA</text:p>
                <draw:g>
                  <svg:desc>Escalabilidad.M12:Escalabilidad.M12</svg:desc>
                </draw:g>
              </table:table-cell>
              <table:table-cell office:value-type="string">
                <text:p>VSD-MOEA/D</text:p>
                <draw:g>
                  <svg:desc>Escalabilidad.N12:Escalabilidad.N12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Escalabilidad.I13:Escalabilidad.I16</svg:desc>
                </draw:g>
              </table:table-cell>
              <table:table-cell office:value-type="float" office:value="0.821943314746579">
                <text:p>0.821943314746579</text:p>
                <draw:g>
                  <svg:desc>Escalabilidad.J13:Escalabilidad.J16</svg:desc>
                </draw:g>
              </table:table-cell>
              <table:table-cell office:value-type="float" office:value="0.690965521170826">
                <text:p>0.690965521170826</text:p>
                <draw:g>
                  <svg:desc>Escalabilidad.K13:Escalabilidad.K16</svg:desc>
                </draw:g>
              </table:table-cell>
              <table:table-cell office:value-type="float" office:value="0.709967715621421">
                <text:p>0.709967715621421</text:p>
                <draw:g>
                  <svg:desc>Escalabilidad.L13:Escalabilidad.L16</svg:desc>
                </draw:g>
              </table:table-cell>
              <table:table-cell office:value-type="float" office:value="0.702454201074526">
                <text:p>0.702454201074526</text:p>
                <draw:g>
                  <svg:desc>Escalabilidad.M13:Escalabilidad.M16</svg:desc>
                </draw:g>
              </table:table-cell>
              <table:table-cell office:value-type="float" office:value="0.882802910047053">
                <text:p>0.882802910047053</text:p>
                <draw:g>
                  <svg:desc>Escalabilidad.N13:Escalabilidad.N1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8131214335879">
                <text:p>0.68131214335879</text:p>
              </table:table-cell>
              <table:table-cell office:value-type="float" office:value="0.662159023649105">
                <text:p>0.662159023649105</text:p>
              </table:table-cell>
              <table:table-cell office:value-type="float" office:value="0.639120470127842">
                <text:p>0.639120470127842</text:p>
              </table:table-cell>
              <table:table-cell office:value-type="float" office:value="0.615487952116632">
                <text:p>0.615487952116632</text:p>
              </table:table-cell>
              <table:table-cell office:value-type="float" office:value="0.822249361434579">
                <text:p>0.82224936143457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88976848068">
                <text:p>0.588976848068</text:p>
              </table:table-cell>
              <table:table-cell office:value-type="float" office:value="0.625835275445158">
                <text:p>0.625835275445158</text:p>
              </table:table-cell>
              <table:table-cell office:value-type="float" office:value="0.513500646197421">
                <text:p>0.513500646197421</text:p>
              </table:table-cell>
              <table:table-cell office:value-type="float" office:value="0.512051642761211">
                <text:p>0.512051642761211</text:p>
              </table:table-cell>
              <table:table-cell office:value-type="float" office:value="0.635571254526621">
                <text:p>0.63557125452662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24414219286568">
                <text:p>0.524414219286568</text:p>
              </table:table-cell>
              <table:table-cell office:value-type="float" office:value="0.546945902069469">
                <text:p>0.546945902069469</text:p>
              </table:table-cell>
              <table:table-cell office:value-type="float" office:value="0.392461530362684">
                <text:p>0.392461530362684</text:p>
              </table:table-cell>
              <table:table-cell office:value-type="float" office:value="0.435965622883502">
                <text:p>0.435965622883502</text:p>
              </table:table-cell>
              <table:table-cell office:value-type="float" office:value="0.586741189998895">
                <text:p>0.5867411899988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83cm" svg:y="0.316cm" chart:style-name="ch2">
          <text:p>Análisis de escalabilidad con dos objetivos</text:p>
        </chart:title>
        <chart:legend chart:legend-position="end" svg:x="12.46cm" svg:y="3.952cm" style:legend-expansion="high" chart:style-name="ch3"/>
        <chart:plot-area chart:style-name="ch4" table:cell-range-address="Escalabilidad_Largo_Plazo.E3:Escalabilidad_Largo_Plazo.G7" chart:data-source-has-labels="both" svg:x="1.331cm" svg:y="1.275cm" svg:width="10.809cm" svg:height="6.564cm">
          <chartooo:coordinate-region svg:x="2.614cm" svg:y="1.475cm" svg:width="9.246cm" svg:height="5.717cm"/>
          <chart:axis chart:dimension="x" chart:name="primary-x" chart:style-name="ch5" chartooo:axis-type="auto">
            <chartooo:date-scale/>
            <chart:title svg:x="5.17cm" svg:y="8.019cm" chart:style-name="ch6">
              <text:p>Número de variables</text:p>
            </chart:title>
            <chart:categories table:cell-range-address="Escalabilidad_Largo_Plazo.E4:Escalabilidad_Largo_Plazo.E7"/>
          </chart:axis>
          <chart:axis chart:dimension="y" chart:name="primary-y" chart:style-name="ch7">
            <chart:title svg:x="0.451cm" svg:y="5.778cm" chart:style-name="ch8">
              <text:p>HV normalizado</text:p>
            </chart:title>
            <chart:grid chart:style-name="ch9" chart:class="major"/>
          </chart:axis>
          <chart:series chart:style-name="ch10" chart:values-cell-range-address="Escalabilidad_Largo_Plazo.F4:Escalabilidad_Largo_Plazo.F7" chart:label-cell-address="Escalabilidad_Largo_Plazo.F3:Escalabilidad_Largo_Plazo.F3" chart:class="chart:line">
            <chart:data-point chart:repeated="4"/>
          </chart:series>
          <chart:series chart:style-name="ch11" chart:values-cell-range-address="Escalabilidad_Largo_Plazo.G4:Escalabilidad_Largo_Plazo.G7" chart:label-cell-address="Escalabilidad_Largo_Plazo.G3:Escalabilidad_Largo_Plazo.G3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Escalabilidad_Largo_Plazo.F3:Escalabilidad_Largo_Plazo.F3</svg:desc>
                </draw:g>
              </table:table-cell>
              <table:table-cell office:value-type="string">
                <text:p>VSD-MOEA/D</text:p>
                <draw:g>
                  <svg:desc>Escalabilidad_Largo_Plazo.G3:Escalabilidad_Largo_Plazo.G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Escalabilidad_Largo_Plazo.E4:Escalabilidad_Largo_Plazo.E7</svg:desc>
                </draw:g>
              </table:table-cell>
              <table:table-cell office:value-type="float" office:value="0.906531667210782">
                <text:p>0.906531667210782</text:p>
                <draw:g>
                  <svg:desc>Escalabilidad_Largo_Plazo.F4:Escalabilidad_Largo_Plazo.F7</svg:desc>
                </draw:g>
              </table:table-cell>
              <table:table-cell office:value-type="float" office:value="0.967573342755">
                <text:p>0.967573342755</text:p>
                <draw:g>
                  <svg:desc>Escalabilidad_Largo_Plazo.G4:Escalabilidad_Largo_Plazo.G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61077212086804">
                <text:p>0.861077212086804</text:p>
              </table:table-cell>
              <table:table-cell office:value-type="float" office:value="0.961766811560957">
                <text:p>0.96176681156095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79378780513739">
                <text:p>0.779378780513739</text:p>
              </table:table-cell>
              <table:table-cell office:value-type="float" office:value="0.954466556254565">
                <text:p>0.95446655625456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0160945054613">
                <text:p>0.70160945054613</text:p>
              </table:table-cell>
              <table:table-cell office:value-type="float" office:value="0.942034408911609">
                <text:p>0.9420344089116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57cm" svg:y="0.316cm" chart:style-name="ch2">
          <text:p>Análisis de escalabilidad con tres objetivos</text:p>
        </chart:title>
        <chart:legend chart:legend-position="end" svg:x="12.46cm" svg:y="3.952cm" style:legend-expansion="high" chart:style-name="ch3"/>
        <chart:plot-area chart:style-name="ch4" table:cell-range-address="Escalabilidad_Largo_Plazo.E12:Escalabilidad_Largo_Plazo.G16" chart:data-source-has-labels="both" svg:x="1.331cm" svg:y="1.275cm" svg:width="10.809cm" svg:height="6.564cm">
          <chartooo:coordinate-region svg:x="2.614cm" svg:y="1.474cm" svg:width="9.246cm" svg:height="5.718cm"/>
          <chart:axis chart:dimension="x" chart:name="primary-x" chart:style-name="ch5" chartooo:axis-type="auto">
            <chartooo:date-scale/>
            <chart:title svg:x="5.17cm" svg:y="8.019cm" chart:style-name="ch6">
              <text:p>Número de variables</text:p>
            </chart:title>
            <chart:categories table:cell-range-address="Escalabilidad_Largo_Plazo.E13:Escalabilidad_Largo_Plazo.E16"/>
          </chart:axis>
          <chart:axis chart:dimension="y" chart:name="primary-y" chart:style-name="ch7">
            <chart:title svg:x="0.451cm" svg:y="5.778cm" chart:style-name="ch8">
              <text:p>HV normalizado</text:p>
            </chart:title>
            <chart:grid chart:style-name="ch9" chart:class="major"/>
          </chart:axis>
          <chart:series chart:style-name="ch10" chart:values-cell-range-address="Escalabilidad_Largo_Plazo.F13:Escalabilidad_Largo_Plazo.F16" chart:label-cell-address="Escalabilidad_Largo_Plazo.F12:Escalabilidad_Largo_Plazo.F12" chart:class="chart:line">
            <chart:data-point chart:repeated="4"/>
          </chart:series>
          <chart:series chart:style-name="ch11" chart:values-cell-range-address="Escalabilidad_Largo_Plazo.G13:Escalabilidad_Largo_Plazo.G16" chart:label-cell-address="Escalabilidad_Largo_Plazo.G12:Escalabilidad_Largo_Plazo.G1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Escalabilidad_Largo_Plazo.F12:Escalabilidad_Largo_Plazo.F12</svg:desc>
                </draw:g>
              </table:table-cell>
              <table:table-cell office:value-type="string">
                <text:p>VSD-MOEA/D</text:p>
                <draw:g>
                  <svg:desc>Escalabilidad_Largo_Plazo.G12:Escalabilidad_Largo_Plazo.G12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Escalabilidad_Largo_Plazo.E13:Escalabilidad_Largo_Plazo.E16</svg:desc>
                </draw:g>
              </table:table-cell>
              <table:table-cell office:value-type="float" office:value="0.857852787570053">
                <text:p>0.857852787570053</text:p>
                <draw:g>
                  <svg:desc>Escalabilidad_Largo_Plazo.F13:Escalabilidad_Largo_Plazo.F16</svg:desc>
                </draw:g>
              </table:table-cell>
              <table:table-cell office:value-type="float" office:value="0.900034827737895">
                <text:p>0.900034827737895</text:p>
                <draw:g>
                  <svg:desc>Escalabilidad_Largo_Plazo.G13:Escalabilidad_Largo_Plazo.G1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98428719435474">
                <text:p>0.798428719435474</text:p>
              </table:table-cell>
              <table:table-cell office:value-type="float" office:value="0.879342876352421">
                <text:p>0.87934287635242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91796878054632">
                <text:p>0.691796878054632</text:p>
              </table:table-cell>
              <table:table-cell office:value-type="float" office:value="0.849474687881105">
                <text:p>0.84947468788110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97035029689842">
                <text:p>0.597035029689842</text:p>
              </table:table-cell>
              <table:table-cell office:value-type="float" office:value="0.83665379607421">
                <text:p>0.836653796074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4" loext:min-decimal-places="4" number:min-integer-digits="1"/>
    </number:number-style>
    <number:number-style style:name="N12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32cm" svg:y="0.316cm" chart:style-name="ch2">
          <text:p>Effecto del factor de distancia inicial</text:p>
        </chart:title>
        <chart:legend chart:legend-position="end" svg:x="12.989cm" svg:y="3.952cm" style:legend-expansion="high" chart:style-name="ch3"/>
        <chart:plot-area chart:style-name="ch4" table:cell-range-address="'Factor de distancia inicial'.A52:'Factor de distancia inicial'.L54" chart:data-source-has-labels="both" svg:x="1.331cm" svg:y="1.275cm" svg:width="11.338cm" svg:height="6.564cm">
          <chartooo:coordinate-region svg:x="2.614cm" svg:y="1.474cm" svg:width="9.815cm" svg:height="5.718cm"/>
          <chart:axis chart:dimension="x" chart:name="primary-x" chart:style-name="ch5" chartooo:axis-type="auto">
            <chartooo:date-scale/>
            <chart:title svg:x="5.117cm" svg:y="8.019cm" chart:style-name="ch6">
              <text:p>Factor de distancia inicial</text:p>
            </chart:title>
            <chart:categories table:cell-range-address="'Factor de distancia inicial'.B52:'Factor de distancia inicial'.L52"/>
          </chart:axis>
          <chart:axis chart:dimension="y" chart:name="primary-y" chart:style-name="ch7">
            <chart:title svg:x="0.451cm" svg:y="5.778cm" chart:style-name="ch8">
              <text:p>HV normalizado</text:p>
            </chart:title>
            <chart:grid chart:style-name="ch9" chart:class="major"/>
          </chart:axis>
          <chart:series chart:style-name="ch10" chart:values-cell-range-address="'Factor de distancia inicial'.B53:'Factor de distancia inicial'.L53" chart:label-cell-address="'Factor de distancia inicial'.A53:'Factor de distancia inicial'.A53" chart:class="chart:line">
            <chart:data-point chart:repeated="11"/>
          </chart:series>
          <chart:series chart:style-name="ch11" chart:values-cell-range-address="'Factor de distancia inicial'.B54:'Factor de distancia inicial'.L54" chart:label-cell-address="'Factor de distancia inicial'.A54:'Factor de distancia inicial'.A54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Factor de distancia inicial'.B52:'Factor de distancia inicial'.L5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 objetivos</text:p>
                <draw:g>
                  <svg:desc>'Factor de distancia inicial'.A53:'Factor de distancia inicial'.A53</svg:desc>
                </draw:g>
              </table:table-cell>
              <table:table-cell office:value-type="float" office:value="0.872307909253348">
                <text:p>0.872307909253348</text:p>
                <draw:g>
                  <svg:desc>'Factor de distancia inicial'.B53:'Factor de distancia inicial'.L53</svg:desc>
                </draw:g>
              </table:table-cell>
              <table:table-cell office:value-type="float" office:value="0.944839663367261">
                <text:p>0.944839663367261</text:p>
              </table:table-cell>
              <table:table-cell office:value-type="float" office:value="0.970543253214261">
                <text:p>0.970543253214261</text:p>
              </table:table-cell>
              <table:table-cell office:value-type="float" office:value="0.972104195789696">
                <text:p>0.972104195789696</text:p>
              </table:table-cell>
              <table:table-cell office:value-type="float" office:value="0.973288149174826">
                <text:p>0.973288149174826</text:p>
              </table:table-cell>
              <table:table-cell office:value-type="float" office:value="0.973990731513087">
                <text:p>0.973990731513087</text:p>
              </table:table-cell>
              <table:table-cell office:value-type="float" office:value="0.974532696666783">
                <text:p>0.974532696666783</text:p>
              </table:table-cell>
              <table:table-cell office:value-type="float" office:value="0.974096687173739">
                <text:p>0.974096687173739</text:p>
              </table:table-cell>
              <table:table-cell office:value-type="float" office:value="0.973625597439782">
                <text:p>0.973625597439782</text:p>
              </table:table-cell>
              <table:table-cell office:value-type="float" office:value="0.973340768576696">
                <text:p>0.973340768576696</text:p>
              </table:table-cell>
              <table:table-cell office:value-type="float" office:value="0.973750651589435">
                <text:p>0.973750651589435</text:p>
              </table:table-cell>
            </table:table-row>
            <table:table-row>
              <table:table-cell office:value-type="string">
                <text:p>3 objetivos</text:p>
                <draw:g>
                  <svg:desc>'Factor de distancia inicial'.A54:'Factor de distancia inicial'.A54</svg:desc>
                </draw:g>
              </table:table-cell>
              <table:table-cell office:value-type="float" office:value="0.851061015873263">
                <text:p>0.851061015873263</text:p>
                <draw:g>
                  <svg:desc>'Factor de distancia inicial'.B54:'Factor de distancia inicial'.L54</svg:desc>
                </draw:g>
              </table:table-cell>
              <table:table-cell office:value-type="float" office:value="0.890506791232">
                <text:p>0.890506791232</text:p>
              </table:table-cell>
              <table:table-cell office:value-type="float" office:value="0.905060176259842">
                <text:p>0.905060176259842</text:p>
              </table:table-cell>
              <table:table-cell office:value-type="float" office:value="0.907455733733947">
                <text:p>0.907455733733947</text:p>
              </table:table-cell>
              <table:table-cell office:value-type="float" office:value="0.911759274244631">
                <text:p>0.911759274244631</text:p>
              </table:table-cell>
              <table:table-cell office:value-type="float" office:value="0.911813047582421">
                <text:p>0.911813047582421</text:p>
              </table:table-cell>
              <table:table-cell office:value-type="float" office:value="0.912528981687947">
                <text:p>0.912528981687947</text:p>
              </table:table-cell>
              <table:table-cell office:value-type="float" office:value="0.911903313694842">
                <text:p>0.911903313694842</text:p>
              </table:table-cell>
              <table:table-cell office:value-type="float" office:value="0.911923843465158">
                <text:p>0.911923843465158</text:p>
              </table:table-cell>
              <table:table-cell office:value-type="float" office:value="0.910653753046">
                <text:p>0.910653753046</text:p>
              </table:table-cell>
              <table:table-cell office:value-type="float" office:value="0.910010390741947">
                <text:p>0.9100103907419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